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Avdiivka Directio Rusian Army Shelled Avdiivka, Pervomaisk And Karlovka of Donetsk Reo ...</text:span>
</text:h>
      <text:p text:style-name="P4">
Authors: liveuamap (Language: en)</text:p>
      <text:p text:style-name="P4">
Time: 2023-06-03T-29:18:00</text:p>
      <text:p text:style-name="P4">
Location: Donetsk (Latitude:48.09666 Longtitude:37.5844)</text:p>
      <text:p text:style-name="P4">
Videos: []</text:p>
      <text:p text:style-name="P4">
Images: []</text:p>
      <text:p text:style-name="P4">
Tags: ["Russia"]</text:p>
      <text:p text:style-name="P4">
Id: 22567346</text:p>
      <!--METADATA-->
      <text:p text:style-name="P4">
At Avdiyivka direction Russian army shelled Avdiyivka, Pervomayske andKarlivka of Donetsk region. Russian aviation conducted airstrike at Avdiyivka,- General Staff of Armed Forces of Ukraine says in the morning report</text:p>
      <text:p text:style-name="P4">
News Collection Link: <text:a xlink:type="simple" xlink:href="https://liveuamap.com/en/2023/3-june-at-avdiyivka-direction-russian-army-shelled-avdiyivka" text:style-name="Internet_20_link" text:visited-style-name="Visited_20_Internet_20_Link">
https://liveuamap.com/en/2023/3-june-at-avdiyivka-direction-russian-army-shelled-avdiyivka</text:a>
</text:p>
      <text:p text:style-name="P4">
News Source: <text:a xlink:type="simple" xlink:href="https://t.me/lumsrc/4978" text:style-name="Internet_20_link" text:visited-style-name="Visited_20_Internet_20_Link">
https://t.me/lumsrc/4978</text:a>
</text:p>
      <!--NEWS-->
      <text:h text:style-name="P10" text:outline-level="1">
<text:span text:style-name="T4">
JSC Marinka Directio Rusian of the Army Shelled Krasnogorivka, St. George, Victory Anda Novomikhai ...</text:span>
</text:h>
      <text:p text:style-name="P4">
Authors: liveuamap (Language: en)</text:p>
      <text:p text:style-name="P4">
Time: 2023-06-03T-31:18:00</text:p>
      <text:p text:style-name="P4">
Location: Donetsk (Latitude:47.87307 Longtitude:37.34631)</text:p>
      <text:p text:style-name="P4">
Videos: []</text:p>
      <text:p text:style-name="P4">
Images: []</text:p>
      <text:p text:style-name="P4">
Tags: ["Russia"]</text:p>
      <text:p text:style-name="P4">
Id: 22567345</text:p>
      <!--METADATA-->
      <text:p text:style-name="P4">
At Maryinka direction Russian army shelled Krasnohorivka, Heorhiyivka, Pobyedaand Novomykhaylivka of Donetsk region. Russian aviation conducted airstrikesat Maryinka and Katerynivka, - General Staff of Armed Forces of Ukraine saysin the morning report</text:p>
      <text:p text:style-name="P4">
News Collection Link: <text:a xlink:type="simple" xlink:href="https://liveuamap.com/en/2023/3-june-at-maryinka-direction-russian-army-shelled-krasnohorivka" text:style-name="Internet_20_link" text:visited-style-name="Visited_20_Internet_20_Link">
https://liveuamap.com/en/2023/3-june-at-maryinka-direction-russian-army-shelled-krasnohorivka</text:a>
</text:p>
      <text:p text:style-name="P4">
News Source: <text:a xlink:type="simple" xlink:href="https://t.me/lumsrc/4979" text:style-name="Internet_20_link" text:visited-style-name="Visited_20_Internet_20_Link">
https://t.me/lumsrc/4979</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3T-33:18:00</text:p>
      <text:p text:style-name="P4">
Location: Zaporizhzhia (Latitude:47.77839 Longtitude:37.07482)</text:p>
      <text:p text:style-name="P4">
Videos: []</text:p>
      <text:p text:style-name="P4">
Images: []</text:p>
      <text:p text:style-name="P4">
Tags: ["Russia"]</text:p>
      <text:p text:style-name="P4">
Id: 22567344</text:p>
      <!--METADATA-->
      <text:p text:style-name="P4">
At Shakhtarske direction Russian army shelled Vuhledar, Prechystivka andNovoukrayinka. Russian aviation conducted airstrike at Prechystivka, - GeneralStaff of Armed Forces of Ukraine says in the morning report</text:p>
      <text:p text:style-name="P4">
News Collection Link: <text:a xlink:type="simple" xlink:href="https://liveuamap.com/en/2023/3-june-at-shakhtarske-direction-russian-army-shelled-vuhledar" text:style-name="Internet_20_link" text:visited-style-name="Visited_20_Internet_20_Link">
https://liveuamap.com/en/2023/3-june-at-shakhtarske-direction-russian-army-shelled-vuhledar</text:a>
</text:p>
      <text:p text:style-name="P4">
News Source: <text:a xlink:type="simple" xlink:href="https://t.me/lumsrc/4980" text:style-name="Internet_20_link" text:visited-style-name="Visited_20_Internet_20_Link">
https://t.me/lumsrc/4980</text:a>
</text:p>
      <!--NEWS-->
      <text:h text:style-name="P10" text:outline-level="1">
<text:span text:style-name="T4">
In the Kherson region, the racists are kept in the cellars of pro -Ukrainian citizens</text:span>
</text:h>
      <text:p text:style-name="P4">
Author: ['АРМІЯINFORM']</text:p>
      <text:p text:style-name="P4">
Time: 2023-06-03T93:00:00-04:00</text:p>
      <text:p text:style-name="P4">
Description: Rosіyskі Pytnkiyinі Vіsyska, Chiniti Vindi on the Gromyan Ukrainian Ta Vyushuvat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kkyc4-zcri3lc7mscosmbo2mdlibjagi4li2ro.png" text:style-name="Internet_20_link" text:visited-style-name="Visited_20_Internet_20_Link">
zkkyc4-zcri3lc7mscosmbo2mdlibjagi4li2ro.png</text:a>
']</text:p>
      <text:p text:style-name="P4">
Tags: ['STOPRUSSIA', 'АГРЕСІЯ РФ', 'ВТОРГНЕННЯ РФ', 'ГШ ЗСУ']</text:p>
      <text:p text:style-name="P4">
Category: News</text:p>
      <!--METADATA-->
      <text:p text:style-name="P4">
<draw:frame draw:style-name="fr1" draw:name="Image2" text:anchor-type="as-char" svg:width="6.9236in" svg:height="4.615733in" draw:z-index="0">
<draw:image xlink:href="../Images/AРМІЯINFORM/2023-06-03T93-00-00-04-00/zkkyc4-zcri3lc7mscosmbo2mdlibjagi4li2ro.png" xlink:type="simple" xlink:show="embed" xlink:actuate="onLoad" draw:mime-type="image/png"/>
</draw:frame>
Photo illustrative</text:p>
      <text:p text:style-name="P4">
<text:span text:style-name="T4">
<text:span text:style-name="T5">
* 🔥 Situation on Russian invasion </text:span>
</text:span>
*</text:p>
      <text:p text:style-name="P4">
Russian occupation troops continue to put pressure on citizens of Ukraine to talker human rights in temporarily captured territories.</text:p>
      <text:p text:style-name="P4">
About it <text:a xlink:type="simple" xlink:href="https://www.facebook.com/GeneralStaff.ua/posts/pfbid02R2MYRrZRBdC4rSxUU35ANfLUHn9Wmdvxf2aE5U1AZnLdJi5vCHqQ94zbgQoL7FDml" text:style-name="Internet_20_link" text:visited-style-name="Visited_20_Internet_20_Link">
reports</text:a>
The General Staff of the Armed Forces of Ukraine.</text:p>
      <ul>
        <li>
In the Genichesk Kherson region, in the basements of the building of the former tax inspection, citizens of Ukraine with a pro -Ukrainian position are forcibly detained, - the ranking reads.</li>
      </ul>
      <text:p text:style-name="P4">
At the same time, Russian invaders continue to use infrastructurely occupied settlements to provide medical assistance to their soldiers. Recently, in the settlement of the Skadovskchherson region, in the kindergarten, the invaders have arranged a police hospital, where there are more than 50 invaders with injuries to the degree of severity.</text:p>
      <text:p text:style-name="P4">
News Source: <text:a xlink:type="simple" xlink:href="https://armyinform.com.ua/2023/06/03/na-hersonshhyni-rashysty-trymayut-u-pidvalah-proukrayinskyh-gromadyan/" text:style-name="Internet_20_link" text:visited-style-name="Visited_20_Internet_20_Link">
https://armyinform.com.ua/2023/06/03/na-hersonshhyni-rashysty-trymayut-u-pidvalah-proukrayinskyh-gromadyan/</text:a>
</text:p>
      <!--NEWS-->
      <text:h text:style-name="P10" text:outline-level="1">
<text:span text:style-name="T4">
Potton part, there are no lists, everything is probably thrown away - the interception of GUR</text:span>
</text:h>
      <text:p text:style-name="P4">
Author: ['АРМІЯINFORM']</text:p>
      <text:p text:style-name="P4">
Time: 2023-06-03T95:00:00-04:00</text:p>
      <text:p text:style-name="P4">
Description: VIISKOVOVOVOVEV of the Russian Federation to ask for his squad to atrocities to the VISHOSKOVO prosecutors Ta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ur-1.jpg" text:style-name="Internet_20_link" text:visited-style-name="Visited_20_Internet_20_Link">
gur-1.jpg</text:a>
']</text:p>
      <text:p text:style-name="P4">
Tags: ['STOPRUSSIA', 'АГРЕСІЯ РФ', 'ВТОРГНЕННЯ РФ', 'ГУР МОУ']</text:p>
      <text:p text:style-name="P4">
Category: News</text:p>
      <!--METADATA-->
      <text:p text:style-name="P4">
<draw:frame draw:style-name="fr1" draw:name="Image3" text:anchor-type="as-char" svg:width="6.9236in" svg:height="3.894525in" draw:z-index="0">
<draw:image xlink:href="../Images/AРМІЯINFORM/2023-06-03T95-00-00-04-00/gur-1.jpg" xlink:type="simple" xlink:show="embed" xlink:actuate="onLoad" draw:mime-type="image/jpeg"/>
</draw:frame>
Illustrative photo</text:p>
      <text:p text:style-name="P4">
The Russian serviceman asks his wife to contact the military prosecutor's office and tell about the inhuman attitude of management to the soldiers.</text:p>
      <text:p text:style-name="P4">
<text:span text:style-name="T4">
 Source: </text:span>
 <text:a xlink:type="simple" xlink:href="https://gur.gov.ua/content/nu-a-chem-navredyt-chem-ubiut-menia.html" text:style-name="Internet_20_link" text:visited-style-name="Visited_20_Internet_20_Link">
_gur mou__</text:a>
</text:p>
      <text:p text:style-name="P4">
News Source: <text:a xlink:type="simple" xlink:href="https://armyinform.com.ua/2023/06/03/konchena-chastyna-tam-nemaye-niyakyh-spyskiv-vse-vzhe-mabut-vykynuly-perehoplennya-gur/" text:style-name="Internet_20_link" text:visited-style-name="Visited_20_Internet_20_Link">
https://armyinform.com.ua/2023/06/03/konchena-chastyna-tam-nemaye-niyakyh-spyskiv-vse-vzhe-mabut-vykynuly-perehoplennya-gur/</text:a>
</text:p>
      <!--NEWS-->
      <text:h text:style-name="P10" text:outline-level="1">
<text:span text:style-name="T4">
As a result of the attack on the Dnieper, a two -storey building is destroyed</text:span>
</text:h>
      <text:p text:style-name="P4">
Author: ['АРМІЯINFORM']</text:p>
      <text:p text:style-name="P4">
Time: 2023-06-03T96:00:00-04:00</text:p>
      <text:p text:style-name="P4">
Description: Ukrainian President Volodymyr Zelensky Rospovyv about the layers of brown attacks on Dnipr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ОЛОДИМИР ЗЕЛЕНСЬКИЙ', 'ВТОРГНЕННЯ РФ', 'ДНІПРО']</text:p>
      <text:p text:style-name="P4">
Category: News</text:p>
      <!--METADATA-->
      <text:p text:style-name="P4">
President of Ukraine Volodymyr Zelensky spoke about the consequences of another attack of Nadnipro.</text:p>
      <text:p text:style-name="P4">
The corresponding video he <text:a xlink:type="simple" xlink:href="https://t.me/V_Zelenskiy_official/6461" text:style-name="Internet_20_link" text:visited-style-name="Visited_20_Internet_20_Link">
released</text:a>
I will take telegrams.</text:p>
      <text:p text:style-name="P4">
«Dnipro. The Russians attacked the city. They were hit between two two -storey residential buildings. Unfortunately, there are people under the rubble. All services work.</text:p>
      <text:p text:style-name="P4">
Once again, Russia proves that it is a country-existence of terrorism. For all the opposition of the state and people, the Russians will be responsible, ” - the testimony reads.</text:p>
      <text:p text:style-name="P4">
News Source: <text:a xlink:type="simple" xlink:href="https://armyinform.com.ua/2023/06/03/vnaslidok-ataky-na-dnipro-zrujnovano-dvopoverhovyj-budynok/" text:style-name="Internet_20_link" text:visited-style-name="Visited_20_Internet_20_Link">
https://armyinform.com.ua/2023/06/03/vnaslidok-ataky-na-dnipro-zrujnovano-dvopoverhovyj-budynok/</text:a>
</text:p>
      <!--NEWS-->
      <text:h text:style-name="P10" text:outline-level="1">
<text:span text:style-name="T4">
JSU Bakhmut Directio Rusian Army Shelled Vasukivka, Orikhovo-Vasylivka, times of Yar, Slavs ...</text:span>
</text:h>
      <text:p text:style-name="P4">
Authors: liveuamap (Language: en)</text:p>
      <text:p text:style-name="P4">
Time: 2023-06-04T-11:09:00</text:p>
      <text:p text:style-name="P4">
Location: New York, Donetsk Oblast (Latitude:48.32883 Longtitude:37.83646)</text:p>
      <text:p text:style-name="P4">
Videos: []</text:p>
      <text:p text:style-name="P4">
Images: []</text:p>
      <text:p text:style-name="P4">
Tags: ["Russia"]</text:p>
      <text:p text:style-name="P4">
Id: 22567401</text:p>
      <!--METADATA-->
      <text:p text:style-name="P4">
At Bakhmut direction Russian army shelled Vasukivka, Orikhovo-Vasylivka,Chasiv Yar, Slovyansk, Ivanivske, Predtechyne, Bila Hora, New York andShevchenko of Donetsk region. Russian aviation conducted airstrikes atKurdumivka and Bila Hora of Donetsk region, - General Staff of Armed Forces ofUkraine says in the morning report</text:p>
      <text:p text:style-name="P4">
News Collection Link: <text:a xlink:type="simple" xlink:href="https://liveuamap.com/en/2023/4-june-at-bakhmut-direction-russian-army-shelled-vasukivka" text:style-name="Internet_20_link" text:visited-style-name="Visited_20_Internet_20_Link">
https://liveuamap.com/en/2023/4-june-at-bakhmut-direction-russian-army-shelled-vasukivka</text:a>
</text:p>
      <text:p text:style-name="P4">
News Source: <text:a xlink:type="simple" xlink:href="https://t.me/lumsrc/4986" text:style-name="Internet_20_link" text:visited-style-name="Visited_20_Internet_20_Link">
https://t.me/lumsrc/4986</text:a>
</text:p>
      <!--NEWS-->
      <text:h text:style-name="P10" text:outline-level="1">
<text:span text:style-name="T4">
Famous Svitolina rival in Rolan Harros Quarterfinals</text:span>
</text:h>
      <text:p text:style-name="P4">
Authors: Ukrinform (Person)</text:p>
      <text:p text:style-name="P4">
Publisher: Укринформ (Organization)</text:p>
      <text:p text:style-name="P4">
Published Time: 2023-06-04T-11:17:29+03:00</text:p>
      <text:p text:style-name="P4">
Modified Time: 2023-06-04T23:17:29+03:00</text:p>
      <text:p text:style-name="P4">
Description: The Ukrainian will play with Belarussian Sobolenko. - Ukrinform.</text:p>
      <text:p text:style-name="P4">
Images: ['<text:a xlink:type="simple" xlink:href="https://static.ukrinform.com/photos/2023_06/thumb_files/630_360_1685909784-542.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4" text:anchor-type="as-char" svg:width="6.9236in" svg:height="3.956343in" draw:z-index="0">
<draw:image xlink:href="../Images/yкринформ/2023-06-04T-11-17-29-03-00/630_360_1685909784-542.jpg" xlink:type="simple" xlink:show="embed" xlink:actuate="onLoad" draw:mime-type="image/jpeg"/>
</draw:frame>
The Ukrainian managers with Belarusian Sobolenko.</text:p>
      <text:p text:style-name="P4">
Ukrainian tennis player Elina Svitolina in the quarterfinals of the Open Championship Francation will meet with the second racket of the world Arina Sobolenko, reports Ukrinform.</text:p>
      <text:p text:style-name="P4">
Belarusian beat American Stevens in the 1/8 Final "Rolan Harros" - 7: 6, 6: 4.Match lasted 1 hour 43 minutes.</text:p>
      <text:p text:style-name="P4">
Svitolina - Sobolenko's match will take place on Tuesday, June 6.</text:p>
      <text:p text:style-name="P4">
<text:span text:style-name="T4">
 Read also: </text:span>
 <text:a xlink:type="simple" xlink:href="https://www.ukrinform.ua/rubric-sports/3718232-svitolina-zigrae-u-cvertfinali-rolan-garros.html" text:style-name="Internet_20_link" text:visited-style-name="Visited_20_Internet_20_Link">
<text:span text:style-name="T4">
 Lowel </text:span>
 Ina came into the quarterfinal "Rolan Harros"</text:a>
Svitolina and Sobolenko have previously played two matches, the score is equal.</text:p>
      <text:p text:style-name="P4">
Photo: Getty Images</text:p>
      <text:p text:style-name="P4">
News Source: <text:a xlink:type="simple" xlink:href="https://www.ukrinform.ua/rubric-sports/3718263-vidoma-supernica-svitolinoi-v-cvertfinali-rolan-garros.html" text:style-name="Internet_20_link" text:visited-style-name="Visited_20_Internet_20_Link">
https://www.ukrinform.ua/rubric-sports/3718263-vidoma-supernica-svitolinoi-v-cvertfinali-rolan-garros.html</text:a>
</text:p>
      <!--NEWS-->
      <text:h text:style-name="P10" text:outline-level="1">
<text:span text:style-name="T4">
The invaders fired again Kharkiv region</text:span>
</text:h>
      <text:p text:style-name="P4">
Authors: Ukrinform (Person)</text:p>
      <text:p text:style-name="P4">
Publisher: Укринформ (Organization)</text:p>
      <text:p text:style-name="P4">
Published Time: 2023-06-04T-13:09:00+03:00</text:p>
      <text:p text:style-name="P4">
Modified Time: 2023-06-04T23:09:00+03:00</text:p>
      <text:p text:style-name="P4">
Description: The Russian military fired the Chuguev Kharkiv Region on Sunday evening, June 4. - Ukrinform.</text:p>
      <text:p text:style-name="P4">
Images: ['<text:a xlink:type="simple" xlink:href="https://static.ukrinform.com/photos/2022_07/thumb_files/630_360_1658762398-494.jpg" text:style-name="Internet_20_link" text:visited-style-name="Visited_20_Internet_20_Link">
630_360_16587...</text:a>
']</text:p>
      <text:p text:style-name="P4">
Tags: ['Обстріл', 'Харківщина', 'Війна з Росією']</text:p>
      <text:p text:style-name="P4">
Type: Article</text:p>
      <!--METADATA-->
      <text:p text:style-name="P4">
<draw:frame draw:style-name="fr1" draw:name="Image5" text:anchor-type="as-char" svg:width="6.9236in" svg:height="3.956343in" draw:z-index="0">
<draw:image xlink:href="../Images/yкринформ/2023-06-04T-13-09-00-03-00/630_360_1658762398-494.jpg" xlink:type="simple" xlink:show="embed" xlink:actuate="onLoad" draw:mime-type="image/jpeg"/>
</draw:frame>
The Russian -naval fired by Chuguev of Kharkiv region on Sunday evening, June 4.</text:p>
      <text:p text:style-name="P4">
This was stated(https://suspilne.media/496285-u-harkovi-bulo-cuti-vibuhi-so-vidomo-pro-ataku-rf/).</text:p>
      <text:p text:style-name="P4">
According to him, at least five explosions were heard in Chuguev, everyone had been out outside Kharkiv from the city.</text:p>
      <text:p text:style-name="P4">
"The Russian Federation has struck Chuguev, information about the consequences of the attack at this minute," Lobodenko said.</text:p>
      <text:p text:style-name="P4">
<text:span text:style-name="T4">
 Read also: </text:span>
 <text:span text:style-name="T4">
 <text:a xlink:type="simple" xlink:href="https://www.ukrinform.ua/rubric-ato/3718185-zagarbniki-obstrilali-gromadu-na-harkivsini-dvoe-poranenih.html" text:style-name="Internet_20_link" text:visited-style-name="Visited_20_Internet_20_Link">
invaders fired at the community in Kharkiv region, two -heated</text:a>
</text:span>
</text:p>
      <text:p text:style-name="P4">
Police urge the residents of Kharkiv and the region to remain in shelters. Provisions of shells, destruction and wounded are asked to report to the special line102.</text:p>
      <text:p text:style-name="P4">
As reported by Ukrinform, the Russian army in the morning of June 4 from helicopters massived <text:span text:style-name="T4">
 <text:a xlink:type="simple" xlink:href="https://www.ukrinform.ua/tag-obstril" text:style-name="Internet_20_link" text:visited-style-name="Visited_20_Internet_20_Link">
fired</text:a>
</text:span>
 settlements of Chuguev and Bohodukhiv districts of Kharkiv region.</text:p>
      <text:p text:style-name="P4">
_ Photo illustrative_</text:p>
      <text:p text:style-name="P4">
News Source: <text:a xlink:type="simple" xlink:href="https://www.ukrinform.ua/rubric-ato/3718264-zagarbniki-znovu-obstrilali-harkivsinu.html" text:style-name="Internet_20_link" text:visited-style-name="Visited_20_Internet_20_Link">
https://www.ukrinform.ua/rubric-ato/3718264-zagarbniki-znovu-obstrilali-harkivsinu.html</text:a>
</text:p>
      <!--NEWS-->
      <text:h text:style-name="P10" text:outline-level="1">
<text:span text:style-name="T4">
JSC Avdiivka Directio Rusian of the Army Shelled Avdiivka, Pervomaisko, Nevelsk, Karlovka of Don ...</text:span>
</text:h>
      <text:p text:style-name="P4">
Authors: liveuamap (Language: en)</text:p>
      <text:p text:style-name="P4">
Time: 2023-06-04T-13:09:00</text:p>
      <text:p text:style-name="P4">
Location: Donetsk Oblast (Latitude:48.10789 Longtitude:37.4893)</text:p>
      <text:p text:style-name="P4">
Videos: []</text:p>
      <text:p text:style-name="P4">
Images: []</text:p>
      <text:p text:style-name="P4">
Tags: ["Russia"]</text:p>
      <text:p text:style-name="P4">
Id: 22567400</text:p>
      <!--METADATA-->
      <text:p text:style-name="P4">
At Avdiyivka direction Russian army shelled Avdiyivka, Pervomayske, Nevelske,Karlivka of Donetsk region. Russian aviation conducted airstrike at Avdiyivka,- General Staff of Armed Forces of Ukraine says in the morning report</text:p>
      <text:p text:style-name="P4">
News Collection Link: <text:a xlink:type="simple" xlink:href="https://liveuamap.com/en/2023/4-june-at-avdiyivka-direction-russian-army-shelled-avdiyivka" text:style-name="Internet_20_link" text:visited-style-name="Visited_20_Internet_20_Link">
https://liveuamap.com/en/2023/4-june-at-avdiyivka-direction-russian-army-shelled-avdiyivka</text:a>
</text:p>
      <text:p text:style-name="P4">
News Source: <text:a xlink:type="simple" xlink:href="https://t.me/lumsrc/4987" text:style-name="Internet_20_link" text:visited-style-name="Visited_20_Internet_20_Link">
https://t.me/lumsrc/4987</text:a>
</text:p>
      <!--NEWS-->
      <text:h text:style-name="P10" text:outline-level="1">
<text:span text:style-name="T4">
At Shakhtarske direction Russian army shelled Vuhledar, Prechystivka and Novoukrayinka of Don...</text:span>
</text:h>
      <text:p text:style-name="P4">
Authors: liveuamap (Language: en)</text:p>
      <text:p text:style-name="P4">
Time: 2023-06-04T-15:09:00</text:p>
      <text:p text:style-name="P4">
Location: Vuhledar, Donetsk Oblast (Latitude:47.77764 Longtitude:37.23953)</text:p>
      <text:p text:style-name="P4">
Videos: []</text:p>
      <text:p text:style-name="P4">
Images: []</text:p>
      <text:p text:style-name="P4">
Tags: ["Russia"]</text:p>
      <text:p text:style-name="P4">
Id: 22567398</text:p>
      <!--METADATA-->
      <text:p text:style-name="P4">
At Shakhtarske direction Russian army shelled Vuhledar, Prechystivka andNovoukrayinka of Donetsk region. Russian aviation conducted airstrikes atVuhledar and Prechystivka of Donetsk region, - General Staff of Armed Forcesof Ukraine says in the morning report</text:p>
      <text:p text:style-name="P4">
News Collection Link: <text:a xlink:type="simple" xlink:href="https://liveuamap.com/en/2023/4-june-at-shakhtarske-direction-russian-army-shelled-vuhledar" text:style-name="Internet_20_link" text:visited-style-name="Visited_20_Internet_20_Link">
https://liveuamap.com/en/2023/4-june-at-shakhtarske-direction-russian-army-shelled-vuhledar</text:a>
</text:p>
      <text:p text:style-name="P4">
News Source: <text:a xlink:type="simple" xlink:href="https://t.me/lumsrc/4989" text:style-name="Internet_20_link" text:visited-style-name="Visited_20_Internet_20_Link">
https://t.me/lumsrc/4989</text:a>
</text:p>
      <!--NEWS-->
      <text:h text:style-name="P10" text:outline-level="1">
<text:span text:style-name="T4">
Ingulets released the head coach of Kovalets</text:span>
</text:h>
      <text:p text:style-name="P4">
Authors: Ukrinform (Person)</text:p>
      <text:p text:style-name="P4">
Publisher: Укринформ (Organization)</text:p>
      <text:p text:style-name="P4">
Published Time: 2023-06-04T-16:56:00+03:00</text:p>
      <text:p text:style-name="P4">
Modified Time: 2023-06-04T22:56:00+03:00</text:p>
      <text:p text:style-name="P4">
Description: In the joints will be Acting mentor. - Ukrinform.</text:p>
      <text:p text:style-name="P4">
Images: ['<text:a xlink:type="simple" xlink:href="https://static.ukrinform.com/photos/2023_06/thumb_files/630_360_1685908941-867.jpg" text:style-name="Internet_20_link" text:visited-style-name="Visited_20_Internet_20_Link">
630_360_16859...</text:a>
']</text:p>
      <text:p text:style-name="P4">
Tags: ['Футбол', 'Інгулець']</text:p>
      <text:p text:style-name="P4">
Type: Article</text:p>
      <!--METADATA-->
      <text:p text:style-name="P4">
<draw:frame draw:style-name="fr1" draw:name="Image6" text:anchor-type="as-char" svg:width="6.9236in" svg:height="3.956343in" draw:z-index="0">
<draw:image xlink:href="../Images/yкринформ/2023-06-04T-16-56-00-03-00/630_360_1685908941-867.jpg" xlink:type="simple" xlink:show="embed" xlink:actuate="onLoad" draw:mime-type="image/jpeg"/>
</draw:frame>
In the joints will be V.O. mentor.</text:p>
      <text:p text:style-name="P4">
"Ingulets" after defeat in the final round of UPL from "Veres"(0:1) <text:a xlink:type="simple" xlink:href="https://inhulets.com/fk-ingulets-diakuie-sergiiu-kovaltsiu-za-spivpratsiu" text:style-name="Internet_20_link" text:visited-style-name="Visited_20_Internet_20_Link">
оголосив </text:a>
The termination of cooperation with the head coach of the team Sergimkovlyts and appointment of his duties by Vladislav Lupashka, Ukrinform reports.</text:p>
      <text:p text:style-name="P4">
36 -year -old Lupashko is a former football player of the club from Petrov, and recently -an assistant Kovalets. He will prepare the team for transitional matches with LNZ to play in the UPL next season. They will pass on June 10 and 14.</text:p>
      <text:p text:style-name="P4">
The 54-year-old Kovalets headed Ingulets on December 29, 2022.</text:p>
      <text:p text:style-name="P4">
Under the leadership of Kovalets Ingulets, he spent 16 matches in UPL: 5 victories, 3 -year and 8 defeat with a total score of 10:16. In particular, headed by Kovaletscomand won Dynamo(2:0).</text:p>
      <text:p text:style-name="P4">
<text:span text:style-name="T4">
Читайте також:</text:span>
 <text:a xlink:type="simple" xlink:href="https://www.ukrinform.ua/rubric-sports/3718191-sahtar-postupivsa-vorskli-v-upl.html" text:style-name="Internet_20_link" text:visited-style-name="Visited_20_Internet_20_Link">
 «Шахтар» поступився «Ворсклі» в УПЛ</text:a>
The 2022/23 Ingulets season finished 14th in the standings. Commandanized 31 points.</text:p>
      <text:p text:style-name="P4">
Photo: inhulets.com</text:p>
      <text:p text:style-name="P4">
News Source: <text:a xlink:type="simple" xlink:href="https://www.ukrinform.ua/rubric-sports/3718261-ingulec-zvilniv-golovnogo-trenera-kovalca.html" text:style-name="Internet_20_link" text:visited-style-name="Visited_20_Internet_20_Link">
https://www.ukrinform.ua/rubric-sports/3718261-ingulec-zvilniv-golovnogo-trenera-kovalca.html</text:a>
</text:p>
      <!--NEWS-->
      <text:h text:style-name="P10" text:outline-level="1">
<text:span text:style-name="T4">
At Zaporizhzhia and Kherson directions Russian army shelled Vremivka, Zelene Pole of Donetsk ...</text:span>
</text:h>
      <text:p text:style-name="P4">
Authors: liveuamap (Language: en)</text:p>
      <text:p text:style-name="P4">
Time: 2023-06-04T-17:09:00</text:p>
      <text:p text:style-name="P4">
Location: Zaporizhiye (Latitude:47.66423 Longtitude:36.25282)</text:p>
      <text:p text:style-name="P4">
Videos: []</text:p>
      <text:p text:style-name="P4">
Images: []</text:p>
      <text:p text:style-name="P4">
Tags: ["Russia"]</text:p>
      <text:p text:style-name="P4">
Id: 22567397</text:p>
      <!--METADATA-->
      <text:p text:style-name="P4">
At Zaporizhzhia and Kherson Directions Russian Army Shelled Vremivka, Zelenepole of Donetsk Region; Burlatske, Malynivka, Bilohirya, Mala Tokmachka, Novodanylivka, Novoandriyivka, Kamyanske, Lukyanivske and Komyshuvakha OFZAPORIZHIA RED Balka, ZMIYIVKA, BERYSLAV, Burhunka, Ivanivka, Dachi, Zymivnyk, Bilozerka, Dniprovske, Kizomys of Kherson Regionand Kherson City. Russian Aviation Conducched Airstrikes at Poltavka andhuliaipole of Zaporizhzhia Region - General Staff of Armed Fores of Ukranesy in the Morning Report</text:p>
      <text:p text:style-name="P4">
News Collection Link: <text:a xlink:type="simple" xlink:href="https://liveuamap.com/en/2023/4-june-at-zaporizhzhia-and-kherson-directions-russian-army" text:style-name="Internet_20_link" text:visited-style-name="Visited_20_Internet_20_Link">
https://liveuamap.com/en/2023/4-june-t-zaporizhia-kherson-directions-russian-rhmy</text:a>
</text:p>
      <text:p text:style-name="P4">
News Source: <text:a xlink:type="simple" xlink:href="https://t.me/lumsrc/4990" text:style-name="Internet_20_link" text:visited-style-name="Visited_20_Internet_20_Link">
https://t.me/lumsrc/4990</text:a>
</text:p>
      <!--NEWS-->
      <text:h text:style-name="P10" text:outline-level="1">
<text:span text:style-name="T4">
Serbia Prime Minister declared his willingness to resign</text:span>
</text:h>
      <text:p text:style-name="P4">
Authors: Ukrinform (Person)</text:p>
      <text:p text:style-name="P4">
Publisher: Укринформ (Organization)</text:p>
      <text:p text:style-name="P4">
Published Time: 2023-06-04T-18:44:00+03:00</text:p>
      <text:p text:style-name="P4">
Modified Time: 2023-06-04T22:44:00+03:00</text:p>
      <text:p text:style-name="P4">
Description: Prime Minister Serbia Ana Brnabich declared his willingness to resign. - Ukrinform.</text:p>
      <text:p text:style-name="P4">
Images: ['<text:a xlink:type="simple" xlink:href="https://static.ukrinform.com/photos/2019_04/thumb_files/630_360_1556488496-572.jpeg" text:style-name="Internet_20_link" text:visited-style-name="Visited_20_Internet_20_Link">
630_360_15564...</text:a>
']</text:p>
      <text:p text:style-name="P4">
Tags: ['Протест', 'Сербія', 'Відставка']</text:p>
      <text:p text:style-name="P4">
Type: Article</text:p>
      <!--METADATA-->
      <text:p text:style-name="P4">
<draw:frame draw:style-name="fr1" draw:name="Image7" text:anchor-type="as-char" svg:width="6.9236in" svg:height="3.956343in" draw:z-index="0">
<draw:image xlink:href="../Images/yкринформ/2023-06-04T-18-44-00-03-00/630_360_1556488496-572.jpeg" xlink:type="simple" xlink:show="embed" xlink:actuate="onLoad" draw:mime-type="image/jpeg"/>
</draw:frame>
Prime Minister Serbia Ana Brnabich declared his willingness to resign.</text:p>
      <text:p text:style-name="P4">
About it <text:a xlink:type="simple" xlink:href="https://twitter.com/anabrnabic/status/1665370072259362818" text:style-name="Internet_20_link" text:visited-style-name="Visited_20_Internet_20_Link">
wrote</text:a>
In Twitter, reports Ukrinform.</text:p>
      <text:p text:style-name="P4">
"Given the fact that the oligarchic media is written, it is simply to be clear: at any moment I am ready to resign from the premiere, and Serbia President is tight, but he still refuses. He may change his mind," Brnabich said .</text:p>
      <text:p text:style-name="P4">
<text:span text:style-name="T4">
 Read also: </text:span>
 <text:span text:style-name="T4">
 <text:a xlink:type="simple" xlink:href="https://www.ukrinform.ua/rubric-world/3717936-es-zaklikav-serbiu-ta-kosovo-do-deeskalacii-konfliktu-ta-prigroziv-negativnimi-naslidkami.html" text:style-name="Internet_20_link" text:visited-style-name="Visited_20_Internet_20_Link">
EU called Serbia and Kosovo before the de -escalation of the conflict threatened "negative consequences"</text:a>
</text:span>
</text:p>
      <text:p text:style-name="P4">
She also added that she was ready for possible re -election to Parliament - the last in the spring of 2022, and "remains true to Serbia Talexander Vuchich."</text:p>
      <text:p text:style-name="Quotations">

<text:p text:style-name="P4">
Obzirom Na Pisanja Tajkunskih Medija, Samo Da Bude Jasno - U svakom Trenutku&gt;
 Sam Spremna Da, Kao PV, Podnesem Ostavku I to [@Predsednikrs&gt;
]](https://twitter.com/predsednikrs?ref_src=twsrc%5Etfw)He knows and, for now,&gt;
 rejects. Maybe they change their mind. You want to choose - no problem, we are always for&gt;
 choices. I certainly remain loyal to Serbia and <text:a xlink:type="simple" xlink:href="https://twitter.com/avucic" text:style-name="Internet_20_link" text:visited-style-name="Visited_20_Internet_20_Link">
@avucic&gt;
</text:a>
. &gt;
&gt;
 - Ana Brnabic(@anabrnabic)<text:a xlink:type="simple" xlink:href="https://twitter.com/anabrnabic/status/1665370072259362818" text:style-name="Internet_20_link" text:visited-style-name="Visited_20_Internet_20_Link">
 June 4, 2023&gt;
 </text:a>
It was reported that in Kosovo there were clashes between the local police of the shareholders of shares, which protest against the arrival of mayors - ethnic albanis in the areas of residence of the Serbian population.</text:p>

</text:p>
      <text:p text:style-name="P4">
Earlier, 25 NATO peacekeepers were reported, who were _ <text:span text:style-name="T4">
 <text:a xlink:type="simple" xlink:href="https://www.ukrinform.ua/rubric-world/3715843-u-sutickah-v-kosovo-postrazdali-dva-desatki-mirotvorciv-nato.html" text:style-name="Internet_20_link" text:visited-style-name="Visited_20_Internet_20_Link">
suffered during the reports with protesters in Kosovo. </text:a>
</text:span>
 _</text:p>
      <text:p text:style-name="P4">
<text:span text:style-name="T4">
 Read also: </text:span>
 <text:span text:style-name="T4">
 <text:a xlink:type="simple" xlink:href="https://www.ukrinform.ua/rubric-world/3716465-suticki-u-kosovo-premer-zvinuvativ-fasistski-bandi-aki-kontrolue-serbia.html" text:style-name="Internet_20_link" text:visited-style-name="Visited_20_Internet_20_Link">
Clashes in Kosovo: Prime Minister accused Fascist Bands, controlled by Serbia</text:a>
</text:span>
</text:p>
      <text:p text:style-name="P4">
In 2008, Kosovo declared independence from Serbia, but Belgrade did not recognize her. In 2013 <text:span text:style-name="T4">
 <text:a xlink:type="simple" xlink:href="https://www.ukrinform.ua/tag-serbia" text:style-name="Internet_20_link" text:visited-style-name="Visited_20_Internet_20_Link">
Serbia</text:a>
</text:span>
 Kosovo signed an agreement in Brussels on the normalization of relations through EU.</text:p>
      <text:p text:style-name="P4">
News Source: <text:a xlink:type="simple" xlink:href="https://www.ukrinform.ua/rubric-world/3718259-premerka-serbii-zaavila-pro-gotovnist-piti-u-vidstavku.html" text:style-name="Internet_20_link" text:visited-style-name="Visited_20_Internet_20_Link">
https://www.ukrinform.ua/rubric-world/3718259-premerka-serbii-zaavila-pro-gotovnist-piti-u-vidstavku.html</text:a>
</text:p>
      <!--NEWS-->
      <text:h text:style-name="P10" text:outline-level="1">
<text:span text:style-name="T4">
There was a fire in the refugee shelter from Ukraine, there are victims - Ambassador to Germany</text:span>
</text:h>
      <text:p text:style-name="P4">
Authors: Ukrinform (Person)</text:p>
      <text:p text:style-name="P4">
Publisher: Укринформ (Organization)</text:p>
      <text:p text:style-name="P4">
Published Time: 2023-06-04T-20:24:00+03:00</text:p>
      <text:p text:style-name="P4">
Modified Time: 2023-06-04T22:24:00+03:00</text:p>
      <text:p text:style-name="P4">
Description: The shelter for Ukrainian refugees, located in the federal land of the thurning, there was a fire, there are victims. - Ukrinform.</text:p>
      <text:p text:style-name="P4">
Images: ['<text:a xlink:type="simple" xlink:href="https://static.ukrinform.com/photos/2023_06/thumb_files/630_360_1685906315-297.jpg" text:style-name="Internet_20_link" text:visited-style-name="Visited_20_Internet_20_Link">
630_360_16859...</text:a>
']</text:p>
      <text:p text:style-name="P4">
Tags: ['Німеччина', 'Посол', 'Біженці']</text:p>
      <text:p text:style-name="P4">
Type: Article</text:p>
      <!--METADATA-->
      <text:p text:style-name="P4">
<draw:frame draw:style-name="fr1" draw:name="Image8" text:anchor-type="as-char" svg:width="6.9236in" svg:height="3.949462in" draw:z-index="0">
<draw:image xlink:href="../Images/yкринформ/2023-06-04T-20-24-00-03-00/630_360_1685906315-297.jpg" xlink:type="simple" xlink:show="embed" xlink:actuate="onLoad" draw:mime-type="image/jpeg"/>
</draw:frame>
A fire was a fire for Ukrainian refugees, which is located in federal earthworms, there were victims.</text:p>
      <text:p text:style-name="P4">
As Ukrinform reports, about it in <text:a xlink:type="simple" xlink:href="https://www.facebook.com/oleksii.makeiev/posts/pfbid02HZZANgYa4JQK8WFR7Q7kbA2nkKGLkB5Xw53PLMFJ9MRChbHUHC8KeJPwbHPE3ANcl" text:style-name="Internet_20_link" text:visited-style-name="Visited_20_Internet_20_Link">
Facebook</text:a>
Ambassador of Ukraine to Germany Alexei Makeev wrote.</text:p>
      <text:p text:style-name="P4">
"Today, I was announced of the sad news that in one of the houses, Ukrainian federal seizures in the federal land of thuring, arose.</text:p>
      <text:p text:style-name="P4">
<text:span text:style-name="T4">
 Read also: </text:span>
 <text:a xlink:type="simple" xlink:href="https://www.ukrinform.ua/rubric-diaspora/3716268-prezident-sku-v-berlini-obgovoriv-potrebu-vikladanna-ukrainskoi-movi-v-skolah-nimeccini.html" text:style-name="Internet_20_link" text:visited-style-name="Visited_20_Internet_20_Link">
UWC President in Berlin discussed the need for teaching Ukrainian language in German schools</text:a>
According to him, the investigation is ongoing, and the details are not disclosed.</text:p>
      <text:p text:style-name="P4">
"Our consuls in the morning on contact with the citizens of Ukraine who lives in the region, is constantly briefing, as well as with German law enforcement agencies. We are waiting for more information, after that I will report more differently," Makeev summed up.</text:p>
      <text:p text:style-name="P4">
As reported by Ukrinform, earlier it became known that <text:a xlink:type="simple" xlink:href="https://www.ukrinform.ua/rubric-society/3716318-ponad-60-ukrainciv-u-polsi-planuut-povernutisa-dodomu.html" text:style-name="Internet_20_link" text:visited-style-name="Visited_20_Internet_20_Link">
more than 60% of Ukrainians are planning to return home</text:a>
.</text:p>
      <text:p text:style-name="P4">
Photo: DPA</text:p>
      <text:p text:style-name="P4">
News Source: <text:a xlink:type="simple" xlink:href="https://www.ukrinform.ua/rubric-society/3718257-u-pritulku-dla-bizenciv-z-ukraini-vinikla-pozeza-e-postrazdali-posol-v-nimeccini.html" text:style-name="Internet_20_link" text:visited-style-name="Visited_20_Internet_20_Link">
https://www.ukrinform.ua/rubric-society/3718257-u-pritulku-dla-bizenciv-z-ukraini-vinikla-pozeza-e-postrazdali-posol-v-nimeccini.html</text:a>
</text:p>
      <!--NEWS-->
      <text:h text:style-name="P10" text:outline-level="1">
<text:span text:style-name="T4">
Kostyuk came out in the quarterfinal "Rolan Harros" in the whistle</text:span>
</text:h>
      <text:p text:style-name="P4">
Authors: Ukrinform (Person)</text:p>
      <text:p text:style-name="P4">
Publisher: Укринформ (Organization)</text:p>
      <text:p text:style-name="P4">
Published Time: 2023-06-04T-22:17:00+03:00</text:p>
      <text:p text:style-name="P4">
Modified Time: 2023-06-04T22:17:00+03:00</text:p>
      <text:p text:style-name="P4">
Description: The Ukrainian woman is paired with Salvadorets Marcelo Arealo. - Ukrinform.</text:p>
      <text:p text:style-name="P4">
Images: ['<text:a xlink:type="simple" xlink:href="https://static.ukrinform.com/photos/2023_06/thumb_files/630_360_1685906183-365.jpg" text:style-name="Internet_20_link" text:visited-style-name="Visited_20_Internet_20_Link">
630_360_16859...</text:a>
']</text:p>
      <text:p text:style-name="P4">
Tags: ['Теніс', 'Марта Костюк']</text:p>
      <text:p text:style-name="P4">
Type: Article</text:p>
      <!--METADATA-->
      <text:p text:style-name="P4">
<draw:frame draw:style-name="fr1" draw:name="Image9" text:anchor-type="as-char" svg:width="6.9236in" svg:height="3.956343in" draw:z-index="0">
<draw:image xlink:href="../Images/yкринформ/2023-06-04T-22-17-00-03-00/630_360_1685906183-365.jpg" xlink:type="simple" xlink:show="embed" xlink:actuate="onLoad" draw:mime-type="image/jpeg"/>
</draw:frame>
Ukrainian is paired with Salvadorets Marcelo Arealo.</text:p>
      <text:p text:style-name="P4">
Ukrainian tennis player Marta Kostyuk paired with Salvadorz Marcelo Arevaslovlov to the quarterfinals "Rolan Harros", Ukrinform reports.</text:p>
      <text:p text:style-name="P4">
In the 1/8 finals, Kostyuk and Arealov beat the Australians Storm Hunter and John Pierce-6: 4, 5: 7, 12-10.</text:p>
      <text:p text:style-name="P4">
The match lasted 1 hour 33 minutes. Martha and Marselo filed 4 times, made 5 double errors and made 3/6 break-point.</text:p>
      <text:p text:style-name="P4">
In the next round of the Kostyuk and Arealo competition play against Bianca Andreesk(Canada)and Michael Vinus(New Zealand).</text:p>
      <text:p text:style-name="P4">
<text:span text:style-name="T4">
Читайте також:</text:span>
 <text:a xlink:type="simple" xlink:href="https://www.ukrinform.ua/rubric-sports/3718238-kostuk-ta-ruse-zaversili-vistup-v-18-finalu-parnogo-rozradu-rolan-garros.html" text:style-name="Internet_20_link" text:visited-style-name="Visited_20_Internet_20_Link">
 <text:span text:style-name="T4">
Костюк</text:span>
 та Русе завершили виступ в 1/8 фіналу парногорозряду «Ролан Гаррос» </text:a>
As reported by Ukrinform, in a paired category Kostyuk flew at the stage 1/8 final, in a single grid - at the start.</text:p>
      <text:p text:style-name="P4">
Photo: btu.org.ua</text:p>
      <text:p text:style-name="P4">
News Source: <text:a xlink:type="simple" xlink:href="https://www.ukrinform.ua/rubric-sports/3718256-kostuk-vijsla-u-cvertfinal-rolan-garros-u-miksti.html" text:style-name="Internet_20_link" text:visited-style-name="Visited_20_Internet_20_Link">
https://www.ukrinform.ua/rubric-sports/3718256-kostuk-vijsla-u-cvertfinal-rolan-garros-u-miksti.html</text:a>
</text:p>
      <!--NEWS-->
      <text:h text:style-name="P10" text:outline-level="1">
<text:span text:style-name="T4">
Gironi was unable to qualify for European Cups</text:span>
</text:h>
      <text:p text:style-name="P4">
Authors: Ukrinform (Person)</text:p>
      <text:p text:style-name="P4">
Publisher: Укринформ (Organization)</text:p>
      <text:p text:style-name="P4">
Published Time: 2023-06-04T-24:14:03+03:00</text:p>
      <text:p text:style-name="P4">
Modified Time: 2023-06-04T22:14:03+03:00</text:p>
      <text:p text:style-name="P4">
Description: «Жирона» на виїзді програла «Осасуні».   — Укрінформ.</text:p>
      <text:p text:style-name="P4">
Images: ['<text:a xlink:type="simple" xlink:href="https://static.ukrinform.com/photos/2023_06/thumb_files/630_360_1685905972-443.jpg" text:style-name="Internet_20_link" text:visited-style-name="Visited_20_Internet_20_Link">
630_360_16859...</text:a>
']</text:p>
      <text:p text:style-name="P4">
Tags: ['Футбол', 'Віктор Циганков']</text:p>
      <text:p text:style-name="P4">
Type: Article</text:p>
      <!--METADATA-->
      <text:p text:style-name="P4">
<draw:frame draw:style-name="fr1" draw:name="Image10" text:anchor-type="as-char" svg:width="6.9236in" svg:height="3.956343in" draw:z-index="0">
<draw:image xlink:href="../Images/yкринформ/2023-06-04T-24-14-03-03-00/630_360_1685905972-443.jpg" xlink:type="simple" xlink:show="embed" xlink:actuate="onLoad" draw:mime-type="image/jpeg"/>
</draw:frame>
Giron lost at the exit of Osasuni.</text:p>
      <text:p text:style-name="P4">
"Girona" in the final tour of La League gave way to "Osasuni" - 1: 2, reports.</text:p>
      <text:p text:style-name="P4">
The first half ended without scored heads. And after a break, the victory of the owner brought a double Ante Budimir. By the end of the meeting, the guests were able to play the one -slices of the Rhinier, who distinguished himself after the assistant Viktor Tsygankov.</text:p>
      <text:p text:style-name="P4">
The Ukrainian midfielder "Gironi" came out in the starting line of his team and prevailed in the field of the whole game. He was distinguished by the sixth effective transfer of the Zapanean team.</text:p>
      <text:p text:style-name="P4">
Girona ranks tenth in La League's standings and did not fall in the season. Osasun scored 53 points, took the seventh position and will play conferences in the League.</text:p>
      <text:p text:style-name="P4">
<text:span text:style-name="T4">
 Read also: </text:span>
 <text:a xlink:type="simple" xlink:href="https://www.ukrinform.ua/rubric-sports/3707010-zmi-buskets-pokine-barselonu-pisla-zaversenna-sezonu.html" text:style-name="Internet_20_link" text:visited-style-name="Visited_20_Internet_20_Link">
media: Buschetts will leave "<text:span text:style-name="T4">
 Barcelona </text:span>
" after the season is completed</text:a>
According to Ukrinform, Barcelona won the Spanish Championship for the first time since 2019.</text:p>
      <text:p text:style-name="P4">
Photo: Getty Images</text:p>
      <text:p text:style-name="P4">
News Source: <text:a xlink:type="simple" xlink:href="https://www.ukrinform.ua/rubric-sports/3718255-zironi-ne-vdalos-kvalifikuvatis-do-evrokubkiv.html" text:style-name="Internet_20_link" text:visited-style-name="Visited_20_Internet_20_Link">
https://www.ukrinform.ua/rubric-sports/3718255-zironi-ne-vdalos-kvalifikuvatis-do-evrokubkiv.html</text:a>
</text:p>
      <!--NEWS-->
      <text:h text:style-name="P10" text:outline-level="1">
<text:span text:style-name="T4">
Legion "Freedom of Russia" and RDCs stated that they transfer to Ukraine prisoners from Belgorod region</text:span>
</text:h>
      <text:p text:style-name="P4">
Authors: Ukrinform (Person)</text:p>
      <text:p text:style-name="P4">
Publisher: Укринформ (Organization)</text:p>
      <text:p text:style-name="P4">
Published Time: 2023-06-04T-26:01:00+03:00</text:p>
      <text:p text:style-name="P4">
Modified Time: 2023-06-04T22:01:00+03:00</text:p>
      <text:p text:style-name="P4">
Description: In the Legion "Freedom of Russia" stated that they were transferred to Ukraine captured in the Belgorod region of soldiers of the Russian Army. - Ukrinform.</text:p>
      <text:p text:style-name="P4">
Images: ['<text:a xlink:type="simple" xlink:href="https://static.ukrinform.com/photos/2023_05/thumb_files/630_360_1684938991-585.jpg" text:style-name="Internet_20_link" text:visited-style-name="Visited_20_Internet_20_Link">
630_360_16849...</text:a>
']</text:p>
      <text:p text:style-name="P4">
Tags: ['Полонені', 'Війна з Росією', 'Легіон «Свобода Росії» ', 'РДК']</text:p>
      <text:p text:style-name="P4">
Type: Article</text:p>
      <!--METADATA-->
      <text:p text:style-name="P4">
<draw:frame draw:style-name="fr1" draw:name="Image11" text:anchor-type="as-char" svg:width="6.9236in" svg:height="3.956343in" draw:z-index="0">
<draw:image xlink:href="../Images/yкринформ/2023-06-04T-26-01-00-03-00/630_360_1684938991-585.jpg" xlink:type="simple" xlink:show="embed" xlink:actuate="onLoad" draw:mime-type="image/jpeg"/>
</draw:frame>
In the Legion "Freedom of Russia" stated that they were transferred to Ukraine captured by the Ulgorod region of the soldiers of the Russian Army.</text:p>
      <text:p text:style-name="P4">
According to Ukrinform, this is stated in <text:a xlink:type="simple" xlink:href="https://t.me/legionoffreedom/854" text:style-name="Internet_20_link" text:visited-style-name="Visited_20_Internet_20_Link">
telegram channelulione</text:a>
.</text:p>
      <text:p text:style-name="P4">
“Prisoners(Russian soldiers - ed.)We transfer to the Ukrainian page exchange fund, ”the message reads.</text:p>
      <text:p text:style-name="P4">
<text:span text:style-name="T4">
 Read also: </text:span>
 <text:a xlink:type="simple" xlink:href="https://www.ukrinform.ua/rubric-ato/3718146-legion-svoboda-rosii-ta-rdk-zaavili-so-vzali-v-polon-rosijskih-soldativ-u-belgorodskij-oblasti.html" text:style-name="Internet_20_link" text:visited-style-name="Visited_20_Internet_20_Link">
Legion "Freedom of Russia" and <text:span text:style-name="T4">
 RDC </text:span>
 stated that they had taken the soldiers in the Belgorod region</text:a>
</text:p>
      <text:p text:style-name="P4">
В Легіоні додали, що губернатор Бєлгородській області Гладков так і не приїхавза полоненими.</text:p>
      <text:p text:style-name="P4">
«Вся влада в «єдиноросів» в особі губернатора Гладкова злякалася, івідсиділася у затишних кабінетах, залишивши своїх людей у нашому полоні. Теперми остаточно зрозуміли, наскільки гнила і боягузлива влада сидить біля керма,спілкуватися з ними безглуздо. Як кажуть, негідники», - йдеться уповідомленні.</text:p>
      <text:p text:style-name="P4">
Як повідомляв Укрінформ, 1 червня Легіон «Свобода Росії» та «Російськийдобровольчий корпус» заявили про початок нового рейду у Бєлгородську областьРФ.</text:p>
      <text:p text:style-name="P4">
<text:span text:style-name="T4">
Читайте також:</text:span>
 <text:a xlink:type="simple" xlink:href="https://www.ukrinform.ua/rubric-ato/3718091-legion-svoboda-rosii-ta-rdk-zaavili-so-uvijsli-do-peredmista-sebekina.html" text:style-name="Internet_20_link" text:visited-style-name="Visited_20_Internet_20_Link">
 Легіон «Свобода Росії» та <text:span text:style-name="T4">
РДК</text:span>
 заявили, що увійшли допередмістя Шебекіна </text:a>
The Russian authorities to combat the guerrillas transferred to the border settlements of the Belgorod region an elite detachment of a special purpose, as well as the beginning shelling of the territory.</text:p>
      <text:p text:style-name="P4">
The Legion "Freedom of Russia" offered the inhabitants of the Belgorod region of the Russian Federation, which will suffer from shelling of the Russian army, to evacuate to Ukraine.</text:p>
      <text:p text:style-name="P4">
On June 4, the Russian Volunteer Corps and the Legion "Freedom of Russia" declared a passage to the suburbs of Shebekin of the Belgorod region of the Russian Federation.</text:p>
      <text:p text:style-name="P4">
News Source: <text:a xlink:type="simple" xlink:href="https://www.ukrinform.ua/rubric-ato/3718253-legion-svoboda-rosii-ta-rdk-zaavili-so-peredaut-ukraini-polonenih-soldativ-iz-belgorodskij-oblasti.html" text:style-name="Internet_20_link" text:visited-style-name="Visited_20_Internet_20_Link">
https://www.ukrinform.ua/rubric-ato/3718253-legion-svoboda-rosii-ta-rdk-zaavili-so-peredaut-ukraini-polonenih-soldativ-iz-belgorodskij-oblasti.html</text:a>
</text:p>
      <!--NEWS-->
      <text:h text:style-name="P10" text:outline-level="1">
<text:span text:style-name="T4">
Ukraine, together with partners, should close the opportunity to bypass sanctions by the Russian Federation - Zelensky</text:span>
</text:h>
      <text:p text:style-name="P4">
Authors: Ukrinform (Person)</text:p>
      <text:p text:style-name="P4">
Publisher: Укринформ (Organization)</text:p>
      <text:p text:style-name="P4">
Published Time: 2023-06-04T-29:55:00+03:00</text:p>
      <text:p text:style-name="P4">
Modified Time: 2023-06-04T21:55:00+03:00</text:p>
      <text:p text:style-name="P4">
Description: President of Ukraine Volodymyr Zelensky held a special meeting with the participation of the Main Directorate of Intelligence, Government, Foreign Intelligence Service and the President's office to prevent the circumference of sanctions by Russia. - Ukrinform.</text:p>
      <text:p text:style-name="P4">
Images: ['<text:a xlink:type="simple" xlink:href="https://static.ukrinform.com/photos/2022_08/thumb_files/630_360_1659353300-361.jpeg" text:style-name="Internet_20_link" text:visited-style-name="Visited_20_Internet_20_Link">
630_360_16593...</text:a>
']</text:p>
      <text:p text:style-name="P4">
Tags: ['Антиросійські санкції', 'Економіка', 'Зеленський', 'Війна з Росією']</text:p>
      <text:p text:style-name="P4">
Type: Article</text:p>
      <!--METADATA-->
      <text:p text:style-name="P4">
<draw:frame draw:style-name="fr1" draw:name="Image12" text:anchor-type="as-char" svg:width="6.9236in" svg:height="3.956343in" draw:z-index="0">
<draw:image xlink:href="../Images/yкринформ/2023-06-04T-29-55-00-03-00/630_360_1659353300-361.jpeg" xlink:type="simple" xlink:show="embed" xlink:actuate="onLoad" draw:mime-type="image/jpeg"/>
</draw:frame>
President of Ukraine Volodymyr Zelensky held a special meeting with the participation of intelligence, government, foreign intelligence service and office -president to prevent the circumstance of sanctions by Russia.</text:p>
      <text:p text:style-name="P4">
The Head of State reported this in <text:a xlink:type="simple" xlink:href="https://www.youtube.com/watch" text:style-name="Internet_20_link" text:visited-style-name="Visited_20_Internet_20_Link">
appeal</text:a>
At the end of the 466th day of the war, Ukrinform reports.</text:p>
      <text:p text:style-name="P4">
"Today held a special meeting on sanctions. GUR, external reconnaissance service, government, office(President - order.). Дуже детально проаналізували, якРосія обходить санкції та хто їй допомагає... Ми бачимо кожен напрямок обходунаявних санкцій, кожну країну, чия територія або юрисдикція, чиї громадянивикористовуються Росією для продовження терору. І ми маємо закрити всі такінапрямки – разом із партнерами, – щоб не було в російських ракетах, уросійській зброї продукції вільного світу. Необхідні кроки будуть", -підкреслив Зеленський.</text:p>
      <text:p text:style-name="P4">
<text:span text:style-name="T4">
Читайте також:</text:span>
 <text:span text:style-name="T4">
<text:a xlink:type="simple" xlink:href="https://www.ukrinform.ua/rubric-polytics/3717238-posilenna-ppo-ta-novi-sankcii-proti-rosii-zelenskij-proviv-zustric-iz-solcom.html" text:style-name="Internet_20_link" text:visited-style-name="Visited_20_Internet_20_Link">
 Посилення ППО та нові санкції проти Росії: Зеленськийпровів зустріч із Шольцом </text:a>
 </text:span>
</text:p>
      <text:p text:style-name="P4">
Він також зазначив, що Росія виробляє засоби терору, зокрема ракети, задопомоги різних компаній у різних країнах. За його словами, наразі державі-терористу вдається використовувати технології світу через мережупостачальників, а також обходити міжнародні санкційні режими. Водночас вінвідзначив, що <text:span text:style-name="T4">
<text:a xlink:type="simple" xlink:href="https://www.ukrinform.ua/tag-antirossijskie-sankcii" text:style-name="Internet_20_link" text:visited-style-name="Visited_20_Internet_20_Link">
 санкції </text:a>
</text:span>
 imposed on Russia is a must-have part of the responsibility of the aggressor for its crimes. Sanctions should also be restricted to the maximum terror.</text:p>
      <text:p text:style-name="P4">
<text:span text:style-name="T4">
 Read also: </text:span>
 <text:span text:style-name="T4">
 [Zelensky can start to publicly fight those who are able to bypass Russia(https://www.ukrinform.ua/rubric-ato/3717510-zelenskij-moze-pocati-publicno-borotisa-z-timi-hto-dae-mozlivist-obhoditi-rosii-sankcii.html)</text:span>
</text:p>
      <text:p text:style-name="P4">
As reported by Ukrinform, the Verkhovna Rada approved the decision of the National Security and Defense Council on the use of sectoral special economic and other restrictive measures(sanctions)Against the Islamic Republic of Iran.</text:p>
      <text:p text:style-name="P4">
News Source: <text:a xlink:type="simple" xlink:href="https://www.ukrinform.ua/rubric-polytics/3718252-ukraina-razom-iz-partnerami-mae-zakriti-mozlivosti-dla-obhodu-sankcij-z-boku-rf-zelenskij.html" text:style-name="Internet_20_link" text:visited-style-name="Visited_20_Internet_20_Link">
https://www.ukrinform.ua/rubric-polytics/3718252-ukraina-razom-iz-partnerami-mae-zakriti-mozlivosti-dla-obhodu-sankcij-z-boku-rf-zelenskij.html</text:a>
</text:p>
      <!--NEWS-->
      <text:h text:style-name="P10" text:outline-level="1">
<text:span text:style-name="T4">
During the day, the Russians made 22 shelling of Sumy region border</text:span>
</text:h>
      <text:p text:style-name="P4">
Authors: Ukrinform (Person)</text:p>
      <text:p text:style-name="P4">
Publisher: Укринформ (Organization)</text:p>
      <text:p text:style-name="P4">
Published Time: 2023-06-04T-31:53:00+03:00</text:p>
      <text:p text:style-name="P4">
Modified Time: 2023-06-04T21:53:00+03:00</text:p>
      <text:p text:style-name="P4">
Description: Russian troops on Sunday, June 4, carried out 22 shelling of border communities of Sumy region. - Ukrinform.</text:p>
      <text:p text:style-name="P4">
Images: ['<text:a xlink:type="simple" xlink:href="https://static.ukrinform.com/photos/2023_06/thumb_files/630_360_1685904776-936.jpg" text:style-name="Internet_20_link" text:visited-style-name="Visited_20_Internet_20_Link">
630_360_16859...</text:a>
']</text:p>
      <text:p text:style-name="P4">
Tags: ['Обстріл', 'Сумщина', 'Війна з Росією']</text:p>
      <text:p text:style-name="P4">
Type: Article</text:p>
      <!--METADATA-->
      <text:p text:style-name="P4">
<draw:frame draw:style-name="fr1" draw:name="Image13" text:anchor-type="as-char" svg:width="6.9236in" svg:height="3.952746in" draw:z-index="0">
<draw:image xlink:href="../Images/yкринформ/2023-06-04T-31-53-00-03-00/630_360_1685904776-936.jpg" xlink:type="simple" xlink:show="embed" xlink:actuate="onLoad" draw:mime-type="image/jpeg"/>
</draw:frame>
Ruskivska on Sunday, June 4, sheltered 22 shelling of the border communities of the Sumy region.</text:p>
      <text:p text:style-name="P4">
According to Ukrinform, the Sumy Regional Military Administration reports in <text:a xlink:type="simple" xlink:href="https://t.me/Sumy_news_ODA/16697" text:style-name="Internet_20_link" text:visited-style-name="Visited_20_Internet_20_Link">
telegram</text:a>
.</text:p>
      <text:p text:style-name="P4">
“During the day, the Russians made 22 shelling. 104 explosions were recorded. Bilopolskaya, Velikopysarevskaya, Glukhiv, Znob -Novgorod, Krasnopil, Miropil, Novoslobidskaya, Shaliginsk, Yunakovsky Grade, ”were fired,” the message reads.</text:p>
      <text:p text:style-name="P4">
*!(https://www.ukrinform.ua/rubric-regions/3718223-prokuratura-rozpocala-dosudovi-rozsliduvanna-za-faktom-sogodnisnogo-obstrilu-harkivsini.html)The Belopil community was recorded with SAU(8 explosions)and mortar shelling(2 explosions).</text:p>
      <text:p text:style-name="P4">
По Великописарівській громаді ворог здійснив обстріл із артилерії (18 explosions)And from mortars(3 explosions). Унаслідок одного з мінометних обстрілів пошкодженоприватний будинок, гараж з автомобілем та газову трубу.</text:p>
      <text:p text:style-name="P4">
По Глухівській громаді російські війська здійснили артилерійський обстріл (9 blades).</text:p>
      <text:p text:style-name="P4">
<text:span text:style-name="T4">
Читайте також:</text:span>
 <text:a xlink:type="simple" xlink:href="https://www.ukrinform.ua/rubric-ato/3718221-za-dobu-sili-oboroni-vsi-vorozi-ataki-na-shodi.html" text:style-name="Internet_20_link" text:visited-style-name="Visited_20_Internet_20_Link">
 За добу Сили оборони відбили всі ворожі атаки на сході</text:a>
The enemy beat from artillery in the Znob-Novgorod community(28 explosions). Пошкодженосім приватних будинків, лінію електропередач, церкву, пожежно-рятувальнучастину. Двоє людей дістали поранення.</text:p>
      <text:p text:style-name="P4">
По Краснопільській громаді був мінометний обстріл (6 explosions).</text:p>
      <text:p text:style-name="P4">
Крім того, по Миропільській громаді росіяни били з артилерії (2 explosions)Taminomet(4 explosions).</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The enemy also dropped 9 mines into the territory of the Novoslobid community.</text:p>
      <text:p text:style-name="P4">
In the Shalygin community, the Russians made mortar fire(5 explosions).</text:p>
      <text:p text:style-name="P4">
По Юнаківській громаді були обстріли з САУ (10 explosions).</text:p>
      <text:p text:style-name="P4">
Як повідомляв Укрінформ, уночі 4 червня в Чернігівській та Сумській областяхприкордонники знищили два ворожі безпілотники типу Shahed, ще один знешкодили.</text:p>
      <text:p text:style-name="P4">
Фото ілюстративне</text:p>
      <text:p text:style-name="P4">
News Source: <text:a xlink:type="simple" xlink:href="https://www.ukrinform.ua/rubric-ato/3718251-protagom-dna-rosiani-zdijsnili-22-obstrili-prikordonna-sumsini.html" text:style-name="Internet_20_link" text:visited-style-name="Visited_20_Internet_20_Link">
https://www.ukrinform.ua/rubric-ato/3718251-protagom-dna-rosiani-zdijsnili-22-obstrili-prikordonna-sumsini.html</text:a>
</text:p>
      <!--NEWS-->
      <text:h text:style-name="P10" text:outline-level="1">
<text:span text:style-name="T4">
The Ukrainian national team won gold in the Superfinals of the COP on Artistic Swimming</text:span>
</text:h>
      <text:p text:style-name="P4">
Authors: Ukrinform (Person)</text:p>
      <text:p text:style-name="P4">
Publisher: Укринформ (Organization)</text:p>
      <text:p text:style-name="P4">
Published Time: 2023-06-04T-33:39:00+03:00</text:p>
      <text:p text:style-name="P4">
Modified Time: 2023-06-04T21:39:00+03:00</text:p>
      <text:p text:style-name="P4">
Description: The Ukrainians were not equal in the acrobatic group. - Ukrinform.</text:p>
      <text:p text:style-name="P4">
Images: ['<text:a xlink:type="simple" xlink:href="https://static.ukrinform.com/photos/2023_06/thumb_files/630_360_1685902981-103.jpg" text:style-name="Internet_20_link" text:visited-style-name="Visited_20_Internet_20_Link">
630_360_16859...</text:a>
']</text:p>
      <text:p text:style-name="P4">
Tags: ['синхронне плавання']</text:p>
      <text:p text:style-name="P4">
Type: Article</text:p>
      <!--METADATA-->
      <text:p text:style-name="P4">
<draw:frame draw:style-name="fr1" draw:name="Image14" text:anchor-type="as-char" svg:width="6.9236in" svg:height="3.956343in" draw:z-index="0">
<draw:image xlink:href="../Images/yкринформ/2023-06-04T-33-39-00-03-00/630_360_1685902981-103.jpg" xlink:type="simple" xlink:show="embed" xlink:actuate="onLoad" draw:mime-type="image/jpeg"/>
</draw:frame>
The Ukrainian stone was equal in the acrobatic group.</text:p>
      <text:p text:style-name="P4">
The national team of Ukraine won gold in the Super Finals of the World Cup on Artistic Flowing, which took place in the Spanish Oviedo, Ukrinform reports.</text:p>
      <text:p text:style-name="P4">
The champions in the acrobatic group were Marina and Vladislav Alexia, Martafedin, Veronica Grishko, Sofia Matsiyevskaya, Darya Moshinsk, Angelina Ovchinnikov and Valery Tishchenko.</text:p>
      <text:p text:style-name="P4">
The Ukrainian national team was grade 216.6701, ahead of 0.5801. For the Ukrainian team, this award became the fourth in the superfinals of Kubcasvita for artistic swimming.</text:p>
      <text:p text:style-name="P4">
*!(https://www.ukrinform.ua/rubric-sports/3718131-sestri-aleksiivi-zdobuli-sriblo-u-superfinali-kubka-svitu-z-artisticnogo-plavanna.html)As reported by Ukrinform, Aleksia's sisters took second place in the competitions in an arbitrary program. Vladislav and Marina also became bronze precursors in the technical program of duets. The Alexey sisters won silver in the technical program in group competitions.</text:p>
      <text:p text:style-name="P4">
Photo: Getty Images</text:p>
      <text:p text:style-name="P4">
News Source: <text:a xlink:type="simple" xlink:href="https://www.ukrinform.ua/rubric-sports/3718247-zbirna-ukraini-zdobula-zoloto-u-superfinali-ks-z-artisticnogo-plavanna.html" text:style-name="Internet_20_link" text:visited-style-name="Visited_20_Internet_20_Link">
https://www.ukrinform.ua/rubric-sports/3718247-zbirna-ukraini-zdobula-zoloto-u-superfinali-ks-z-artisticnogo-plavanna.html</text:a>
</text:p>
      <!--NEWS-->
      <text:h text:style-name="P10" text:outline-level="1">
<text:span text:style-name="T4">
Russians killed 485 children in Ukraine, but this data is not final - Zelensky</text:span>
</text:h>
      <text:p text:style-name="P4">
Authors: Ukrinform (Person)</text:p>
      <text:p text:style-name="P4">
Publisher: Укринформ (Organization)</text:p>
      <text:p text:style-name="P4">
Published Time: 2023-06-04T-35:35:00+03:00</text:p>
      <text:p text:style-name="P4">
Modified Time: 2023-06-04T21:35:00+03:00</text:p>
      <text:p text:style-name="P4">
Description: Since the beginning of a full -scale war, 485 children have been aware of the death of 485, but the real figure is greater - after the de -occupation of the territory in the graves find victims of Russian aggression, including children. - Ukrinform.</text:p>
      <text:p text:style-name="P4">
Images: ['<text:a xlink:type="simple" xlink:href="https://static.ukrinform.com/photos/2023_06/thumb_files/630_360_1685897423-7491.jpeg" text:style-name="Internet_20_link" text:visited-style-name="Visited_20_Internet_20_Link">
630_360_16858...</text:a>
']</text:p>
      <text:p text:style-name="P4">
Tags: ['Діти', 'Агресія РФ', 'Зеленський', 'Війна з Росією']</text:p>
      <text:p text:style-name="P4">
Type: Article</text:p>
      <!--METADATA-->
      <text:p text:style-name="P4">
<draw:frame draw:style-name="fr1" draw:name="Image15" text:anchor-type="as-char" svg:width="6.9236in" svg:height="3.956343in" draw:z-index="0">
<draw:image xlink:href="../Images/yкринформ/2023-06-04T-35-35-00-03-00/630_360_1685897423-7491.jpeg" xlink:type="simple" xlink:show="embed" xlink:actuate="onLoad" draw:mime-type="image/jpeg"/>
</draw:frame>
In the first time, a full -scale war is known about the death of 485 children, the same figure is greater - after the de -occupation of the territory in the graves find victims of aggression, including children.</text:p>
      <text:p text:style-name="P4">
The Head of State <text:a xlink:type="simple" xlink:href="https://www.youtube.com/watch" text:style-name="Internet_20_link" text:visited-style-name="Visited_20_Internet_20_Link">
reported</text:a>
At the end of the 466th war, Ukrinform reports.</text:p>
      <text:p text:style-name="P4">
The President emphasized that from the beginning of a full -scale war, 485 children have been known for the death of.</text:p>
      <text:p text:style-name="P4">
“This is a number that we can formally confirm knowing each child's data. Unfortunately, the real number is more. Every time we liberate our land of sprouting invaders, we learn the terrible truth about occupation. How many people, how many children are in the burials in the occupied territory - in the Mogilets of this war, this aggression. And how many still under the ruins in Russian -burned Ukrainian cities and villages, ”the President emphasized.</text:p>
      <text:p text:style-name="P4">
<text:span text:style-name="T4">
 Read also: </text:span>
 <text:span text:style-name="T4">
 <text:a xlink:type="simple" xlink:href="https://www.ukrinform.ua/rubric-ato/3718237-nastane-cas-koli-diti-v-ukraini-budut-zahiseni-vid-rosijskogo-zla-zelenskij.html" text:style-name="Internet_20_link" text:visited-style-name="Visited_20_Internet_20_Link">
There will be a time when children in Ukraine will be protected by the Ed Russian evil - Zelensky</text:a>
</text:span>
</text:p>
      <text:p text:style-name="P4">
The Ukrainian leader noted that there is currently no complete information about hundreds of thousands of children that have been deported to Russia.</text:p>
      <text:p text:style-name="P4">
“As of today, thanks to various efforts, it has been able to return 371 child from deportation to Ukraine. Despite the fact that we are aware of at least 19 505 -deported Ukrainian children, and this is only part of all those of our little Ukrainian and Ukrainian women who are still in the enemy. We have to return all, ”the President said.</text:p>
      <text:p text:style-name="P4">
As reported by Ukrinform, to the International Day of Innocent <text:span text:style-name="T4">
 <text:a xlink:type="simple" xlink:href="https://www.ukrinform.ua/tag-diti" text:style-name="Internet_20_link" text:visited-style-name="Visited_20_Internet_20_Link">
children</text:a>
</text:span>
 - victims of aggression in Kharkiv discovered a monument to Ukrainian children who died as a result of armed aggression by Russia.</text:p>
      <text:p text:style-name="P4">
News Source: <text:a xlink:type="simple" xlink:href="https://www.ukrinform.ua/rubric-ato/3718249-rosiani-vbili-v-ukraini-vze-485-ditej-prote-ci-dani-ne-e-ostatocnimi-zelenskij.html" text:style-name="Internet_20_link" text:visited-style-name="Visited_20_Internet_20_Link">
https://www.ukrinform.ua/rubric-ato/3718249-rosiani-vbili-v-ukraini-vze-485-ditej-prote-ci-dani-ne-e-ostatocnimi-zelenskij.html</text:a>
</text:p>
      <!--NEWS-->
      <text:h text:style-name="P10" text:outline-level="1">
<text:span text:style-name="T4">
Belgium Prime Minister spent the night in hospital after falling with a bicycle</text:span>
</text:h>
      <text:p text:style-name="P4">
Authors: Ukrinform (Person)</text:p>
      <text:p text:style-name="P4">
Publisher: Укринформ (Organization)</text:p>
      <text:p text:style-name="P4">
Published Time: 2023-06-04T-37:22:00+03:00</text:p>
      <text:p text:style-name="P4">
Modified Time: 2023-06-04T21:22:00+03:00</text:p>
      <text:p text:style-name="P4">
Description: The head of Belgium Government Alexander de Croo returned home on Sunday after spending the whole night in the hospital as a result of falling with a bicycle a day earlier. - Ukrinform.</text:p>
      <text:p text:style-name="P4">
Images: ['<text:a xlink:type="simple" xlink:href="https://static.ukrinform.com/photos/2022_09/thumb_files/630_360_1662347981-555.jpg" text:style-name="Internet_20_link" text:visited-style-name="Visited_20_Internet_20_Link">
630_360_16623...</text:a>
']</text:p>
      <text:p text:style-name="P4">
Tags: ['Бельгія', "Прем'єр", 'Велосипед']</text:p>
      <text:p text:style-name="P4">
Type: Article</text:p>
      <!--METADATA-->
      <text:p text:style-name="P4">
<draw:frame draw:style-name="fr1" draw:name="Image16" text:anchor-type="as-char" svg:width="6.9236in" svg:height="3.956343in" draw:z-index="0">
<draw:image xlink:href="../Images/yкринформ/2023-06-04T-37-22-00-03-00/630_360_1662347981-555.jpg" xlink:type="simple" xlink:show="embed" xlink:actuate="onLoad" draw:mime-type="image/jpeg"/>
</draw:frame>
The head of Belgium Alexander de Croo returned home on Sunday after he had done all night in the hospital as a result of falling with a bicycle a day earlier.</text:p>
      <text:p text:style-name="P4">
As Ukrinform reports, it reports <text:a xlink:type="simple" xlink:href="https://www.vrt.be/vrtnws/nl/2023/06/03/premier-de-croo-in-het-ziekenhuis-na-val-met-de-fiets/" text:style-name="Internet_20_link" text:visited-style-name="Visited_20_Internet_20_Link">
VRT</text:a>
.</text:p>
      <text:p text:style-name="P4">
During yesterday's bicycle walking with his son, de Croo fell, hitting the head, and for a short time lost consciousness.</text:p>
      <text:p text:style-name="P4">
<text:span text:style-name="T4">
 Read also: </text:span>
 <text:a xlink:type="simple" xlink:href="https://www.ukrinform.ua/rubric-diaspora/3714447-ukrainska-gromada-belgii-zustrilasa-z-golovou-zakarpatskoi-oda.html" text:style-name="Internet_20_link" text:visited-style-name="Visited_20_Internet_20_Link">
the Ukrainian community of Belgium met with the head of the Zakarpattya Regional State Administration</text:a>
"Fortunately, I was a helmet, and my son called an ambulance," said the Belgian Prime Minister in a short video message on Sunday, June 4.</text:p>
      <text:p text:style-name="P4">
It is noted that the incident occurred on Saturday during a bicycle walk de Croo with a shutter near his house in Michelbec.</text:p>
      <text:p text:style-name="P4">
The Prime Minister's father stated that his son was home from today.</text:p>
      <text:p text:style-name="P4">
<text:span text:style-name="T4">
 Read also: </text:span>
 <text:a xlink:type="simple" xlink:href="https://www.ukrinform.ua/rubric-ato/3710282-belgia-zaavila-pro-gotovnist-navcati-ukrainskih-pilotiv-na-f16.html" text:style-name="Internet_20_link" text:visited-style-name="Visited_20_Internet_20_Link">
Belgium declared readiness to teach Ukrainian pilots on F-16</text:a>
In addition, the head of the Belgian government emphasized that this incident is unmistakable for the planned de Croo plans for next week.</text:p>
      <text:p text:style-name="P4">
As reported by Ukrinform, a few days ago, the US President fell on the stage of posting diplomas at the opening of the Air Force Academy in the Statescolorado.</text:p>
      <text:p text:style-name="P4">
News Source: <text:a xlink:type="simple" xlink:href="https://www.ukrinform.ua/rubric-world/3718184-premer-belgii-proviv-nic-u-likarni-pisla-padinna-z-velosipeda.html" text:style-name="Internet_20_link" text:visited-style-name="Visited_20_Internet_20_Link">
https://www.ukrinform.ua/rubric-world/3718184-premer-belgii-proviv-nic-u-likarni-pisla-padinna-z-velosipeda.html</text:a>
</text:p>
      <!--NEWS-->
      <text:h text:style-name="P10" text:outline-level="1">
<text:span text:style-name="T4">
Maguchi won the tournament in the Netherlands</text:span>
</text:h>
      <text:p text:style-name="P4">
Authors: Ukrinform (Person)</text:p>
      <text:p text:style-name="P4">
Publisher: Укринформ (Organization)</text:p>
      <text:p text:style-name="P4">
Published Time: 2023-06-04T-39:17:26+03:00</text:p>
      <text:p text:style-name="P4">
Modified Time: 2023-06-04T21:17:26+03:00</text:p>
      <text:p text:style-name="P4">
Description: Irina Gerashchenko is a friend. - Ukrinform.</text:p>
      <text:p text:style-name="P4">
Images: ['<text:a xlink:type="simple" xlink:href="https://static.ukrinform.com/photos/2023_06/thumb_files/630_360_1685902568-456.jpg" text:style-name="Internet_20_link" text:visited-style-name="Visited_20_Internet_20_Link">
630_360_16859...</text:a>
']</text:p>
      <text:p text:style-name="P4">
Tags: ['Легка атлетика', 'Ярослава Магучіх']</text:p>
      <text:p text:style-name="P4">
Type: Article</text:p>
      <!--METADATA-->
      <text:p text:style-name="P4">
<draw:frame draw:style-name="fr1" draw:name="Image17" text:anchor-type="as-char" svg:width="6.9236in" svg:height="3.956343in" draw:z-index="0">
<draw:image xlink:href="../Images/yкринформ/2023-06-04T-39-17-26-03-00/630_360_1685902568-456.jpg" xlink:type="simple" xlink:show="embed" xlink:actuate="onLoad" draw:mime-type="image/jpeg"/>
</draw:frame>
Irinagerashchenko is a friend.</text:p>
      <text:p text:style-name="P4">
The Continental Gold Tour on FBK Games took place in the Netherlands, reports Ukrinform.</text:p>
      <text:p text:style-name="P4">
In the sector of jumps in height, Ukraine was represented by 3 athletes - Yaroslawamagukich, Irina Gerashchenko and Yulia Levchenko.</text:p>
      <text:p text:style-name="P4">
Maguchikh won with a result of 200 cm, she took this height from the first work. The 205 cm strap did not obey Ukrainians. Yaroslav won the third tournament of three this season.</text:p>
      <text:p text:style-name="P4">
Gerashchenko with the personal record of the season, 193 cm, became the second. Yulia Levchenkota also set the best personal record this season - 190 cm and became a night in this tournament, giving way to the third place for the number of attempts.</text:p>
      <text:p text:style-name="P4">
<text:span text:style-name="T4">
 Read also: </text:span>
 <text:a xlink:type="simple" xlink:href="https://www.ukrinform.ua/rubric-sports/3715353-ukrainka-magucih-persa-na-etapi-diamantovoi-ligi.html" text:style-name="Internet_20_link" text:visited-style-name="Visited_20_Internet_20_Link">
Ukrainian <text:span text:style-name="T4">
 Maguchi </text:span>
 x - first at the Diamond League stage</text:a>
As reported by Ukrinform, at the stage of the Diamond League in Morocco Maguchihchihchihhkhchi set up a new record of the season - 201 cm.</text:p>
      <text:p text:style-name="P4">
Photo: Diamondleague.com</text:p>
      <text:p text:style-name="P4">
News Source: <text:a xlink:type="simple" xlink:href="https://www.ukrinform.ua/rubric-sports/3718246-magucih-zdobula-peremogu-na-turniri-v-niderlandah.html" text:style-name="Internet_20_link" text:visited-style-name="Visited_20_Internet_20_Link">
https://www.ukrinform.ua/rubric-sports/3718246-magucih-zdobula-peremogu-na-turniri-v-niderlandah.html</text:a>
</text:p>
      <!--NEWS-->
      <text:h text:style-name="P10" text:outline-level="1">
<text:span text:style-name="T4">
The whole world is working on bringing the Russian Federation to justice for killing children in Ukraine - President</text:span>
</text:h>
      <text:p text:style-name="P4">
Authors: Ukrinform (Person)</text:p>
      <text:p text:style-name="P4">
Publisher: Укринформ (Organization)</text:p>
      <text:p text:style-name="P4">
Published Time: 2023-06-04T-41:03:00+03:00</text:p>
      <text:p text:style-name="P4">
Modified Time: 2023-06-04T21:03:00+03:00</text:p>
      <text:p text:style-name="P4">
Description: President Volodymyr Zelenskyy has expressed his condolences to the victims of Russian aggression in the city of Pidgorodne in Dnipropetrovsk, and assured that the higher leadership of Russia will be punished for the murder of Ukrainian children.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Діти', 'Воєнні злочини', 'Зеленський', 'Війна з Росією']</text:p>
      <text:p text:style-name="P4">
Type: Article</text:p>
      <!--METADATA-->
      <text:p text:style-name="P4">
<draw:frame draw:style-name="fr1" draw:name="Image18" text:anchor-type="as-char" svg:width="6.9236in" svg:height="3.956343in" draw:z-index="0">
<draw:image xlink:href="../Images/yкринформ/2023-06-04T-41-03-00-03-00/630_360_1685119271-129.jpeg" xlink:type="simple" xlink:show="embed" xlink:actuate="onLoad" draw:mime-type="image/jpeg"/>
</draw:frame>
President Volodymyr Zelensky has expressed his condolences to the victims of the Ed Russian aggression in the city of Pidgorodne in Dnipropetrovsk, and assured that the higher leadership of Russia would be punished for the murder of Ukrainian children.</text:p>
      <text:p text:style-name="P4">
The head of state reported this in the evening <text:a xlink:type="simple" xlink:href="https://t.me/V_Zelenskiy_official/6464" text:style-name="Internet_20_link" text:visited-style-name="Visited_20_Internet_20_Link">
appeal.</text:a>
"A rescue operation in the city of Pidhorodne in the Dnieper region has already ended, the Derosian missile has destroyed houses. 25 people were injured, five of them are children. David, he is 6 years old - a serious condition, a guy is hospitalized. Denis, he is 11 years old, , hospitalized. Alexander, 15 years old, is also the Tyzhnya condition. Lisa, 17 years old-treatment outpatient treatment. Kira, she is 10 years old, is a minibule injury, outpatient treatment. It hurts to see such reports. Lisa, 2 years of girl, she was killed this Russian rocket. Probably Iskander. My condolences to my relatives and loved ones ... "Zelensky said.</text:p>
      <text:p text:style-name="P4">
The President emphasized that from the beginning of a full -scale war, 485 children have been known for the death of. He noted that this is the number that Ukraine can confirm, knowing every child's data.</text:p>
      <text:p text:style-name="P4">
<text:span text:style-name="T4">
 Read also: </text:span>
 <text:a xlink:type="simple" xlink:href="https://www.ukrinform.ua/rubric-ato/3718004-rosijska-armia-vbila-v-ukraini-vze-485-ditej-se-1005-poranila.html" text:style-name="Internet_20_link" text:visited-style-name="Visited_20_Internet_20_Link">
the Russian army killed 485 <text:span text:style-name="T4">
 children </text:span>
, another 1005 injured</text:a>
According to the Head of State, the real figure is greater - after the de -occupation of the territory, the graves find victims of Russian aggression, including children. At the same time, at least 19 505 -deported children were waiting for a return from Russia.</text:p>
      <text:p text:style-name="P4">
"Today in our country is the day of memory of children who died as a result of Russian aggression. Since the age of 14. Children who would be alive if Kupkabandites in the Kremlin, in Moscow, did not felt by the leaders who allegedly have to rule the fate of peoples. These bandits will be convicted. I have no doubt.</text:p>
      <text:p text:style-name="P4">
Zelensky thanked everyone in the world who helps the work of the International Criminal Court in the investigation of Russian crimes in Ukraine, as well as those who are involved in the organization of a special tribunal regarding the crime of aggression against Ukraine - "the initial crime that gave birth to all other terribles of this war."<text:span text:style-name="T5">
Foto: op</text:span>
</text:p>
      <text:p text:style-name="P4">
News Source: <text:a xlink:type="simple" xlink:href="https://www.ukrinform.ua/rubric-ato/3718245-uves-svit-pracue-nad-pritagnennam-rf-do-vidpovidalnosti-za-vbivstva-ditej-v-ukraini-prezident.html" text:style-name="Internet_20_link" text:visited-style-name="Visited_20_Internet_20_Link">
https://www.ukrinform.ua/rubric-ato/3718245-uves-svit-pracue-nad-pritagnennam-rf-do-vidpovidalnosti-za-vbivstva-ditej-v-ukraini-prezident.html</text:a>
</text:p>
      <!--NEWS-->
      <text:h text:style-name="P10" text:outline-level="1">
<text:span text:style-name="T4">
Svitolina: Hope I will continue to win, I'm very motivated in the next matches</text:span>
</text:h>
      <text:p text:style-name="P4">
Authors: Ukrinform (Person)</text:p>
      <text:p text:style-name="P4">
Publisher: Укринформ (Organization)</text:p>
      <text:p text:style-name="P4">
Published Time: 2023-06-04T-44:50:00+03:00</text:p>
      <text:p text:style-name="P4">
Modified Time: 2023-06-04T20:50:00+03:00</text:p>
      <text:p text:style-name="P4">
Description: The Ukrainian will play in the quarterfinals of the Open Championship of France. - Ukrinform.</text:p>
      <text:p text:style-name="P4">
Images: ['<text:a xlink:type="simple" xlink:href="https://static.ukrinform.com/photos/2023_06/thumb_files/630_360_1685900934-828.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19" text:anchor-type="as-char" svg:width="6.9236in" svg:height="3.956343in" draw:z-index="0">
<draw:image xlink:href="../Images/yкринформ/2023-06-04T-44-50-00-03-00/630_360_1685900934-828.jpg" xlink:type="simple" xlink:show="embed" xlink:actuate="onLoad" draw:mime-type="image/jpeg"/>
</draw:frame>
Ukrainian has been playing in the quarterfinals of the Open French Championship.</text:p>
      <text:p text:style-name="P4">
Ukrainian tennis player Elina Svitolina in the flash-interview of Matsu Vlaener <text:a xlink:type="simple" xlink:href="https://twitter.com/rolandgarros/status/1665404036361625601" text:style-name="Internet_20_link" text:visited-style-name="Visited_20_Internet_20_Link">
commented</text:a>
The victory of Daria Kasatkina in the fourth round "Rolan Garros-2023", reports.</text:p>
      <text:p text:style-name="P4">
“I am very grateful to you for the support. Now I understand that Gael felt all the specials, I am very grateful to all the French for support. I dreamed of these victories when I gave birth in last October. It is incredible that I can compete and go all this path to the quarterfinals. This is a special feeling. Hope I will continue, I'm very motivated in the next matches.</text:p>
      <text:p text:style-name="P4">
Daria has a unique game style. I tried to modify my game, yesterday the track court worked on tactics, and that helped. The second set was nervous to both of us, and it is normal, it is a great helmet tournament. Choice, I am very glad that I was able to finish the match in two sets, ” - - Laudalasvitolina.</text:p>
      <text:p text:style-name="P4">
<text:span text:style-name="T4">
 Read also: </text:span>
 <text:a xlink:type="simple" xlink:href="https://www.ukrinform.ua/rubric-sports/3718232-svitolina-zigrae-u-cvertfinali-rolan-garros.html" text:style-name="Internet_20_link" text:visited-style-name="Visited_20_Internet_20_Link">
<text:span text:style-name="T4">
 Svitolina </text:span>
 came out in the quarterfinals "Rolan Harros"</text:a>
In the quarterfinals of the tournament Svitolin will play against the winner of the Stevens pair - Sabalenko.</text:p>
      <text:p text:style-name="P4">
Photo: btu.org.ua</text:p>
      <text:p text:style-name="P4">
News Source: <text:a xlink:type="simple" xlink:href="https://www.ukrinform.ua/rubric-sports/3718243-svitolina-spodivausa-a-budu-prodovzuvati-peremagati-a-duze-motivovana-na-nastupni-matci.html" text:style-name="Internet_20_link" text:visited-style-name="Visited_20_Internet_20_Link">
https://www.ukrinform.ua/rubric-sports/3718243-svitolina-spodivausa-a-budu-prodovzuvati-peremagati-a-duze-motivovana-na-nastupni-matci.html</text:a>
</text:p>
      <!--NEWS-->
      <text:h text:style-name="P10" text:outline-level="1">
<text:span text:style-name="T4">
The coordinate reported that the commander should do in case of a soldier's disappearance</text:span>
</text:h>
      <text:p text:style-name="P4">
Authors: Ukrinform (Person)</text:p>
      <text:p text:style-name="P4">
Publisher: Укринформ (Organization)</text:p>
      <text:p text:style-name="P4">
Published Time: 2023-06-04T-46:29:00+03:00</text:p>
      <text:p text:style-name="P4">
Modified Time: 2023-06-04T20:29:00+03:00</text:p>
      <text:p text:style-name="P4">
Description: In case of disappearance of the serviceman, the commander must notify the changes in the personnel accounting within 24 hour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Списки полонених', 'Зниклі безвісти', 'Війна з Росією']</text:p>
      <text:p text:style-name="P4">
Type: Article</text:p>
      <!--METADATA-->
      <text:p text:style-name="P4">
<draw:frame draw:style-name="fr1" draw:name="Image20" text:anchor-type="as-char" svg:width="6.9236in" svg:height="3.956343in" draw:z-index="0">
<draw:image xlink:href="../Images/yкринформ/2023-06-04T-46-29-00-03-00/630_360_1680170436-658.jpg" xlink:type="simple" xlink:show="embed" xlink:actuate="onLoad" draw:mime-type="image/jpeg"/>
</draw:frame>
In the distribution of the serviceman, the commander must notify the personnel accounting within 24 hours.</text:p>
      <text:p text:style-name="P4">
According to Ukrinform, the coordination headquarters on the behavior of the Warm -owned is reported in <text:a xlink:type="simple" xlink:href="https://t.me/Koord_shtab/1170" text:style-name="Internet_20_link" text:visited-style-name="Visited_20_Internet_20_Link">
telegram</text:a>
.</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Representatives of the coordination, the Security Service of Ukraine and the National Guard of Ukraine answered to the questions of the loved ones.</text:p>
      <text:p text:style-name="P4">
The staff representative noted that in the event of a serviceman disappeared, the commander is notified within 24 hours of the personnel accounting of the personnel. According to the results of the investigation, the commander issues an order, the Avikov part sends the relevant documents to the territorial center of the complex and social support.</text:p>
      <text:p text:style-name="P4">
Among other things, the parties raised the issue of returning the bodies of fallen defenders.</text:p>
      <text:p text:style-name="P4">
<text:span text:style-name="T4">
 Read also: </text:span>
 [negotiations on the liberation of prisoners are conducted with the subjects(https://www.ukrinform.ua/rubric-ato/3714955-peregovori-pro-vizvolenna-polonenih-vedutsa-z-subektami-u-rf-i-na-tot-ukraini-koordstab.html)It is noted that there are cases where due to the combat situation on a specific location, it is not possible to pick up the bodies of the dead brothers. The implementation of these functions is entrusted to the office of the Commissioner for Persons missing in person. The relevant groups carry out both search measures of the named territories and are negotiating on the exchange of bodies of aggressors.</text:p>
      <text:p text:style-name="P4">
In addition, the coordination headquarters lawyer informed the loved ones about the privileges of the TAVPRACE to the families of defenders and defenders, as well as the cash payments of the family -persons.</text:p>
      <text:p text:style-name="P4">
As reported by Ukrinform, in the command of territorial defense forces stated that <text:a xlink:type="simple" xlink:href="https://www.ukrinform.ua/rubric-ato/3715083-vijskovi-castini-ne-vedut-rozsuku-zniklih-bijciv-komanduvanna-sil-teroboroni.html" text:style-name="Internet_20_link" text:visited-style-name="Visited_20_Internet_20_Link">
military units do not carry out operational search activities</text:a>
regarding the missing personnel.</text:p>
      <text:p text:style-name="P4">
News Source: <text:a xlink:type="simple" xlink:href="https://www.ukrinform.ua/rubric-ato/3718226-u-koordstabi-povidomili-so-povinen-robiti-komandir-u-razi-zniknenna-soldata.html" text:style-name="Internet_20_link" text:visited-style-name="Visited_20_Internet_20_Link">
https://www.ukrinform.ua/rubric-ato/3718226-u-koordstabi-povidomili-so-povinen-robiti-komandir-u-razi-zniknenna-soldata.html</text:a>
</text:p>
      <!--NEWS-->
      <text:h text:style-name="P10" text:outline-level="1">
<text:span text:style-name="T4">
Kostyuk and Ruse completed the performance in the 1/8 finals</text:span>
</text:h>
      <text:p text:style-name="P4">
Authors: Ukrinform (Person)</text:p>
      <text:p text:style-name="P4">
Publisher: Укринформ (Organization)</text:p>
      <text:p text:style-name="P4">
Published Time: 2023-06-04T-48:25:21+03:00</text:p>
      <text:p text:style-name="P4">
Modified Time: 2023-06-04T20:25:21+03:00</text:p>
      <text:p text:style-name="P4">
Description: The Ukrainian-Romanian duo gave way to the American Cory Gauff and Jessica Peguli. - Ukrinform.</text:p>
      <text:p text:style-name="P4">
Images: ['<text:a xlink:type="simple" xlink:href="https://static.ukrinform.com/photos/2023_06/thumb_files/630_360_1685899456-159.jpg" text:style-name="Internet_20_link" text:visited-style-name="Visited_20_Internet_20_Link">
630_360_16858...</text:a>
']</text:p>
      <text:p text:style-name="P4">
Tags: ['Теніс', 'Марта Костюк']</text:p>
      <text:p text:style-name="P4">
Type: Article</text:p>
      <!--METADATA-->
      <text:p text:style-name="P4">
<draw:frame draw:style-name="fr1" draw:name="Image21" text:anchor-type="as-char" svg:width="6.9236in" svg:height="3.956343in" draw:z-index="0">
<draw:image xlink:href="../Images/yкринформ/2023-06-04T-48-25-21-03-00/630_360_1685899456-159.jpg" xlink:type="simple" xlink:show="embed" xlink:actuate="onLoad" draw:mime-type="image/jpeg"/>
</draw:frame>
The Ukrainian-Romanian duo gave way to the American Cory Gauff and Jessicipeguli.</text:p>
      <text:p text:style-name="P4">
Ukrainian tennis player Marta Kostyuk and Romanian Elena-Gabriel Ruse lost the B1/8 Finals of the Open French Championship, Ukrinform reports.</text:p>
      <text:p text:style-name="P4">
Kostyuk and Ruse lost to the American Cory Gauff and Jessica Peguli - 7: 6, 4: 6,2: 6.</text:p>
      <text:p text:style-name="P4">
The match lasted 2 hours 23 minutes. Ukrainian and Romanian sold 2 times 2 times, made 5 double errors and sold 4/11 brothers.</text:p>
      <text:p text:style-name="P4">
Recall that in a single category, Kostyuk completed the performances at the start of the competition, losing Belarusian Arini Sobolenko.</text:p>
      <text:p text:style-name="P4">
<text:span text:style-name="T4">
 Read also: </text:span>
 <text:a xlink:type="simple" xlink:href="https://www.ukrinform.ua/rubric-sports/3718232-svitolina-zigrae-u-cvertfinali-rolan-garros.html" text:style-name="Internet_20_link" text:visited-style-name="Visited_20_Internet_20_Link">
<text:span text:style-name="T4">
 Svitolina </text:span>
 came out in the quarterfinals "Rolan Harros"</text:a>
According to Ukrinform, Elina Svitolina won Darius Kasatkin and will play Rolan Harros's students.</text:p>
      <text:p text:style-name="P4">
Photo: btu.org.ua</text:p>
      <text:p text:style-name="P4">
News Source: <text:a xlink:type="simple" xlink:href="https://www.ukrinform.ua/rubric-sports/3718238-kostuk-ta-ruse-zaversili-vistup-v-18-finalu-parnogo-rozradu-rolan-garros.html" text:style-name="Internet_20_link" text:visited-style-name="Visited_20_Internet_20_Link">
https://www.ukrinform.ua/rubric-sports/3718238-kostuk-ta-ruse-zaversili-vistup-v-18-finalu-parnogo-rozradu-rolan-garros.html</text:a>
</text:p>
      <!--NEWS-->
      <text:h text:style-name="P10" text:outline-level="1">
<text:span text:style-name="T4">
The time will come when children in Ukraine will be protected from Russian evil - Zelensky</text:span>
</text:h>
      <text:p text:style-name="P4">
Authors: Ukrinform (Person)</text:p>
      <text:p text:style-name="P4">
Publisher: Укринформ (Organization)</text:p>
      <text:p text:style-name="P4">
Published Time: 2023-06-04T-50:10:00+03:00</text:p>
      <text:p text:style-name="P4">
Modified Time: 2023-06-04T20:10:00+03:00</text:p>
      <text:p text:style-name="P4">
Description: There will be a time when children on earth, including in Ukraine, will be protected from evil such as Russian. - Ukrinform.</text:p>
      <text:p text:style-name="P4">
Images: ['<text:a xlink:type="simple" xlink:href="https://static.ukrinform.com/photos/2023_06/thumb_files/630_360_1685898899-448.png" text:style-name="Internet_20_link" text:visited-style-name="Visited_20_Internet_20_Link">
630_360_16858...</text:a>
']</text:p>
      <text:p text:style-name="P4">
Tags: ['Діти', 'Звернення', 'Зеленський', 'Війна з Росією']</text:p>
      <text:p text:style-name="P4">
Type: Article</text:p>
      <!--METADATA-->
      <text:p text:style-name="P4">
<draw:frame draw:style-name="fr1" draw:name="Image22" text:anchor-type="as-char" svg:width="6.9236in" svg:height="3.956343in" draw:z-index="0">
<draw:image xlink:href="../Images/yкринформ/2023-06-04T-50-10-00-03-00/630_360_1685898899-448.png" xlink:type="simple" xlink:show="embed" xlink:actuate="onLoad" draw:mime-type="image/png"/>
</draw:frame>
It is time when children on earth, including in Ukraine, will be protected from evil such as Russian.</text:p>
      <text:p text:style-name="P4">
About it in your traditional <text:a xlink:type="simple" xlink:href="https://t.me/V_Zelenskiy_official/6464" text:style-name="Internet_20_link" text:visited-style-name="Visited_20_Internet_20_Link">
evening address</text:a>
President of Ukraine Vladimirzelensky said.</text:p>
      <text:p text:style-name="P4">
Video: Op</text:p>
      <text:p text:style-name="P4">
_ <text:span text:style-name="T4">
 Dear Ukrainians and Ukrainians!</text:span>
 _</text:p>
      <text:p text:style-name="P4">
The rescue operation in the city of Pidhorodne in the Dnieper region has already ended, the Derosian rocket has destroyed the houses.</text:p>
      <text:p text:style-name="P4">
25 people were injured, five of them children. David, he is 6 years old - heavily, the guy is hospitalized. Denis, he is 11 years old - is also a serious condition, hospitalized. Alexander, 15 years old, is also a serious condition. Lisa, 17 years old, is an outpatient treatment. Kira, she is 10 years old, is a mine-explosive trauma, the treatment of the monastery. It hurts to see such reports.</text:p>
      <text:p text:style-name="P4">
Lisa, 2 years old, she was killed by this Russian rocket. Iskander probably. My condolences to my family and loved ones ...</text:p>
      <text:p text:style-name="P4">
Russian terror took away the lives of hundreds of our children, and only during February 24, during a full -scale war, is known for the death of 485 children. Ceyster, which we can formally confirm knowing the data of each child.</text:p>
      <text:p text:style-name="P4">
Unfortunately, the real number is greater. Every time we liberate our land of sprouting invaders, we learn the terrible truth about occupation. How many people, how many children are in the burials in the occupied territory - in the Mogilets of this war, this aggression. And how many still under the ruins in Russian Ukrainian cities and villages.</text:p>
      <text:p text:style-name="P4">
Unfortunately, we do not have complete information about hundreds of thousands of children who have been deported to Russia. As of today, thanks to various efforts, 371 children in deportation have managed to come to Ukraine. Despite the fact that we are aware of at least 19 505 deported Ukrainian children, and it is only part of all those of our little Ukrainians and Ukrainian women who are still in the enemy. Which we have to return.</text:p>
      <text:p text:style-name="P4">
Today in our country there is a day of memory of children who died as a result of Russian aggression. From the age of 14. Children who would be alive if Kupbandites in the Kremlin, in Moscow, did not feel themselves in the leaders who allegedly have to rule the fate of peoples.</text:p>
      <text:p text:style-name="P4">
Each of these bandits will be convicted. I have no doubt about that. All the necessary legal institutions work for the cure.</text:p>
      <text:p text:style-name="P4">
And today, on this memory day, I want to thank everyone in the world who is more supported for the sake of justice. For the sake of punishing anyone who brought the land of terror, everyone who kills and deport children and adults.Let the sentences on the racists they hear on the dock a bench - law and fair sentences - will be a testimony that the world will still take life and save civilization. And yet there will be a time when children on earth-in Ukraine and anywhere else-will be protected from such evil as Russian evil, and from such aggression.</text:p>
      <text:p text:style-name="P4">
That is why it is so important that the power of justice, the power of responsibility to be a powerful mention of every life that was taken away by evil, Russia.</text:p>
      <text:p text:style-name="P4">
And part of this responsibility is a mandatory part of the Esanction today. Sanctions of the world that force Russia to pay the price for what it does.</text:p>
      <text:p text:style-name="P4">
He held a special meeting on sanctions today. GUR, external intelligence service, government, office. They analyzed in great detail how Russia bypasses the sanction and who helps her. Different countries, different companies without which Russia has not been able to deny terror, including rockets. Unfortunately, the terrorist state manages to use the technologies of the world through a network of suppliers, it is possible to enter international sanction regimes.</text:p>
      <text:p text:style-name="P4">
We see every direction of bypassing existing sanctions, every country whose territory or jurisdiction whose citizens are used by Russia to continue terror. And we have to close all such directions - together with partners - so that there are no Usian missiles, in Russian weapons of the free world. Necessary will be.</text:p>
      <text:p text:style-name="P4">
Thank you to everyone who helps us fight aggression!</text:p>
      <text:p text:style-name="P4">
Glory to all our soldiers!And thank you for today on the forefront.</text:p>
      <text:p text:style-name="P4">
Glory to Ukraine!</text:p>
      <text:p text:style-name="P4">
Photo: op</text:p>
      <text:p text:style-name="P4">
News Source: <text:a xlink:type="simple" xlink:href="https://www.ukrinform.ua/rubric-ato/3718237-nastane-cas-koli-diti-v-ukraini-budut-zahiseni-vid-rosijskogo-zla-zelenskij.html" text:style-name="Internet_20_link" text:visited-style-name="Visited_20_Internet_20_Link">
https://www.ukrinform.ua/rubric-ato/3718237-nastane-cas-koli-diti-v-ukraini-budut-zahiseni-vid-rosijskogo-zla-zelenskij.html</text:a>
</text:p>
      <!--NEWS-->
      <text:h text:style-name="P10" text:outline-level="1">
<text:span text:style-name="T4">
It is time to talk about specifics in the issue of Ukraine's membership in NATO - Markarov</text:span>
</text:h>
      <text:p text:style-name="P4">
Authors: Ukrinform (Person)</text:p>
      <text:p text:style-name="P4">
Publisher: Укринформ (Organization)</text:p>
      <text:p text:style-name="P4">
Published Time: 2023-06-04T-52:00:00+03:00</text:p>
      <text:p text:style-name="P4">
Modified Time: 2023-06-04T20:00:00+03:00</text:p>
      <text:p text:style-name="P4">
Description: It is now time to start discussing the correct steps on Ukraine's membership in the North Atlantic Alliance. - Ukrinform.</text:p>
      <text:p text:style-name="P4">
Images: ['<text:a xlink:type="simple" xlink:href="https://static.ukrinform.com/photos/2021_05/thumb_files/630_360_1620965417-738.jpg" text:style-name="Internet_20_link" text:visited-style-name="Visited_20_Internet_20_Link">
630_360_16209...</text:a>
']</text:p>
      <text:p text:style-name="P4">
Tags: ['НАТО', 'Україна', 'Маркарова']</text:p>
      <text:p text:style-name="P4">
Type: Article</text:p>
      <!--METADATA-->
      <text:p text:style-name="P4">
<draw:frame draw:style-name="fr1" draw:name="Image23" text:anchor-type="as-char" svg:width="6.9236in" svg:height="3.956343in" draw:z-index="0">
<draw:image xlink:href="../Images/yкринформ/2023-06-04T-52-00-00-03-00/630_360_1620965417-738.jpg" xlink:type="simple" xlink:show="embed" xlink:actuate="onLoad" draw:mime-type="image/jpeg"/>
</draw:frame>
Now it was time to start discussing the correct steps on Ukraine's membership of the Educational Alliance.</text:p>
      <text:p text:style-name="P4">
According to Ukrinform, this is in the Face The Nation of the TV channel <text:a xlink:type="simple" xlink:href="https://twitter.com/FaceTheNation/status/1665389238076993538" text:style-name="Internet_20_link" text:visited-style-name="Visited_20_Internet_20_Link">
CBS News</text:a>
Oksana Markarova said in the US Ambassador.</text:p>
      <text:p text:style-name="P4">
“We look forward to the summit(NATO - order.). Україна має прагнення щодовступу в НАТО. Трансатлантичні прагнення закріплені в наших серцях, в нашійКонституції і більшість людей підтримує їх. Ми вважаємо, що настав часрозпочати обговорювати коректні кроки в цьому питанні», - сказала вона.</text:p>
      <text:p text:style-name="P4">
За словами Маркарової, українська сторона розуміє поточні обмеження щодовступу в <text:a xlink:type="simple" xlink:href="https://www.ukrinform.ua/tag-nato" text:style-name="Internet_20_link" text:visited-style-name="Visited_20_Internet_20_Link">
 НАТО </text:a>
Against the backdrop of a continuing war.</text:p>
      <text:p text:style-name="P4">
"However, I believe that at the moment, after a terrible violation of the international law, after Russia attacked us without being provoked when we were not part of NATO, as well as after historical decisions on Finland and Sweden. Everyone has come to realize What is good against evil, and we need NATO static, how much NATO needs Ukraine, because we have a lot of NATO, ”she said.</text:p>
      <text:p text:style-name="P4">
<text:span text:style-name="T4">
 Read also: </text:span>
 <text:a xlink:type="simple" xlink:href="https://www.ukrinform.ua/rubric-polytics/3718210-pisla-peremogi-proces-priednanna-ukraini-do-nato-bude-svidkim-zastupnik-ministra-oboroni.html" text:style-name="Internet_20_link" text:visited-style-name="Visited_20_Internet_20_Link">
after victory process of Ukraine accession to <text:span text:style-name="T4">
 NATO </text:span>
 will be fast - Deputy Minister of Defense</text:a>
As reported by Ukrinform, President Volodymyr Zelenskyy said that Ukraine is expecting a political invitation to the Alliance at NATO summit in Vilnius.</text:p>
      <text:p text:style-name="P4">
He also emphasized that Ukraine should receive effective security guarantees for NATO.</text:p>
      <text:p text:style-name="P4">
News Source: <text:a xlink:type="simple" xlink:href="https://www.ukrinform.ua/rubric-polytics/3718233-nastav-cas-pogovoriti-pro-konkretiku-v-pitanni-clenstva-ukraini-v-nato-markarova.html" text:style-name="Internet_20_link" text:visited-style-name="Visited_20_Internet_20_Link">
https://www.ukrinform.ua/rubric-polytics/3718233-nastav-cas-pogovoriti-pro-konkretiku-v-pitanni-clenstva-ukraini-v-nato-markarova.html</text:a>
</text:p>
      <!--NEWS-->
      <text:h text:style-name="P10" text:outline-level="1">
<text:span text:style-name="T4">
Svitolina came out in the quarterfinal "Rolan Harros"</text:span>
</text:h>
      <text:p text:style-name="P4">
Authors: Ukrinform (Person)</text:p>
      <text:p text:style-name="P4">
Publisher: Укринформ (Organization)</text:p>
      <text:p text:style-name="P4">
Published Time: 2023-06-04T-55:58:00+03:00</text:p>
      <text:p text:style-name="P4">
Modified Time: 2023-06-04T19:58:00+03:00</text:p>
      <text:p text:style-name="P4">
Description: In the 1/8 finals, the Ukrainian beat Russian Kasatkin. - Ukrinform.</text:p>
      <text:p text:style-name="P4">
Images: ['<text:a xlink:type="simple" xlink:href="https://static.ukrinform.com/photos/2023_06/thumb_files/630_360_1685897047-869.jpg" text:style-name="Internet_20_link" text:visited-style-name="Visited_20_Internet_20_Link">
630_360_16858...</text:a>
']</text:p>
      <text:p text:style-name="P4">
Tags: ['Світоліна', 'Теніс']</text:p>
      <text:p text:style-name="P4">
Type: Article</text:p>
      <!--METADATA-->
      <text:p text:style-name="P4">
<draw:frame draw:style-name="fr1" draw:name="Image24" text:anchor-type="as-char" svg:width="6.9236in" svg:height="3.956343in" draw:z-index="0">
<draw:image xlink:href="../Images/yкринформ/2023-06-04T-55-58-00-03-00/630_360_1685897047-869.jpg" xlink:type="simple" xlink:show="embed" xlink:actuate="onLoad" draw:mime-type="image/jpeg"/>
</draw:frame>
In 1/8finals, the Ukrainian beat Russian Kasatkin.</text:p>
      <text:p text:style-name="P4">
The Ukrainian tennis player Elina Svitolina won the 1/8 finals of the French open -classroom, Ukrinform reports.</text:p>
      <text:p text:style-name="P4">
The Ukrainian was stronger than the ninth racket of the world, Russian Darius Kasatkin –6: 4, 7: 6(7:5). Матч тривав 1 годину 59 хвилин.</text:p>
      <text:p text:style-name="P4">
Світоліна вчетверте в кар’єрі зіграє у чвертьфіналі «Ролан Гаррос». Суперницеюукраїнки стане переможниця пари Стівенс – Сабаленко.</text:p>
      <text:p text:style-name="P4">
<text:span text:style-name="T4">
Читайте також:</text:span>
 <text:a xlink:type="simple" xlink:href="https://www.ukrinform.ua/rubric-sports/3717920-curenko-zdobula-peremogu-v-tretomu-raundi-rolan-garros.html" text:style-name="Internet_20_link" text:visited-style-name="Visited_20_Internet_20_Link">
 <text:span text:style-name="T4">
Цуренко</text:span>
 здобула перемогу в третьому раунді «РоланГаррос» </text:a>
As reported by Ukrinform, Tomorrow, June 5, Tsurenko will resist the first priest of the world, Polya Igy Schwontek in the 1/8 finals of the Open Championship of France.</text:p>
      <text:p text:style-name="P4">
Photo: Getty Images</text:p>
      <text:p text:style-name="P4">
News Source: <text:a xlink:type="simple" xlink:href="https://www.ukrinform.ua/rubric-sports/3718232-svitolina-zigrae-u-cvertfinali-rolan-garros.html" text:style-name="Internet_20_link" text:visited-style-name="Visited_20_Internet_20_Link">
https://www.ukrinform.ua/rubric-sports/3718232-svitolina-zigrae-u-cvertfinali-rolan-garros.html</text:a>
</text:p>
      <!--NEWS-->
      <text:h text:style-name="P10" text:outline-level="1">
<text:span text:style-name="T4">
США вірять в успіх контрнаступу України – радник Байдена</text:span>
</text:h>
      <text:p text:style-name="P4">
Authors: Ukrinform (Person)</text:p>
      <text:p text:style-name="P4">
Publisher: Укринформ (Organization)</text:p>
      <text:p text:style-name="P4">
Published Time: 2023-06-04T-57:53:00+03:00</text:p>
      <text:p text:style-name="P4">
Modified Time: 2023-06-04T19:53:00+03:00</text:p>
      <text:p text:style-name="P4">
Description: У США вважають, що довгоочікуваний український контрнаступ буде успішним і призведе до повернення стратегічно важливої території.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США', 'Війна з Росією', 'Контрнаступ']</text:p>
      <text:p text:style-name="P4">
Type: Article</text:p>
      <!--METADATA-->
      <text:p text:style-name="P4">
<draw:frame draw:style-name="fr1" draw:name="Image25" text:anchor-type="as-char" svg:width="6.9236in" svg:height="3.956343in" draw:z-index="0">
<draw:image xlink:href="../Images/yкринформ/2023-06-04T-57-53-00-03-00/630_360_1684691970-341.jpg" xlink:type="simple" xlink:show="embed" xlink:actuate="onLoad" draw:mime-type="image/jpeg"/>
</draw:frame>
It is worthwhile that the long -awaited Ukrainian counter -offensive will be successful and reduced the return of a strategically important territory.</text:p>
      <text:p text:style-name="P4">
According to Ukrinform, this is in an interview with the channel <text:a xlink:type="simple" xlink:href="https://edition.cnn.com/2023/06/04/politics/biden-xi-jinping-china-ukraine-cnntv/index.html" text:style-name="Internet_20_link" text:visited-style-name="Visited_20_Internet_20_Link">
CNN</text:a>
The US Presidential Advisor to National Safety Sullivan said.</text:p>
      <text:p text:style-name="P4">
“How many and in what places it will depend on the development of events in place when Ukrainians start this counter -offensive. But we believe that in this counterparts the Ukrainian will succeed, ”he said.</text:p>
      <text:p text:style-name="P4">
He added that the United States believes that the long -awaited Ukrainian <text:a xlink:type="simple" xlink:href="https://www.ukrinform.ua/tag-kontrnastup" text:style-name="Internet_20_link" text:visited-style-name="Visited_20_Internet_20_Link">
counter -offensive</text:a>
will lead to the return of "strategically important territory".</text:p>
      <text:p text:style-name="P4">
According to him, the development of events on the battlefield will have a "great impact" on any non-material negotiations.</text:p>
      <text:p text:style-name="P4">
"But I will say that: President Zelensky himself said that this war is eventually a diplomatic way," Sullivan said.</text:p>
      <text:p text:style-name="P4">
*!(https://www.ukrinform.ua/rubric-ato/3717973-kontrnastup-zsu-bude-vrazaucim-eksdirektor-cru.html)Earlier, the CIA's ex-director General David Petreus stated that the counterpart of the Ukrainian army would be striking and will reach the culmination in the first three to four days.</text:p>
      <text:p text:style-name="P4">
As reported by Ukrinform, President of Ukraine <text:a xlink:type="simple" xlink:href="https://www.ukrinform.ua/rubric-ato/3717842-zelenskij-mi-gotovi-do-kontrnastupu.html" text:style-name="Internet_20_link" text:visited-style-name="Visited_20_Internet_20_Link">
Volodymyr Zelenskyy declared the preparedness to start a counter -offensive</text:a>
Stressing at the same time that this process will take some time and have a high price.</text:p>
      <text:p text:style-name="P4">
<text:span text:style-name="T5">
Foto: Konstantin Liber</text:span>
</text:p>
      <text:p text:style-name="P4">
News Source: <text:a xlink:type="simple" xlink:href="https://www.ukrinform.ua/rubric-ato/3718231-ssa-virat-v-uspih-kontrnastupu-ukraini-radnik-bajdena.html" text:style-name="Internet_20_link" text:visited-style-name="Visited_20_Internet_20_Link">
https://www.ukrinform.ua/rubric-ato/3718231-ssa-virat-v-uspih-kontrnastupu-ukraini-radnik-bajdena.html</text:a>
</text:p>
      <!--NEWS-->
      <text:h text:style-name="P10" text:outline-level="1">
<text:span text:style-name="T4">
Klitschko checked the shelter in the Holosiivskyi district of the capital</text:span>
</text:h>
      <text:p text:style-name="P4">
Authors: Ukrinform (Person)</text:p>
      <text:p text:style-name="P4">
Publisher: Укринформ (Organization)</text:p>
      <text:p text:style-name="P4">
Published Time: 2023-06-04T-59:46:38+03:00</text:p>
      <text:p text:style-name="P4">
Modified Time: 2023-06-04T19:46:38+03:00</text:p>
      <text:p text:style-name="P4">
Description: Checking the shelters in the Holosiivskyi district of Kiev showed that some of the basements are privately owned or leased, some were not equipped or closed at night. - Ukrinform.</text:p>
      <text:p text:style-name="P4">
Images: ['<text:a xlink:type="simple" xlink:href="https://static.ukrinform.com/photos/2022_03/thumb_files/630_360_1647199663-397.jpg" text:style-name="Internet_20_link" text:visited-style-name="Visited_20_Internet_20_Link">
630_360_16471...</text:a>
']</text:p>
      <text:p text:style-name="P4">
Tags: ['Віталій Кличко', 'Київ', 'Укриття', 'Камишін']</text:p>
      <text:p text:style-name="P4">
Type: Article</text:p>
      <!--METADATA-->
      <text:p text:style-name="P4">
<draw:frame draw:style-name="fr1" draw:name="Image26" text:anchor-type="as-char" svg:width="6.9236in" svg:height="3.956343in" draw:z-index="0">
<draw:image xlink:href="../Images/yкринформ/2023-06-04T-59-46-38-03-00/630_360_1647199663-397.jpg" xlink:type="simple" xlink:show="embed" xlink:actuate="onLoad" draw:mime-type="image/jpeg"/>
</draw:frame>
Checkers in the Holosiivskyi district of Kyiv testified that part of the basement is privately owned or leased, some - not equipped or at night.</text:p>
      <text:p text:style-name="P4">
The mayor of Kiev Vitaliy Klitschko informed about it in <text:a xlink:type="simple" xlink:href="https://t.me/vitaliy_klitschko/2070" text:style-name="Internet_20_link" text:visited-style-name="Visited_20_Internet_20_Link">
telegram</text:a>
, reports Ukrinform.</text:p>
      <text:p text:style-name="P4">
"The second day we go with minister Alexander Kamyshin(Minister for Strategic Industry - Ed.)We look at the shelter. Today is the innovative district ... There are problems with shelters. And in Holosiiv - in particular. The part of cellars in private hands or rental. Some are not equipped, somewhere in educational institutions are equipped, but at night they are closed, "he said.</text:p>
      <text:p text:style-name="P4">
<text:span text:style-name="T4">
 Read also: </text:span>
 <text:a xlink:type="simple" xlink:href="https://www.ukrinform.ua/rubric-kyiv/3718171-v-op-zaklikali-vladu-kieva-aknajsvidse-rozrobiti-algoritm-roboti-ukrittiv.html" text:style-name="Internet_20_link" text:visited-style-name="Visited_20_Internet_20_Link">
in OPP called on Kiev power as soon as possible to develop algorithmrobots <text:span text:style-name="T4">
 shelter </text:span>
 tiv</text:a>
</text:p>
      <text:p text:style-name="P4">
Водночас Кличко підкреслив, що відповідальними за облаштування і роботуукриттів є їхні балансоутримувачі і глави районів. За його словами, кошти навсі районні державні адміністрації були виділені. Мер столиці зауважив, що ускладі інспекційної групи "знову не було представників Київської міськоївійськової адміністрації".</text:p>
      <text:p text:style-name="P4">
Як повідомляв Укрінформ, в Офісі Президента закликали владу Києва якнайшвидшерозробити алгоритм роботи укриттів.</text:p>
      <text:p text:style-name="P4">
<text:span text:style-name="T4">
Читайте також:</text:span>
 <text:a xlink:type="simple" xlink:href="https://www.ukrinform.ua/rubric-kyiv/3718104-dla-kian-zapustili-catbot-dla-samostijnoi-ocinki-stanu-ukritta.html" text:style-name="Internet_20_link" text:visited-style-name="Visited_20_Internet_20_Link">
 Для киян запустили чат-бот для самостійної оцінки стану<text:span text:style-name="T4">
укрит</text:span>
 тя </text:a>
The Minister for Strategic Industry Alexander Kamyshin said that 1078 shelters have been checked in the capital to date in the capital](https://www.ukrinform.ua/rubric-kyiv/3718089-u-kievi-perevirili-ponad-tisacu-ukrittiv-polovina-z-nih-nepridatna-do-vikoristanna.html), half of the reaches were in an unsatisfactory condition - not suitable for use or Commission could not open them.</text:p>
      <text:p text:style-name="P4">
For residents of Kiev(https://www.ukrinform.ua/rubric-kyiv/3718104-dla-kian-zapustili-catbot-dla-samostijnoi-ocinki-stanu-ukritta.html)that allows you to evaluate the stations yourself.</text:p>
      <text:p text:style-name="P4">
News Source: <text:a xlink:type="simple" xlink:href="https://www.ukrinform.ua/rubric-kyiv/3718229-klicko-pereviriv-ukritta-u-golosiivskomu-rajoni-stolici.html" text:style-name="Internet_20_link" text:visited-style-name="Visited_20_Internet_20_Link">
https://www.ukrinform.ua/rubric-kyiv/3718229-klicko-pereviriv-ukritta-u-golosiivskomu-rajoni-stolici.html</text:a>
</text:p>
      <!--NEWS-->
      <text:h text:style-name="P10" text:outline-level="1">
<text:span text:style-name="T4">
The prosecutor's office has started pre -trial investigation on today's shelling of Kharkiv region</text:span>
</text:h>
      <text:p text:style-name="P4">
Authors: Ukrinform (Person)</text:p>
      <text:p text:style-name="P4">
Publisher: Укринформ (Organization)</text:p>
      <text:p text:style-name="P4">
Published Time: 2023-06-04T-61:26:00+03:00</text:p>
      <text:p text:style-name="P4">
Modified Time: 2023-06-04T19:26:00+03:00</text:p>
      <text:p text:style-name="P4">
Description: Chuguevskaya, Kupyansk and Bogodukhiv district prosecutor's office of Kharkiv region began pre -trial investigations on the facts of violation of the laws and customs of war by the Russian Federation. - Ukrinform.</text:p>
      <text:p text:style-name="P4">
Images: ['<text:a xlink:type="simple" xlink:href="https://static.ukrinform.com/photos/2023_06/thumb_files/630_360_1685896300-603.jpeg" text:style-name="Internet_20_link" text:visited-style-name="Visited_20_Internet_20_Link">
630_360_16858...</text:a>
']</text:p>
      <text:p text:style-name="P4">
Tags: ['Обстріл', 'Прокуратура', 'Харківщина', 'Війна з Росією']</text:p>
      <text:p text:style-name="P4">
Type: Article</text:p>
      <!--METADATA-->
      <text:p text:style-name="P4">
<draw:frame draw:style-name="fr1" draw:name="Image27" text:anchor-type="as-char" svg:width="6.9236in" svg:height="3.956343in" draw:z-index="0">
<draw:image xlink:href="../Images/yкринформ/2023-06-04T-61-26-00-03-00/630_360_1685896300-603.jpeg" xlink:type="simple" xlink:show="embed" xlink:actuate="onLoad" draw:mime-type="image/jpeg"/>
</draw:frame>
Chuguevskaya, Kupyansk and Bogodukhiv district prosecutor's office of Kharkiv region began pre -trial investigations on the facts of violation of the laws of the pelvis of war by the Russian Federation.</text:p>
      <text:p text:style-name="P4">
As Ukrinform reports, about it in <text:a xlink:type="simple" xlink:href="https://t.me/pgo_gov_ua/12873" text:style-name="Internet_20_link" text:visited-style-name="Visited_20_Internet_20_Link">
telegram</text:a>
Informs the press service of the Attorney General.</text:p>
      <text:p text:style-name="P4">
"Under the procedural guidance of Chuguev, Kupyansk and Bogodukhiv Prosecutor's Office of Kharkiv region, pre -trial investigations were initiated(Art. 438 of the Criminal Code of Ukraine)", - the testimony reads.</text:p>
      <text:p text:style-name="P4">
It is noted that according to the investigation, on June 4, the Russian military <text:a xlink:type="simple" xlink:href="https://www.ukrinform.ua/tag-obstril" text:style-name="Internet_20_link" text:visited-style-name="Visited_20_Internet_20_Link">
fired</text:a>
Vovchansk. As a result of the hostile, two civilians agreed. District dwellings were damaged. Around the south -of -law servicemen of the Armed Forces of the Russian Federation struck the village of Peschane Kupyansk district, which causes a local resident to be injured.</text:p>
      <text:p text:style-name="P4">
</text:p>
      <text:p text:style-name="P4">
<text:span text:style-name="T4">
 Read also: </text:span>
 <text:a xlink:type="simple" xlink:href="https://www.ukrinform.ua/rubric-ato/3718185-zagarbniki-obstrilali-gromadu-na-harkivsini-dvoe-poranenih.html" text:style-name="Internet_20_link" text:visited-style-name="Visited_20_Internet_20_Link">
invaders fired at the community in Kharkiv region, two -warned</text:a>
At the same time, at about 2:30 pm, Russian invaders were beaten on the town of Zolochiv Bohodukhiv district. According to preliminary data, shelling was made from artillery. The home of child and youth creativity was damaged. Two people were injured. Prosecutors of the police recorded the consequences of armed aggression of the Russian Federation.</text:p>
      <text:p text:style-name="P4">
</text:p>
      <text:p text:style-name="P4">
As reported by Ukrinform, <text:a xlink:type="simple" xlink:href="https://www.ukrinform.ua/rubric-regions/3718075-zagarbniki-za-dobu-obstrilali-120-naselenih-punktiv-ta-92-obekta-infrastrukturi.html" text:style-name="Internet_20_link" text:visited-style-name="Visited_20_Internet_20_Link">
Russian troops for the last day fired at 1,120 settlements</text:a>
and 92 of the infrastructure, 6 civilians were killed in 6 civilians, 32 were injured.</text:p>
      <text:p text:style-name="P4">
<text:span text:style-name="T5">
Foto: Kharkiv Regional Prosecutor's Office</text:span>
</text:p>
      <text:p text:style-name="P4">
News Source: <text:a xlink:type="simple" xlink:href="https://www.ukrinform.ua/rubric-regions/3718223-prokuratura-rozpocala-dosudovi-rozsliduvanna-za-faktom-sogodnisnogo-obstrilu-harkivsini.html" text:style-name="Internet_20_link" text:visited-style-name="Visited_20_Internet_20_Link">
https://www.ukrinform.ua/rubric-regions/3718223-prokuratura-rozpocala-dosudovi-rozsliduvanna-za-faktom-sogodnisnogo-obstrilu-harkivsini.html</text:a>
</text:p>
      <!--NEWS-->
      <text:h text:style-name="P10" text:outline-level="1">
<text:span text:style-name="T4">
At Kupiansk direction Russian army shelled Masutivka, Lyman Pershyy, Kyslivka, Tabayivka, Ber...</text:span>
</text:h>
      <text:p text:style-name="P4">
Authors: liveuamap (Language: en)</text:p>
      <text:p text:style-name="P4">
Time: 2023-06-04T-7:09:00</text:p>
      <text:p text:style-name="P4">
Location: Lyman (Latitude:49.36046 Longtitude:37.95467)</text:p>
      <text:p text:style-name="P4">
Videos: []</text:p>
      <text:p text:style-name="P4">
Images: []</text:p>
      <text:p text:style-name="P4">
Tags: ["Russia"]</text:p>
      <text:p text:style-name="P4">
Id: 22567403</text:p>
      <!--METADATA-->
      <text:p text:style-name="P4">
At Kupiansk direction Russian army shelled Masutivka, Lyman Pershyy, Kyslivka,Tabayivka, Berestove of Kharkiv region and Novoselivske of Luhansk region.Russian aviation conducted airstrike at Serhiyivka of Donetsk region, -General Staff of Armed Forces of Ukraine says in the morning report</text:p>
      <text:p text:style-name="P4">
News Collection Link: <text:a xlink:type="simple" xlink:href="https://liveuamap.com/en/2023/4-june-at-kupiansk-direction-russian-army-shelled-masutivka" text:style-name="Internet_20_link" text:visited-style-name="Visited_20_Internet_20_Link">
https://liveuamap.com/en/2023/4-june-at-kupiansk-direction-russian-army-shelled-masutivka</text:a>
</text:p>
      <text:p text:style-name="P4">
News Source: <text:a xlink:type="simple" xlink:href="https://t.me/lumsrc/4984" text:style-name="Internet_20_link" text:visited-style-name="Visited_20_Internet_20_Link">
https://t.me/lumsrc/4984</text:a>
</text:p>
      <!--NEWS-->
      <text:h text:style-name="P10" text:outline-level="1">
<text:span text:style-name="T4">
As a result of a fire in a German home for refugees from Ukraine, a child was killed</text:span>
</text:h>
      <text:p text:style-name="P4">
Authors: Ukrinform (Person)</text:p>
      <text:p text:style-name="P4">
Publisher: Укринформ (Organization)</text:p>
      <text:p text:style-name="P4">
Published Time: 2023-06-04T-7:50:00+03:00</text:p>
      <text:p text:style-name="P4">
Modified Time: 2023-06-04T23:50:00+03:00</text:p>
      <text:p text:style-name="P4">
Description: During a fire in the German city of Apolda in the house where the refugees from Ukraine lived, a child was killed. - Ukrinform.</text:p>
      <text:p text:style-name="P4">
Images: ['<text:a xlink:type="simple" xlink:href="https://static.ukrinform.com/photos/2023_05/thumb_files/630_360_1684216466-149.jpg" text:style-name="Internet_20_link" text:visited-style-name="Visited_20_Internet_20_Link">
630_360_16842...</text:a>
']</text:p>
      <text:p text:style-name="P4">
Tags: ['Діти', 'Німеччина', 'Пожежа', 'Смерть', 'Україна', 'Біженці']</text:p>
      <text:p text:style-name="P4">
Type: Article</text:p>
      <!--METADATA-->
      <text:p text:style-name="P4">
<draw:frame draw:style-name="fr1" draw:name="Image32" text:anchor-type="as-char" svg:width="6.9236in" svg:height="3.956343in" draw:z-index="0">
<draw:image xlink:href="../Images/yкринформ/2023-06-04T-7-50-00-03-00/630_360_1684216466-149.jpg" xlink:type="simple" xlink:show="embed" xlink:actuate="onLoad" draw:mime-type="image/jpeg"/>
</draw:frame>
During the time in the German city of Apoldd in the house where the refugees from Ukraine lived, a child was killed.</text:p>
      <text:p text:style-name="P4">
This was reported on Twitter by the head of the Regional Ministry of Internal Affairs in Federal Land Turing George Mayer, Ukrinform reports.</text:p>
      <text:p text:style-name="P4">
"Today, a child was killed in Apoldda, who, along with his family, was looking for a defense of Putin's bomb," the chairman said.</text:p>
      <text:p text:style-name="P4">
He also stated that he would do his best to find out the causes of the fire.</text:p>
      <text:p text:style-name="Quotations">

<text:p text:style-name="P4">
IN <text:a xlink:type="simple" xlink:href="https://twitter.com/hashtag/Apolda" text:style-name="Internet_20_link" text:visited-style-name="Visited_20_Internet_20_Link">
#APOLDA&gt;
</text:a>
died&gt;
 today a child who was looking for protection against Putin's bombs with his family. One could despair on such days. I will do everything&gt;
 the cause of the fire is informed. It has to prevail here&gt;
 full clarity. &gt;
&gt;
 - Georg_maier(@GeorgMaier8)<text:a xlink:type="simple" xlink:href="https://twitter.com/GeorgMaier8/status/1665405580440207361" text:style-name="Internet_20_link" text:visited-style-name="Visited_20_Internet_20_Link">
 June 4, 2023&gt;
 </text:a>
We will remind: earlier the Ambassador of Ukraine to Germany Alexey Makeev reported that <text:span text:style-name="T4">
 _ <text:a xlink:type="simple" xlink:href="https://www.ukrinform.ua/rubric-society/3718257-u-pritulku-dla-bizenciv-z-ukraini-vinikla-pozeza-e-postrazdali-posol-v-nimeccini.html" text:style-name="Internet_20_link" text:visited-style-name="Visited_20_Internet_20_Link">
As a result of a fire, according to preliminary information, there are victims.</text:a>
_ </text:span>
</text:p>

</text:p>
      <text:p text:style-name="P4">
_ Photo illustrative_</text:p>
      <text:p text:style-name="P4">
News Source: <text:a xlink:type="simple" xlink:href="https://www.ukrinform.ua/rubric-world/3718265-vnaslidok-pozezi-u-nimeckomu-budinku-dla-bizenciv-z-ukraini-zaginula-ditina.html" text:style-name="Internet_20_link" text:visited-style-name="Visited_20_Internet_20_Link">
https://www.ukrinform.ua/rubric-world/3718265-vnaslidok-pozezi-u-nimeckomu-budinku-dla-bizenciv-z-ukraini-zaginula-ditina.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6-04T-9:09:00</text:p>
      <text:p text:style-name="P4">
Location: Siversk (Latitude:48.87239 Longtitude:38.09372)</text:p>
      <text:p text:style-name="P4">
Videos: []</text:p>
      <text:p text:style-name="P4">
Images: []</text:p>
      <text:p text:style-name="P4">
Tags: ["Russia"]</text:p>
      <text:p text:style-name="P4">
Id: 22567402</text:p>
      <!--METADATA-->
      <text:p text:style-name="P4">
At Lyman direction Russian army shelled Makiyivka, Nevske, Bilohorivka ofLuhansk region and Verkhnokamyanske, Torske, Spirne and Rozdolivka of Donetskregion. Russian aviation conducted airstrikes at Bilohorivka of Luhansk regionand Siversk of Donetsk region, - General Staff of Armed Forces of Ukraine saysin the morning report</text:p>
      <text:p text:style-name="P4">
News Collection Link: <text:a xlink:type="simple" xlink:href="https://liveuamap.com/en/2023/4-june-at-lyman-direction-russian-army-shelled-makiyivka" text:style-name="Internet_20_link" text:visited-style-name="Visited_20_Internet_20_Link">
https://liveuamap.com/en/2023/4-june-at-lyman-direction-russian-army-shelled-makiyivka</text:a>
</text:p>
      <text:p text:style-name="P4">
News Source: <text:a xlink:type="simple" xlink:href="https://t.me/lumsrc/4985" text:style-name="Internet_20_link" text:visited-style-name="Visited_20_Internet_20_Link">
https://t.me/lumsrc/4985</text:a>
</text:p>
      <!--NEWS-->
      <text:h text:style-name="P10" text:outline-level="1">
<text:span text:style-name="T4">
Soldiers' shooting at the border: Israel requires Egypt to cooperate in the terrorist attack investigation</text:span>
</text:h>
      <text:p text:style-name="P4">
Authors: Ukrinform (Person)</text:p>
      <text:p text:style-name="P4">
Publisher: Укринформ (Organization)</text:p>
      <text:p text:style-name="P4">
Published Time: 2023-06-04T-9:33:00+03:00</text:p>
      <text:p text:style-name="P4">
Modified Time: 2023-06-04T23:33:00+03:00</text:p>
      <text:p text:style-name="P4">
Description: Israeli Prime Minister Benjamin Netanyaga commented on Sunday, June 4, at a government meeting at the border with Egypt a day earlier, which resulted in the death of three Tsakhal soldiers. - Ukrinform.</text:p>
      <text:p text:style-name="P4">
Images: ['<text:a xlink:type="simple" xlink:href="https://static.ukrinform.com/photos/2023_06/thumb_files/630_360_1685798592-438.jpg" text:style-name="Internet_20_link" text:visited-style-name="Visited_20_Internet_20_Link">
630_360_16857...</text:a>
']</text:p>
      <text:p text:style-name="P4">
Tags: ['Єгипет', 'Ізраїль', 'Теракт', 'Кордон', 'Розстріл']</text:p>
      <text:p text:style-name="P4">
Type: Article</text:p>
      <!--METADATA-->
      <text:p text:style-name="P4">
<draw:frame draw:style-name="fr1" draw:name="Image33" text:anchor-type="as-char" svg:width="6.9236in" svg:height="3.956343in" draw:z-index="0">
<draw:image xlink:href="../Images/yкринформ/2023-06-04T-9-33-00-03-00/630_360_1685798592-438.jpg" xlink:type="simple" xlink:show="embed" xlink:actuate="onLoad" draw:mime-type="image/jpeg"/>
</draw:frame>
Israeli Prime Minister Benjamin Netanyaga commented on Sunday, June 4, exposure to the government of a terrorist attack on the border with Egypt a day earlier, which resulted in three tsakhal soldiers.</text:p>
      <text:p text:style-name="P4">
According to Ukrinform, it reports <text:a xlink:type="simple" xlink:href="https://www.vesty.co.il/main/article/hk1mvyqih#autoplay" text:style-name="Internet_20_link" text:visited-style-name="Visited_20_Internet_20_Link">
Vesty.co.il.</text:a>
“The incident on the border with Egypt is serious and exceptional. A thorough check will be performed. <text:span text:style-name="T4">
 <text:a xlink:type="simple" xlink:href="https://www.ukrinform.ua/tag-izrail" text:style-name="Internet_20_link" text:visited-style-name="Visited_20_Internet_20_Link">
Israel</text:a>
</text:span>
 He told the leadership of Egypt that he hopes for a thorough joint analysis of the event. It is part of our common important cooperation in the field of security, ”Netanyag said.</text:p>
      <text:p text:style-name="P4">
He also expressed their condolences to the families of fallen soldiers.</text:p>
      <text:p text:style-name="P4">
After that, the Prime Minister promised that the government would draw all the proper conclusions about the border area, where smugglers are still operating and from time to time terroristamize to hit the Israeli soldiers.</text:p>
      <text:p text:style-name="P4">
<text:span text:style-name="T4">
 Read also: </text:span>
 <text:span text:style-name="T4">
 <text:a xlink:type="simple" xlink:href="https://www.ukrinform.ua/rubric-world/3716247-v-izraili-palestinski-bojoviki-rozstrilali-colovika-v-avto.html" text:style-name="Internet_20_link" text:visited-style-name="Visited_20_Internet_20_Link">
in Israel Palestinian militants shot a man of Watto</text:a>
</text:span>
</text:p>
      <text:p text:style-name="P4">
"We will do everything in our power to make such tragic events more unique," Netanyag said.</text:p>
      <text:p text:style-name="P4">
As _ <text:span text:style-name="T4">
 <text:a xlink:type="simple" xlink:href="https://www.ukrinform.ua/rubric-world/3717867-egipetskij-policejskij-zastreliv-troh-izrailskih-vijskovih-na-kordoni-zmi.html" text:style-name="Internet_20_link" text:visited-style-name="Visited_20_Internet_20_Link">
reported</text:a>
</text:span>
 _Ukrinform, the Egyptian police officer shot two Israeli soldiers, was quality on the border of the border on Saturday morning. After a few hours, the Second Surfront Store, which was killed by a pilgrimage soldier of the Armed Forces of Israel was killed.</text:p>
      <text:p text:style-name="P4">
News Source: <text:a xlink:type="simple" xlink:href="https://www.ukrinform.ua/rubric-world/3718219-rozstril-soldativ-na-kordoni-izrail-vimagae-vid-egiptu-spivpracuvati-u-rozsliduvanni-teraktu.html" text:style-name="Internet_20_link" text:visited-style-name="Visited_20_Internet_20_Link">
https://www.ukrinform.ua/rubric-world/3718219-rozstril-soldativ-na-kordoni-izrail-vimagae-vid-egiptu-spivpracuvati-u-rozsliduvanni-teraktu.html</text:a>
</text:p>
      <!--NEWS-->
      <text:h text:style-name="P10" text:outline-level="1">
<text:span text:style-name="T4">
2 years old child killed as result of Russian missile strike in Pidhorodnie of Dnipropetrovsk...</text:span>
</text:h>
      <text:p text:style-name="P4">
Authors: liveuamap (Language: en)</text:p>
      <text:p text:style-name="P4">
Time: 2023-06-04T01:24:19</text:p>
      <text:p text:style-name="P4">
Location: Dnipro (Latitude:48.56729 Longtitude:35.09892)</text:p>
      <text:p text:style-name="P4">
Videos: []</text:p>
      <text:p text:style-name="P4">
Images: ["<text:a xlink:type="simple" xlink:href="https://liveuamap.com/pics/2023/06/04/22567388_0.jpg" text:style-name="Internet_20_link" text:visited-style-name="Visited_20_Internet_20_Link">
22567388_0.jpg</text:a>
", "<text:a xlink:type="simple" xlink:href="https://liveuamap.com/pics/2023/06/04/22567388_1.jpg" text:style-name="Internet_20_link" text:visited-style-name="Visited_20_Internet_20_Link">
22567388_1.jpg</text:a>
", "<text:a xlink:type="simple" xlink:href="https://liveuamap.com/pics/2023/06/04/22567388_2.jpg" text:style-name="Internet_20_link" text:visited-style-name="Visited_20_Internet_20_Link">
22567388_2.jpg</text:a>
", "<text:a xlink:type="simple" xlink:href="https://liveuamap.com/pics/2023/06/04/22567388_3.jpg" text:style-name="Internet_20_link" text:visited-style-name="Visited_20_Internet_20_Link">
22567388_3.jpg</text:a>
", "<text:a xlink:type="simple" xlink:href="https://liveuamap.com/pics/2023/06/04/22567388_4.jpg" text:style-name="Internet_20_link" text:visited-style-name="Visited_20_Internet_20_Link">
22567388_4.jpg</text:a>
"]</text:p>
      <text:p text:style-name="P4">
Tags: []</text:p>
      <text:p text:style-name="P4">
Id: 22567388</text:p>
      <!--METADATA-->
      <text:p text:style-name="P4">
2 years old child killed as result of Russian missile strike in Pidhorodne of Dnipropetrovsk region, 22 person wounded<draw:frame draw:style-name="fr1" draw:name="Image34" text:anchor-type="as-char" svg:width="6.9236in" svg:height="5.210009in" draw:z-index="0">
<draw:image xlink:href="../Images/liveuamap/2023-06-04T01-24-19/22567388_0.jpg" xlink:type="simple" xlink:show="embed" xlink:actuate="onLoad" draw:mime-type="image/jpeg"/>
</draw:frame>
<draw:frame draw:style-name="fr1" draw:name="Image35" text:anchor-type="as-char" svg:width="6.9236in" svg:height="4.967683in" draw:z-index="0">
<draw:image xlink:href="../Images/liveuamap/2023-06-04T01-24-19/22567388_1.jpg" xlink:type="simple" xlink:show="embed" xlink:actuate="onLoad" draw:mime-type="image/jpeg"/>
</draw:frame>
<draw:frame draw:style-name="fr1" draw:name="Image36" text:anchor-type="as-char" svg:width="6.9236in" svg:height="5.210009in" draw:z-index="0">
<draw:image xlink:href="../Images/liveuamap/2023-06-04T01-24-19/22567388_2.jpg" xlink:type="simple" xlink:show="embed" xlink:actuate="onLoad" draw:mime-type="image/jpeg"/>
</draw:frame>
<draw:frame draw:style-name="fr1" draw:name="Image37" text:anchor-type="as-char" svg:width="6.9236in" svg:height="4.716703in" draw:z-index="0">
<draw:image xlink:href="../Images/liveuamap/2023-06-04T01-24-19/22567388_3.jpg" xlink:type="simple" xlink:show="embed" xlink:actuate="onLoad" draw:mime-type="image/jpeg"/>
</draw:frame>
<draw:frame draw:style-name="fr1" draw:name="Image38" text:anchor-type="as-char" svg:width="6.9236in" svg:height="5.210009in" draw:z-index="0">
<draw:image xlink:href="../Images/liveuamap/2023-06-04T01-24-19/22567388_4.jpg" xlink:type="simple" xlink:show="embed" xlink:actuate="onLoad" draw:mime-type="image/jpeg"/>
</draw:frame>
News Collection Link: <text:a xlink:type="simple" xlink:href="https://liveuamap.com/en/2023/4-june-2-years-old-child-killed-as-result-of-russian-missile" text:style-name="Internet_20_link" text:visited-style-name="Visited_20_Internet_20_Link">
https://liveuamap.com/en/2023/4-june-2-years-old-child-killed-as-result-of-russian-missile</text:a>
</text:p>
      <text:p text:style-name="P4">
News Source: <text:a xlink:type="simple" xlink:href="https://t.me/hyevuy_dnepr/53601" text:style-name="Internet_20_link" text:visited-style-name="Visited_20_Internet_20_Link">
https://t.me/hyevuy_dnepr/53601</text:a>
</text:p>
      <!--NEWS-->
      <text:h text:style-name="P10" text:outline-level="1">
<text:span text:style-name="T4">
4 of 6 cruise missiles and 3 of 5 drones were shot down overnight</text:span>
</text:h>
      <text:p text:style-name="P4">
Authors: liveuamap (Language: en)</text:p>
      <text:p text:style-name="P4">
Time: 2023-06-04T01:26:25</text:p>
      <text:p text:style-name="P4">
Location: Ukraine (Latitude:48.68733 Longtitude:32.15149)</text:p>
      <text:p text:style-name="P4">
Videos: []</text:p>
      <text:p text:style-name="P4">
Images: ["<text:a xlink:type="simple" xlink:href="https://liveuamap.com/pics/2023/06/04/22567389_0.jpg" text:style-name="Internet_20_link" text:visited-style-name="Visited_20_Internet_20_Link">
22567389_0.jpg</text:a>
"]</text:p>
      <text:p text:style-name="P4">
Tags: []</text:p>
      <text:p text:style-name="P4">
Id: 22567389</text:p>
      <!--METADATA-->
      <text:p text:style-name="P4">
4 of 6 cruise missiles and 3 of 5 drones were shot down overnight</text:p>
      <text:p text:style-name="P4">
<draw:frame draw:style-name="fr1" draw:name="Image39" text:anchor-type="as-char" svg:width="6.9236in" svg:height="6.9236in" draw:z-index="0">
<draw:image xlink:href="../Images/liveuamap/2023-06-04T01-26-25/22567389_0.jpg" xlink:type="simple" xlink:show="embed" xlink:actuate="onLoad" draw:mime-type="image/jpeg"/>
</draw:frame>
News Collection Link: <text:a xlink:type="simple" xlink:href="https://liveuamap.com/en/2023/4-june-4-of-6-cruise-missiles-and-3-of-5-drones-were-shot" text:style-name="Internet_20_link" text:visited-style-name="Visited_20_Internet_20_Link">
https://liveuamap.com/en/2023/4-june-4-of-6-cruise-missiles-and-3-of-5-drones-were-shot</text:a>
</text:p>
      <text:p text:style-name="P4">
News Source: <text:a xlink:type="simple" xlink:href="https://t.me/kpszsu/2553" text:style-name="Internet_20_link" text:visited-style-name="Visited_20_Internet_20_Link">
https://t.me/kpszsu/2553</text:a>
</text:p>
      <!--NEWS-->
      <text:h text:style-name="P10" text:outline-level="1">
<text:span text:style-name="T4">
Damage in Nikopol as result of Russian artillery shelling</text:span>
</text:h>
      <text:p text:style-name="P4">
Authors: liveuamap (Language: en)</text:p>
      <text:p text:style-name="P4">
Time: 2023-06-04T01:29:48</text:p>
      <text:p text:style-name="P4">
Location: Zaporizhia (Latitude:47.56471 Longtitude:34.39219)</text:p>
      <text:p text:style-name="P4">
Videos: []</text:p>
      <text:p text:style-name="P4">
Images: ["<text:a xlink:type="simple" xlink:href="https://liveuamap.com/pics/2023/06/04/22567390_0.jpg" text:style-name="Internet_20_link" text:visited-style-name="Visited_20_Internet_20_Link">
22567390_0.jpg</text:a>
", "<text:a xlink:type="simple" xlink:href="https://liveuamap.com/pics/2023/06/04/22567390_1.jpg" text:style-name="Internet_20_link" text:visited-style-name="Visited_20_Internet_20_Link">
22567390_1.jpg</text:a>
", "<text:a xlink:type="simple" xlink:href="https://liveuamap.com/pics/2023/06/04/22567390_2.jpg" text:style-name="Internet_20_link" text:visited-style-name="Visited_20_Internet_20_Link">
22567390_2.jpg</text:a>
"]</text:p>
      <text:p text:style-name="P4">
Tags: ["Europe", "Central and Eastern Europe"]</text:p>
      <text:p text:style-name="P4">
Id: 22567390</text:p>
      <!--METADATA-->
      <text:p text:style-name="P4">
Damage in Nikopol as result of Russian artillery shelling</text:p>
      <text:p text:style-name="P4">
<draw:frame draw:style-name="fr1" draw:name="Image40" text:anchor-type="as-char" svg:width="6.9236in" svg:height="5.1927in" draw:z-index="0">
<draw:image xlink:href="../Images/liveuamap/2023-06-04T01-29-48/22567390_0.jpg" xlink:type="simple" xlink:show="embed" xlink:actuate="onLoad" draw:mime-type="image/jpeg"/>
</draw:frame>
<draw:frame draw:style-name="fr1" draw:name="Image41" text:anchor-type="as-char" svg:width="6.9236in" svg:height="5.1927in" draw:z-index="0">
<draw:image xlink:href="../Images/liveuamap/2023-06-04T01-29-48/22567390_1.jpg" xlink:type="simple" xlink:show="embed" xlink:actuate="onLoad" draw:mime-type="image/jpeg"/>
</draw:frame>
<draw:frame draw:style-name="fr1" draw:name="Image42" text:anchor-type="as-char" svg:width="6.9236in" svg:height="5.1927in" draw:z-index="0">
<draw:image xlink:href="../Images/liveuamap/2023-06-04T01-29-48/22567390_2.jpg" xlink:type="simple" xlink:show="embed" xlink:actuate="onLoad" draw:mime-type="image/jpeg"/>
</draw:frame>
News Collection Link: <text:a xlink:type="simple" xlink:href="https://liveuamap.com/en/2023/4-june-damage-in-nikopol-as-result-of-russian-artillery-shelling" text:style-name="Internet_20_link" text:visited-style-name="Visited_20_Internet_20_Link">
https://liveuamap.com/en/2023/4-june-damage-in-nikopol-as-result-of-russian-artillery-shelling</text:a>
</text:p>
      <text:p text:style-name="P4">
News Source: <text:a xlink:type="simple" xlink:href="https://t.me/dneproperatyv/64568" text:style-name="Internet_20_link" text:visited-style-name="Visited_20_Internet_20_Link">
https://t.me/dneproperatyv/64568</text:a>
</text:p>
      <!--NEWS-->
      <text:h text:style-name="P10" text:outline-level="1">
<text:span text:style-name="T4">
A drone was shot down in Dzhankoi, according to occupational authorities</text:span>
</text:h>
      <text:p text:style-name="P4">
Authors: liveuamap (Language: en)</text:p>
      <text:p text:style-name="P4">
Time: 2023-06-04T02:21:55</text:p>
      <text:p text:style-name="P4">
Location: Armiansk, (Latitude:45.70642 Longtitude:34.41914)</text:p>
      <text:p text:style-name="P4">
Videos: []</text:p>
      <text:p text:style-name="P4">
Images: []</text:p>
      <text:p text:style-name="P4">
Tags: ["Europe", "Central and Eastern Europe"]</text:p>
      <text:p text:style-name="P4">
Id: 22567392</text:p>
      <!--METADATA-->
      <text:p text:style-name="P4">
A drone was shot down in Dzhankoi, according to occupational authorities</text:p>
      <text:p text:style-name="P4">
News Collection Link: <text:a xlink:type="simple" xlink:href="https://liveuamap.com/en/2023/4-june-a-drone-was-shot-down-in-dzhankoi-according-to-occupational" text:style-name="Internet_20_link" text:visited-style-name="Visited_20_Internet_20_Link">
https://liveuamap.com/en/2023/4-june-a-drone-was-shot-down-in-dzhankoi-according-to-occupational</text:a>
</text:p>
      <text:p text:style-name="P4">
News Source: <text:a xlink:type="simple" xlink:href="https://t.me/rusbrief/122980" text:style-name="Internet_20_link" text:visited-style-name="Visited_20_Internet_20_Link">
https://t.me/rusbrief/122980</text:a>
</text:p>
      <!--NEWS-->
      <text:h text:style-name="P10" text:outline-level="1">
<text:span text:style-name="T4">
Shelling reported in Murom village of Belgorod region</text:span>
</text:h>
      <text:p text:style-name="P4">
Authors: liveuamap (Language: en)</text:p>
      <text:p text:style-name="P4">
Time: 2023-06-04T02:43:28</text:p>
      <text:p text:style-name="P4">
Location: Belgorod (Latitude:50.30293 Longtitude:36.70944)</text:p>
      <text:p text:style-name="P4">
Videos: []</text:p>
      <text:p text:style-name="P4">
Images: []</text:p>
      <text:p text:style-name="P4">
Tags: []</text:p>
      <text:p text:style-name="P4">
Id: 22567394</text:p>
      <!--METADATA-->
      <text:p text:style-name="P4">
Shelling reported in Murom village of Belgorod region</text:p>
      <text:p text:style-name="P4">
News Collection Link: <text:a xlink:type="simple" xlink:href="https://liveuamap.com/en/2023/4-june-shelling-reported-in-murom-village-of-belgorod-region" text:style-name="Internet_20_link" text:visited-style-name="Visited_20_Internet_20_Link">
https://liveuamap.com/en/2023/4-june-shelling-reported-in-murom-village-of-belgorod-region</text:a>
</text:p>
      <text:p text:style-name="P4">
News Source: <text:a xlink:type="simple" xlink:href="https://t.me/bbbreaking/156991" text:style-name="Internet_20_link" text:visited-style-name="Visited_20_Internet_20_Link">
https://t.me/bbbreaking/156991</text:a>
</text:p>
      <!--NEWS-->
      <text:h text:style-name="P10" text:outline-level="1">
<text:span text:style-name="T4">
5 drones were shot down by air defense, 4 more drones were intercepted by electronic warfare ...</text:span>
</text:h>
      <text:p text:style-name="P4">
Authors: liveuamap (Language: en)</text:p>
      <text:p text:style-name="P4">
Time: 2023-06-04T02:59:37</text:p>
      <text:p text:style-name="P4">
Location: Armiansk, (Latitude:45.69935 Longtitude:34.41896)</text:p>
      <text:p text:style-name="P4">
Videos: []</text:p>
      <text:p text:style-name="P4">
Images: []</text:p>
      <text:p text:style-name="P4">
Tags: ["Europe"]</text:p>
      <text:p text:style-name="P4">
Id: 22567395</text:p>
      <!--METADATA-->
      <text:p text:style-name="P4">
5 drones were shot down by air defense, 4 more drones were intercepted byelectronic warfare means in Crimea overnight</text:p>
      <text:p text:style-name="P4">
News Collection Link: <text:a xlink:type="simple" xlink:href="https://liveuamap.com/en/2023/4-june-5-drones-were-shot-down-by-air-defense-4-more-drones" text:style-name="Internet_20_link" text:visited-style-name="Visited_20_Internet_20_Link">
https://liveuamap.com/en/2023/4-june-5-drones-were-shot-down-by-air-defense-4-more-drones</text:a>
</text:p>
      <text:p text:style-name="P4">
News Source: <text:a xlink:type="simple" xlink:href="https://t.me/shot_shot/52377" text:style-name="Internet_20_link" text:visited-style-name="Visited_20_Internet_20_Link">
https://t.me/shot_shot/52377</text:a>
</text:p>
      <!--NEWS-->
      <text:h text:style-name="P10" text:outline-level="1">
<text:span text:style-name="T4">
At Sivershchyna and Slobozhanschyna directions Russian army shelled Hremyach, Hay, Dmytrivka ...</text:span>
</text:h>
      <text:p text:style-name="P4">
Authors: liveuamap (Language: en)</text:p>
      <text:p text:style-name="P4">
Time: 2023-06-04T03:09:00</text:p>
      <text:p text:style-name="P4">
Location: Vovchansk (Latitude:50.18014 Longtitude:37.61272)</text:p>
      <text:p text:style-name="P4">
Videos: []</text:p>
      <text:p text:style-name="P4">
Images: []</text:p>
      <text:p text:style-name="P4">
Tags: ["Russia"]</text:p>
      <text:p text:style-name="P4">
Id: 22567404</text:p>
      <!--METADATA-->
      <text:p text:style-name="P4">
At sivershchyna and slBozhanschyna directions Russian army Shelled Hremyach, Hay, Dmytrivka of Chernihiv Region; Atynske, Bezsalivka, Oleksandrivka, Yunakivka, Mohrytststs, Stepok, Velyka Pysarivka of Sumy Region, ALSO IVASHKY, UDY, VETERYACACACACACACACACACACA. , Pylna, Zelene, Vesele, Starytsya, OhirtsEve, Hatysche, Vovchansk, Vilcha, Bochkove , Budarkyand Chuhunivka of Kharkiv Region. Russian Aviation Conduched Armstrike Attysche, - General Staff of Armed Forces of Ukraine Says in the MorningReport</text:p>
      <text:p text:style-name="P4">
News Collection Link:(https://liveuamap.com/en/2023/4-june-at-sivershchyna-and-slobozhanschyna-directions-russian)</text:p>
      <text:p text:style-name="P4">
News Source: <text:a xlink:type="simple" xlink:href="https://t.me/lumsrc/4983" text:style-name="Internet_20_link" text:visited-style-name="Visited_20_Internet_20_Link">
https://t.me/lumsrc/4983</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4T03:14:32</text:p>
      <text:p text:style-name="P4">
Location: Marinka, Donetsk Oblast (Latitude:47.93682 Longtitude:37.49908)</text:p>
      <text:p text:style-name="P4">
Videos: []</text:p>
      <text:p text:style-name="P4">
Images: []</text:p>
      <text:p text:style-name="P4">
Tags: ["Russia"]</text:p>
      <text:p text:style-name="P4">
Id: 22567396</text:p>
      <!--METADATA-->
      <text:p text:style-name="P4">
Russian forces conducting offensive actions in Donetsk and Luhansk regions.Ukrainian military had 23 combat engagements with Russian forces nearNovoselivske of Luhansk region, Bilohorivka of Luhansk region and Spirne ofDonetsk region, Ivanivske and Bila Hora, Maryinka, - General Staff of ArmedForces of Ukraine says in the morning report</text:p>
      <text:p text:style-name="P4">
News Collection Link: <text:a xlink:type="simple" xlink:href="https://liveuamap.com/en/2023/4-june-russian-forces-conducting-offensive-actions-in-donetsk" text:style-name="Internet_20_link" text:visited-style-name="Visited_20_Internet_20_Link">
https://liveuamap.com/en/2023/4-june-russian-forces-conducting-offensive-actions-in-donetsk</text:a>
</text:p>
      <text:p text:style-name="P4">
News Source: <text:a xlink:type="simple" xlink:href="https://t.me/lumsrc/4991" text:style-name="Internet_20_link" text:visited-style-name="Visited_20_Internet_20_Link">
https://t.me/lumsrc/4991</text:a>
</text:p>
      <!--NEWS-->
      <text:h text:style-name="P10" text:outline-level="1">
<text:span text:style-name="T4">
Shelling reported in Murom, Novaya Tavolzhanka villages, Schebekyne town of Belgorod region</text:span>
</text:h>
      <text:p text:style-name="P4">
Authors: liveuamap (Language: en)</text:p>
      <text:p text:style-name="P4">
Time: 2023-06-04T06:46:36</text:p>
      <text:p text:style-name="P4">
Location: Belgorod (Latitude:50.41442 Longtitude:36.88877)</text:p>
      <text:p text:style-name="P4">
Videos: []</text:p>
      <text:p text:style-name="P4">
Images: []</text:p>
      <text:p text:style-name="P4">
Tags: ["Russia", "Central and Eastern Europe"]</text:p>
      <text:p text:style-name="P4">
Id: 22567487</text:p>
      <!--METADATA-->
      <text:p text:style-name="P4">
Shelling reported in Murom, Novaya Tavolzhanka villages, Schebekyne town ofBelgorod region</text:p>
      <text:p text:style-name="P4">
News Collection Link: <text:a xlink:type="simple" xlink:href="https://liveuamap.com/en/2023/4-june-shelling-reported-in-murom-novaya-tavolzhanka-villages" text:style-name="Internet_20_link" text:visited-style-name="Visited_20_Internet_20_Link">
https://liveuamap.com/en/2023/4-june-shelling-reported-in-murom-novaya-tavolzhanka-villages</text:a>
</text:p>
      <text:p text:style-name="P4">
News Source: <text:a xlink:type="simple" xlink:href="https://t.me/zhest_belgorod/27791" text:style-name="Internet_20_link" text:visited-style-name="Visited_20_Internet_20_Link">
https://t.me/zhest_belgorod/27791</text:a>
</text:p>
      <!--NEWS-->
      <text:h text:style-name="P10" text:outline-level="1">
<text:span text:style-name="T4">
The Chinese warship nearly faced the US destroyer in the Taiwanese Strait</text:span>
</text:h>
      <text:p text:style-name="P4">
Authors: Ukrinform (Person)</text:p>
      <text:p text:style-name="P4">
Publisher: Укринформ (Organization)</text:p>
      <text:p text:style-name="P4">
Published Time: 2023-06-04T09:36:57+03:00</text:p>
      <text:p text:style-name="P4">
Modified Time: 2023-06-04T09:36:57+03:00</text:p>
      <text:p text:style-name="P4">
Description: The Chinese warship Luyanh III twice in direct and dangerous intimacy performed dangerous maneuvers near the American destroyer Chung-Hoon in the Taiwanese Strait, almost without failing with it. - Ukrinform.</text:p>
      <text:p text:style-name="P4">
Images: ['<text:a xlink:type="simple" xlink:href="https://static.ukrinform.com/photos/2023_06/thumb_files/630_360_1685860596-935.jpg" text:style-name="Internet_20_link" text:visited-style-name="Visited_20_Internet_20_Link">
630_360_16858...</text:a>
']</text:p>
      <text:p text:style-name="P4">
Tags: ['Китай', 'США', 'Тайвань', 'Корабель']</text:p>
      <text:p text:style-name="P4">
Type: Article</text:p>
      <!--METADATA-->
      <text:p text:style-name="P4">
<draw:frame draw:style-name="fr1" draw:name="Image43" text:anchor-type="as-char" svg:width="6.9236in" svg:height="3.959503in" draw:z-index="0">
<draw:image xlink:href="../Images/yкринформ/2023-06-04T09-36-57-03-00/630_360_1685860596-935.jpg" xlink:type="simple" xlink:show="embed" xlink:actuate="onLoad" draw:mime-type="image/jpeg"/>
</draw:frame>
Luyanh III Chinese ship twice in the direct and dangerous closely embodied dangerous maneuvers near the American destroyer Chung-Hoon with the Strait of the Strait, almost without faulting with it.</text:p>
      <text:p text:style-name="P4">
About it <text:a xlink:type="simple" xlink:href="https://www.pacom.mil/Media/News/News-Article-View/Article/3415952/usindopacom-statement-on-unsafe-maritime-interaction/" text:style-name="Internet_20_link" text:visited-style-name="Visited_20_Internet_20_Link">
reported</text:a>
The Indo-Pacific Command of the US Armed Forces, Ukrinform reports.</text:p>
      <text:p text:style-name="P4">
It is noted that US destroyer USS Chung-Hoon(DDG 93)Together with the Kankad Fregate HMCS MONTREAL(FFH 336)On June 3, they made a planned trans -crankshaft <text:a xlink:type="simple" xlink:href="https://www.ukrinform.ua/tag-tajvan" text:style-name="Internet_20_link" text:visited-style-name="Visited_20_Internet_20_Link">
Taiwanese</text:a>
The strait in the waters, the freedom of navigation and spans is died. At this time the Chinese destroyer Luyanh Iiiddg 132(PRC LY 132)He performed maneuvers in a dangerous way near Destmintsysh.</text:p>
      <text:p text:style-name="P4">
According to the statement, Luyanh III caught up with Chung-Hoon on the left side and performed his way at a distance of 150 yards(137 meters), so the American ship reduced speeds to 10 knots to avoid collision. After that, the border of the PRC repeated the maneuver, but at a distance of 2000 yards(1828 meters).</text:p>
      <text:p text:style-name="P4">
Канадське видання Global Times, журналісти якого були на борту HMCS Montreal,<text:a xlink:type="simple" xlink:href="https://globalnews.ca/news/9743650/china-warship-nearly-hits-us-destroyer-taiwan-strait/" text:style-name="Internet_20_link" text:visited-style-name="Visited_20_Internet_20_Link">
 зафільмувало </text:a>
incident.</text:p>
      <text:p text:style-name="P4">
The Indo-Pacific command emphasized that the actions of the Chinese ship have split the marine "traffic rules" on the safe passage of international waters.</text:p>
      <text:p text:style-name="P4">
The captain of the Canadian frigate Paul Mountford called the unprofessional maneuver that the incident was "explicitly provoked by the Chinese."</text:p>
      <text:p text:style-name="P4">
In a statement for Global News, a spokesman for China's Embassy in Canada said that "the respective countries deliberately cause problems and risks in the Taiwan prototok, maliciously undermine regional peace and stability and sending right signals of Taiwan's Independence forces.</text:p>
      <text:p text:style-name="P4">
<text:span text:style-name="T4">
 Read also: </text:span>
 <text:a xlink:type="simple" xlink:href="https://www.ukrinform.ua/rubric-world/3717989-li-sanfu-kitaj-i-ssa-maut-znajti-tocki-dotiku-dla-zberezenna-stabilnosti-u-sviti.html" text:style-name="Internet_20_link" text:visited-style-name="Visited_20_Internet_20_Link">
Lee Shangfu: <text:span text:style-name="T4">
 China </text:span>
 and USA have to find touch points for stability conservation in the world</text:a>
According to him, China will take all necessary steps to "solidify all threats and provocations."Photo: NationalNewswatch.com</text:p>
      <text:p text:style-name="P4">
News Source: <text:a xlink:type="simple" xlink:href="https://www.ukrinform.ua/rubric-world/3718021-kitajskij-vijskovij-korabel-led-ne-zistovhnuvsa-z-esmincem-ssa-u-tajvanskij-protoci.html" text:style-name="Internet_20_link" text:visited-style-name="Visited_20_Internet_20_Link">
https://www.ukrinform.ua/rubric-world/3718021-kitajskij-vijskovij-korabel-led-ne-zistovhnuvsa-z-esmincem-ssa-u-tajvanskij-protoci.html</text:a>
</text:p>
      <!--NEWS-->
      <text:h text:style-name="P10" text:outline-level="1">
<text:span text:style-name="T4">
Russian troops were hit in Kharkiv in the morning - damaged houses and cultural institution</text:span>
</text:h>
      <text:p text:style-name="P4">
Authors: Ukrinform (Person)</text:p>
      <text:p text:style-name="P4">
Publisher: Укринформ (Organization)</text:p>
      <text:p text:style-name="P4">
Published Time: 2023-06-04T09:41:00+03:00</text:p>
      <text:p text:style-name="P4">
Modified Time: 2023-06-04T09:41:00+03:00</text:p>
      <text:p text:style-name="P4">
Description: Російська армія вранці 4 червня з вертольотів і танків масовано обстріляла населені пункти Чугуївського і Богодухівського районів Харківської області. — Укрінформ.</text:p>
      <text:p text:style-name="P4">
Images: ['<text:a xlink:type="simple" xlink:href="https://static.ukrinform.com/photos/2023_05/thumb_files/630_360_1684422878-707.jpg" text:style-name="Internet_20_link" text:visited-style-name="Visited_20_Internet_20_Link">
630_360_16844...</text:a>
']</text:p>
      <text:p text:style-name="P4">
Tags: ['Обстріл', 'Харківщина', 'Війна з Росією']</text:p>
      <text:p text:style-name="P4">
Type: Article</text:p>
      <!--METADATA-->
      <text:p text:style-name="P4">
<draw:frame draw:style-name="fr1" draw:name="Image44" text:anchor-type="as-char" svg:width="6.9236in" svg:height="3.956343in" draw:z-index="0">
<draw:image xlink:href="../Images/yкринформ/2023-06-04T09-41-00-03-00/630_360_1684422878-707.jpg" xlink:type="simple" xlink:show="embed" xlink:actuate="onLoad" draw:mime-type="image/jpeg"/>
</draw:frame>
The Russian army in the morning of June 4 from helicopters and tanks massively fired at the inhabitants of the Chuguev and Bohodukhiv districts of Kharkiv region.</text:p>
      <text:p text:style-name="P4">
As Ukrinform reports, he reported this in <text:a xlink:type="simple" xlink:href="https://t.me/synegubov/6327" text:style-name="Internet_20_link" text:visited-style-name="Visited_20_Internet_20_Link">
telegram</text:a>
Head of Kharkiv Regional Military Administration Oleg Synigubov.</text:p>
      <text:p text:style-name="P4">
According to him, “this morning the enemy once again massively fired at the Volchanskchuhuye district. The city damages the administrative building, 2 houses and outbuildings were partially arranged. ”</text:p>
      <text:p text:style-name="P4">
In addition, in the morning Russians from helicopters <text:a xlink:type="simple" xlink:href="https://www.ukrinform.ua/tag-obstril" text:style-name="Internet_20_link" text:visited-style-name="Visited_20_Internet_20_Link">
fired</text:a>
The village of Ivashki of Bohodukhiv district. It came without large -scale destruction and victims.</text:p>
      <text:p text:style-name="P4">
"As a result of the morning tank shelling of the village of Guriev, Kozachok of the Bohodukhiv district, a direct hit in the building of the House of Culture, which has undergone significant damage, was recorded," the head of the Ova said.</text:p>
      <text:p text:style-name="P4">
<text:span text:style-name="T4">
 Read also: </text:span>
 <text:a xlink:type="simple" xlink:href="https://www.ukrinform.ua/rubric-regions/3718018-vorog-obstrilav-ponad-20-naselenih-punktiv-na-zaporizzi-e-rujnuvanna.html" text:style-name="Internet_20_link" text:visited-style-name="Visited_20_Internet_20_Link">
enemy <text:span text:style-name="T4">
 shelling </text:span>
 Ya show 22 settlements in Zaporozhye, eating</text:a>
As Synigubov noted, during the last day, on June 3, the enemy continued to unimage the border and frontier settlements of Kharkiv, Kupyansk, Chuguev, Bohodukhiv and Izium districts of the region.</text:p>
      <text:p text:style-name="P4">
Thus, in the village of Petropavlivka Kupyansk district, the object of civil industry, a private house and outbuildings were damaged.</text:p>
      <text:p text:style-name="P4">
In the village of Ivashki, Bohodukhiv district, farm buildings were damaged.</text:p>
      <text:p text:style-name="P4">
In addition, Vovchansk damages the educational institution, two private dwellings.</text:p>
      <text:p text:style-name="P4">
As a result of the shelling of the village of Pershotravneve, the Izium district, a private house was damaged, a 74-year-old woman was injured.</text:p>
      <text:p text:style-name="P4">
According to Sinegubov, during the last day shelling in Kharkiv was not fixed.</text:p>
      <text:p text:style-name="P4">
As reported by Ukrinform, <text:a xlink:type="simple" xlink:href="https://www.ukrinform.ua/rubric-regions/3717729-na-harkivsini-vorog-masovano-obstriluvav-prifrontovi-naseleni-punkti-ta-prikordonna.html" text:style-name="Internet_20_link" text:visited-style-name="Visited_20_Internet_20_Link">
during the day on June 2 in Kharkiv region the enemy was massaged border and frontier settlements</text:a>
Kharkiv, Kupyansky, Chuguev and Bohodukhiv districts.</text:p>
      <text:p text:style-name="P4">
<text:span text:style-name="T5">
Opto illustrative Oleg Synigubov</text:span>
</text:p>
      <text:p text:style-name="P4">
News Source: <text:a xlink:type="simple" xlink:href="https://www.ukrinform.ua/rubric-ato/3718023-vijska-rf-zranku-vdarili-po-harkivsini-poskodzeni-budinki-i-zaklad-kulturi.html" text:style-name="Internet_20_link" text:visited-style-name="Visited_20_Internet_20_Link">
https://www.ukrinform.ua/rubric-ato/3718023-vijska-rf-zranku-vdarili-po-harkivsini-poskodzeni-budinki-i-zaklad-kulturi.html</text:a>
</text:p>
      <!--NEWS-->
      <text:h text:style-name="P10" text:outline-level="1">
<text:span text:style-name="T4">
Armed Forces destroyed three drones and boats stolen by Russians</text:span>
</text:h>
      <text:p text:style-name="P4">
Authors: Ukrinform (Person)</text:p>
      <text:p text:style-name="P4">
Publisher: Укринформ (Organization)</text:p>
      <text:p text:style-name="P4">
Published Time: 2023-06-04T09:44:00+03:00</text:p>
      <text:p text:style-name="P4">
Modified Time: 2023-06-04T09:44:00+03:00</text:p>
      <text:p text:style-name="P4">
Description: During the day, the enemy performed 54 arts of southern Ukraine. Defense forces destroyed 7 Russian military, three drones and three stolen boats. - Ukrinform.</text:p>
      <text:p text:style-name="P4">
Images: ['<text:a xlink:type="simple" xlink:href="https://static.ukrinform.com/photos/2023_03/thumb_files/630_360_1678784562-840.jpg" text:style-name="Internet_20_link" text:visited-style-name="Visited_20_Internet_20_Link">
630_360_16787...</text:a>
']</text:p>
      <text:p text:style-name="P4">
Tags: ['Безпілотник', 'ЗСУ', 'Війна з Росією']</text:p>
      <text:p text:style-name="P4">
Type: Article</text:p>
      <!--METADATA-->
      <text:p text:style-name="P4">
<draw:frame draw:style-name="fr1" draw:name="Image45" text:anchor-type="as-char" svg:width="6.9236in" svg:height="3.948262in" draw:z-index="0">
<draw:image xlink:href="../Images/yкринформ/2023-06-04T09-44-00-03-00/630_360_1678784562-840.jpg" xlink:type="simple" xlink:show="embed" xlink:actuate="onLoad" draw:mime-type="image/jpeg"/>
</draw:frame>
The enemy performed 54 sorts of south of Ukraine. Defense forces destroyed 7 Russian military, three drones and three stolen boats.</text:p>
      <text:p text:style-name="P4">
As Ukrinform reports, about it on <text:a xlink:type="simple" xlink:href="https://www.facebook.com/OperationalCommandSouth/" text:style-name="Internet_20_link" text:visited-style-name="Visited_20_Internet_20_Link">
Facebook</text:a>
 <text:a xlink:type="simple" xlink:href="https://www.facebook.com/OperationalCommandSouth/" text:style-name="Internet_20_link" text:visited-style-name="Visited_20_Internet_20_Link">
</text:a>
reports Present Service OK "South".</text:p>
      <text:p text:style-name="P4">
“During the day, the enemy made 54 artillery shelling using 265 units. Under the shelling were Kherson, Kizomis, Sadovo, Tyaginka, Ochakov. The Russians damaged and destroyed several residential buildings, civilian boats, private cars and garage. Fires have emerged promptly. There are no losses of human loss, ”the message reads.</text:p>
      <text:p text:style-name="P4">
As it is noted, the aviation of the defense forces was struck in the next sector of the enemy's living power in the Kakhovsky district. Rocket-artillery units destroyed 7 enemies, 120 mm mortars, 3 <text:a xlink:type="simple" xlink:href="https://www.ukrinform.ua/tag-bezpilotnik" text:style-name="Internet_20_link" text:visited-style-name="Visited_20_Internet_20_Link">
drones</text:a>
Scouts of different types, 3 rewritten, removed from local civilian boats, 2 cars.</text:p>
      <text:p text:style-name="P4">
<text:span text:style-name="T4">
 Read also: </text:span>
 <text:a xlink:type="simple" xlink:href="https://www.ukrinform.ua/rubric-ato/3717976-nicna-ataka-zagarbnikiv-na-kiiv-ppo-znisilo-raketi-na-dalnih-pidstupah.html" text:style-name="Internet_20_link" text:visited-style-name="Visited_20_Internet_20_Link">
Night attack of the invaders on Kiev: <text:span text:style-name="T4">
 air defense </text:span>
 destroyed the rocket of long -standing approaches</text:a>
As reported by Ukrinform, on June 4, the forces and means of the air defense of the air forces of the Armed Forces of Ukraine <text:a xlink:type="simple" xlink:href="https://www.ukrinform.ua/rubric-ato/3717993-ppo-vnoci-zbila-cotiri-rosijski-krilati-raketi-ta-tri-udarni-droni.html" text:style-name="Internet_20_link" text:visited-style-name="Visited_20_Internet_20_Link">
destroyed four Russian winged rockets three shock drones. </text:a>
Photo: Getty images</text:p>
      <text:p text:style-name="P4">
News Source: <text:a xlink:type="simple" xlink:href="https://www.ukrinform.ua/rubric-ato/3718024-zsu-znisili-na-pivdni-tri-bezpilotniki-ta-vkradeni-rosianami-covni.html" text:style-name="Internet_20_link" text:visited-style-name="Visited_20_Internet_20_Link">
https://www.ukrinform.ua/rubric-ato/3718024-zsu-znisili-na-pivdni-tri-bezpilotniki-ta-vkradeni-rosianami-covni.html</text:a>
</text:p>
      <!--NEWS-->
      <text:h text:style-name="P10" text:outline-level="1">
<text:span text:style-name="T4">
Explosion reported in Melitopol</text:span>
</text:h>
      <text:p text:style-name="P4">
Authors: liveuamap (Language: en)</text:p>
      <text:p text:style-name="P4">
Time: 2023-06-04T09:54:23</text:p>
      <text:p text:style-name="P4">
Location: Melitopol (Latitude:46.88343 Longtitude:35.32774)</text:p>
      <text:p text:style-name="P4">
Videos: []</text:p>
      <text:p text:style-name="P4">
Images: []</text:p>
      <text:p text:style-name="P4">
Tags: []</text:p>
      <text:p text:style-name="P4">
Id: 22567507</text:p>
      <!--METADATA-->
      <text:p text:style-name="P4">
Explosion reported in Melitopol</text:p>
      <text:p text:style-name="P4">
News Collection Link: <text:a xlink:type="simple" xlink:href="https://liveuamap.com/en/2023/4-june-explosion-reported-in-melitopol-" text:style-name="Internet_20_link" text:visited-style-name="Visited_20_Internet_20_Link">
https://liveuamap.com/en/2023/4-june-explosion-reported-in-melitopol-</text:a>
</text:p>
      <text:p text:style-name="P4">
News Source: <text:a xlink:type="simple" xlink:href="https://t.me/dniprorudne_ukraine/2414" text:style-name="Internet_20_link" text:visited-style-name="Visited_20_Internet_20_Link">
https://t.me/dniprorudne_ukraine/2414</text:a>
</text:p>
      <!--NEWS-->
      <text:h text:style-name="P10" text:outline-level="1">
<text:span text:style-name="T4">
Britain's intelligence declared the uncertainty</text:span>
</text:h>
      <text:p text:style-name="P4">
Authors: Ukrinform (Person)</text:p>
      <text:p text:style-name="P4">
Publisher: Укринформ (Organization)</text:p>
      <text:p text:style-name="P4">
Published Time: 2023-06-04T09:55:00+03:00</text:p>
      <text:p text:style-name="P4">
Modified Time: 2023-06-04T09:55:00+03:00</text:p>
      <text:p text:style-name="P4">
Description: In Russia, repression is increasingly due to the demonstration of any symbolism in blue and yellow in the background of war in Ukraine, which emphasizes uncertainty among Russian officials. - Ukrinform.</text:p>
      <text:p text:style-name="P4">
Images: ['<text:a xlink:type="simple" xlink:href="https://static.ukrinform.com/photos/2019_01/thumb_files/630_360_1547125894-659.jpg" text:style-name="Internet_20_link" text:visited-style-name="Visited_20_Internet_20_Link">
630_360_15471...</text:a>
']</text:p>
      <text:p text:style-name="P4">
Tags: ['Арешт', 'Британія', 'Розвідка', 'Росія']</text:p>
      <text:p text:style-name="P4">
Type: Article</text:p>
      <!--METADATA-->
      <text:p text:style-name="P4">
<draw:frame draw:style-name="fr1" draw:name="Image46" text:anchor-type="as-char" svg:width="6.9236in" svg:height="3.956343in" draw:z-index="0">
<draw:image xlink:href="../Images/yкринформ/2023-06-04T09-55-00-03-00/630_360_1547125894-659.jpg" xlink:type="simple" xlink:show="embed" xlink:actuate="onLoad" draw:mime-type="image/jpeg"/>
</draw:frame>
In Russia, repression occurs more often due to the demonstration of any symbolism of the intake of yellow against the background of war in Ukraine, which emphasizes the uncertainty among Russian officials.</text:p>
      <text:p text:style-name="P4">
About it in <text:a xlink:type="simple" xlink:href="https://twitter.com/DefenceHQ/status/1665236216193613824" text:style-name="Internet_20_link" text:visited-style-name="Visited_20_Internet_20_Link">
Twitter</text:a>
The British Defense Ministry informed with reference to intelligence data, reports.</text:p>
      <text:p text:style-name="P4">
As it is noted, some local Russian security officers are likely to interpret the "dragon legislation of wartime time so that public demonstration of a yellow-yellow subject is outlawed, as it may indicate that Ukraine's unnoticed support."</text:p>
      <text:p text:style-name="P4">
Yes, on May 9, an employee of the elderly house was arrested for dressing a blue and yellow jacket.</text:p>
      <text:p text:style-name="P4">
In recent days, the Russian troops of the National Guard of the Russian Federation have arrested a 22-year-old man in Volkhov near St. Petersburg for demonstration of blue and yellow labor, which, as it turned out, is the flag of its own air-space forces.</text:p>
      <text:p text:style-name="P4">
<text:span text:style-name="T4">
 Read also: </text:span>
 <text:a xlink:type="simple" xlink:href="https://www.ukrinform.ua/rubric-crimea/3714609-zagarbniki-vikoristovuut-nacionalizaciu-v-krimu-dla-propagandi-cubarov.html" text:style-name="Internet_20_link" text:visited-style-name="Visited_20_Internet_20_Link">
invaders use "nationalization" in Crimea for propaganda - Chubarov</text:a>
"Suppression emphasizes uncertainty among paranoid Russian offices as to what is and is considered permissible in an increasingly totalitarian system. Criticism of arrests sounded from the unexpected side of the ultraranialist, guidance liberal -democratic party.</text:p>
      <text:p text:style-name="P4">
As reported by Ukrinform, in the preliminary summary <text:a xlink:type="simple" xlink:href="https://www.ukrinform.ua/rubric-ato/3717719-rosia-perekidae-u-bahmut-desantnikiv-zamist-pvk-vagner-britanska-rozvidka.html" text:style-name="Internet_20_link" text:visited-style-name="Visited_20_Internet_20_Link">
British intelligence</text:a>
that overgrowth of importance in Bakhmut, Airborne Troops(VAT)The Russian Federation has deteriorated significantly in comparison with their "elite" status before the invasion of in Ukraine.</text:p>
      <text:p text:style-name="P4">
News Source: <text:a xlink:type="simple" xlink:href="https://www.ukrinform.ua/rubric-ato/3718027-britanska-rozvidka-zaavila-pro-nevpevnenist-vladi-rf-na-tli-zrostanna-arestiv-za-sinozovtu-simvoliku.html" text:style-name="Internet_20_link" text:visited-style-name="Visited_20_Internet_20_Link">
https://www.ukrinform.ua/rubric-ato/3718027-britanska-rozvidka-zaavila-pro-nevpevnenist-vladi-rf-na-tli-zrostanna-arestiv-za-sinozovtu-simvoliku.html</text:a>
</text:p>
      <!--NEWS-->
      <text:h text:style-name="P10" text:outline-level="1">
<text:span text:style-name="T4">
Lubinets on International Children's Day - Aggression Victims urged the world to condemn the actions of</text:span>
</text:h>
      <text:p text:style-name="P4">
Authors: Ukrinform (Person)</text:p>
      <text:p text:style-name="P4">
Publisher: Укринформ (Organization)</text:p>
      <text:p text:style-name="P4">
Published Time: 2023-06-04T09:57:33+03:00</text:p>
      <text:p text:style-name="P4">
Modified Time: 2023-06-04T09:57:33+03:00</text:p>
      <text:p text:style-name="P4">
Description: The Verkhovna Rada Commissioner for Human Rights Dmitry Lubinets on International Day of Innocent Children - Victims of Aggression, urged the world to condemn Russia's actions and support the Ukrainian peace formula.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Діти', 'Війна з Росією', 'Дмитро Лубінець']</text:p>
      <text:p text:style-name="P4">
Type: Article</text:p>
      <!--METADATA-->
      <text:p text:style-name="P4">
<draw:frame draw:style-name="fr1" draw:name="Image47" text:anchor-type="as-char" svg:width="6.9236in" svg:height="3.956343in" draw:z-index="0">
<draw:image xlink:href="../Images/yкринформ/2023-06-04T09-57-33-03-00/630_360_1677395798-958.jpg" xlink:type="simple" xlink:show="embed" xlink:actuate="onLoad" draw:mime-type="image/jpeg"/>
</draw:frame>
The Verkhovna Rada Commissioner for Human Rights Dmitry Lubinets, on International Day of Non -Universal Children - Victims of Aggression, urged the world to condemn Russia's actions and support the Ukrainian formula of peace.</text:p>
      <text:p text:style-name="P4">
According to Ukrinform, he wrote about it in <text:a xlink:type="simple" xlink:href="https://t.me/dmytro_lubinetzs/2635" text:style-name="Internet_20_link" text:visited-style-name="Visited_20_Internet_20_Link">
telegram.</text:a>
“Today we honor the memory of children who died as a result of armed aggression against Ukraine. Since 2014, this is a special date for all Ukrainians when we are wearing innocent children who died or injured through the war. It has given our children painful experience of loss and suffering, "the Ombudsman said.</text:p>
      <text:p text:style-name="P4">
As Lubin emphasized, <text:a xlink:type="simple" xlink:href="https://www.ukrinform.ua/tag-vijna" text:style-name="Internet_20_link" text:visited-style-name="Visited_20_Internet_20_Link">
war</text:a>
In Ukraine has been going on since 2014. "From then to February 24, 2022, 1522 were killed, 146 were injured, and since the beginning of a full -scale invasion of the war, 485 children have been given, more than a thousand young Ukrainians were injured in a different severity," the Commissioner said.</text:p>
      <text:p text:style-name="P4">
However, he stressed, this is not the final data, since the number of children affected in Mariupol in other territories of Donetsk Talugansk regions, where active fighting is constantly underway, is still unknown.</text:p>
      <text:p text:style-name="P4">
From the beginning of a full -scale invasion, Russia has released more than 5,000 missiles with almost 3.5 thousand aviation blows in the Ukrainian territory, and the aggressor has released more than half a thousand Idronov missiles in the last month, Ombudsman said.</text:p>
      <text:p text:style-name="P4">
According to this statistics, he emphasized the stories of little Ukrainians who could live, rejoice, create their own families and build a peaceful country. The smallest child who died from the shelling of the maternity hospital in Zaporizhzhibul only 2 days from birth.</text:p>
      <text:p text:style-name="P4">
Even on International Children's Day, the Russians made a massive rocket launcher that a 9-year-old girl was killed with her mother. "Aggressions do not understand our feelings, they are fighting with children," Lubinets said.</text:p>
      <text:p text:style-name="P4">
<text:span text:style-name="T4">
 Read also: </text:span>
 <text:a xlink:type="simple" xlink:href="https://www.ukrinform.ua/rubric-ato/3718004-rosijska-armia-vbila-v-ukraini-vze-485-ditej-se-1005-poranila.html" text:style-name="Internet_20_link" text:visited-style-name="Visited_20_Internet_20_Link">
the Russian army killed 485 <text:span text:style-name="T4">
 children </text:span>
, another 1005 injured</text:a>
According to him, Russia deprives Ukrainian children of the most expensive - the right of life, which is guaranteed by every child in accordance with the UN Convention on the Rights of the Child. "Depriving the lives of our Ukrainian children, Russia selects the future of our state," - said Lubin.As reported by Ukrinform, in the evening of June 3 the Russians <text:a xlink:type="simple" xlink:href="https://www.ukrinform.ua/rubric-ato/3717943-vorog-vluciv-u-budinok-na-dnipropetrovsini-sered-postrazdalih-ditina.html" text:style-name="Internet_20_link" text:visited-style-name="Visited_20_Internet_20_Link">
fired Dnipropetrovsk region. </text:a>
A 2-year-old girl was removed from under the Zalovinomy house.</text:p>
      <text:p text:style-name="P4">
News Source: <text:a xlink:type="simple" xlink:href="https://www.ukrinform.ua/rubric-society/3718028-lubinec-u-miznarodnij-den-ditej-zertv-agresii-zaklikav-svit-zasuditi-dii-rosii.html" text:style-name="Internet_20_link" text:visited-style-name="Visited_20_Internet_20_Link">
https://www.ukrinform.ua/rubric-society/3718028-lubinec-u-miznarodnij-den-ditej-zertv-agresii-zaklikav-svit-zasuditi-dii-rosii.html</text:a>
</text:p>
      <!--NEWS-->
      <text:h text:style-name="P10" text:outline-level="1">
<text:span text:style-name="T4">
Ukrainian judoine won two "bronze" at the European Cup in Prague</text:span>
</text:h>
      <text:p text:style-name="P4">
Authors: Ukrinform (Person)</text:p>
      <text:p text:style-name="P4">
Publisher: Укринформ (Organization)</text:p>
      <text:p text:style-name="P4">
Published Time: 2023-06-04T10:05:56+03:00</text:p>
      <text:p text:style-name="P4">
Modified Time: 2023-06-04T10:05:56+03:00</text:p>
      <text:p text:style-name="P4">
Description: In Prague (Czech Republic), the next stage of the European Cup with Judo among juniors continues. - Ukrinform.</text:p>
      <text:p text:style-name="P4">
Images: ['<text:a xlink:type="simple" xlink:href="https://static.ukrinform.com/photos/2023_06/thumb_files/630_360_1685862313-685.jpg" text:style-name="Internet_20_link" text:visited-style-name="Visited_20_Internet_20_Link">
630_360_16858...</text:a>
']</text:p>
      <text:p text:style-name="P4">
Tags: ['Дзюдо']</text:p>
      <text:p text:style-name="P4">
Type: Article</text:p>
      <!--METADATA-->
      <text:p text:style-name="P4">
<draw:frame draw:style-name="fr1" draw:name="Image48" text:anchor-type="as-char" svg:width="6.9236in" svg:height="3.956343in" draw:z-index="0">
<draw:image xlink:href="../Images/yкринформ/2023-06-04T10-05-56-03-00/630_360_1685862313-685.jpg" xlink:type="simple" xlink:show="embed" xlink:actuate="onLoad" draw:mime-type="image/jpeg"/>
</draw:frame>
In Prague(Czech Republic)The next stage of the European Cup with Judo among juniors continues.</text:p>
      <text:p text:style-name="P4">
The first competitive day brought two awards to the Ukrainian team, reports Ukrinform.</text:p>
      <text:p text:style-name="P4">
Bronze medalists became Alice Vienneev(Weight category up to 70 kg)Tamargarita Belkov(More than 78 kg).</text:p>
      <text:p text:style-name="P4">
За крок від п'єдесталу зупинилися Денис Докторов (73 kg)and Maria Rytska(More than 78 kg), which took 5th places.</text:p>
      <text:p text:style-name="P4">
<text:span text:style-name="T4">
 Read also: </text:span>
 <text:a xlink:type="simple" xlink:href="https://www.ukrinform.ua/rubric-sports/3717198-ucnivska-zbirna-ukraini-zdobula-216-nagorod-na-persih-evroigrah-z-edinoborstv.html" text:style-name="Internet_20_link" text:visited-style-name="Visited_20_Internet_20_Link">
Student national team of Ukraine won 216 awards at the first -seat games in martial arts</text:a>
The tournament in Prague passes without the participation of representatives of Russia and Belarus.</text:p>
      <text:p text:style-name="P4">
Photo: IJF.</text:p>
      <text:p text:style-name="P4">
News Source: <text:a xlink:type="simple" xlink:href="https://www.ukrinform.ua/rubric-sports/3718032-ukrainski-dzudoistki-zdobuli-dvi-bronzi-na-etapi-kubka-evropi-v-prazi.html" text:style-name="Internet_20_link" text:visited-style-name="Visited_20_Internet_20_Link">
https://www.ukrinform.ua/rubric-sports/3718032-ukrainski-dzudoistki-zdobuli-dvi-bronzi-na-etapi-kubka-evropi-v-prazi.html</text:a>
</text:p>
      <!--NEWS-->
      <text:h text:style-name="P10" text:outline-level="1">
<text:span text:style-name="T4">
Georgia President suggested wearing an electronic bracelet on Saakashvili</text:span>
</text:h>
      <text:p text:style-name="P4">
Authors: Ukrinform (Person)</text:p>
      <text:p text:style-name="P4">
Publisher: Укринформ (Organization)</text:p>
      <text:p text:style-name="P4">
Published Time: 2023-06-04T10:07:00+03:00</text:p>
      <text:p text:style-name="P4">
Modified Time: 2023-06-04T10:07:00+03:00</text:p>
      <text:p text:style-name="P4">
Description: Georgia President Salome Zurabishvili believes that the convicted third president Mikhail Saakashvili, taking into account his health, could be applied an alternative form of punishment, including wearing an electronic bracelet. - Ukrinform.</text:p>
      <text:p text:style-name="P4">
Images: ['<text:a xlink:type="simple" xlink:href="https://static.ukrinform.com/photos/2023_03/thumb_files/630_360_1678670749-879.jpg" text:style-name="Internet_20_link" text:visited-style-name="Visited_20_Internet_20_Link">
630_360_16786...</text:a>
']</text:p>
      <text:p text:style-name="P4">
Tags: ['Грузія', 'Саакашвілі', "В'язниця", 'Електронний браслет', 'Зурабішвілі']</text:p>
      <text:p text:style-name="P4">
Type: Article</text:p>
      <!--METADATA-->
      <text:p text:style-name="P4">
<draw:frame draw:style-name="fr1" draw:name="Image49" text:anchor-type="as-char" svg:width="6.9236in" svg:height="3.956343in" draw:z-index="0">
<draw:image xlink:href="../Images/yкринформ/2023-06-04T10-07-00-03-00/630_360_1678670749-879.jpg" xlink:type="simple" xlink:show="embed" xlink:actuate="onLoad" draw:mime-type="image/jpeg"/>
</draw:frame>
Georgia President Salome Zurabishvili believes that the convicted third -president of the country Mikheil Saakashvili, taking into account his health, can be used an alternative form of punishment, including wearing electronic bracelet.</text:p>
      <text:p text:style-name="P4">
About it reports Ukrinform with reference to <text:a xlink:type="simple" xlink:href="https://sova.news/2023/06/03/salome-zurabishvili-sleduet-horosho-obhoditsya-s-mihailom-saakashvili/" text:style-name="Internet_20_link" text:visited-style-name="Visited_20_Internet_20_Link">
sova.</text:a>
“I think with him(Saakashvili - ed.)We should behave well, and I speak the voice - as many other presidents around the world who have been sentenced to imprisonment. There are electronic bracelets that we know about other shapes that are more suitable for the country that joins the EU, ” - statements of Labylabishvili in an interview with the French media.</text:p>
      <text:p text:style-name="P4">
At the same time, she evaded the answer to the question whether she supports the pardon <text:a xlink:type="simple" xlink:href="https://www.ukrinform.ua/tag-saakasvili" text:style-name="Internet_20_link" text:visited-style-name="Visited_20_Internet_20_Link">
Saakashvili. </text:a>
"They(Western countries - ed.)Emphasize the losses that all this situation deals with Georgia in the West. It bothers me and I do a lot to make it easier for cavity. But the losses were caused by the decisions adopted by the government and amnesty(Saakashvili - ed.)In fact, it is not something that will compensate for this harm, ” - said.</text:p>
      <text:p text:style-name="P4">
<text:span text:style-name="T4">
 Read also: </text:span>
 <text:a xlink:type="simple" xlink:href="https://www.ukrinform.ua/rubric-world/3715845-saakasvili-zaaviv-so-rozpad-rosii-pocnetsa-z-pivnicnogo-kavkazu.html" text:style-name="Internet_20_link" text:visited-style-name="Visited_20_Internet_20_Link">
<text:span text:style-name="T4">
 Saakashvili </text:span>
 stated that the collapse of Russia would begin with a nocent Caucasus</text:a>
It was reported that Saakashvili's citizen was detained in Georgia on October 12021, when he arrived in his homeland after eight years. which transported a truck with dairy products.</text:p>
      <text:p text:style-name="P4">
The article for the illegal crossing of the Georgia border provides for up to five years of imprisonment.</text:p>
      <text:p text:style-name="P4">
Ukraine has officially recognized Saakashvili to the victim in the case of improperness in prison.</text:p>
      <text:p text:style-name="P4">
<text:span text:style-name="T4">
 Read also: </text:span>
 <text:a xlink:type="simple" xlink:href="https://www.ukrinform.ua/rubric-polytics/3696046-zelenskij-zaklikav-zabezpeciti-saakasvili-nalezne-likuvanna.html" text:style-name="Internet_20_link" text:visited-style-name="Visited_20_Internet_20_Link">
<text:span text:style-name="T4">
 Zelensky </text:span>
 <text:span text:style-name="T4">
 </text:span>
 urged <text:span text:style-name="T4">
 </text:span>
 to provide <text:span text:style-name="T4">
<text:span text:style-name="T5">
* Saakashvili </text:span>
* </text:span>
 <text:span text:style-name="T4">
 grade </text:span>
 <text:span text:style-name="T4">
 </text:span>
 treatment **</text:a>
On February 1, 2023, during a press conference with Austrian President Alexanderomwan Der Belllen in Kiev, President of Ukraine Vladimir Zelensky renovated Saakashvili's photos and expressed his conviction that the Georgian authorities were torturing and killing.</text:p>
      <text:p text:style-name="P4">
News Source: <text:a xlink:type="simple" xlink:href="https://www.ukrinform.ua/rubric-world/3718033-prezidentka-gruzii-zaproponuvala-odagti-na-saakasvili-elektronnij-braslet.html" text:style-name="Internet_20_link" text:visited-style-name="Visited_20_Internet_20_Link">
https://www.ukrinform.ua/rubric-world/3718033-prezidentka-gruzii-zaproponuvala-odagti-na-saakasvili-elektronnij-braslet.html</text:a>
</text:p>
      <!--NEWS-->
      <text:h text:style-name="P10" text:outline-level="1">
<text:span text:style-name="T4">
Stefanchuk met in Turkey with the defenders of Azovstal</text:span>
</text:h>
      <text:p text:style-name="P4">
Authors: Ukrinform (Person)</text:p>
      <text:p text:style-name="P4">
Publisher: Укринформ (Organization)</text:p>
      <text:p text:style-name="P4">
Published Time: 2023-06-04T10:08:34+03:00</text:p>
      <text:p text:style-name="P4">
Modified Time: 2023-06-04T10:08:34+03:00</text:p>
      <text:p text:style-name="P4">
Description: The Chairman of the Verkhovna Rada of Ukraine Ruslan Stefanchuk, on behalf of President of Ukraine Volodymyr Zelensky, met in Turkey with the Azovstali military. - Ukrinform.</text:p>
      <text:p text:style-name="P4">
Images: ['<text:a xlink:type="simple" xlink:href="https://static.ukrinform.com/photos/2023_06/thumb_files/630_360_1685862395-932.jpg" text:style-name="Internet_20_link" text:visited-style-name="Visited_20_Internet_20_Link">
630_360_16858...</text:a>
']</text:p>
      <text:p text:style-name="P4">
Tags: ['Азовсталь', 'Туреччина', 'Стефанчук', 'Війна з Росією']</text:p>
      <text:p text:style-name="P4">
Type: Article</text:p>
      <!--METADATA-->
      <text:p text:style-name="P4">
<draw:frame draw:style-name="fr1" draw:name="Image50" text:anchor-type="as-char" svg:width="6.9236in" svg:height="3.956343in" draw:z-index="0">
<draw:image xlink:href="../Images/yкринформ/2023-06-04T10-08-34-03-00/630_360_1685862395-932.jpg" xlink:type="simple" xlink:show="embed" xlink:actuate="onLoad" draw:mime-type="image/jpeg"/>
</draw:frame>
Ruslan Stefanchuk Ruslan Stefanchuk, on behalf of the President of Ukraine, met Zelensky, met in Turkey with the Azovstali military.</text:p>
      <text:p text:style-name="P4">
According to Ukrinform, he reported it on <text:a xlink:type="simple" xlink:href="https://www.facebook.com/stefanchuk.official/posts/655293829750792" text:style-name="Internet_20_link" text:visited-style-name="Visited_20_Internet_20_Link">
Facebook.</text:a>
“At the request of President of Ukraine Volodymyr Zelensky, he met Turkey with heroes, with the military - defenders of Azovstal. Azov commander, hero of Ukraine Denis Prokopenko(Redis), his deputy Svyatoslav Palamar(«Kalina»), Acting Commander of the 36th Separate Brigade of Naval Infantry Sergey Volynskyi(«Volina»), Oleg Khomenko and Denis Sleg from National Guard of Ukraine, under the conditions of exchange, are now in Turkey. I thank Turkey Zadobom in the return of our defenders, ”Stefanchuk said.</text:p>
      <text:p text:style-name="P4">
According to him, a large team headed by the head of the Presidential Office Andriemiermak is working on the return of all Ukrainian prisoners of war.</text:p>
      <text:p text:style-name="P4">
<text:span text:style-name="T4">
 Read also: </text:span>
 <text:a xlink:type="simple" xlink:href="https://www.ukrinform.ua/rubric-ato/3717666-kerivnik-op-rozpoviv-pro-den-koli-z-polonu-vdalosa-povernuti-komandiriv-z-azovstali.html" text:style-name="Internet_20_link" text:visited-style-name="Visited_20_Internet_20_Link">
OP Head told about the day when the commanders managed to verify the commanders with "<text:span text:style-name="T4">
 azovstal </text:span>
 and"</text:a>
“All our defenders are determined to continue the struggle and want to turn home. The full support of all our heroes is a compulsory state. We have to return everyone. Because we value everyone, ”the head emphasized.</text:p>
      <text:p text:style-name="P4">
As reported by Ukrinform, in September 2022 it was possible to release215 Ukrainian defenders in the framework of the exchange, including the commanders of the defenders <text:a xlink:type="simple" xlink:href="https://www.ukrinform.ua/tag-azovstal" text:style-name="Internet_20_link" text:visited-style-name="Visited_20_Internet_20_Link">
Azovstal.</text:a>
Since then, five Azovs have been fuel under personal guarantees of protection and safety of Turkey President Taiip Erdogan.</text:p>
      <text:p text:style-name="P4">
News Source: <text:a xlink:type="simple" xlink:href="https://www.ukrinform.ua/rubric-society/3718034-stefancuk-zustrivsa-u-tureccini-iz-zahisnikami-azovstali.html" text:style-name="Internet_20_link" text:visited-style-name="Visited_20_Internet_20_Link">
https://www.ukrinform.ua/rubric-society/3718034-stefancuk-zustrivsa-u-tureccini-iz-zahisnikami-azovstali.html</text:a>
</text:p>
      <!--NEWS-->
      <text:h text:style-name="P10" text:outline-level="1">
<text:span text:style-name="T4">
Borrel met with Reznikov on the Fields of the Forum in Singapore</text:span>
</text:h>
      <text:p text:style-name="P4">
Authors: Ukrinform (Person)</text:p>
      <text:p text:style-name="P4">
Publisher: Укринформ (Organization)</text:p>
      <text:p text:style-name="P4">
Published Time: 2023-06-04T10:16:00+03:00</text:p>
      <text:p text:style-name="P4">
Modified Time: 2023-06-04T10:16:00+03:00</text:p>
      <text:p text:style-name="P4">
Description: The high representative of the EU on Foreign Policy and Security Policy, Josep Borrel, met with the Minister of Defense of Ukraine Oleksiy Reznikov in the fields of the Shanngry-La Dialogue Forum in Singapore. - Ukrinform.</text:p>
      <text:p text:style-name="P4">
Images: ['<text:a xlink:type="simple" xlink:href="https://static.ukrinform.com/photos/2023_06/thumb_files/630_360_1685862854-223.jpeg" text:style-name="Internet_20_link" text:visited-style-name="Visited_20_Internet_20_Link">
630_360_16858...</text:a>
']</text:p>
      <text:p text:style-name="P4">
Tags: ['Китай', 'Боррель', 'Резніков', 'Безпека']</text:p>
      <text:p text:style-name="P4">
Type: Article</text:p>
      <!--METADATA-->
      <text:p text:style-name="P4">
<draw:frame draw:style-name="fr1" draw:name="Image51" text:anchor-type="as-char" svg:width="6.9236in" svg:height="3.956343in" draw:z-index="0">
<draw:image xlink:href="../Images/yкринформ/2023-06-04T10-16-00-03-00/630_360_1685862854-223.jpeg" xlink:type="simple" xlink:show="embed" xlink:actuate="onLoad" draw:mime-type="image/jpeg"/>
</draw:frame>
EU High Representative for Foreign Policy and Security Policy, Josep Borrelzust, with the Minister of Defense of Ukraine Alexei Reznikov in the fields of the Shangri-La Dialogue Forum in Singapore.</text:p>
      <text:p text:style-name="P4">
Borrel wrote about it in <text:a xlink:type="simple" xlink:href="https://twitter.com/JosepBorrellF/status/1665241764175724546" text:style-name="Internet_20_link" text:visited-style-name="Visited_20_Internet_20_Link">
Twitter</text:a>
, reports Ukrinform.</text:p>
      <text:p text:style-name="P4">
“Wherever we meet in the world, the connection between the EU and Ukraine is inviolable. Together with Alexei Reznikov and colleagues from the EU, we emphasized the need for global solidarity and support of Ukraine. Because there is common print, ”the post reads.</text:p>
      <text:p text:style-name="P4">
Borrel also reported that he met with the Minister of Defense <text:a xlink:type="simple" xlink:href="https://www.ukrinform.ua/tag-kitaj" text:style-name="Internet_20_link" text:visited-style-name="Visited_20_Internet_20_Link">
China</text:a>
Lee Shanfe and discussed with him the issues of joint strategic problems, including war in Ukraine.</text:p>
      <text:p text:style-name="P4">
"Constructive discussion with China's Defense Minister Lee Shanfe on SLD23 regarding joint strategic problems, including Russia's war against Ukraine, Taiwan, the South China Sea," Borrel wrote in <text:a xlink:type="simple" xlink:href="https://twitter.com/JosepBorrellF/status/1665223019537764352" text:style-name="Internet_20_link" text:visited-style-name="Visited_20_Internet_20_Link">
Twitter.</text:a>
<text:span text:style-name="T4">
 Read also: </text:span>
 <text:a xlink:type="simple" xlink:href="https://www.ukrinform.ua/rubric-world/3717989-li-sanfu-kitaj-i-ssa-maut-znajti-tocki-dotiku-dla-zberezenna-stabilnosti-u-sviti.html" text:style-name="Internet_20_link" text:visited-style-name="Visited_20_Internet_20_Link">
li <text:span text:style-name="T4">
 Shanfu </text:span>
: China and USA have to find touch points for conservation stability in the world</text:a>
As reported by Ukrinform, on June 2-4 in Singapore there is a large-scale safe forum "Dialogue of Shangri-La", at which the Russian Anti-Ukraine war is one of the main topics.</text:p>
      <text:p text:style-name="P4">
Participants include US, China and EU representatives, including the heads of the Tavis Landmarks of Defense Agency, military, diplomats, weapons manufacturers of safety weapons.</text:p>
      <text:p text:style-name="P4">
<text:span text:style-name="T5">
Foto: Twitter Josepa Borrel</text:span>
</text:p>
      <text:p text:style-name="P4">
News Source: <text:a xlink:type="simple" xlink:href="https://www.ukrinform.ua/rubric-polytics/3718037-borrel-zustrivsa-iz-reznikovim-na-polah-forumu-u-singapuri.html" text:style-name="Internet_20_link" text:visited-style-name="Visited_20_Internet_20_Link">
https://www.ukrinform.ua/rubric-polytics/3718037-borrel-zustrivsa-iz-reznikovim-na-polah-forumu-u-singapuri.html</text:a>
</text:p>
      <!--NEWS-->
      <text:h text:style-name="P10" text:outline-level="1">
<text:span text:style-name="T4">
During the day the Russians attacked nine regions of Ukraine - erection of ova</text:span>
</text:h>
      <text:p text:style-name="P4">
Authors: Ukrinform (Person)</text:p>
      <text:p text:style-name="P4">
Publisher: Укринформ (Organization)</text:p>
      <text:p text:style-name="P4">
Published Time: 2023-06-04T10:19:00+03:00</text:p>
      <text:p text:style-name="P4">
Modified Time: 2023-06-04T10:19:00+03:00</text:p>
      <text:p text:style-name="P4">
Description: The Russian army per day has attacking nine regions of Ukraine. - Ukrinform.</text:p>
      <text:p text:style-name="P4">
Images: ['<text:a xlink:type="simple" xlink:href="https://static.ukrinform.com/photos/2023_06/thumb_files/630_360_1685859898-1977.jpeg" text:style-name="Internet_20_link" text:visited-style-name="Visited_20_Internet_20_Link">
630_360_16858...</text:a>
']</text:p>
      <text:p text:style-name="P4">
Tags: ['Обстріл', 'Війна з Росією', 'Регіони']</text:p>
      <text:p text:style-name="P4">
Type: Article</text:p>
      <!--METADATA-->
      <text:p text:style-name="P4">
<draw:frame draw:style-name="fr1" draw:name="Image53" text:anchor-type="as-char" svg:width="6.9236in" svg:height="3.956343in" draw:z-index="0">
<draw:image xlink:href="../Images/yкринформ/2023-06-04T10-19-00-03-00/630_360_1685859898-1977.jpeg" xlink:type="simple" xlink:show="embed" xlink:actuate="onLoad" draw:mime-type="image/jpeg"/>
</draw:frame>
The Russian army per day has attacking nine regions of Ukraine.</text:p>
      <text:p text:style-name="P4">
According to Ukrinform, this is reported in the consolidated information of the regional military administrations about the situation in the regions of Ukraine as of 9:00 Sunday, June 4.</text:p>
      <text:p text:style-name="P4">
*!Without victims and destruction.</text:p>
      <text:p text:style-name="P4">
<text:span text:style-name="T4">
 Sumy region </text:span>
 night and in the morning the Russians <text:a xlink:type="simple" xlink:href="https://www.ukrinform.ua/tag-obstril" text:style-name="Internet_20_link" text:visited-style-name="Visited_20_Internet_20_Link">
fired</text:a>
9 times, 54 explosions were recorded.</text:p>
      <text:p text:style-name="P4">
Under the fire were Mykolaiv, Shostkinskaya, Sveska, Secondary-Budsk, Yunakiv communities.</text:p>
      <text:p text:style-name="P4">
Yesterday during the day Russian troops carried out 10 shelling. 87 blades were recorded.</text:p>
      <text:p text:style-name="P4">
The shelling was suffered by Belopilsk, Velikopysarivska, Krasnopil, Yunakovsky. There is an injured and destruction of infrastructure.</text:p>
      <text:p text:style-name="P4">
Russian troops fired 22 settlements ** Zaporizhzhya region 89 times: twice from aviation and twice from UAVs, eight - RSZV and 77 artifications.</text:p>
      <text:p text:style-name="P4">
Under the fire were Gulyaipole, Orikhiv, Poltava, Magic, Temivka, Magic, Kamianske, Steppe and other front -line settlements. Separate 16 -sought objects were destroyed.</text:p>
      <text:p text:style-name="P4">
<text:span text:style-name="T4">
 Read also: </text:span>
 <text:a xlink:type="simple" xlink:href="https://www.ukrinform.ua/rubric-regions/3718018-vorog-obstrilav-ponad-20-naselenih-punktiv-na-zaporizzi-e-rujnuvanna.html" text:style-name="Internet_20_link" text:visited-style-name="Visited_20_Internet_20_Link">
enemy <text:span text:style-name="T4">
 shelling </text:span>
 Ya show 22 settlements in Zaporozhye, eating</text:a>
<text:span text:style-name="T4">
 In the Dnipropetrovsk region </text:span>
 as a result of a rocket strike in Podgorodnudniprovsky district, a girl of 2021 was killed, 22 people(There are 5 children)affected. Four people were rescued from the rubble.</text:p>
      <text:p text:style-name="P4">
Two two -storey dwellings, damaged private sessions, shop, cars, gas pipelines are partially destroyed.</text:p>
      <text:p text:style-name="P4">
At about 2 am, the enemy fired at Nikopol from artillery. The 9-storey building and two 5-storey buildings were damaged.</text:p>
      <text:p text:style-name="P4">
At night, two enemy winged rockets and one block were destroyed over the Dnipropetrovsk region.</text:p>
      <text:p text:style-name="P4">
<text:span text:style-name="T4">
 In the Kharkiv region </text:span>
 In the morning, the Russian army fired at the Volchanskchuhuyevsky district. The building of the State Treasury Service of Ukraine was damaged, two houses were partially destroyed.</text:p>
      <text:p text:style-name="P4">
<text:span text:style-name="T4">
 Read also: </text:span>
 <text:a xlink:type="simple" xlink:href="https://www.ukrinform.ua/rubric-ato/3718023-vijska-rf-zranku-vdarili-po-harkivsini-poskodzeni-budinki-i-zaklad-kulturi.html" text:style-name="Internet_20_link" text:visited-style-name="Visited_20_Internet_20_Link">
Russian troops in the morning hit <text:span text:style-name="T4">
 Kharkiv region </text:span>
 - damaged buildings and cultural institution</text:a>
Also in the morning the enemy from the helicopters fired at the village of Ivashki of the Bohodukhiv district.Last day, the enemy was massaged in at least 23 settlements of Nakarkiv region.</text:p>
      <text:p text:style-name="P4">
In the Slobozhansky direction of the Russian troops, a aviation strike in the regional region, from mortars and artillery fired at Ivashki, Udi, Veterinary, Kozachulopan, Heptovka, High Tier, Various, Green, Vesely, Old Tarytsa, Ogirtsev, Gatishch .</text:p>
      <text:p text:style-name="P4">
In the Kupyansk direction of artillery and mortar shellings, Vodlimutivka, Liman First, Kislivka, Tabaivka, Berestovo.</text:p>
      <text:p text:style-name="P4">
Yesterday in the Volchansk Chuguev district shelling damaged the educational institution, two private dwellings.</text:p>
      <text:p text:style-name="P4">
*!(https://www.ukrinform.ua/rubric-regions/3718016-zagarbniki-obstrilali-z-aviacii-ta-artilerii-naseleni-punkti-lugansini.html)As a result of a blow to the village of Pershotravneve, the Izium district, a private house was damaged, a wounded woman at the age of 74.</text:p>
      <text:p text:style-name="P4">
<text:span text:style-name="T4">
 In the Luhansk region </text:span>
 the enemy was unsuccessfully attacked near the Novoselivsky Tabulogovka.</text:p>
      <text:p text:style-name="P4">
From aviation, the Russians hit Sergiyivka and Bigorivka.</text:p>
      <text:p text:style-name="P4">
The invaders opened the artillery fire towards Novoselivskyi, Makeevka, Nevsky and Bigorivka.</text:p>
      <text:p text:style-name="P4">
During the day the aggressors made 110 shelling of Luhansk region(413 shells were released).</text:p>
      <text:p text:style-name="P4">
Минулої доби в <text:span text:style-name="T4">
Донецькій області</text:span>
 чотири людини загинули і восьмеро зазналипоранень.</text:p>
      <text:p text:style-name="P4">
Росіяни обстріляли 15 населених пунктів, серед яких Торецьк, Слов’янськ,Костянтинівка, Гірник, Авдіївка, Часів Яр, Сіверськ, Курахове, смт Нью-Йорк,село Карлівка та інші.</text:p>
      <text:p text:style-name="P4">
<text:span text:style-name="T4">
Читайте також:</text:span>
 <text:a xlink:type="simple" xlink:href="https://www.ukrinform.ua/rubric-regions/3717997-armia-rf-za-dobu-vbila-cotiroh-civilnih-na-doneccini.html" text:style-name="Internet_20_link" text:visited-style-name="Visited_20_Internet_20_Link">
 Армія РФ за добу вбила чотирьох цивільних на Донеччині</text:a>
36 objects damaged, including 18 dwellings(One -apartment), two houses of culture, shopping center, shop, secondary school, factories, hospital, music school, professional licensee.</text:p>
      <text:p text:style-name="P4">
*!In the evening and in the morning, the enemy fired Ochakov.</text:p>
      <text:p text:style-name="P4">
<text:span text:style-name="T4">
 In the Kherson region </text:span>
 per day the invaders made 56 shelling(287 shells were released), of them in Kherson - seven shellings(39 shells). Російськівійськові поцілили у райони 22 населених пунктів. Жертв та постраждалих немає.</text:p>
      <text:p text:style-name="P4">
News Source: <text:a xlink:type="simple" xlink:href="https://www.ukrinform.ua/rubric-regions/3718041-za-dobu-rosiani-atakuvali-devat-regioniv-ukraini-zvedenna-ova.html" text:style-name="Internet_20_link" text:visited-style-name="Visited_20_Internet_20_Link">
https://www.ukrinform.ua/rubric-regions/3718041-za-dobu-rosiani-atakuvali-devat-regioniv-ukraini-zvedenna-ova.html</text:a>
</text:p>
      <!--NEWS-->
      <text:h text:style-name="P10" text:outline-level="1">
<text:span text:style-name="T4">
NHL: Vegas beat Florida at the start of the Stanley Cup finals</text:span>
</text:h>
      <text:p text:style-name="P4">
Authors: Ukrinform (Person)</text:p>
      <text:p text:style-name="P4">
Publisher: Укринформ (Organization)</text:p>
      <text:p text:style-name="P4">
Published Time: 2023-06-04T10:20:17+03:00</text:p>
      <text:p text:style-name="P4">
Modified Time: 2023-06-04T10:20:17+03:00</text:p>
      <text:p text:style-name="P4">
Description: In the North American National Hockey League (NHL), the first match of the Stanley Cup final series took place. - Ukrinform.</text:p>
      <text:p text:style-name="P4">
Images: ['<text:a xlink:type="simple" xlink:href="https://static.ukrinform.com/photos/2023_06/thumb_files/630_360_1685862828-836.jpg" text:style-name="Internet_20_link" text:visited-style-name="Visited_20_Internet_20_Link">
630_360_16858...</text:a>
']</text:p>
      <text:p text:style-name="P4">
Tags: ['хокей', 'Кубок Стенлі', 'НХЛ']</text:p>
      <text:p text:style-name="P4">
Type: Article</text:p>
      <!--METADATA-->
      <text:p text:style-name="P4">
<draw:frame draw:style-name="fr1" draw:name="Image54" text:anchor-type="as-char" svg:width="6.9236in" svg:height="3.956343in" draw:z-index="0">
<draw:image xlink:href="../Images/yкринформ/2023-06-04T10-20-17-03-00/630_360_1685862828-836.jpg" xlink:type="simple" xlink:show="embed" xlink:actuate="onLoad" draw:mime-type="image/jpeg"/>
</draw:frame>
In North American National Hockey League(NHL)The first Mattin series of the Stanley Cup took place.</text:p>
      <text:p text:style-name="P4">
Vegas on his site confidently played Florida - 5: 2(1:1, 1:1,3:0), reports Ukrinform.</text:p>
      <text:p text:style-name="P4">
<text:span text:style-name="T4">
 Read also: </text:span>
 <text:a xlink:type="simple" xlink:href="https://www.ukrinform.ua/rubric-sports/3717043-hokeisti-kanadi-ocolili-rejting-iihf-zbirna-ukraini-zalisaetsa-27u.html" text:style-name="Internet_20_link" text:visited-style-name="Visited_20_Internet_20_Link">
Canada's Hokeans have headed the IIHF rating, Ukraine's national team is 27th</text:a>
The next match of the series will be held on June 6 in Las Vegas.</text:p>
      <text:p text:style-name="P4">
Photo: Getty Images.</text:p>
      <text:p text:style-name="P4">
News Source: <text:a xlink:type="simple" xlink:href="https://www.ukrinform.ua/rubric-sports/3718042-nhl-vegas-obigrav-floridu-na-starti-finalu-kubka-stenli.html" text:style-name="Internet_20_link" text:visited-style-name="Visited_20_Internet_20_Link">
https://www.ukrinform.ua/rubric-sports/3718042-nhl-vegas-obigrav-floridu-na-starti-finalu-kubka-stenli.html</text:a>
</text:p>
      <!--NEWS-->
      <text:h text:style-name="P10" text:outline-level="1">
<text:span text:style-name="T4">
Sport-2023. The calendar of the main events of June</text:span>
</text:h>
      <text:p text:style-name="P4">
Authors: Ukrinform (Person)</text:p>
      <text:p text:style-name="P4">
Publisher: Укринформ (Organization)</text:p>
      <text:p text:style-name="P4">
Published Time: 2023-06-04T10:31:38+03:00</text:p>
      <text:p text:style-name="P4">
Modified Time: 2023-06-04T10:31:38+03:00</text:p>
      <text:p text:style-name="P4">
Description: The summer part of the pre -Olympic year begins the competition of the June Sports Calendar. - Ukrinform.</text:p>
      <text:p text:style-name="P4">
Images: ['<text:a xlink:type="simple" xlink:href="https://static.ukrinform.com/photos/2023_06/thumb_files/630_360_1685863860-835.jpeg" text:style-name="Internet_20_link" text:visited-style-name="Visited_20_Internet_20_Link">
630_360_16858...</text:a>
']</text:p>
      <text:p text:style-name="P4">
Tags: ['Спорт']</text:p>
      <text:p text:style-name="P4">
Type: Article</text:p>
      <!--METADATA-->
      <text:p text:style-name="P4">
<draw:frame draw:style-name="fr1" draw:name="Image55" text:anchor-type="as-char" svg:width="6.9236in" svg:height="3.956343in" draw:z-index="0">
<draw:image xlink:href="../Images/yкринформ/2023-06-04T10-31-38-03-00/630_360_1685863860-835.jpeg" xlink:type="simple" xlink:show="embed" xlink:actuate="onLoad" draw:mime-type="image/jpeg"/>
</draw:frame>
The summer part of the pre -Olympic year begins the competition of the June sports calendar.</text:p>
      <text:p text:style-name="P4">
Ukrinform presents the schedule of top events of the first month of summer.</text:p>
      <text:p text:style-name="P4">
_ Sports calendar of June-2023._</text:p>
      <text:p text:style-name="P4">
May 28 - June 11: French Open Tennis Championship "Rolan Harros"(Paris, France)June 1-11: European Billiards Championship - Pool(Tampere, Finland)June 2-4: Superfinals of the World Cup on Artistic Swimming(Oviedo, Spain)June 2-4: Fencing World Cup, rapier(Tbilisi, Georgia)June 2: Diamond League athletics Stage(Florence, Italy)June 3: Golden Euroleiga from Volleyball, Men, Belgium - Ukraine</text:p>
      <text:p text:style-name="P4">
June 4: Formula 1, Grand Prix of Spain(Barcelona, Spain)June 7: UEFA Conference League Final("Sinobo Stadium", Prague, Czech Republic)June 9: Diamond League athletics Stage(Paris, France)June 10: UEFA Champions League Final(Ataturk Olympic Stadium, Istanbul, Turkey)<text:span text:style-name="T4">
 Read also: </text:span>
 <text:a xlink:type="simple" xlink:href="https://www.ukrinform.ua/rubric-sports/3717647-zbirna-ukraini-z-borotbi-zdobula-dvi-zoloti-medali-na-turniri-u-kirgizstani.html" text:style-name="Internet_20_link" text:visited-style-name="Visited_20_Internet_20_Link">
Ukrainian national team won two "gold" medals in Kyrgyzstan</text:a>
June 11: Golden Euroleiga from volleyball, men, Croatia - Ukraine</text:p>
      <text:p text:style-name="P4">
June 13-18: Stage of the World Cup on Luke Shooting(Medellin, Columbia)June 14: Golden Euroleiga from volleyball, women, Ukraine - France</text:p>
      <text:p text:style-name="P4">
June 14-18: The UEFA League Final Tournament(Rotterdam, Enshade; Netherlands)June 14: Golden Euroleiga from Volleyball, Men, Ukraine - Belgium</text:p>
      <text:p text:style-name="P4">
June 15: Diamond League athletics Stage(Oslo, Norway)June 15-25: European Basketball Championship among women's teams(Israel, Slovenia)June 16: Qualification of the European Championship-2024(group with), Northernachedonia - Ukraine</text:p>
      <text:p text:style-name="P4">
June 17-18: Stage of the Grand Prix series with judo(Podchethrek, Slovenia)</text:p>
      <text:p text:style-name="P4">
18 червня. «Золота Євроліга» з волейболу, чоловіки, Північна Македонія -Україна.</text:p>
      <text:p text:style-name="P4">
18 червня: «Формула 1», Гран-прі Канади (Montreal, Canada)June 18: Gold Euity in Volleyball, Woman, France - Ukraine</text:p>
      <text:p text:style-name="P4">
June 19: Qualification of the European Championship-2024(group with), Ukraine -Malta</text:p>
      <text:p text:style-name="P4">
June 21: July 2: III European Games(Krakow, Poland)June 21 - July 8: European Football Championship U21(Georgia, Romania). Група В - Румунія, Іспанія, УКРАЇНА, Хорватія</text:p>
      <text:p text:style-name="P4">
30 червня: етап легкоатлетичної серії «Діамантова ліга» (Lozanne, Switzerland).</text:p>
      <text:p text:style-name="P4">
News Source: <text:a xlink:type="simple" xlink:href="https://www.ukrinform.ua/rubric-sports/3718045-sport2023-kalendar-golovnih-podij-cervna.html" text:style-name="Internet_20_link" text:visited-style-name="Visited_20_Internet_20_Link">
https://www.ukrinform.ua/rubric-sports/3718045-sport2023-kalendar-golovnih-podij-cervna.html</text:a>
</text:p>
      <!--NEWS-->
      <text:h text:style-name="P10" text:outline-level="1">
<text:span text:style-name="T4">
NATO threatens not Russia's safety, but Russian imperialism - the Prime Minister of Estonia</text:span>
</text:h>
      <text:p text:style-name="P4">
Authors: Ukrinform (Person)</text:p>
      <text:p text:style-name="P4">
Publisher: Укринформ (Organization)</text:p>
      <text:p text:style-name="P4">
Published Time: 2023-06-04T10:38:00+03:00</text:p>
      <text:p text:style-name="P4">
Modified Time: 2023-06-04T10:38:00+03:00</text:p>
      <text:p text:style-name="P4">
Description: Estonia Prime Minister Kaya Callas denied the Russian narrative on the expansion of NATO, stating that the Alliance threatens not Russia's security, but Russian imperialism. - Ukrinform.</text:p>
      <text:p text:style-name="P4">
Images: ['<text:a xlink:type="simple" xlink:href="https://static.ukrinform.com/photos/2023_06/thumb_files/630_360_1685864429-530.png" text:style-name="Internet_20_link" text:visited-style-name="Visited_20_Internet_20_Link">
630_360_16858...</text:a>
']</text:p>
      <text:p text:style-name="P4">
Tags: ['Естонія', 'НАТО', 'Війна з Росією']</text:p>
      <text:p text:style-name="P4">
Type: Article</text:p>
      <!--METADATA-->
      <text:p text:style-name="P4">
<draw:frame draw:style-name="fr1" draw:name="Image56" text:anchor-type="as-char" svg:width="6.9236in" svg:height="3.956343in" draw:z-index="0">
<draw:image xlink:href="../Images/yкринформ/2023-06-04T10-38-00-03-00/630_360_1685864429-530.png" xlink:type="simple" xlink:show="embed" xlink:actuate="onLoad" draw:mime-type="image/png"/>
</draw:frame>
Estonia Prime Minister Kai Callas denied the Russian narrative on expanding, saying that the Alliance was not threatened not by Russia's security, but by Russian imperialism.</text:p>
      <text:p text:style-name="P4">
She said this in an interview <text:a xlink:type="simple" xlink:href="https://rus.err.ee/1608997795/kaja-kallas-v-singapure-nato-ugrozhaet-ne-bezopasnosti-rossii-a-rossijskomu-imperializmu" text:style-name="Internet_20_link" text:visited-style-name="Visited_20_Internet_20_Link">
ERR</text:a>
After a speech at the Shanngry-La Dialogue forum, Uzingapore, Ukrinform reports.</text:p>
      <text:p text:style-name="P4">
“The most important references of my speech were related to the refutation of the narrative concerning NATO. As an example, I use my country. When we are my occupation, we have done everything so that it will never happen again. This means that we should never stay alone, ”Callas said.</text:p>
      <text:p text:style-name="P4">
According to her, the entry of Estonia to <text:a xlink:type="simple" xlink:href="https://www.ukrinform.ua/tag-nato" text:style-name="Internet_20_link" text:visited-style-name="Visited_20_Internet_20_Link">
NATO</text:a>
was a free choice of people, not imposed on the side.</text:p>
      <text:p text:style-name="P4">
“They talk about NATO expansion as a process that is somehow not related to the will of Ukraine, but I refute it. Russia behaves as the last colonial state, which is actually trying to colonize and expand its empire. This is a topic that may find a response here, which they will understand here, ”the Prime Minister added.</text:p>
      <text:p text:style-name="P4">
<text:span text:style-name="T4">
 Read also: </text:span>
 [Baltops training with 50 ships <text:span text:style-name="T4">
 NATO </text:span>
 **] began in Estonia(https://www.ukrinform.ua/rubric-world/3717923-v-estonii-pocalisa-navcanna-baltops-za-ucastu-50-korabliv-nato.html)She also noted that those who accuse NATO for expansion and escalation admit the imperialist language and the ideology that Russia promotes. "Nattov is not the safety of Russia, but Russian imperialism," Callas is convinced.</text:p>
      <text:p text:style-name="P4">
According to her, the third important topic of her speech concerned the reaction to the war, which, in turn, gives a signal to the world.</text:p>
      <text:p text:style-name="P4">
“If the use of aggression as a tool pays off, because as a result, the UAC becomes more areas or more assets, then other countries that are more powerful will also use this tool. In this case, we are not in the world, based on international law, but of the Audit Order, based on who is stronger, ”Callas stressed.</text:p>
      <text:p text:style-name="P4">
The politician also recalled the need to establish taps with those who can be trusted. In her opinion, it is very important to activate cooperation between the European Union and the countries of the Association of State-Eastern Asia, so that joint efforts to reduce the dependence of attached partners.As reported by Ukrinform, on June 2-4 in Singapore there is a large-scale safe forum "Dialogue of Shangri-La", at which the Russian Anti-Ukraine war is one of the main topics.</text:p>
      <text:p text:style-name="P4">
Participants include US, China and EU representatives, including the heads of the Tavis Landmarks of Defense Agency, military, diplomats, weapons manufacturers of safety weapons.</text:p>
      <text:p text:style-name="P4">
<text:span text:style-name="T5">
Foto: Valitsuse Pressibüroo / Flickr</text:span>
</text:p>
      <text:p text:style-name="P4">
News Source: <text:a xlink:type="simple" xlink:href="https://www.ukrinform.ua/rubric-world/3718048-nato-zagrozue-ne-bezpeci-rosii-a-rosijskomu-imperializmu-premer-estonii.html" text:style-name="Internet_20_link" text:visited-style-name="Visited_20_Internet_20_Link">
https://www.ukrinform.ua/rubric-world/3718048-nato-zagrozue-ne-bezpeci-rosii-a-rosijskomu-imperializmu-premer-estonii.html</text:a>
</text:p>
      <!--NEWS-->
      <text:h text:style-name="P10" text:outline-level="1">
<text:span text:style-name="T4">
Russian rockets hit the airfield near Kropyvnytskyi</text:span>
</text:h>
      <text:p text:style-name="P4">
Authors: Ukrinform (Person)</text:p>
      <text:p text:style-name="P4">
Publisher: Укринформ (Organization)</text:p>
      <text:p text:style-name="P4">
Published Time: 2023-06-04T10:42:00+03:00</text:p>
      <text:p text:style-name="P4">
Modified Time: 2023-06-04T10:42:00+03:00</text:p>
      <text:p text:style-name="P4">
Description: Two Russian winged missiles on the night of June 4 were hit by an operational airfield near Kropyvnytskyi.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Кропивницький', 'Обстріл', 'Аеродром', 'Війна з Росією', 'Ракетний удар', 'Єдині новини']</text:p>
      <text:p text:style-name="P4">
Type: Article</text:p>
      <!--METADATA-->
      <text:p text:style-name="P4">
<draw:frame draw:style-name="fr1" draw:name="Image57" text:anchor-type="as-char" svg:width="6.9236in" svg:height="3.954441in" draw:z-index="0">
<draw:image xlink:href="../Images/yкринформ/2023-06-04T10-42-00-03-00/630_360_1670260661-504.jpg" xlink:type="simple" xlink:show="embed" xlink:actuate="onLoad" draw:mime-type="image/jpeg"/>
</draw:frame>
The two -Russian winged missiles on the night of June 4 were hit by Kropyvnytskyi operative airfield.</text:p>
      <text:p text:style-name="P4">
According to Ukrinform, a spokesman for the Air Force of the Armed Forces Yuri Ignat reported on the air of the nationwide Teleterna "Unin".</text:p>
      <text:p text:style-name="P4">
"Winged rockets did not destroy all, destroyed four out of six. Unfortunately, hit the waoperative <text:a xlink:type="simple" xlink:href="https://www.ukrinform.ua/tag-aerodrom" text:style-name="Internet_20_link" text:visited-style-name="Visited_20_Internet_20_Link">
airfield</text:a>
Nearvarivnytskyi, "Ignat said.</text:p>
      <text:p text:style-name="P4">
_Viso: Telexon "Uniform News" _</text:p>
      <text:p text:style-name="P4">
At the same time, he noted that the enemy could not actively attack daily, and the decline of more rockets by the Russians would be guaranteed to increase shelling.</text:p>
      <text:p text:style-name="P4">
<text:span text:style-name="T4">
 Read also: </text:span>
 <text:a xlink:type="simple" xlink:href="https://www.ukrinform.ua/rubric-ato/3717976-nicna-ataka-zagarbnikiv-na-kiiv-ppo-znisilo-raketi-na-dalnih-pidstupah.html" text:style-name="Internet_20_link" text:visited-style-name="Visited_20_Internet_20_Link">
Night attack of invaders on Kiev: air defense destroyed the missiles of the superstate</text:a>
“It would be more(Rocket - ed.)Believe me, more than 100% and prostate airfields. We have dozens of operational aerodromes. Unfortunately, this is a class piece for the enemy, does not give them rest Ukrainian aviation. They usually "destroy" it in messages - 5, and sometimes 10 aircraft every week. As you eventually "destroyed" all military aviation eight times. Aviation we have these dozen operational airfields. Aircraft has only been carried out by more than 30 aircraft in the past day and has caused more than 10 aircraft shoes. Of course, the enemy does not like it, ”the spokesman explained.</text:p>
      <text:p text:style-name="P4">
Ignati assured that Ukrainian aviation counteracts the enemy in the composition that has, and some Western weapons are already adapted to our fighters. Vinvkotre emphasized the need for a multi -purpose air fighter.</text:p>
      <text:p text:style-name="P4">
<text:span text:style-name="T4">
 Read also: </text:span>
 <text:a xlink:type="simple" xlink:href="https://www.ukrinform.ua/rubric-ato/3717897-aviacia-sil-oboroni-za-dobu-zavdala-11-udariv-po-rosijskih-zagarbnikah.html" text:style-name="Internet_20_link" text:visited-style-name="Visited_20_Internet_20_Link">
<text:span text:style-name="T4">
 Aviation </text:span>
 Defense Forces per day made 11 beats of Porosian invaders</text:a>
“We need to understand that we still need a multi -purpose plane to bring the enemy a chance to at least get closer to our borders, throw on the stated airbags and even better protect our country from the air. Together with those circuit facilities, we need a modern plane, then the sky will be on the lock of the hyphenal terrorism of the occupiers will end, ”he said.</text:p>
      <text:p text:style-name="P4">
News Source: <text:a xlink:type="simple" xlink:href="https://www.ukrinform.ua/rubric-ato/3718049-rosijski-raketi-vdarili-po-aerodromu-bila-kropivnickogo.html" text:style-name="Internet_20_link" text:visited-style-name="Visited_20_Internet_20_Link">
https://www.ukrinform.ua/rubric-ato/3718049-rosijski-raketi-vdarili-po-aerodromu-bila-kropivnickogo.html</text:a>
</text:p>
      <!--NEWS-->
      <text:h text:style-name="P10" text:outline-level="1">
<text:span text:style-name="T4">
Leaders of 20 leading intelligence held a secret meeting in Singapore - Reuters</text:span>
</text:h>
      <text:p text:style-name="P4">
Authors: Ukrinform (Person)</text:p>
      <text:p text:style-name="P4">
Publisher: Укринформ (Organization)</text:p>
      <text:p text:style-name="P4">
Published Time: 2023-06-04T10:54:57+03:00</text:p>
      <text:p text:style-name="P4">
Modified Time: 2023-06-04T10:54:57+03:00</text:p>
      <text:p text:style-name="P4">
Description: Representatives of about two dozen largest intelligence agencies in the world held a secret meeting in the Fields of the Shanngry-L La Dialogue for the Singapore Dialogue for this weekend. - Ukrinform.</text:p>
      <text:p text:style-name="P4">
Images: ['<text:a xlink:type="simple" xlink:href="https://static.ukrinform.com/photos/2023_06/thumb_files/630_360_1685865276-667.jpg" text:style-name="Internet_20_link" text:visited-style-name="Visited_20_Internet_20_Link">
630_360_16858...</text:a>
']</text:p>
      <text:p text:style-name="P4">
Tags: ['Розвідка', 'Сінгапур', 'Безпека']</text:p>
      <text:p text:style-name="P4">
Type: Article</text:p>
      <!--METADATA-->
      <text:p text:style-name="P4">
<draw:frame draw:style-name="fr1" draw:name="Image58" text:anchor-type="as-char" svg:width="6.9236in" svg:height="3.956343in" draw:z-index="0">
<draw:image xlink:href="../Images/yкринформ/2023-06-04T10-54-57-03-00/630_360_1685865276-667.jpg" xlink:type="simple" xlink:show="embed" xlink:actuate="onLoad" draw:mime-type="image/jpeg"/>
</draw:frame>
Representatives of about two dozen largest intelligence agencies have conducted a secret meeting in the Fields of the Shanngry La Dialogue for this weekend.</text:p>
      <text:p text:style-name="P4">
About it reports <text:a xlink:type="simple" xlink:href="https://www.reuters.com/world/worlds-spy-chiefs-meet-secret-conclave-singapore-2023-06-04/" text:style-name="Internet_20_link" text:visited-style-name="Visited_20_Internet_20_Link">
Reuters</text:a>
With reference to five sources, Ukrinform reports.</text:p>
      <text:p text:style-name="P4">
According to sources, the Singapore government has been holding similar meetings for several years as part of the forum, but have not been reported before.</text:p>
      <text:p text:style-name="P4">
It is noted that in particular the United States was represented by the director of the national intelligence Avril Heins. Also among others were the chairman of the Indian Agency for Intelligence Abroad, Research and Analysis Wing Samanthoel and China's intelligence representative. No representative of Russia was present, one of the sources reported. The Deputy Minister of Defense of Ukraine Havrylov was at the forum, but said that he was not present at the exploration meeting, the agency writes.</text:p>
      <text:p text:style-name="P4">
"Meeting is an important event on an international shadow agenda. Due to a number of involved countries, it is not a festival of crafts, but rather a way to help a deeper understanding of intentions and results," said awareness.</text:p>
      <text:p text:style-name="P4">
*!(https://www.ukrinform.ua/rubric-polytics/3718037-borrel-zustrivsa-iz-reznikovim-na-polah-forumu-u-singapuri.html)“There is an unspoken code among intelligence services, according to which they can lead a dialogue, even if there is a more formal and open diplomacy with difficulty, it is a very important factor in times of tension. And the event in Singapore was promoted, ”said one of the Reuters interlocutors.</text:p>
      <text:p text:style-name="P4">
It is noted that there is little information about the agenda. The agency reports only that intelligence was discussing Russian-Ukrainian <text:a xlink:type="simple" xlink:href="https://www.ukrinform.ua/tag-vijna" text:style-name="Internet_20_link" text:visited-style-name="Visited_20_Internet_20_Link">
war</text:a>
and transnational crime.</text:p>
      <text:p text:style-name="P4">
According to one source, the tone of the meeting was in the key of cooperation, and non -confrontation.</text:p>
      <text:p text:style-name="P4">
Singapore's Ministry of Defense has confirmed that the participants of the Dialogusangri La, including the officials of intelligence services, have the ability to work with colleagues.</text:p>
      <text:p text:style-name="P4">
<text:span text:style-name="T4">
 Read also: </text:span>
 <text:a xlink:type="simple" xlink:href="https://www.ukrinform.ua/rubric-polytics/3717583-reznikov-u-singapuri-obgovoriv-iz-ministrami-oboroni-ssa-ta-kanadi-pidtrimku-ukraini.html" text:style-name="Internet_20_link" text:visited-style-name="Visited_20_Internet_20_Link">
Reznikov in <text:span text:style-name="T4">
 Sing </text:span>
 Puri discussed with the Ministers of Defense and Canada Support of Ukraine</text:a>
</text:p>
      <text:p text:style-name="P4">
Participants include US, China and EU representatives, including the heads of the Tavis Landmarks of Defense Agency, military, diplomats, weapons manufacturers of safety weapons.</text:p>
      <text:p text:style-name="P4">
News Source: <text:a xlink:type="simple" xlink:href="https://www.ukrinform.ua/rubric-polytics/3718053-kerivniki-20-providnih-rozvidok-proveli-sekretnu-zustric-v-singapuri-reuters.html" text:style-name="Internet_20_link" text:visited-style-name="Visited_20_Internet_20_Link">
https://www.ukrinform.ua/rubric-polytics/3718053-kerivniki-20-providnih-rozvidok-proveli-sekretnu-zustric-v-singapuri-reuters.html</text:a>
</text:p>
      <!--NEWS-->
      <text:h text:style-name="P10" text:outline-level="1">
<text:span text:style-name="T4">
Members of the crew of the Chinese Shanchzhou-15 Space Space</text:span>
</text:h>
      <text:p text:style-name="P4">
Authors: Ukrinform (Person)</text:p>
      <text:p text:style-name="P4">
Publisher: Укринформ (Organization)</text:p>
      <text:p text:style-name="P4">
Published Time: 2023-06-04T10:56:00+03:00</text:p>
      <text:p text:style-name="P4">
Modified Time: 2023-06-04T10:56:00+03:00</text:p>
      <text:p text:style-name="P4">
Description: Members of the crew of a piloted Chinese spacecraft "Shenchzhou-15" successfully returned to Earth on Sunday after completing a six-month mission at a space station. - Ukrinform.</text:p>
      <text:p text:style-name="P4">
Images: ['<text:a xlink:type="simple" xlink:href="https://static.ukrinform.com/photos/2023_06/thumb_files/630_360_1685865028-236.jpg" text:style-name="Internet_20_link" text:visited-style-name="Visited_20_Internet_20_Link">
630_360_16858...</text:a>
']</text:p>
      <text:p text:style-name="P4">
Tags: ['Китай', 'Космос']</text:p>
      <text:p text:style-name="P4">
Type: Article</text:p>
      <!--METADATA-->
      <text:p text:style-name="P4">
<draw:frame draw:style-name="fr1" draw:name="Image59" text:anchor-type="as-char" svg:width="6.9236in" svg:height="3.956343in" draw:z-index="0">
<draw:image xlink:href="../Images/yкринформ/2023-06-04T10-56-00-03-00/630_360_1685865028-236.jpg" xlink:type="simple" xlink:show="embed" xlink:actuate="onLoad" draw:mime-type="image/jpeg"/>
</draw:frame>
The members of the piloted Chinese spacecraft "Shenchzhou-15" successfully turned to Earth on Sunday after the six-month mission of the Navalic Station was completed.</text:p>
      <text:p text:style-name="P4">
About it reports <text:a xlink:type="simple" xlink:href="https://russian.news.cn/20230604/18e9271e074440a996d5f47b4aea565f/c.html" text:style-name="Internet_20_link" text:visited-style-name="Visited_20_Internet_20_Link">
Xinhua</text:a>
, reports Ukrinform.</text:p>
      <text:p text:style-name="P4">
At 6:33 in the morning Sunday by Beijing time the capsule of the piloted spaceship "Shenchzhou-15", on the board of which were the astronauts of Faye Junlun, Dancinmin and Zhang Lu, landed on the landing platform "Dunfen"(Kppk) Китаю.</text:p>
      <text:p text:style-name="P4">
Employees of land services carried out astronauts and put them in a pre -capsule chair. All of them were in a good physical condition, which testified to the success of the pilot mission "Shenchzhou-15", said in the CPCC.</text:p>
      <text:p text:style-name="P4">
*!(https://www.ukrinform.ua/rubric-technology/3677288-tajkonavti-shenzhou15-zdijsnili-drugij-vihid-u-vidkritij-kosmos.html)</text:p>
      <text:p text:style-name="P4">
"Ми виконали всі поставлені завдання та почуваємося добре після повернення наБатьківщину", - зазначив командир екіпажу Фей Цзюньлун, який також брав участьу другому космічному польоті в історії Китаю з екіпажем "Шеньчжоу-6" у жовтні2005 року.</text:p>
      <text:p text:style-name="P4">
Капсула пілотованого космічного корабля "Шеньчжоу-15" відокремилася відорбітальної капсули о 5:42 ранку відповідно до польотних розпоряджень.</text:p>
      <text:p text:style-name="P4">
After her landing, the land search group arrived at the landing site, the Demedics, having conducted a preliminary inspection, made sure that the astronauts were in a normal state.</text:p>
      <text:p text:style-name="P4">
*!(https://www.ukrinform.ua/rubric-technology/3712855-kitaj-gotuetsa-vivesti-v-kosmos-pilotovanij-korabel-shenzhou-16.html)The launch of the Chinese manned spacecraft "Shenchzhou-15" was reported on November 29, 2022. The Shenchzhou-15 crew, which is the most age-old China in the middle age of astronauts, successfully made four outputs of the space-in-the-art space, which is a new record for China among all its pilot spacemies.It was reported that the private crew of astronauts in two Americans of the Savings of Saudi was landed off the coast of Florida, completing <text:a xlink:type="simple" xlink:href="https://www.ukrinform.ua/rubric-technology/3716494-privatna-komanda-astronavtiv-uspisno-povernulasa-z-miznarodnoi-kosmicnoi-stancii.html" text:style-name="Internet_20_link" text:visited-style-name="Visited_20_Internet_20_Link">
an eight -day research mission on board of the International Space Station(MKS).</text:a>
<text:span text:style-name="T5">
Phate: Xinhu</text:span>
</text:p>
      <text:p text:style-name="P4">
News Source: <text:a xlink:type="simple" xlink:href="https://www.ukrinform.ua/rubric-technology/3718054-cleni-ekipazu-kitajskogo-kosmicnogo-korabla-senczou15-povernulisa-na-zemlu.html" text:style-name="Internet_20_link" text:visited-style-name="Visited_20_Internet_20_Link">
https://www.ukrinform.ua/rubric-technology/3718054-cleni-ekipazu-kitajskogo-kosmicnogo-korabla-senczou15-povernulisa-na-zemlu.html</text:a>
</text:p>
      <!--NEWS-->
      <text:h text:style-name="P10" text:outline-level="1">
<text:span text:style-name="T4">
Faithful faith and determination necessarily give peace: Zelensky congratulated Ukrainians on the Trinity</text:span>
</text:h>
      <text:p text:style-name="P4">
Authors: Ukrinform (Person)</text:p>
      <text:p text:style-name="P4">
Publisher: Укринформ (Organization)</text:p>
      <text:p text:style-name="P4">
Published Time: 2023-06-04T11:02:00+03:00</text:p>
      <text:p text:style-name="P4">
Modified Time: 2023-06-04T11:02:00+03:00</text:p>
      <text:p text:style-name="P4">
Description: President Volodymyr Zelenskyy congratulated the Ukrainians on the Trinity holiday and wished a just peace. - Ukrinform.</text:p>
      <text:p text:style-name="P4">
Images: ['<text:a xlink:type="simple" xlink:href="https://static.ukrinform.com/photos/2023_05/thumb_files/630_360_1685379837-541.png" text:style-name="Internet_20_link" text:visited-style-name="Visited_20_Internet_20_Link">
630_360_16853...</text:a>
']</text:p>
      <text:p text:style-name="P4">
Tags: ['Свято Трійці',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6-04T11-02-00-03-00/630_360_1685379837-541.png" xlink:type="simple" xlink:show="embed" xlink:actuate="onLoad" draw:mime-type="image/png"/>
</draw:frame>
The Presidential Lordir Zelensky congratulated the Ukrainians on the Trinity Holiday and wished the Right Peace.</text:p>
      <text:p text:style-name="P4">
As Ukrinform reports, it reports <text:a xlink:type="simple" xlink:href="https://www.president.gov.ua/news/vitannya-prezidenta-hristiyanam-ukrayini-83381" text:style-name="Internet_20_link" text:visited-style-name="Visited_20_Internet_20_Link">
</text:a>
<text:a xlink:type="simple" xlink:href="https://www.president.gov.ua/news/vitannya-prezidenta-hristiyanam-ukrayini-83381" text:style-name="Internet_20_link" text:visited-style-name="Visited_20_Internet_20_Link">
President of the Head of State</text:a>
 <text:a xlink:type="simple" xlink:href="https://www.president.gov.ua/news/vitannya-prezidenta-hristiyanam-ukrayini-83381" text:style-name="Internet_20_link" text:visited-style-name="Visited_20_Internet_20_Link">
 . </text:a>
“Dear Ukrainians!Please accept my heartfelt congratulations on the Holy Trinity Day - a holiday that symbolizes the flowering of life forces, the triumph of love and mercy, ”said greetings.</text:p>
      <text:p text:style-name="P4">
As stressed <text:a xlink:type="simple" xlink:href="https://www.ukrinform.ua/tag-zelenskij" text:style-name="Internet_20_link" text:visited-style-name="Visited_20_Internet_20_Link">
Zelensky</text:a>
, Ukrainians meet this majestic holiday in the heroic struggle against the Russian aggressor, defending the right to live freely in their native land. "Some courageously protecting sovereignty and freedom on the forefront, bringing the inevitability of the winner, others keep a reliable rear selflessly," the President said.</text:p>
      <text:p text:style-name="P4">
"May the fragrance of the holiday necessarily give everyone who is a sincere prayer to support the army, joy and grace, and the unwavering faith and determination of everyone in a place - a fair peace of Ukraine," Zelensky wished.</text:p>
      <text:p text:style-name="P4">
<text:span text:style-name="T4">
 Read also: </text:span>
 <text:a xlink:type="simple" xlink:href="https://www.ukrinform.ua/rubric-society/3718000-smigal-u-den-svatoi-trijci-pobazav-ukraincam-peremogi-ta-miru.html" text:style-name="Internet_20_link" text:visited-style-name="Visited_20_Internet_20_Link">
<text:span text:style-name="T4">
 Shmig </text:span>
 Al on the Holy Trinity Day wished the Ukrainian winners and peace</text:a>
As it was reported, the Trinity, which is celebrated this year on June 4, is a holiday, for Christmas and Easter is considered one of the most important Ukrainian.</text:p>
      <text:p text:style-name="P4">
News Source: <text:a xlink:type="simple" xlink:href="https://www.ukrinform.ua/rubric-society/3718055-nepohitna-vira-j-risucist-obovazkovo-darue-mir-zelenskij-privitav-ukrainciv-iz-trijceu.html" text:style-name="Internet_20_link" text:visited-style-name="Visited_20_Internet_20_Link">
https://www.ukrinform.ua/rubric-society/3718055-nepohitna-vira-j-risucist-obovazkovo-darue-mir-zelenskij-privitav-ukrainciv-iz-trijceu.html</text:a>
</text:p>
      <!--NEWS-->
      <text:h text:style-name="P10" text:outline-level="1">
<text:span text:style-name="T4">
Russia has reduced the number of ships in the Black and Azov Seas to 7</text:span>
</text:h>
      <text:p text:style-name="P4">
Authors: Ukrinform (Person)</text:p>
      <text:p text:style-name="P4">
Publisher: Укринформ (Organization)</text:p>
      <text:p text:style-name="P4">
Published Time: 2023-06-04T11:05:00+03:00</text:p>
      <text:p text:style-name="P4">
Modified Time: 2023-06-04T11:05:00+03:00</text:p>
      <text:p text:style-name="P4">
Description: As of the morning of June 4, there are 6 enemy ships in the Black Sea. - Ukrinform.</text:p>
      <text:p text:style-name="P4">
Images: ['<text:a xlink:type="simple" xlink:href="https://static.ukrinform.com/photos/2017_01/thumb_files/630_360_1483511006-6498.jpg" text:style-name="Internet_20_link" text:visited-style-name="Visited_20_Internet_20_Link">
630_360_14835...</text:a>
']</text:p>
      <text:p text:style-name="P4">
Tags: [' Чорне море', 'Азовське море', 'Росія', 'Корабель', 'Війна з Росією']</text:p>
      <text:p text:style-name="P4">
Type: Article</text:p>
      <!--METADATA-->
      <text:p text:style-name="P4">
<draw:frame draw:style-name="fr1" draw:name="Image65" text:anchor-type="as-char" svg:width="6.9236in" svg:height="3.956343in" draw:z-index="0">
<draw:image xlink:href="../Images/yкринформ/2023-06-04T11-05-00-03-00/630_360_1483511006-6498.jpg" xlink:type="simple" xlink:show="embed" xlink:actuate="onLoad" draw:mime-type="image/jpeg"/>
</draw:frame>
The state of the meeting on June 4 in the Black Sea on the battle duty is 6 hostile -boobs.</text:p>
      <text:p text:style-name="P4">
According to Ukrinform, about it on <text:a xlink:type="simple" xlink:href="https://www.facebook.com/navy.mil.gov.ua/posts/638212548346331" text:style-name="Internet_20_link" text:visited-style-name="Visited_20_Internet_20_Link">
Facebook</text:a>
Informs the Command of the Navy of the Armed Forces.</text:p>
      <text:p text:style-name="P4">
"As of 10:30 04.06.2023, there are 6 enemy ships in the Black Sea, in the Azov Sea - 1 enemy ship," - said the news.</text:p>
      <text:p text:style-name="P4">
It is noted that during the day in the interests of the Russian Federation the passage of the Kerch-Yenikharal Strait was made: 28 vessels to the Azov Sea, of which 13 continued the movement from the Straitocobosphorus; To the Black Sea - 20 vessels, 6 of them continued the movement in the direction of the ductibosphorus.</text:p>
      <text:p text:style-name="P4">
<text:span text:style-name="T4">
 Read also: </text:span>
 <text:a xlink:type="simple" xlink:href="https://www.ukrinform.ua/rubric-ato/3716419-komanduvac-vms-nazvav-rosijski-morski-sudna-aki-znisili-sili-oboroni.html" text:style-name="Internet_20_link" text:visited-style-name="Visited_20_Internet_20_Link">
Navy commander called Russian sea vessels, destroyed defense</text:a>
As reported by Ukrinform, due to storm weather <text:a xlink:type="simple" xlink:href="https://www.ukrinform.ua/rubric-ato/3718007-rosia-trimae-u-cornomu-ta-azovskomu-morah-12-korabliv-raketonosiiv-sered-nih-nemae.html" text:style-name="Internet_20_link" text:visited-style-name="Visited_20_Internet_20_Link">
in the Black and Azov Seas Opened 12 Russian ships</text:a>
, there were no rocket launchers among them.</text:p>
      <text:p text:style-name="P4">
News Source: <text:a xlink:type="simple" xlink:href="https://www.ukrinform.ua/rubric-ato/3718057-rosia-zmensila-kilkist-korabliv-u-cornomu-ta-azovskomu-morah-do-7.html" text:style-name="Internet_20_link" text:visited-style-name="Visited_20_Internet_20_Link">
https://www.ukrinform.ua/rubric-ato/3718057-rosia-zmensila-kilkist-korabliv-u-cornomu-ta-azovskomu-morah-do-7.html</text:a>
</text:p>
      <!--NEWS-->
      <text:h text:style-name="P10" text:outline-level="1">
<text:span text:style-name="T4">
Ukrainian athletes have become a European Cup with 10000 meters running</text:span>
</text:h>
      <text:p text:style-name="P4">
Authors: Ukrinform (Person)</text:p>
      <text:p text:style-name="P4">
Publisher: Укринформ (Organization)</text:p>
      <text:p text:style-name="P4">
Published Time: 2023-06-04T11:08:59+03:00</text:p>
      <text:p text:style-name="P4">
Modified Time: 2023-06-04T11:08:59+03:00</text:p>
      <text:p text:style-name="P4">
Description: The national team of Ukraine won two awards at the European Cup of 10000 meters, which took place in French passes. - Ukrinform.</text:p>
      <text:p text:style-name="P4">
Images: ['<text:a xlink:type="simple" xlink:href="https://static.ukrinform.com/photos/2023_06/thumb_files/630_360_1685865981-752.jpg" text:style-name="Internet_20_link" text:visited-style-name="Visited_20_Internet_20_Link">
630_360_16858...</text:a>
']</text:p>
      <text:p text:style-name="P4">
Tags: ['Легка атлетика']</text:p>
      <text:p text:style-name="P4">
Type: Article</text:p>
      <!--METADATA-->
      <text:p text:style-name="P4">
<draw:frame draw:style-name="fr1" draw:name="Image66" text:anchor-type="as-char" svg:width="6.9236in" svg:height="3.956343in" draw:z-index="0">
<draw:image xlink:href="../Images/yкринформ/2023-06-04T11-08-59-03-00/630_360_1685865981-752.jpg" xlink:type="simple" xlink:show="embed" xlink:actuate="onLoad" draw:mime-type="image/jpeg"/>
</draw:frame>
The national team has won two awards at the European Cup of 10,000 meters, which was passing in French passes.</text:p>
      <text:p text:style-name="P4">
As reports <text:a xlink:type="simple" xlink:href="https://sport.ua/uk/news/628851-ukraina-vzyala-dvi-nagorodi-na-kubku-yevropi-z-bigu-na-10-000-metriv" text:style-name="Internet_20_link" text:visited-style-name="Visited_20_Internet_20_Link">
Sport.ua</text:a>
, Valery Zinenko Positroug place in a personal standings with a result of 32 minutes 29.81 seconds, only reacted by Germany Alina Rex(32.15,47), reports Ukrinform.</text:p>
      <text:p text:style-name="P4">
<text:span text:style-name="T4">
 Read also: </text:span>
 <text:a xlink:type="simple" xlink:href="https://www.ukrinform.ua/rubric-sports/3717663-behromancuk-zdobula-bronzu-na-etapi-diamantovoi-ligi-v-italii.html" text:style-name="Internet_20_link" text:visited-style-name="Visited_20_Internet_20_Link">
<text:span text:style-name="T4">
 Beh </text:span>
 - <text:span text:style-name="T4">
 Romanchuk </text:span>
 won "bronze" at the Diamond League stage in Italy</text:a>
Zinchenko also went to the third stage of the pedestal in the team championship together with Eugene Prokofieva, Victoria Kalyuzhnaya and Maria Mazurenko.</text:p>
      <text:p text:style-name="P4">
Photo: European Athletics.</text:p>
      <text:p text:style-name="P4">
News Source: <text:a xlink:type="simple" xlink:href="https://www.ukrinform.ua/rubric-sports/3718058-ukrainski-legkoatletki-stali-prizerkami-kubka-evropi-z-bigu-na-10000-metriv.html" text:style-name="Internet_20_link" text:visited-style-name="Visited_20_Internet_20_Link">
https://www.ukrinform.ua/rubric-sports/3718058-ukrainski-legkoatletki-stali-prizerkami-kubka-evropi-z-bigu-na-10000-metriv.html</text:a>
</text:p>
      <!--NEWS-->
      <text:h text:style-name="P10" text:outline-level="1">
<text:span text:style-name="T4">
Reznikov criticized the proposed Indonesia "Mirny Plan"</text:span>
</text:h>
      <text:p text:style-name="P4">
Authors: Ukrinform (Person)</text:p>
      <text:p text:style-name="P4">
Publisher: Укринформ (Organization)</text:p>
      <text:p text:style-name="P4">
Published Time: 2023-06-04T11:23:54+03:00</text:p>
      <text:p text:style-name="P4">
Modified Time: 2023-06-04T11:23:54+03:00</text:p>
      <text:p text:style-name="P4">
Description: The Minister of Defense of Ukraine Alexei Reznikov rejected the Mirny Plan, which proposed his Indonesian colleague Prabovo Subianto at the Shangri La Dialogue Dialogue Forum in Singapore. - Ukrinform.</text:p>
      <text:p text:style-name="P4">
Images: ['<text:a xlink:type="simple" xlink:href="https://static.ukrinform.com/photos/2023_06/thumb_files/630_360_1685866864-576.png" text:style-name="Internet_20_link" text:visited-style-name="Visited_20_Internet_20_Link">
630_360_16858...</text:a>
']</text:p>
      <text:p text:style-name="P4">
Tags: ['Індонезія', 'Мир', 'Резніков', 'Війна з Росією']</text:p>
      <text:p text:style-name="P4">
Type: Article</text:p>
      <!--METADATA-->
      <text:p text:style-name="P4">
<draw:frame draw:style-name="fr1" draw:name="Image67" text:anchor-type="as-char" svg:width="6.9236in" svg:height="3.956343in" draw:z-index="0">
<draw:image xlink:href="../Images/yкринформ/2023-06-04T11-23-54-03-00/630_360_1685866864-576.png" xlink:type="simple" xlink:show="embed" xlink:actuate="onLoad" draw:mime-type="image/png"/>
</draw:frame>
Ministry of Ministry of Ukraine Alexei Reznikov rejected the Mirny Plan, which proposed his Indonesian colleague Prabovo Subianto at the Security Forum "Dialogsangri La" in Singapore.</text:p>
      <text:p text:style-name="P4">
Reznikov said this at a security forum Dialogue Shangri-La, held by Uzingapore, reports Ukrinform with reference to <text:a xlink:type="simple" xlink:href="https://www.scmp.com/news/china/diplomacy/article/3222856/chinas-former-us-envoy-cui-tiankai-slams-europe-mismanaging-own-security-situation-points-asian" text:style-name="Internet_20_link" text:visited-style-name="Visited_20_Internet_20_Link">
SCMP.</text:a>
“I will try to be polite. It is similar to the Russian plan, not the Indonesian, ”Reznikov said, calling the initiative <text:a xlink:type="simple" xlink:href="https://www.ukrinform.ua/tag-indonezia" text:style-name="Internet_20_link" text:visited-style-name="Visited_20_Internet_20_Link">
Indonesia</text:a>
The "strange plan" that no one was unreasonable with him.</text:p>
      <text:p text:style-name="P4">
According to the Ukrainian minister, a number of countries are ready to organize peaceful interns between Ukraine and Russia, but Ukrainians need instruments to end the war.</text:p>
      <text:p text:style-name="P4">
In his final word, Reznikov put forward the idea that China may persuade Russia to end the war as the "older brother" of Moscow, hinting at the Soviet Union and the former Communist Bloc.</text:p>
      <text:p text:style-name="P4">
<text:span text:style-name="T4">
 Read also: </text:span>
 <text:a xlink:type="simple" xlink:href="https://www.ukrinform.ua/rubric-ato/3709051-budakij-plan-sodo-miru-mae-bazuvatisa-na-propoziciah-ukraini-prezident.html" text:style-name="Internet_20_link" text:visited-style-name="Visited_20_Internet_20_Link">
any peace plan should be based on Ukraine's proposal-President</text:a>
“We do not need a facilitator now. Our country is still leading a war, ”he said.</text:p>
      <text:p text:style-name="P4">
As reported by Ukrinform, the Minister of Defense of Indonesia Prabovo Subianto <text:a xlink:type="simple" xlink:href="https://www.ukrinform.ua/rubric-world/3717733-v-indonezii-zaproponuvali-svij-mirnij-plan-dla-ukraini-demilitarizovana-zona-i-referendum.html" text:style-name="Internet_20_link" text:visited-style-name="Visited_20_Internet_20_Link">
suggested his own "peace plan"</text:a>
for Ukraine, which involves the immediate attraction of fire and the creation of a demilitarized zone along the present line of the booze collision.</text:p>
      <text:p text:style-name="P4">
The Ministry of Foreign Affairs of Ukraine explained why the proposed Indonesia <text:a xlink:type="simple" xlink:href="https://www.ukrinform.ua/rubric-polytics/3717784-u-mzs-ukraini-zaavili-so-zaproponovanij-indonezieu-mirnij-plan-ne-spracue.html" text:style-name="Internet_20_link" text:visited-style-name="Visited_20_Internet_20_Link">
"Mirny Plan" will not work</text:a>
, and urged the country to join the embodiment of the Ukrainian formula.</text:p>
      <text:p text:style-name="P4">
_ Photo: era_</text:p>
      <text:p text:style-name="P4">
News Source: <text:a xlink:type="simple" xlink:href="https://www.ukrinform.ua/rubric-polytics/3718061-reznikov-rozkritikuvav-zaproponovanij-indonezieu-mirnij-plan.html" text:style-name="Internet_20_link" text:visited-style-name="Visited_20_Internet_20_Link">
https://www.ukrinform.ua/rubric-polytics/3718061-reznikov-rozkritikuvav-zaproponovanij-indonezieu-mirnij-plan.html</text:a>
</text:p>
      <!--NEWS-->
      <text:h text:style-name="P10" text:outline-level="1">
<text:span text:style-name="T4">
The enemy attacked Sumy region with Droam-Kamikadze, there is a destruction</text:span>
</text:h>
      <text:p text:style-name="P4">
Authors: Ukrinform (Person)</text:p>
      <text:p text:style-name="P4">
Publisher: Укринформ (Organization)</text:p>
      <text:p text:style-name="P4">
Published Time: 2023-06-04T11:31:33+03:00</text:p>
      <text:p text:style-name="P4">
Modified Time: 2023-06-04T11:31:33+03:00</text:p>
      <text:p text:style-name="P4">
Description: On the night and morning of June 4, the Russians fired at Sumy region from mortars, grenade launchers and shock UAVs "Shahaned", 54 explosions were recorded. - Ukrinform.</text:p>
      <text:p text:style-name="P4">
Images: ['<text:a xlink:type="simple" xlink:href="https://static.ukrinform.com/photos/2023_03/thumb_files/630_360_1680242099-410.jpg" text:style-name="Internet_20_link" text:visited-style-name="Visited_20_Internet_20_Link">
630_360_16802...</text:a>
']</text:p>
      <text:p text:style-name="P4">
Tags: ['Безпілотник', 'Обстріл', 'Сумщина', 'Війна з Росією']</text:p>
      <text:p text:style-name="P4">
Type: Article</text:p>
      <!--METADATA-->
      <text:p text:style-name="P4">
<draw:frame draw:style-name="fr1" draw:name="Image68" text:anchor-type="as-char" svg:width="6.9236in" svg:height="3.956343in" draw:z-index="0">
<draw:image xlink:href="../Images/yкринформ/2023-06-04T11-31-33-03-00/630_360_1680242099-410.jpg" xlink:type="simple" xlink:show="embed" xlink:actuate="onLoad" draw:mime-type="image/jpeg"/>
</draw:frame>
On June 4, the Tavran fired at the Sumy region from mortars, grenade launchers of shock UAV "Shahaned", 54 explosions were recorded.</text:p>
      <text:p text:style-name="P4">
About it reports Sumy Ova in <text:a xlink:type="simple" xlink:href="https://www.facebook.com/sumska.oda/posts/pfbid0g4qR8C35MtTEfmu2D1FAdAE5RHdaaCL1TdZNirufbCfG6N1CybDKsrLMF1vPEiQEl" text:style-name="Internet_20_link" text:visited-style-name="Visited_20_Internet_20_Link">
Facebook</text:a>
, reports Ukrinform.</text:p>
      <text:p text:style-name="P4">
"Medium-Budk community: mortar shelling-6 explosions. Also, was Shahed type UAVs.(1 explosion)The damage to the agricultural firm, the premises of the workshop and two private cars.</text:p>
      <text:p text:style-name="P4">
Nikolaev community: There was a shock UAV type "Shahaned"(4 explosions)The resulting non -residential premises are damaged. There was also a firing of the ZRSV community - 13 explosions.</text:p>
      <text:p text:style-name="P4">
Shostkinsk community: The fire was fired <text:a xlink:type="simple" xlink:href="https://www.ukrinform.ua/tag-bezpilotnik" text:style-name="Internet_20_link" text:visited-style-name="Visited_20_Internet_20_Link">
UAV</text:a>
Shahaned type(3 explosions)The territory of the city park was damaged as a result, "the message reads.</text:p>
      <text:p text:style-name="P4">
<text:span text:style-name="T4">
 Read also: </text:span>
 <text:a xlink:type="simple" xlink:href="https://www.ukrinform.ua/rubric-ato/3717993-ppo-vnoci-zbila-cotiri-rosijski-krilati-raketi-ta-tri-udarni-droni.html" text:style-name="Internet_20_link" text:visited-style-name="Visited_20_Internet_20_Link">
<text:span text:style-name="T4">
 air defense </text:span>
 at night knocked four Russian winged rockets Tatra Drones</text:a>
It is noted that in the Sed community the Russians dropped one mine, the Ukrasnopil community has recorded grenade launcher firing(Ths)- 20 explosions. The community was fired from mortars - 6 mines arrived.</text:p>
      <text:p text:style-name="P4">
As reported by Ukrinform, in the evening of June 3, the Russian army <text:a xlink:type="simple" xlink:href="https://www.ukrinform.ua/rubric-ato/3717943-vorog-vluciv-u-budinok-na-dnipropetrovsini-sered-postrazdalih-ditina.html" text:style-name="Internet_20_link" text:visited-style-name="Visited_20_Internet_20_Link">
Atactovlaclas. </text:a>
The rocket hit a two -storey building.</text:p>
      <text:p text:style-name="P4">
<text:span text:style-name="T5">
Foto: Getty Images</text:span>
</text:p>
      <text:p text:style-name="P4">
News Source: <text:a xlink:type="simple" xlink:href="https://www.ukrinform.ua/rubric-regions/3718066-vorog-atakuvav-sumsinu-dronamikamikadze-e-rujnuvanna.html" text:style-name="Internet_20_link" text:visited-style-name="Visited_20_Internet_20_Link">
https://www.ukrinform.ua/rubric-regions/3718066-vorog-atakuvav-sumsinu-dronamikamikadze-e-rujnuvanna.html</text:a>
</text:p>
      <!--NEWS-->
      <text:h text:style-name="P10" text:outline-level="1">
<text:span text:style-name="T4">
In Zaporozhye in the markets sell vegetables grown under fire</text:span>
</text:h>
      <text:p text:style-name="P4">
Authors: Ukrinform (Person)</text:p>
      <text:p text:style-name="P4">
Publisher: Укринформ (Organization)</text:p>
      <text:p text:style-name="P4">
Published Time: 2023-06-04T11:35:15+03:00</text:p>
      <text:p text:style-name="P4">
Modified Time: 2023-06-04T11:35:15+03:00</text:p>
      <text:p text:style-name="P4">
Description: In Zaporizhzhya this year, vegetables and berries are sold in the markets, which have been grown in the frontline areas of Zaporizhzhya region, Dnipropetrovsk and even Donetsk region. - Ukrinform.</text:p>
      <text:p text:style-name="P4">
Images: ['<text:a xlink:type="simple" xlink:href="https://static.ukrinform.com/photos/2023_06/thumb_files/630_360_1685867284-3980.jpeg" text:style-name="Internet_20_link" text:visited-style-name="Visited_20_Internet_20_Link">
630_360_16858...</text:a>
']</text:p>
      <text:p text:style-name="P4">
Tags: ['Запоріжжя', 'Ринок', 'Фрукти', 'Овочі']</text:p>
      <text:p text:style-name="P4">
Type: Article</text:p>
      <!--METADATA-->
      <text:p text:style-name="P4">
<draw:frame draw:style-name="fr1" draw:name="Image69" text:anchor-type="as-char" svg:width="6.9236in" svg:height="3.956343in" draw:z-index="0">
<draw:image xlink:href="../Images/yкринформ/2023-06-04T11-35-15-03-00/630_360_1685867284-3980.jpeg" xlink:type="simple" xlink:show="embed" xlink:actuate="onLoad" draw:mime-type="image/jpeg"/>
</draw:frame>
Uzrozhzhi in the markets this year sell vegetables and berries that have grown in the prifronted areas of Zaporizhzhya region, Dnipropetrovsk and even Donetsk region.</text:p>
      <text:p text:style-name="P4">
This was reported by Ukrinform correspondent.</text:p>
      <text:p text:style-name="P4">
"Harvesting people grow and harvest under fire. We need to work because it is necessary to live. We have at home, for example, the windows were beaten from <text:a xlink:type="simple" xlink:href="https://www.ukrinform.ua/tag-obstril" text:style-name="Internet_20_link" text:visited-style-name="Visited_20_Internet_20_Link">
shelling</text:a>
. From the "hailsters" the Russians are buried. We hear that we shot and hide. Now it is difficult to plan something, we do not know whether the market is coming to Zaporozhye tomorrow, ”says the entrepreneur with manganese Olga.</text:p>
      <text:p text:style-name="P4">
She trade strawberries. According to her, this year it is very difficult with the price of a berry: weather and war interfere. Due to heavy rains, a lot of crops had to be divided.</text:p>
      <text:p text:style-name="P4">
Today per kilogram of strawberries in the market is asked from 50 to 75 hryvnias(Depending on the size of the berry).</text:p>
      <text:p text:style-name="P4">
But this year, according to the woman, there is no cherry.</text:p>
      <text:p text:style-name="P4">
Cucumbers, tomatoes, cabbage, potatoes - all this goes to Zaporizhzhya from Nikopol, Chervonohrigorivka, Dnipropetrovsk region, as well as some settlements of Donetsk region.</text:p>
      <text:p text:style-name="P4">
According to the director of the municipal enterprise "Erly Market" Kamran Tahmazov, for entrepreneurs now try to create good conditions for trade.</text:p>
      <text:p text:style-name="P4">
"We are asking for especially those who from the frontline communities. They come to us 2-3 a week. Sometimes we do not even take a fee for the place or make privileges. People come to us from shelling," he said.</text:p>
      <text:p text:style-name="P4">
</text:p>
      <text:p text:style-name="P4">
He is only one and a half months in the market, but during this time he has time to understand and resolve some painful issues. He says that in the first place, the roof was repaired in the central meat pavilion, because during the rainy height, it was impossible to work there.</text:p>
      <text:p text:style-name="P4">
"We were a little able to resuscitate the market and turn back entrepreneurs.(Kin connects 8 markets in Zaporozhye - ed.)The following problems did not solve, "the director says.</text:p>
      <text:p text:style-name="P4">
<text:span text:style-name="T4">
 Read also: </text:span>
 <text:a xlink:type="simple" xlink:href="https://www.ukrinform.ua/rubric-regions/3718018-vorog-obstrilav-ponad-20-naselenih-punktiv-na-zaporizzi-e-rujnuvanna.html" text:style-name="Internet_20_link" text:visited-style-name="Visited_20_Internet_20_Link">
the enemy fired 22 settlements on <text:span text:style-name="T4">
 constipation </text:span>
 Izhi, eating</text:a>
There are many internally displaced persons among the entrepreneurs in the market, including from the Zaporozhye region.</text:p>
      <text:p text:style-name="P4">
News Source: <text:a xlink:type="simple" xlink:href="https://www.ukrinform.ua/rubric-regions/3718067-u-zaporizzi-na-rinkah-prodaut-gorodinu-virosenu-pid-obstrilami.html" text:style-name="Internet_20_link" text:visited-style-name="Visited_20_Internet_20_Link">
https://www.ukrinform.ua/rubric-regions/3718067-u-zaporizzi-na-rinkah-prodaut-gorodinu-virosenu-pid-obstrilami.html</text:a>
</text:p>
      <!--NEWS-->
      <text:h text:style-name="P10" text:outline-level="1">
<text:span text:style-name="T4">
"They were killed by Russian weapons and hatred": Zelensky showed a video with children whose lives took away the enemy</text:span>
</text:h>
      <text:p text:style-name="P4">
Authors: Ukrinform (Person)</text:p>
      <text:p text:style-name="P4">
Publisher: Укринформ (Organization)</text:p>
      <text:p text:style-name="P4">
Published Time: 2023-06-04T11:40:00+03:00</text:p>
      <text:p text:style-name="P4">
Modified Time: 2023-06-04T11:40:00+03:00</text:p>
      <text:p text:style-name="P4">
Description: President of Ukraine Volodymyr Zelensky emphasizes that Russian weapons and hatred continue daily to pick up and destroy the lives of Ukrainian children.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Діти', 'Зеленський', 'Війна з Росією']</text:p>
      <text:p text:style-name="P4">
Type: Article</text:p>
      <!--METADATA-->
      <text:p text:style-name="P4">
<draw:frame draw:style-name="fr1" draw:name="Image72" text:anchor-type="as-char" svg:width="6.9236in" svg:height="3.956343in" draw:z-index="0">
<draw:image xlink:href="../Images/yкринформ/2023-06-04T11-40-00-03-00/630_360_1665719857-744.png" xlink:type="simple" xlink:show="embed" xlink:actuate="onLoad" draw:mime-type="image/png"/>
</draw:frame>
President of Ukraine Volodymyr Zelensky emphasizes that Russian weapons and hatred every day are preferable to pick up and destroy the lives of Ukrainian children.</text:p>
      <text:p text:style-name="P4">
According to Ukrinform, Zelensky wrote about it on <text:a xlink:type="simple" xlink:href="https://www.facebook.com/zelenskiy.official/videos/2370899293092122/" text:style-name="Internet_20_link" text:visited-style-name="Visited_20_Internet_20_Link">
Facebook</text:a>
Taopoliped the appropriate video.</text:p>
      <text:p text:style-name="P4">
“13-year-old Dmitry from Kharkiv, 4-year-old Lisa from Vinnytsia, Sergiyko from Novosolony, who was only 2 days. The list of innocent children's victims of Russian aggression is already at least 500 children, ”Zelensky said.</text:p>
      <text:p text:style-name="P4">
<text:span text:style-name="T5">
Video: Vladimir Zelensky</text:span>
</text:p>
      <text:p text:style-name="P4">
According to the President, these <text:a xlink:type="simple" xlink:href="https://www.ukrinform.ua/tag-diti" text:style-name="Internet_20_link" text:visited-style-name="Visited_20_Internet_20_Link">
children</text:a>
They could become famous scientists, artists, sports champions, to create history of Ukraine, but they were killed by Russian weapons and hatred, which continue to get and destroy the lives of Ukrainian children daily.</text:p>
      <text:p text:style-name="P4">
The Head of State recalled that the exact number of affected children cannot be established through active fighting and seizure of the territory of Ukraine by Russian troops.</text:p>
      <text:p text:style-name="P4">
<text:span text:style-name="T4">
 Read also: </text:span>
 <text:a xlink:type="simple" xlink:href="https://www.ukrinform.ua/rubric-ato/3718004-rosijska-armia-vbila-v-ukraini-vze-485-ditej-se-1005-poranila.html" text:style-name="Internet_20_link" text:visited-style-name="Visited_20_Internet_20_Link">
the Russian army killed 485 <text:span text:style-name="T4">
 children </text:span>
, another 1005 injured</text:a>
“To protect life, we must withstand and win this war!All of Ukraine, all our people, all our children should be free from the Russian terror!”, - the President emphasized.</text:p>
      <text:p text:style-name="P4">
As it was reported, in 2021 the Verkhovna Rada of Ukraine adopted a resolution annually on June 4, the memory of children who died as a result of the armed aggression of the Russian Federation.</text:p>
      <text:p text:style-name="P4">
News Source: <text:a xlink:type="simple" xlink:href="https://www.ukrinform.ua/rubric-ato/3718069-ih-ubili-rosijski-zbroa-ta-nenavist-zelenskij-pokazav-video-z-ditmi-cii-zitta-zabrav-vorog.html" text:style-name="Internet_20_link" text:visited-style-name="Visited_20_Internet_20_Link">
https://www.ukrinform.ua/rubric-ato/3718069-ih-ubili-rosijski-zbroa-ta-nenavist-zelenskij-pokazav-video-z-ditmi-cii-zitta-zabrav-vorog.html</text:a>
</text:p>
      <!--NEWS-->
      <text:h text:style-name="P10" text:outline-level="1">
<text:span text:style-name="T4">
Street fighting reported in Novaya Tavolzhanka</text:span>
</text:h>
      <text:p text:style-name="P4">
Authors: liveuamap (Language: en)</text:p>
      <text:p text:style-name="P4">
Time: 2023-06-04T11:41:00</text:p>
      <text:p text:style-name="P4">
Location: Belgorod, Belgorodskaya oblast' (Latitude:50.35291 Longtitude:36.82858)</text:p>
      <text:p text:style-name="P4">
Videos: []</text:p>
      <text:p text:style-name="P4">
Images: []</text:p>
      <text:p text:style-name="P4">
Tags: ["Russia", "Central and Eastern Europe"]</text:p>
      <text:p text:style-name="P4">
Id: 22567511</text:p>
      <!--METADATA-->
      <text:p text:style-name="P4">
Street fighting reported in Novaya Tavolzhanka</text:p>
      <text:p text:style-name="P4">
News Collection Link: <text:a xlink:type="simple" xlink:href="https://liveuamap.com/en/2023/4-june-street-fighting-reported-in-novaya-tavolzhanka" text:style-name="Internet_20_link" text:visited-style-name="Visited_20_Internet_20_Link">
https://liveuamap.com/en/2023/4-june-street-fighting-reported-in-novaya-tavolzhanka</text:a>
</text:p>
      <text:p text:style-name="P4">
News Source: <text:a xlink:type="simple" xlink:href="https://t.me/vert_i_call/11406" text:style-name="Internet_20_link" text:visited-style-name="Visited_20_Internet_20_Link">
https://t.me/vert_i_call/11406</text:a>
</text:p>
      <!--NEWS-->
      <text:h text:style-name="P10" text:outline-level="1">
<text:span text:style-name="T4">
Created an independent European Pyramid Federation</text:span>
</text:h>
      <text:p text:style-name="P4">
Authors: Ukrinform (Person)</text:p>
      <text:p text:style-name="P4">
Publisher: Укринформ (Organization)</text:p>
      <text:p text:style-name="P4">
Published Time: 2023-06-04T11:45:42+03:00</text:p>
      <text:p text:style-name="P4">
Modified Time: 2023-06-04T11:45:42+03:00</text:p>
      <text:p text:style-name="P4">
Description: On the initiative of Georgia, Estonia, Latvia, Lithuania, Moldova, Ukraine, an independent European Pyramid Federation was created. - Ukrinform.</text:p>
      <text:p text:style-name="P4">
Images: ['<text:a xlink:type="simple" xlink:href="https://static.ukrinform.com/photos/2023_06/thumb_files/630_360_1685868227-655.jpg" text:style-name="Internet_20_link" text:visited-style-name="Visited_20_Internet_20_Link">
630_360_16858...</text:a>
']</text:p>
      <text:p text:style-name="P4">
Tags: ['Спорт']</text:p>
      <text:p text:style-name="P4">
Type: Article</text:p>
      <!--METADATA-->
      <text:p text:style-name="P4">
<draw:frame draw:style-name="fr1" draw:name="Image73" text:anchor-type="as-char" svg:width="6.9236in" svg:height="3.956343in" draw:z-index="0">
<draw:image xlink:href="../Images/yкринформ/2023-06-04T11-45-42-03-00/630_360_1685868227-655.jpg" xlink:type="simple" xlink:show="embed" xlink:actuate="onLoad" draw:mime-type="image/jpeg"/>
</draw:frame>
Georgia, Estonia, Latvia, Lithuania, Moldova, Ukraine created an independent European Pyramid Federation(EUROPEAN PYRAMID FEDERATION).</text:p>
      <text:p text:style-name="P4">
Як повідомляє Федерація спортивного більярду України (<text:a xlink:type="simple" xlink:href="http://billiard.net.ua/news/digest/16483-%D0%B2%D0%B0%D0%B6%D0%BB%D0%B8%D0%B2%D0%BE-03-06-23.html" text:style-name="Internet_20_link" text:visited-style-name="Visited_20_Internet_20_Link">
FSBU</text:a>
), at the meeting of the General Assembly of the European Federation of Luzny Billiards(EPBF)The majority of votes decided to join the European Federation of the Pyramid to the EPBF, Ukrinform reports.</text:p>
      <text:p text:style-name="P4">
The competition of the European Pyramid Federation will be entered in the EPBF calendar.</text:p>
      <text:p text:style-name="P4">
*!(https://www.ukrinform.ua/rubric-sports/3716687-cetvero-ukrainskih-bilardistiv-startuut-na-ce2023-z-pulu.html)From now on, the European Federation will officially hold a Pyramid Billiard Sport competition in Europe.</text:p>
      <text:p text:style-name="P4">
News Source: <text:a xlink:type="simple" xlink:href="https://www.ukrinform.ua/rubric-sports/3718070-stvoreno-nezaleznu-evropejsku-federaciu-piramidi.html" text:style-name="Internet_20_link" text:visited-style-name="Visited_20_Internet_20_Link">
https://www.ukrinform.ua/rubric-sports/3718070-stvoreno-nezaleznu-evropejsku-federaciu-piramidi.html</text:a>
</text:p>
      <!--NEWS-->
      <text:h text:style-name="P10" text:outline-level="1">
<text:span text:style-name="T4">
The Russians declared attack drones in Crimea</text:span>
</text:h>
      <text:p text:style-name="P4">
Authors: Ukrinform (Person)</text:p>
      <text:p text:style-name="P4">
Publisher: Укринформ (Organization)</text:p>
      <text:p text:style-name="P4">
Published Time: 2023-06-04T11:46:34+03:00</text:p>
      <text:p text:style-name="P4">
Modified Time: 2023-06-04T11:46:34+03:00</text:p>
      <text:p text:style-name="P4">
Description: The Russian occupation authorities report that last night in Crimea were neutralized nine drone per night. - Ukrinform.</text:p>
      <text:p text:style-name="P4">
Images: ['<text:a xlink:type="simple" xlink:href="https://static.ukrinform.com/photos/2021_06/thumb_files/630_360_1624149998-169.jpg" text:style-name="Internet_20_link" text:visited-style-name="Visited_20_Internet_20_Link">
630_360_16241...</text:a>
']</text:p>
      <text:p text:style-name="P4">
Tags: ['Безпілотник', 'Крим', 'Війна з Росією']</text:p>
      <text:p text:style-name="P4">
Type: Article</text:p>
      <!--METADATA-->
      <text:p text:style-name="P4">
<draw:frame draw:style-name="fr1" draw:name="Image74" text:anchor-type="as-char" svg:width="6.9236in" svg:height="3.956343in" draw:z-index="0">
<draw:image xlink:href="../Images/yкринформ/2023-06-04T11-46-34-03-00/630_360_1624149998-169.jpg" xlink:type="simple" xlink:show="embed" xlink:actuate="onLoad" draw:mime-type="image/jpeg"/>
</draw:frame>
The Russian Occupation authorities report that last night in the Crimea were neutralized to the drones per night.</text:p>
      <text:p text:style-name="P4">
According to Ukrinform, this is reported in <text:a xlink:type="simple" xlink:href="https://t.me/Aksenov82/2596" text:style-name="Internet_20_link" text:visited-style-name="Visited_20_Internet_20_Link">
telegram channel</text:a>
 <text:a xlink:type="simple" xlink:href="https://t.me/Aksenov82/2596" text:style-name="Internet_20_link" text:visited-style-name="Visited_20_Internet_20_Link">
 </text:a>
Sergei Aksenov's head of the CEO.</text:p>
      <text:p text:style-name="P4">
“Last night, 5 enemy <text:a xlink:type="simple" xlink:href="https://www.ukrinform.ua/tag-bezpilotnik" text:style-name="Internet_20_link" text:visited-style-name="Visited_20_Internet_20_Link">
UAV</text:a>
, 4 more - drowned and planted by means of EW. As a result of the fall of one of the UAV, the glass was knocked out in three homes of the private sector and two cars in the city of Janka, ”Aksyonov wrote.</text:p>
      <text:p text:style-name="P4">
He added that a single -leaf was found in the territory of private homeownership. Before demining, 50 people were evaporated. According to him, there are no casualties and victims.</text:p>
      <text:p text:style-name="P4">
<text:span text:style-name="T4">
 Read also: </text:span>
 <text:a xlink:type="simple" xlink:href="https://www.ukrinform.ua/rubric-crimea/3717600-ukraina-moze-povernuti-krim-uze-cogo-roku-volles.html" text:style-name="Internet_20_link" text:visited-style-name="Visited_20_Internet_20_Link">
Ukraine can return <text:span text:style-name="T4">
 Crimea </text:span>
 this year - Wallace</text:a>
It was reported <text:a xlink:type="simple" xlink:href="https://www.ukrinform.ua/rubric-crimea/3717346-rosiani-zavezli-na-teritoriu-krimskogo-titanu-vibuhivku-i-minuut-teritoriu-ova.html" text:style-name="Internet_20_link" text:visited-style-name="Visited_20_Internet_20_Link">
the Russians brought</text:a>
The territory of the chemical plant "Crimean Titan" is simulated by the occupied Crimea explosives and the territory is replaced.</text:p>
      <text:p text:style-name="P4">
<text:span text:style-name="T5">
Foto: aa</text:span>
</text:p>
      <text:p text:style-name="P4">
News Source: <text:a xlink:type="simple" xlink:href="https://www.ukrinform.ua/rubric-crimea/3718071-rosiani-zaavili-pro-ataku-bezpilotnikiv-u-krimu.html" text:style-name="Internet_20_link" text:visited-style-name="Visited_20_Internet_20_Link">
https://www.ukrinform.ua/rubric-crimea/3718071-rosiani-zaavili-pro-ataku-bezpilotnikiv-u-krimu.html</text:a>
</text:p>
      <!--NEWS-->
      <text:h text:style-name="P10" text:outline-level="1">
<text:span text:style-name="T4">
Pistorius called on the countries of the Indo-Pacific region to take a clear position against the war of the Russian Federation in Ukraine</text:span>
</text:h>
      <text:p text:style-name="P4">
Authors: Ukrinform (Person)</text:p>
      <text:p text:style-name="P4">
Publisher: Укринформ (Organization)</text:p>
      <text:p text:style-name="P4">
Published Time: 2023-06-04T11:52:00+03:00</text:p>
      <text:p text:style-name="P4">
Modified Time: 2023-06-04T11:52:00+03:00</text:p>
      <text:p text:style-name="P4">
Description: German Minister Boris Pistorius called on the Indo-Pacific region to take a clear position against attacks on the International Security Architecture, including Russia's war against Ukraine.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Війна з Росією', 'Борис Пісторіус']</text:p>
      <text:p text:style-name="P4">
Type: Article</text:p>
      <!--METADATA-->
      <text:p text:style-name="P4">
<draw:frame draw:style-name="fr1" draw:name="Image75" text:anchor-type="as-char" svg:width="6.9236in" svg:height="3.956343in" draw:z-index="0">
<draw:image xlink:href="../Images/yкринформ/2023-06-04T11-52-00-03-00/630_360_1674134284-897.jpg" xlink:type="simple" xlink:show="embed" xlink:actuate="onLoad" draw:mime-type="image/jpeg"/>
</draw:frame>
German Ministry Boris Pistorius called on the Indo-Pacific Region to take a clear position against attacks on the International Security Architecture, including Russia's war against Ukraine.</text:p>
      <text:p text:style-name="P4">
He made such an appeal on Sunday, June 4, at the Asian Security Dialogue of Shangri-La Dialogue, Ukrinform reports with reference to <text:a xlink:type="simple" xlink:href="https://www.dw.com/uk/ministr-oboroni-nimeccini-zaklikav-40-krain-vistupiti-za-mir/a-65818761" text:style-name="Internet_20_link" text:visited-style-name="Visited_20_Internet_20_Link">
dw.</text:a>
"It is incredibly dangerous for the whole world: if Russia wins, the signal -regional forces in the world will be that aggression and non -provoked military force are acceptable and can be successful. ](https://www.ukrinform.ua/tag-pistorius)At the same time, he thanked many countries in the region, which made clear statements that the international community did not accept this war.</text:p>
      <text:p text:style-name="P4">
Speaking to more than 40 states, the Minister noted that for Germany, "the aggressive war of Russian President Vladimir Putin in the middle of Europe, a historic turning point in its foreign and security politics."</text:p>
      <text:p text:style-name="P4">
<text:span text:style-name="T4">
 Read also: </text:span>
 <text:a xlink:type="simple" xlink:href="https://www.ukrinform.ua/rubric-world/3713646-nimeccina-mae-dopomogti-ukraini-ta-podbati-pro-vlasnu-armiu-pistorius.html" text:style-name="Internet_20_link" text:visited-style-name="Visited_20_Internet_20_Link">
Germany should help Ukraine and take care of its own army - <text:span text:style-name="T4">
 Pistorius </text:span>
</text:a>
"We undertake to take more responsibility for our own safety of our allies and partners," Pistorius said.</text:p>
      <text:p text:style-name="P4">
According to him, this obligation involves, in particular, the rethinking of the weapons export policy, "especially in support of the partner countries with their legal law on self-defense."</text:p>
      <text:p text:style-name="P4">
As reported by Ukrinform, on June 2-4 in Singapore there is a large-scale safe forum "Dialogue of Shangri-La", at which the Russian Anti-Ukraine war is one of the main topics.</text:p>
      <text:p text:style-name="P4">
Participants include US, China and EU representatives, including the heads of the Tavis Landmarks of Defense Agency, military, diplomats, weapons manufacturers of safety weapons.</text:p>
      <text:p text:style-name="P4">
<text:span text:style-name="T5">
Foto: dw</text:span>
</text:p>
      <text:p text:style-name="P4">
News Source: <text:a xlink:type="simple" xlink:href="https://www.ukrinform.ua/rubric-ato/3718074-pistorius-zaklikav-kraini-indotihookeanskogo-regionu-zajnati-citku-poziciu-proti-vijni-rf-v-ukraini.html" text:style-name="Internet_20_link" text:visited-style-name="Visited_20_Internet_20_Link">
https://www.ukrinform.ua/rubric-ato/3718074-pistorius-zaklikav-kraini-indotihookeanskogo-regionu-zajnati-citku-poziciu-proti-vijni-rf-v-ukraini.html</text:a>
</text:p>
      <!--NEWS-->
      <text:h text:style-name="P10" text:outline-level="1">
<text:span text:style-name="T4">
The invaders per day fired 120 settlements and 92 infrastructure facilities</text:span>
</text:h>
      <text:p text:style-name="P4">
Authors: Ukrinform (Person)</text:p>
      <text:p text:style-name="P4">
Publisher: Укринформ (Organization)</text:p>
      <text:p text:style-name="P4">
Published Time: 2023-06-04T11:55:00+03:00</text:p>
      <text:p text:style-name="P4">
Modified Time: 2023-06-04T11:55:00+03:00</text:p>
      <text:p text:style-name="P4">
Description: Російські окупаційні війська упродовж минулої доби обстріляли 120 населених пунктів та 92 об’єкта інфраструктури, внаслідок обстрілу 6 цивільних загинуло, 32 поранено. — Укрінформ.</text:p>
      <text:p text:style-name="P4">
Images: ['<text:a xlink:type="simple" xlink:href="https://static.ukrinform.com/photos/2023_06/thumb_files/630_360_1685859898-1977.jpeg" text:style-name="Internet_20_link" text:visited-style-name="Visited_20_Internet_20_Link">
630_360_16858...</text:a>
']</text:p>
      <text:p text:style-name="P4">
Tags: ['Міноборони', 'Обстріл', 'Війна з Росією']</text:p>
      <text:p text:style-name="P4">
Type: Article</text:p>
      <!--METADATA-->
      <text:p text:style-name="P4">
<draw:frame draw:style-name="fr1" draw:name="Image76" text:anchor-type="as-char" svg:width="6.9236in" svg:height="3.956343in" draw:z-index="0">
<draw:image xlink:href="../Images/yкринформ/2023-06-04T11-55-00-03-00/630_360_1685859898-1977.jpeg" xlink:type="simple" xlink:show="embed" xlink:actuate="onLoad" draw:mime-type="image/jpeg"/>
</draw:frame>
Russian occupation troops fired 120 inhabited fees and 92 infrastructure objects during the last day, and 32 were injured as a result of the shelling of 6 civilians.</text:p>
      <text:p text:style-name="P4">
As Ukrinform reports, about it in <text:a xlink:type="simple" xlink:href="https://t.me/militarymediacenter/2120" text:style-name="Internet_20_link" text:visited-style-name="Visited_20_Internet_20_Link">
telegram</text:a>
 <text:a xlink:type="simple" xlink:href="https://t.me/militarymediacenter/2120" text:style-name="Internet_20_link" text:visited-style-name="Visited_20_Internet_20_Link">
</text:a>
Informs Military Media Center with a referral to the Denmark of the Ministry of Defense of Ukraine.</text:p>
      <text:p text:style-name="P4">
«According to the situational center of the Ministry of Defense of Ukraine information, during the last day Russian troops <text:a xlink:type="simple" xlink:href="https://www.ukrinform.ua/tag-obstril" text:style-name="Internet_20_link" text:visited-style-name="Visited_20_Internet_20_Link">
fired</text:a>
territory of 9 regions of Ukraine. Receased weapons(mortars, tanks, artillery, RSZV, OTRK, DRC, strategic and tactical aviation)120 settlements and 92 infrastructure were fired. 6 civilians were killed and 32 were injured, ”the message reads.</text:p>
      <text:p text:style-name="P4">
<text:span text:style-name="T4">
 Read also: </text:span>
 <text:a xlink:type="simple" xlink:href="https://www.ukrinform.ua/rubric-ato/3717984-vijskovi-povidomili-pro-23-bojovih-zitknenna-ta-56-obstriliv-voroga-za-dobu.html" text:style-name="Internet_20_link" text:visited-style-name="Visited_20_Internet_20_Link">
the military reported 23 fighting collisions and 56 enemy shellings per day</text:a>
As reported by Ukrinform, on June 4, the forces and means of the air defense of the air forces of the Armed Forces of Ukraine <text:a xlink:type="simple" xlink:href="https://www.ukrinform.ua/rubric-ato/3717993-ppo-vnoci-zbila-cotiri-rosijski-krilati-raketi-ta-tri-udarni-droni.html" text:style-name="Internet_20_link" text:visited-style-name="Visited_20_Internet_20_Link">
destroyed four Russian winged rockets three shock drones. </text:a>
</text:p>
      <text:p text:style-name="P4">
News Source: <text:a xlink:type="simple" xlink:href="https://www.ukrinform.ua/rubric-regions/3718075-zagarbniki-za-dobu-obstrilali-120-naselenih-punktiv-ta-92-obekta-infrastrukturi.html" text:style-name="Internet_20_link" text:visited-style-name="Visited_20_Internet_20_Link">
https://www.ukrinform.ua/rubric-regions/3718075-zagarbniki-za-dobu-obstrilali-120-naselenih-punktiv-ta-92-obekta-infrastrukturi.html</text:a>
</text:p>
      <!--NEWS-->
      <text:h text:style-name="P10" text:outline-level="1">
<text:span text:style-name="T4">
Reznikov discussed cooperation with a Japanese colleague and invited to Ukraine</text:span>
</text:h>
      <text:p text:style-name="P4">
Authors: Ukrinform (Person)</text:p>
      <text:p text:style-name="P4">
Publisher: Укринформ (Organization)</text:p>
      <text:p text:style-name="P4">
Published Time: 2023-06-04T12:00:00+03:00</text:p>
      <text:p text:style-name="P4">
Modified Time: 2023-06-04T12:00:00+03:00</text:p>
      <text:p text:style-name="P4">
Description: The Minister of Defense of Ukraine Oleksiy Reznikov, during a meeting in Singapore with Japanese colleague of Yasukadz Hamada, discussed cooperation between the two countries and invited him to visit Ukraine. - Ukrinform.</text:p>
      <text:p text:style-name="P4">
Images: ['<text:a xlink:type="simple" xlink:href="https://static.ukrinform.com/photos/2023_06/thumb_files/630_360_1685868979-581.jpg" text:style-name="Internet_20_link" text:visited-style-name="Visited_20_Internet_20_Link">
630_360_16858...</text:a>
']</text:p>
      <text:p text:style-name="P4">
Tags: ['Японія', 'Резніков']</text:p>
      <text:p text:style-name="P4">
Type: Article</text:p>
      <!--METADATA-->
      <text:p text:style-name="P4">
<draw:frame draw:style-name="fr1" draw:name="Image78" text:anchor-type="as-char" svg:width="6.9236in" svg:height="3.956343in" draw:z-index="0">
<draw:image xlink:href="../Images/yкринформ/2023-06-04T12-00-00-03-00/630_360_1685868979-581.jpg" xlink:type="simple" xlink:show="embed" xlink:actuate="onLoad" draw:mime-type="image/jpeg"/>
</draw:frame>
The Ministry of Ministry of Ukraine Oleksiy Reznikov, during a meeting in Singapore with the Japanese Komukadz Hamada Japanese Kamada, discussed cooperation between the two countries and invited to visit Ukraine.</text:p>
      <text:p text:style-name="P4">
Reznikov reported this in <text:a xlink:type="simple" xlink:href="https://twitter.com/oleksiireznikov/status/1665270400304009216" text:style-name="Internet_20_link" text:visited-style-name="Visited_20_Internet_20_Link">
Twitter</text:a>
, reports Ukrinform.</text:p>
      <text:p text:style-name="P4">
“I had a wonderful conversation with my colleague of Jasukadz Hamada from Japan's Ministry of Defense. <text:a xlink:type="simple" xlink:href="https://www.ukrinform.ua/tag-aponia" text:style-name="Internet_20_link" text:visited-style-name="Visited_20_Internet_20_Link">
Japan</text:a>
It supports Ukraine in its struggle for freedom and democracy. Our friendship and cooperation will prevent global peace and stability. It was our first meeting, and I am consulted for the continuation of our dialogue. I invited the Japanese colleague to visit Ukraine, ”Reznikov wrote.</text:p>
      <text:p text:style-name="P4">
<text:span text:style-name="T4">
 Read also: </text:span>
 <text:a xlink:type="simple" xlink:href="https://www.ukrinform.ua/rubric-polytics/3718037-borrel-zustrivsa-iz-reznikovim-na-polah-forumu-u-singapuri.html" text:style-name="Internet_20_link" text:visited-style-name="Visited_20_Internet_20_Link">
Borrel met with <text:span text:style-name="T4">
 Reznikov </text:span>
 im on the fields of the Uzingapore Forum</text:a>
As reported by Ukrinform, in May President of Ukraine Volodymyr Zelensky visited Japan, where the 48th Summit of the Seven Group passed. According to Zelensky, <text:a xlink:type="simple" xlink:href="https://www.ukrinform.ua/rubric-polytics/3712241-zelenskij-zustrivsa-z-premerom-aponii-govorili-pro-dopomogu-ta-situaciu-na-fronti.html" text:style-name="Internet_20_link" text:visited-style-name="Visited_20_Internet_20_Link">
he had two meetings with Japan Prime Minister</text:a>
They discussed the topic of technology in particular.</text:p>
      <text:p text:style-name="P4">
On June 2-4, Singapore has a large-scale security forum "Shanngry-La Dialogue", at which the Russian Federation has been solved by the war against Ukraine is one of the main topics.</text:p>
      <text:p text:style-name="P4">
News Source: <text:a xlink:type="simple" xlink:href="https://www.ukrinform.ua/rubric-polytics/3718076-reznikov-obgovoriv-iz-aponskim-kolegou-spivpracu-ta-zaprosiv-v-ukrainu.html" text:style-name="Internet_20_link" text:visited-style-name="Visited_20_Internet_20_Link">
https://www.ukrinform.ua/rubric-polytics/3718076-reznikov-obgovoriv-iz-aponskim-kolegou-spivpracu-ta-zaprosiv-v-ukrainu.html</text:a>
</text:p>
      <!--NEWS-->
      <text:h text:style-name="P10" text:outline-level="1">
<text:span text:style-name="T4">
Russia has brought out 8 "caliber" rocket launchers to the Black Sea</text:span>
</text:h>
      <text:p text:style-name="P4">
Authors: Ukrinform (Person)</text:p>
      <text:p text:style-name="P4">
Publisher: Укринформ (Organization)</text:p>
      <text:p text:style-name="P4">
Published Time: 2023-06-04T12:05:00+03:00</text:p>
      <text:p text:style-name="P4">
Modified Time: 2023-06-04T12:05:00+03:00</text:p>
      <text:p text:style-name="P4">
Description: The Russian Federation brought to the Black Sea one surface rocket launcher with eight winged caliber missiles on board.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79" text:anchor-type="as-char" svg:width="6.9236in" svg:height="3.956343in" draw:z-index="0">
<draw:image xlink:href="../Images/yкринформ/2023-06-04T12-05-00-03-00/630_360_1678431971-142.jpeg" xlink:type="simple" xlink:show="embed" xlink:actuate="onLoad" draw:mime-type="image/jpeg"/>
</draw:frame>
Russian Federation brought to the Black Sea one surface rocket launcher with eight winged Caliber on board.</text:p>
      <text:p text:style-name="P4">
According to Ukrinform, the Operational Command “South” reports on <text:a xlink:type="simple" xlink:href="https://www.facebook.com/OperationalCommandSouth/posts/pfbid0xzdkYB6yQU5rHYkcaA4gKtUemBJvkhvinMn54t4vwnSywu3VcMSTAf3skHmHhjbcl" text:style-name="Internet_20_link" text:visited-style-name="Visited_20_Internet_20_Link">
Facebook.</text:a>
“The enemy continues to increase the degree of tension. In the Black Sea for combatting, an excess rocket launcher was brought. Eight "calibers", -is in the message.</text:p>
      <text:p text:style-name="P4">
<text:span text:style-name="T4">
 Read also: </text:span>
 <text:a xlink:type="simple" xlink:href="https://www.ukrinform.ua/rubric-ato/3717993-ppo-vnoci-zbila-cotiri-rosijski-krilati-raketi-ta-tri-udarni-droni.html" text:style-name="Internet_20_link" text:visited-style-name="Visited_20_Internet_20_Link">
<text:span text:style-name="T4">
 air defense </text:span>
 at night knocked four Russian winged rockets Tatra Drones</text:a>
</text:p>
      <text:p text:style-name="P4">
Як повідомляв Укрінформ, зранку 4 червня у Чорному та Азовському моряхросійські війська тримали на бойовому чергуванні 12 кораблів, згодом зменшиликількість до 7, <text:a xlink:type="simple" xlink:href="https://www.ukrinform.ua/rubric-ato/3718057-rosia-zmensila-kilkist-korabliv-u-cornomu-ta-azovskomu-morah-do-7.html" text:style-name="Internet_20_link" text:visited-style-name="Visited_20_Internet_20_Link">
 ракетоносіїв серед них не було.</text:a>
</text:p>
      <text:p text:style-name="P4">
News Source: <text:a xlink:type="simple" xlink:href="https://www.ukrinform.ua/rubric-ato/3718078-rosia-vivela-u-corne-more-raketonosij-iz-8-kalibrami.html" text:style-name="Internet_20_link" text:visited-style-name="Visited_20_Internet_20_Link">
https://www.ukrinform.ua/rubric-ato/3718078-rosia-vivela-u-corne-more-raketonosij-iz-8-kalibrami.html</text:a>
</text:p>
      <!--NEWS-->
      <text:h text:style-name="P10" text:outline-level="1">
<text:span text:style-name="T4">
Reznikov, while meeting with Deputy Prime Minister Cambodia thanked for the support of Ukraine</text:span>
</text:h>
      <text:p text:style-name="P4">
Authors: Ukrinform (Person)</text:p>
      <text:p text:style-name="P4">
Publisher: Укринформ (Organization)</text:p>
      <text:p text:style-name="P4">
Published Time: 2023-06-04T12:07:31+03:00</text:p>
      <text:p text:style-name="P4">
Modified Time: 2023-06-04T12:07:31+03:00</text:p>
      <text:p text:style-name="P4">
Description: Defense Minister Oleksiy Reznikov met with Singapore with the Deputy Prime Minister and the Cambodia National Defense Minister Ta Ban and thanked her for her support. - Ukrinform.</text:p>
      <text:p text:style-name="P4">
Images: ['<text:a xlink:type="simple" xlink:href="https://static.ukrinform.com/photos/2023_06/thumb_files/630_360_1685869599-811.jpg" text:style-name="Internet_20_link" text:visited-style-name="Visited_20_Internet_20_Link">
630_360_16858...</text:a>
']</text:p>
      <text:p text:style-name="P4">
Tags: ['Камбоджа', 'Резніков', 'Війна з Росією']</text:p>
      <text:p text:style-name="P4">
Type: Article</text:p>
      <!--METADATA-->
      <text:p text:style-name="P4">
<draw:frame draw:style-name="fr1" draw:name="Image80" text:anchor-type="as-char" svg:width="6.9236in" svg:height="3.956343in" draw:z-index="0">
<draw:image xlink:href="../Images/yкринформ/2023-06-04T12-07-31-03-00/630_360_1685869599-811.jpg" xlink:type="simple" xlink:show="embed" xlink:actuate="onLoad" draw:mime-type="image/jpeg"/>
</draw:frame>
Ministry of Ministry of Ministry of Ministers met with Singapore with Deputy Prime Minister Cambodia, Ta Ban, and thanked for her support.</text:p>
      <text:p text:style-name="P4">
Reznikov reported this in <text:a xlink:type="simple" xlink:href="https://twitter.com/oleksiireznikov/status/1665271712231960576" text:style-name="Internet_20_link" text:visited-style-name="Visited_20_Internet_20_Link">
Twitter</text:a>
, reports Ukrinform.</text:p>
      <text:p text:style-name="P4">
“Cambodia condemns Russian aggression against Ukraine and seeks to assist the state in overcoming the horrors of war, in particular, using its experience of impersonality in humanitarian demining. I am grateful to Cambodia for the support of Taspea I will accept my colleague in Ukraine, ”he wrote.</text:p>
      <text:p text:style-name="P4">
<text:span text:style-name="T4">
 Read also: </text:span>
 <text:a xlink:type="simple" xlink:href="https://www.ukrinform.ua/rubric-polytics/3718076-reznikov-obgovoriv-iz-aponskim-kolegou-spivpracu-ta-zaprosiv-v-ukrainu.html" text:style-name="Internet_20_link" text:visited-style-name="Visited_20_Internet_20_Link">
<text:span text:style-name="T4">
 Rennikov </text:span>
 discussed with a Japanese colleague cooperation tasted to Ukraine</text:a>
As reported by Ukrinform, President of Ukraine Volodymyr Zelenskyi in May, a telephone conversation with Prime Minister Cambodia Hun Saint and expressed to continue to continue the preparation of Ukrainian specialists in this country.</text:p>
      <text:p text:style-name="P4">
In January, Ukrainian sappers mastered new ALIS minors in Cambodia.</text:p>
      <text:p text:style-name="P4">
Cambodia was one of almost 100 UN member states that have become co-authored, condemning Russian aggression against Ukraine.</text:p>
      <text:p text:style-name="P4">
<text:span text:style-name="T4">
 Read also: </text:span>
 <text:a xlink:type="simple" xlink:href="https://www.ukrinform.ua/rubric-polytics/3718061-reznikov-rozkritikuvav-zaproponovanij-indonezieu-mirnij-plan.html" text:style-name="Internet_20_link" text:visited-style-name="Visited_20_Internet_20_Link">
<text:span text:style-name="T4">
 Reznikov </text:span>
 criticized the proposed Indonesia "Mirny Plan"</text:a>
This country was considered one of the most replaced countries in the world where it has been war for almost three decades and ended in 1998. Since then, a large number of mines and other ammunition have been disposed of. Cambodia sappers have become one of the most experienced experts in the world, and over the last decade, several thousand of them have been directed under the UN auspices for work in Africa and in the Middle East.</text:p>
      <text:p text:style-name="P4">
On June 2-4, Singapore has a large-scale security forum "Shanngry-La Dialogue", at which the Russian Federation has been solved by the war against Ukraine is one of the main topics.</text:p>
      <text:p text:style-name="P4">
News Source: <text:a xlink:type="simple" xlink:href="https://www.ukrinform.ua/rubric-polytics/3718079-reznikov-pid-cas-zustrici-z-zastupnikom-premera-kambodzi-podakuvav-za-pidtrimku-ukraini.html" text:style-name="Internet_20_link" text:visited-style-name="Visited_20_Internet_20_Link">
https://www.ukrinform.ua/rubric-polytics/3718079-reznikov-pid-cas-zustrici-z-zastupnikom-premera-kambodzi-podakuvav-za-pidtrimku-ukraini.html</text:a>
</text:p>
      <!--NEWS-->
      <text:h text:style-name="P10" text:outline-level="1">
<text:span text:style-name="T4">
В Україні проходить акція «Дзвіночки» із вшанування пам'яті загиблих дітей</text:span>
</text:h>
      <text:p text:style-name="P4">
Authors: Ukrinform (Person)</text:p>
      <text:p text:style-name="P4">
Publisher: Укринформ (Organization)</text:p>
      <text:p text:style-name="P4">
Published Time: 2023-06-04T12:24:59+03:00</text:p>
      <text:p text:style-name="P4">
Modified Time: 2023-06-04T12:24:59+03:00</text:p>
      <text:p text:style-name="P4">
Description: In Ukraine there is an action "Bells" to honor the memory of the dead children - Ukrinform.</text:p>
      <text:p text:style-name="P4">
Images: ['<text:a xlink:type="simple" xlink:href="https://static.ukrinform.com/photos/2023_06/thumb_files/630_360_1685870527-771.jpg" text:style-name="Internet_20_link" text:visited-style-name="Visited_20_Internet_20_Link">
630_360_16858...</text:a>
']</text:p>
      <text:p text:style-name="P4">
Tags: ['Діти', 'Акція', 'Війна з Росією']</text:p>
      <text:p text:style-name="P4">
Type: Article</text:p>
      <!--METADATA-->
      <text:p text:style-name="P4">
<draw:frame draw:style-name="fr1" draw:name="Image81" text:anchor-type="as-char" svg:width="6.9236in" svg:height="3.956343in" draw:z-index="0">
<draw:image xlink:href="../Images/yкринформ/2023-06-04T12-24-59-03-00/630_360_1685870527-771.jpg" xlink:type="simple" xlink:show="embed" xlink:actuate="onLoad" draw:mime-type="image/jpeg"/>
</draw:frame>
In Ukraine, the "Bells" action is held to honor the memory of the dead children</text:p>
      <text:p text:style-name="P4">
As Ukrinform reports, it reports in <text:a xlink:type="simple" xlink:href="https://t.me/minre_ua/3477" text:style-name="Internet_20_link" text:visited-style-name="Visited_20_Internet_20_Link">
telegram</text:a>
Ministry of Reintegration of Temporarily Occupied Territories of Ukraine.</text:p>
      <text:p text:style-name="P4">
According to the ministry, the first lady called on hanging bells on the trees to honor the memory of the dead Ukrainian children.</text:p>
      <text:p text:style-name="P4">
Every day, Russia commits crimes against the smallest population of Ukraine. Number(https://www.ukrinform.ua/tag-vijna)Children are already predominant of the days, during which a full -scale war continues.</text:p>
      <text:p text:style-name="P4">
"All military crimes committed by the Russian Federation against Ukrainian children will be investigated as a crime of genocide," - said the Minrentegration and added: “We are punished by an amount of Russian, through which the life of a Ukrainian child was destroyed. We will not work. ”</text:p>
      <text:p text:style-name="P4">
<text:span text:style-name="T4">
 Read also: </text:span>
 <text:a xlink:type="simple" xlink:href="https://www.ukrinform.ua/rubric-society/3718028-lubinec-u-miznarodnij-den-ditej-zertv-agresii-zaklikav-svit-zasuditi-dii-rosii.html" text:style-name="Internet_20_link" text:visited-style-name="Visited_20_Internet_20_Link">
<text:span text:style-name="T4">
 Lubinets </text:span>
 On International Children's Day - Victims of Aggression has been condemning the world to condemn Russia's actions</text:a>
As it was reported, on June 1, 2021, the Verkhovna Rada approved the Decree No. 5343 "On Honoring the Remembrance of Children who died as a result of the Armed Aggression of the Russian Federation against Ukraine". In this way, Ukraine officially united in the celebration of International Day of innocent Children - Victims of Aggression Introduced by the UN General Assembly on August 19, 1982.</text:p>
      <text:p text:style-name="P4">
News Source: <text:a xlink:type="simple" xlink:href="https://www.ukrinform.ua/rubric-society/3718086-v-ukraini-prohodit-akcia-dzvinocki-iz-vsanuvanna-pamati-zagiblih-ditej.html" text:style-name="Internet_20_link" text:visited-style-name="Visited_20_Internet_20_Link">
https://www.ukrinform.ua/rubric-society/3718086-v-ukraini-prohodit-akcia-dzvinocki-iz-vsanuvanna-pamati-zagiblih-ditej.html</text:a>
</text:p>
      <!--NEWS-->
      <text:h text:style-name="P10" text:outline-level="1">
<text:span text:style-name="T4">
More than a thousand shelters were checked in Kiev, half of them are not suitable for use</text:span>
</text:h>
      <text:p text:style-name="P4">
Authors: Ukrinform (Person)</text:p>
      <text:p text:style-name="P4">
Publisher: Укринформ (Organization)</text:p>
      <text:p text:style-name="P4">
Published Time: 2023-06-04T12:28:00+03:00</text:p>
      <text:p text:style-name="P4">
Modified Time: 2023-06-04T12:28:00+03:00</text:p>
      <text:p text:style-name="P4">
Description: In Kiev, 1078 shelters were checked in one day, half of them were not ready for use or the commission could not open them. - Ukrinform.</text:p>
      <text:p text:style-name="P4">
Images: ['<text:a xlink:type="simple" xlink:href="https://static.ukrinform.com/photos/2018_12/thumb_files/630_360_1543929001-282.jpg" text:style-name="Internet_20_link" text:visited-style-name="Visited_20_Internet_20_Link">
630_360_15439...</text:a>
']</text:p>
      <text:p text:style-name="P4">
Tags: ['Київ', 'Укриття', 'Камишін']</text:p>
      <text:p text:style-name="P4">
Type: Article</text:p>
      <!--METADATA-->
      <text:p text:style-name="P4">
<draw:frame draw:style-name="fr1" draw:name="Image82" text:anchor-type="as-char" svg:width="6.9236in" svg:height="3.956343in" draw:z-index="0">
<draw:image xlink:href="../Images/yкринформ/2023-06-04T12-28-00-03-00/630_360_1543929001-282.jpg" xlink:type="simple" xlink:show="embed" xlink:actuate="onLoad" draw:mime-type="image/jpeg"/>
</draw:frame>
In Kiev, a day checked 1078 shelters, half of them were not ready for use or the commission could not open them.</text:p>
      <text:p text:style-name="P4">
According to Ukrinform, Alexander Kamyshin said the Minister for Strategic Industrial Industry About this in <text:a xlink:type="simple" xlink:href="https://t.me/zalizni_zminy/1281" text:style-name="Internet_20_link" text:visited-style-name="Visited_20_Internet_20_Link">
telegram.</text:a>
“He heard the results of the work of the Audit Commission <text:a xlink:type="simple" xlink:href="https://www.ukrinform.ua/tag-ukritta" text:style-name="Internet_20_link" text:visited-style-name="Visited_20_Internet_20_Link">
shelter</text:a>
Kiev for 1 day. As of 8th, 1078 objects have been checked today. Of these, half of them are non -working - not ready -made or the commission could not open, ”he wrote.</text:p>
      <text:p text:style-name="P4">
According to Kamyshyn, he was distrustful that half were opened and ready. “When we selectively checked with our mayor the shelter of the Wabolonskyi district, the vast majority of shelters were closed. And when they opened, they were unusable, ”Kamyshin said.</text:p>
      <text:p text:style-name="P4">
<text:span text:style-name="T4">
 Read also: </text:span>
 <text:a xlink:type="simple" xlink:href="https://www.ukrinform.ua/rubric-kyiv/3717731-ukritta-v-kievi-perevirat-protagom-desati-dniv.html" text:style-name="Internet_20_link" text:visited-style-name="Visited_20_Internet_20_Link">
<text:span text:style-name="T4">
 shelter </text:span>
 in Kiev will check for ten days</text:a>
He also explained that the commission explained the high percentage of open and ready -made day to the fact that most proven shelters were in schools, children's houses and hospitals, and there the situation is a little better than in the city.</text:p>
      <text:p text:style-name="P4">
As reported by Ukrinform, on June 2, President of Ukraine Volodymyr Zelensky has ordered the Minister for Strategic Industry Alexander's industries [to conduct a complete audit(https://www.ukrinform.ua/rubric-ato/3717468-zelenskij-doruciv-provesti-povnu-reviziu-usih-zahisnih-sporud-ukraini.html), and the Minister of Internal Affairs Klimenko - all structures of Ukraine.</text:p>
      <text:p text:style-name="P4">
It happened after the tragedy in Kyiv on the night of June 1, when during the next blockage people could not get into the shelter. From the wreckage of a whipped Russian rocket <text:a xlink:type="simple" xlink:href="https://www.ukrinform.ua/rubric-kyiv/3716785-u-kvma-utocnili-vnaslidok-nicnoi-ataki-zaginula-ditina-dvoe-travmovani.html" text:style-name="Internet_20_link" text:visited-style-name="Visited_20_Internet_20_Link">
two women and a 9-year-old girl were killed.</text:a>
</text:p>
      <text:p text:style-name="P4">
News Source: <text:a xlink:type="simple" xlink:href="https://www.ukrinform.ua/rubric-kyiv/3718089-u-kievi-perevirili-ponad-tisacu-ukrittiv-polovina-z-nih-nepridatna-do-vikoristanna.html" text:style-name="Internet_20_link" text:visited-style-name="Visited_20_Internet_20_Link">
https://www.ukrinform.ua/rubric-kyiv/3718089-u-kievi-perevirili-ponad-tisacu-ukrittiv-polovina-z-nih-nepridatna-do-vikoristanna.html</text:a>
</text:p>
      <!--NEWS-->
      <text:h text:style-name="P10" text:outline-level="1">
<text:span text:style-name="T4">
The death toll due to a railway accident in India exceeded 300 people</text:span>
</text:h>
      <text:p text:style-name="P4">
Authors: Ukrinform (Person)</text:p>
      <text:p text:style-name="P4">
Publisher: Укринформ (Organization)</text:p>
      <text:p text:style-name="P4">
Published Time: 2023-06-04T12:28:50+03:00</text:p>
      <text:p text:style-name="P4">
Modified Time: 2023-06-04T12:28:50+03:00</text:p>
      <text:p text:style-name="P4">
Description: In India, the number of killed as a result of a collision of several trains in the Eastern state of Odish exceeded 300 people. - Ukrinform.</text:p>
      <text:p text:style-name="P4">
Images: ['<text:a xlink:type="simple" xlink:href="https://static.ukrinform.com/photos/2023_06/thumb_files/630_360_1685870527-986.jpg" text:style-name="Internet_20_link" text:visited-style-name="Visited_20_Internet_20_Link">
630_360_16858...</text:a>
']</text:p>
      <text:p text:style-name="P4">
Tags: ['Аварія', 'Індія', 'Залізниця']</text:p>
      <text:p text:style-name="P4">
Type: Article</text:p>
      <!--METADATA-->
      <text:p text:style-name="P4">
<draw:frame draw:style-name="fr1" draw:name="Image83" text:anchor-type="as-char" svg:width="6.9236in" svg:height="3.956343in" draw:z-index="0">
<draw:image xlink:href="../Images/yкринформ/2023-06-04T12-28-50-03-00/630_360_1685870527-986.jpg" xlink:type="simple" xlink:show="embed" xlink:actuate="onLoad" draw:mime-type="image/jpeg"/>
</draw:frame>
In India, the killed as a result of the collision of several trains in the Eastern State Fund exceeded 300 people.</text:p>
      <text:p text:style-name="P4">
About it reports <text:a xlink:type="simple" xlink:href="https://www.arabnews.com/node/2315571/world" text:style-name="Internet_20_link" text:visited-style-name="Visited_20_Internet_20_Link">
Arab News</text:a>
 ,передає Укрінформ.</text:p>
      <text:p text:style-name="P4">
Міністр залізниць Індії Ашвіні Вайшно заявив у неділю, що поїзд зійшов з рейокчерез помилку в електронній сигнальній системі, яка змусила поїзд неправильнозмінити колію.</text:p>
      <text:p text:style-name="P4">
<text:span text:style-name="T4">
Читайте також:</text:span>
 <text:a xlink:type="simple" xlink:href="https://www.ukrinform.ua/rubric-world/3717734-zelenskij-visloviv-spivcutta-u-zvazku-iz-zagibellu-ludej-u-zaliznicnij-katastrofi-v-indii.html" text:style-name="Internet_20_link" text:visited-style-name="Visited_20_Internet_20_Link">
 Зеленський висловив співчуття у зв'язку із загибеллюлюдей у залізничній катастрофі в <text:span text:style-name="T4">
Інді</text:span>
 ї </text:a>
"Who did it and what the reason will be established by an investigation," - a rapidaminist.</text:p>
      <text:p text:style-name="P4">
The preliminary investigation showed that the high -speed Cormandel Express was signal to go to the main track, but later the signal was canceled, and the train left this train on a nearby ring line, where it crashed into a load.</text:p>
      <text:p text:style-name="P4">
As a result of the collision, the Coromandel Express wagons overturned to another track, which is the way Yesvantpur-Howrah Express, which was heading from the opposite side, came off the rails. This led to the collision of three trains.</text:p>
      <text:p text:style-name="P4">
<text:span text:style-name="T4">
 Read also: </text:span>
 <text:a xlink:type="simple" xlink:href="https://www.ukrinform.ua/rubric-world/3717704-v-indii-kilkist-zagiblih-unaslidok-zaliznicnoi-avarii-zrosla-do-288.html" text:style-name="Internet_20_link" text:visited-style-name="Visited_20_Internet_20_Link">
in <text:span text:style-name="T4">
 indie </text:span>
 Ї The number of dead as a result of railway avavaria increased to 288</text:a>
In total, 2296 people were in passenger trains.</text:p>
      <text:p text:style-name="P4">
It was reported that the catastrophe happened in the evening on Friday, when the Express Howrah, heading from Bengalur to Haura in Western Bengal, collided with ExpressMCoromandel, which operated the Colkutta - Cennay route.</text:p>
      <text:p text:style-name="P4">
More than 200 ambulances were called to the site of the trains in the Balasor city. Earlier, 288 dead and 900 were reported.</text:p>
      <text:p text:style-name="P4">
<text:span text:style-name="T4">
 Read also: </text:span>
 <text:a xlink:type="simple" xlink:href="https://www.ukrinform.ua/rubric-world/3717664-zaliznicna-avaria-v-indii-pivsotni-zagiblih-ponad-300-poranenih.html" text:style-name="Internet_20_link" text:visited-style-name="Visited_20_Internet_20_Link">
rail accident in <text:span text:style-name="T4">
 indie </text:span>
 e: half a hundred dead, more than 300 wounded</text:a>
The Ministry of Railways of India launched an investigation into the incident.</text:p>
      <text:p text:style-name="P4">
Photo: twitter.com/toibhubaneswar</text:p>
      <text:p text:style-name="P4">
News Source: <text:a xlink:type="simple" xlink:href="https://www.ukrinform.ua/rubric-world/3718087-kilkist-zagiblih-unaslidok-zaliznicnoi-avarii-v-indii-perevisila-300-osib.html" text:style-name="Internet_20_link" text:visited-style-name="Visited_20_Internet_20_Link">
https://www.ukrinform.ua/rubric-world/3718087-kilkist-zagiblih-unaslidok-zaliznicnoi-avarii-v-indii-perevisila-300-osib.html</text:a>
</text:p>
      <!--NEWS-->
      <text:h text:style-name="P10" text:outline-level="1">
<text:span text:style-name="T4">
"Movement" U19 received gold awards and a cup of winner of the youth team championship</text:span>
</text:h>
      <text:p text:style-name="P4">
Authors: Ukrinform (Person)</text:p>
      <text:p text:style-name="P4">
Publisher: Укринформ (Organization)</text:p>
      <text:p text:style-name="P4">
Published Time: 2023-06-04T12:38:40+03:00</text:p>
      <text:p text:style-name="P4">
Modified Time: 2023-06-04T12:38:40+03:00</text:p>
      <text:p text:style-name="P4">
Description: The Lviv team (players under 19 years) became the first champion of Ukraine in football. - Ukrinform.</text:p>
      <text:p text:style-name="P4">
Images: ['<text:a xlink:type="simple" xlink:href="https://static.ukrinform.com/photos/2023_06/thumb_files/630_360_1685871479-107.jpg" text:style-name="Internet_20_link" text:visited-style-name="Visited_20_Internet_20_Link">
630_360_16858...</text:a>
']</text:p>
      <text:p text:style-name="P4">
Tags: ['Футбол', 'Рух Львів']</text:p>
      <text:p text:style-name="P4">
Type: Article</text:p>
      <!--METADATA-->
      <text:p text:style-name="P4">
<draw:frame draw:style-name="fr1" draw:name="Image84" text:anchor-type="as-char" svg:width="6.9236in" svg:height="3.956343in" draw:z-index="0">
<draw:image xlink:href="../Images/yкринформ/2023-06-04T12-38-40-03-00/630_360_1685871479-107.jpg" xlink:type="simple" xlink:show="embed" xlink:actuate="onLoad" draw:mime-type="image/jpeg"/>
</draw:frame>
Lviv Command(Players up to 19 years old)For the first time she became the Ukrainian football champion.</text:p>
      <text:p text:style-name="P4">
According to the Ukrainian Premier League(<text:a xlink:type="simple" xlink:href="https://upl.ua/ua/news/view/7428" text:style-name="Internet_20_link" text:visited-style-name="Visited_20_Internet_20_Link">
UPL</text:a>
 )At the end of the match of the 30th Turbionate of Ukraine U19 with Alexandria, football players, trainers and management of the Movement received from the head of UPL Yevgeny Dikoy Champion Medals and Cup winner of the Youth Team Championship of the 20122/23 season, Ukrinform reports.</text:p>
      <text:p text:style-name="P4">
Lviv team for eight points ahead of the closest competitor(«Dynamo»), won the largest number of matches(26), did not lose any(!)meetings, scored the most for all(91 River), missed the least for everyone(17 goals).</text:p>
      <text:p text:style-name="P4">
Це перше чемпіонство, здобуте «Рухом» в чемпіонаті України U19. Рік томульвів’яни також були першими в турнірній таблиці після 18-ти матчів з 30-ти,але чемпіонський трофей сезону-2021/22 залишився нерозіграним черезповномасштабне вторгнення Росії в Україну.</text:p>
      <text:p text:style-name="P4">
<text:span text:style-name="T4">
Читайте також:</text:span>
 <text:a xlink:type="simple" xlink:href="https://www.ukrinform.ua/rubric-sports/3715677-ruh-vigrav-unackij-cempionat-ukraini-z-futbolu.html" text:style-name="Internet_20_link" text:visited-style-name="Visited_20_Internet_20_Link">
 « <text:span text:style-name="T4">
Рух</text:span>
 » виграв юнацький чемпіонат України з футболу</text:a>
In the season-2023/24 "Movement" U19 will represent Ukraine in the UEFA Youth League.</text:p>
      <text:p text:style-name="P4">
Photo of the Media Center of FC "Movement".</text:p>
      <text:p text:style-name="P4">
News Source: <text:a xlink:type="simple" xlink:href="https://www.ukrinform.ua/rubric-sports/3718090-ruh-u19-otrimav-zoloti-nagorodi-ta-kubok-peremozca-cempionatu-unackih-komand.html" text:style-name="Internet_20_link" text:visited-style-name="Visited_20_Internet_20_Link">
https://www.ukrinform.ua/rubric-sports/3718090-ruh-u19-otrimav-zoloti-nagorodi-ta-kubok-peremozca-cempionatu-unackih-komand.html</text:a>
</text:p>
      <!--NEWS-->
      <text:h text:style-name="P10" text:outline-level="1">
<text:span text:style-name="T4">
Legion "Freedom of Russia" and RDCs stated that they entered the suburbs of Shebekin</text:span>
</text:h>
      <text:p text:style-name="P4">
Authors: Ukrinform (Person)</text:p>
      <text:p text:style-name="P4">
Publisher: Укринформ (Organization)</text:p>
      <text:p text:style-name="P4">
Published Time: 2023-06-04T12:40:04+03:00</text:p>
      <text:p text:style-name="P4">
Modified Time: 2023-06-04T12:40:04+03:00</text:p>
      <text:p text:style-name="P4">
Description: The Russian Volunteer Corps and the Legion of Freedom of Russia declared the entry into the suburbs of Shebekin of the Belgorod region of the Russian Federation. - Ukrinform.</text:p>
      <text:p text:style-name="P4">
Images: ['<text:a xlink:type="simple" xlink:href="https://static.ukrinform.com/photos/2023_05/thumb_files/630_360_1684938991-585.jpg" text:style-name="Internet_20_link" text:visited-style-name="Visited_20_Internet_20_Link">
630_360_16849...</text:a>
']</text:p>
      <text:p text:style-name="P4">
Tags: ['Війна з Росією', 'Легіон «Свобода Росії» ', 'РДК']</text:p>
      <text:p text:style-name="P4">
Type: Article</text:p>
      <!--METADATA-->
      <text:p text:style-name="P4">
<draw:frame draw:style-name="fr1" draw:name="Image85" text:anchor-type="as-char" svg:width="6.9236in" svg:height="3.956343in" draw:z-index="0">
<draw:image xlink:href="../Images/yкринформ/2023-06-04T12-40-04-03-00/630_360_1684938991-585.jpg" xlink:type="simple" xlink:show="embed" xlink:actuate="onLoad" draw:mime-type="image/jpeg"/>
</draw:frame>
The Russian Volunteer Corps and the Legion "Freedom of Russia" have declared a suburb of Shebekin of the Belgorod region of the Russian Federation.</text:p>
      <text:p text:style-name="P4">
This was reported in telegram channels <text:a xlink:type="simple" xlink:href="https://t.me/russvolcorps/581" text:style-name="Internet_20_link" text:visited-style-name="Visited_20_Internet_20_Link">
RDC</text:a>
and <text:a xlink:type="simple" xlink:href="https://t.me/legionoffreedom/852" text:style-name="Internet_20_link" text:visited-style-name="Visited_20_Internet_20_Link">
LSR</text:a>
, reports Ukrinform.</text:p>
      <text:p text:style-name="P4">
"The advanced assault group of the RDC and the LSR comes in with the fights to the suburbs of Shebekino," the RDC reported, which is duplicated in the TG-channel of the LSR.</text:p>
      <text:p text:style-name="P4">
<text:span text:style-name="T4">
 Read also: </text:span>
 <text:a xlink:type="simple" xlink:href="https://www.ukrinform.ua/rubric-ato/3716857-svoboda-rosii-ta-rdk-pocali-novij-rejd-u-belgorodsku-oblast-rf.html" text:style-name="Internet_20_link" text:visited-style-name="Visited_20_Internet_20_Link">
"Freedom of Russia" and "<text:span text:style-name="T4">
 RDC </text:span>
" began a new raid of the Ubelgorod region of the Russian Federation</text:a>
As reported by Ukrinform, on June 1, the Legion "Freedom of Russia" and "The Russian Volunteer Corps" declared the beginning of a new raid in the Belgorod region.</text:p>
      <text:p text:style-name="P4">
The Russian authorities to combat the guerrillas transferred to the border settlements of the Belgorod region an elite detachment of a special purpose, as well as the beginning shelling of the territory.</text:p>
      <text:p text:style-name="P4">
<text:span text:style-name="T4">
 Read also: </text:span>
 [Legion "<text:span text:style-name="T4">
 RDC </text:span>
" stated that his fighters came again(https://www.ukrinform.ua/rubric-ato/3715786-legion-rdk-zaaviv-so-jogo-bijci-znovu-zahodili-do-rosii.html)Legion "Freedom of Russia" <text:a xlink:type="simple" xlink:href="https://www.ukrinform.ua/rubric-ato/3717763-legion-svoboda-rosii-zaproponuvav-zitelam-belgorodsini-evakuuvatisa-v-ukrainu.html" text:style-name="Internet_20_link" text:visited-style-name="Visited_20_Internet_20_Link">
suggested to the inhabitants of the Belgorod region of the Russian Federation</text:a>
who suffer from shelling of the Russian army, to evacuate to Ukraine.</text:p>
      <text:p text:style-name="P4">
News Source: <text:a xlink:type="simple" xlink:href="https://www.ukrinform.ua/rubric-ato/3718091-legion-svoboda-rosii-ta-rdk-zaavili-so-uvijsli-do-peredmista-sebekina.html" text:style-name="Internet_20_link" text:visited-style-name="Visited_20_Internet_20_Link">
https://www.ukrinform.ua/rubric-ato/3718091-legion-svoboda-rosii-ta-rdk-zaavili-so-uvijsli-do-peredmista-sebekina.html</text:a>
</text:p>
      <!--NEWS-->
      <text:h text:style-name="P10" text:outline-level="1">
<text:span text:style-name="T4">
Plans love silence: The Defense Ministry will not announce the beginning of a counter -offensive</text:span>
</text:h>
      <text:p text:style-name="P4">
Authors: Ukrinform (Person)</text:p>
      <text:p text:style-name="P4">
Publisher: Укринформ (Organization)</text:p>
      <text:p text:style-name="P4">
Published Time: 2023-06-04T12:45:36+03:00</text:p>
      <text:p text:style-name="P4">
Modified Time: 2023-06-04T12:45:36+03:00</text:p>
      <text:p text:style-name="P4">
Description: Deputy Minister of Defense of Ukraine Anna Malyar stressed that there would be no announcement of the start of a counter -offensive.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Міноборони', 'Війна з Росією', 'Ганна Маляр', 'Контрнаступ']</text:p>
      <text:p text:style-name="P4">
Type: Article</text:p>
      <!--METADATA-->
      <text:p text:style-name="P4">
<draw:frame draw:style-name="fr1" draw:name="Image86" text:anchor-type="as-char" svg:width="6.9236in" svg:height="3.956343in" draw:z-index="0">
<draw:image xlink:href="../Images/yкринформ/2023-06-04T12-45-36-03-00/630_360_1684691970-341.jpg" xlink:type="simple" xlink:show="embed" xlink:actuate="onLoad" draw:mime-type="image/jpeg"/>
</draw:frame>
The Deputy Minister of Defense of Ukraine Anna Malyar stressed that there would be no announcement of the start of the contrast.</text:p>
      <text:p text:style-name="P4">
According to Ukrinform, she wrote about it in <text:a xlink:type="simple" xlink:href="https://t.me/annamaliar/810" text:style-name="Internet_20_link" text:visited-style-name="Visited_20_Internet_20_Link">
telegram.</text:a>
"Plans love silence. There will be no start ads," the painter emphasized.</text:p>
      <text:p text:style-name="P4">
The Deputy Minister also posted a video with Ukrainian fighters, which are being silenced.</text:p>
      <text:p text:style-name="P4">
<text:span text:style-name="T4">
 Read also: </text:span>
 <text:a xlink:type="simple" xlink:href="https://www.ukrinform.ua/rubric-ato/3717842-zelenskij-mi-gotovi-do-kontrnastupu.html" text:style-name="Internet_20_link" text:visited-style-name="Visited_20_Internet_20_Link">
Zelensky: We are ready for <text:span text:style-name="T4">
 Countercrene </text:span>
 UPU</text:a>
As reported by Ukrinform, CIA's ex -Director General David Petreus believes that <text:a xlink:type="simple" xlink:href="https://www.ukrinform.ua/rubric-ato/3717973-kontrnastup-zsu-bude-vrazaucim-eksdirektor-cru.html" text:style-name="Internet_20_link" text:visited-style-name="Visited_20_Internet_20_Link">
</text:a>
<text:a xlink:type="simple" xlink:href="https://www.ukrinform.ua/rubric-ato/3717973-kontrnastup-zsu-bude-vrazaucim-eksdirektor-cru.html" text:style-name="Internet_20_link" text:visited-style-name="Visited_20_Internet_20_Link">
counter -offensive of the Ukrainian army</text:a>
It will be striking and will reach the climax in the first three to four days. According to him, Ukrainians are "determined to release their country."</text:p>
      <text:p text:style-name="P4">
News Source: <text:a xlink:type="simple" xlink:href="https://www.ukrinform.ua/rubric-ato/3718092-plani-lublat-tisu-minoboroni-ne-ogolosuvatime-pro-pocatok-kontrnastupu.html" text:style-name="Internet_20_link" text:visited-style-name="Visited_20_Internet_20_Link">
https://www.ukrinform.ua/rubric-ato/3718092-plani-lublat-tisu-minoboroni-ne-ogolosuvatime-pro-pocatok-kontrnastupu.html</text:a>
</text:p>
      <!--NEWS-->
      <text:h text:style-name="P10" text:outline-level="1">
<text:span text:style-name="T4">
Defense forces counterattacked in Swativ direction, moving forward 400 meters - Syrsky</text:span>
</text:h>
      <text:p text:style-name="P4">
Authors: Ukrinform (Person)</text:p>
      <text:p text:style-name="P4">
Publisher: Укринформ (Organization)</text:p>
      <text:p text:style-name="P4">
Published Time: 2023-06-04T12:50:00+03:00</text:p>
      <text:p text:style-name="P4">
Modified Time: 2023-06-04T12:50:00+03:00</text:p>
      <text:p text:style-name="P4">
Description: Russian occupation troops have gone to offensive actions in the Maksyutivka, Novoselivskyi, Kuzemivka, Makeevka, Belogorivka and controversial, but the defense forces not only reflect the enemy attacks in Swativ, but also successfully contradict and move forward. - Ukrinform.</text:p>
      <text:p text:style-name="P4">
Images: ['<text:a xlink:type="simple" xlink:href="https://static.ukrinform.com/photos/2023_06/thumb_files/630_360_1685871817-229.jpeg" text:style-name="Internet_20_link" text:visited-style-name="Visited_20_Internet_20_Link">
630_360_16858...</text:a>
']</text:p>
      <text:p text:style-name="P4">
Tags: ['ЗСУ', 'Сирський', 'Війна з Росією']</text:p>
      <text:p text:style-name="P4">
Type: Article</text:p>
      <!--METADATA-->
      <text:p text:style-name="P4">
<draw:frame draw:style-name="fr1" draw:name="Image87" text:anchor-type="as-char" svg:width="6.9236in" svg:height="3.956343in" draw:z-index="0">
<draw:image xlink:href="../Images/yкринформ/2023-06-04T12-50-00-03-00/630_360_1685871817-229.jpeg" xlink:type="simple" xlink:show="embed" xlink:actuate="onLoad" draw:mime-type="image/jpeg"/>
</draw:frame>
Russian -occupying troops have gone to offensive actions in the Maksyutivka, Novoselivskyi, Kuzemivka, Makeevka, White and controversial, but Siliobones not only reflect the enemy attacks in the Swativ direction, but do not move forward and move forward.</text:p>
      <text:p text:style-name="P4">
As Ukrinform reports, about it in <text:a xlink:type="simple" xlink:href="https://t.me/militarymediacenter/2125" text:style-name="Internet_20_link" text:visited-style-name="Visited_20_Internet_20_Link">
telegram</text:a>
Informs the Militari Media Center with the Commander-in-Chief of the Armed Forces of the Armed Forces of the Armed Forces of Ukraine, Colonel-General Alexander.</text:p>
      <text:p text:style-name="P4">
“Work directly in hostilities aims to solve work on site promptly. This makes it possible to have a real situation of landlords, not reports or reports. In the course of live communication, we have developed and implemented new approaches and visions of more success in certain areas of the front. Each such steps are careful planning, painstaking training for military personnel for practical implementation, that is, concerted actions of staffs and units for successful combat tasks.</text:p>
      <text:p text:style-name="P4">
Then even the numerical advantage does not help the enemy. As an example, I want to mark the division of the 92nd separate mechanized brigade, which not only the enemy's reflector in the Swativ direction, but also successfully counterattacked and moved on his "shoulders" forward 400 meters. Another example is the successful performance of 80 separate airborne and assault brigade, which daily, the step by step, competent tactical actions released a significant area of the territory of the Ivanivsky Forest in the territory of Ivanovo, ”the Syrsk press service quotes.</text:p>
      <text:p text:style-name="P4">
<text:span text:style-name="T4">
 Read also: </text:span>
 <text:a xlink:type="simple" xlink:href="https://www.ukrinform.ua/rubric-ato/3716081-sirskij-pokazav-ak-zsu-znisuut-rosijski-pozicii-pid-bahmutom.html" text:style-name="Internet_20_link" text:visited-style-name="Visited_20_Internet_20_Link">
<text:span text:style-name="T4">
 Syrsky </text:span>
 showed how the Armed Forces are destroying Russian positions under Bakhmut</text:a>
As it is noted, the fighting in these areas continue around the clock, so a non-accidental visit to the Commander of the Armed Forces of the Armed Forces of Ukraine, Colonel-General Alexandrasirsky, took place in those parts that keep the defense in the most rooted areas of the front.</text:p>
      <text:p text:style-name="P4">
As reported by Ukrinform, the day before the commander of the Armed Forces of the Armed Forces of the Armed Forces of the Armed Forces of the Armed Forces of the Armed Forces <text:a xlink:type="simple" xlink:href="https://www.ukrinform.ua/rubric-ato/3717712-sirskij-vidvidav-pozicii-zsu-na-bahmutskomu-napramku.html" text:style-name="Internet_20_link" text:visited-style-name="Visited_20_Internet_20_Link">
Alexander Syrsky visited the front line in the Bakhmut direction</text:a>
, where he planned with the commanders further actions and gifts and honors.</text:p>
      <text:p text:style-name="P4">
News Source: <text:a xlink:type="simple" xlink:href="https://www.ukrinform.ua/rubric-ato/3718095-sili-oboroni-kontratakuvali-na-svativskomu-napramku-prosunuvsis-upered-na-400-metriv-sirskij.html" text:style-name="Internet_20_link" text:visited-style-name="Visited_20_Internet_20_Link">
https://www.ukrinform.ua/rubric-ato/3718095-sili-oboroni-kontratakuvali-na-svativskomu-napramku-prosunuvsis-upered-na-400-metriv-sirskij.html</text:a>
</text:p>
      <!--NEWS-->
      <text:h text:style-name="P10" text:outline-level="1">
<text:span text:style-name="T4">
There was an explosion in the Kyiv region, three people with burns in intensive care</text:span>
</text:h>
      <text:p text:style-name="P4">
Authors: Ukrinform (Person)</text:p>
      <text:p text:style-name="P4">
Publisher: Укринформ (Organization)</text:p>
      <text:p text:style-name="P4">
Published Time: 2023-06-04T12:53:00+03:00</text:p>
      <text:p text:style-name="P4">
Modified Time: 2023-06-04T12:53:00+03:00</text:p>
      <text:p text:style-name="P4">
Description: In the village of Havrylivka, Kyiv region, three people were burned as a result of an explosion in the house, they are in intensive care. - Ukrinform.</text:p>
      <text:p text:style-name="P4">
Images: ['<text:a xlink:type="simple" xlink:href="https://static.ukrinform.com/photos/2023_06/thumb_files/630_360_1685872351-847.jpg" text:style-name="Internet_20_link" text:visited-style-name="Visited_20_Internet_20_Link">
630_360_16858...</text:a>
']</text:p>
      <text:p text:style-name="P4">
Tags: ['ДСНС', 'Вибух', 'Київщина']</text:p>
      <text:p text:style-name="P4">
Type: Article</text:p>
      <!--METADATA-->
      <text:p text:style-name="P4">
<draw:frame draw:style-name="fr1" draw:name="Image89" text:anchor-type="as-char" svg:width="6.9236in" svg:height="3.956343in" draw:z-index="0">
<draw:image xlink:href="../Images/yкринформ/2023-06-04T12-53-00-03-00/630_360_1685872351-847.jpg" xlink:type="simple" xlink:show="embed" xlink:actuate="onLoad" draw:mime-type="image/jpeg"/>
</draw:frame>
Troy -human burns were taken into resuscitation from Seligavrillovka, Kyiv region, as a result of the explosion in the house.</text:p>
      <text:p text:style-name="P4">
According to Ukrinform, the Buchan City Council reports on <text:a xlink:type="simple" xlink:href="https://www.facebook.com/bucharada.gov.ua/posts/pfbid02MC7VrfK9nvEyqvjuPJGhGtHMcPMoQGQWTkAFjJasbqndySi8Yss5AHSmLvA2nt5Yl" text:style-name="Internet_20_link" text:visited-style-name="Visited_20_Internet_20_Link">
Facebook</text:a>
.</text:p>
      <text:p text:style-name="P4">
У селі Гаврилівка Бучанської громади внаслідок вибуху загорівся будинок. Колирятувальники прибули на місце, вогонь вже повністю охопив другий та частковоперший поверхи. Проте їм вдалося оперативно ліквідувати пожежу.</text:p>
      <text:p text:style-name="P4">
According to acting Yaroslav Dyachenko village, a 39-year-old man, he is not local. The man has 80% of body burns, he is a concealed state and is in intensive care. The other two victims are locals. They are also in resuscitation with burns of 30% of the body. "These are not owners of the house - they rented housing," Dyachenko added.</text:p>
      <text:p text:style-name="P4">
<text:span text:style-name="T4">
 Read also: </text:span>
 <text:a xlink:type="simple" xlink:href="https://www.ukrinform.ua/rubric-regions/3718014-izpid-zavaliv-budinku-na-dnipropetrovsini-za-nic-vratuvali-cotiroh-ludej.html" text:style-name="Internet_20_link" text:visited-style-name="Visited_20_Internet_20_Link">
from under the rubble of the house in Dnipropetrovsk for a night of four people</text:a>
The explosion happened on June 3 at 17.10. Investigators work on the spot, the cause of the fire is still unidentified.</text:p>
      <text:p text:style-name="P4">
As reported by Ukrinform, in the Kiev region on the night of June 2, a child and a man were injured as a result of an enemy air attack.</text:p>
      <text:p text:style-name="P4">
Photo: Buyaan City Council</text:p>
      <text:p text:style-name="P4">
News Source: <text:a xlink:type="simple" xlink:href="https://www.ukrinform.ua/rubric-regions/3718096-na-kiivsini-u-budinku-stavsa-vibuh-troe-ludej-z-opikami-v-reanimacii.html" text:style-name="Internet_20_link" text:visited-style-name="Visited_20_Internet_20_Link">
https://www.ukrinform.ua/rubric-regions/3718096-na-kiivsini-u-budinku-stavsa-vibuh-troe-ludej-z-opikami-v-reanimacii.html</text:a>
</text:p>
      <!--NEWS-->
      <text:h text:style-name="P10" text:outline-level="1">
<text:span text:style-name="T4">
The country that takes the life of Ukrainian children has no right to exist - Tkachenko</text:span>
</text:h>
      <text:p text:style-name="P4">
Authors: Ukrinform (Person)</text:p>
      <text:p text:style-name="P4">
Publisher: Укринформ (Organization)</text:p>
      <text:p text:style-name="P4">
Published Time: 2023-06-04T12:54:00+03:00</text:p>
      <text:p text:style-name="P4">
Modified Time: 2023-06-04T12:54:00+03:00</text:p>
      <text:p text:style-name="P4">
Description: Russia, as a country that takes away life and cries in the fate of Ukrainian children, has no right to exist. - Ukrinform.</text:p>
      <text:p text:style-name="P4">
Images: ['<text:a xlink:type="simple" xlink:href="https://static.ukrinform.com/photos/2023_06/thumb_files/630_360_1685872703-604.jpg" text:style-name="Internet_20_link" text:visited-style-name="Visited_20_Internet_20_Link">
630_360_16858...</text:a>
']</text:p>
      <text:p text:style-name="P4">
Tags: ['Діти', 'Ткаченко', 'Війна з Росією']</text:p>
      <text:p text:style-name="P4">
Type: Article</text:p>
      <!--METADATA-->
      <text:p text:style-name="P4">
<draw:frame draw:style-name="fr1" draw:name="Image93" text:anchor-type="as-char" svg:width="6.9236in" svg:height="3.956343in" draw:z-index="0">
<draw:image xlink:href="../Images/yкринформ/2023-06-04T12-54-00-03-00/630_360_1685872703-604.jpg" xlink:type="simple" xlink:show="embed" xlink:actuate="onLoad" draw:mime-type="image/jpeg"/>
</draw:frame>
Russia, as a country that takes away life and cries in the fate of Ukrainian children, is not entitled to existence.</text:p>
      <text:p text:style-name="P4">
As Ukrinform reports, he wrote about it in <text:a xlink:type="simple" xlink:href="https://t.me/otkachenkokyiv/3686" text:style-name="Internet_20_link" text:visited-style-name="Visited_20_Internet_20_Link">
telegram</text:a>
Minister of Culture and Information Policy Oleksandr Tkachenko.</text:p>
      <text:p text:style-name="P4">
According to him, "there were 484 children's lives yesterday, which Russia took away from us. Today, 485. Hundreds of crippled, thousands of deported little Ukrainians."</text:p>
      <text:p text:style-name="P4">
“It is scary that there is a day of honoring memory <text:a xlink:type="simple" xlink:href="https://www.ukrinform.ua/tag-diti" text:style-name="Internet_20_link" text:visited-style-name="Visited_20_Internet_20_Link">
children</text:a>
killed as a result of armed aggression against Ukraine. This date is forever etched in our history. That we have ever forgotten and never forgive, ”Tkachenko emphasized.</text:p>
      <text:p text:style-name="P4">
<text:span text:style-name="T4">
 Read also: </text:span>
 <text:a xlink:type="simple" xlink:href="https://www.ukrinform.ua/rubric-ato/3718069-ih-ubili-rosijski-zbroa-ta-nenavist-zelenskij-pokazav-video-z-ditmi-cii-zitta-zabrav-vorog.html" text:style-name="Internet_20_link" text:visited-style-name="Visited_20_Internet_20_Link">
"They were killed by Russian weapons and hatred": <text:span text:style-name="T4">
 Zelensky </text:span>
 showed a video with children whose lives took away the enemy</text:a>
According to the MKIP leader, "the country that takes the life of our future is not the right to exist."</text:p>
      <text:p text:style-name="P4">
As reported by Ukrinform, as of June 4 in Ukraine <text:a xlink:type="simple" xlink:href="https://www.ukrinform.ua/rubric-ato/3718004-rosijska-armia-vbila-v-ukraini-vze-485-ditej-se-1005-poranila.html" text:style-name="Internet_20_link" text:visited-style-name="Visited_20_Internet_20_Link">
as a result of Russian armed aggression, 485 children were killed and another 1005 were injured.</text:a>
</text:p>
      <text:p text:style-name="P4">
News Source: <text:a xlink:type="simple" xlink:href="https://www.ukrinform.ua/rubric-society/3718100-kraina-aka-zabirae-zitta-ukrainskih-ditej-ne-mae-prava-na-isnuvanna-tkacenko.html" text:style-name="Internet_20_link" text:visited-style-name="Visited_20_Internet_20_Link">
https://www.ukrinform.ua/rubric-society/3718100-kraina-aka-zabirae-zitta-ukrainskih-ditej-ne-mae-prava-na-isnuvanna-tkacenko.html</text:a>
</text:p>
      <!--NEWS-->
      <text:h text:style-name="P10" text:outline-level="1">
<text:span text:style-name="T4">
Explosions were reported in Krasnodar</text:span>
</text:h>
      <text:p text:style-name="P4">
Authors: liveuamap (Language: en)</text:p>
      <text:p text:style-name="P4">
Time: 2023-06-04T13:02:17</text:p>
      <text:p text:style-name="P4">
Location: Krasnodar, Krasnodarskiy kray (Latitude:45.03008 Longtitude:38.95718)</text:p>
      <text:p text:style-name="P4">
Videos: []</text:p>
      <text:p text:style-name="P4">
Images: ["<text:a xlink:type="simple" xlink:href="https://liveuamap.com/pics/2023/06/04/22567545_0.jpg" text:style-name="Internet_20_link" text:visited-style-name="Visited_20_Internet_20_Link">
22567545_0.jpg</text:a>
", "<text:a xlink:type="simple" xlink:href="https://liveuamap.com/pics/2023/06/04/22567545_1.jpg" text:style-name="Internet_20_link" text:visited-style-name="Visited_20_Internet_20_Link">
22567545_1.jpg</text:a>
"]</text:p>
      <text:p text:style-name="P4">
Tags: ["Russia", "Central and Eastern Europe"]</text:p>
      <text:p text:style-name="P4">
Id: 22567545</text:p>
      <!--METADATA-->
      <text:p text:style-name="P4">
Explosions were reported in Krasnodar</text:p>
      <text:p text:style-name="P4">
<draw:frame draw:style-name="fr1" draw:name="Image94" text:anchor-type="as-char" svg:width="6.9236in" svg:height="9.231467in" draw:z-index="0">
<draw:image xlink:href="../Images/liveuamap/2023-06-04T13-02-17/22567545_0.jpg" xlink:type="simple" xlink:show="embed" xlink:actuate="onLoad" draw:mime-type="image/jpeg"/>
</draw:frame>
<draw:frame draw:style-name="fr1" draw:name="Image95" text:anchor-type="as-char" svg:width="6.9236in" svg:height="9.979964in" draw:z-index="0">
<draw:image xlink:href="../Images/liveuamap/2023-06-04T13-02-17/22567545_1.jpg" xlink:type="simple" xlink:show="embed" xlink:actuate="onLoad" draw:mime-type="image/jpeg"/>
</draw:frame>
News Collection Link: <text:a xlink:type="simple" xlink:href="https://liveuamap.com/en/2023/4-june-explosions-were-reported-in-krasnodar-" text:style-name="Internet_20_link" text:visited-style-name="Visited_20_Internet_20_Link">
https://liveuamap.com/en/2023/4-june-explosions-were-reported-in-krasnodar-</text:a>
</text:p>
      <text:p text:style-name="P4">
News Source: <text:a xlink:type="simple" xlink:href="https://t.me/Ateobreaking/89725" text:style-name="Internet_20_link" text:visited-style-name="Visited_20_Internet_20_Link">
https://t.me/Ateobreaking/89725</text:a>
</text:p>
      <!--NEWS-->
      <text:h text:style-name="P10" text:outline-level="1">
<text:span text:style-name="T4">
The veteran bicycle race ended with more than 1.5 thousand kilometers overcome</text:span>
</text:h>
      <text:p text:style-name="P4">
Authors: Ukrinform (Person)</text:p>
      <text:p text:style-name="P4">
Publisher: Укринформ (Organization)</text:p>
      <text:p text:style-name="P4">
Published Time: 2023-06-04T13:04:59+03:00</text:p>
      <text:p text:style-name="P4">
Modified Time: 2023-06-04T13:04:59+03:00</text:p>
      <text:p text:style-name="P4">
Description: The organized Ministry of Veterans of the All -Ukrainian Veterans Bicycle Ring "We respect the memory of the defenders of Ukraine", whose participants have overcome more than one and a half thousand kilometers of Ukraine, Slovakia, Czech Republic, Germany. - Ukrinform.</text:p>
      <text:p text:style-name="P4">
Images: ['<text:a xlink:type="simple" xlink:href="https://static.ukrinform.com/photos/2023_06/thumb_files/630_360_1685873043-208.jpg" text:style-name="Internet_20_link" text:visited-style-name="Visited_20_Internet_20_Link">
630_360_16858...</text:a>
']</text:p>
      <text:p text:style-name="P4">
Tags: ['Ветерани війни', 'Війна з Росією', 'Велопробіг']</text:p>
      <text:p text:style-name="P4">
Type: Article</text:p>
      <!--METADATA-->
      <text:p text:style-name="P4">
<draw:frame draw:style-name="fr1" draw:name="Image96" text:anchor-type="as-char" svg:width="6.9236in" svg:height="3.956343in" draw:z-index="0">
<draw:image xlink:href="../Images/yкринформ/2023-06-04T13-04-59-03-00/630_360_1685873043-208.jpg" xlink:type="simple" xlink:show="embed" xlink:actuate="onLoad" draw:mime-type="image/jpeg"/>
</draw:frame>
The All -Ukrainian Veteran Bicycle Rape "Ordinim the Defenders of Ukraine", whose participants overcame more than one and a half thousand -toners in Ukraine, Slovakia, Czech Republic, Germany, have ended the organized Ministry of Veterans.</text:p>
      <text:p text:style-name="P4">
As Ukrinform reports, it reports <text:a xlink:type="simple" xlink:href="https://www.kmu.gov.ua/news/zavershyvsia-orhanizovanyi-minveteraniv-vseukrainskyi-veteranskyi-veloprobih-shanuiemo-pamiat-zakhysnykiv-ukrainy" text:style-name="Internet_20_link" text:visited-style-name="Visited_20_Internet_20_Link">
CMU press service</text:a>
.</text:p>
      <text:p text:style-name="P4">
“Veterans have overcome more than one and a half thousand kilometers in Ukraine, Slovakia, Czech Republic, Germany, having traveled on the route“ Uzhgorod-Darmstadt ”, visited the city: Poprad(Slovakia). The nitro(Slovakia), Bratislava(Slovakia), Brno(Czech Republic). Prague(Czech Republic). Weiden(Germany), Würzburg(Germany), Darmstadt(Germany)”, - the message said.</text:p>
      <text:p text:style-name="P4">
<text:span text:style-name="T4">
 Read also: </text:span>
 [from Uzhgorod to the German city of Darmstadt went Ukrainian veterans].(https://www.ukrinform.ua/rubric-regions/3713388-z-uzgoroda-v-nimecke-misto-darmstadt-virusili-u-velomarafon-ukrainski-veterani.html)It is noted that on the way from Uzhgorod to Darmstadt in Ukrainian foreign representations, meetings with representatives of local authorities of tags, with Ukrainians who are now abroad were held. The participants of the entrance brought the flag of Ukraine with signatures from the wounded defenders, which are in medical institutions of the regional center of Transcarpathia.</text:p>
      <text:p text:style-name="P4">
At the Embassy of Ukraine in the Czech Republic, participants of the cyterans of war veterans "honor the immigrants of the defenders of Ukraine" met with a temporary attorney in the affairs of the Czech Republic in the Czech Republic Vitaly Satym, who expressed his sincere gratitude for the courage of the pelvis. Ukraine. Participants in the cycle of hospitals at the Embassy of Ukraine in Slovakia. On June 2, the bicycle race finished Darmstadt.</text:p>
      <text:p text:style-name="P4">
*!(https://www.ukrinform.ua/rubric-society/3708497-cotiri-kraini-i-1500-kilometriv-z-24-travna-startue-vseukrainskij-veteranskij-veloprobig.html)</text:p>
      <text:p text:style-name="P4">
Photo: Ministry of Veterans</text:p>
      <text:p text:style-name="P4">
News Source: <text:a xlink:type="simple" xlink:href="https://www.ukrinform.ua/rubric-society/3718101-zaversivsa-veteranskij-veloprobig-ucasniki-akogo-podolali-ponad-15-tisaci-kilometriv.html" text:style-name="Internet_20_link" text:visited-style-name="Visited_20_Internet_20_Link">
https://www.ukrinform.ua/rubric-society/3718101-zaversivsa-veteranskij-veloprobig-ucasniki-akogo-podolali-ponad-15-tisaci-kilometriv.html</text:a>
</text:p>
      <!--NEWS-->
      <text:h text:style-name="P10" text:outline-level="1">
<text:span text:style-name="T4">
In Turkey, the bus with people got into an accident - one dead, 14 wounded</text:span>
</text:h>
      <text:p text:style-name="P4">
Authors: Ukrinform (Person)</text:p>
      <text:p text:style-name="P4">
Publisher: Укринформ (Organization)</text:p>
      <text:p text:style-name="P4">
Published Time: 2023-06-04T13:08:00+03:00</text:p>
      <text:p text:style-name="P4">
Modified Time: 2023-06-04T13:08:00+03:00</text:p>
      <text:p text:style-name="P4">
Description: As a result of an accident with the participation of a passenger bus that happened in southern Turkey, one person was killed and 14 were injured. - Ukrinform.</text:p>
      <text:p text:style-name="P4">
Images: ['<text:a xlink:type="simple" xlink:href="https://static.ukrinform.com/photos/2023_06/thumb_files/630_360_1685872612-976.jpg" text:style-name="Internet_20_link" text:visited-style-name="Visited_20_Internet_20_Link">
630_360_16858...</text:a>
']</text:p>
      <text:p text:style-name="P4">
Tags: ['Аварія', 'ДТП', 'Туреччина', 'Автобус']</text:p>
      <text:p text:style-name="P4">
Type: Article</text:p>
      <!--METADATA-->
      <text:p text:style-name="P4">
<draw:frame draw:style-name="fr1" draw:name="Image97" text:anchor-type="as-char" svg:width="6.9236in" svg:height="3.956343in" draw:z-index="0">
<draw:image xlink:href="../Images/yкринформ/2023-06-04T13-08-00-03-00/630_360_1685872612-976.jpg" xlink:type="simple" xlink:show="embed" xlink:actuate="onLoad" draw:mime-type="image/jpeg"/>
</draw:frame>
The DTP with the participation of the passenger bus that happened in the south of Turkey, was killed and 14 were injured.</text:p>
      <text:p text:style-name="P4">
About it reports Ukrinform with reference to <text:a xlink:type="simple" xlink:href="https://www.trthaber.com/haber/turkiye/mersinde-yolcu-otobusu-sarampole-yuvarlandi-1-olu-14-yarali-772365.html" text:style-name="Internet_20_link" text:visited-style-name="Visited_20_Internet_20_Link">
</text:a>
<text:a xlink:type="simple" xlink:href="https://www.trthaber.com/haber/turkiye/mersinde-yolcu-otobusu-sarampole-yuvarlandi-1-olu-14-yarali-772365.html" text:style-name="Internet_20_link" text:visited-style-name="Visited_20_Internet_20_Link">
TRT News</text:a>
 <text:a xlink:type="simple" xlink:href="https://www.trthaber.com/haber/turkiye/mersinde-yolcu-otobusu-sarampole-yuvarlandi-1-olu-14-yarali-772365.html" text:style-name="Internet_20_link" text:visited-style-name="Visited_20_Internet_20_Link">
 .</text:a>
“The passenger bus, which came out of control because of precipitation and fog in the district of Mersin, crashed into the slope of the mountain and spilled over the fence.(https://www.ukrinform.ua/tag-dtp)1 person was killed, 14 people were injured, ”the TV channel reports.</text:p>
      <text:p text:style-name="P4">
The accident occurred in the morning on the Anamur-Gazipash highway. The passenger bus was moving in Antalya.</text:p>
      <text:p text:style-name="P4">
A large number of medical, gendarmes were sent to the scene of the accident. It is established that one of the passengers of the bus was killed on the place of Aavaria. Among the 14 victims of the bus driver and 13 passengers, who were sent to the nearby hospitals.</text:p>
      <text:p text:style-name="P4">
<text:span text:style-name="T4">
 Read also: </text:span>
 <text:a xlink:type="simple" xlink:href="https://www.ukrinform.ua/rubric-world/3705794-motorosna-dtp-u-tureccini-vantazivka-vrizalasa-v-natovp-vbivsi-12-osib.html" text:style-name="Internet_20_link" text:visited-style-name="Visited_20_Internet_20_Link">
Spooky <text:span text:style-name="T4">
 road accident </text:span>
 In Turkey: Truck crashed VNATOVP, killing 12 people</text:a>
An investigation has been initiated after the accident.</text:p>
      <text:p text:style-name="P4">
According to Ukrinform, 11 people were injured in the province of Kojaeli in the northwest of Turkey as a result of an accident with the participation of 23 cars.</text:p>
      <text:p text:style-name="P4">
<text:span text:style-name="T5">
Foto: TT Haber</text:span>
</text:p>
      <text:p text:style-name="P4">
News Source: <text:a xlink:type="simple" xlink:href="https://www.ukrinform.ua/rubric-world/3718099-u-tureccini-avtobus-iz-ludmi-potrapiv-u-dtp-odin-zagiblij-14-poranenih.html" text:style-name="Internet_20_link" text:visited-style-name="Visited_20_Internet_20_Link">
https://www.ukrinform.ua/rubric-world/3718099-u-tureccini-avtobus-iz-ludmi-potrapiv-u-dtp-odin-zagiblij-14-poranenih.html</text:a>
</text:p>
      <!--NEWS-->
      <text:h text:style-name="P10" text:outline-level="1">
<text:span text:style-name="T4">
In an accident in Cherkasy three children were injured</text:span>
</text:h>
      <text:p text:style-name="P4">
Authors: Ukrinform (Person)</text:p>
      <text:p text:style-name="P4">
Publisher: Укринформ (Organization)</text:p>
      <text:p text:style-name="P4">
Published Time: 2023-06-04T13:10:00+03:00</text:p>
      <text:p text:style-name="P4">
Modified Time: 2023-06-04T13:10:00+03:00</text:p>
      <text:p text:style-name="P4">
Description: In Cherkasy, two cars were faced at the intersection of Pasterivska -Dadpilna streets, 5 people were injured, three of whom were children. - Ukrinform.</text:p>
      <text:p text:style-name="P4">
Images: ['<text:a xlink:type="simple" xlink:href="https://static.ukrinform.com/photos/2023_06/thumb_files/630_360_1685873145-720.jpg" text:style-name="Internet_20_link" text:visited-style-name="Visited_20_Internet_20_Link">
630_360_16858...</text:a>
']</text:p>
      <text:p text:style-name="P4">
Tags: ['Діти', 'ДТП', 'Черкаси']</text:p>
      <text:p text:style-name="P4">
Type: Article</text:p>
      <!--METADATA-->
      <text:p text:style-name="P4">
<draw:frame draw:style-name="fr1" draw:name="Image98" text:anchor-type="as-char" svg:width="6.9236in" svg:height="3.956343in" draw:z-index="0">
<draw:image xlink:href="../Images/yкринформ/2023-06-04T13-10-00-03-00/630_360_1685873145-720.jpg" xlink:type="simple" xlink:show="embed" xlink:actuate="onLoad" draw:mime-type="image/jpeg"/>
</draw:frame>
In Cherkasy, two cars at the crossroads of Pasterivska -Dadpilna streets were struck, 5 people were injured, three of whom were children.</text:p>
      <text:p text:style-name="P4">
It is reported(https://www.facebook.com/groups/emd.ck.ua/posts/6268071909951241/), reports Ukrinform.</text:p>
      <text:p text:style-name="P4">
"5 victims were discovered upon arrival by doctors. Among the victims of 3 <text:a xlink:type="simple" xlink:href="https://www.ukrinform.ua/tag-diti" text:style-name="Internet_20_link" text:visited-style-name="Visited_20_Internet_20_Link">
child</text:a>
. In a 10-year-old child, doctors were pre-diagnosed with a closed traumatic brain injury and a concussion, in another 5-year-old child a pre-fracture of the thigh. The third 7-year-old child: situational. The kid was taken to the Cherkasy Regional Children's Hospital, ”the message reads.</text:p>
      <text:p text:style-name="P4">
It is noted that a 40-year-old man was pre-diagnosed with a closed-ceremonial injury, a concussion and a cheeks cut, he was being used to the Cherkasy Regional Hospital.</text:p>
      <text:p text:style-name="P4">
*!(https://www.ukrinform.ua/rubric-regions/3716493-na-prikarpatti-u-dtp-zaginula-13ricna-ditina-nemovla-z-vazkimi-travmami-u-likarni.html)The fifth 50-year-old victim was pre-diagnosed with polytrauma. The patient's patient was delivered to the third city hospital.</text:p>
      <text:p text:style-name="P4">
As reported by Ukrinform, <text:a xlink:type="simple" xlink:href="https://www.ukrinform.ua/rubric-regions/3707329-zgvaltuvanna-nepovnolitnoi-u-cerkasah-pidozruvanih-policejskih-vzali-pid-vartu.html" text:style-name="Internet_20_link" text:visited-style-name="Visited_20_Internet_20_Link">
in Cherkasy three former police officers, who are fed in the rape of a minor</text:a>
, reported suspicion and a chosen event.</text:p>
      <text:p text:style-name="P4">
_Foto: KNP "Regional Center for Emergency Medical Aid and Medicine Catastrophe" _</text:p>
      <text:p text:style-name="P4">
News Source: <text:a xlink:type="simple" xlink:href="https://www.ukrinform.ua/rubric-regions/3718102-u-dtp-v-cerkasah-postrazdali-troe-ditej.html" text:style-name="Internet_20_link" text:visited-style-name="Visited_20_Internet_20_Link">
https://www.ukrinform.ua/rubric-regions/3718102-u-dtp-v-cerkasah-postrazdali-troe-ditej.html</text:a>
</text:p>
      <!--NEWS-->
      <text:h text:style-name="P10" text:outline-level="1">
<text:span text:style-name="T4">
Broadcasting of several TV channels in Crimea was hacked. Operators turning off them</text:span>
</text:h>
      <text:p text:style-name="P4">
Authors: liveuamap (Language: en)</text:p>
      <text:p text:style-name="P4">
Time: 2023-06-04T13:11:24</text:p>
      <text:p text:style-name="P4">
Location: Simferopol, Crimea (Latitude:44.94988 Longtitude:34.08848)</text:p>
      <text:p text:style-name="P4">
Videos: []</text:p>
      <text:p text:style-name="P4">
Images: []</text:p>
      <text:p text:style-name="P4">
Tags: ["Cyberwar"]</text:p>
      <text:p text:style-name="P4">
Id: 22567547</text:p>
      <!--METADATA-->
      <text:p text:style-name="P4">
Broadcasting of several TV channels in Crimea was hacked. Operators turningoff them</text:p>
      <text:p text:style-name="P4">
News Collection Link: <text:a xlink:type="simple" xlink:href="https://liveuamap.com/en/2023/4-june-broadcasting-of-several-tv-channels-in-crimea-was" text:style-name="Internet_20_link" text:visited-style-name="Visited_20_Internet_20_Link">
https://liveuamap.com/en/2023/4-june-broadcasting-of-several-tv-channels-in-crimea-was</text:a>
</text:p>
      <text:p text:style-name="P4">
News Source: <text:a xlink:type="simple" xlink:href="https://t.me/suspilnenews/21428" text:style-name="Internet_20_link" text:visited-style-name="Visited_20_Internet_20_Link">
https://t.me/suspilnenews/21428</text:a>
</text:p>
      <!--NEWS-->
      <text:h text:style-name="P10" text:outline-level="1">
<text:span text:style-name="T4">
For the people of Kyivans launched a chatbot for self-assessment of the shelter state</text:span>
</text:h>
      <text:p text:style-name="P4">
Authors: Ukrinform (Person)</text:p>
      <text:p text:style-name="P4">
Publisher: Укринформ (Organization)</text:p>
      <text:p text:style-name="P4">
Published Time: 2023-06-04T13:14:00+03:00</text:p>
      <text:p text:style-name="P4">
Modified Time: 2023-06-04T13:14:00+03:00</text:p>
      <text:p text:style-name="P4">
Description: A chatbot has been created for Kyiv residents, which allows you to assess the shelter.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Київ', 'Чат-бот', 'Укриття', 'Камишін']</text:p>
      <text:p text:style-name="P4">
Type: Article</text:p>
      <!--METADATA-->
      <text:p text:style-name="P4">
<draw:frame draw:style-name="fr1" draw:name="Image100" text:anchor-type="as-char" svg:width="6.9236in" svg:height="3.956343in" draw:z-index="0">
<draw:image xlink:href="../Images/yкринформ/2023-06-04T13-14-00-03-00/630_360_1685871364-376.jpg" xlink:type="simple" xlink:show="embed" xlink:actuate="onLoad" draw:mime-type="image/jpeg"/>
</draw:frame>
A chatbot has been created for Kyiv residents, which allows you to assess the shelter.</text:p>
      <text:p text:style-name="P4">
According to Ukrinform, Alexander Kamyshin, Minister of Strategic Industry, said about it in <text:a xlink:type="simple" xlink:href="https://t.me/zalizni_zminy/1282" text:style-name="Internet_20_link" text:visited-style-name="Visited_20_Internet_20_Link">
telegram.</text:a>
"Launched Chat Bot [Open_.(https://t.me/kyiv_shelter_bot). You can evaluate your own shelter yourself, ”he said.</text:p>
      <text:p text:style-name="P4">
The minister urged Kyivans to join the audit.</text:p>
      <text:p text:style-name="P4">
<text:span text:style-name="T4">
 Read also: </text:span>
 <text:a xlink:type="simple" xlink:href="https://www.ukrinform.ua/rubric-kyiv/3717731-ukritta-v-kievi-perevirat-protagom-desati-dniv.html" text:style-name="Internet_20_link" text:visited-style-name="Visited_20_Internet_20_Link">
<text:span text:style-name="T4">
 shelter </text:span>
 in Kiev will check for ten days</text:a>
As reported by Ukrinform, after the death of three people in Kyiv because of the inability to put in shelter during hostile shelling, President Vladimir Zelenskyi has repeated <text:a xlink:type="simple" xlink:href="https://www.ukrinform.ua/rubric-ato/3717468-zelenskij-doruciv-provesti-povnu-reviziu-usih-zahisnih-sporud-ukraini.html" text:style-name="Internet_20_link" text:visited-style-name="Visited_20_Internet_20_Link">
to conduct a complete audit of all protective structures.</text:a>
In one day <text:a xlink:type="simple" xlink:href="https://www.ukrinform.ua/rubric-kyiv/3718089-u-kievi-perevirili-ponad-tisacu-ukrittiv-polovina-z-nih-nepridatna-do-vikoristanna.html" text:style-name="Internet_20_link" text:visited-style-name="Visited_20_Internet_20_Link">
in Kiev checked 1078 shelters</text:a>
, half of the outs were not ready for use or the commission could not open them.</text:p>
      <text:p text:style-name="P4">
News Source: <text:a xlink:type="simple" xlink:href="https://www.ukrinform.ua/rubric-kyiv/3718104-dla-kian-zapustili-catbot-dla-samostijnoi-ocinki-stanu-ukritta.html" text:style-name="Internet_20_link" text:visited-style-name="Visited_20_Internet_20_Link">
https://www.ukrinform.ua/rubric-kyiv/3718104-dla-kian-zapustili-catbot-dla-samostijnoi-ocinki-stanu-ukritta.html</text:a>
</text:p>
      <!--NEWS-->
      <text:h text:style-name="P10" text:outline-level="1">
<text:span text:style-name="T4">
Governor of the Belgorod region Vyacheslav Gladkov asked residents of the districts near the ...</text:span>
</text:h>
      <text:p text:style-name="P4">
Authors: liveuamap (Language: en)</text:p>
      <text:p text:style-name="P4">
Time: 2023-06-04T13:14:00</text:p>
      <text:p text:style-name="P4">
Location: Belgorod, Belgorodskaya oblast' (Latitude:50.35433 Longtitude:36.81759)</text:p>
      <text:p text:style-name="P4">
Videos: []</text:p>
      <text:p text:style-name="P4">
Images: []</text:p>
      <text:p text:style-name="P4">
Tags: ["Russia", "Europe"]</text:p>
      <text:p text:style-name="P4">
Id: 22567556</text:p>
      <!--METADATA-->
      <text:p text:style-name="P4">
Governor of the Belgorod region Vyacheslav Gladkov asked residents of thedistricts near the border with Ukraine to evacuate</text:p>
      <text:p text:style-name="P4">
News Collection Link: <text:a xlink:type="simple" xlink:href="https://liveuamap.com/en/2023/4-june-governor-of-the-belgorod-region-vyacheslav-gladkov" text:style-name="Internet_20_link" text:visited-style-name="Visited_20_Internet_20_Link">
https://liveuamap.com/en/2023/4-june-governor-of-the-belgorod-region-vyacheslav-gladkov</text:a>
</text:p>
      <text:p text:style-name="P4">
News Source: <text:a xlink:type="simple" xlink:href="https://t.me/rusbrief/123119" text:style-name="Internet_20_link" text:visited-style-name="Visited_20_Internet_20_Link">
https://t.me/rusbrief/123119</text:a>
</text:p>
      <!--NEWS-->
      <text:h text:style-name="P10" text:outline-level="1">
<text:span text:style-name="T4">
In the Vyshgorod district in the Kyiv region, plastic pipes are burning in the field</text:span>
</text:h>
      <text:p text:style-name="P4">
Authors: Ukrinform (Person)</text:p>
      <text:p text:style-name="P4">
Publisher: Укринформ (Organization)</text:p>
      <text:p text:style-name="P4">
Published Time: 2023-06-04T13:17:00+03:00</text:p>
      <text:p text:style-name="P4">
Modified Time: 2023-06-04T13:17:00+03:00</text:p>
      <text:p text:style-name="P4">
Description: In the Vyshgorod district of Kyiv region, plastic pipes are burning in the field, the cause of the fire is established. - Ukrinform.</text:p>
      <text:p text:style-name="P4">
Images: ['<text:a xlink:type="simple" xlink:href="https://static.ukrinform.com/photos/2023_06/thumb_files/630_360_1685873810-538.jpg" text:style-name="Internet_20_link" text:visited-style-name="Visited_20_Internet_20_Link">
630_360_16858...</text:a>
']</text:p>
      <text:p text:style-name="P4">
Tags: ['Поліція', 'Пожежа', 'Київщина']</text:p>
      <text:p text:style-name="P4">
Type: Article</text:p>
      <!--METADATA-->
      <text:p text:style-name="P4">
<draw:frame draw:style-name="fr1" draw:name="Image101" text:anchor-type="as-char" svg:width="6.9236in" svg:height="3.956343in" draw:z-index="0">
<draw:image xlink:href="../Images/yкринформ/2023-06-04T13-17-00-03-00/630_360_1685873810-538.jpg" xlink:type="simple" xlink:show="embed" xlink:actuate="onLoad" draw:mime-type="image/jpeg"/>
</draw:frame>
The Uzhgorod district of Kyiv region burns plastic pipes in the field, the cause of the fire is established.</text:p>
      <text:p text:style-name="P4">
According to Ukrinform, the police of the Kiev region reports in <text:a xlink:type="simple" xlink:href="https://t.me/policekyivregion/5004" text:style-name="Internet_20_link" text:visited-style-name="Visited_20_Internet_20_Link">
telegram</text:a>
.</text:p>
      <text:p text:style-name="P4">
“There is a fire in the field in the Vyshgorod region. Previously, plastic pipes are burning in the field. Rescuers and police officers work. The victims are absent, ”the testimony is said.</text:p>
      <text:p text:style-name="P4">
As reported by Ukrinform, on June 3 <text:a xlink:type="simple" xlink:href="https://www.ukrinform.ua/rubric-regions/3718096-na-kiivsini-u-budinku-stavsa-vibuh-troe-ludej-z-opikami-v-reanimacii.html" text:style-name="Internet_20_link" text:visited-style-name="Visited_20_Internet_20_Link">
in the village of Havrylivka, Kyiv region as a result of an explosion</text:a>
Three people were burned, they are in intensive care.</text:p>
      <text:p text:style-name="P4">
News Source: <text:a xlink:type="simple" xlink:href="https://www.ukrinform.ua/rubric-regions/3718105-u-visgorodskomu-rajoni-na-kiivsini-u-poli-gorat-plastikovi-trubi.html" text:style-name="Internet_20_link" text:visited-style-name="Visited_20_Internet_20_Link">
https://www.ukrinform.ua/rubric-regions/3718105-u-visgorodskomu-rajoni-na-kiivsini-u-poli-gorat-plastikovi-trubi.html</text:a>
</text:p>
      <!--NEWS-->
      <text:h text:style-name="P10" text:outline-level="1">
<text:span text:style-name="T4">
Sachko went out to the finale of the ATP tournament in the Czech Republic</text:span>
</text:h>
      <text:p text:style-name="P4">
Authors: Ukrinform (Person)</text:p>
      <text:p text:style-name="P4">
Publisher: Укринформ (Organization)</text:p>
      <text:p text:style-name="P4">
Published Time: 2023-06-04T13:42:42+03:00</text:p>
      <text:p text:style-name="P4">
Modified Time: 2023-06-04T13:42:42+03:00</text:p>
      <text:p text:style-name="P4">
Description: The second "racket" of Ukraine Vitaliy Sachko overcame the first circle of selection at the Tournament of the Tennis players of professionals (ATR) of the Challenger Series - Unicredit Czech Open - in the prosec (Czech Republic) with a prize fund € 118 thousand.</text:p>
      <text:p text:style-name="P4">
— Укрінформ.: </text:p>
      <text:p text:style-name="P4">
Images: ['<text:a xlink:type="simple" xlink:href="https://static.ukrinform.com/photos/2023_06/thumb_files/630_360_1685875344-681.jpg" text:style-name="Internet_20_link" text:visited-style-name="Visited_20_Internet_20_Link">
630_360_16858...</text:a>
']</text:p>
      <text:p text:style-name="P4">
Tags: ['Теніс']</text:p>
      <text:p text:style-name="P4">
Type: Article</text:p>
      <!--METADATA-->
      <text:p text:style-name="P4">
<draw:frame draw:style-name="fr1" draw:name="Image102" text:anchor-type="as-char" svg:width="6.9236in" svg:height="3.956343in" draw:z-index="0">
<draw:image xlink:href="../Images/yкринформ/2023-06-04T13-42-42-03-00/630_360_1685875344-681.jpg" xlink:type="simple" xlink:show="embed" xlink:actuate="onLoad" draw:mime-type="image/jpeg"/>
</draw:frame>
The second "racket" of Ukraine Vitaliy Sachko overcame the first circle of selection at the tournament of tennis players(ATP)Challenger Series - Unicredit Czechopen(Czech Republic)With a prize fund € 118 thousand</text:p>
      <text:p text:style-name="P4">
In the duel, Sachko confidently beat the Sachko's finals - 6: 3, 6: 2, reports Ukrinform.</text:p>
      <text:p text:style-name="P4">
The tennis played on the court for 1 hour 20 minutes.</text:p>
      <text:p text:style-name="P4">
The ticket to the main grid of the Sachko competition is playing with the winner of the match by the inter -brimmer Mateus Pucinelli Almede and Austrian Herald Melzer.</text:p>
      <text:p text:style-name="P4">
<text:span text:style-name="T4">
 Read also: </text:span>
 <text:a xlink:type="simple" xlink:href="https://www.ukrinform.ua/rubric-sports/3717894-ukrainka-zavacka-vijsla-u-final-turniru-itf-v-italii.html" text:style-name="Internet_20_link" text:visited-style-name="Visited_20_Internet_20_Link">
Ukrainian Zavatska reached the final of the ITF tournament in Italy</text:a>
The prostular tournament will last until June 10.</text:p>
      <text:p text:style-name="P4">
Photo: FTU.</text:p>
      <text:p text:style-name="P4">
News Source: <text:a xlink:type="simple" xlink:href="https://www.ukrinform.ua/rubric-sports/3718112-sacko-vijsov-u-final-kvalifikacii-na-turniri-atp-u-cehii.html" text:style-name="Internet_20_link" text:visited-style-name="Visited_20_Internet_20_Link">
https://www.ukrinform.ua/rubric-sports/3718112-sacko-vijsov-u-final-kvalifikacii-na-turniri-atp-u-cehii.html</text:a>
</text:p>
      <!--NEWS-->
      <text:h text:style-name="P10" text:outline-level="1">
<text:span text:style-name="T4">
Reznikov rejected Moscow's statements about Bakhmut's full capture</text:span>
</text:h>
      <text:p text:style-name="P4">
Authors: Ukrinform (Person)</text:p>
      <text:p text:style-name="P4">
Publisher: Укринформ (Organization)</text:p>
      <text:p text:style-name="P4">
Published Time: 2023-06-04T13:46:00+03:00</text:p>
      <text:p text:style-name="P4">
Modified Time: 2023-06-04T13:46:00+03:00</text:p>
      <text:p text:style-name="P4">
Description: Defense Minister Alexei Reznikov rejected Moscow's statements about the full capture of Bakhmut, stating that part of the city remains under the control of Ukraine. - Ukrinform.</text:p>
      <text:p text:style-name="P4">
Images: ['<text:a xlink:type="simple" xlink:href="https://static.ukrinform.com/photos/2023_04/thumb_files/630_360_1681398232-396.jpg" text:style-name="Internet_20_link" text:visited-style-name="Visited_20_Internet_20_Link">
630_360_16813...</text:a>
']</text:p>
      <text:p text:style-name="P4">
Tags: ['Бахмут', 'Резніков', 'Війна з Росією']</text:p>
      <text:p text:style-name="P4">
Type: Article</text:p>
      <!--METADATA-->
      <text:p text:style-name="P4">
<draw:frame draw:style-name="fr1" draw:name="Image103" text:anchor-type="as-char" svg:width="6.9236in" svg:height="3.956343in" draw:z-index="0">
<draw:image xlink:href="../Images/yкринформ/2023-06-04T13-46-00-03-00/630_360_1681398232-396.jpg" xlink:type="simple" xlink:show="embed" xlink:actuate="onLoad" draw:mime-type="image/jpeg"/>
</draw:frame>
Ministry of Ministry Alexei Reznikov rejected Moscow's statements about the full capture of Bakhmut, stating that part of the city remains under the control of Ukraine.</text:p>
      <text:p text:style-name="P4">
He said this in an interview <text:a xlink:type="simple" xlink:href="https://www.channelnewsasia.com/world/ukraine-defence-minister-oleksii-reznikov-shangri-la-dialogue-russia-war-invasion-imperialist-3534446" text:style-name="Internet_20_link" text:visited-style-name="Visited_20_Internet_20_Link">
CNA</text:a>
The Shanngry Dialogue-La Dialogue Dialogue in Singapore, Ukrinform reports.</text:p>
      <text:p text:style-name="P4">
“We use Bakhmut as a stronghold to reduce their(Russia - ed.)offensive potential. We(So far - ed.)We control this territory, I have a part. But Bakhmut is no longer a city. They(Russians - ed.)Everything was destroyed. Tender houses, no kindergartens, no hospitals. nothing. It's an empty place, ”Renikov said.</text:p>
      <text:p text:style-name="P4">
According to him, in the last eight months, Russia has lost more than 60,000 asprais to seize control of the city.</text:p>
      <text:p text:style-name="P4">
The Minister noted that the use of mercenaries by Russia instead of its armed force for <text:a xlink:type="simple" xlink:href="https://www.ukrinform.ua/tag-bahmut" text:style-name="Internet_20_link" text:visited-style-name="Visited_20_Internet_20_Link">
Bakhmut</text:a>
The Kremlin testifies and split.</text:p>
      <text:p text:style-name="P4">
“This means that the situation is bad for them. This means that the Kremlin's struggle is ongoing, ”he said.</text:p>
      <text:p text:style-name="P4">
<text:span text:style-name="T4">
 Read also: </text:span>
 <text:a xlink:type="simple" xlink:href="https://www.ukrinform.ua/rubric-polytics/3718079-reznikov-pid-cas-zustrici-z-zastupnikom-premera-kambodzi-podakuvav-za-pidtrimku-ukraini.html" text:style-name="Internet_20_link" text:visited-style-name="Visited_20_Internet_20_Link">
<text:span text:style-name="T4">
 Reznikov </text:span>
 During a meeting with Deputy Prime MinistryBoji thanked for the support of Ukraine</text:a>
Reznikov also accused Moscow of imperialism, stating that the Kremlin is going to return Russia to the former glory of the Soviet Empire, applying a part over the lost territories.</text:p>
      <text:p text:style-name="P4">
"They(Russians - ed.)They still collect land. They cannot agree that small countries can live separately, independently and with their values. They have an imperialist approach - the only great Russia or the Soviet Union. Alylla is an unacceptable doctrine "strong - always right," he said.</text:p>
      <text:p text:style-name="P4">
Reznikov added that in addition to Ukraine, Moscow also incited the riots of information in other countries, in particular in Georgia, Moldova, Syria.</text:p>
      <text:p text:style-name="P4">
The Ukrainian Defense Minister also stressed that airfront systems remain a major priority for Ukraine to restrain Russian air strikes on critically important infrastructure sites.According to him, Kiev also needs more Western artillery and military equipment, including combat tanks and armored personnel carriers to protect their soldiers.</text:p>
      <text:p text:style-name="P4">
“We need full support for the civilized world. We are struggling to be enchanting values. This war is not only between Russia and Ukraine. It is also a split to Africa, Asia and the whole world, ”he said, adding that he had conflict the supply chains and provoked raising prices for goods for many countries.</text:p>
      <text:p text:style-name="P4">
<text:span text:style-name="T4">
 Read also: </text:span>
 <text:a xlink:type="simple" xlink:href="https://www.ukrinform.ua/rubric-ato/3717872-malar-u-bahmuti-situacia-umovno-stabilna-pivdennozahidni-okolici-pid-kontrolem-sil-oboroni.html" text:style-name="Internet_20_link" text:visited-style-name="Visited_20_Internet_20_Link">
painter: in <text:span text:style-name="T4">
 Bakhmut </text:span>
 And the situation is conditionally stable, southwestern surroundings-under the control of defense forces</text:a>
When asked if Ukraine wins in the war, which Russia resolved, rested with an adamant "yes".</text:p>
      <text:p text:style-name="P4">
"The result of this victory will be the complete liberation of our occupied territories in 1991, including Crimea, Lugansk and Donetsk," he said.</text:p>
      <text:p text:style-name="P4">
As reported by Ukrinform, on June 2-4 in Singapore there is a large-scale safe forum "Dialogue of Shangri-La", at which the Russian Anti-Ukraine war is one of the main topics.</text:p>
      <text:p text:style-name="P4">
Participants include US, China and EU representatives, including the heads of the Tavis Landmarks of Defense Agency, military, diplomats, weapons manufacturers of safety weapons.</text:p>
      <text:p text:style-name="P4">
News Source: <text:a xlink:type="simple" xlink:href="https://www.ukrinform.ua/rubric-ato/3718118-reznikov-vidkinuv-zaavi-moskvi-pro-povne-zahoplenna-bahmuta.html" text:style-name="Internet_20_link" text:visited-style-name="Visited_20_Internet_20_Link">
https://www.ukrinform.ua/rubric-ato/3718118-reznikov-vidkinuv-zaavi-moskvi-pro-povne-zahoplenna-bahmuta.html</text:a>
</text:p>
      <!--NEWS-->
      <text:h text:style-name="P10" text:outline-level="1">
<text:span text:style-name="T4">
Explosions were reported in Mariupol</text:span>
</text:h>
      <text:p text:style-name="P4">
Authors: liveuamap (Language: en)</text:p>
      <text:p text:style-name="P4">
Time: 2023-06-04T13:48:00</text:p>
      <text:p text:style-name="P4">
Location: Kherson (Latitude:47.06387 Longtitude:37.47891)</text:p>
      <text:p text:style-name="P4">
Videos: []</text:p>
      <text:p text:style-name="P4">
Images: []</text:p>
      <text:p text:style-name="P4">
Tags: ["Europe", "Central and Eastern Europe"]</text:p>
      <text:p text:style-name="P4">
Id: 22567557</text:p>
      <!--METADATA-->
      <text:p text:style-name="P4">
Explosions were reported in Mariupol</text:p>
      <text:p text:style-name="P4">
News Collection Link: <text:a xlink:type="simple" xlink:href="https://liveuamap.com/en/2023/4-june-explosions-were-reported-in-mariupol" text:style-name="Internet_20_link" text:visited-style-name="Visited_20_Internet_20_Link">
https://liveuamap.com/en/2023/4-june-explosions-were-reported-in-mariupol</text:a>
</text:p>
      <text:p text:style-name="P4">
News Source: <text:a xlink:type="simple" xlink:href="https://t.me/mariupolnow/30071" text:style-name="Internet_20_link" text:visited-style-name="Visited_20_Internet_20_Link">
https://t.me/mariupolnow/30071</text:a>
</text:p>
      <!--NEWS-->
      <text:h text:style-name="P10" text:outline-level="1">
<text:span text:style-name="T4">
The German government bought 66 APC for Ukraine</text:span>
</text:h>
      <text:p text:style-name="P4">
Authors: Ukrinform (Person)</text:p>
      <text:p text:style-name="P4">
Publisher: Укринформ (Organization)</text:p>
      <text:p text:style-name="P4">
Published Time: 2023-06-04T13:53:00+03:00</text:p>
      <text:p text:style-name="P4">
Modified Time: 2023-06-04T13:53:00+03:00</text:p>
      <text:p text:style-name="P4">
Description: The Federal Government of Germany has signed a contract with Flensburger Fahrzeugbau GmbH for the purchase of 66 FFG APC armored personnel carriers for further transfer to Ukraine. - Ukrinform.</text:p>
      <text:p text:style-name="P4">
Images: ['<text:a xlink:type="simple" xlink:href="https://static.ukrinform.com/photos/2023_06/thumb_files/630_360_1685875802-512.jpg" text:style-name="Internet_20_link" text:visited-style-name="Visited_20_Internet_20_Link">
630_360_16858...</text:a>
']</text:p>
      <text:p text:style-name="P4">
Tags: ['Німеччина', 'Важке озброєння', 'Війна з Росією']</text:p>
      <text:p text:style-name="P4">
Type: Article</text:p>
      <!--METADATA-->
      <text:p text:style-name="P4">
<draw:frame draw:style-name="fr1" draw:name="Image104" text:anchor-type="as-char" svg:width="6.9236in" svg:height="3.956343in" draw:z-index="0">
<draw:image xlink:href="../Images/yкринформ/2023-06-04T13-53-00-03-00/630_360_1685875802-512.jpg" xlink:type="simple" xlink:show="embed" xlink:actuate="onLoad" draw:mime-type="image/jpeg"/>
</draw:frame>
The Federal Government of Germany has signed a contract with FlensburgerFahrzeugbau GmbH for the purchase of 66 FFG APC armored personnel carriers for further transmission to Ukraine.</text:p>
      <text:p text:style-name="P4">
About it reports Ukrinform with reference to the German TV channel <text:a xlink:type="simple" xlink:href="https://www.n-tv.de/politik/Keine-Fuchs-Panzer-fuer-die-Ukraine-Deutschland-schickt-66-Truppentransporter-article24164923.html" text:style-name="Internet_20_link" text:visited-style-name="Visited_20_Internet_20_Link">
NTV</text:a>
.</text:p>
      <text:p text:style-name="P4">
"To support Ukraine in its defense against Russian aggression, the German government has jumped more military equipment. A spokeswoman for the Federal Ministry of Defense reported that with Flensburger Fahrzeugbau Gmbh with Flensburger Fahrzeugbau(FFG)There was a signature for 66 armored personnel carriers, " - the message reads.</text:p>
      <text:p text:style-name="P4">
<text:span text:style-name="T4">
 Read also: </text:span>
 [Reznikov discussed with the Minister of Defense of German(https://www.ukrinform.ua/rubric-ato/3717668-reznikov-obgovoriv-z-ministrom-oboroni-frn-podalsi-kroki-vijskovoi-spivpraci.html)Thus, as the TV channel notes, the Armed Forces will receive from Germany not the FUCHS type from Germany from Rheinmetall manufacturer-contrary to Ukraine's expectations of Ukraine-APG APC Abrotransporters. These "high -patency machines" are undergoing a second -hand in Flelensburgh and after transferring the Ukrainian side will be used for protected transportation of troops. According to reports, these will be light armored Batt UMG wheel machines, which will only be released under a license in Flelensburg.</text:p>
      <text:p text:style-name="P4">
The German government explained that the Fuchs armored personnel carriers, which are in service with the Bundeswehr in numerous variants since the 1980s, was an alternative. However, they would be six to seven times more expensive for the FFG armored personnel carrier. That is why the choice was eventually stopped at FFGAPC.</text:p>
      <text:p text:style-name="P4">
"The focus is always the needs of Ukraine," the Germany's pressecretarm.</text:p>
      <text:p text:style-name="P4">
<text:span text:style-name="T4">
 Read also: </text:span>
 <text:a xlink:type="simple" xlink:href="https://www.ukrinform.ua/rubric-ato/3717124-nimeccina-peredala-ukraini-cergovij-paket-vijskovoi-dopomogi.html" text:style-name="Internet_20_link" text:visited-style-name="Visited_20_Internet_20_Link">
<text:span text:style-name="T4">
 Germany </text:span>
 to transfer to Ukraine another military aid package</text:a>
According to her, "each purchase" is discussed in detail with the Ukrainian page. The special group on Ukraine draws attention not only to the cost, but to the possible delivery time. It is also important that the equipment is "delivered to Ukraine as soon as possible."</text:p>
      <text:p text:style-name="P4">
When armored by Flensburger Fahrzeugbau GmbH will come to Ukraine, it is unknown. For obvious reasons, the German government does not provide more details.PHOTO: © Tag The Armored Group, ArmordCars.com</text:p>
      <text:p text:style-name="P4">
News Source: <text:a xlink:type="simple" xlink:href="https://www.ukrinform.ua/rubric-ato/3718120-urad-nimeccini-zakupiv-66-btr-dla-ukraini.html" text:style-name="Internet_20_link" text:visited-style-name="Visited_20_Internet_20_Link">
https://www.ukrinform.ua/rubric-ato/3718120-urad-nimeccini-zakupiv-66-btr-dla-ukraini.html</text:a>
</text:p>
      <!--NEWS-->
      <text:h text:style-name="P10" text:outline-level="1">
<text:span text:style-name="T4">
Missile blow to Dnipropetrovsk region: Vereshchuk arrived at the tragedy</text:span>
</text:h>
      <text:p text:style-name="P4">
Authors: Ukrinform (Person)</text:p>
      <text:p text:style-name="P4">
Publisher: Укринформ (Organization)</text:p>
      <text:p text:style-name="P4">
Published Time: 2023-06-04T13:59:00+03:00</text:p>
      <text:p text:style-name="P4">
Modified Time: 2023-06-04T13:59:00+03:00</text:p>
      <text:p text:style-name="P4">
Description: Viceremier-Minister Irina Vereshchuk visited the place of yesterday's tragedy in the Pidhorodn community in Dnipropetrovsk, where a two-year-old child was killed, five children were injured. - Ukrinform.</text:p>
      <text:p text:style-name="P4">
Images: ['<text:a xlink:type="simple" xlink:href="https://static.ukrinform.com/photos/2023_06/thumb_files/630_360_1685876323-137.jpg" text:style-name="Internet_20_link" text:visited-style-name="Visited_20_Internet_20_Link">
630_360_16858...</text:a>
']</text:p>
      <text:p text:style-name="P4">
Tags: ['Дніпропетровщина', 'Верещук', 'Мінреінтеграції']</text:p>
      <text:p text:style-name="P4">
Type: Article</text:p>
      <!--METADATA-->
      <text:p text:style-name="P4">
<draw:frame draw:style-name="fr1" draw:name="Image105" text:anchor-type="as-char" svg:width="6.9236in" svg:height="3.956343in" draw:z-index="0">
<draw:image xlink:href="../Images/yкринформ/2023-06-04T13-59-00-03-00/630_360_1685876323-137.jpg" xlink:type="simple" xlink:show="embed" xlink:actuate="onLoad" draw:mime-type="image/jpeg"/>
</draw:frame>
Viceremier-Minister Irina Vereshchuk visited the place of yesterday's tragedy in the Prydgorodn community in Dnipropetrovsk, where a two-year-old child was injured by a missile strike, five children were injured.</text:p>
      <text:p text:style-name="P4">
As Ukrinform reports, about it on <text:a xlink:type="simple" xlink:href="https://www.facebook.com/MReintegration/posts/559063133068730" text:style-name="Internet_20_link" text:visited-style-name="Visited_20_Internet_20_Link">
Facebook</text:a>
The Ministry of Reintegration reports.</text:p>
      <text:p text:style-name="P4">
“Viceremier-Minister Irina Vereshchuk visited the place of yesterday's tragedy in the Prydgorodn community in Dnipropetrovsk. As a result of the rocket strike on June 3, a two -year -old child was killed, and five children were injured, and 22 people were injured. Rescuewalls continue to operate at the site of the tragedy, ”the message reads.</text:p>
      <text:p text:style-name="P4">
<text:span text:style-name="T4">
 Read also: </text:span>
 <text:a xlink:type="simple" xlink:href="https://www.ukrinform.ua/rubric-regions/3718080-obstril-peredmista-dnipra-troe-ditej-perebuvaut-u-vazkomu-stani.html" text:style-name="Internet_20_link" text:visited-style-name="Visited_20_Internet_20_Link">
firing the suburbs of the Dnieper: Three children are attentive</text:a>
As it is noted, the official communicated with local residents and local authorities. Today, a commission will be convened to fix the consequence impact for further compensation for damages to residents of destroyed tanned homes.</text:p>
      <text:p text:style-name="P4">
</text:p>
      <text:p text:style-name="P4">
<text:a xlink:type="simple" xlink:href="https://static.ukrinform.com/photos/2023_06/1685877780-8630.jpeg" text:style-name="Internet_20_link" text:visited-style-name="Visited_20_Internet_20_Link">
 </text:a>
 <text:a xlink:type="simple" xlink:href="https://static.ukrinform.com/photos/2023_06/1685877780-5971.jpeg" text:style-name="Internet_20_link" text:visited-style-name="Visited_20_Internet_20_Link">
</text:a>
 <text:a xlink:type="simple" xlink:href="https://static.ukrinform.com/photos/2023_06/1685877780-7675.jpeg" text:style-name="Internet_20_link" text:visited-style-name="Visited_20_Internet_20_Link">
</text:a>
 <text:a xlink:type="simple" xlink:href="https://static.ukrinform.com/photos/2023_06/1685877780-3522.jpeg" text:style-name="Internet_20_link" text:visited-style-name="Visited_20_Internet_20_Link">
</text:a>
 <text:a xlink:type="simple" xlink:href="https://static.ukrinform.com/photos/2023_06/1685877780-2106.jpeg" text:style-name="Internet_20_link" text:visited-style-name="Visited_20_Internet_20_Link">
</text:a>
 <text:a xlink:type="simple" xlink:href="https://static.ukrinform.com/photos/2023_06/1685877780-6309.jpeg" text:style-name="Internet_20_link" text:visited-style-name="Visited_20_Internet_20_Link">
</text:a>
 <text:a xlink:type="simple" xlink:href="https://static.ukrinform.com/photos/2023_06/1685877781-3839.jpeg" text:style-name="Internet_20_link" text:visited-style-name="Visited_20_Internet_20_Link">
</text:a>
 <text:a xlink:type="simple" xlink:href="https://static.ukrinform.com/photos/2023_06/1685877781-1838.jpeg" text:style-name="Internet_20_link" text:visited-style-name="Visited_20_Internet_20_Link">
</text:a>
</text:p>
      <text:p text:style-name="P4">
Also she <text:a xlink:type="simple" xlink:href="https://t.me/vereshchuk_iryna/1929" text:style-name="Internet_20_link" text:visited-style-name="Visited_20_Internet_20_Link">
visited</text:a>
wounded as a result of rocket stroke.</text:p>
      <text:p text:style-name="P4">
The Minister published a photo with one of the injured children - a six -year -old boy's name David and his mother.</text:p>
      <text:p text:style-name="P4">
"David was injured, but the boy is steady, full of optimism and asked everything that Ukraine would win!" - added Vereshchuk.</text:p>
      <text:p text:style-name="P4">
As reported by Ukrinform, 22 people were injured as a result of a hostile blow on the suburbs of the Dnieper, 5 of them children. <text:a xlink:type="simple" xlink:href="https://www.ukrinform.ua/rubric-regions/3717991-izpid-zavaliv-budinku-na-dnipropetrovsini-distali-tilo-divcinki.html" text:style-name="Internet_20_link" text:visited-style-name="Visited_20_Internet_20_Link">
at night from under the rubble got the body of a 2-year-old child</text:a>
.</text:p>
      <text:p text:style-name="P4">
Photo: Ministry of Reintegration</text:p>
      <text:p text:style-name="P4">
News Source: <text:a xlink:type="simple" xlink:href="https://www.ukrinform.ua/rubric-regions/3718121-raketnij-udar-po-dnipropetrovsini-veresuk-priihala-na-misce-tragedii.html" text:style-name="Internet_20_link" text:visited-style-name="Visited_20_Internet_20_Link">
https://www.ukrinform.ua/rubric-regions/3718121-raketnij-udar-po-dnipropetrovsini-veresuk-priihala-na-misce-tragedii.html</text:a>
</text:p>
      <!--NEWS-->
      <text:h text:style-name="P10" text:outline-level="1">
<text:span text:style-name="T4">
Snegal's clashes after imprisonment of opposition leader: the death toll increased to 15</text:span>
</text:h>
      <text:p text:style-name="P4">
Authors: Ukrinform (Person)</text:p>
      <text:p text:style-name="P4">
Publisher: Укринформ (Organization)</text:p>
      <text:p text:style-name="P4">
Published Time: 2023-06-04T14:09:00+03:00</text:p>
      <text:p text:style-name="P4">
Modified Time: 2023-06-04T14:09:00+03:00</text:p>
      <text:p text:style-name="P4">
Description: In Senegal, as a result of repeated clashes of police and supporters of the opposition, 15 people have already died in the President of Usman Sunko. - Ukrinform.</text:p>
      <text:p text:style-name="P4">
Images: ['<text:a xlink:type="simple" xlink:href="https://static.ukrinform.com/photos/2023_06/thumb_files/630_360_1685688590-440.jpg" text:style-name="Internet_20_link" text:visited-style-name="Visited_20_Internet_20_Link">
630_360_16856...</text:a>
']</text:p>
      <text:p text:style-name="P4">
Tags: ['Сенегал', 'Загибель', 'Сутички']</text:p>
      <text:p text:style-name="P4">
Type: Article</text:p>
      <!--METADATA-->
      <text:p text:style-name="P4">
<draw:frame draw:style-name="fr1" draw:name="Image116" text:anchor-type="as-char" svg:width="6.9236in" svg:height="3.956343in" draw:z-index="0">
<draw:image xlink:href="../Images/yкринформ/2023-06-04T14-09-00-03-00/630_360_1685688590-440.jpg" xlink:type="simple" xlink:show="embed" xlink:actuate="onLoad" draw:mime-type="image/jpeg"/>
</draw:frame>
Senegali has already killed 15 people in Senegali's repeated clashes and opposition supporters through the wiccox scandard.</text:p>
      <text:p text:style-name="P4">
About it reports <text:a xlink:type="simple" xlink:href="https://www.reuters.com/world/africa/senegals-protest-hit-capital-left-with-looted-shops-debris-2023-06-03/" text:style-name="Internet_20_link" text:visited-style-name="Visited_20_Internet_20_Link">
Reuters</text:a>
With reference to the deputy police, Ukrinform reports.</text:p>
      <text:p text:style-name="P4">
It is noted that among the victims in particular two security officers.</text:p>
      <text:p text:style-name="P4">
After the daily lull, the protesters again went out on the street on Saturday evening, installing barricades and burning garbage in Dacar. Police use rawlobe gas, trying to disperse the angry crowd.</text:p>
      <text:p text:style-name="P4">
On Friday night, a series of gas stations and a supermarket were robbed. According to the Minister of Internal Affairs Felix Abdulai Diomia, the object of the attack is also a Stala's Direction Station.</text:p>
      <text:p text:style-name="P4">
According to him, in total, more than 500 people were detained from the outdoor protests in 2021.</text:p>
      <text:p text:style-name="P4">
As reported by Ukrinform, the Senegal Court issued the former candidate of the president of Usman Sunko in the form of two years in prison for "corruption of young", but instead removed from him the accusation of rape. This is <text:a xlink:type="simple" xlink:href="https://www.ukrinform.ua/rubric-ato/3717325-u-senegali-pid-cas-protestiv-pisla-uvaznenna-lidera-opozicii-zaginuli-devat-ludej.html" text:style-name="Internet_20_link" text:visited-style-name="Visited_20_Internet_20_Link">
a storage of riots. </text:a>
*!(https://www.ukrinform.ua/rubric-world/3715843-u-sutickah-v-kosovo-postrazdali-dva-desatki-mirotvorciv-nato.html)Sunko, who was particularly popular with young voters, has repeatedly stated that the accusations of rape were slandering to prevent him from running for the post of President next year. He was a lawsuit, but the police forcibly returned him to the city of Dacardo.</text:p>
      <text:p text:style-name="P4">
<text:span text:style-name="T5">
Foto: Getty Images</text:span>
</text:p>
      <text:p text:style-name="P4">
News Source: <text:a xlink:type="simple" xlink:href="https://www.ukrinform.ua/rubric-world/3718125-suticki-u-senegali-pisla-uvaznenna-lidera-opozicii-kilkist-zertv-zrosla-do-15.html" text:style-name="Internet_20_link" text:visited-style-name="Visited_20_Internet_20_Link">
https://www.ukrinform.ua/rubric-world/3718125-suticki-u-senegali-pisla-uvaznenna-lidera-opozicii-kilkist-zertv-zrosla-do-15.html</text:a>
</text:p>
      <!--NEWS-->
      <text:h text:style-name="P10" text:outline-level="1">
<text:span text:style-name="T4">
Reznikov met in Singapore with colleagues from New Zealand and Fiji</text:span>
</text:h>
      <text:p text:style-name="P4">
Authors: Ukrinform (Person)</text:p>
      <text:p text:style-name="P4">
Publisher: Укринформ (Organization)</text:p>
      <text:p text:style-name="P4">
Published Time: 2023-06-04T14:21:21+03:00</text:p>
      <text:p text:style-name="P4">
Modified Time: 2023-06-04T14:21:21+03:00</text:p>
      <text:p text:style-name="P4">
Description: Defense Minister Alexei Reznikov met with colleagues from New Zealand and Fiji Andrew Little and Pio Ticodadaua. - Ukrinform.</text:p>
      <text:p text:style-name="P4">
Images: ['<text:a xlink:type="simple" xlink:href="https://static.ukrinform.com/photos/2023_06/thumb_files/630_360_1685877605-380.jpg" text:style-name="Internet_20_link" text:visited-style-name="Visited_20_Internet_20_Link">
630_360_16858...</text:a>
']</text:p>
      <text:p text:style-name="P4">
Tags: ['Сінгапур', 'Нова Зеландія', 'Резніков']</text:p>
      <text:p text:style-name="P4">
Type: Article</text:p>
      <!--METADATA-->
      <text:p text:style-name="P4">
<draw:frame draw:style-name="fr1" draw:name="Image117" text:anchor-type="as-char" svg:width="6.9236in" svg:height="3.956343in" draw:z-index="0">
<draw:image xlink:href="../Images/yкринформ/2023-06-04T14-21-21-03-00/630_360_1685877605-380.jpg" xlink:type="simple" xlink:show="embed" xlink:actuate="onLoad" draw:mime-type="image/jpeg"/>
</draw:frame>
Ministry of Ministry Oleksiy Reznikov met in Singapore with colleagues from New Zealand Tafidzh Andrew Little and Pio Ticodada.</text:p>
      <text:p text:style-name="P4">
Reznikov wrote about it in <text:a xlink:type="simple" xlink:href="https://twitter.com/oleksiireznikov/status/1665305246355128321" text:style-name="Internet_20_link" text:visited-style-name="Visited_20_Internet_20_Link">
Twitter</text:a>
, reports Ukrinform.</text:p>
      <text:p text:style-name="P4">
“I was glad to meet my New Zealand counterpart Andrew Little SLD23 in Singapore. I am grateful to New Zealand for adamant support. We will definitely win with friends, ”he said.</text:p>
      <text:p text:style-name="P4">
<text:span text:style-name="T4">
 Read also: </text:span>
 <text:a xlink:type="simple" xlink:href="https://www.ukrinform.ua/rubric-polytics/3718079-reznikov-pid-cas-zustrici-z-zastupnikom-premera-kambodzi-podakuvav-za-pidtrimku-ukraini.html" text:style-name="Internet_20_link" text:visited-style-name="Visited_20_Internet_20_Link">
<text:span text:style-name="T4">
 Reznikov </text:span>
 During a meeting with Deputy Prime MinistryBoji thanked for the support of Ukraine</text:a>
Regarding the meeting with Ticodadua, Reznikov wrote that Ukraine and Fiji were fighting. The first is due to Russia's attack, the second - due to the influence of climate change.</text:p>
      <text:p text:style-name="P4">
"He met with Pio Ticodadua, Fiji Defense Minister and National Security. It doesn't matter if you are united by common values. Fijja supports Ukraine, as Ukraine supports Fiji. Today, both of our nations will be surviving. Fiji Earth is affected by climate change. Vasemlya is attacked by a terrorist state, ”Reznikov wrote.</text:p>
      <text:p text:style-name="P4">
According to him, both countries will cooperate together to confront oven. "We will win together," the Ukrainian minister added.</text:p>
      <text:p text:style-name="P4">
<text:span text:style-name="T4">
 Read also: </text:span>
 <text:a xlink:type="simple" xlink:href="https://www.ukrinform.ua/rubric-polytics/3718076-reznikov-obgovoriv-iz-aponskim-kolegou-spivpracu-ta-zaprosiv-v-ukrainu.html" text:style-name="Internet_20_link" text:visited-style-name="Visited_20_Internet_20_Link">
<text:span text:style-name="T4">
 Rennikov </text:span>
 discussed with a Japanese colleague cooperation tasted to Ukraine</text:a>
As reported by Ukrinform, on June 2-4 in Singapore there is a large-scale safe forum "Dialogue of Shangri-La", at which the Russian Anti-Ukraine war is one of the main topics.</text:p>
      <text:p text:style-name="P4">
Participants include US, China and EU representatives, including the heads of the Tavis Landmarks of Defense Agency, military, diplomats, weapons manufacturers of safety weapons.</text:p>
      <text:p text:style-name="P4">
Photo: Alexei Reznikov, Twitter</text:p>
      <text:p text:style-name="P4">
News Source: <text:a xlink:type="simple" xlink:href="https://www.ukrinform.ua/rubric-polytics/3718128-reznikov-zustrivsa-u-singapuri-iz-kolegami-z-novoi-zelandii-ta-fidzi.html" text:style-name="Internet_20_link" text:visited-style-name="Visited_20_Internet_20_Link">
https://www.ukrinform.ua/rubric-polytics/3718128-reznikov-zustrivsa-u-singapuri-iz-kolegami-z-novoi-zelandii-ta-fidzi.html</text:a>
</text:p>
      <!--NEWS-->
      <text:h text:style-name="P10" text:outline-level="1">
<text:span text:style-name="T4">
Border guards knocked down three drones-Kamikadze in Sumy and Chernihiv region</text:span>
</text:h>
      <text:p text:style-name="P4">
Authors: Ukrinform (Person)</text:p>
      <text:p text:style-name="P4">
Publisher: Укринформ (Organization)</text:p>
      <text:p text:style-name="P4">
Published Time: 2023-06-04T14:34:00+03:00</text:p>
      <text:p text:style-name="P4">
Modified Time: 2023-06-04T14:34:00+03:00</text:p>
      <text:p text:style-name="P4">
Description: The border guards have destroyed two enemy unmanned aerial vehicles in the Chernihiv and Sumy region, another UAV was neutralized, and his search is now ongoing. - Ukrinform.</text:p>
      <text:p text:style-name="P4">
Images: ['<text:a xlink:type="simple" xlink:href="https://static.ukrinform.com/photos/2023_06/thumb_files/630_360_1685877848-757.jpg" text:style-name="Internet_20_link" text:visited-style-name="Visited_20_Internet_20_Link">
630_360_16858...</text:a>
']</text:p>
      <text:p text:style-name="P4">
Tags: ['Безпілотник', 'Сумщина', 'Чернігівщина', 'Війна з Росією']</text:p>
      <text:p text:style-name="P4">
Type: Article</text:p>
      <!--METADATA-->
      <text:p text:style-name="P4">
<draw:frame draw:style-name="fr1" draw:name="Image118" text:anchor-type="as-char" svg:width="6.9236in" svg:height="3.956343in" draw:z-index="0">
<draw:image xlink:href="../Images/yкринформ/2023-06-04T14-34-00-03-00/630_360_1685877848-757.jpg" xlink:type="simple" xlink:show="embed" xlink:actuate="onLoad" draw:mime-type="image/jpeg"/>
</draw:frame>
The border guards have destroyed in the Chernihiv and Sumy region two gilldiobiilot aircraft Shahd, another UAV was neutralized, now the search is ongoing.</text:p>
      <text:p text:style-name="P4">
According to Ukrinform, the State Border Service of Ukraine reports in <text:a xlink:type="simple" xlink:href="https://t.me/DPSUkr/11592" text:style-name="Internet_20_link" text:visited-style-name="Visited_20_Internet_20_Link">
telegram</text:a>
.</text:p>
      <text:p text:style-name="P4">
“Перший смертоносний дрон збили над Чернігівщиною, другий – над Сумщиною.Зараз тривають пошуки можливого місця падіння третього <text:a xlink:type="simple" xlink:href="https://www.ukrinform.ua/tag-bezpilotnik" text:style-name="Internet_20_link" text:visited-style-name="Visited_20_Internet_20_Link">
 безпілотника</text:a>
, which after the lesion flew a hundred hundred meters, ”the message reads.</text:p>
      <text:p text:style-name="P4">
<text:span text:style-name="T4">
 Read also: </text:span>
 <text:a xlink:type="simple" xlink:href="https://www.ukrinform.ua/rubric-regions/3718066-vorog-atakuvav-sumsinu-dronamikamikadze-e-rujnuvanna.html" text:style-name="Internet_20_link" text:visited-style-name="Visited_20_Internet_20_Link">
enemy attacked <text:span text:style-name="T4">
 Sumshch </text:span>
 ину Drone-Kamikadze, eating</text:a>
As reported by Ukrinform, at night on June 4 the forces and means of air defense of the air forces of the Armed Forces of Ukraine <text:a xlink:type="simple" xlink:href="https://www.ukrinform.ua/rubric-ato/3717993-ppo-vnoci-zbila-cotiri-rosijski-krilati-raketi-ta-tri-udarni-droni.html" text:style-name="Internet_20_link" text:visited-style-name="Visited_20_Internet_20_Link">
destroyed four Russian winged rockets three shock drones</text:a>
 .</text:p>
      <text:p text:style-name="P4">
News Source: <text:a xlink:type="simple" xlink:href="https://www.ukrinform.ua/rubric-ato/3718130-prikordonniki-zbili-na-sumsini-j-cernigivsini-tri-dronikamikadze.html" text:style-name="Internet_20_link" text:visited-style-name="Visited_20_Internet_20_Link">
https://www.ukrinform.ua/rubric-ato/3718130-prikordonniki-zbili-na-sumsini-j-cernigivsini-tri-dronikamikadze.html</text:a>
</text:p>
      <!--NEWS-->
      <text:h text:style-name="P10" text:outline-level="1">
<text:span text:style-name="T4">
Alexiosi sisters won "silver" in the World Super Super Finals</text:span>
</text:h>
      <text:p text:style-name="P4">
Authors: Ukrinform (Person)</text:p>
      <text:p text:style-name="P4">
Publisher: Укринформ (Organization)</text:p>
      <text:p text:style-name="P4">
Published Time: 2023-06-04T14:38:11+03:00</text:p>
      <text:p text:style-name="P4">
Modified Time: 2023-06-04T14:38:11+03:00</text:p>
      <text:p text:style-name="P4">
Description: Ukrainians became the second in the arbitrary program among duets. - Ukrinform.</text:p>
      <text:p text:style-name="P4">
Images: ['<text:a xlink:type="simple" xlink:href="https://static.ukrinform.com/photos/2023_06/thumb_files/630_360_1685878666-616.jpg" text:style-name="Internet_20_link" text:visited-style-name="Visited_20_Internet_20_Link">
630_360_16858...</text:a>
']</text:p>
      <text:p text:style-name="P4">
Tags: ['синхронне плавання']</text:p>
      <text:p text:style-name="P4">
Type: Article</text:p>
      <!--METADATA-->
      <text:p text:style-name="P4">
<draw:frame draw:style-name="fr1" draw:name="Image119" text:anchor-type="as-char" svg:width="6.9236in" svg:height="3.956343in" draw:z-index="0">
<draw:image xlink:href="../Images/yкринформ/2023-06-04T14-38-11-03-00/630_360_1685878666-616.jpg" xlink:type="simple" xlink:show="embed" xlink:actuate="onLoad" draw:mime-type="image/jpeg"/>
</draw:frame>
The second in the arbitrary program among duets.</text:p>
      <text:p text:style-name="P4">
Marina and Vladislav Alexia won the silver medals of the superfinals of the Cup shining(Spain), reports Ukrinform.</text:p>
      <text:p text:style-name="P4">
In an arbitrary program, Ukrainian athletes scored 217,1771 points.</text:p>
      <text:p text:style-name="P4">
The Victory was won by Israeli Shelley Bobritskaya and Ariel Nasii(225,7915).«Бронза» дісталася дуету з Нідерландів (214,3355).</text:p>
      <text:p text:style-name="P4">
<text:span text:style-name="T4">
Читайте також:</text:span>
 <text:a xlink:type="simple" xlink:href="https://www.ukrinform.ua/rubric-sports/3717912-sestri-aleksiivi-bronzovi-prizerki-superfinalu-ks-z-artisticnogo-plavanna.html" text:style-name="Internet_20_link" text:visited-style-name="Visited_20_Internet_20_Link">
 Сестри Алексіїви здобули «бронзу» у суперфіналі КС зартистичного <text:span text:style-name="T4">
плавання</text:span>
 </text:a>
As reported by Ukrinform, earlier Alexia won the bronze in a technical program.</text:p>
      <text:p text:style-name="P4">
Photo: Getty Images.</text:p>
      <text:p text:style-name="P4">
News Source: <text:a xlink:type="simple" xlink:href="https://www.ukrinform.ua/rubric-sports/3718131-sestri-aleksiivi-zdobuli-sriblo-u-superfinali-kubka-svitu-z-artisticnogo-plavanna.html" text:style-name="Internet_20_link" text:visited-style-name="Visited_20_Internet_20_Link">
https://www.ukrinform.ua/rubric-sports/3718131-sestri-aleksiivi-zdobuli-sriblo-u-superfinali-kubka-svitu-z-artisticnogo-plavanna.html</text:a>
</text:p>
      <!--NEWS-->
      <text:h text:style-name="P10" text:outline-level="1">
<text:span text:style-name="T4">
The military sent to the front seven more drones that came from Poland</text:span>
</text:h>
      <text:p text:style-name="P4">
Authors: Ukrinform (Person)</text:p>
      <text:p text:style-name="P4">
Publisher: Укринформ (Organization)</text:p>
      <text:p text:style-name="P4">
Published Time: 2023-06-04T14:46:14+03:00</text:p>
      <text:p text:style-name="P4">
Modified Time: 2023-06-04T14:46:14+03:00</text:p>
      <text:p text:style-name="P4">
Description: The Volunteer Hub of the State Secretariat has sent seven more drones to the front to help the Ukrainian military. - Ukrinform.</text:p>
      <text:p text:style-name="P4">
Images: ['<text:a xlink:type="simple" xlink:href="https://static.ukrinform.com/photos/2023_06/thumb_files/630_360_1685879133-911.jpg" text:style-name="Internet_20_link" text:visited-style-name="Visited_20_Internet_20_Link">
630_360_16858...</text:a>
']</text:p>
      <text:p text:style-name="P4">
Tags: ['Безпілотник', "Держспецзв'язку", 'Дрон', 'Війна з Росією']</text:p>
      <text:p text:style-name="P4">
Type: Article</text:p>
      <!--METADATA-->
      <text:p text:style-name="P4">
<draw:frame draw:style-name="fr1" draw:name="Image120" text:anchor-type="as-char" svg:width="6.9236in" svg:height="3.956343in" draw:z-index="0">
<draw:image xlink:href="../Images/yкринформ/2023-06-04T14-46-14-03-00/630_360_1685879133-911.jpg" xlink:type="simple" xlink:show="embed" xlink:actuate="onLoad" draw:mime-type="image/jpeg"/>
</draw:frame>
The Volunteer Hub of the State Secretariat has sent seven more drones to the front, which will be able to help the Ukrainian military.</text:p>
      <text:p text:style-name="P4">
As Ukrinform reports, about it in <text:a xlink:type="simple" xlink:href="https://t.me/dsszzi_official/5902" text:style-name="Internet_20_link" text:visited-style-name="Visited_20_Internet_20_Link">
telegram</text:a>
The State Secretariat of the State Security Service reports.</text:p>
      <text:p text:style-name="P4">
“Modern technologies on the forefront help to maintain the invaluable lives of our defenders and get important information. And yet - they are quite caught by the fear of objectives. The State Secretariat Volunteer Hub continues to support the Vyduos. Seven more [drones] transferred to the front](https://www.ukrinform.ua/tag-bezpilotnik)which the hub received as a humanitarian aid from Poland. Before sending to the advanced equipment, she was thoroughly verified by specialists and prepared for tasks, ” - said a testament.</text:p>
      <text:p text:style-name="P4">
As it is noted, earlier the hub volunteers transferred more than 150 drones for the Vyduos.</text:p>
      <text:p text:style-name="P4">
<text:span text:style-name="T4">
 Read also: </text:span>
 <text:a xlink:type="simple" xlink:href="https://www.ukrinform.ua/rubric-ato/3716034-ukrainskim-vijskovim-peredali-500-fpvdroniv-pegas.html" text:style-name="Internet_20_link" text:visited-style-name="Visited_20_Internet_20_Link">
Ukrainian military passed 500 FPV-ducts "Pegas"</text:a>
The press service urged citizens to contact a volunteer hub and to get drones.</text:p>
      <text:p text:style-name="P4">
Contacts as well as details for Donates - on the HABU website <text:a xlink:type="simple" xlink:href="https://hub.cip.gov.ua/ua/home" text:style-name="Internet_20_link" text:visited-style-name="Visited_20_Internet_20_Link">
https://hub.cip.gov.ua</text:a>
.</text:p>
      <text:p text:style-name="P4">
As reported by Ukrinform, the day before, 400 thousand hryvnias were collected for the purchase of drones in Cherkasy.</text:p>
      <text:p text:style-name="P4">
News Source: <text:a xlink:type="simple" xlink:href="https://www.ukrinform.ua/rubric-ato/3718135-vijskovim-vidpravili-na-front-se-sim-droniv-aki-nadijsli-iz-polsi.html" text:style-name="Internet_20_link" text:visited-style-name="Visited_20_Internet_20_Link">
https://www.ukrinform.ua/rubric-ato/3718135-vijskovim-vidpravili-na-front-se-sim-droniv-aki-nadijsli-iz-polsi.html</text:a>
</text:p>
      <!--NEWS-->
      <text:h text:style-name="P10" text:outline-level="1">
<text:span text:style-name="T4">
The Vatican conducted a “cleaning rite” after an incident with a naked man</text:span>
</text:h>
      <text:p text:style-name="P4">
Authors: Ukrinform (Person)</text:p>
      <text:p text:style-name="P4">
Publisher: Укринформ (Organization)</text:p>
      <text:p text:style-name="P4">
Published Time: 2023-06-04T14:50:00+03:00</text:p>
      <text:p text:style-name="P4">
Modified Time: 2023-06-04T14:50:00+03:00</text:p>
      <text:p text:style-name="P4">
Description: On the main altar of St. Peter's basilica in the Vatican, a special "purification rite" was held after he was defiled by a man who stood on him naked in protest against the Russian war against Ukraine. - Ukrinform.</text:p>
      <text:p text:style-name="P4">
Images: ['<text:a xlink:type="simple" xlink:href="https://static.ukrinform.com/photos/2017_08/thumb_files/630_360_1503388196-8076.jpg" text:style-name="Internet_20_link" text:visited-style-name="Visited_20_Internet_20_Link">
630_360_15033...</text:a>
']</text:p>
      <text:p text:style-name="P4">
Tags: ['Ватикан', 'Війна з Росією']</text:p>
      <text:p text:style-name="P4">
Type: Article</text:p>
      <!--METADATA-->
      <text:p text:style-name="P4">
<draw:frame draw:style-name="fr1" draw:name="Image121" text:anchor-type="as-char" svg:width="6.9236in" svg:height="3.956343in" draw:z-index="0">
<draw:image xlink:href="../Images/yкринформ/2023-06-04T14-50-00-03-00/630_360_1503388196-8076.jpg" xlink:type="simple" xlink:show="embed" xlink:actuate="onLoad" draw:mime-type="image/jpeg"/>
</draw:frame>
St. Peter's basilica in the Vatican conducted a special "rite" after he was defiled by a man who stood on him a naked sign of protest against the Russian war against Ukraine.</text:p>
      <text:p text:style-name="P4">
According to Ukrinform, it reports <text:a xlink:type="simple" xlink:href="https://www.reuters.com/world/europe/purification-rite-st-peters-after-naked-man-desecrated-popes-altar-2023-06-03/" text:style-name="Internet_20_link" text:visited-style-name="Visited_20_Internet_20_Link">
Reuters.</text:a>
On Saturday, a prayer service, known as the rite of repentance, which requires canonical right, was headed by Bishop Basilica, Cardinal Mauro Gambetti.</text:p>
      <text:p text:style-name="P4">
It is noted that on a prayer service, during which Pope Francis consecrated the holy water of Tvinar, Gambetti said that a man had committed a "sinful and inappropriate, truly germ gesture" to draw attention to victims of war.</text:p>
      <text:p text:style-name="P4">
<text:span text:style-name="T4">
 Read also: </text:span>
 <text:a xlink:type="simple" xlink:href="https://www.ukrinform.ua/rubric-society/3713544-papa-francisk-zaklikav-ne-zabuvati-pro-ukrainciv.html" text:style-name="Internet_20_link" text:visited-style-name="Visited_20_Internet_20_Link">
Pope Francis urged not to forget about Ukrainians</text:a>
Source in <text:a xlink:type="simple" xlink:href="https://www.ukrinform.ua/tag-vatikan" text:style-name="Internet_20_link" text:visited-style-name="Visited_20_Internet_20_Link">
Vatican</text:a>
It added that during the incident, the man also had nail cuts. His identity was not installed, but in the photos taken by tourists and published Usocial networks, he was about 20-30 years old.</text:p>
      <text:p text:style-name="P4">
As reported by Ukrinform, a few days ago in St. Peter's Cathedral in the Vatican's <text:a xlink:type="simple" xlink:href="https://www.ukrinform.ua/rubric-world/3717323-u-vatikani-golij-colovik-viskociv-na-vivtar-soboru-na-znak-protestu-proti-vijni-v-ukraini.html" text:style-name="Internet_20_link" text:visited-style-name="Visited_20_Internet_20_Link">
undressed and a burst out and climbed into the main altar of the temple on a war against the war in Ukraine. </text:a>
This scene was shot on the mobile phones of the temple and spread on social networks.</text:p>
      <text:p text:style-name="P4">
The attendees together with the gendarmes immediately intervened, forced the man to dress again and delivered him to the gendarmerie for interrogation and identification.</text:p>
      <text:p text:style-name="P4">
News Source: <text:a xlink:type="simple" xlink:href="https://www.ukrinform.ua/rubric-world/3718136-u-vatikani-proveli-obrad-ocisenna-pisla-incidentu-z-ogolenim-colovikom.html" text:style-name="Internet_20_link" text:visited-style-name="Visited_20_Internet_20_Link">
https://www.ukrinform.ua/rubric-world/3718136-u-vatikani-proveli-obrad-ocisenna-pisla-incidentu-z-ogolenim-colovikom.html</text:a>
</text:p>
      <!--NEWS-->
      <text:h text:style-name="P10" text:outline-level="1">
<text:span text:style-name="T4">
Benzema leaves Madrid "Real"</text:span>
</text:h>
      <text:p text:style-name="P4">
Authors: Ukrinform (Person)</text:p>
      <text:p text:style-name="P4">
Publisher: Укринформ (Organization)</text:p>
      <text:p text:style-name="P4">
Published Time: 2023-06-04T14:59:00+03:00</text:p>
      <text:p text:style-name="P4">
Modified Time: 2023-06-04T14:59:00+03:00</text:p>
      <text:p text:style-name="P4">
Description: Real Madrid Forward Karim Benzema will leave the Madrid club after the end of this season. - Ukrinform.</text:p>
      <text:p text:style-name="P4">
Images: ['<text:a xlink:type="simple" xlink:href="https://static.ukrinform.com/photos/2023_06/thumb_files/630_360_1685880042-171.jpg" text:style-name="Internet_20_link" text:visited-style-name="Visited_20_Internet_20_Link">
630_360_16858...</text:a>
']</text:p>
      <text:p text:style-name="P4">
Tags: ['Футбол', 'Реал Мадрид']</text:p>
      <text:p text:style-name="P4">
Type: Article</text:p>
      <!--METADATA-->
      <text:p text:style-name="P4">
<draw:frame draw:style-name="fr1" draw:name="Image122" text:anchor-type="as-char" svg:width="6.9236in" svg:height="3.956343in" draw:z-index="0">
<draw:image xlink:href="../Images/yкринформ/2023-06-04T14-59-00-03-00/630_360_1685880042-171.jpg" xlink:type="simple" xlink:show="embed" xlink:actuate="onLoad" draw:mime-type="image/jpeg"/>
</draw:frame>
Real Madrid Forward Karim Benzema will leave the Madrid club after the present season is over.</text:p>
      <text:p text:style-name="P4">
The "creamy" was announced on their official <text:a xlink:type="simple" xlink:href="https://www.realmadrid.com/" text:style-name="Internet_20_link" text:visited-style-name="Visited_20_Internet_20_Link">
site</text:a>
, reports Ukrinform.</text:p>
      <text:p text:style-name="P4">
In the fourteen seasons, during which the Frenchman defended the colors of the Spanish club, he won 25 titles, a record amount for Real.</text:p>
      <text:p text:style-name="P4">
Benzema Madrid T -shirt has spent 647 matches(the fifth indicator of the club visitoria)in which he scored 353 balls. Karim is the second history of Real Madrid in La League and the UEFA Champions League.</text:p>
      <text:p text:style-name="P4">
<text:span text:style-name="T4">
 Read also: </text:span>
 <text:a xlink:type="simple" xlink:href="https://www.ukrinform.ua/rubric-sports/3717623-besedin-pokinuv-kiprsku-omoniu-pisla-zakincenna-orendi.html" text:style-name="Internet_20_link" text:visited-style-name="Visited_20_Internet_20_Link">
Besedin left Cyprus' homony after lease</text:a>
The official Karim Bensema wire ceremony will take place on June 6 in the presence of the president of "creamy" Florentino Pereza.</text:p>
      <text:p text:style-name="P4">
We will add that Benzema is the current owner of the "golden ball".</text:p>
      <text:p text:style-name="P4">
Photo: Getty Images.</text:p>
      <text:p text:style-name="P4">
News Source: <text:a xlink:type="simple" xlink:href="https://www.ukrinform.ua/rubric-sports/3718138-benzema-zalisae-madridskij-real.html" text:style-name="Internet_20_link" text:visited-style-name="Visited_20_Internet_20_Link">
https://www.ukrinform.ua/rubric-sports/3718138-benzema-zalisae-madridskij-real.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04T15:05:00+03:00</text:p>
      <text:p text:style-name="P4">
Modified Time: 2023-06-04T15:05: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3" text:anchor-type="as-char" svg:width="6.9236in" svg:height="3.956343in" draw:z-index="0">
<draw:image xlink:href="../Images/yкринформ/2023-06-04T15-05-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24" text:anchor-type="as-char" svg:width="6.9236in" svg:height="6.9236in" draw:z-index="0">
<draw:image xlink:href="../Images/yкринформ/2023-06-04T15-05-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25" text:anchor-type="as-char" svg:width="6.9236in" svg:height="6.9236in" draw:z-index="0">
<draw:image xlink:href="../Images/yкринформ/2023-06-04T15-05-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26" text:anchor-type="as-char" svg:width="6.9236in" svg:height="6.9236in" draw:z-index="0">
<draw:image xlink:href="../Images/yкринформ/2023-06-04T15-05-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27" text:anchor-type="as-char" svg:width="6.9236in" svg:height="6.9236in" draw:z-index="0">
<draw:image xlink:href="../Images/yкринформ/2023-06-04T15-05-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Thanks to United24 on the Lyceum Recovery in the Kyiv region raised $ 1.25 million</text:span>
</text:h>
      <text:p text:style-name="P4">
Authors: Ukrinform (Person)</text:p>
      <text:p text:style-name="P4">
Publisher: Укринформ (Organization)</text:p>
      <text:p text:style-name="P4">
Published Time: 2023-06-04T15:10:00+03:00</text:p>
      <text:p text:style-name="P4">
Modified Time: 2023-06-04T15:10:00+03:00</text:p>
      <text:p text:style-name="P4">
Description: Thanks to the United United24, $ 1.25 million has already been raised to restore the Lyceum in the village of Buzova in Kyiv region. - Ukrinform.</text:p>
      <text:p text:style-name="P4">
Images: ['<text:a xlink:type="simple" xlink:href="https://static.ukrinform.com/photos/2023_01/thumb_files/630_360_1673430511-880.jpg" text:style-name="Internet_20_link" text:visited-style-name="Visited_20_Internet_20_Link">
630_360_16734...</text:a>
']</text:p>
      <text:p text:style-name="P4">
Tags: ['Освіта', 'Київщина', 'Відбудова', 'United24']</text:p>
      <text:p text:style-name="P4">
Type: Article</text:p>
      <!--METADATA-->
      <text:p text:style-name="P4">
<draw:frame draw:style-name="fr1" draw:name="Image128" text:anchor-type="as-char" svg:width="6.9236in" svg:height="3.956343in" draw:z-index="0">
<draw:image xlink:href="../Images/yкринформ/2023-06-04T15-10-00-03-00/630_360_1673430511-880.jpg" xlink:type="simple" xlink:show="embed" xlink:actuate="onLoad" draw:mime-type="image/jpeg"/>
</draw:frame>
The United United States has already harvested $ 1.25 million for recovery in the village of Buzova in Kyiv region.</text:p>
      <text:p text:style-name="P4">
As Ukrinform reports, about it in <text:a xlink:type="simple" xlink:href="https://t.me/zedigital/3217" text:style-name="Internet_20_link" text:visited-style-name="Visited_20_Internet_20_Link">
telegram</text:a>
Viceremier reported on innovation, development of education, science and technologies -minister of digital transformation Mikhail Fedorov.</text:p>
      <text:p text:style-name="P4">
“Collected $ 1,50,000 through <text:a xlink:type="simple" xlink:href="https://t.me/U24_gov_ua" text:style-name="Internet_20_link" text:visited-style-name="Visited_20_Internet_20_Link">
United24</text:a>
On recovery in the village of Buzova in the Kyiv region. Now 452 children will be able to return offline. Everything is due to your support, ”Fedorov said.</text:p>
      <text:p text:style-name="P4">
According to him, it was the first fee for the restoration of the educational institution, already distributed the second.</text:p>
      <text:p text:style-name="P4">
<text:span text:style-name="T4">
 Read also: </text:span>
 <text:a xlink:type="simple" xlink:href="https://www.ukrinform.ua/rubric-vidbudova/3717555-united24-na-kiivsini-vidbudovuut-sist-budinkiv-se-12-na-cerzi.html" text:style-name="Internet_20_link" text:visited-style-name="Visited_20_Internet_20_Link">
United24: In the Kyiv region <text:span text:style-name="T4">
 rebuilding </text:span>
 six houses, 12 more - in turn</text:a>
“On August 5, Andriy Shevchenko, together with Alexander Zinchenko, will be held in Londonomatch stars of world football Game4UKRAINE. The goal is to raise funds on the restoration of the Haylo -Kotsubinsky Lyceum in the Chernihiv region, ”Viceremier said.</text:p>
      <text:p text:style-name="P4">
As reported by Ukrinform, on May 31, President of Ukraine Vladimir [Zelensky dressed American actor Mishi Collins]](https://www.ukrinform.ua/rubric-society/3716507-zelenskij-zustrivsa-z-aktorom-kollinzom-akij-stav-ambasadorom-united24.html)Under the accession of the USBasadors of the United24 fundraising platform and assistance to Ukraine's demining demining.</text:p>
      <text:p text:style-name="P4">
News Source: <text:a xlink:type="simple" xlink:href="https://www.ukrinform.ua/rubric-vidbudova/3718148-zavdaki-united24-na-vidnovlenna-liceu-na-kiivsini-zibrali-125-miljona.html" text:style-name="Internet_20_link" text:visited-style-name="Visited_20_Internet_20_Link">
https://www.ukrinform.ua/rubric-vidbudova/3718148-zavdaki-united24-na-vidnovlenna-liceu-na-kiivsini-zibrali-125-miljona.html</text:a>
</text:p>
      <!--NEWS-->
      <text:h text:style-name="P10" text:outline-level="1">
<text:span text:style-name="T4">
Pope mentioned Ukraine at a meeting with pilgrims</text:span>
</text:h>
      <text:p text:style-name="P4">
Authors: Ukrinform (Person)</text:p>
      <text:p text:style-name="P4">
Publisher: Укринформ (Organization)</text:p>
      <text:p text:style-name="P4">
Published Time: 2023-06-04T15:11:59+03:00</text:p>
      <text:p text:style-name="P4">
Modified Time: 2023-06-04T15:11:59+03:00</text:p>
      <text:p text:style-name="P4">
Description: Pope Francis completed his Sunday meeting with pilgrims to mention the "Road and Martyr Ukraine". - Ukrinform.</text:p>
      <text:p text:style-name="P4">
Images: ['<text:a xlink:type="simple" xlink:href="https://static.ukrinform.com/photos/2020_07/thumb_files/630_360_1595766608-606.jpeg" text:style-name="Internet_20_link" text:visited-style-name="Visited_20_Internet_20_Link">
630_360_15957...</text:a>
']</text:p>
      <text:p text:style-name="P4">
Tags: ['Індія', 'Папа Франциск', 'Війна з Росією']</text:p>
      <text:p text:style-name="P4">
Type: Article</text:p>
      <!--METADATA-->
      <text:p text:style-name="P4">
<draw:frame draw:style-name="fr1" draw:name="Image129" text:anchor-type="as-char" svg:width="6.9236in" svg:height="3.956343in" draw:z-index="0">
<draw:image xlink:href="../Images/yкринформ/2023-06-04T15-11-59-03-00/630_360_1595766608-606.jpeg" xlink:type="simple" xlink:show="embed" xlink:actuate="onLoad" draw:mime-type="image/jpeg"/>
</draw:frame>
The Papari Francis completed his Sunday meeting with pilgrims mention of the "Road and Martyr Ukraine".</text:p>
      <text:p text:style-name="P4">
According to Ukrinform, it reports <text:a xlink:type="simple" xlink:href="https://www.vaticannews.va/uk/pope/news/2023-06/papa-zaklyky-4-chervnya-2023.html" text:style-name="Internet_20_link" text:visited-style-name="Visited_20_Internet_20_Link">
Vatican News.</text:a>
“To her, a caring mother(Virgin - ed.), I get the population suffering from the reflective <text:a xlink:type="simple" xlink:href="https://www.ukrinform.ua/tag-vijna" text:style-name="Internet_20_link" text:visited-style-name="Visited_20_Internet_20_Link">
wars</text:a>
, especially the expensive tabular Ukraine, ”the Pontiff said.</text:p>
      <text:p text:style-name="P4">
The Pope Francis also expressed his opinion on India, where two days ago two passenger and cargo trains.</text:p>
      <text:p text:style-name="P4">
“I assure my prayers for numerous victims of the railway accident that occurred two days ago in India. I am close to wounded and relatives. May the Heavenly Father accept the souls of the dead in his kingdom, ”he said.</text:p>
      <text:p text:style-name="P4">
<text:span text:style-name="T4">
 Read also: </text:span>
 [in <text:span text:style-name="T4">
 Vatik </text:span>
 Ani conducted a "rite(https://www.ukrinform.ua/rubric-world/3718136-u-vatikani-proveli-obrad-ocisenna-pisla-incidentu-z-ogolenim-colovikom.html)As reported by Ukrinform, in India the number of killed as a result of a collision in the Eastern state of Odish <text:a xlink:type="simple" xlink:href="https://www.ukrinform.ua/rubric-world/3718087-kilkist-zagiblih-unaslidok-zaliznicnoi-avarii-v-indii-perevisila-300-osib.html" text:style-name="Internet_20_link" text:visited-style-name="Visited_20_Internet_20_Link">
exceeded 300 people.</text:a>
Photo: Vatican News</text:p>
      <text:p text:style-name="P4">
News Source: <text:a xlink:type="simple" xlink:href="https://www.ukrinform.ua/rubric-society/3718145-papa-rimskij-zgadav-pro-ukrainu-na-zustrici-z-palomnikami.html" text:style-name="Internet_20_link" text:visited-style-name="Visited_20_Internet_20_Link">
https://www.ukrinform.ua/rubric-society/3718145-papa-rimskij-zgadav-pro-ukrainu-na-zustrici-z-palomnikami.html</text:a>
</text:p>
      <!--NEWS-->
      <text:h text:style-name="P10" text:outline-level="1">
<text:span text:style-name="T4">
Legion "Freedom of Russia" and RDC stated that they were captured by soldiers in the Belgorod region</text:span>
</text:h>
      <text:p text:style-name="P4">
Authors: Ukrinform (Person)</text:p>
      <text:p text:style-name="P4">
Publisher: Укринформ (Organization)</text:p>
      <text:p text:style-name="P4">
Published Time: 2023-06-04T15:20:00+03:00</text:p>
      <text:p text:style-name="P4">
Modified Time: 2023-06-04T15:20:00+03:00</text:p>
      <text:p text:style-name="P4">
Description: The Russian Volunteer Corps and the Legion of Freedom of Russia stated that they had captured the soldiers of the Russian Army. - Ukrinform.</text:p>
      <text:p text:style-name="P4">
Images: ['<text:a xlink:type="simple" xlink:href="https://static.ukrinform.com/photos/2023_05/thumb_files/630_360_1684939078-4756.jpeg" text:style-name="Internet_20_link" text:visited-style-name="Visited_20_Internet_20_Link">
630_360_16849...</text:a>
']</text:p>
      <text:p text:style-name="P4">
Tags: ['Війна з Росією', 'Легіон «Свобода Росії» ', 'РДК']</text:p>
      <text:p text:style-name="P4">
Type: Article</text:p>
      <!--METADATA-->
      <text:p text:style-name="P4">
<draw:frame draw:style-name="fr1" draw:name="Image130" text:anchor-type="as-char" svg:width="6.9236in" svg:height="3.956343in" draw:z-index="0">
<draw:image xlink:href="../Images/yкринформ/2023-06-04T15-20-00-03-00/630_360_1684939078-4756.jpeg" xlink:type="simple" xlink:show="embed" xlink:actuate="onLoad" draw:mime-type="image/jpeg"/>
</draw:frame>
The Russian Volunteer Corps and the Legion of Freedom of Russia stated that the captivity of the soldiers of the Russian Army.</text:p>
      <text:p text:style-name="P4">
This was reported in [RDC telegram channel]](https://t.me/russvolcorps/582), reports Ukrinform.</text:p>
      <text:p text:style-name="P4">
In the video, they called on the governor of Belgorod region Vyacheslavagladkova to meet them in the local church for a short conversation - in exchange of prisoners.</text:p>
      <text:p text:style-name="P4">
<text:span text:style-name="T4">
 Read also: </text:span>
 <text:a xlink:type="simple" xlink:href="https://www.ukrinform.ua/rubric-ato/3718091-legion-svoboda-rosii-ta-rdk-zaavili-so-uvijsli-do-peredmista-sebekina.html" text:style-name="Internet_20_link" text:visited-style-name="Visited_20_Internet_20_Link">
Legion "Freedom of Russia" and <text:span text:style-name="T4">
 RDC </text:span>
 stated that the pre -trace of Shebekin was included</text:a>
“Today is a great Orthodox holiday, the Trinity. As a gesture of goodwill, which are commonly spoken of in the Government of the Russian Federation, we are ready to give you these prisoners, prostitious soldiers, for the opportunity to communicate with you personally, to discuss the current situation in the region and, most importantly, to talk about its future and future. Therefore, we invite you to a dialogue in the walls of the temple in the Nova Tavolzhanka, ”the post reads.</text:p>
      <text:p text:style-name="P4">
They urged Gladkov to come to an ambulance personally, a driver's nonsense without weapons.</text:p>
      <text:p text:style-name="P4">
“I will come personally with the LSR representative and prisoners. Most recently, the Order of Courage, so show true civil courage!”, -the members of the group added.</text:p>
      <text:p text:style-name="P4">
<text:span text:style-name="T4">
 Read also: </text:span>
 <text:a xlink:type="simple" xlink:href="https://www.ukrinform.ua/rubric-ato/3717327-u-rosii-zrostae-trivoznist-cerez-podii-u-belgorodskij-oblasti-isw.html" text:style-name="Internet_20_link" text:visited-style-name="Visited_20_Internet_20_Link">
in Russia increases anxiety due to events in the Belgorod region - ISW</text:a>
As reported by Ukrinform, on June 1, the Legion "Freedom of Russia" and "The Russian Volunteer Corps" declared the beginning of a new raid in the Belgorod region.</text:p>
      <text:p text:style-name="P4">
The Russian authorities to combat the guerrillas transferred to the border settlements of the Belgorod region an elite detachment of a special purpose, as well as the beginning shelling of the territory.</text:p>
      <text:p text:style-name="P4">
The Legion "Freedom of Russia" offered the inhabitants of the Belgorod region of the Russian Federation, which will suffer from shelling of the Russian army, to evacuate to Ukraine.</text:p>
      <text:p text:style-name="P4">
<text:span text:style-name="T4">
 Read also: </text:span>
 [Legion "<text:span text:style-name="T4">
 RDC </text:span>
" stated that his fighters came again(https://www.ukrinform.ua/rubric-ato/3715786-legion-rdk-zaaviv-so-jogo-bijci-znovu-zahodili-do-rosii.html)On June 4, the Russian Volunteer Corps and the Legion "Freedom of Russia" declared a passage to the suburbs of Shebekin of the Belgorod region of the Russian Federation.</text:p>
      <text:p text:style-name="P4">
News Source: <text:a xlink:type="simple" xlink:href="https://www.ukrinform.ua/rubric-ato/3718146-legion-svoboda-rosii-ta-rdk-zaavili-so-vzali-v-polon-rosijskih-soldativ-u-belgorodskij-oblasti.html" text:style-name="Internet_20_link" text:visited-style-name="Visited_20_Internet_20_Link">
https://www.ukrinform.ua/rubric-ato/3718146-legion-svoboda-rosii-ta-rdk-zaavili-so-vzali-v-polon-rosijskih-soldativ-u-belgorodskij-oblasti.html</text:a>
</text:p>
      <!--NEWS-->
      <text:h text:style-name="P10" text:outline-level="1">
<text:span text:style-name="T4">
Explosions reported in Kharkiv</text:span>
</text:h>
      <text:p text:style-name="P4">
Authors: liveuamap (Language: en)</text:p>
      <text:p text:style-name="P4">
Time: 2023-06-04T15:21:29</text:p>
      <text:p text:style-name="P4">
Location: Kharkiv, Kharkiv Oblast (Latitude:50.06199 Longtitude:36.24115)</text:p>
      <text:p text:style-name="P4">
Videos: []</text:p>
      <text:p text:style-name="P4">
Images: []</text:p>
      <text:p text:style-name="P4">
Tags: []</text:p>
      <text:p text:style-name="P4">
Id: 22567562</text:p>
      <!--METADATA-->
      <text:p text:style-name="P4">
Explosions reported in Kharkiv</text:p>
      <text:p text:style-name="P4">
News Collection Link: <text:a xlink:type="simple" xlink:href="https://liveuamap.com/en/2023/4-june-explosions-reported-in-kharkiv" text:style-name="Internet_20_link" text:visited-style-name="Visited_20_Internet_20_Link">
https://liveuamap.com/en/2023/4-june-explosions-reported-in-kharkiv</text:a>
</text:p>
      <text:p text:style-name="P4">
News Source: <text:a xlink:type="simple" xlink:href="https://t.me/kharkivlife/61904" text:style-name="Internet_20_link" text:visited-style-name="Visited_20_Internet_20_Link">
https://t.me/kharkivlife/61904</text:a>
</text:p>
      <!--NEWS-->
      <text:h text:style-name="P10" text:outline-level="1">
<text:span text:style-name="T4">
27 more affected Ukrainians have been taken to European clinics to treatment</text:span>
</text:h>
      <text:p text:style-name="P4">
Authors: Ukrinform (Person)</text:p>
      <text:p text:style-name="P4">
Publisher: Укринформ (Organization)</text:p>
      <text:p text:style-name="P4">
Published Time: 2023-06-04T15:27:00+03:00</text:p>
      <text:p text:style-name="P4">
Modified Time: 2023-06-04T15:27:00+03:00</text:p>
      <text:p text:style-name="P4">
Description: Specialized treatment to European clinics has been sent to 27 Ukrainians. - Ukrinform.</text:p>
      <text:p text:style-name="P4">
Images: ['<text:a xlink:type="simple" xlink:href="https://static.ukrinform.com/photos/2023_06/thumb_files/630_360_1685881574-200.jpg" text:style-name="Internet_20_link" text:visited-style-name="Visited_20_Internet_20_Link">
630_360_16858...</text:a>
']</text:p>
      <text:p text:style-name="P4">
Tags: ['МОЗ', 'Поранені', 'Війна з Росією']</text:p>
      <text:p text:style-name="P4">
Type: Article</text:p>
      <!--METADATA-->
      <text:p text:style-name="P4">
<draw:frame draw:style-name="fr1" draw:name="Image131" text:anchor-type="as-char" svg:width="6.9236in" svg:height="3.956343in" draw:z-index="0">
<draw:image xlink:href="../Images/yкринформ/2023-06-04T15-27-00-03-00/630_360_1685881574-200.jpg" xlink:type="simple" xlink:show="embed" xlink:actuate="onLoad" draw:mime-type="image/jpeg"/>
</draw:frame>
Another 27 Ukrainians were sent to European clinics.</text:p>
      <text:p text:style-name="P4">
According to Ukrinform, the Ministry of Health of Ukraine reports this <text:a xlink:type="simple" xlink:href="https://www.facebook.com/moz.ukr/posts/pfbid0fLu68NDcsFtNhUnssNd14ERRdg12CYA3oz8bo6fHsjw38bmi9LNBNqT51ZAgUqgPl" text:style-name="Internet_20_link" text:visited-style-name="Visited_20_Internet_20_Link">
Facebook</text:a>
.</text:p>
      <text:p text:style-name="P4">
«Це пацієнти з мінно-вибуховими пораненнями та онкопацієнти. Їх прийняли налікування медзаклади Данії, Німеччини та Нідерландів», - ідеться вповідомленні.</text:p>
      <text:p text:style-name="P4">
<text:span text:style-name="T4">
Читайте також:</text:span>
 <text:a xlink:type="simple" xlink:href="https://www.ukrinform.ua/rubric-society/3718100-kraina-aka-zabirae-zitta-ukrainskih-ditej-ne-mae-prava-na-isnuvanna-tkacenko.html" text:style-name="Internet_20_link" text:visited-style-name="Visited_20_Internet_20_Link">
 Країна, яка забирає життя українських дітей, не має правана існування - Ткаченко </text:a>
The Ministry of Health emphasized that such ordering has been ongoing for more than a year and practically daily, since constant fighting, shelling and injury to infrastructure significantly complicate the provision of medical care in the East and Pryphrorontoky areas.</text:p>
      <text:p text:style-name="P4">
According to Ukrinform, since the beginning of the war, the Ministry of Health of Ukraine, together with international partners, has already evacuated more than 3,700 Ukrainians.</text:p>
      <text:p text:style-name="P4">
News Source: <text:a xlink:type="simple" xlink:href="https://www.ukrinform.ua/rubric-society/3718153-do-evropejskih-klinik-dopravili-na-likuvanna-se-27-postrazdalih-ukrainciv.html" text:style-name="Internet_20_link" text:visited-style-name="Visited_20_Internet_20_Link">
https://www.ukrinform.ua/rubric-society/3718153-do-evropejskih-klinik-dopravili-na-likuvanna-se-27-postrazdalih-ukrainciv.html</text:a>
</text:p>
      <!--NEWS-->
      <text:h text:style-name="P10" text:outline-level="1">
<text:span text:style-name="T4">
In Italy, the passenger bus went to the abyss - one dead, 14 injured</text:span>
</text:h>
      <text:p text:style-name="P4">
Authors: Ukrinform (Person)</text:p>
      <text:p text:style-name="P4">
Publisher: Укринформ (Organization)</text:p>
      <text:p text:style-name="P4">
Published Time: 2023-06-04T15:46:18+03:00</text:p>
      <text:p text:style-name="P4">
Modified Time: 2023-06-04T15:46:18+03:00</text:p>
      <text:p text:style-name="P4">
Description: At least one person was killed and another 14 were injured in a campaign (in southern Italy), during which a passenger bus left the road to the abyss. - Ukrinform.</text:p>
      <text:p text:style-name="P4">
Images: ['<text:a xlink:type="simple" xlink:href="https://static.ukrinform.com/photos/2023_06/thumb_files/630_360_1685881024-188.jpg" text:style-name="Internet_20_link" text:visited-style-name="Visited_20_Internet_20_Link">
630_360_16858...</text:a>
']</text:p>
      <text:p text:style-name="P4">
Tags: ['ДТП', 'Італія', 'Автобус']</text:p>
      <text:p text:style-name="P4">
Type: Article</text:p>
      <!--METADATA-->
      <text:p text:style-name="P4">
<draw:frame draw:style-name="fr1" draw:name="Image132" text:anchor-type="as-char" svg:width="6.9236in" svg:height="3.956343in" draw:z-index="0">
<draw:image xlink:href="../Images/yкринформ/2023-06-04T15-46-18-03-00/630_360_1685881024-188.jpg" xlink:type="simple" xlink:show="embed" xlink:actuate="onLoad" draw:mime-type="image/jpeg"/>
</draw:frame>
The least one person was killed and 14(in southern Italy), during which the passenger bus left the road of Hryrwa.</text:p>
      <text:p text:style-name="P4">
As Ukrinform reports, it reports <text:a xlink:type="simple" xlink:href="https://www.ansa.it/english/news/2023/06/04/one-dead-14-injured-after-bus-plunges-down-ridge_a622610a-5858-413a-b3b5-1b3c6ca962d6.html" text:style-name="Internet_20_link" text:visited-style-name="Visited_20_Internet_20_Link">
ANSA.</text:a>
The driver of the bus traveling from Lecch to Rome with 38 passengers, sharply returned to avoid a collision with two cars that had already stopped afterwards. However, the passenger bus still left the highway into the abyss.</text:p>
      <text:p text:style-name="P4">
The deceased was one of the bus passengers.</text:p>
      <text:p text:style-name="P4">
It is noted that five more cars also got into the deadly <text:a xlink:type="simple" xlink:href="https://www.ukrinform.ua/tag-dtp" text:style-name="Internet_20_link" text:visited-style-name="Visited_20_Internet_20_Link">
accident</text:a>
On the A16 highway in the Wallesakcard area.</text:p>
      <text:p text:style-name="P4">
<text:span text:style-name="T4">
 Read also: </text:span>
 <text:a xlink:type="simple" xlink:href="https://www.ukrinform.ua/rubric-world/3705794-motorosna-dtp-u-tureccini-vantazivka-vrizalasa-v-natovp-vbivsi-12-osib.html" text:style-name="Internet_20_link" text:visited-style-name="Visited_20_Internet_20_Link">
Spooky <text:span text:style-name="T4">
 road accident </text:span>
 In Turkey: Truck crashed VNATOVP, killing 12 people</text:a>
As reported by Ukrinform, as a result of an accident with the participation of a passenger bus, it was in southern Turkey, <text:a xlink:type="simple" xlink:href="https://www.ukrinform.ua/rubric-world/3718099-u-tureccini-avtobus-iz-ludmi-potrapiv-u-dtp-odin-zagiblij-14-poranenih.html" text:style-name="Internet_20_link" text:visited-style-name="Visited_20_Internet_20_Link">
one person was killed and 14 were injured</text:a>
.</text:p>
      <text:p text:style-name="P4">
<text:span text:style-name="T5">
Foto: ANSA</text:span>
</text:p>
      <text:p text:style-name="P4">
News Source: <text:a xlink:type="simple" xlink:href="https://www.ukrinform.ua/rubric-world/3718157-v-italii-pasazirskij-avtobus-zihav-u-prirvu-odin-zagiblij-14-travmovanih.html" text:style-name="Internet_20_link" text:visited-style-name="Visited_20_Internet_20_Link">
https://www.ukrinform.ua/rubric-world/3718157-v-italii-pasazirskij-avtobus-zihav-u-prirvu-odin-zagiblij-14-travmovanih.html</text:a>
</text:p>
      <!--NEWS-->
      <text:h text:style-name="P10" text:outline-level="1">
<text:span text:style-name="T4">
The Russian BTR crashed into a civilian minibus near Melitopol, there is a dead</text:span>
</text:h>
      <text:p text:style-name="P4">
Authors: Ukrinform (Person)</text:p>
      <text:p text:style-name="P4">
Publisher: Укринформ (Organization)</text:p>
      <text:p text:style-name="P4">
Published Time: 2023-06-04T15:58:57+03:00</text:p>
      <text:p text:style-name="P4">
Modified Time: 2023-06-04T15:58:57+03:00</text:p>
      <text:p text:style-name="P4">
Description: In the temporarily captured Melitopol district of Zaporizhzhya region, Russian military on the APC collided with a minibus. One person was killed. - Ukrinform.</text:p>
      <text:p text:style-name="P4">
Images: ['<text:a xlink:type="simple" xlink:href="https://static.ukrinform.com/photos/2019_01/thumb_files/630_360_1548070814-343.jpeg" text:style-name="Internet_20_link" text:visited-style-name="Visited_20_Internet_20_Link">
630_360_15480...</text:a>
']</text:p>
      <text:p text:style-name="P4">
Tags: ['Аварія', 'Мелітополь', 'Військова техніка', 'Війна з Росією', 'Єдині новини']</text:p>
      <text:p text:style-name="P4">
Type: Article</text:p>
      <!--METADATA-->
      <text:p text:style-name="P4">
<draw:frame draw:style-name="fr1" draw:name="Image134" text:anchor-type="as-char" svg:width="6.9236in" svg:height="3.956343in" draw:z-index="0">
<draw:image xlink:href="../Images/yкринформ/2023-06-04T15-58-57-03-00/630_360_1548070814-343.jpeg" xlink:type="simple" xlink:show="embed" xlink:actuate="onLoad" draw:mime-type="image/jpeg"/>
</draw:frame>
Simotely captured by the Melitopol district of Zaporizhzhya region, the Russian Russian APC collided with a minibus. One person was killed.</text:p>
      <text:p text:style-name="P4">
Ivan Fedorov, the head of Melitopol, told Ukrinform on the national televis "One News" "One News".</text:p>
      <text:p text:style-name="P4">
"On the example of this week - more than 5 [crashes] happened(https://www.ukrinform.ua/tag-avaria)which caused Russian military in the territory of the occupied Melitopol, "he said.</text:p>
      <text:p text:style-name="P4">
Fedorov added that yesterday, at a turn to the village of Melitopol-Zaporozhye, the enemy APC crashed into a civilian minibus. One of the passengers on the spot.</text:p>
      <text:p text:style-name="P4">
In his post in <text:a xlink:type="simple" xlink:href="https://t.me/ivan_fedorov_melitopol/2164" text:style-name="Internet_20_link" text:visited-style-name="Visited_20_Internet_20_Link">
telegram</text:a>
He was fascinated that on June 2 in Melitopol at the intersection of Bohdan Khmelnitsky Avenue Belyakov Street, military KAMAZ rammed a civilian car. Yesterday, a military UAZ was not able to manage the Ivleti in the Borders yesterday.</text:p>
      <text:p text:style-name="P4">
<text:span text:style-name="T4">
 Read also: </text:span>
 <text:a xlink:type="simple" xlink:href="https://www.ukrinform.ua/rubric-regions/3718102-u-dtp-v-cerkasah-postrazdali-troe-ditej.html" text:style-name="Internet_20_link" text:visited-style-name="Visited_20_Internet_20_Link">
in <text:span text:style-name="T4">
 road accident </text:span>
 In Cherkasy three children were injured</text:a>
Earlier it was reported that in Melitopol and Kirillovtsi, invaders staged a fraction, demanding that civilians provide documents and show tattoos.</text:p>
      <text:p text:style-name="P4">
In addition, the occupiers are looking for Russian military deserters.</text:p>
      <text:p text:style-name="P4">
_ Photo illustrative_</text:p>
      <text:p text:style-name="P4">
News Source: <text:a xlink:type="simple" xlink:href="https://www.ukrinform.ua/rubric-regions/3718160-rosijskij-btr-vrizavsa-u-civilnij-mikroavtobus-poblizu-melitopola-e-zagiblij.html" text:style-name="Internet_20_link" text:visited-style-name="Visited_20_Internet_20_Link">
https://www.ukrinform.ua/rubric-regions/3718160-rosijskij-btr-vrizavsa-u-civilnij-mikroavtobus-poblizu-melitopola-e-zagiblij.html</text:a>
</text:p>
      <!--NEWS-->
      <text:h text:style-name="P10" text:outline-level="1">
<text:span text:style-name="T4">
More than 100,000 participants: An opposition march is held in Warsaw</text:span>
</text:h>
      <text:p text:style-name="P4">
Authors: Ukrinform (Person)</text:p>
      <text:p text:style-name="P4">
Publisher: Укринформ (Organization)</text:p>
      <text:p text:style-name="P4">
Published Time: 2023-06-04T16:05:00+03:00</text:p>
      <text:p text:style-name="P4">
Modified Time: 2023-06-04T16:05:00+03:00</text:p>
      <text:p text:style-name="P4">
Description: One of the largest marches in the history of democratic Poland continues in Warsaw. - Ukrinform.</text:p>
      <text:p text:style-name="P4">
Images: ['<text:a xlink:type="simple" xlink:href="https://static.ukrinform.com/photos/2023_06/thumb_files/630_360_1685883468-1453.jpeg" text:style-name="Internet_20_link" text:visited-style-name="Visited_20_Internet_20_Link">
630_360_16858...</text:a>
']</text:p>
      <text:p text:style-name="P4">
Tags: ['Опозиція', 'Польща', 'Туск', 'Варшава', 'Акція']</text:p>
      <text:p text:style-name="P4">
Type: Article</text:p>
      <!--METADATA-->
      <text:p text:style-name="P4">
<draw:frame draw:style-name="fr1" draw:name="Image135" text:anchor-type="as-char" svg:width="6.9236in" svg:height="3.956343in" draw:z-index="0">
<draw:image xlink:href="../Images/yкринформ/2023-06-04T16-05-00-03-00/630_360_1685883468-1453.jpeg" xlink:type="simple" xlink:show="embed" xlink:actuate="onLoad" draw:mime-type="image/jpeg"/>
</draw:frame>
Uzarhashava continues one of the largest marches in the history of democratic Poland.</text:p>
      <text:p text:style-name="P4">
More than 100,000 opposition supporters protest against the current authorities arrived in Warsaw on June 4, and Ukrinform correspondent reports.</text:p>
      <text:p text:style-name="P4">
"No one will stop this wave, the giant has awakened. I am proud that I can say: we will win," - said the leader of the opposition Donaldus on the march.</text:p>
      <text:p text:style-name="P4">
Mayor of Warsaw Rafal Tshaskovsky stated that the Poles want an open, free, democratic <text:a xlink:type="simple" xlink:href="https://www.ukrinform.ua/tag-polsa" text:style-name="Internet_20_link" text:visited-style-name="Visited_20_Internet_20_Link">
Poland</text:a>
. He stressed that all march participants go the only way - through victory.</text:p>
      <text:p text:style-name="P4">
</text:p>
      <text:p text:style-name="P4">
<text:a xlink:type="simple" xlink:href="https://static.ukrinform.com/photos/2023_06/1685883468-1604.jpeg" text:style-name="Internet_20_link" text:visited-style-name="Visited_20_Internet_20_Link">
 </text:a>
 <text:a xlink:type="simple" xlink:href="https://static.ukrinform.com/photos/2023_06/1685883468-5227.jpeg" text:style-name="Internet_20_link" text:visited-style-name="Visited_20_Internet_20_Link">
</text:a>
 <text:a xlink:type="simple" xlink:href="https://static.ukrinform.com/photos/2023_06/1685883468-4991.jpeg" text:style-name="Internet_20_link" text:visited-style-name="Visited_20_Internet_20_Link">
</text:a>
 <text:a xlink:type="simple" xlink:href="https://static.ukrinform.com/photos/2023_06/1685883468-2691.jpeg" text:style-name="Internet_20_link" text:visited-style-name="Visited_20_Internet_20_Link">
</text:a>
 <text:a xlink:type="simple" xlink:href="https://static.ukrinform.com/photos/2023_06/1685883468-7754.jpeg" text:style-name="Internet_20_link" text:visited-style-name="Visited_20_Internet_20_Link">
</text:a>
 <text:a xlink:type="simple" xlink:href="https://static.ukrinform.com/photos/2023_06/1685883468-1453.jpeg" text:style-name="Internet_20_link" text:visited-style-name="Visited_20_Internet_20_Link">
<draw:frame draw:style-name="fr1" draw:name="Image142" text:anchor-type="as-char" svg:width="6.9236in" svg:height="3.956343in" draw:z-index="0">
<draw:image xlink:href="../Images/yкринформ/2023-06-04T16-05-00-03-00/630_360_1685883468-1453.jpeg" xlink:type="simple" xlink:show="embed" xlink:actuate="onLoad" draw:mime-type="image/jpeg"/>
</draw:frame>
</text:a>
 <text:a xlink:type="simple" xlink:href="https://static.ukrinform.com/photos/2023_06/1685883469-4287.jpeg" text:style-name="Internet_20_link" text:visited-style-name="Visited_20_Internet_20_Link">
</text:a>
 <text:a xlink:type="simple" xlink:href="https://static.ukrinform.com/photos/2023_06/1685883469-4327.jpeg" text:style-name="Internet_20_link" text:visited-style-name="Visited_20_Internet_20_Link">
</text:a>
 <text:a xlink:type="simple" xlink:href="https://static.ukrinform.com/photos/2023_06/1685883469-6291.jpeg" text:style-name="Internet_20_link" text:visited-style-name="Visited_20_Internet_20_Link">
</text:a>
 <text:a xlink:type="simple" xlink:href="https://static.ukrinform.com/photos/2023_06/1685883469-2549.jpeg" text:style-name="Internet_20_link" text:visited-style-name="Visited_20_Internet_20_Link">
</text:a>
 <text:a xlink:type="simple" xlink:href="https://static.ukrinform.com/photos/2023_06/1685883469-9468.jpeg" text:style-name="Internet_20_link" text:visited-style-name="Visited_20_Internet_20_Link">
</text:a>
 <text:a xlink:type="simple" xlink:href="https://static.ukrinform.com/photos/2023_06/1685883469-2042.jpeg" text:style-name="Internet_20_link" text:visited-style-name="Visited_20_Internet_20_Link">
</text:a>
</text:p>
      <text:p text:style-name="P4">
<text:span text:style-name="T4">
 Read also: </text:span>
 <text:a xlink:type="simple" xlink:href="https://www.ukrinform.ua/rubric-world/3717627-duda-virisiv-zminiti-skandalnij-zakon-pro-rozsliduvanna-rosijskih-vpliviv-u-polsi.html" text:style-name="Internet_20_link" text:visited-style-name="Visited_20_Internet_20_Link">
Duda decided to change the scandalous law on investigation of Russian influences in <text:span text:style-name="T4">
 Poland </text:span>
</text:a>
Poles from all regions of the country came to Warsaw. Many participants will be the national white-red flags and EU flags, as well as crying out against government policies. They are chanting: "Freedom, Equality, Democracy", "There are Poland", "We will win".</text:p>
      <text:p text:style-name="P4">
The march organizers of June 4 are the Civic Coalition of Tusk. Its participants are the staff of most liberal and left forces.</text:p>
      <text:p text:style-name="P4">
It was reported that the parliamentary elections in Poland will take place in the fall of this year.</text:p>
      <text:p text:style-name="P4">
News Source: <text:a xlink:type="simple" xlink:href="https://www.ukrinform.ua/rubric-world/3718162-ponad-100-tisac-ucasnikiv-u-varsavi-prohodit-mars-opozicii.html" text:style-name="Internet_20_link" text:visited-style-name="Visited_20_Internet_20_Link">
https://www.ukrinform.ua/rubric-world/3718162-ponad-100-tisac-ucasnikiv-u-varsavi-prohodit-mars-opozicii.html</text:a>
</text:p>
      <!--NEWS-->
      <text:h text:style-name="P10" text:outline-level="1">
<text:span text:style-name="T4">
Bulgaria will conduct large -scale military training in the Black Sea</text:span>
</text:h>
      <text:p text:style-name="P4">
Authors: Ukrinform (Person)</text:p>
      <text:p text:style-name="P4">
Publisher: Укринформ (Organization)</text:p>
      <text:p text:style-name="P4">
Published Time: 2023-06-04T16:18:00+03:00</text:p>
      <text:p text:style-name="P4">
Modified Time: 2023-06-04T16:18:00+03:00</text:p>
      <text:p text:style-name="P4">
Description: The Bulgaria Defense Ministry has declared the large -scale military exercises "Shabla 2023" in the Black Sea from June 5 to June 9. - Ukrinform.</text:p>
      <text:p text:style-name="P4">
Images: ['<text:a xlink:type="simple" xlink:href="https://static.ukrinform.com/photos/2023_06/thumb_files/630_360_1685884562-264.jpg" text:style-name="Internet_20_link" text:visited-style-name="Visited_20_Internet_20_Link">
630_360_16858...</text:a>
']</text:p>
      <text:p text:style-name="P4">
Tags: ['Болгарія', ' Чорне море', 'Військові навчання']</text:p>
      <text:p text:style-name="P4">
Type: Article</text:p>
      <!--METADATA-->
      <text:p text:style-name="P4">
<draw:frame draw:style-name="fr1" draw:name="Image149" text:anchor-type="as-char" svg:width="6.9236in" svg:height="3.956343in" draw:z-index="0">
<draw:image xlink:href="../Images/yкринформ/2023-06-04T16-18-00-03-00/630_360_1685884562-264.jpg" xlink:type="simple" xlink:show="embed" xlink:actuate="onLoad" draw:mime-type="image/jpeg"/>
</draw:frame>
The Ministry of Defense Bolgaria declared the large -scale military exercises "Shabla 2023" of the educational sea from 5 to 9 June.</text:p>
      <text:p text:style-name="P4">
According to Ukrinform, it reports <text:a xlink:type="simple" xlink:href="https://sofiaglobe.com/2023/06/03/bulgarias-military-to-hold-shabla-2023-tactical-exercise-from-june-5-to-9/" text:style-name="Internet_20_link" text:visited-style-name="Visited_20_Internet_20_Link">
The Sofia Globe.</text:a>
"Intense shooting from different ground and air platforms will be conducted to air and surface purposes," the Defense Ministry reported.</text:p>
      <text:p text:style-name="P4">
Tactical exercises will be attended by land troops, air forces, naval forces and a united command of special operations.</text:p>
      <text:p text:style-name="P4">
The main purpose of the teaching is to improve the interaction of military formations <text:a xlink:type="simple" xlink:href="https://www.ukrinform.ua/tag-bolgaria" text:style-name="Internet_20_link" text:visited-style-name="Visited_20_Internet_20_Link">
Bulgaria.</text:a>
The Bulgaria MiG-29 Bulgaria Fighters will fire parachute missiles. Also planned combat firing with the use of various weapons, in particular, the P-300-A-Prascretic Complexes.</text:p>
      <text:p text:style-name="P4">
In addition, at the exercises that will last from June 5 to June 9, the Mi-24 Irtoleti Air-25 aircraft will perform firing with rocket-artillery weapons for surface purposes.</text:p>
      <text:p text:style-name="P4">
<text:span text:style-name="T4">
 Read also: </text:span>
 <text:a xlink:type="simple" xlink:href="https://www.ukrinform.ua/rubric-world/3716313-finlandia-prijmae-navcanna-vijskovih-nato-v-arktici.html" text:style-name="Internet_20_link" text:visited-style-name="Visited_20_Internet_20_Link">
Finland accepts <text:span text:style-name="T4">
 training </text:span>
 NATO military in the Arctic</text:a>
It is noted that from 11.30 o'clock on June 4 to 11.30 pm June 10, access to the capes of Caliacra and Kartalborum is restricted. The maritime administration will broadcast warnings for seafarers, reporting prozons forbidden for navigation.</text:p>
      <text:p text:style-name="P4">
As reported by Ukrinform, on Saturday, June 3, in Estonian Tallinn [the largest studies in the Baltops 23 began this year this year(https://www.ukrinform.ua/rubric-world/3717923-v-estonii-pocalisa-navcanna-baltops-za-ucastu-50-korabliv-nato.html)which are attended by 50 NATO battle -border. They are working on the interaction of the land, air Tavi-Navy forces in 20 countries.</text:p>
      <text:p text:style-name="P4">
News Source: <text:a xlink:type="simple" xlink:href="https://www.ukrinform.ua/rubric-world/3718165-bolgaria-provede-masstabni-vijskovi-navcanna-u-cornomu-mori.html" text:style-name="Internet_20_link" text:visited-style-name="Visited_20_Internet_20_Link">
https://www.ukrinform.ua/rubric-world/3718165-bolgaria-provede-masstabni-vijskovi-navcanna-u-cornomu-mori.html</text:a>
</text:p>
      <!--NEWS-->
      <text:h text:style-name="P10" text:outline-level="1">
<text:span text:style-name="T4">
Stoltenberg met with Erdogan - Talked about Sweden's membership in NATO</text:span>
</text:h>
      <text:p text:style-name="P4">
Authors: Ukrinform (Person)</text:p>
      <text:p text:style-name="P4">
Publisher: Укринформ (Organization)</text:p>
      <text:p text:style-name="P4">
Published Time: 2023-06-04T16:30:00+03:00</text:p>
      <text:p text:style-name="P4">
Modified Time: 2023-06-04T16:30:00+03:00</text:p>
      <text:p text:style-name="P4">
Description: A meeting of NATO Secretary General Jens Stoltenberg and Turkish President Recep Tayip Erdogan took place in Istanbul. One of the issues raised was the prospect of NATO's Sweden. - Ukrinform.</text:p>
      <text:p text:style-name="P4">
Images: ['<text:a xlink:type="simple" xlink:href="https://static.ukrinform.com/photos/2023_06/thumb_files/630_360_1685884527-403.jpg" text:style-name="Internet_20_link" text:visited-style-name="Visited_20_Internet_20_Link">
630_360_16858...</text:a>
']</text:p>
      <text:p text:style-name="P4">
Tags: ['Ердоган', 'НАТО', 'Столтенберг', 'Швеція']</text:p>
      <text:p text:style-name="P4">
Type: Article</text:p>
      <!--METADATA-->
      <text:p text:style-name="P4">
<draw:frame draw:style-name="fr1" draw:name="Image150" text:anchor-type="as-char" svg:width="6.9236in" svg:height="3.956343in" draw:z-index="0">
<draw:image xlink:href="../Images/yкринформ/2023-06-04T16-30-00-03-00/630_360_1685884527-403.jpg" xlink:type="simple" xlink:show="embed" xlink:actuate="onLoad" draw:mime-type="image/jpeg"/>
</draw:frame>
Today, the meeting of NATO Secretary -General Jens Stoltenberg Taprachchyna Turkey Recep Tayyip Erdogan was held. One of the issues raised was Sweden's NATO membership.</text:p>
      <text:p text:style-name="P4">
About it reports Ukrinform with reference to <text:a xlink:type="simple" xlink:href="https://www.trthaber.com/haber/gundem/cumhurbaskani-erdogan-nato-genel-sekreteri-stoltenbergi-kabulu-sona-erdi-772387.html" text:style-name="Internet_20_link" text:visited-style-name="Visited_20_Internet_20_Link">
TTT Haber.</text:a>
“The meeting, which was closed for the press, took place at the office in the Dolmabahche Palace, lasted about one hour. It is known that in its course, in addition to the development of Uregion events, the issue of Sweden's membership in [NATO] was raised(https://www.ukrinform.ua/tag-nato)”, - the TV channel reports.</text:p>
      <text:p text:style-name="P4">
The meeting was attended by Turkish Foreign Minister Hakan Fidan, National Defense Minister Yashar Guler, President's spokesman Ibrahim Kalin Tappodstods.</text:p>
      <text:p text:style-name="P4">
*!(https://www.ukrinform.ua/rubric-world/3716587-u-svecii-gotuut-zakon-so-mae-perekonati-tureccinu-znati-veto-na-vstup-do-nato.html)As reported by Ukrinform, earlier Stoltenberg <text:a xlink:type="simple" xlink:href="https://www.ukrinform.ua/rubric-world/3716926-stoltenberg-prodovzit-dialog-iz-tureccinou-dla-svidkogo-vstupu-svecii-u-nato.html" text:style-name="Internet_20_link" text:visited-style-name="Visited_20_Internet_20_Link">
expressed hope</text:a>
that the allies will renovate decisive support as soon as possible the full -fledged membership of Sweden Valiance.</text:p>
      <text:p text:style-name="P4">
<text:span text:style-name="T5">
Foto: aa</text:span>
</text:p>
      <text:p text:style-name="P4">
News Source: <text:a xlink:type="simple" xlink:href="https://www.ukrinform.ua/rubric-world/3718166-stoltenberg-zustrivsa-z-erdoganom-govorili-pro-clenstvo-svecii-v-nato.html" text:style-name="Internet_20_link" text:visited-style-name="Visited_20_Internet_20_Link">
https://www.ukrinform.ua/rubric-world/3718166-stoltenberg-zustrivsa-z-erdoganom-govorili-pro-clenstvo-svecii-v-nato.html</text:a>
</text:p>
      <!--NEWS-->
      <text:h text:style-name="P10" text:outline-level="1">
<text:span text:style-name="T4">
OPP called on Kiev power as soon as possible to develop an algorithm of work of shelters</text:span>
</text:h>
      <text:p text:style-name="P4">
Authors: Ukrinform (Person)</text:p>
      <text:p text:style-name="P4">
Publisher: Укринформ (Organization)</text:p>
      <text:p text:style-name="P4">
Published Time: 2023-06-04T16:34:00+03:00</text:p>
      <text:p text:style-name="P4">
Modified Time: 2023-06-04T16:34:00+03:00</text:p>
      <text:p text:style-name="P4">
Description: Local authorities in Kiev should form an algorithm for the work of shelters and access to residents. - Ukrinform.</text:p>
      <text:p text:style-name="P4">
Images: ['<text:a xlink:type="simple" xlink:href="https://static.ukrinform.com/photos/2022_09/thumb_files/630_360_1664378590-688.jpg" text:style-name="Internet_20_link" text:visited-style-name="Visited_20_Internet_20_Link">
630_360_16643...</text:a>
']</text:p>
      <text:p text:style-name="P4">
Tags: ['Київ', 'Офіс Президента', 'Укриття', 'Війна з Росією', 'Єдині новини']</text:p>
      <text:p text:style-name="P4">
Type: Article</text:p>
      <!--METADATA-->
      <text:p text:style-name="P4">
<draw:frame draw:style-name="fr1" draw:name="Image151" text:anchor-type="as-char" svg:width="6.9236in" svg:height="3.956343in" draw:z-index="0">
<draw:image xlink:href="../Images/yкринформ/2023-06-04T16-34-00-03-00/630_360_1664378590-688.jpg" xlink:type="simple" xlink:show="embed" xlink:actuate="onLoad" draw:mime-type="image/jpeg"/>
</draw:frame>
Organization authorities in Kiev should form an algorithm for the work of shelters and access of dawn residents.</text:p>
      <text:p text:style-name="P4">
This was stated by the Deputy Head of the Presidential Office Alexei Kuleb in the only news.</text:p>
      <text:p text:style-name="P4">
"There is now no understanding of the algorithm of the person responsible for people to get into the bomb shelter, there is no automatic access through QR codes of chicators, although our technologies allow you to make any option. Also, the question is how to store shelters open and that people are not measured there. These points are registered in the legislation, in the normative acts, and the cetreb urgently put into order, "he said.</text:p>
      <text:p text:style-name="P4">
At the same time, he stressed that for the arrangement of <text:a xlink:type="simple" xlink:href="https://www.ukrinform.ua/tag-ukritta" text:style-name="Internet_20_link" text:visited-style-name="Visited_20_Internet_20_Link">
shelter</text:a>
Responsible local authorities, and budget, allows you to equip most of the bomb shelves. According to him, it is instantly made as quickly as possible to make a decision in order for the algorithm to reach people in shelter and to the condition of these shelters as quickly as possible.</text:p>
      <text:p text:style-name="P4">
<text:span text:style-name="T4">
 Read also: </text:span>
 <text:a xlink:type="simple" xlink:href="https://www.ukrinform.ua/rubric-kyiv/3717837-u-kiiv-cifrovij-nadijsla-vze-ponad-tisaca-skarg-na-ukritta.html" text:style-name="Internet_20_link" text:visited-style-name="Visited_20_Internet_20_Link">
In Kiev digital "has already received more than a thousand complaints on <text:span text:style-name="T4">
 shelter </text:span>
</text:a>
"It is the duty of local authorities - to clearly calculate how many shelters or bomb shelters in the neighborhoods, who should be there, and who is responsible for the shelter to be opened," Kuleba emphasized.</text:p>
      <text:p text:style-name="P4">
The Deputy Head of the Presidential Office noted that in the regions of Ukraine the situation is different, but all regional centers and regions are in the field of work.</text:p>
      <text:p text:style-name="P4">
At the same time, Kuleba emphasized that the existing figures indicate that the situation with the shelter of the capital is the most difficult. According to him, security forces, including the SES, "will be involved in the local government bodies in the shortest possible time."</text:p>
      <text:p text:style-name="P4">
As reported by Ukrinform, the Minister of Strategic Industry Kamyshin said that [as of today(https://www.ukrinform.ua/rubric-kyiv/3718089-u-kievi-perevirili-ponad-tisacu-ukrittiv-polovina-z-nih-nepridatna-do-vikoristanna.html), half of which were in unsatisfactory condition - unsuitable for use or the commission could not open them.</text:p>
      <text:p text:style-name="P4">
News Source: <text:a xlink:type="simple" xlink:href="https://www.ukrinform.ua/rubric-kyiv/3718171-v-op-zaklikali-vladu-kieva-aknajsvidse-rozrobiti-algoritm-roboti-ukrittiv.html" text:style-name="Internet_20_link" text:visited-style-name="Visited_20_Internet_20_Link">
https://www.ukrinform.ua/rubric-kyiv/3718171-v-op-zaklikali-vladu-kieva-aknajsvidse-rozrobiti-algoritm-roboti-ukrittiv.html</text:a>
</text:p>
      <!--NEWS-->
      <text:h text:style-name="P10" text:outline-level="1">
<text:span text:style-name="T4">
Konoplyanka: The decision on my departure was made by the President of Krakowia</text:span>
</text:h>
      <text:p text:style-name="P4">
Authors: Ukrinform (Person)</text:p>
      <text:p text:style-name="P4">
Publisher: Укринформ (Organization)</text:p>
      <text:p text:style-name="P4">
Published Time: 2023-06-04T16:39:22+03:00</text:p>
      <text:p text:style-name="P4">
Modified Time: 2023-06-04T16:39:22+03:00</text:p>
      <text:p text:style-name="P4">
Description: Ukrainian Vinger Yevgeny Konoplyanka commented on his departure from Krakow's free agent. - Ukrinform.</text:p>
      <text:p text:style-name="P4">
Images: ['<text:a xlink:type="simple" xlink:href="https://static.ukrinform.com/photos/2023_06/thumb_files/630_360_1685885851-659.jpg" text:style-name="Internet_20_link" text:visited-style-name="Visited_20_Internet_20_Link">
630_360_16858...</text:a>
']</text:p>
      <text:p text:style-name="P4">
Tags: ['Футбол', 'Коноплянка']</text:p>
      <text:p text:style-name="P4">
Type: Article</text:p>
      <!--METADATA-->
      <text:p text:style-name="P4">
<draw:frame draw:style-name="fr1" draw:name="Image152" text:anchor-type="as-char" svg:width="6.9236in" svg:height="3.956343in" draw:z-index="0">
<draw:image xlink:href="../Images/yкринформ/2023-06-04T16-39-22-03-00/630_360_1685885851-659.jpg" xlink:type="simple" xlink:show="embed" xlink:actuate="onLoad" draw:mime-type="image/jpeg"/>
</draw:frame>
Ukrainian Vinger Yevgeny Konoplyanka commented on his departure from Krakow's free agent.</text:p>
      <text:p text:style-name="P4">
According to Ukrinform, with reference to the words of the Ukrainian for <text:a xlink:type="simple" xlink:href="https://sport.fakt.pl/pilka-nozna/cracovia-zegna-konoplanke-czuje-sie-jakbym-spedzil-tu-piec-lat-wywiad/rqt5z88" text:style-name="Internet_20_link" text:visited-style-name="Visited_20_Internet_20_Link">
fakt</text:a>
.</text:p>
      <text:p text:style-name="P4">
«Минуло лише півтора року, але я відчуваю, що був у «Краковії» 5 років. Яхотів залишитися в клубі, мені дуже подобалися всі тренери і гравці, які є вкоманді. Але це життя. Я повинен щось змінити. Навіть з нагоди останньої гричемпіонату я спілкувався з тренерами. Вони хотіли, щоб мій контракт з«Краковією» був продовжений. Але інше рішення ухвалив президент клубу ЯнушФіліп‘як. Не знаю чому. Весь цей час мені дуже подобалося і грати на цьомустадіоні, і отримувати підтримку вболівальників. У нас була відміннатренувальна база, і я дуже добре оцінюю період, проведений у клубі». - сказаввін.</text:p>
      <text:p text:style-name="P4">
Коноплянка також наголосив на тому, що відкритий до пропозицій з усіх країн.</text:p>
      <text:p text:style-name="P4">
<text:span text:style-name="T4">
Читайте також:</text:span>
 <text:a xlink:type="simple" xlink:href="https://www.ukrinform.ua/rubric-sports/3718138-benzema-zalisae-madridskij-real.html" text:style-name="Internet_20_link" text:visited-style-name="Visited_20_Internet_20_Link">
 Бензема залишає мадридський «Реал»</text:a>
As it was reported, Konoplyanka played 38 matches for Krakowia, with 4 goals and 2 assists. In the current season, Eugene spent 28 pools.</text:p>
      <text:p text:style-name="P4">
Konoplyanka's contract with Krakow is valid by the end of June 2023. July 1 will become a free agent.</text:p>
      <text:p text:style-name="P4">
Photo: FC Krakowia</text:p>
      <text:p text:style-name="P4">
News Source: <text:a xlink:type="simple" xlink:href="https://www.ukrinform.ua/rubric-sports/3718173-konoplanka-risenna-pro-mij-vidhid-uhvaliv-prezident-krakovii.html" text:style-name="Internet_20_link" text:visited-style-name="Visited_20_Internet_20_Link">
https://www.ukrinform.ua/rubric-sports/3718173-konoplanka-risenna-pro-mij-vidhid-uhvaliv-prezident-krakovii.html</text:a>
</text:p>
      <!--NEWS-->
      <text:h text:style-name="P10" text:outline-level="1">
<text:span text:style-name="T4">
Turkey sent a landing battalion to Kosovo</text:span>
</text:h>
      <text:p text:style-name="P4">
Authors: Ukrinform (Person)</text:p>
      <text:p text:style-name="P4">
Publisher: Укринформ (Organization)</text:p>
      <text:p text:style-name="P4">
Published Time: 2023-06-04T16:47:46+03:00</text:p>
      <text:p text:style-name="P4">
Modified Time: 2023-06-04T16:47:46+03:00</text:p>
      <text:p text:style-name="P4">
Description: The Turkish landing battalion was sent to Kosovo, which is associated with exacerbation of the situation through local elections. - Ukrinform.</text:p>
      <text:p text:style-name="P4">
Images: ['<text:a xlink:type="simple" xlink:href="https://static.ukrinform.com/photos/2023_06/thumb_files/630_360_1685886442-630.jpeg" text:style-name="Internet_20_link" text:visited-style-name="Visited_20_Internet_20_Link">
630_360_16858...</text:a>
']</text:p>
      <text:p text:style-name="P4">
Tags: ['Косово', 'Сербія', 'Туреччина']</text:p>
      <text:p text:style-name="P4">
Type: Article</text:p>
      <!--METADATA-->
      <text:p text:style-name="P4">
<draw:frame draw:style-name="fr1" draw:name="Image153" text:anchor-type="as-char" svg:width="6.9236in" svg:height="3.956343in" draw:z-index="0">
<draw:image xlink:href="../Images/yкринформ/2023-06-04T16-47-46-03-00/630_360_1685886442-630.jpeg" xlink:type="simple" xlink:show="embed" xlink:actuate="onLoad" draw:mime-type="image/jpeg"/>
</draw:frame>
The Turkish Sent Battalion was sent to Kosovo, which is associated with exacerbation through local elections.</text:p>
      <text:p text:style-name="P4">
About it reports Ukrinform with reference to the message of the Turkey Ministry of Defense <text:a xlink:type="simple" xlink:href="https://twitter.com/tcsavunma/status/1665320667561226241" text:style-name="Internet_20_link" text:visited-style-name="Visited_20_Internet_20_Link">
</text:a>
<text:a xlink:type="simple" xlink:href="https://twitter.com/tcsavunma/status/1665320667561226241" text:style-name="Internet_20_link" text:visited-style-name="Visited_20_Internet_20_Link">
Twitter</text:a>
 <text:a xlink:type="simple" xlink:href="https://twitter.com/tcsavunma/status/1665320667561226241" text:style-name="Internet_20_link" text:visited-style-name="Visited_20_Internet_20_Link">
 .</text:a>
“After the events that took place in Kosovo, the battalion of paratroopers of the 65th Motor infantry Brigade(Lyuleburgaz), stationed in the region, began moving to <text:a xlink:type="simple" xlink:href="https://www.ukrinform.ua/tag-kosovo" text:style-name="Internet_20_link" text:visited-style-name="Visited_20_Internet_20_Link">
Kosovo</text:a>
”, - йдеться у повідомленні.</text:p>
      <text:p text:style-name="Quotations">

<text:p text:style-name="P4">
65th&gt;
 65th&gt;
 Mechanized Infantry Brigade Command assigned in the region after the events in Kosovo(Lüleburgaz)Connected Commando Battalion,&gt;
 Kosovo began to transfer. <text:a xlink:type="simple" xlink:href="https://twitter.com/hashtag/Mill%C3%AESavunmaBakanl%C4%B1%C4%9F%C4%B1" text:style-name="Internet_20_link" text:visited-style-name="Visited_20_Internet_20_Link">
 #Millîsavunmabakanlık&gt;
</text:a>
&gt;
 <text:a xlink:type="simple" xlink:href="https://t.co/uuCyGs7eV0" text:style-name="Internet_20_link" text:visited-style-name="Visited_20_Internet_20_Link">
 pic.twitter.com/uuCyGs7eV0 </text:a>
&gt;
&gt;
 - T.C. National Defense Department(@tcsavunma)<text:a xlink:type="simple" xlink:href="https://twitter.com/tcsavunma/status/1665320667561226241" text:style-name="Internet_20_link" text:visited-style-name="Visited_20_Internet_20_Link">
 June 4, 2023&gt;
 </text:a>
The video shows that the place of service of the paratroopers was a serving aircraft of Turkish Air Force.</text:p>

</text:p>
      <text:p text:style-name="P4">
As reported by Ukrinform, earlier the EU called on Serbia and Kosovo to the de -escalation of tangening from uncoordinated actions. In particular, from Kosovo Brussels <text:a xlink:type="simple" xlink:href="https://www.ukrinform.ua/rubric-world/3717936-es-zaklikav-serbiu-ta-kosovo-do-deeskalacii-konfliktu-ta-prigroziv-negativnimi-naslidkami.html" text:style-name="Internet_20_link" text:visited-style-name="Visited_20_Internet_20_Link">
demands to maintain from forceful actions</text:a>
And hold new elections in the inhabited areas.</text:p>
      <text:p text:style-name="P4">
<text:span text:style-name="T4">
 Read also: </text:span>
 <text:a xlink:type="simple" xlink:href="https://www.ukrinform.ua/rubric-world/3716465-suticki-u-kosovo-premer-zvinuvativ-fasistski-bandi-aki-kontrolue-serbia.html" text:style-name="Internet_20_link" text:visited-style-name="Visited_20_Internet_20_Link">
Clashes in <text:span text:style-name="T4">
 Kosovo </text:span>
: Prime Minister accused Fascist Banda, which is controlled by Serbia</text:a>
We will remind, the Prime Minister of partially recognized Kosovo Albin Kurty stated that the local local elections in municipalities in the north of partially recognized astray, subject to termination of protests of Serbs and the removal of protesters of local councils.</text:p>
      <text:p text:style-name="P4">
News Source: <text:a xlink:type="simple" xlink:href="https://www.ukrinform.ua/rubric-world/3718175-tureccina-vidpravila-v-kosovo-desantnij-bataljon.html" text:style-name="Internet_20_link" text:visited-style-name="Visited_20_Internet_20_Link">
https://www.ukrinform.ua/rubric-world/3718175-tureccina-vidpravila-v-kosovo-desantnij-bataljon.html</text:a>
</text:p>
      <!--NEWS-->
      <text:h text:style-name="P10" text:outline-level="1">
<text:span text:style-name="T4">
Head of Dnipropetrovsk Ova told about children who were injured through a hostile attack</text:span>
</text:h>
      <text:p text:style-name="P4">
Authors: Ukrinform (Person)</text:p>
      <text:p text:style-name="P4">
Publisher: Укринформ (Organization)</text:p>
      <text:p text:style-name="P4">
Published Time: 2023-06-04T16:56:30+03:00</text:p>
      <text:p text:style-name="P4">
Modified Time: 2023-06-04T16:56:30+03:00</text:p>
      <text:p text:style-name="P4">
Description: As a result of a rocket attack on the suburbs of the Dnieper, which occurred the day before, five children were injured, one child was killed. - Ukrinform.</text:p>
      <text:p text:style-name="P4">
Images: ['<text:a xlink:type="simple" xlink:href="https://static.ukrinform.com/photos/2023_06/thumb_files/630_360_1685886886-917.jpg" text:style-name="Internet_20_link" text:visited-style-name="Visited_20_Internet_20_Link">
630_360_16858...</text:a>
']</text:p>
      <text:p text:style-name="P4">
Tags: ['Діти', 'Дніпропетровщина', 'Війна з Росією']</text:p>
      <text:p text:style-name="P4">
Type: Article</text:p>
      <!--METADATA-->
      <text:p text:style-name="P4">
<draw:frame draw:style-name="fr1" draw:name="Image154" text:anchor-type="as-char" svg:width="6.9236in" svg:height="3.956343in" draw:z-index="0">
<draw:image xlink:href="../Images/yкринформ/2023-06-04T16-56-30-03-00/630_360_1685886886-917.jpg" xlink:type="simple" xlink:show="embed" xlink:actuate="onLoad" draw:mime-type="image/jpeg"/>
</draw:frame>
In the case of a rocker attack on the suburbs of the Dnieper, which occurred the day before, the affected children, one child was killed.</text:p>
      <text:p text:style-name="P4">
The stories of these children were told by the head of the Dnipropetrovsk Ova Sergei Lisak Lisak, the posts in <text:a xlink:type="simple" xlink:href="https://t.me/s/dnipropetrovskaODA" text:style-name="Internet_20_link" text:visited-style-name="Visited_20_Internet_20_Link">
telegram</text:a>
, reports Ukrinform.</text:p>
      <text:p text:style-name="P4">
"6-year-old David was home with his parents. Right here-an explosion!A moment-and the apartment was overlooked. And most importantly-the family survived. All three were able to get out, though they were injured. The child is in intensive care Due to the "arrival" in the Podgorodn community, "he wrote.</text:p>
      <text:p text:style-name="P4">
<text:span text:style-name="T4">
 Read also: </text:span>
 <text:a xlink:type="simple" xlink:href="https://www.ukrinform.ua/rubric-regions/3718121-raketnij-udar-po-dnipropetrovsini-veresuk-priihala-na-misce-tragedii.html" text:style-name="Internet_20_link" text:visited-style-name="Visited_20_Internet_20_Link">
rocket strike by <text:span text:style-name="T4">
 Dnipropetrovsk </text:span>
 Inno: Vereshchuk arrived place of tragedy</text:a>
In serious condition, 15-year-old Sashko and 11-year-old Denis are in the hospital. Multiple injuries, brain concussions, fractures. Everyone was operated on.</text:p>
      <text:p text:style-name="P4">
According to the OVA, patients go to the correction and will soon be transferred to the extraordinary wards.</text:p>
      <text:p text:style-name="P4">
The killed 2-year-old girl was called Lisa. At the time of the rocket stroke, he was home with his mother.</text:p>
      <text:p text:style-name="P4">
<text:span text:style-name="T4">
 Read also: </text:span>
 <text:a xlink:type="simple" xlink:href="https://www.ukrinform.ua/rubric-regions/3718014-izpid-zavaliv-budinku-na-dnipropetrovsini-za-nic-vratuvali-cotiroh-ludej.html" text:style-name="Internet_20_link" text:visited-style-name="Visited_20_Internet_20_Link">
from the rubble of the house to <text:span text:style-name="T4">
 Dnipropetrovsk </text:span>
 in four people in the nonsense</text:a>
"Both were under the rubble. It is difficult to imagine what the girl's father felt, who came from work and saw this picture. He shouted frantically.(https://t.me/dnipropetrovskaODA/5066?single).</text:p>
      <text:p text:style-name="P4">
Initially, their wife was taken from under the ruins and sent to intensive care. The child's body was found about three in the morning.</text:p>
      <text:p text:style-name="P4">
At the scene of the attack, the consequences are eliminated. All services work. Charity organizations are deployed. Along with people local authorities. Appeals from the inhabitants of the affected homes.</text:p>
      <text:p text:style-name="P4">
Earlier it was reported that in general, 22 people were injured in the Russian missile strike. 6 apartments are completely destroyed.</text:p>
      <text:p text:style-name="P4">
News Source: <text:a xlink:type="simple" xlink:href="https://www.ukrinform.ua/rubric-society/3718180-golova-dnipropetrovskoi-ova-rozpoviv-pro-ditej-aki-postrazdali-cerez-vorozu-ataku-po-peredmistu.html" text:style-name="Internet_20_link" text:visited-style-name="Visited_20_Internet_20_Link">
https://www.ukrinform.ua/rubric-society/3718180-golova-dnipropetrovskoi-ova-rozpoviv-pro-ditej-aki-postrazdali-cerez-vorozu-ataku-po-peredmistu.html</text:a>
</text:p>
      <!--NEWS-->
      <text:h text:style-name="P10" text:outline-level="1">
<text:span text:style-name="T4">
Russian aircraft attacked Kherson region, is a victim</text:span>
</text:h>
      <text:p text:style-name="P4">
Authors: Ukrinform (Person)</text:p>
      <text:p text:style-name="P4">
Publisher: Укринформ (Organization)</text:p>
      <text:p text:style-name="P4">
Published Time: 2023-06-04T17:00:08+03:00</text:p>
      <text:p text:style-name="P4">
Modified Time: 2023-06-04T17:00:08+03:00</text:p>
      <text:p text:style-name="P4">
Description: Russian troops, with the use of aviation, inflicted regular blows in the Kherson region, injuring a peaceful resident and inflicting destruction of a civilian object. - Ukrinform.</text:p>
      <text:p text:style-name="P4">
Images: ['<text:a xlink:type="simple" xlink:href="https://static.ukrinform.com/photos/2022_02/thumb_files/630_360_1645860474-324.jpg" text:style-name="Internet_20_link" text:visited-style-name="Visited_20_Internet_20_Link">
630_360_16458...</text:a>
']</text:p>
      <text:p text:style-name="P4">
Tags: ['Херсонщина', 'Обстріл', 'Війна з Росією']</text:p>
      <text:p text:style-name="P4">
Type: Article</text:p>
      <!--METADATA-->
      <text:p text:style-name="P4">
<draw:frame draw:style-name="fr1" draw:name="Image155" text:anchor-type="as-char" svg:width="6.9236in" svg:height="3.956343in" draw:z-index="0">
<draw:image xlink:href="../Images/yкринформ/2023-06-04T17-00-08-03-00/630_360_1645860474-324.jpg" xlink:type="simple" xlink:show="embed" xlink:actuate="onLoad" draw:mime-type="image/jpeg"/>
</draw:frame>
With the use of aviation, the Ruskivska struck the next blows to the Kherson region, injuring a peaceful resident and inflicting destruction of a civilian object.</text:p>
      <text:p text:style-name="P4">
According to Ukrinform, the Kherson Regional Military Administration reported in <text:a xlink:type="simple" xlink:href="https://t.me/khersonskaODA/6399" text:style-name="Internet_20_link" text:visited-style-name="Visited_20_Internet_20_Link">
telegram. </text:a>
Thus, according to OVA, in the village of Vesele -controlled aircraft, the invaders destroyed the access of the agricultural enterprise. As a result of hostile <text:a xlink:type="simple" xlink:href="https://www.ukrinform.ua/tag-obstril" text:style-name="Internet_20_link" text:visited-style-name="Visited_20_Internet_20_Link">
shelling</text:a>
The 64-year-old woman has received a light time, the victim receives medical help.</text:p>
      <text:p text:style-name="P4">
*!(https://www.ukrinform.ua/rubric-economy/3717939-rosiani-rozgrabovuut-derzavni-agropidpriemstva-na-timcasovo-okupovanij-hersonsini.html)The city of Berislav also was under the blow of the Russian army. The enemy kissed the vittorium of the local plant.</text:p>
      <text:p text:style-name="P4">
As reported by Ukrinform, in the last day Russian invaders 56 times <text:a xlink:type="simple" xlink:href="https://www.ukrinform.ua/rubric-regions/3718001-zagarbniki-za-dobu-vipustili-po-hersonsini-287-snaradiv-pocilili-u-zitlovi-kvartali.html" text:style-name="Internet_20_link" text:visited-style-name="Visited_20_Internet_20_Link">
fired at the Kherson region,</text:a>
kissing settlements in residential quarters.</text:p>
      <text:p text:style-name="P4">
News Source: <text:a xlink:type="simple" xlink:href="https://www.ukrinform.ua/rubric-ato/3718181-rosijska-aviacia-atakuvala-hersonsinu-e-postrazdala.html" text:style-name="Internet_20_link" text:visited-style-name="Visited_20_Internet_20_Link">
https://www.ukrinform.ua/rubric-ato/3718181-rosijska-aviacia-atakuvala-hersonsinu-e-postrazdala.html</text:a>
</text:p>
      <!--NEWS-->
      <text:h text:style-name="P10" text:outline-level="1">
<text:span text:style-name="T4">
UPL: Dynamo lost points, Dnipro-1 and Zorya won</text:span>
</text:h>
      <text:p text:style-name="P4">
Authors: Ukrinform (Person)</text:p>
      <text:p text:style-name="P4">
Publisher: Укринформ (Organization)</text:p>
      <text:p text:style-name="P4">
Published Time: 2023-06-04T17:00:21+03:00</text:p>
      <text:p text:style-name="P4">
Modified Time: 2023-06-04T17:00:21+03:00</text:p>
      <text:p text:style-name="P4">
Description: In the last round of UPL, the 2022/23 season, the final places of the clubs were determined on the basis of this year's draw. - Ukrinform.</text:p>
      <text:p text:style-name="P4">
Images: ['<text:a xlink:type="simple" xlink:href="https://static.ukrinform.com/photos/2023_06/thumb_files/630_360_1685887112-854.jpg" text:style-name="Internet_20_link" text:visited-style-name="Visited_20_Internet_20_Link">
630_360_16858...</text:a>
']</text:p>
      <text:p text:style-name="P4">
Tags: ['Футбол', "Прем'єр-ліга"]</text:p>
      <text:p text:style-name="P4">
Type: Article</text:p>
      <!--METADATA-->
      <text:p text:style-name="P4">
<draw:frame draw:style-name="fr1" draw:name="Image156" text:anchor-type="as-char" svg:width="6.9236in" svg:height="3.956343in" draw:z-index="0">
<draw:image xlink:href="../Images/yкринформ/2023-06-04T17-00-21-03-00/630_360_1685887112-854.jpg" xlink:type="simple" xlink:show="embed" xlink:actuate="onLoad" draw:mime-type="image/jpeg"/>
</draw:frame>
The last round of the UPL of the 2022/23 season has determined the final places of the clubs with the suside of this year's draw.</text:p>
      <text:p text:style-name="P4">
The 30th round of the Ukrainian Premier League is coming to an end, Ukrinform reports.</text:p>
      <text:p text:style-name="P4">
Dynamo divided points with Metalist -1925 - 1: 1. As part of the people of Kyivans distinguishedhares. The Kharkiv residents responded with an accurate blow to Gabelok.</text:p>
      <text:p text:style-name="P4">
In the parallel match "Veres" won Ingulets - 1: 0. The only goal for Rakhunovchenko.</text:p>
      <text:p text:style-name="P4">
The duel between "movement" and "Alexandria" ended without heads - 0: 0.</text:p>
      <text:p text:style-name="P4">
In another Dnipro-1 match won Kryvbas(1:0)Thanks to the bare blanco.</text:p>
      <text:p text:style-name="P4">
Zorya defeated Minaj in her match - 3: 0. The victory was guaranteed by Batagova's precision, a double on Rusyn's account.</text:p>
      <text:p text:style-name="P4">
In parallel, Chernomorets was stronger than Metalist - 3: 0. In the "sailors", Yusov, another goal on Hadida's account, twice distinguished himself.</text:p>
      <text:p text:style-name="P4">
Another UPL match between Kolos and Lviv ended with the victory of Kovalivtsi -1: 0. Winning goal on the giant account.</text:p>
      <text:p text:style-name="P4">
<text:span text:style-name="T4">
 Read also: </text:span>
 <text:a xlink:type="simple" xlink:href="https://www.ukrinform.ua/rubric-sports/3717724-fk-polissa-oplativ-novu-sistemu-var-dla-cempionatu-ukraini.html" text:style-name="Internet_20_link" text:visited-style-name="Visited_20_Internet_20_Link">
FC Polissya "paid for the new VAR system for the Ukrainian Championship</text:a>
Shakhtar reportedly became the UPL Champion of the 2022/23 UPL.</text:p>
      <text:p text:style-name="P4">
Photo: scdnipro1.com.ua</text:p>
      <text:p text:style-name="P4">
News Source: <text:a xlink:type="simple" xlink:href="https://www.ukrinform.ua/rubric-sports/3718183-upl-dinamo-vtratilo-ocki-dnipro1-i-zora-zdobuli-peremogu.html" text:style-name="Internet_20_link" text:visited-style-name="Visited_20_Internet_20_Link">
https://www.ukrinform.ua/rubric-sports/3718183-upl-dinamo-vtratilo-ocki-dnipro1-i-zora-zdobuli-peremogu.html</text:a>
</text:p>
      <!--NEWS-->
      <text:h text:style-name="P10" text:outline-level="1">
<text:span text:style-name="T4">
The invaders fired the community in Kharkiv region, two wounded</text:span>
</text:h>
      <text:p text:style-name="P4">
Authors: Ukrinform (Person)</text:p>
      <text:p text:style-name="P4">
Publisher: Укринформ (Organization)</text:p>
      <text:p text:style-name="P4">
Published Time: 2023-06-04T17:06:00+03:00</text:p>
      <text:p text:style-name="P4">
Modified Time: 2023-06-04T17:06:00+03:00</text:p>
      <text:p text:style-name="P4">
Description: Today, at 2:30 pm, the Russian military fired at the artillery of Zolochiv in the Kharkiv region - as a result of a blow, two people were injured.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Харківщина', 'Війна з Росією']</text:p>
      <text:p text:style-name="P4">
Type: Article</text:p>
      <!--METADATA-->
      <text:p text:style-name="P4">
<draw:frame draw:style-name="fr1" draw:name="Image157" text:anchor-type="as-char" svg:width="6.9236in" svg:height="3.956343in" draw:z-index="0">
<draw:image xlink:href="../Images/yкринформ/2023-06-04T17-06-00-03-00/630_360_1657197743-186.jpg" xlink:type="simple" xlink:show="embed" xlink:actuate="onLoad" draw:mime-type="image/jpeg"/>
</draw:frame>
Today, at14: 30 Russian military fired at the artillery of Zolochiv Kharkiv region -two people received a blow to the injury.</text:p>
      <text:p text:style-name="P4">
About this <text:a xlink:type="simple" xlink:href="https://suspilne.media/496693-rf-obstrilala-zolociv-z-artilerii-e-poraneni/" text:style-name="Internet_20_link" text:visited-style-name="Visited_20_Internet_20_Link">
 </text:a>
<text:a xlink:type="simple" xlink:href="https://suspilne.media/496693-rf-obstrilala-zolociv-z-artilerii-e-poraneni/" text:style-name="Internet_20_link" text:visited-style-name="Visited_20_Internet_20_Link">
Public</text:a>
The community chairman Viktor Kovalenko reported, Ukrinform reports.</text:p>
      <text:p text:style-name="P4">
"Pre-damaged house of children's and youth creativity. 10 windows and front doors are knocked out. Other injuries are being clarified. The injuries were injured by a 40-year-old man and a 38-year-old woman," Kovalenko said.</text:p>
      <text:p text:style-name="P4">
<text:span text:style-name="T4">
 Read also: </text:span>
 [In the day the Russians attacked nine regions of Ukraine -OVAV(https://www.ukrinform.ua/rubric-regions/3718041-za-dobu-rosiani-atakuvali-devat-regioniv-ukraini-zvedenna-ova.html)As reported by Ukrinform, the Russian army in the morning of June 4 from helicopters from the helicopters massively fired at the settlements of Chuguev and Bohodukhiv district of Kharkiv region.</text:p>
      <text:p text:style-name="P4">
News Source: <text:a xlink:type="simple" xlink:href="https://www.ukrinform.ua/rubric-ato/3718185-zagarbniki-obstrilali-gromadu-na-harkivsini-dvoe-poranenih.html" text:style-name="Internet_20_link" text:visited-style-name="Visited_20_Internet_20_Link">
https://www.ukrinform.ua/rubric-ato/3718185-zagarbniki-obstrilali-gromadu-na-harkivsini-dvoe-poranenih.html</text:a>
</text:p>
      <!--NEWS-->
      <text:h text:style-name="P10" text:outline-level="1">
<text:span text:style-name="T4">
Since June 5, the Evherga system will cancel records with false data</text:span>
</text:h>
      <text:p text:style-name="P4">
Authors: Ukrinform (Person)</text:p>
      <text:p text:style-name="P4">
Publisher: Укринформ (Organization)</text:p>
      <text:p text:style-name="P4">
Published Time: 2023-06-04T17:14:58+03:00</text:p>
      <text:p text:style-name="P4">
Modified Time: 2023-06-04T17:14:58+03:00</text:p>
      <text:p text:style-name="P4">
Description: The Electronic Border Cross Project team in order to improve the system and greater convenience for users and improve defense, from Monday, June 5, will apply a new registration mechanism. - Ukrinform.</text:p>
      <text:p text:style-name="P4">
Images: ['<text:a xlink:type="simple" xlink:href="https://static.ukrinform.com/photos/2023_05/thumb_files/630_360_1683720358-948.jpeg" text:style-name="Internet_20_link" text:visited-style-name="Visited_20_Internet_20_Link">
630_360_16837...</text:a>
']</text:p>
      <text:p text:style-name="P4">
Tags: ['Укртрансбезпека', 'Вантажівка', 'єЧерга ']</text:p>
      <text:p text:style-name="P4">
Type: Article</text:p>
      <!--METADATA-->
      <text:p text:style-name="P4">
<draw:frame draw:style-name="fr1" draw:name="Image159" text:anchor-type="as-char" svg:width="6.9236in" svg:height="3.956343in" draw:z-index="0">
<draw:image xlink:href="../Images/yкринформ/2023-06-04T17-14-58-03-00/630_360_1683720358-948.jpeg" xlink:type="simple" xlink:show="embed" xlink:actuate="onLoad" draw:mime-type="image/jpeg"/>
</draw:frame>
The Electronic Border Cross Product Team to improve the system and more convenience for users and increase protection, from Monday, June 5, will use a new registration mechanism.</text:p>
      <text:p text:style-name="P4">
About it reports the State Service of Ukraine for Transport Safety(Ukrtransbuzepka)In <text:a xlink:type="simple" xlink:href="https://www.facebook.com/DSBT.UA/posts/pfbid0356oUwST2WqKzRFDdrXcC8LXqWHxv1vdPXQcR6E7XcyxGQqE8yWoH6TSdwu7F9Zk2l" text:style-name="Internet_20_link" text:visited-style-name="Visited_20_Internet_20_Link">
Facebook</text:a>
, reports Ukrinform.</text:p>
      <text:p text:style-name="P4">
"️ Monitoring of users' records showed: one of the common issues of Jenissing into the system of false data in order to become in the Emergency Before it is provided by the rules, namely - to record the car in the EJ There is a car made without cargo, and later loaded, the system will cancel such a record, " - the message reads.</text:p>
      <text:p text:style-name="P4">
<text:span text:style-name="T4">
 Read also: </text:span>
 <text:a xlink:type="simple" xlink:href="https://www.ukrinform.ua/rubric-economy/3709462-ecerga-zapracuvala-na-vsih-miznarodnih-avtomobilnih-punktah-propusku.html" text:style-name="Internet_20_link" text:visited-style-name="Visited_20_Internet_20_Link">
<text:span text:style-name="T4">
 Energ </text:span>
 And has worked on all international checkpoints</text:a>
It is noted that the new mechanism will be applied from Monday, June 5, will be done constantly.</text:p>
      <text:p text:style-name="P4">
In Ukrtran Security, they advise those who have registered an empty car, but plan to interpret the border with the load, cancel the queue and register again, indicate the information, as re -registration will save time.</text:p>
      <text:p text:style-name="P4">
"Echarga will compare the list of empty trucks with the database of customs declarations. The loads to which the customs under registration will be detected after registration will be detected, the system will be marked in the system with a special mark and subsequently removed by the Emergency," - explained in the department.</text:p>
      <text:p text:style-name="P4">
<text:span text:style-name="T4">
 Read also: </text:span>
 <text:a xlink:type="simple" xlink:href="https://www.ukrinform.ua/rubric-economy/3707297-u-punktah-propusku-na-zahidnomu-kordoni-zapracuvala-sistema-ecerga.html" text:style-name="Internet_20_link" text:visited-style-name="Visited_20_Internet_20_Link">
in the checkpoints on the western border of the work -laid system <text:span text:style-name="T4">
 energ </text:span>
 a</text:a>
As it was reported, in December 2022 at the checkpoint "Yagodin - Dorogushk" the pilot project was opened by the electronic turn of the border crossing. Vonabul was designed specifically for the Ukrainian checkpoint and taking into account the feature of the Ukrainian regulatory framework.</text:p>
      <text:p text:style-name="P4">
Registration for trucks in an electronic queue started at the beginning of the day 2023. For buses, the entry will be available from July, and for the handwriting cars - from August this year.</text:p>
      <text:p text:style-name="P4">
News Source: <text:a xlink:type="simple" xlink:href="https://www.ukrinform.ua/rubric-economy/3718189-z-5-cervna-sistema-ecerga-skasovuvatime-zapisi-z-nepravdivimi-danimi.html" text:style-name="Internet_20_link" text:visited-style-name="Visited_20_Internet_20_Link">
https://www.ukrinform.ua/rubric-economy/3718189-z-5-cervna-sistema-ecerga-skasovuvatime-zapisi-z-nepravdivimi-danimi.html</text:a>
</text:p>
      <!--NEWS-->
      <text:h text:style-name="P10" text:outline-level="1">
<text:span text:style-name="T4">
In Kharkiv, Zelensk took part in the opening of a monument to children who died due to Russian aggression</text:span>
</text:h>
      <text:p text:style-name="P4">
Authors: Ukrinform (Person)</text:p>
      <text:p text:style-name="P4">
Publisher: Укринформ (Organization)</text:p>
      <text:p text:style-name="P4">
Published Time: 2023-06-04T17:17:00+03:00</text:p>
      <text:p text:style-name="P4">
Modified Time: 2023-06-04T17:17:00+03:00</text:p>
      <text:p text:style-name="P4">
Description: Prior to the International Day of Innocent Children - Victims of Aggression in Kharkiv, a monument was revealed to Ukrainian children who died as a result of armed aggression by Russia. - Ukrinform.</text:p>
      <text:p text:style-name="P4">
Images: ['<text:a xlink:type="simple" xlink:href="https://static.ukrinform.com/photos/2023_06/thumb_files/630_360_1685888202-726.jpg" text:style-name="Internet_20_link" text:visited-style-name="Visited_20_Internet_20_Link">
630_360_16858...</text:a>
']</text:p>
      <text:p text:style-name="P4">
Tags: ['Діти', 'Харків', 'Олена Зеленська', 'Війна з Росією']</text:p>
      <text:p text:style-name="P4">
Type: Article</text:p>
      <!--METADATA-->
      <text:p text:style-name="P4">
<draw:frame draw:style-name="fr1" draw:name="Image160" text:anchor-type="as-char" svg:width="6.9236in" svg:height="3.956343in" draw:z-index="0">
<draw:image xlink:href="../Images/yкринформ/2023-06-04T17-17-00-03-00/630_360_1685888202-726.jpg" xlink:type="simple" xlink:show="embed" xlink:actuate="onLoad" draw:mime-type="image/jpeg"/>
</draw:frame>
International day of innocent children - victims of aggression in Kharkiv, discovered a monument to Ukrainian children who died as a result of armed aggression from Russia.</text:p>
      <text:p text:style-name="P4">
Presidential wife Olena Zelenska reported this in <text:a xlink:type="simple" xlink:href="https://t.me/FirstLadyOfUkraine/3303" text:style-name="Internet_20_link" text:visited-style-name="Visited_20_Internet_20_Link">
telegram</text:a>
, reports Ukrinform.</text:p>
      <text:p text:style-name="P4">
“A boy and a girl fly over an explosion on the wings ... This is a monument to Mikhail Yatchenko's work for children who died as a result of armed aggression, now stands in Kharkiv. It is difficult to open the monuments to the dead. Particularly if these kids are dead. After all, children have to live. How small residents of the home rockets of homes all over the country were to live. All the passengers of cars with the inscription "Children", shot by the invaders "were to live,” Pershali wrote.</text:p>
      <text:p text:style-name="P4">
Video: <text:a xlink:type="simple" xlink:href="https://t.me/FirstLadyOfUkraine/3304" text:style-name="Internet_20_link" text:visited-style-name="Visited_20_Internet_20_Link">
Elena Zelenskaya Telegram channel</text:a>
<text:span text:style-name="T4">
 Read also: </text:span>
 <text:a xlink:type="simple" xlink:href="https://www.ukrinform.ua/rubric-society/3717523-zelenska-proponue-zrobiti-prostir-spilno-na-kiivskomu-vokzali-instrumentom-kulturnoi-diplomatii.html" text:style-name="Internet_20_link" text:visited-style-name="Visited_20_Internet_20_Link">
Zelenskaya proposes to make the space "jointly" the Nakiyiv station with a tool of cultural diplomacy</text:a>
Zelenskaya noted that today 485 children were killed in Ukraine in Ukraine.</text:p>
      <text:p text:style-name="P4">
“This pain is impossible to grasp. In the 21st century in the middle of Europe, we were forced to talk about the protection of our children from physical destruction. But the world should be aware if he has not realized: the threat to our children is a threat to children in general. There are no borders as a child, ”the first lady said.</text:p>
      <text:p text:style-name="P4">
</text:p>
      <text:p text:style-name="P4">
She also emphasized that children are the responsibility of parents. Therefore, parents are presenting today for their children "the best, the safest, full -fledged - even in the middle of the war."</text:p>
      <text:p text:style-name="P4">
<text:span text:style-name="T4">
 Read also: </text:span>
 <text:a xlink:type="simple" xlink:href="https://www.ukrinform.ua/rubric-society/3717001-diti-e-najbilsimi-zertvami-vijni-zelenska.html" text:style-name="Internet_20_link" text:visited-style-name="Visited_20_Internet_20_Link">
children are the greatest victims of war - Zelensk</text:a>
As reported, the International Children's Day of Aggression, founded by the UN General Assembly, is celebrated on June 4. Ukrainian adopted to him in 2021.</text:p>
      <text:p text:style-name="P4">
News Source: <text:a xlink:type="simple" xlink:href="https://www.ukrinform.ua/rubric-society/3718190-u-harkovi-zelenska-vzala-ucast-u-vidkritti-pamatnika-ditam-aki-zaginuli-cerez-agresiu-rf.html" text:style-name="Internet_20_link" text:visited-style-name="Visited_20_Internet_20_Link">
https://www.ukrinform.ua/rubric-society/3718190-u-harkovi-zelenska-vzala-ucast-u-vidkritti-pamatnika-ditam-aki-zaginuli-cerez-agresiu-rf.html</text:a>
</text:p>
      <!--NEWS-->
      <text:h text:style-name="P10" text:outline-level="1">
<text:span text:style-name="T4">
Shakhtar gave way to Vorskli in UPL</text:span>
</text:h>
      <text:p text:style-name="P4">
Authors: Ukrinform (Person)</text:p>
      <text:p text:style-name="P4">
Publisher: Укринформ (Organization)</text:p>
      <text:p text:style-name="P4">
Published Time: 2023-06-04T17:18:26+03:00</text:p>
      <text:p text:style-name="P4">
Modified Time: 2023-06-04T17:18:26+03:00</text:p>
      <text:p text:style-name="P4">
Description: Miners became ahead of time UPL champions, but gave way to the last round of the championship. - Ukrinform.</text:p>
      <text:p text:style-name="P4">
Images: ['<text:a xlink:type="simple" xlink:href="https://static.ukrinform.com/photos/2023_06/thumb_files/630_360_1685888019-940.jpg" text:style-name="Internet_20_link" text:visited-style-name="Visited_20_Internet_20_Link">
630_360_16858...</text:a>
']</text:p>
      <text:p text:style-name="P4">
Tags: ['Футбол', "Прем'єр-ліга", 'Ворскла', 'Шахтар']</text:p>
      <text:p text:style-name="P4">
Type: Article</text:p>
      <!--METADATA-->
      <text:p text:style-name="P4">
<draw:frame draw:style-name="fr1" draw:name="Image162" text:anchor-type="as-char" svg:width="6.9236in" svg:height="3.956343in" draw:z-index="0">
<draw:image xlink:href="../Images/yкринформ/2023-06-04T17-18-26-03-00/630_360_1685888019-940.jpg" xlink:type="simple" xlink:show="embed" xlink:actuate="onLoad" draw:mime-type="image/jpeg"/>
</draw:frame>
Miners became ahead of time UPL champions, but gave way to the last round of the championship.</text:p>
      <text:p text:style-name="P4">
Shakhtar lost Vorskli 0: 2 in the 30th round of the Ukrainian Premier League, reports Ukrinform.</text:p>
      <text:p text:style-name="P4">
Sefer and Pavlyuk were distinguished as part of the Poltava. The Pitmen responded to Bondarenko's exact strike.</text:p>
      <text:p text:style-name="P4">
Shakhtar became the UPL Champion of the 2022/23 season.</text:p>
      <text:p text:style-name="P4">
<text:span text:style-name="T4">
 Read also: </text:span>
 <text:a xlink:type="simple" xlink:href="https://www.ukrinform.ua/rubric-sports/3718183-upl-dinamo-vtratilo-ocki-dnipro1-i-zora-zdobuli-peremogu.html" text:style-name="Internet_20_link" text:visited-style-name="Visited_20_Internet_20_Link">
<text:span text:style-name="T4">
 UPL </text:span>
: Dynamo lost points, Dnipro-1 and Zorya won</text:a>
Final Table of UPL 2022/23: 1. Shakhtar(72 glasses), 2. Dnipro-1(67), 3. "Dawn"(67), 4. «Dynamo»(60), 5. Vorskla(45), 6. Alexandria(44), 7. "Kryvbas"(41), 8. "Colossus"(36), 9. Chernomorets(35), 10. “Minaj”(33), 11. "Movement"(32), 12. Metalist-1925(32), 13. "Heather"(31), 14. Ingulets(31), 15. Metalist(22), 16. "Lviv"(13).</text:p>
      <text:p text:style-name="P4">
Фото: shakhtar.com</text:p>
      <text:p text:style-name="P4">
News Source: <text:a xlink:type="simple" xlink:href="https://www.ukrinform.ua/rubric-sports/3718191-sahtar-postupivsa-vorskli-v-upl.html" text:style-name="Internet_20_link" text:visited-style-name="Visited_20_Internet_20_Link">
https://www.ukrinform.ua/rubric-sports/3718191-sahtar-postupivsa-vorskli-v-upl.html</text:a>
</text:p>
      <!--NEWS-->
      <text:h text:style-name="P10" text:outline-level="1">
<text:span text:style-name="T4">
Tkachenko advised everyone to watch the movie "20 days in Mariupol"</text:span>
</text:h>
      <text:p text:style-name="P4">
Authors: Ukrinform (Person)</text:p>
      <text:p text:style-name="P4">
Publisher: Укринформ (Organization)</text:p>
      <text:p text:style-name="P4">
Published Time: 2023-06-04T17:22:01+03:00</text:p>
      <text:p text:style-name="P4">
Modified Time: 2023-06-04T17:22:01+03:00</text:p>
      <text:p text:style-name="P4">
Description: Minister of Culture and Information Policy Oleksandr Tkachenko advised everyone to watch Mstislav Chernov's film for 20 days in Mariupol. - Ukrinform.</text:p>
      <text:p text:style-name="P4">
Images: ['<text:a xlink:type="simple" xlink:href="https://static.ukrinform.com/photos/2023_03/thumb_files/630_360_1680089705-466.jpg" text:style-name="Internet_20_link" text:visited-style-name="Visited_20_Internet_20_Link">
630_360_16800...</text:a>
']</text:p>
      <text:p text:style-name="P4">
Tags: ['Кіно', 'Маріуполь', 'Ткаченко']</text:p>
      <text:p text:style-name="P4">
Type: Article</text:p>
      <!--METADATA-->
      <text:p text:style-name="P4">
<draw:frame draw:style-name="fr1" draw:name="Image163" text:anchor-type="as-char" svg:width="6.9236in" svg:height="3.956343in" draw:z-index="0">
<draw:image xlink:href="../Images/yкринформ/2023-06-04T17-22-01-03-00/630_360_1680089705-466.jpg" xlink:type="simple" xlink:show="embed" xlink:actuate="onLoad" draw:mime-type="image/jpeg"/>
</draw:frame>
Minister of Culture and Information Policy Oleksandr Tkachenko advised everyone to look at Mstislav Chernov's "20 days in Mariupol".</text:p>
      <text:p text:style-name="P4">
According to Ukrinform, Tkachenko wrote about it in <text:a xlink:type="simple" xlink:href="https://t.me/otkachenkokyiv/3688" text:style-name="Internet_20_link" text:visited-style-name="Visited_20_Internet_20_Link">
telegram.</text:a>
Mstislav Chernov's film "20 days in Mariupol". I advise you to look at all, especially on the big screen. This is a truly impressive document, impressively about heroic resistance <text:a xlink:type="simple" xlink:href="https://www.ukrinform.ua/tag-mariupol" text:style-name="Internet_20_link" text:visited-style-name="Visited_20_Internet_20_Link">
Mariupol</text:a>
, about people who, by their work - doctors, firefighters, police officers, our military, held back the barbaric invasion by the Russians, ”the Minister said.</text:p>
      <text:p text:style-name="P4">
According to him, watching the movie will not be easy, but it is worth doing. "Taxmo as it is worth making this movie to see the world. The tape is already traveling as a world, today was presented at the Docudise festival(Docudays UA International Documentary Cinema Film Festival)», - noted.</text:p>
      <text:p text:style-name="P4">
According to him, it was even more touching to meet the heroes of this movie, police, doctors who were also forced to leave Mariupol. Tkachenko noted that he was etched by the words They saw the released Mariupol. "</text:p>
      <text:p text:style-name="P4">
<text:span text:style-name="T4">
 Read also: </text:span>
 <text:a xlink:type="simple" xlink:href="https://www.ukrinform.ua/rubric-culture/3660843-film-20-dniv-u-mariupoli-viborov-nagorodu-na-kinofestivali-u-statah.html" text:style-name="Internet_20_link" text:visited-style-name="Visited_20_Internet_20_Link">
movie "20 <text:span text:style-name="T4">
 days </text:span>
 U <text:span text:style-name="T4">
 Mariu </text:span>
 Pole" has selected the award in the states in the states</text:a>
The minister also mentioned that Mstislav Chernov and Yevgeny Maloletka were the only international journalists who filmed everything that happened in the city during the Russian invasion and at the beginning of Mariupol's capture.</text:p>
      <text:p text:style-name="P4">
According to Ukrinform, Ukrainian photographers Yevgeny Maloletka and Mstislav Chernov <text:a xlink:type="simple" xlink:href="https://www.ukrinform.ua/rubric-society/3706514-ukrainci-zdobuli-pulitcerivsku-premiu.html" text:style-name="Internet_20_link" text:visited-style-name="Visited_20_Internet_20_Link">
won the Pulitzer Prize for a picture from Mariupol</text:a>
 <text:a xlink:type="simple" xlink:href="https://www.ukrinform.ua/rubric-society/3706514-ukrainci-zdobuli-pulitcerivsku-premiu.html" text:style-name="Internet_20_link" text:visited-style-name="Visited_20_Internet_20_Link">
 . </text:a>
Vasilisa Stepanenko's video paddy was also award.</text:p>
      <text:p text:style-name="P4">
News Source: <text:a xlink:type="simple" xlink:href="https://www.ukrinform.ua/rubric-culture/3718193-tkacenko-poradiv-usim-podivitisa-film-20-dniv-u-mariupoli.html" text:style-name="Internet_20_link" text:visited-style-name="Visited_20_Internet_20_Link">
https://www.ukrinform.ua/rubric-culture/3718193-tkacenko-poradiv-usim-podivitisa-film-20-dniv-u-mariupoli.html</text:a>
</text:p>
      <!--NEWS-->
      <text:h text:style-name="P10" text:outline-level="1">
<text:span text:style-name="T4">
The enemy beat the border of Sumy and Chernihiv four times during the day</text:span>
</text:h>
      <text:p text:style-name="P4">
Authors: Ukrinform (Person)</text:p>
      <text:p text:style-name="P4">
Publisher: Укринформ (Organization)</text:p>
      <text:p text:style-name="P4">
Published Time: 2023-06-04T17:24:00+03:00</text:p>
      <text:p text:style-name="P4">
Modified Time: 2023-06-04T17:24:00+03:00</text:p>
      <text:p text:style-name="P4">
Description: Russian troops on Sunday, June 4, fired at mortars and artillery four times the border areas of Sumy and Chernihiv regions. - Ukrinform.</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Сумщина', 'Чернігівщина', 'Війна з Росією']</text:p>
      <text:p text:style-name="P4">
Type: Article</text:p>
      <!--METADATA-->
      <text:p text:style-name="P4">
<draw:frame draw:style-name="fr1" draw:name="Image164" text:anchor-type="as-char" svg:width="6.9236in" svg:height="3.956343in" draw:z-index="0">
<draw:image xlink:href="../Images/yкринформ/2023-06-04T17-24-00-03-00/630_360_1677781968-366.jpg" xlink:type="simple" xlink:show="embed" xlink:actuate="onLoad" draw:mime-type="image/jpeg"/>
</draw:frame>
Ruskivska on Sunday, June 4, fired at mortars and artillery border areas of Sumy and Chernihiv regions four times.</text:p>
      <text:p text:style-name="P4">
According to Ukrinform, the operational command "North" reported in <text:a xlink:type="simple" xlink:href="https://t.me/ok_pivnich1/3001" text:style-name="Internet_20_link" text:visited-style-name="Visited_20_Internet_20_Link">
telegram. </text:a>
In particular, from 07:00 to 07:20 in the area of the village of Karpovich there were 15 hits, probably from mortars of 120 mm caliber.</text:p>
      <text:p text:style-name="P4">
From 11:00 to 12:05, 28 hits were recorded, probably from the Spring Artillery of the Postivob-Novgorodskoye.</text:p>
      <text:p text:style-name="P4">
From 14:10 to 14:20 in the area of the village of Bruski, the invaders made three hit, probably from a mortar of 120 mm caliber. From 15:10 to 15:30 in the district of the same settlement there were six more hits, probably with the same weapon.</text:p>
      <text:p text:style-name="P4">
<text:span text:style-name="T4">
 Read also: </text:span>
 <text:a xlink:type="simple" xlink:href="https://www.ukrinform.ua/rubric-regions/3718066-vorog-atakuvav-sumsinu-dronamikamikadze-e-rujnuvanna.html" text:style-name="Internet_20_link" text:visited-style-name="Visited_20_Internet_20_Link">
enemy attacked <text:span text:style-name="T4">
 Sumshch </text:span>
 ину Drone-Kamikadze, eating</text:a>
Information on the loss of the local population or damage to civil infrastructure in any case was not received.</text:p>
      <text:p text:style-name="P4">
As reported by Ukrinform, at night on June 4 in the Chernihiv and Sumy regions, border guards <text:a xlink:type="simple" xlink:href="https://www.ukrinform.ua/rubric-ato/3718130-prikordonniki-zbili-na-sumsini-j-cernigivsini-tri-dronikamikadze.html" text:style-name="Internet_20_link" text:visited-style-name="Visited_20_Internet_20_Link">
destroyed two enemy drones</text:a>
Shahed type, another neutralized.</text:p>
      <text:p text:style-name="P4">
News Source: <text:a xlink:type="simple" xlink:href="https://www.ukrinform.ua/rubric-ato/3718194-vorog-cotiri-razi-uprodovz-dna-biv-po-prikordonnu-sumsini-ta-cernigivsini.html" text:style-name="Internet_20_link" text:visited-style-name="Visited_20_Internet_20_Link">
https://www.ukrinform.ua/rubric-ato/3718194-vorog-cotiri-razi-uprodovz-dna-biv-po-prikordonnu-sumsini-ta-cernigivsini.html</text:a>
</text:p>
      <!--NEWS-->
      <text:h text:style-name="P10" text:outline-level="1">
<text:span text:style-name="T4">
There was a mountain collapse in China, 14 people were killed</text:span>
</text:h>
      <text:p text:style-name="P4">
Authors: Ukrinform (Person)</text:p>
      <text:p text:style-name="P4">
Publisher: Укринформ (Organization)</text:p>
      <text:p text:style-name="P4">
Published Time: 2023-06-04T17:43:21+03:00</text:p>
      <text:p text:style-name="P4">
Modified Time: 2023-06-04T17:43:21+03:00</text:p>
      <text:p text:style-name="P4">
Description: Fourteen people were killed as a result of the collapse of the mountain on Sunday, June 4, in Leshan, in the southwest of China. - Ukrinform.</text:p>
      <text:p text:style-name="P4">
Images: ['<text:a xlink:type="simple" xlink:href="https://static.ukrinform.com/photos/2023_06/thumb_files/630_360_1685889065-231.png" text:style-name="Internet_20_link" text:visited-style-name="Visited_20_Internet_20_Link">
630_360_16858...</text:a>
']</text:p>
      <text:p text:style-name="P4">
Tags: ['Китай', 'Обвалення', 'Гори']</text:p>
      <text:p text:style-name="P4">
Type: Article</text:p>
      <!--METADATA-->
      <text:p text:style-name="P4">
<draw:frame draw:style-name="fr1" draw:name="Image165" text:anchor-type="as-char" svg:width="6.9236in" svg:height="3.956343in" draw:z-index="0">
<draw:image xlink:href="../Images/yкринформ/2023-06-04T17-43-21-03-00/630_360_1685889065-231.png" xlink:type="simple" xlink:show="embed" xlink:actuate="onLoad" draw:mime-type="image/png"/>
</draw:frame>
Fourteen people were killed as a result of the collapse of the mountain on Sunday, June 4, the content of Leshan, in the southwest of China.</text:p>
      <text:p text:style-name="P4">
As Ukrinform reports, it reports <text:a xlink:type="simple" xlink:href="https://english.news.cn/20230604/c3715172af2445e18881fc7e895f5426/c.html" text:style-name="Internet_20_link" text:visited-style-name="Visited_20_Internet_20_Link">
</text:a>
<text:a xlink:type="simple" xlink:href="https://english.news.cn/20230604/c3715172af2445e18881fc7e895f5426/c.html" text:style-name="Internet_20_link" text:visited-style-name="Visited_20_Internet_20_Link">
Xinhua</text:a>
 <text:a xlink:type="simple" xlink:href="https://english.news.cn/20230604/c3715172af2445e18881fc7e895f5426/c.html" text:style-name="Internet_20_link" text:visited-style-name="Visited_20_Internet_20_Link">
. </text:a>
According to local authorities, the collapse of part of the mountain happened at about 6 am in the morning of Zlissgospa in the town of Yoncheng.</text:p>
      <text:p text:style-name="P4">
It is noted that now a team of rescuers of more than 180 people continue to look for the fifth missing persons.</text:p>
      <text:p text:style-name="P4">
<text:span text:style-name="T4">
 Read also: </text:span>
 <text:a xlink:type="simple" xlink:href="https://www.ukrinform.ua/rubric-world/3718099-u-tureccini-avtobus-iz-ludmi-potrapiv-u-dtp-odin-zagiblij-14-poranenih.html" text:style-name="Internet_20_link" text:visited-style-name="Visited_20_Internet_20_Link">
in Turkey a bus with people got into <text:span text:style-name="T4">
 an accident </text:span>
 - single, 14 wounded</text:a>
As reported by Ukrinform, on May 20 in Switzerland a plane with tourists at the Boardza crashes in the mountains near the border with France.</text:p>
      <text:p text:style-name="P4">
<text:span text:style-name="T5">
Foto: ndtv.com</text:span>
</text:p>
      <text:p text:style-name="P4">
News Source: <text:a xlink:type="simple" xlink:href="https://www.ukrinform.ua/rubric-world/3718198-u-kitai-stavsa-obval-gori-zaginuli-14-ludej.html" text:style-name="Internet_20_link" text:visited-style-name="Visited_20_Internet_20_Link">
https://www.ukrinform.ua/rubric-world/3718198-u-kitai-stavsa-obval-gori-zaginuli-14-ludej.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4T18:01:00+03:00</text:p>
      <text:p text:style-name="P4">
Modified Time: 2023-06-04T18:01: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66" text:anchor-type="as-char" svg:width="6.9236in" svg:height="3.956343in" draw:z-index="0">
<draw:image xlink:href="../Images/yкринформ/2023-06-04T18-01-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Ukrainian schools in Warsaw visited the Mavka premiere. Forest Song"</text:span>
</text:h>
      <text:p text:style-name="P4">
Authors: Ukrinform (Person)</text:p>
      <text:p text:style-name="P4">
Publisher: Укринформ (Organization)</text:p>
      <text:p text:style-name="P4">
Published Time: 2023-06-04T18:09:00+03:00</text:p>
      <text:p text:style-name="P4">
Modified Time: 2023-06-04T18:09:00+03:00</text:p>
      <text:p text:style-name="P4">
Description: Children from Ukrainian schools "Oregano" them. D. Pavlychka and Veshl - Warsaw Ukrainian School, at the invitation of the Embassy of Ukraine, the first in Poland watched the Ukrainian -language version of the animated film "Mavka. Forest Song". - Ukrinform.</text:p>
      <text:p text:style-name="P4">
Images: ['<text:a xlink:type="simple" xlink:href="https://static.ukrinform.com/photos/2023_06/thumb_files/630_360_1685891303-756.jpg" text:style-name="Internet_20_link" text:visited-style-name="Visited_20_Internet_20_Link">
630_360_16858...</text:a>
']</text:p>
      <text:p text:style-name="P4">
Tags: ['Діти', 'Кіно', 'Культура', 'Польща', 'Посольство', 'Мультфільм «Мавка»']</text:p>
      <text:p text:style-name="P4">
Type: Article</text:p>
      <!--METADATA-->
      <text:p text:style-name="P4">
<draw:frame draw:style-name="fr1" draw:name="Image167" text:anchor-type="as-char" svg:width="6.9236in" svg:height="3.956343in" draw:z-index="0">
<draw:image xlink:href="../Images/yкринформ/2023-06-04T18-09-00-03-00/630_360_1685891303-756.jpg" xlink:type="simple" xlink:show="embed" xlink:actuate="onLoad" draw:mime-type="image/jpeg"/>
</draw:frame>
Children of Ukrainian schools "Mother's" them. D. Pavlychko and Veshl - Warsaw Ukrainian School at the invitation of the Embassy of Ukraine, the first in Poland revised the Ukrainian -language version of the animated film "Mavka. Forest Song".</text:p>
      <text:p text:style-name="P4">
According to Ukrinform, about it on <text:a xlink:type="simple" xlink:href="https://www.facebook.com/AmbasadaUkrainywPolsce/posts/pfbid029YyZMmYQcPiVWtKAU7apW7oLvktLEV8JKHg6Lb7QURwqGJHxYSRKZGwVMf2azWq4l" text:style-name="Internet_20_link" text:visited-style-name="Visited_20_Internet_20_Link">
Facebook</text:a>
The Embassy of Ukraine in Poland reported.</text:p>
      <text:p text:style-name="P4">
The special show at Kino Atlantic was organized by the Embassy and Monolithfilms.</text:p>
      <text:p text:style-name="P4">
The children also honored a moment of silence of all children who were victims of Russian aggression in Ukraine.</text:p>
      <text:p text:style-name="P4">
Cartoon screenings "Mavka. Forest Song »<text:a xlink:type="simple" xlink:href="https://www.ukrinform.ua/rubric-culture/3716158-ukrainomovnu-versiu-mavki-pokazut-u-polsi.html" text:style-name="Internet_20_link" text:visited-style-name="Visited_20_Internet_20_Link">
started</text:a>
June 1 across Poland.</text:p>
      <text:p text:style-name="P4">
The shows in about 30 cities have already been announced. The list of cities and cinemas will be updated. The announcements of new shows can be seen on Facebook pages <text:a xlink:type="simple" xlink:href="https://www.facebook.com/AmbasadaUkrainywPolsce" text:style-name="Internet_20_link" text:visited-style-name="Visited_20_Internet_20_Link">
Embassy of Ukraine in Poland</text:a>
та <text:a xlink:type="simple" xlink:href="https://www.facebook.com/FanpageLubieFilmy" text:style-name="Internet_20_link" text:visited-style-name="Visited_20_Internet_20_Link">
I like movies</text:a>
.</text:p>
      <text:p text:style-name="P4">
List of cities and cinemas where Ukrainian shows will be available <text:a xlink:type="simple" xlink:href="http://www.monolith.pl/filmy/2022/%D0%BC%D0%B0%D0%B2%D0%BA%D0%B0-%D0%BB%D1%96%D1%81%D0%BE%D0%B2%D0%B0-%D0%BF%D1%96%D1%81%D0%BD%D1%8F/" text:style-name="Internet_20_link" text:visited-style-name="Visited_20_Internet_20_Link">
link</text:a>
.</text:p>
      <text:p text:style-name="P4">
The shows "Mavka. Forest song ”in Poland is held under the honorary patronage of Ukraine in Poland.</text:p>
      <text:p text:style-name="P4">
We will remind, according to the results of the thirteenth week of rental the cash collection film "Mavka. Forest Song" <text:a xlink:type="simple" xlink:href="https://www.ukrinform.ua/rubric-culture/3715975-multfilm-mavka-lisova-pisna-zibrav-u-prokati-vze-ponad-148-miljoniv.html" text:style-name="Internet_20_link" text:visited-style-name="Visited_20_Internet_20_Link">
made</text:a>
148 763 970 UAH.</text:p>
      <text:p text:style-name="P4">
<text:span text:style-name="T5">
Foto: Embassy of Ukraine in Poland / Facebook</text:span>
</text:p>
      <text:p text:style-name="P4">
News Source: <text:a xlink:type="simple" xlink:href="https://www.ukrinform.ua/rubric-diaspora/3718202-ucni-ukrainskih-skil-u-varsavi-vidvidali-premeru-mavka-lisova-pisna.html" text:style-name="Internet_20_link" text:visited-style-name="Visited_20_Internet_20_Link">
https://www.ukrinform.ua/rubric-diaspora/3718202-ucni-ukrainskih-skil-u-varsavi-vidvidali-premeru-mavka-lisova-pisna.html</text:a>
</text:p>
      <!--NEWS-->
      <text:h text:style-name="P10" text:outline-level="1">
<text:span text:style-name="T4">
The Ukrainian Zavatska won the ITF tournament, beating Belarusian in the final</text:span>
</text:h>
      <text:p text:style-name="P4">
Authors: Ukrinform (Person)</text:p>
      <text:p text:style-name="P4">
Publisher: Укринформ (Organization)</text:p>
      <text:p text:style-name="P4">
Published Time: 2023-06-04T18:10:30+03:00</text:p>
      <text:p text:style-name="P4">
Modified Time: 2023-06-04T18:10:30+03:00</text:p>
      <text:p text:style-name="P4">
Description: Ukrainian tennis player Katarina Zavatska (№218 WTA) won the finale of the ITF W60 tournament in Breshiya, Italy. - Ukrinform.</text:p>
      <text:p text:style-name="P4">
Images: ['<text:a xlink:type="simple" xlink:href="https://static.ukrinform.com/photos/2023_06/thumb_files/630_360_1685891387-661.jpg" text:style-name="Internet_20_link" text:visited-style-name="Visited_20_Internet_20_Link">
630_360_16858...</text:a>
']</text:p>
      <text:p text:style-name="P4">
Tags: ['Теніс']</text:p>
      <text:p text:style-name="P4">
Type: Article</text:p>
      <!--METADATA-->
      <text:p text:style-name="P4">
<draw:frame draw:style-name="fr1" draw:name="Image172" text:anchor-type="as-char" svg:width="6.9236in" svg:height="3.956343in" draw:z-index="0">
<draw:image xlink:href="../Images/yкринформ/2023-06-04T18-10-30-03-00/630_360_1685891387-661.jpg" xlink:type="simple" xlink:show="embed" xlink:actuate="onLoad" draw:mime-type="image/jpeg"/>
</draw:frame>
Katarina Zavatskaya(№218 WTA)She won the ITFW60 tournament finals in Breshiya, Italy.</text:p>
      <text:p text:style-name="P4">
In the final match, the Ukrainian beat Belarusian Yulia Gotovko(№263 WTA)- 6: 4,6: 2, transmits Ukrinform.</text:p>
      <text:p text:style-name="P4">
The match lasted 1 hour 30 minutes. It was the first meeting of tennis players on the court.</text:p>
      <text:p text:style-name="P4">
Katarina first won the ITF W60 tournament, earlier she won the 1,000 thousandths in Contraesevil.</text:p>
      <text:p text:style-name="P4">
<text:span text:style-name="T4">
 Read also: </text:span>
 <text:a xlink:type="simple" xlink:href="https://www.ukrinform.ua/rubric-sports/3718112-sacko-vijsov-u-final-kvalifikacii-na-turniri-atp-u-cehii.html" text:style-name="Internet_20_link" text:visited-style-name="Visited_20_Internet_20_Link">
Sachko went to the Final of the Qualification at the ATP Tournament in the Czech Republic</text:a>
In total, 7 ITF titles are in Zavatskaya.</text:p>
      <text:p text:style-name="P4">
Photo: btu.org.ua</text:p>
      <text:p text:style-name="P4">
News Source: <text:a xlink:type="simple" xlink:href="https://www.ukrinform.ua/rubric-sports/3718203-ukrainka-zavacka-vsome-peremogla-na-turniri-itf-obigravsi-bilorusku-v-finali.html" text:style-name="Internet_20_link" text:visited-style-name="Visited_20_Internet_20_Link">
https://www.ukrinform.ua/rubric-sports/3718203-ukrainka-zavacka-vsome-peremogla-na-turniri-itf-obigravsi-bilorusku-v-finali.html</text:a>
</text:p>
      <!--NEWS-->
      <text:h text:style-name="P10" text:outline-level="1">
<text:span text:style-name="T4">
Formula-1, Grand Prix of Spain-2023: Ferstapppen won</text:span>
</text:h>
      <text:p text:style-name="P4">
Authors: Ukrinform (Person)</text:p>
      <text:p text:style-name="P4">
Publisher: Укринформ (Organization)</text:p>
      <text:p text:style-name="P4">
Published Time: 2023-06-04T18:15:11+03:00</text:p>
      <text:p text:style-name="P4">
Modified Time: 2023-06-04T18:15:11+03:00</text:p>
      <text:p text:style-name="P4">
Description: Hemilton arrived the second, the third - Russell. - Ukrinform.</text:p>
      <text:p text:style-name="P4">
Images: ['<text:a xlink:type="simple" xlink:href="https://static.ukrinform.com/photos/2023_06/thumb_files/630_360_1685891636-351.jpg" text:style-name="Internet_20_link" text:visited-style-name="Visited_20_Internet_20_Link">
630_360_16858...</text:a>
']</text:p>
      <text:p text:style-name="P4">
Tags: ['Формула-1']</text:p>
      <text:p text:style-name="P4">
Type: Article</text:p>
      <!--METADATA-->
      <text:p text:style-name="P4">
<draw:frame draw:style-name="fr1" draw:name="Image173" text:anchor-type="as-char" svg:width="6.9236in" svg:height="3.956343in" draw:z-index="0">
<draw:image xlink:href="../Images/yкринформ/2023-06-04T18-15-11-03-00/630_360_1685891636-351.jpg" xlink:type="simple" xlink:show="embed" xlink:actuate="onLoad" draw:mime-type="image/jpeg"/>
</draw:frame>
The second was hemilton, the third - Russell.</text:p>
      <text:p text:style-name="P4">
Today, on June 4, the Formula-1 Race-Grand Prisans-2023 took place in Barcelona, Ukrinform reports.</text:p>
      <text:p text:style-name="P4">
The victory was won by Red Bull Max Ferstapppen, who started from Pola.</text:p>
      <text:p text:style-name="P4">
<text:span text:style-name="T4">
 Read also: </text:span>
 <text:a xlink:type="simple" xlink:href="https://www.ukrinform.ua/rubric-sports/3718155-sport2023-kalendar-golovnih-podij-cervna.html" text:style-name="Internet_20_link" text:visited-style-name="Visited_20_Internet_20_Link">
Sport-2023. Calendar of the main events of June</text:a>
Lewis Hemilton of Mercedes - the second, his team partner George Russell - third.</text:p>
      <text:p text:style-name="P4">
Photo: Getty Images</text:p>
      <text:p text:style-name="P4">
News Source: <text:a xlink:type="simple" xlink:href="https://www.ukrinform.ua/rubric-sports/3718204-formula1-granpri-ispanii2023-ferstappen-zdobuv-peremogu.html" text:style-name="Internet_20_link" text:visited-style-name="Visited_20_Internet_20_Link">
https://www.ukrinform.ua/rubric-sports/3718204-formula1-granpri-ispanii2023-ferstappen-zdobuv-peremogu.html</text:a>
</text:p>
      <!--NEWS-->
      <text:h text:style-name="P10" text:outline-level="1">
<text:span text:style-name="T4">
SpaceX launched 22 more satellites Starlink new generation</text:span>
</text:h>
      <text:p text:style-name="P4">
Authors: Ukrinform (Person)</text:p>
      <text:p text:style-name="P4">
Publisher: Укринформ (Organization)</text:p>
      <text:p text:style-name="P4">
Published Time: 2023-06-04T18:20:00+03:00</text:p>
      <text:p text:style-name="P4">
Modified Time: 2023-06-04T18:20:00+03:00</text:p>
      <text:p text:style-name="P4">
Description: SpaceX launched on Sunday, June 4, a new batch of 22 new generations of the new generation of Starlink "V2 Mini". - Ukrinform.</text:p>
      <text:p text:style-name="P4">
Images: ['<text:a xlink:type="simple" xlink:href="https://static.ukrinform.com/photos/2023_06/thumb_files/630_360_1685883897-532.jpg" text:style-name="Internet_20_link" text:visited-style-name="Visited_20_Internet_20_Link">
630_360_16858...</text:a>
']</text:p>
      <text:p text:style-name="P4">
Tags: ['Космос', 'SpaceX', 'Супутник', 'Starlink']</text:p>
      <text:p text:style-name="P4">
Type: Article</text:p>
      <!--METADATA-->
      <text:p text:style-name="P4">
<draw:frame draw:style-name="fr1" draw:name="Image174" text:anchor-type="as-char" svg:width="6.9236in" svg:height="3.951288in" draw:z-index="0">
<draw:image xlink:href="../Images/yкринформ/2023-06-04T18-20-00-03-00/630_360_1685883897-532.jpg" xlink:type="simple" xlink:show="embed" xlink:actuate="onLoad" draw:mime-type="image/jpeg"/>
</draw:frame>
The SSPACX launched on Sunday, June 4, a new batch of 22 new generations of the new generation of Starlink "V2 Mini" in orbit.</text:p>
      <text:p text:style-name="P4">
According to Ukrinform, the company reports in <text:a xlink:type="simple" xlink:href="https://twitter.com/SpaceX/status/1665333030595231744" text:style-name="Internet_20_link" text:visited-style-name="Visited_20_Internet_20_Link">
Twitter.</text:a>
“Launch,” said SpaceX.</text:p>
      <text:p text:style-name="Quotations">

<text:p text:style-name="P4">
Liftoff&gt;
&gt;
 — SpaceX(@SpaceX)<text:a xlink:type="simple" xlink:href="https://twitter.com/SpaceX/status/1665333030595231744" text:style-name="Internet_20_link" text:visited-style-name="Visited_20_Internet_20_Link">
 June 4, 2023&gt;
 </text:a>
<text:a xlink:type="simple" xlink:href="https://www.space.com/spacex-starlink-launch-group-6-4" text:style-name="Internet_20_link" text:visited-style-name="Visited_20_Internet_20_Link">
 Space.com </text:a>
It notes that the launch of Falcon 9 rocket launcher was made from the space-bearing of the Vedican state of Florida at 15.21 in Kyiv time.</text:p>

</text:p>
      <text:p text:style-name="P4">
<text:a xlink:type="simple" xlink:href="https://www.ukrinform.ua/tag-suputnik" text:style-name="Internet_20_link" text:visited-style-name="Visited_20_Internet_20_Link">
Satellites</text:a>
Starlink "V2 Mini" is more powerful versions of its predecessor Starlink.</text:p>
      <text:p text:style-name="Quotations">

<text:p text:style-name="P4">
Falcon 9's First Stage Has Landed on the Just Read the Instructions&gt;
 Droneship <text:a xlink:type="simple" xlink:href="https://t.co/bg6OerL9IG" text:style-name="Internet_20_link" text:visited-style-name="Visited_20_Internet_20_Link">
pic.twitter.com/bg6oerl9ig</text:a>
&gt;
&gt;
 — SpaceX(@SpaceX)<text:a xlink:type="simple" xlink:href="https://twitter.com/SpaceX/status/1665335077562384395" text:style-name="Internet_20_link" text:visited-style-name="Visited_20_Internet_20_Link">
 June 4, 2023&gt;
 </text:a>
According to the company, new satellites provide greater broad bandwidth and are equipped with electric motors on the effect of Hall, which have more than twice as much craving than old apparatus.</text:p>

</text:p>
      <text:p text:style-name="P4">
Hall's engine is a kind(Provides a closed electron drift).</text:p>
      <text:p text:style-name="P4">
<text:span text:style-name="T4">
Читайте також:</text:span>
 <text:a xlink:type="simple" xlink:href="https://www.ukrinform.ua/rubric-technology/3717168-spacex-otrimala-kontrakt-vid-pentagonu-sodo-postacanna-ukraini-terminaliv-starlink.html" text:style-name="Internet_20_link" text:visited-style-name="Visited_20_Internet_20_Link">
 <text:span text:style-name="T4">
SpaceX</text:span>
 отримала контракт від Пентагону на постачанняУкраїні терміналів Starlink </text:a>
There are more than 4,000 Starlink satellites in orbit, and the company has a regulators to run another 12,000.</text:p>
      <text:p text:style-name="P4">
However, SpaceX has applied for permission to add another 30,000 satellites to the project.</text:p>
      <text:p text:style-name="P4">
As reported by Ukrinform, SpaceX launched on Wednesday, May 31, a new party with <text:a xlink:type="simple" xlink:href="https://www.ukrinform.ua/rubric-technology/3716376-spacex-zapustila-na-orbitu-se-piv-sotni-suputnikiv-starlink.html" text:style-name="Internet_20_link" text:visited-style-name="Visited_20_Internet_20_Link">
52 online satellites of Starlink</text:a>
.</text:p>
      <text:p text:style-name="P4">
<text:span text:style-name="T5">
Foto: SpaceX</text:span>
</text:p>
      <text:p text:style-name="P4">
News Source: <text:a xlink:type="simple" xlink:href="https://www.ukrinform.ua/rubric-technology/3718164-spacex-zapustila-u-kosmos-se-22-suputniki-starlink-novogo-pokolinna.html" text:style-name="Internet_20_link" text:visited-style-name="Visited_20_Internet_20_Link">
https://www.ukrinform.ua/rubric-technology/3718164-spacex-zapustila-u-kosmos-se-22-suputniki-starlink-novogo-pokolinna.html</text:a>
</text:p>
      <!--NEWS-->
      <text:h text:style-name="P10" text:outline-level="1">
<text:span text:style-name="T4">
Denis Boyko left Dynamo</text:span>
</text:h>
      <text:p text:style-name="P4">
Authors: Ukrinform (Person)</text:p>
      <text:p text:style-name="P4">
Publisher: Укринформ (Organization)</text:p>
      <text:p text:style-name="P4">
Published Time: 2023-06-04T18:20:33+03:00</text:p>
      <text:p text:style-name="P4">
Modified Time: 2023-06-04T18:20:33+03:00</text:p>
      <text:p text:style-name="P4">
Description: Dynamo announced the cessation of cooperation with Goalkeeper Denis Boyko. - Ukrinform.</text:p>
      <text:p text:style-name="P4">
Images: ['<text:a xlink:type="simple" xlink:href="https://static.ukrinform.com/photos/2023_06/thumb_files/630_360_1685891885-351.jpg" text:style-name="Internet_20_link" text:visited-style-name="Visited_20_Internet_20_Link">
630_360_16858...</text:a>
']</text:p>
      <text:p text:style-name="P4">
Tags: ['Динамо', 'Футбол']</text:p>
      <text:p text:style-name="P4">
Type: Article</text:p>
      <!--METADATA-->
      <text:p text:style-name="P4">
<draw:frame draw:style-name="fr1" draw:name="Image176" text:anchor-type="as-char" svg:width="6.9236in" svg:height="3.956343in" draw:z-index="0">
<draw:image xlink:href="../Images/yкринформ/2023-06-04T18-20-33-03-00/630_360_1685891885-351.jpg" xlink:type="simple" xlink:show="embed" xlink:actuate="onLoad" draw:mime-type="image/jpeg"/>
</draw:frame>
Dynamo announced the cessation of cooperation with Goalkeeper Denis Boyko.</text:p>
      <text:p text:style-name="P4">
As Ukrinform reports, with <text:a xlink:type="simple" xlink:href="https://fcdynamo.com/news/denis-bojko-zalishaye-dinamo" text:style-name="Internet_20_link" text:visited-style-name="Visited_20_Internet_20_Link">
reference</text:a>
to the official site of Kyivans.</text:p>
      <text:p text:style-name="P4">
Match the 30th round of UPL v. Metalist 1925(1:1)He became a 35-year-old Ukrainian in the Kiev team, Ukrinform reports.</text:p>
      <text:p text:style-name="P4">
He replaced in the 88th minute and received a captain.</text:p>
      <text:p text:style-name="P4">
The goalkeeper had a contract, so he received the status of a free agent.</text:p>
      <text:p text:style-name="P4">
During the performances of the Boyko Kyiv Club, 108 matches in all tournaments in the period 2005-2014 and since 2018, once became a champion Ukraine, twice the Cup winner and three times-the country's super-bubble.</text:p>
      <text:p text:style-name="P4">
<text:span text:style-name="T4">
 Read also: </text:span>
 <text:a xlink:type="simple" xlink:href="https://www.ukrinform.ua/rubric-sports/3718183-upl-dinamo-vtratilo-ocki-dnipro1-i-zora-zdobuli-peremogu.html" text:style-name="Internet_20_link" text:visited-style-name="Visited_20_Internet_20_Link">
UPL: "<text:span text:style-name="T4">
 Dynamo </text:span>
" lost points, "Dnipro-1" and "Zorya" won</text:a>
Previously, Boyko was spotted at the Polissya match.</text:p>
      <text:p text:style-name="P4">
Photo: fcDynamo.com</text:p>
      <text:p text:style-name="P4">
News Source: <text:a xlink:type="simple" xlink:href="https://www.ukrinform.ua/rubric-sports/3718205-denis-bojko-pisov-z-dinamo.html" text:style-name="Internet_20_link" text:visited-style-name="Visited_20_Internet_20_Link">
https://www.ukrinform.ua/rubric-sports/3718205-denis-bojko-pisov-z-dinamo.html</text:a>
</text:p>
      <!--NEWS-->
      <text:h text:style-name="P10" text:outline-level="1">
<text:span text:style-name="T4">
Under Kiev eliminated a fire on the field</text:span>
</text:h>
      <text:p text:style-name="P4">
Authors: Ukrinform (Person)</text:p>
      <text:p text:style-name="P4">
Publisher: Укринформ (Organization)</text:p>
      <text:p text:style-name="P4">
Published Time: 2023-06-04T18:30:10+03:00</text:p>
      <text:p text:style-name="P4">
Modified Time: 2023-06-04T18:30:10+03:00</text:p>
      <text:p text:style-name="P4">
Description: In the Vyshgorod district of Kyiv region, rescuers eliminated a fire that broke out on the territory of a private land share near the village of Lutizh. - Ukrinform.</text:p>
      <text:p text:style-name="P4">
Images: ['<text:a xlink:type="simple" xlink:href="https://static.ukrinform.com/photos/2023_06/thumb_files/630_360_1685892597-556.jpg" text:style-name="Internet_20_link" text:visited-style-name="Visited_20_Internet_20_Link">
630_360_16858...</text:a>
']</text:p>
      <text:p text:style-name="P4">
Tags: ['Пожежа', 'Сміття']</text:p>
      <text:p text:style-name="P4">
Type: Article</text:p>
      <!--METADATA-->
      <text:p text:style-name="P4">
<draw:frame draw:style-name="fr1" draw:name="Image177" text:anchor-type="as-char" svg:width="6.9236in" svg:height="3.956343in" draw:z-index="0">
<draw:image xlink:href="../Images/yкринформ/2023-06-04T18-30-10-03-00/630_360_1685892597-556.jpg" xlink:type="simple" xlink:show="embed" xlink:actuate="onLoad" draw:mime-type="image/jpeg"/>
</draw:frame>
Rescuers eliminated the fire in the Uzhhgorod district of Kyiv region, and burned on the territory of a private land unit near the village of Lutizh.</text:p>
      <text:p text:style-name="P4">
According to Ukrinform, the Main Directorate of the Civil Service of Knowledge Situations in the Kiev region reported in <text:a xlink:type="simple" xlink:href="https://www.facebook.com/MNSKOB/posts/pfbid02GS8z5HTZxnnyTsXczBnY7ivt6XsVDs3PqfmDTrtM1SXMcRFai9WPvVCV7qcy3JwTl" text:style-name="Internet_20_link" text:visited-style-name="Visited_20_Internet_20_Link">
Facebook.</text:a>
Information about the fire was received on June 4 at 11:52. For extinguishing <text:a xlink:type="simple" xlink:href="https://www.ukrinform.ua/tag-pozeza" text:style-name="Internet_20_link" text:visited-style-name="Visited_20_Internet_20_Link">
fire</text:a>
Ten employees of the DSC and two pieces of equipment were sent.</text:p>
      <text:p text:style-name="P4">
Rescuers found that plastic pipes, tires and garbage were burning. At 12:40, the fire was localized, at 13:00 completely eliminated.</text:p>
      <text:p text:style-name="P4">
<text:span text:style-name="T4">
 Read also: </text:span>
 <text:a xlink:type="simple" xlink:href="https://www.ukrinform.ua/rubric-regions/3718096-na-kiivsini-u-budinku-stavsa-vibuh-troe-ludej-z-opikami-v-reanimacii.html" text:style-name="Internet_20_link" text:visited-style-name="Visited_20_Internet_20_Link">
in the Kyiv region in the house there was an explosion, three people with burns of resuscitation</text:a>
As reported by Ukrinform, in the daytime on June 4 it became known that in one of the Polivyshvyshgorod district of Kyiv region <text:a xlink:type="simple" xlink:href="https://www.ukrinform.ua/rubric-regions/3718105-u-visgorodskomu-rajoni-na-kiivsini-u-poli-gorat-plastikovi-trubi.html" text:style-name="Internet_20_link" text:visited-style-name="Visited_20_Internet_20_Link">
burning plastic pipes.</text:a>
</text:p>
      <text:p text:style-name="P4">
News Source: <text:a xlink:type="simple" xlink:href="https://www.ukrinform.ua/rubric-regions/3718209-pid-kievom-likviduvali-pozezu-na-poli.html" text:style-name="Internet_20_link" text:visited-style-name="Visited_20_Internet_20_Link">
https://www.ukrinform.ua/rubric-regions/3718209-pid-kievom-likviduvali-pozezu-na-poli.html</text:a>
</text:p>
      <!--NEWS-->
      <text:h text:style-name="P10" text:outline-level="1">
<text:span text:style-name="T4">
After the victory, the process of Ukraine's accession to NATO will be fast - Deputy Minister of Defense</text:span>
</text:h>
      <text:p text:style-name="P4">
Authors: Ukrinform (Person)</text:p>
      <text:p text:style-name="P4">
Publisher: Укринформ (Organization)</text:p>
      <text:p text:style-name="P4">
Published Time: 2023-06-04T18:31:00+03:00</text:p>
      <text:p text:style-name="P4">
Modified Time: 2023-06-04T18:31:00+03:00</text:p>
      <text:p text:style-name="P4">
Description: The Ukrainian authorities want to hear about the specific steps that both sides - NATO and Ukraine should take - to achieve the country's membership in the Alliance in a very short period of time. - Ukrinform.</text:p>
      <text:p text:style-name="P4">
Images: ['<text:a xlink:type="simple" xlink:href="https://static.ukrinform.com/photos/2018_07/thumb_files/630_360_1530864400-8224.jpg" text:style-name="Internet_20_link" text:visited-style-name="Visited_20_Internet_20_Link">
630_360_15308...</text:a>
']</text:p>
      <text:p text:style-name="P4">
Tags: ['Міноборони', 'НАТО', 'Україна']</text:p>
      <text:p text:style-name="P4">
Type: Article</text:p>
      <!--METADATA-->
      <text:p text:style-name="P4">
<draw:frame draw:style-name="fr1" draw:name="Image178" text:anchor-type="as-char" svg:width="6.9236in" svg:height="3.956343in" draw:z-index="0">
<draw:image xlink:href="../Images/yкринформ/2023-06-04T18-31-00-03-00/630_360_1530864400-8224.jpg" xlink:type="simple" xlink:show="embed" xlink:actuate="onLoad" draw:mime-type="image/jpeg"/>
</draw:frame>
The Ukrainian authorities want to hear about the specific steps that both velors - NATO and Ukraine should take - to achieve the country's membership in the Alliance in a very short period of time.</text:p>
      <text:p text:style-name="P4">
According to Ukrinform, this is in an interview with <text:a xlink:type="simple" xlink:href="https://www.politico.eu/article/ukraine-nato-very-soon-after-war-ends/" text:style-name="Internet_20_link" text:visited-style-name="Visited_20_Internet_20_Link">
Politico</text:a>
Volodymyr Gavrilov said Deputy Minister of Defense of Ukraine.</text:p>
      <text:p text:style-name="P4">
“We would like to hear a plan or a road card, or a list of actions that both parties should take - NATO and Ukraine - to achieve membership(Walitsa countries - ed.)in a very short period of time, ”he said.</text:p>
      <text:p text:style-name="P4">
Although Gavrilov admits that this will be impossible until the war continues, "Ukraine must understand that after its victory, this process of accession to the block will be very, very short."</text:p>
      <text:p text:style-name="P4">
According to him, Ukraine will negotiate a "security system" during the transition period to membership.</text:p>
      <text:p text:style-name="P4">
<text:span text:style-name="T4">
 Read also: </text:span>
 <text:a xlink:type="simple" xlink:href="https://www.ukrinform.ua/rubric-polytics/3717932-spikerka-litovskogo-sejmu-parlamenti-krain-nato-bacat-ukrainu-u-skladi-alansu.html" text:style-name="Internet_20_link" text:visited-style-name="Visited_20_Internet_20_Link">
Speaker of the Lithuanian Seimas: Parliaments of countries <text:span text:style-name="T4">
 NATO </text:span>
 see Ukraine as part of the Alliance</text:a>
According to the Deputy Minister of Defense, such guarantees should include the obligations of countries <text:a xlink:type="simple" xlink:href="https://www.ukrinform.ua/tag-nato" text:style-name="Internet_20_link" text:visited-style-name="Visited_20_Internet_20_Link">
NATO</text:a>
help Ukraine win the war; support of the Ukrainian economy; Support for continuation of sanctions and other forms of pressure on Russia.</text:p>
      <text:p text:style-name="P4">
Answering questions about the sale of China, Gavrilov said that it was only about "commercial drones".</text:p>
      <text:p text:style-name="P4">
“Yes, they continue to sell only ordinary commercial things to support the Russian economy. It's normal, it is clear, but we hope that they will make promises not to sell Russia any weapons like Iran. This is important. China also monitors certain international sanctions against Russia, as well as India.WA, when it comes to dual -use equipment, I think that Anykita nor India is interested in violating this kind of sanctions because they are dependent on technologies from Europe And the USA, ”Gavrilov said.</text:p>
      <text:p text:style-name="P4">
As reported by Ukrinform, the head of the Presidential Office of Ukraine Andriy Yermak has recalled that Ukraine will join NATO and the European Union much earlier than they are aware.</text:p>
      <text:p text:style-name="P4">
News Source: <text:a xlink:type="simple" xlink:href="https://www.ukrinform.ua/rubric-polytics/3718210-pisla-peremogi-proces-priednanna-ukraini-do-nato-bude-svidkim-zastupnik-ministra-oboroni.html" text:style-name="Internet_20_link" text:visited-style-name="Visited_20_Internet_20_Link">
https://www.ukrinform.ua/rubric-polytics/3718210-pisla-peremogi-proces-priednanna-ukraini-do-nato-bude-svidkim-zastupnik-ministra-oboroni.html</text:a>
</text:p>
      <!--NEWS-->
      <text:h text:style-name="P10" text:outline-level="1">
<text:span text:style-name="T4">
In the General Staff, the number of shouted at the night of "Shahmed" was specified</text:span>
</text:h>
      <text:p text:style-name="P4">
Authors: Ukrinform (Person)</text:p>
      <text:p text:style-name="P4">
Publisher: Укринформ (Organization)</text:p>
      <text:p text:style-name="P4">
Published Time: 2023-06-04T18:43:46+03:00</text:p>
      <text:p text:style-name="P4">
Modified Time: 2023-06-04T18:43:46+03:00</text:p>
      <text:p text:style-name="P4">
Description: The Russian army attacked Ukraine with shock drones like Shahd-136/131 on the night of June 4, six of them were destroyed by Ukrainian defenders. - Ukrinform.</text:p>
      <text:p text:style-name="P4">
Images: ['<text:a xlink:type="simple" xlink:href="https://static.ukrinform.com/photos/2022_12/thumb_files/630_360_1670998107-121.jpeg" text:style-name="Internet_20_link" text:visited-style-name="Visited_20_Internet_20_Link">
630_360_16709...</text:a>
']</text:p>
      <text:p text:style-name="P4">
Tags: ['Генштаб', 'ЗСУ', 'Війна з Росією']</text:p>
      <text:p text:style-name="P4">
Type: Article</text:p>
      <!--METADATA-->
      <text:p text:style-name="P4">
<draw:frame draw:style-name="fr1" draw:name="Image179" text:anchor-type="as-char" svg:width="6.9236in" svg:height="3.949462in" draw:z-index="0">
<draw:image xlink:href="../Images/yкринформ/2023-06-04T18-43-46-03-00/630_360_1670998107-121.jpeg" xlink:type="simple" xlink:show="embed" xlink:actuate="onLoad" draw:mime-type="image/jpeg"/>
</draw:frame>
The Russian army attacked Ukraine on the night of June 4 by eight shock drones of the typehahed-136/131, six of them were destroyed by Ukrainian defenders.</text:p>
      <text:p text:style-name="P4">
The General Staff of the Armed Forces of Ukraine published on [Facebook] specified data(https://www.facebook.com/GeneralStaff.ua/posts/pfbid0ZvUzU7yZw43tXmGgL3kow3hkFUiEkR89YdvU7hvPMP2MwnEs21ZFtDdG56cTfEhEl), reports Ukrinform.</text:p>
      <text:p text:style-name="P4">
"According to the specified information, forces and means of air commands, the air defense of other components of defense forces of Ukraine, 4 of 6 winged missiles X-101/X-555 and 6 out of 8 shock Blashared-136/131 were destroyed,-said in the General Staff. .</text:p>
      <text:p text:style-name="P4">
<text:span text:style-name="T4">
 Read also: </text:span>
 [Aviation of Defense Forces made 15 beats on positions.(https://www.ukrinform.ua/rubric-ato/3717684-aviacia-sil-oboroni-zavdala-15-udariv-po-poziciah-voroga-j-urazila-dva-zrk.html)As reported by Ukrinform, on the night of June 4 [the Russian army attacked Ukrainian crystal missiles of the air base X-101/X-555 and Iranian non(https://www.ukrinform.ua/rubric-ato/3717993-ppo-vnoci-zbila-cotiri-rosijski-krilati-raketi-ta-tri-udarni-droni.html). In the morning, it became known about the destruction of four enemy and two drones.</text:p>
      <text:p text:style-name="P4">
Two Russian missiles on the night of June 4 <text:a xlink:type="simple" xlink:href="https://www.ukrinform.ua/rubric-ato/3718049-rosijski-raketi-vdarili-po-aerodromu-bila-kropivnickogo.html" text:style-name="Internet_20_link" text:visited-style-name="Visited_20_Internet_20_Link">
hit the operational airfield of Kropyvnytskyi</text:a>
.</text:p>
      <text:p text:style-name="P4">
The shock drones attacked the invaders, in particular, the Sumy region, <text:a xlink:type="simple" xlink:href="https://www.ukrinform.ua/rubric-regions/3718066-vorog-atakuvav-sumsinu-dronamikamikadze-e-rujnuvanna.html" text:style-name="Internet_20_link" text:visited-style-name="Visited_20_Internet_20_Link">
gave a number of damage</text:a>
 .</text:p>
      <text:p text:style-name="P4">
News Source: <text:a xlink:type="simple" xlink:href="https://www.ukrinform.ua/rubric-ato/3718213-u-genstabi-utocnili-kilkist-zbitih-unoci-sahediv.html" text:style-name="Internet_20_link" text:visited-style-name="Visited_20_Internet_20_Link">
https://www.ukrinform.ua/rubric-ato/3718213-u-genstabi-utocnili-kilkist-zbitih-unoci-sahediv.html</text:a>
</text:p>
      <!--NEWS-->
      <text:h text:style-name="P10" text:outline-level="1">
<text:span text:style-name="T4">
Dovbik is the best UPL scorer of the 2022/23 season</text:span>
</text:h>
      <text:p text:style-name="P4">
Authors: Ukrinform (Person)</text:p>
      <text:p text:style-name="P4">
Publisher: Укринформ (Organization)</text:p>
      <text:p text:style-name="P4">
Published Time: 2023-06-04T18:51:49+03:00</text:p>
      <text:p text:style-name="P4">
Modified Time: 2023-06-04T18:51:49+03:00</text:p>
      <text:p text:style-name="P4">
Description: Dnipro-1 Forward Artem Dovbik became the best scorer of the UPL season 2022/23. - Ukrinform.</text:p>
      <text:p text:style-name="P4">
Images: ['<text:a xlink:type="simple" xlink:href="https://static.ukrinform.com/photos/2023_06/thumb_files/630_360_1685893861-825.jpg" text:style-name="Internet_20_link" text:visited-style-name="Visited_20_Internet_20_Link">
630_360_16858...</text:a>
']</text:p>
      <text:p text:style-name="P4">
Tags: None</text:p>
      <text:p text:style-name="P4">
Type: Article</text:p>
      <!--METADATA-->
      <text:p text:style-name="P4">
<draw:frame draw:style-name="fr1" draw:name="Image180" text:anchor-type="as-char" svg:width="6.9236in" svg:height="3.956343in" draw:z-index="0">
<draw:image xlink:href="../Images/yкринформ/2023-06-04T18-51-49-03-00/630_360_1685893861-825.jpg" xlink:type="simple" xlink:show="embed" xlink:actuate="onLoad" draw:mime-type="image/jpeg"/>
</draw:frame>
Dnipro-1 Forward Artem Dovbik became the best scorer of the UPL season 2022/23.</text:p>
      <text:p text:style-name="P4">
The 25-year-old Ukrainian scored 24 goals(8 from a penalty)In 29 matches of the season of the championship of Ukraine, reports Ukrinform.</text:p>
      <text:p text:style-name="P4">
The attacker was not enough for one goal to repeat the record for the number of clogged meters during one season, which belongs to the former Shakhtar player Henry Mkhitaran, who in the 2012/13 season was distinguished by 25 goals.</text:p>
      <text:p text:style-name="P4">
The top three UPL season also included Nazarii Rusin from Dawn and Tulant Seferi of Vorskla - both scored 13 goals.</text:p>
      <text:p text:style-name="P4">
<text:span text:style-name="T4">
 Read also: </text:span>
 <text:a xlink:type="simple" xlink:href="https://www.ukrinform.ua/rubric-sports/3718191-sahtar-postupivsa-vorskli-v-upl.html" text:style-name="Internet_20_link" text:visited-style-name="Visited_20_Internet_20_Link">
"<text:span text:style-name="T4">
 Shakhtar </text:span>
" gave way to Vorskli in UPL</text:a>
As it was reported, Dinpro-1 completed the season in the second place in the championships of Ukraine, having 67 points in the asset after 30 matches.</text:p>
      <text:p text:style-name="P4">
Photo: scdnipro1.com.ua</text:p>
      <text:p text:style-name="P4">
News Source: <text:a xlink:type="simple" xlink:href="https://www.ukrinform.ua/rubric-sports/3718217-dovbik-najkrasij-bombardir-upl-sezonu-202223.html" text:style-name="Internet_20_link" text:visited-style-name="Visited_20_Internet_20_Link">
https://www.ukrinform.ua/rubric-sports/3718217-dovbik-najkrasij-bombardir-upl-sezonu-202223.html</text:a>
</text:p>
      <!--NEWS-->
      <text:h text:style-name="P10" text:outline-level="1">
<text:span text:style-name="T4">
In the Kyiv region, two teenagers on a motorcycle collided with a car, they were hospitalized</text:span>
</text:h>
      <text:p text:style-name="P4">
Authors: Ukrinform (Person)</text:p>
      <text:p text:style-name="P4">
Publisher: Укринформ (Organization)</text:p>
      <text:p text:style-name="P4">
Published Time: 2023-06-04T18:57:43+03:00</text:p>
      <text:p text:style-name="P4">
Modified Time: 2023-06-04T18:57:43+03:00</text:p>
      <text:p text:style-name="P4">
Description: In the Kiev region on Sunday, June 4, two teenagers on a motorcycle collided with a car. - Ukrinform.</text:p>
      <text:p text:style-name="P4">
Images: ['<text:a xlink:type="simple" xlink:href="https://static.ukrinform.com/photos/2023_06/thumb_files/630_360_1685894235-663.jpg" text:style-name="Internet_20_link" text:visited-style-name="Visited_20_Internet_20_Link">
630_360_16858...</text:a>
']</text:p>
      <text:p text:style-name="P4">
Tags: ['ДТП', 'Київщина']</text:p>
      <text:p text:style-name="P4">
Type: Article</text:p>
      <!--METADATA-->
      <text:p text:style-name="P4">
<draw:frame draw:style-name="fr1" draw:name="Image181" text:anchor-type="as-char" svg:width="6.9236in" svg:height="3.956343in" draw:z-index="0">
<draw:image xlink:href="../Images/yкринформ/2023-06-04T18-57-43-03-00/630_360_1685894235-663.jpg" xlink:type="simple" xlink:show="embed" xlink:actuate="onLoad" draw:mime-type="image/jpeg"/>
</draw:frame>
On Sunday, June 4, two teenagers on a motorcycle collided with a slightly.</text:p>
      <text:p text:style-name="P4">
According to Ukrinform, the police of the Kyiv region reports in <text:a xlink:type="simple" xlink:href="https://t.me/policekyivregion/5011" text:style-name="Internet_20_link" text:visited-style-name="Visited_20_Internet_20_Link">
telegram.</text:a>
“In the village of Vassen, two teenagers on a motorcycle collided at the intersection with a slightly Renault. With foot fractures, a 16 -year -old guy and a girl were hospitalized, ”the message reads.</text:p>
      <text:p text:style-name="P4">
Investigative police of Kyiv region work on the spot.</text:p>
      <text:p text:style-name="P4">
*!(https://www.ukrinform.ua/rubric-regions/3716493-na-prikarpatti-u-dtp-zaginula-13ricna-ditina-nemovla-z-vazkimi-travmami-u-likarni.html)As reported by Ukrinform, in Cherkasy [two cars at the intersection] were faced(https://www.ukrinform.ua/rubric-regions/3718102-u-dtp-v-cerkasah-postrazdali-troe-ditej.html) <text:a xlink:type="simple" xlink:href="https://www.ukrinform.ua/rubric-regions/3718102-u-dtp-v-cerkasah-postrazdali-troe-ditej.html" text:style-name="Internet_20_link" text:visited-style-name="Visited_20_Internet_20_Link">
 </text:a>
Street Pasterivska -Dadpilna, 5 people were injured, three of whom are children.</text:p>
      <text:p text:style-name="P4">
<text:span text:style-name="T5">
Foto: police of Kyiv region</text:span>
</text:p>
      <text:p text:style-name="P4">
News Source: <text:a xlink:type="simple" xlink:href="https://www.ukrinform.ua/rubric-regions/3718218-na-kiivsini-dvoe-pidlitkiv-na-motocikli-zitknulis-z-legkovikom-ih-gospitalizuvali.html" text:style-name="Internet_20_link" text:visited-style-name="Visited_20_Internet_20_Link">
https://www.ukrinform.ua/rubric-regions/3718218-na-kiivsini-dvoe-pidlitkiv-na-motocikli-zitknulis-z-legkovikom-ih-gospitalizuvali.html</text:a>
</text:p>
      <!--NEWS-->
      <text:h text:style-name="P10" text:outline-level="1">
<text:span text:style-name="T4">
Tomorrow will only rain in some western regions, in the afternoon up to 25 °</text:span>
</text:h>
      <text:p text:style-name="P4">
Authors: Ukrinform (Person)</text:p>
      <text:p text:style-name="P4">
Publisher: Укринформ (Organization)</text:p>
      <text:p text:style-name="P4">
Published Time: 2023-06-04T19:02:00+03:00</text:p>
      <text:p text:style-name="P4">
Modified Time: 2023-06-04T19:02:00+03:00</text:p>
      <text:p text:style-name="P4">
Description: In Ukraine, on Monday, precipitation is likely only in Transcarpathia and the Carpathians, the temperature at night 6-11 °, on the coast of the seas up to 15 °; in the afternoon 20-25 °. - Ukrinform.</text:p>
      <text:p text:style-name="P4">
Images: ['<text:a xlink:type="simple" xlink:href="https://static.ukrinform.com/photos/2019_05/thumb_files/630_360_1559033385-189.jpg" text:style-name="Internet_20_link" text:visited-style-name="Visited_20_Internet_20_Link">
630_360_15590...</text:a>
']</text:p>
      <text:p text:style-name="P4">
Tags: ['Дощ', 'Погода', 'Прогноз']</text:p>
      <text:p text:style-name="P4">
Type: Article</text:p>
      <!--METADATA-->
      <text:p text:style-name="P4">
<draw:frame draw:style-name="fr1" draw:name="Image182" text:anchor-type="as-char" svg:width="6.9236in" svg:height="3.956343in" draw:z-index="0">
<draw:image xlink:href="../Images/yкринформ/2023-06-04T19-02-00-03-00/630_360_1559033385-189.jpg" xlink:type="simple" xlink:show="embed" xlink:actuate="onLoad" draw:mime-type="image/jpeg"/>
</draw:frame>
In Ukraine in Monday, precipitation is probable only in Transcarpathia and the Carpathians, the temperature at night 6-11 °, on the coast of the seas up to 15 °; in the afternoon 20-25 °.</text:p>
      <text:p text:style-name="P4">
Ukrinform was reported at the Ukrainian Hydrometeorological Center.</text:p>
      <text:p text:style-name="P4">
"No precipitation, only in Transcarpathia and in the Carpathians in the afternoon short -term <text:a xlink:type="simple" xlink:href="https://www.ukrinform.ua/tag-dos" text:style-name="Internet_20_link" text:visited-style-name="Visited_20_Internet_20_Link">
rain</text:a>
, thunderstorms. Wind of variable directions, 3-8 m/s. Temperature at night 6-11 °, on the coast of the seas up to 15 °; In the afternoon 20-25 °, Nazakarpatti up to 27 ° ", - the message reads.</text:p>
      <text:p text:style-name="P4">
In Kiev and the region, on June 5, precipitation is not forecast. Wind of variable directions, 3-8 m/s. In the capital, the temperature at night is about 10 °, in the afternoon 21-23 °, in Kyiv region 6-11 °, in the afternoon 20-25 °.</text:p>
      <text:p text:style-name="P4">
According to the forecast, in Ukraine on June 6-7, mainly without precipitation, short-lived, thunderstorms are likely only in the western regions. The wind is predominant, in the south and east of the country northeast, 5-10 m/s. Temperators on June 6, 8-13 °, in the south, June 7 in Ukraine, except east, 11-16 °; In the afternoon 21-26 °, in Transcarpathia 18-23 °.</text:p>
      <text:p text:style-name="P4">
<text:span text:style-name="T4">
 Read also: </text:span>
 <text:a xlink:type="simple" xlink:href="https://www.ukrinform.ua/rubric-kyiv/3717054-u-kievi-traven-viavivsa-najsuhisim-za-ves-cas-sposterezen.html" text:style-name="Internet_20_link" text:visited-style-name="Visited_20_Internet_20_Link">
in Kiev May turned out to be the driest for the entire time</text:a>
Dry weather is kept in Kyiv and the region. The wind is mainly southern, 5-10m/s. In the capital, the temperature night on June 6 11-13 °, June 7, 14-16 °; in the afternoon24-26 °; in Kyiv region on the night of June 6 8-13 °, June 7, 11-16 °; day 21-26 °.</text:p>
      <text:p text:style-name="P4">
Forecasters are not predicted on June 8-9 on June 8-9, only in the western regions on June 8 there will be a small short-term rain. Temperature at night 11-17 °, the corporate bank of the seas up to 20 °; day 21-27 °, in the southern part in places up to 30 °.</text:p>
      <text:p text:style-name="P4">
There are also no precipitation in the capital region. In Kiev, the temperature at night is 14-16 °, in the afternoon25-27 °, in the region at night 11-16 °, in the afternoon 22-27 °.</text:p>
      <text:p text:style-name="P4">
News Source: <text:a xlink:type="simple" xlink:href="https://www.ukrinform.ua/rubric-regions/3718141-zavtra-dositime-lise-u-deakih-zahidnih-regionah-vden-do-25.html" text:style-name="Internet_20_link" text:visited-style-name="Visited_20_Internet_20_Link">
https://www.ukrinform.ua/rubric-regions/3718141-zavtra-dositime-lise-u-deakih-zahidnih-regionah-vden-do-25.html</text:a>
</text:p>
      <!--NEWS-->
      <text:h text:style-name="P10" text:outline-level="1">
<text:span text:style-name="T4">
For a day of defense forces repelled all hostile attacks in the east</text:span>
</text:h>
      <text:p text:style-name="P4">
Authors: Ukrinform (Person)</text:p>
      <text:p text:style-name="P4">
Publisher: Укринформ (Organization)</text:p>
      <text:p text:style-name="P4">
Published Time: 2023-06-04T19:25:00+03:00</text:p>
      <text:p text:style-name="P4">
Modified Time: 2023-06-04T19:25:00+03:00</text:p>
      <text:p text:style-name="P4">
Description: Russian troops focus the main efforts on the attempt to fully seize the Luhansk and Donetsk regions, the Defense of Ukraine reflected all 23 attacks made by the invaders during the day. - Ukrinform.</text:p>
      <text:p text:style-name="P4">
Images: ['<text:a xlink:type="simple" xlink:href="https://static.ukrinform.com/photos/2023_06/thumb_files/630_360_1685895881-384.jpg" text:style-name="Internet_20_link" text:visited-style-name="Visited_20_Internet_20_Link">
630_360_16858...</text:a>
']</text:p>
      <text:p text:style-name="P4">
Tags: ['Генштаб', 'ЗСУ', 'Війна з Росією']</text:p>
      <text:p text:style-name="P4">
Type: Article</text:p>
      <!--METADATA-->
      <text:p text:style-name="P4">
<draw:frame draw:style-name="fr1" draw:name="Image183" text:anchor-type="as-char" svg:width="6.9236in" svg:height="3.956343in" draw:z-index="0">
<draw:image xlink:href="../Images/yкринформ/2023-06-04T19-25-00-03-00/630_360_1685895881-384.jpg" xlink:type="simple" xlink:show="embed" xlink:actuate="onLoad" draw:mime-type="image/jpeg"/>
</draw:frame>
Ruskivskaya focuses basic efforts on the attempt to fully capture the Lugansk and Donetsk regions, the defense forces of Ukraine reflected all 23 attacks, carried out by the people during the day.</text:p>
      <text:p text:style-name="P4">
According to Ukrinform, the General Staff of the Armed Forces of Ukraine reported on <text:a xlink:type="simple" xlink:href="https://www.facebook.com/GeneralStaff.ua/posts/pfbid0ZvUzU7yZw43tXmGgL3kow3hkFUiEkR89YdvU7hvPMP2MwnEs21ZFtDdG56cTfEhEl" text:style-name="Internet_20_link" text:visited-style-name="Visited_20_Internet_20_Link">
Facebook</text:a>
Having published prompt information as of 18:00 Sunday, June 4.</text:p>
      <text:p text:style-name="P4">
It is noted that in total, the Ukrainian aviation per day made ten beats of the Poyons concentrating the personnel of the enemy army.</text:p>
      <text:p text:style-name="P4">
<text:span text:style-name="T4">
 Read also: </text:span>
 <text:a xlink:type="simple" xlink:href="https://www.ukrinform.ua/rubric-ato/3718194-vorog-cotiri-razi-uprodovz-dna-biv-po-prikordonnu-sumsini-ta-cernigivsini.html" text:style-name="Internet_20_link" text:visited-style-name="Visited_20_Internet_20_Link">
enemy four times during the day he beat on the border of Sumy region of Chernihiv region</text:a>
The departments of rocket troops and artillery of the Armed Forces, for their part, were affected by two districts of weapons and military equipment of the Russians, as well as two of their anti-aircraft missile complexes, ammunition composition and two stations of radio electronic wrestling.</text:p>
      <text:p text:style-name="P4">
Ukrainian defenders also destroyed the reconnaissance drone.</text:p>
      <text:p text:style-name="P4">
The troops of the Russian Federation in total during the day carried out seven missile and 25 aviation strikes and about 20 shelling of the reactive systems of volley fires by the positions of defense forces and settlements. Among the civilian population, private dwellings, educational institutions, and administrative and administrative infrastructure were injured.</text:p>
      <text:p text:style-name="P4">
<text:span text:style-name="T4">
 Read also: </text:span>
 <text:a xlink:type="simple" xlink:href="https://www.ukrinform.ua/rubric-ato/3718185-zagarbniki-obstrilali-gromadu-na-harkivsini-dvoe-poranenih.html" text:style-name="Internet_20_link" text:visited-style-name="Visited_20_Internet_20_Link">
<text:span text:style-name="T4">
 invading </text:span>
 and fired at the community in Kharkiv region, two -heated</text:a>
It is emphasized that the likelihood of the enemy of missile and aviation strikes throughout Ukraine remains high.</text:p>
      <text:p text:style-name="P4">
_ <text:span text:style-name="T4">
 In Volyn and Polissya directions </text:span>
 _, according to the General Staff, the operational production has not undergone significant changes, the signs of formation of the offensive groups will be identified.</text:p>
      <text:p text:style-name="P4">
_ <text:span text:style-name="T4">
 In the Siversky and Slobozhansky directions </text:span>
 _ Russia continues to retain a military presence in border areas with Ukraine. This era is an unfortunate attempt to penetrate a sabotage group across the state border of Ukraine in the area of Zelene village of Kharkiv region.The invaders struck the rocket stroke in the Vovchansk district, beat the Ivashkiv, Ogirtsev and Gatyshchi of Kharkiv region, from the artillery of the Iminometics-in the Karpovichi of Chernihiv region, Znob-Novgorod, Shevchenko, Barrivka, Oleksandrivka. Red Dawn, Gptivka, Red, Green, Old, Ogirtsev, Gatyshch, Pleteenivka, Vovchansk, Karaika, Budarki and Chugunivtsi Kharkiv region.</text:p>
      <text:p text:style-name="P4">
_ <text:span text:style-name="T4">
 In the Kupyansk direction </text:span>
 _ during the day of the Russian Federation had unsuccessful successive actions near the Novoselivsky Luhansk region, from artillery Iminometas attacked well, Krasne first, Figololivka, Novomlinsk, Dovzaki, Kutkovka, Bvenkivka. Kharkiv region and Novoselovsk Lugansk region.</text:p>
      <text:p text:style-name="P4">
_ <text:span text:style-name="T4">
 In the Lyman direction </text:span>
 _ during the day the invaders took unsuccessful successive actions in the area of Bigorivka of the Luhansk region. The strokes of the hostile artillery are recorded in areas of settlements located near the line of consolation, including Makeevka, Nevsky and Bigorivka, Luhansk region, Verkhnamyansky, Tornsky, controversy and Razdolivka of Donetsk region.</text:p>
      <text:p text:style-name="P4">
<text:span text:style-name="T5">
!(https://www.ukrinform.ua/rubric-regions/3718075-zagarbniki-za-dobu-obstrilali-120-naselenih-punktiv-ta-92-obekta-infrastrukturi.html)_ </text:span>
<text:span text:style-name="T5">
 In the Bakhmut direction </text:span>
* _ the Russians took offensive actions in the area, but did not have success. From the aviation invaders were beaten in the districts of Vasyutinsky, Toretsk and North Donetsk region.</text:p>
      <text:p text:style-name="P4">
The districts of Vasyukivka, Orikhovo-Vasylivka, Chrome, Temporal Yar, Ivanovsky, Stupochki, Predict, White Mountain, Diliyivka and New York of Donetsk region were injured from enemy artillery shelling.</text:p>
      <text:p text:style-name="P4">
_ <text:span text:style-name="T4">
 In the Avdeevsky direction </text:span>
 _ the offensive actions of the Russian troops were not carried out, instead they inflicted an aviation strike in the Avdiivka area, from artillery were beaten by the Avdiivka, Pervomaisky and Karlovka of Donetsk region.</text:p>
      <text:p text:style-name="P4">
<text:span text:style-name="T4">
 Read also: </text:span>
 <text:a xlink:type="simple" xlink:href="https://www.ukrinform.ua/rubric-ato/3718049-rosijski-raketi-vdarili-po-aerodromu-bila-kropivnickogo.html" text:style-name="Internet_20_link" text:visited-style-name="Visited_20_Internet_20_Link">
Russian missiles hit the airfield near Kropyvnytskyi</text:a>
</text:p>
      <text:p text:style-name="P4">
_ <text:span text:style-name="T4">
 In the mineral direction </text:span>
 _ the Russians fired at settlements bordering a line of combat collision, in particular the coal, the precist and the Novoukrainonetsk region.</text:p>
      <text:p text:style-name="P4">
_ <text:span text:style-name="T4">
 In the Zaporizhzhya and Kherson directions </text:span>
 _ RF troops continue the Varioron actions. From aviation, the enemy attacked the districts of Beryslav and the Merry Kherson region.</text:p>
      <text:p text:style-name="P4">
<text:span text:style-name="T4">
 Read also: </text:span>
 <text:a xlink:type="simple" xlink:href="https://www.ukrinform.ua/rubric-regions/3718016-zagarbniki-obstrilali-z-aviacii-ta-artilerii-naseleni-punkti-lugansini.html" text:style-name="Internet_20_link" text:visited-style-name="Visited_20_Internet_20_Link">
<text:span text:style-name="T4">
 invading </text:span>
 Iki fired at aviation and artillery -laid out points of Luhansk region</text:a>
The punches of Russian artillery were freely field, green field, Novopol Itemirivka, Donetsk region, Olgivske, Malynivka, Gulyaypole, Railway, Mala Tokmachka, Novoandriivka, Steppe and Kamyansk Zaporizhzhya region, Kherson, Kozatska, Tyagoska, Ivanivka, Dnipro, Dnipro.</text:p>
      <text:p text:style-name="P4">
According to the General Staff, the Russian troops continue to suffer heavy losses. In particular, it was found that about 500 people from the former convicted Russians arrived for one of the enemy units, which is the temporarily captured territory of Kharkiv region.</text:p>
      <text:p text:style-name="P4">
After the fire damage carried out by the defense forces on the positions of the invaders, about one hundred people from the newly arrived reinforcement were injured in varying degrees, in particular not compatible with life. Another 80 people left their positions after this event.</text:p>
      <text:p text:style-name="P4">
As reported by Ukrinform, on June 4, the Russian army attacked Ukrainian crying missiles of the air base X-101/X-555 and Iranian non-triggeries of ShahED-136/131.</text:p>
      <text:p text:style-name="P4">
Defense forces <text:a xlink:type="simple" xlink:href="https://www.ukrinform.ua/rubric-ato/3718213-u-genstabi-utocnili-kilkist-zbitih-unoci-sahediv.html" text:style-name="Internet_20_link" text:visited-style-name="Visited_20_Internet_20_Link">
During the night attack, four out of six enemy rockets were destroyed by eight percussion drones</text:a>
.</text:p>
      <text:p text:style-name="P4">
Photo: General Staff of the Armed Forces, Facebook</text:p>
      <text:p text:style-name="P4">
News Source: <text:a xlink:type="simple" xlink:href="https://www.ukrinform.ua/rubric-ato/3718221-za-dobu-sili-oboroni-vsi-vorozi-ataki-na-shodi.html" text:style-name="Internet_20_link" text:visited-style-name="Visited_20_Internet_20_Link">
https://www.ukrinform.ua/rubric-ato/3718221-za-dobu-sili-oboroni-vsi-vorozi-ataki-na-shodi.html</text:a>
</text:p>
      <!--NEWS-->
      <text:h text:style-name="P10" text:outline-level="1">
<text:span text:style-name="T4">
The prosecutor's office has started pre -trial investigation on today's shelling of Kharkiv region</text:span>
</text:h>
      <text:p text:style-name="P4">
Authors: Ukrinform (Person)</text:p>
      <text:p text:style-name="P4">
Publisher: Укринформ (Organization)</text:p>
      <text:p text:style-name="P4">
Published Time: 2023-06-04T19:26:00+03:00</text:p>
      <text:p text:style-name="P4">
Modified Time: 2023-06-04T19:26:00+03:00</text:p>
      <text:p text:style-name="P4">
Description: Chuguevskaya, Kupyansk and Bogodukhiv district prosecutor's office of Kharkiv region began pre -trial investigations on the facts of violation of the laws and customs of war by the Russian Federation. - Ukrinform.</text:p>
      <text:p text:style-name="P4">
Images: ['<text:a xlink:type="simple" xlink:href="https://static.ukrinform.com/photos/2023_06/thumb_files/630_360_1685896300-603.jpeg" text:style-name="Internet_20_link" text:visited-style-name="Visited_20_Internet_20_Link">
630_360_16858...</text:a>
']</text:p>
      <text:p text:style-name="P4">
Tags: ['Обстріл', 'Прокуратура', 'Харківщина', 'Війна з Росією']</text:p>
      <text:p text:style-name="P4">
Type: Article</text:p>
      <!--METADATA-->
      <text:p text:style-name="P4">
<draw:frame draw:style-name="fr1" draw:name="Image184" text:anchor-type="as-char" svg:width="6.9236in" svg:height="3.956343in" draw:z-index="0">
<draw:image xlink:href="../Images/yкринформ/2023-06-04T19-26-00-03-00/630_360_1685896300-603.jpeg" xlink:type="simple" xlink:show="embed" xlink:actuate="onLoad" draw:mime-type="image/jpeg"/>
</draw:frame>
Chuguevskaya, Kupyansk and Bogodukhiv district prosecutor's office of Kharkiv region began pre -trial investigations on the facts of violation of the laws of the pelvis of war by the Russian Federation.</text:p>
      <text:p text:style-name="P4">
As Ukrinform reports, about it in <text:a xlink:type="simple" xlink:href="https://t.me/pgo_gov_ua/12873" text:style-name="Internet_20_link" text:visited-style-name="Visited_20_Internet_20_Link">
telegram</text:a>
Informs the press service of the Attorney General.</text:p>
      <text:p text:style-name="P4">
"Under the procedural guidance of Chuguev, Kupyansk and Bogodukhiv Prosecutor's Office of Kharkiv region, pre -trial investigations were initiated(Art. 438 of the Criminal Code of Ukraine)", - the testimony reads.</text:p>
      <text:p text:style-name="P4">
It is noted that according to the investigation, on June 4, the Russian military <text:a xlink:type="simple" xlink:href="https://www.ukrinform.ua/tag-obstril" text:style-name="Internet_20_link" text:visited-style-name="Visited_20_Internet_20_Link">
fired</text:a>
Vovchansk. As a result of the hostile, two civilians agreed. District dwellings were damaged. Around the south -of -law servicemen of the Armed Forces of the Russian Federation struck the village of Peschane Kupyansk district, which causes a local resident to be injured.</text:p>
      <text:p text:style-name="P4">
</text:p>
      <text:p text:style-name="P4">
<text:span text:style-name="T4">
 Read also: </text:span>
 <text:a xlink:type="simple" xlink:href="https://www.ukrinform.ua/rubric-ato/3718185-zagarbniki-obstrilali-gromadu-na-harkivsini-dvoe-poranenih.html" text:style-name="Internet_20_link" text:visited-style-name="Visited_20_Internet_20_Link">
invaders fired at the community in Kharkiv region, two -warned</text:a>
At the same time, at about 2:30 pm, Russian invaders were beaten on the town of Zolochiv Bohodukhiv district. According to preliminary data, shelling was made from artillery. The home of child and youth creativity was damaged. Two people were injured. Prosecutors of the police recorded the consequences of armed aggression of the Russian Federation.</text:p>
      <text:p text:style-name="P4">
</text:p>
      <text:p text:style-name="P4">
As reported by Ukrinform, <text:a xlink:type="simple" xlink:href="https://www.ukrinform.ua/rubric-regions/3718075-zagarbniki-za-dobu-obstrilali-120-naselenih-punktiv-ta-92-obekta-infrastrukturi.html" text:style-name="Internet_20_link" text:visited-style-name="Visited_20_Internet_20_Link">
Russian troops for the last day fired at 1,120 settlements</text:a>
and 92 of the infrastructure, 6 civilians were killed in 6 civilians, 32 were injured.</text:p>
      <text:p text:style-name="P4">
<text:span text:style-name="T5">
Foto: Kharkiv Regional Prosecutor's Office</text:span>
</text:p>
      <text:p text:style-name="P4">
News Source: <text:a xlink:type="simple" xlink:href="https://www.ukrinform.ua/rubric-regions/3718223-prokuratura-rozpocala-dosudovi-rozsliduvanna-za-faktom-sogodnisnogo-obstrilu-harkivsini.html" text:style-name="Internet_20_link" text:visited-style-name="Visited_20_Internet_20_Link">
https://www.ukrinform.ua/rubric-regions/3718223-prokuratura-rozpocala-dosudovi-rozsliduvanna-za-faktom-sogodnisnogo-obstrilu-harkivsini.html</text:a>
</text:p>
      <!--NEWS-->
      <text:h text:style-name="P10" text:outline-level="1">
<text:span text:style-name="T4">
Klitschko checked the shelter in the Holosiivskyi district of the capital</text:span>
</text:h>
      <text:p text:style-name="P4">
Authors: Ukrinform (Person)</text:p>
      <text:p text:style-name="P4">
Publisher: Укринформ (Organization)</text:p>
      <text:p text:style-name="P4">
Published Time: 2023-06-04T19:46:38+03:00</text:p>
      <text:p text:style-name="P4">
Modified Time: 2023-06-04T19:46:38+03:00</text:p>
      <text:p text:style-name="P4">
Description: Checking the shelters in the Holosiivskyi district of Kiev showed that some of the basements are privately owned or leased, some were not equipped or closed at night. - Ukrinform.</text:p>
      <text:p text:style-name="P4">
Images: ['<text:a xlink:type="simple" xlink:href="https://static.ukrinform.com/photos/2022_03/thumb_files/630_360_1647199663-397.jpg" text:style-name="Internet_20_link" text:visited-style-name="Visited_20_Internet_20_Link">
630_360_16471...</text:a>
']</text:p>
      <text:p text:style-name="P4">
Tags: ['Віталій Кличко', 'Київ', 'Укриття', 'Камишін']</text:p>
      <text:p text:style-name="P4">
Type: Article</text:p>
      <!--METADATA-->
      <text:p text:style-name="P4">
<draw:frame draw:style-name="fr1" draw:name="Image189" text:anchor-type="as-char" svg:width="6.9236in" svg:height="3.956343in" draw:z-index="0">
<draw:image xlink:href="../Images/yкринформ/2023-06-04T19-46-38-03-00/630_360_1647199663-397.jpg" xlink:type="simple" xlink:show="embed" xlink:actuate="onLoad" draw:mime-type="image/jpeg"/>
</draw:frame>
Checkers in the Holosiivskyi district of Kyiv testified that part of the basement is privately owned or leased, some - not equipped or at night.</text:p>
      <text:p text:style-name="P4">
The mayor of Kiev Vitaliy Klitschko informed about it in <text:a xlink:type="simple" xlink:href="https://t.me/vitaliy_klitschko/2070" text:style-name="Internet_20_link" text:visited-style-name="Visited_20_Internet_20_Link">
telegram</text:a>
, reports Ukrinform.</text:p>
      <text:p text:style-name="P4">
"The second day we go with minister Alexander Kamyshin(Minister for Strategic Industry - Ed.)We look at the shelter. Today is the innovative district ... There are problems with shelters. And in Holosiiv - in particular. The part of cellars in private hands or rental. Some are not equipped, somewhere in educational institutions are equipped, but at night they are closed, "he said.</text:p>
      <text:p text:style-name="P4">
<text:span text:style-name="T4">
 Read also: </text:span>
 <text:a xlink:type="simple" xlink:href="https://www.ukrinform.ua/rubric-kyiv/3718171-v-op-zaklikali-vladu-kieva-aknajsvidse-rozrobiti-algoritm-roboti-ukrittiv.html" text:style-name="Internet_20_link" text:visited-style-name="Visited_20_Internet_20_Link">
in OPP called on Kiev power as soon as possible to develop algorithmrobots <text:span text:style-name="T4">
 shelter </text:span>
 tiv</text:a>
At the same time, Klitschko emphasized that their balancer and heads of districts are responsible for the arrangement and operation of the plates. According to him, the funds of the regional state administrations were allocated. The mayor of the capital noted that the complications of the inspection group "again did not represent representatives of the Kyiv City Title Administration".</text:p>
      <text:p text:style-name="P4">
As reported by Ukrinform, the President's office called on Kyiv authorities to develop a shelter algorithm as soon as possible.</text:p>
      <text:p text:style-name="P4">
<text:span text:style-name="T4">
 Read also: </text:span>
 <text:a xlink:type="simple" xlink:href="https://www.ukrinform.ua/rubric-kyiv/3718089-u-kievi-perevirili-ponad-tisacu-ukrittiv-polovina-z-nih-nepridatna-do-vikoristanna.html" text:style-name="Internet_20_link" text:visited-style-name="Visited_20_Internet_20_Link">
for the people of Kyivans launched a chatbot for self-assessment <text:span text:style-name="T4">
 hiding </text:span>
(https://www.ukrinform.ua/rubric-kyiv/3718104-dla-kian-zapustili-catbot-dla-samostijnoi-ocinki-stanu-ukritta.html)The Minister for Strategic Industry Alexander Kamyshin said that 1078 shelters have been checked in the capital to date in the capital</text:a>
, half of the reaches were in an unsatisfactory condition - not suitable for use or Commission could not open them.</text:p>
      <text:p text:style-name="P4">
For residents of Kiev(https://www.ukrinform.ua/rubric-kyiv/3718104-dla-kian-zapustili-catbot-dla-samostijnoi-ocinki-stanu-ukritta.html)that allows you to evaluate the stations yourself.</text:p>
      <text:p text:style-name="P4">
News Source: <text:a xlink:type="simple" xlink:href="https://www.ukrinform.ua/rubric-kyiv/3718229-klicko-pereviriv-ukritta-u-golosiivskomu-rajoni-stolici.html" text:style-name="Internet_20_link" text:visited-style-name="Visited_20_Internet_20_Link">
https://www.ukrinform.ua/rubric-kyiv/3718229-klicko-pereviriv-ukritta-u-golosiivskomu-rajoni-stolici.html</text:a>
</text:p>
      <!--NEWS-->
      <text:h text:style-name="P10" text:outline-level="1">
<text:span text:style-name="T4">
US believe in the success of Ukraine's counter -offensive - advisor to Baiden</text:span>
</text:h>
      <text:p text:style-name="P4">
Authors: Ukrinform (Person)</text:p>
      <text:p text:style-name="P4">
Publisher: Укринформ (Organization)</text:p>
      <text:p text:style-name="P4">
Published Time: 2023-06-04T19:53:00+03:00</text:p>
      <text:p text:style-name="P4">
Modified Time: 2023-06-04T19:53:00+03:00</text:p>
      <text:p text:style-name="P4">
Description: The US believes that the long -awaited Ukrainian counter -offensive will be successful and will return a strategically important territory. - Ukrinform.</text:p>
      <text:p text:style-name="P4">
Images: ['<text:a xlink:type="simple" xlink:href="https://static.ukrinform.com/photos/2023_05/thumb_files/630_360_1684691970-341.jpg" text:style-name="Internet_20_link" text:visited-style-name="Visited_20_Internet_20_Link">
630_360_16846...</text:a>
']</text:p>
      <text:p text:style-name="P4">
Tags: ['США', 'Війна з Росією', 'Контрнаступ']</text:p>
      <text:p text:style-name="P4">
Type: Article</text:p>
      <!--METADATA-->
      <text:p text:style-name="P4">
<draw:frame draw:style-name="fr1" draw:name="Image190" text:anchor-type="as-char" svg:width="6.9236in" svg:height="3.956343in" draw:z-index="0">
<draw:image xlink:href="../Images/yкринформ/2023-06-04T19-53-00-03-00/630_360_1684691970-341.jpg" xlink:type="simple" xlink:show="embed" xlink:actuate="onLoad" draw:mime-type="image/jpeg"/>
</draw:frame>
It is worthwhile that the long -awaited Ukrainian counter -offensive will be successful and reduced the return of a strategically important territory.</text:p>
      <text:p text:style-name="P4">
According to Ukrinform, this is in an interview with the channel <text:a xlink:type="simple" xlink:href="https://edition.cnn.com/2023/06/04/politics/biden-xi-jinping-china-ukraine-cnntv/index.html" text:style-name="Internet_20_link" text:visited-style-name="Visited_20_Internet_20_Link">
CNN</text:a>
The US Presidential Advisor to National Safety Sullivan said.</text:p>
      <text:p text:style-name="P4">
“How many and in what places it will depend on the development of events in place when Ukrainians start this counter -offensive. But we believe that in this counterparts the Ukrainian will succeed, ”he said.</text:p>
      <text:p text:style-name="P4">
He added that the United States believes that the long -awaited Ukrainian <text:a xlink:type="simple" xlink:href="https://www.ukrinform.ua/tag-kontrnastup" text:style-name="Internet_20_link" text:visited-style-name="Visited_20_Internet_20_Link">
counter -offensive</text:a>
will lead to the return of "strategically important territory".</text:p>
      <text:p text:style-name="P4">
According to him, the development of events on the battlefield will have a "great impact" on any non-material negotiations.</text:p>
      <text:p text:style-name="P4">
"But I will say that: President Zelensky himself said that this war is eventually a diplomatic way," Sullivan said.</text:p>
      <text:p text:style-name="P4">
*!(https://www.ukrinform.ua/rubric-ato/3717973-kontrnastup-zsu-bude-vrazaucim-eksdirektor-cru.html)Earlier, the CIA's ex-director General David Petreus stated that the counterpart of the Ukrainian army would be striking and will reach the culmination in the first three to four days.</text:p>
      <text:p text:style-name="P4">
As reported by Ukrinform, President of Ukraine <text:a xlink:type="simple" xlink:href="https://www.ukrinform.ua/rubric-ato/3717842-zelenskij-mi-gotovi-do-kontrnastupu.html" text:style-name="Internet_20_link" text:visited-style-name="Visited_20_Internet_20_Link">
Volodymyr Zelenskyy declared the preparedness to start a counter -offensive</text:a>
Stressing at the same time that this process will take some time and have a high price.</text:p>
      <text:p text:style-name="P4">
<text:span text:style-name="T5">
Foto: Konstantin Liber</text:span>
</text:p>
      <text:p text:style-name="P4">
News Source: <text:a xlink:type="simple" xlink:href="https://www.ukrinform.ua/rubric-ato/3718231-ssa-virat-v-uspih-kontrnastupu-ukraini-radnik-bajdena.html" text:style-name="Internet_20_link" text:visited-style-name="Visited_20_Internet_20_Link">
https://www.ukrinform.ua/rubric-ato/3718231-ssa-virat-v-uspih-kontrnastupu-ukraini-radnik-bajdena.html</text:a>
</text:p>
      <!--NEWS-->
      <text:h text:style-name="P10" text:outline-level="1">
<text:span text:style-name="T4">
Svitolina came out in the quarterfinal "Rolan Harros"</text:span>
</text:h>
      <text:p text:style-name="P4">
Authors: Ukrinform (Person)</text:p>
      <text:p text:style-name="P4">
Publisher: Укринформ (Organization)</text:p>
      <text:p text:style-name="P4">
Published Time: 2023-06-04T19:58:00+03:00</text:p>
      <text:p text:style-name="P4">
Modified Time: 2023-06-04T19:58:00+03:00</text:p>
      <text:p text:style-name="P4">
Description: In the 1/8 finals, the Ukrainian beat Russian Kasatkin. - Ukrinform.</text:p>
      <text:p text:style-name="P4">
Images: ['<text:a xlink:type="simple" xlink:href="https://static.ukrinform.com/photos/2023_06/thumb_files/630_360_1685897047-869.jpg" text:style-name="Internet_20_link" text:visited-style-name="Visited_20_Internet_20_Link">
630_360_16858...</text:a>
']</text:p>
      <text:p text:style-name="P4">
Tags: ['Світоліна', 'Теніс']</text:p>
      <text:p text:style-name="P4">
Type: Article</text:p>
      <!--METADATA-->
      <text:p text:style-name="P4">
<draw:frame draw:style-name="fr1" draw:name="Image191" text:anchor-type="as-char" svg:width="6.9236in" svg:height="3.956343in" draw:z-index="0">
<draw:image xlink:href="../Images/yкринформ/2023-06-04T19-58-00-03-00/630_360_1685897047-869.jpg" xlink:type="simple" xlink:show="embed" xlink:actuate="onLoad" draw:mime-type="image/jpeg"/>
</draw:frame>
In 1/8finals, the Ukrainian beat Russian Kasatkin.</text:p>
      <text:p text:style-name="P4">
The Ukrainian tennis player Elina Svitolina won the 1/8 finals of the French open -classroom, Ukrinform reports.</text:p>
      <text:p text:style-name="P4">
The Ukrainian was stronger than the ninth racket of the world, Russian Darius Kasatkin –6: 4, 7: 6(7:5). Матч тривав 1 годину 59 хвилин.</text:p>
      <text:p text:style-name="P4">
Світоліна вчетверте в кар’єрі зіграє у чвертьфіналі «Ролан Гаррос». Суперницеюукраїнки стане переможниця пари Стівенс – Сабаленко.</text:p>
      <text:p text:style-name="P4">
<text:span text:style-name="T4">
Читайте також:</text:span>
 <text:a xlink:type="simple" xlink:href="https://www.ukrinform.ua/rubric-sports/3717920-curenko-zdobula-peremogu-v-tretomu-raundi-rolan-garros.html" text:style-name="Internet_20_link" text:visited-style-name="Visited_20_Internet_20_Link">
 <text:span text:style-name="T4">
Цуренко</text:span>
 здобула перемогу в третьому раунді «РоланГаррос» </text:a>
As reported by Ukrinform, Tomorrow, June 5, Tsurenko will resist the first priest of the world, Polya Igy Schwontek in the 1/8 finals of the Open Championship of France.</text:p>
      <text:p text:style-name="P4">
Photo: Getty Images</text:p>
      <text:p text:style-name="P4">
News Source: <text:a xlink:type="simple" xlink:href="https://www.ukrinform.ua/rubric-sports/3718232-svitolina-zigrae-u-cvertfinali-rolan-garros.html" text:style-name="Internet_20_link" text:visited-style-name="Visited_20_Internet_20_Link">
https://www.ukrinform.ua/rubric-sports/3718232-svitolina-zigrae-u-cvertfinali-rolan-garros.html</text:a>
</text:p>
      <!--NEWS-->
      <text:h text:style-name="P10" text:outline-level="1">
<text:span text:style-name="T4">
It is time to talk about specifics in the issue of Ukraine's membership in NATO - Markarov</text:span>
</text:h>
      <text:p text:style-name="P4">
Authors: Ukrinform (Person)</text:p>
      <text:p text:style-name="P4">
Publisher: Укринформ (Organization)</text:p>
      <text:p text:style-name="P4">
Published Time: 2023-06-04T20:00:00+03:00</text:p>
      <text:p text:style-name="P4">
Modified Time: 2023-06-04T20:00:00+03:00</text:p>
      <text:p text:style-name="P4">
Description: It is now time to start discussing the correct steps on Ukraine's membership in the North Atlantic Alliance. - Ukrinform.</text:p>
      <text:p text:style-name="P4">
Images: ['<text:a xlink:type="simple" xlink:href="https://static.ukrinform.com/photos/2021_05/thumb_files/630_360_1620965417-738.jpg" text:style-name="Internet_20_link" text:visited-style-name="Visited_20_Internet_20_Link">
630_360_16209...</text:a>
']</text:p>
      <text:p text:style-name="P4">
Tags: ['НАТО', 'Україна', 'Маркарова']</text:p>
      <text:p text:style-name="P4">
Type: Article</text:p>
      <!--METADATA-->
      <text:p text:style-name="P4">
<draw:frame draw:style-name="fr1" draw:name="Image192" text:anchor-type="as-char" svg:width="6.9236in" svg:height="3.956343in" draw:z-index="0">
<draw:image xlink:href="../Images/yкринформ/2023-06-04T20-00-00-03-00/630_360_1620965417-738.jpg" xlink:type="simple" xlink:show="embed" xlink:actuate="onLoad" draw:mime-type="image/jpeg"/>
</draw:frame>
Now it was time to start discussing the correct steps on Ukraine's membership of the Educational Alliance.</text:p>
      <text:p text:style-name="P4">
According to Ukrinform, this is in the Face The Nation of the TV channel <text:a xlink:type="simple" xlink:href="https://twitter.com/FaceTheNation/status/1665389238076993538" text:style-name="Internet_20_link" text:visited-style-name="Visited_20_Internet_20_Link">
CBS News</text:a>
Oksana Markarova said in the US Ambassador.</text:p>
      <text:p text:style-name="P4">
“We look forward to the summit(NATO - order.). Україна має прагнення щодовступу в НАТО. Трансатлантичні прагнення закріплені в наших серцях, в нашійКонституції і більшість людей підтримує їх. Ми вважаємо, що настав часрозпочати обговорювати коректні кроки в цьому питанні», - сказала вона.</text:p>
      <text:p text:style-name="P4">
За словами Маркарової, українська сторона розуміє поточні обмеження щодовступу в <text:a xlink:type="simple" xlink:href="https://www.ukrinform.ua/tag-nato" text:style-name="Internet_20_link" text:visited-style-name="Visited_20_Internet_20_Link">
 НАТО </text:a>
Against the backdrop of a continuing war.</text:p>
      <text:p text:style-name="P4">
"However, I believe that at the moment, after a terrible violation of the international law, after Russia attacked us without being provoked when we were not part of NATO, as well as after historical decisions on Finland and Sweden. Everyone has come to realize What is good against evil, and we need NATO static, how much NATO needs Ukraine, because we have a lot of NATO, ”she said.</text:p>
      <text:p text:style-name="P4">
<text:span text:style-name="T4">
 Read also: </text:span>
 <text:a xlink:type="simple" xlink:href="https://www.ukrinform.ua/rubric-polytics/3718210-pisla-peremogi-proces-priednanna-ukraini-do-nato-bude-svidkim-zastupnik-ministra-oboroni.html" text:style-name="Internet_20_link" text:visited-style-name="Visited_20_Internet_20_Link">
after victory process of Ukraine accession to <text:span text:style-name="T4">
 NATO </text:span>
 will be fast - Deputy Minister of Defense</text:a>
As reported by Ukrinform, President Volodymyr Zelenskyy said that Ukraine is expecting a political invitation to the Alliance at NATO summit in Vilnius.</text:p>
      <text:p text:style-name="P4">
He also emphasized that Ukraine should receive effective security guarantees for NATO.</text:p>
      <text:p text:style-name="P4">
News Source: <text:a xlink:type="simple" xlink:href="https://www.ukrinform.ua/rubric-polytics/3718233-nastav-cas-pogovoriti-pro-konkretiku-v-pitanni-clenstva-ukraini-v-nato-markarova.html" text:style-name="Internet_20_link" text:visited-style-name="Visited_20_Internet_20_Link">
https://www.ukrinform.ua/rubric-polytics/3718233-nastav-cas-pogovoriti-pro-konkretiku-v-pitanni-clenstva-ukraini-v-nato-markarova.html</text:a>
</text:p>
      <!--NEWS-->
      <text:h text:style-name="P10" text:outline-level="1">
<text:span text:style-name="T4">
The time will come when children in Ukraine will be protected from Russian evil - Zelensky</text:span>
</text:h>
      <text:p text:style-name="P4">
Authors: Ukrinform (Person)</text:p>
      <text:p text:style-name="P4">
Publisher: Укринформ (Organization)</text:p>
      <text:p text:style-name="P4">
Published Time: 2023-06-04T20:10:00+03:00</text:p>
      <text:p text:style-name="P4">
Modified Time: 2023-06-04T20:10:00+03:00</text:p>
      <text:p text:style-name="P4">
Description: There will be a time when children on earth, including in Ukraine, will be protected from evil such as Russian. - Ukrinform.</text:p>
      <text:p text:style-name="P4">
Images: ['<text:a xlink:type="simple" xlink:href="https://static.ukrinform.com/photos/2023_06/thumb_files/630_360_1685898899-448.png" text:style-name="Internet_20_link" text:visited-style-name="Visited_20_Internet_20_Link">
630_360_16858...</text:a>
']</text:p>
      <text:p text:style-name="P4">
Tags: ['Діти', 'Звернення',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6-04T20-10-00-03-00/630_360_1685898899-448.png" xlink:type="simple" xlink:show="embed" xlink:actuate="onLoad" draw:mime-type="image/png"/>
</draw:frame>
It is time when children on earth, including in Ukraine, will be protected from evil such as Russian.</text:p>
      <text:p text:style-name="P4">
About it in your traditional <text:a xlink:type="simple" xlink:href="https://t.me/V_Zelenskiy_official/6464" text:style-name="Internet_20_link" text:visited-style-name="Visited_20_Internet_20_Link">
evening address</text:a>
President of Ukraine Vladimirzelensky said.</text:p>
      <text:p text:style-name="P4">
Video: Op</text:p>
      <text:p text:style-name="P4">
_ <text:span text:style-name="T4">
 Dear Ukrainians and Ukrainians!</text:span>
 _</text:p>
      <text:p text:style-name="P4">
The rescue operation in the city of Pidhorodne in the Dnieper region has already ended, the Derosian rocket has destroyed the houses.</text:p>
      <text:p text:style-name="P4">
25 people were injured, five of them children. David, he is 6 years old - heavily, the guy is hospitalized. Denis, he is 11 years old - is also a serious condition, hospitalized. Alexander, 15 years old, is also a serious condition. Lisa, 17 years old, is an outpatient treatment. Kira, she is 10 years old, is a mine-explosive trauma, the treatment of the monastery. It hurts to see such reports.</text:p>
      <text:p text:style-name="P4">
Lisa, 2 years old, she was killed by this Russian rocket. Iskander probably. My condolences to my family and loved ones ...</text:p>
      <text:p text:style-name="P4">
Russian terror took away the lives of hundreds of our children, and only during February 24, during a full -scale war, is known for the death of 485 children. Ceyster, which we can formally confirm knowing the data of each child.</text:p>
      <text:p text:style-name="P4">
Unfortunately, the real number is greater. Every time we liberate our land of sprouting invaders, we learn the terrible truth about occupation. How many people, how many children are in the burials in the occupied territory - in the Mogilets of this war, this aggression. And how many still under the ruins in Russian Ukrainian cities and villages.</text:p>
      <text:p text:style-name="P4">
Unfortunately, we do not have complete information about hundreds of thousands of children who have been deported to Russia. As of today, thanks to various efforts, 371 children in deportation have managed to come to Ukraine. Despite the fact that we are aware of at least 19 505 deported Ukrainian children, and it is only part of all those of our little Ukrainians and Ukrainian women who are still in the enemy. Which we have to return.</text:p>
      <text:p text:style-name="P4">
Today in our country there is a day of memory of children who died as a result of Russian aggression. From the age of 14. Children who would be alive if Kupbandites in the Kremlin, in Moscow, did not feel themselves in the leaders who allegedly have to rule the fate of peoples.</text:p>
      <text:p text:style-name="P4">
Each of these bandits will be convicted. I have no doubt about that. All the necessary legal institutions work for the cure.</text:p>
      <text:p text:style-name="P4">
And today, on this memory day, I want to thank everyone in the world who is more supported for the sake of justice. For the sake of punishing anyone who brought the land of terror, everyone who kills and deport children and adults.Let the sentences on the racists they hear on the dock a bench - law and fair sentences - will be a testimony that the world will still take life and save civilization. And yet there will be a time when children on earth-in Ukraine and anywhere else-will be protected from such evil as Russian evil, and from such aggression.</text:p>
      <text:p text:style-name="P4">
That is why it is so important that the power of justice, the power of responsibility to be a powerful mention of every life that was taken away by evil, Russia.</text:p>
      <text:p text:style-name="P4">
And part of this responsibility is a mandatory part of the Esanction today. Sanctions of the world that force Russia to pay the price for what it does.</text:p>
      <text:p text:style-name="P4">
He held a special meeting on sanctions today. GUR, external intelligence service, government, office. They analyzed in great detail how Russia bypasses the sanction and who helps her. Different countries, different companies without which Russia has not been able to deny terror, including rockets. Unfortunately, the terrorist state manages to use the technologies of the world through a network of suppliers, it is possible to enter international sanction regimes.</text:p>
      <text:p text:style-name="P4">
We see every direction of bypassing existing sanctions, every country whose territory or jurisdiction whose citizens are used by Russia to continue terror. And we have to close all such directions - together with partners - so that there are no Usian missiles, in Russian weapons of the free world. Necessary will be.</text:p>
      <text:p text:style-name="P4">
Thank you to everyone who helps us fight aggression!</text:p>
      <text:p text:style-name="P4">
Glory to all our soldiers!And thank you for today on the forefront.</text:p>
      <text:p text:style-name="P4">
Glory to Ukraine!</text:p>
      <text:p text:style-name="P4">
Photo: op</text:p>
      <text:p text:style-name="P4">
News Source: <text:a xlink:type="simple" xlink:href="https://www.ukrinform.ua/rubric-ato/3718237-nastane-cas-koli-diti-v-ukraini-budut-zahiseni-vid-rosijskogo-zla-zelenskij.html" text:style-name="Internet_20_link" text:visited-style-name="Visited_20_Internet_20_Link">
https://www.ukrinform.ua/rubric-ato/3718237-nastane-cas-koli-diti-v-ukraini-budut-zahiseni-vid-rosijskogo-zla-zelenskij.html</text:a>
</text:p>
      <!--NEWS-->
      <text:h text:style-name="P10" text:outline-level="1">
<text:span text:style-name="T4">
Kostyuk and Ruse completed the performance in the 1/8 finals</text:span>
</text:h>
      <text:p text:style-name="P4">
Authors: Ukrinform (Person)</text:p>
      <text:p text:style-name="P4">
Publisher: Укринформ (Organization)</text:p>
      <text:p text:style-name="P4">
Published Time: 2023-06-04T20:25:21+03:00</text:p>
      <text:p text:style-name="P4">
Modified Time: 2023-06-04T20:25:21+03:00</text:p>
      <text:p text:style-name="P4">
Description: The Ukrainian-Romanian duo gave way to the American Cory Gauff and Jessica Peguli. - Ukrinform.</text:p>
      <text:p text:style-name="P4">
Images: ['<text:a xlink:type="simple" xlink:href="https://static.ukrinform.com/photos/2023_06/thumb_files/630_360_1685899456-159.jpg" text:style-name="Internet_20_link" text:visited-style-name="Visited_20_Internet_20_Link">
630_360_16858...</text:a>
']</text:p>
      <text:p text:style-name="P4">
Tags: ['Теніс', 'Марта Костюк']</text:p>
      <text:p text:style-name="P4">
Type: Article</text:p>
      <!--METADATA-->
      <text:p text:style-name="P4">
<draw:frame draw:style-name="fr1" draw:name="Image194" text:anchor-type="as-char" svg:width="6.9236in" svg:height="3.956343in" draw:z-index="0">
<draw:image xlink:href="../Images/yкринформ/2023-06-04T20-25-21-03-00/630_360_1685899456-159.jpg" xlink:type="simple" xlink:show="embed" xlink:actuate="onLoad" draw:mime-type="image/jpeg"/>
</draw:frame>
The Ukrainian-Romanian duo gave way to the American Cory Gauff and Jessicipeguli.</text:p>
      <text:p text:style-name="P4">
Ukrainian tennis player Marta Kostyuk and Romanian Elena-Gabriel Ruse lost the B1/8 Finals of the Open French Championship, Ukrinform reports.</text:p>
      <text:p text:style-name="P4">
Kostyuk and Ruse lost to the American Cory Gauff and Jessica Peguli - 7: 6, 4: 6,2: 6.</text:p>
      <text:p text:style-name="P4">
The match lasted 2 hours 23 minutes. Ukrainian and Romanian sold 2 times 2 times, made 5 double errors and sold 4/11 brothers.</text:p>
      <text:p text:style-name="P4">
Recall that in a single category, Kostyuk completed the performances at the start of the competition, losing Belarusian Arini Sobolenko.</text:p>
      <text:p text:style-name="P4">
<text:span text:style-name="T4">
 Read also: </text:span>
 <text:a xlink:type="simple" xlink:href="https://www.ukrinform.ua/rubric-sports/3718232-svitolina-zigrae-u-cvertfinali-rolan-garros.html" text:style-name="Internet_20_link" text:visited-style-name="Visited_20_Internet_20_Link">
<text:span text:style-name="T4">
 Svitolina </text:span>
 came out in the quarterfinals "Rolan Harros"</text:a>
According to Ukrinform, Elina Svitolina won Darius Kasatkin and will play Rolan Harros's students.</text:p>
      <text:p text:style-name="P4">
Photo: btu.org.ua</text:p>
      <text:p text:style-name="P4">
News Source: <text:a xlink:type="simple" xlink:href="https://www.ukrinform.ua/rubric-sports/3718238-kostuk-ta-ruse-zaversili-vistup-v-18-finalu-parnogo-rozradu-rolan-garros.html" text:style-name="Internet_20_link" text:visited-style-name="Visited_20_Internet_20_Link">
https://www.ukrinform.ua/rubric-sports/3718238-kostuk-ta-ruse-zaversili-vistup-v-18-finalu-parnogo-rozradu-rolan-garros.html</text:a>
</text:p>
      <!--NEWS-->
      <text:h text:style-name="P10" text:outline-level="1">
<text:span text:style-name="T4">
The coordinate reported that the commander should do in case of a soldier's disappearance</text:span>
</text:h>
      <text:p text:style-name="P4">
Authors: Ukrinform (Person)</text:p>
      <text:p text:style-name="P4">
Publisher: Укринформ (Organization)</text:p>
      <text:p text:style-name="P4">
Published Time: 2023-06-04T20:29:00+03:00</text:p>
      <text:p text:style-name="P4">
Modified Time: 2023-06-04T20:29:00+03:00</text:p>
      <text:p text:style-name="P4">
Description: In case of disappearance of the serviceman, the commander must notify the changes in the personnel accounting within 24 hour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Списки полонених', 'Зниклі безвісти', 'Війна з Росією']</text:p>
      <text:p text:style-name="P4">
Type: Article</text:p>
      <!--METADATA-->
      <text:p text:style-name="P4">
<draw:frame draw:style-name="fr1" draw:name="Image195" text:anchor-type="as-char" svg:width="6.9236in" svg:height="3.956343in" draw:z-index="0">
<draw:image xlink:href="../Images/yкринформ/2023-06-04T20-29-00-03-00/630_360_1680170436-658.jpg" xlink:type="simple" xlink:show="embed" xlink:actuate="onLoad" draw:mime-type="image/jpeg"/>
</draw:frame>
In the distribution of the serviceman, the commander must notify the personnel accounting within 24 hours.</text:p>
      <text:p text:style-name="P4">
According to Ukrinform, the coordination headquarters on the behavior of the Warm -owned is reported in <text:a xlink:type="simple" xlink:href="https://t.me/Koord_shtab/1170" text:style-name="Internet_20_link" text:visited-style-name="Visited_20_Internet_20_Link">
telegram</text:a>
.</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Representatives of the coordination, the Security Service of Ukraine and the National Guard of Ukraine answered to the questions of the loved ones.</text:p>
      <text:p text:style-name="P4">
The staff representative noted that in the event of a serviceman disappeared, the commander is notified within 24 hours of the personnel accounting of the personnel. According to the results of the investigation, the commander issues an order, the Avikov part sends the relevant documents to the territorial center of the complex and social support.</text:p>
      <text:p text:style-name="P4">
Among other things, the parties raised the issue of returning the bodies of fallen defenders.</text:p>
      <text:p text:style-name="P4">
<text:span text:style-name="T4">
 Read also: </text:span>
 [negotiations on the liberation of prisoners are conducted with the subjects(https://www.ukrinform.ua/rubric-ato/3714955-peregovori-pro-vizvolenna-polonenih-vedutsa-z-subektami-u-rf-i-na-tot-ukraini-koordstab.html)It is noted that there are cases where due to the combat situation on a specific location, it is not possible to pick up the bodies of the dead brothers. The implementation of these functions is entrusted to the office of the Commissioner for Persons missing in person. The relevant groups carry out both search measures of the named territories and are negotiating on the exchange of bodies of aggressors.</text:p>
      <text:p text:style-name="P4">
In addition, the coordination headquarters lawyer informed the loved ones about the privileges of the TAVPRACE to the families of defenders and defenders, as well as the cash payments of the family -persons.</text:p>
      <text:p text:style-name="P4">
As reported by Ukrinform, in the command of territorial defense forces stated that <text:a xlink:type="simple" xlink:href="https://www.ukrinform.ua/rubric-ato/3715083-vijskovi-castini-ne-vedut-rozsuku-zniklih-bijciv-komanduvanna-sil-teroboroni.html" text:style-name="Internet_20_link" text:visited-style-name="Visited_20_Internet_20_Link">
military units do not carry out operational search activities</text:a>
regarding the missing personnel.</text:p>
      <text:p text:style-name="P4">
News Source: <text:a xlink:type="simple" xlink:href="https://www.ukrinform.ua/rubric-ato/3718226-u-koordstabi-povidomili-so-povinen-robiti-komandir-u-razi-zniknenna-soldata.html" text:style-name="Internet_20_link" text:visited-style-name="Visited_20_Internet_20_Link">
https://www.ukrinform.ua/rubric-ato/3718226-u-koordstabi-povidomili-so-povinen-robiti-komandir-u-razi-zniknenna-soldata.html</text:a>
</text:p>
      <!--NEWS-->
      <text:h text:style-name="P10" text:outline-level="1">
<text:span text:style-name="T4">
Світоліна: Сподіваюся, я буду продовжувати перемагати, я дуже мотивована на наступні матчі</text:span>
</text:h>
      <text:p text:style-name="P4">
Authors: Ukrinform (Person)</text:p>
      <text:p text:style-name="P4">
Publisher: Укринформ (Organization)</text:p>
      <text:p text:style-name="P4">
Published Time: 2023-06-04T20:50:00+03:00</text:p>
      <text:p text:style-name="P4">
Modified Time: 2023-06-04T20:50:00+03:00</text:p>
      <text:p text:style-name="P4">
Description: The Ukrainian will play in the quarterfinals of the Open Championship of France. - Ukrinform.</text:p>
      <text:p text:style-name="P4">
Images: ['<text:a xlink:type="simple" xlink:href="https://static.ukrinform.com/photos/2023_06/thumb_files/630_360_1685900934-828.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196" text:anchor-type="as-char" svg:width="6.9236in" svg:height="3.956343in" draw:z-index="0">
<draw:image xlink:href="../Images/yкринформ/2023-06-04T20-50-00-03-00/630_360_1685900934-828.jpg" xlink:type="simple" xlink:show="embed" xlink:actuate="onLoad" draw:mime-type="image/jpeg"/>
</draw:frame>
Ukrainian has been playing in the quarterfinals of the Open French Championship.</text:p>
      <text:p text:style-name="P4">
Ukrainian tennis player Elina Svitolina in the flash-interview of Matsu Vlaener <text:a xlink:type="simple" xlink:href="https://twitter.com/rolandgarros/status/1665404036361625601" text:style-name="Internet_20_link" text:visited-style-name="Visited_20_Internet_20_Link">
commented</text:a>
The victory of Daria Kasatkina in the fourth round "Rolan Garros-2023", reports.</text:p>
      <text:p text:style-name="P4">
“I am very grateful to you for the support. Now I understand that Gael felt all the specials, I am very grateful to all the French for support. I dreamed of these victories when I gave birth in last October. It is incredible that I can compete and go all this path to the quarterfinals. This is a special feeling. Hope I will continue, I'm very motivated in the next matches.</text:p>
      <text:p text:style-name="P4">
Daria has a unique game style. I tried to modify my game, yesterday the track court worked on tactics, and that helped. The second set was nervous to both of us, and it is normal, it is a great helmet tournament. Choice, I am very glad that I was able to finish the match in two sets, ” - - Laudalasvitolina.</text:p>
      <text:p text:style-name="P4">
<text:span text:style-name="T4">
 Read also: </text:span>
 <text:a xlink:type="simple" xlink:href="https://www.ukrinform.ua/rubric-sports/3718232-svitolina-zigrae-u-cvertfinali-rolan-garros.html" text:style-name="Internet_20_link" text:visited-style-name="Visited_20_Internet_20_Link">
<text:span text:style-name="T4">
 Svitolina </text:span>
 came out in the quarterfinals "Rolan Harros"</text:a>
In the quarterfinals of the tournament Svitolin will play against the winner of the Stevens pair - Sabalenko.</text:p>
      <text:p text:style-name="P4">
Photo: btu.org.ua</text:p>
      <text:p text:style-name="P4">
News Source: <text:a xlink:type="simple" xlink:href="https://www.ukrinform.ua/rubric-sports/3718243-svitolina-spodivausa-a-budu-prodovzuvati-peremagati-a-duze-motivovana-na-nastupni-matci.html" text:style-name="Internet_20_link" text:visited-style-name="Visited_20_Internet_20_Link">
https://www.ukrinform.ua/rubric-sports/3718243-svitolina-spodivausa-a-budu-prodovzuvati-peremagati-a-duze-motivovana-na-nastupni-matci.html</text:a>
</text:p>
      <!--NEWS-->
      <text:h text:style-name="P10" text:outline-level="1">
<text:span text:style-name="T4">
The whole world is working on bringing the Russian Federation to justice for killing children in Ukraine - President</text:span>
</text:h>
      <text:p text:style-name="P4">
Authors: Ukrinform (Person)</text:p>
      <text:p text:style-name="P4">
Publisher: Укринформ (Organization)</text:p>
      <text:p text:style-name="P4">
Published Time: 2023-06-04T21:03:00+03:00</text:p>
      <text:p text:style-name="P4">
Modified Time: 2023-06-04T21:03:00+03:00</text:p>
      <text:p text:style-name="P4">
Description: President Volodymyr Zelenskyy has expressed his condolences to the victims of Russian aggression in the city of Pidgorodne in Dnipropetrovsk, and assured that the higher leadership of Russia will be punished for the murder of Ukrainian children.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Діти', 'Воєнні злочини', 'Зеленський', 'Війна з Росією']</text:p>
      <text:p text:style-name="P4">
Type: Article</text:p>
      <!--METADATA-->
      <text:p text:style-name="P4">
<draw:frame draw:style-name="fr1" draw:name="Image197" text:anchor-type="as-char" svg:width="6.9236in" svg:height="3.956343in" draw:z-index="0">
<draw:image xlink:href="../Images/yкринформ/2023-06-04T21-03-00-03-00/630_360_1685119271-129.jpeg" xlink:type="simple" xlink:show="embed" xlink:actuate="onLoad" draw:mime-type="image/jpeg"/>
</draw:frame>
The Presidential Lordimir Zelensky expressed his condolences to the victims of the Russian aggression in the city of Pidhorodne in Dnipropetrovsk, and also assured that Russia will be punished for the murder of Ukrainian children.</text:p>
      <text:p text:style-name="P4">
The head of state reported this in the evening <text:a xlink:type="simple" xlink:href="https://t.me/V_Zelenskiy_official/6464" text:style-name="Internet_20_link" text:visited-style-name="Visited_20_Internet_20_Link">
appeal.</text:a>
"A rescue operation in the city of Pidhorodne in the Dnieper region has already ended, the Derosian missile has destroyed houses. 25 people were injured, five of them are children. David, he is 6 years old - a serious condition, a guy is hospitalized. Denis, he is 11 years old, , hospitalized. Alexander, 15 years old, is also the Tyzhnya condition. Lisa, 17 years old-treatment outpatient treatment. Kira, she is 10 years old, is a minibule injury, outpatient treatment. It hurts to see such reports. Lisa, 2 years of girl, she was killed this Russian rocket. Probably Iskander. My condolences to my relatives and loved ones ... "Zelensky said.</text:p>
      <text:p text:style-name="P4">
The President emphasized that from the beginning of a full -scale war, 485 children have been known for the death of. He noted that this is the number that Ukraine can confirm, knowing every child's data.</text:p>
      <text:p text:style-name="P4">
<text:span text:style-name="T4">
 Read also: </text:span>
 <text:a xlink:type="simple" xlink:href="https://www.ukrinform.ua/rubric-ato/3718004-rosijska-armia-vbila-v-ukraini-vze-485-ditej-se-1005-poranila.html" text:style-name="Internet_20_link" text:visited-style-name="Visited_20_Internet_20_Link">
the Russian army killed 485 <text:span text:style-name="T4">
 children </text:span>
, another 1005 injured</text:a>
According to the Head of State, the real figure is greater - after the de -occupation of the territory, the graves find victims of Russian aggression, including children. At the same time, at least 19 505 -deported children were waiting for a return from Russia.</text:p>
      <text:p text:style-name="P4">
"Today in our country is the day of memory of children who died as a result of Russian aggression. Since the age of 14. Children who would be alive if Kupkabandites in the Kremlin, in Moscow, did not felt by the leaders who allegedly have to rule the fate of peoples. These bandits will be convicted. I have no doubt.</text:p>
      <text:p text:style-name="P4">
Zelensky thanked everyone in the world who helps the work of the International Criminal Court in the investigation of Russian crimes in Ukraine, as well as those who are involved in the organization of a special tribunal regarding the crime of aggression against Ukraine - "the initial crime that gave birth to all other terribles of this war."<text:span text:style-name="T5">
Foto: op</text:span>
</text:p>
      <text:p text:style-name="P4">
News Source: <text:a xlink:type="simple" xlink:href="https://www.ukrinform.ua/rubric-ato/3718245-uves-svit-pracue-nad-pritagnennam-rf-do-vidpovidalnosti-za-vbivstva-ditej-v-ukraini-prezident.html" text:style-name="Internet_20_link" text:visited-style-name="Visited_20_Internet_20_Link">
https://www.ukrinform.ua/rubric-ato/3718245-uves-svit-pracue-nad-pritagnennam-rf-do-vidpovidalnosti-za-vbivstva-ditej-v-ukraini-prezident.html</text:a>
</text:p>
      <!--NEWS-->
      <text:h text:style-name="P10" text:outline-level="1">
<text:span text:style-name="T4">
Maguchi won the tournament in the Netherlands</text:span>
</text:h>
      <text:p text:style-name="P4">
Authors: Ukrinform (Person)</text:p>
      <text:p text:style-name="P4">
Publisher: Укринформ (Organization)</text:p>
      <text:p text:style-name="P4">
Published Time: 2023-06-04T21:17:26+03:00</text:p>
      <text:p text:style-name="P4">
Modified Time: 2023-06-04T21:17:26+03:00</text:p>
      <text:p text:style-name="P4">
Description: Irina Gerashchenko is a friend. - Ukrinform.</text:p>
      <text:p text:style-name="P4">
Images: ['<text:a xlink:type="simple" xlink:href="https://static.ukrinform.com/photos/2023_06/thumb_files/630_360_1685902568-456.jpg" text:style-name="Internet_20_link" text:visited-style-name="Visited_20_Internet_20_Link">
630_360_16859...</text:a>
']</text:p>
      <text:p text:style-name="P4">
Tags: ['Легка атлетика', 'Ярослава Магучіх']</text:p>
      <text:p text:style-name="P4">
Type: Article</text:p>
      <!--METADATA-->
      <text:p text:style-name="P4">
<draw:frame draw:style-name="fr1" draw:name="Image198" text:anchor-type="as-char" svg:width="6.9236in" svg:height="3.956343in" draw:z-index="0">
<draw:image xlink:href="../Images/yкринформ/2023-06-04T21-17-26-03-00/630_360_1685902568-456.jpg" xlink:type="simple" xlink:show="embed" xlink:actuate="onLoad" draw:mime-type="image/jpeg"/>
</draw:frame>
Irinagerashchenko is a friend.</text:p>
      <text:p text:style-name="P4">
The Continental Gold Tour on FBK Games took place in the Netherlands, reports Ukrinform.</text:p>
      <text:p text:style-name="P4">
In the sector of jumps in height, Ukraine was represented by 3 athletes - Yaroslawamagukich, Irina Gerashchenko and Yulia Levchenko.</text:p>
      <text:p text:style-name="P4">
Maguchikh won with a result of 200 cm, she took this height from the first work. The 205 cm strap did not obey Ukrainians. Yaroslav won the third tournament of three this season.</text:p>
      <text:p text:style-name="P4">
Gerashchenko with the personal record of the season, 193 cm, became the second. Yulia Levchenkota also set the best personal record this season - 190 cm and became a night in this tournament, giving way to the third place for the number of attempts.</text:p>
      <text:p text:style-name="P4">
<text:span text:style-name="T4">
 Read also: </text:span>
 <text:a xlink:type="simple" xlink:href="https://www.ukrinform.ua/rubric-sports/3715353-ukrainka-magucih-persa-na-etapi-diamantovoi-ligi.html" text:style-name="Internet_20_link" text:visited-style-name="Visited_20_Internet_20_Link">
Ukrainian <text:span text:style-name="T4">
 Maguchi </text:span>
 x - first at the Diamond League stage</text:a>
As reported by Ukrinform, at the stage of the Diamond League in Morocco Maguchihchihchihhkhchi set up a new record of the season - 201 cm.</text:p>
      <text:p text:style-name="P4">
Photo: Diamondleague.com</text:p>
      <text:p text:style-name="P4">
News Source: <text:a xlink:type="simple" xlink:href="https://www.ukrinform.ua/rubric-sports/3718246-magucih-zdobula-peremogu-na-turniri-v-niderlandah.html" text:style-name="Internet_20_link" text:visited-style-name="Visited_20_Internet_20_Link">
https://www.ukrinform.ua/rubric-sports/3718246-magucih-zdobula-peremogu-na-turniri-v-niderlandah.html</text:a>
</text:p>
      <!--NEWS-->
      <text:h text:style-name="P10" text:outline-level="1">
<text:span text:style-name="T4">
Belgium Prime Minister spent the night in hospital after falling with a bicycle</text:span>
</text:h>
      <text:p text:style-name="P4">
Authors: Ukrinform (Person)</text:p>
      <text:p text:style-name="P4">
Publisher: Укринформ (Organization)</text:p>
      <text:p text:style-name="P4">
Published Time: 2023-06-04T21:22:00+03:00</text:p>
      <text:p text:style-name="P4">
Modified Time: 2023-06-04T21:22:00+03:00</text:p>
      <text:p text:style-name="P4">
Description: The head of Belgium Government Alexander de Croo returned home on Sunday after spending the whole night in the hospital as a result of falling with a bicycle a day earlier. - Ukrinform.</text:p>
      <text:p text:style-name="P4">
Images: ['<text:a xlink:type="simple" xlink:href="https://static.ukrinform.com/photos/2022_09/thumb_files/630_360_1662347981-555.jpg" text:style-name="Internet_20_link" text:visited-style-name="Visited_20_Internet_20_Link">
630_360_16623...</text:a>
']</text:p>
      <text:p text:style-name="P4">
Tags: ['Бельгія', "Прем'єр", 'Велосипед']</text:p>
      <text:p text:style-name="P4">
Type: Article</text:p>
      <!--METADATA-->
      <text:p text:style-name="P4">
<draw:frame draw:style-name="fr1" draw:name="Image199" text:anchor-type="as-char" svg:width="6.9236in" svg:height="3.956343in" draw:z-index="0">
<draw:image xlink:href="../Images/yкринформ/2023-06-04T21-22-00-03-00/630_360_1662347981-555.jpg" xlink:type="simple" xlink:show="embed" xlink:actuate="onLoad" draw:mime-type="image/jpeg"/>
</draw:frame>
The head of Belgium Alexander de Croo returned home on Sunday after he had done all night in the hospital as a result of falling with a bicycle a day earlier.</text:p>
      <text:p text:style-name="P4">
As Ukrinform reports, it reports <text:a xlink:type="simple" xlink:href="https://www.vrt.be/vrtnws/nl/2023/06/03/premier-de-croo-in-het-ziekenhuis-na-val-met-de-fiets/" text:style-name="Internet_20_link" text:visited-style-name="Visited_20_Internet_20_Link">
VRT</text:a>
.</text:p>
      <text:p text:style-name="P4">
During yesterday's bicycle walking with his son, de Croo fell, hitting the head, and for a short time lost consciousness.</text:p>
      <text:p text:style-name="P4">
<text:span text:style-name="T4">
 Read also: </text:span>
 <text:a xlink:type="simple" xlink:href="https://www.ukrinform.ua/rubric-diaspora/3714447-ukrainska-gromada-belgii-zustrilasa-z-golovou-zakarpatskoi-oda.html" text:style-name="Internet_20_link" text:visited-style-name="Visited_20_Internet_20_Link">
the Ukrainian community of Belgium met with the head of the Zakarpattya Regional State Administration</text:a>
"Fortunately, I was a helmet, and my son called an ambulance," said the Belgian Prime Minister in a short video message on Sunday, June 4.</text:p>
      <text:p text:style-name="P4">
It is noted that the incident occurred on Saturday during a bicycle walk de Croo with a shutter near his house in Michelbec.</text:p>
      <text:p text:style-name="P4">
The Prime Minister's father stated that his son was home from today.</text:p>
      <text:p text:style-name="P4">
<text:span text:style-name="T4">
 Read also: </text:span>
 <text:a xlink:type="simple" xlink:href="https://www.ukrinform.ua/rubric-ato/3710282-belgia-zaavila-pro-gotovnist-navcati-ukrainskih-pilotiv-na-f16.html" text:style-name="Internet_20_link" text:visited-style-name="Visited_20_Internet_20_Link">
Belgium declared readiness to teach Ukrainian pilots on F-16</text:a>
In addition, the head of the Belgian government emphasized that this incident is unmistakable for the planned de Croo plans for next week.</text:p>
      <text:p text:style-name="P4">
As reported by Ukrinform, a few days ago, the US President fell on the stage of posting diplomas at the opening of the Air Force Academy in the Statescolorado.</text:p>
      <text:p text:style-name="P4">
News Source: <text:a xlink:type="simple" xlink:href="https://www.ukrinform.ua/rubric-world/3718184-premer-belgii-proviv-nic-u-likarni-pisla-padinna-z-velosipeda.html" text:style-name="Internet_20_link" text:visited-style-name="Visited_20_Internet_20_Link">
https://www.ukrinform.ua/rubric-world/3718184-premer-belgii-proviv-nic-u-likarni-pisla-padinna-z-velosipeda.html</text:a>
</text:p>
      <!--NEWS-->
      <text:h text:style-name="P10" text:outline-level="1">
<text:span text:style-name="T4">
Russians killed 485 children in Ukraine, but this data is not final - Zelensky</text:span>
</text:h>
      <text:p text:style-name="P4">
Authors: Ukrinform (Person)</text:p>
      <text:p text:style-name="P4">
Publisher: Укринформ (Organization)</text:p>
      <text:p text:style-name="P4">
Published Time: 2023-06-04T21:35:00+03:00</text:p>
      <text:p text:style-name="P4">
Modified Time: 2023-06-04T21:35:00+03:00</text:p>
      <text:p text:style-name="P4">
Description: Since the beginning of a full -scale war, 485 children have been aware of the death of 485, but the real figure is greater - after the de -occupation of the territory in the graves find victims of Russian aggression, including children. - Ukrinform.</text:p>
      <text:p text:style-name="P4">
Images: ['<text:a xlink:type="simple" xlink:href="https://static.ukrinform.com/photos/2023_06/thumb_files/630_360_1685897423-7491.jpeg" text:style-name="Internet_20_link" text:visited-style-name="Visited_20_Internet_20_Link">
630_360_16858...</text:a>
']</text:p>
      <text:p text:style-name="P4">
Tags: ['Діти', 'Агресія РФ',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6-04T21-35-00-03-00/630_360_1685897423-7491.jpeg" xlink:type="simple" xlink:show="embed" xlink:actuate="onLoad" draw:mime-type="image/jpeg"/>
</draw:frame>
In the first time, a full -scale war is known about the death of 485 children, the same figure is greater - after the de -occupation of the territory in the graves find victims of aggression, including children.</text:p>
      <text:p text:style-name="P4">
The Head of State <text:a xlink:type="simple" xlink:href="https://www.youtube.com/watch" text:style-name="Internet_20_link" text:visited-style-name="Visited_20_Internet_20_Link">
reported</text:a>
At the end of the 466th war, Ukrinform reports.</text:p>
      <text:p text:style-name="P4">
The President emphasized that from the beginning of a full -scale war, 485 children have been known for the death of.</text:p>
      <text:p text:style-name="P4">
“This is a number that we can formally confirm knowing each child's data. Unfortunately, the real number is more. Every time we liberate our land of sprouting invaders, we learn the terrible truth about occupation. How many people, how many children are in the burials in the occupied territory - in the Mogilets of this war, this aggression. And how many still under the ruins in Russian -burned Ukrainian cities and villages, ”the President emphasized.</text:p>
      <text:p text:style-name="P4">
<text:span text:style-name="T4">
 Read also: </text:span>
 <text:span text:style-name="T4">
 <text:a xlink:type="simple" xlink:href="https://www.ukrinform.ua/rubric-ato/3718237-nastane-cas-koli-diti-v-ukraini-budut-zahiseni-vid-rosijskogo-zla-zelenskij.html" text:style-name="Internet_20_link" text:visited-style-name="Visited_20_Internet_20_Link">
There will be a time when children in Ukraine will be protected by the Ed Russian evil - Zelensky</text:a>
</text:span>
</text:p>
      <text:p text:style-name="P4">
The Ukrainian leader noted that there is currently no complete information about hundreds of thousands of children that have been deported to Russia.</text:p>
      <text:p text:style-name="P4">
“As of today, thanks to various efforts, it has been able to return 371 child from deportation to Ukraine. Despite the fact that we are aware of at least 19 505 -deported Ukrainian children, and this is only part of all those of our little Ukrainian and Ukrainian women who are still in the enemy. We have to return all, ”the President said.</text:p>
      <text:p text:style-name="P4">
As reported by Ukrinform, to the International Day of Innocent <text:span text:style-name="T4">
 <text:a xlink:type="simple" xlink:href="https://www.ukrinform.ua/tag-diti" text:style-name="Internet_20_link" text:visited-style-name="Visited_20_Internet_20_Link">
children</text:a>
</text:span>
 - victims of aggression in Kharkiv discovered a monument to Ukrainian children who died as a result of armed aggression by Russia.</text:p>
      <text:p text:style-name="P4">
News Source: <text:a xlink:type="simple" xlink:href="https://www.ukrinform.ua/rubric-ato/3718249-rosiani-vbili-v-ukraini-vze-485-ditej-prote-ci-dani-ne-e-ostatocnimi-zelenskij.html" text:style-name="Internet_20_link" text:visited-style-name="Visited_20_Internet_20_Link">
https://www.ukrinform.ua/rubric-ato/3718249-rosiani-vbili-v-ukraini-vze-485-ditej-prote-ci-dani-ne-e-ostatocnimi-zelenskij.html</text:a>
</text:p>
      <!--NEWS-->
      <text:h text:style-name="P10" text:outline-level="1">
<text:span text:style-name="T4">
The Ukrainian national team won gold in the Superfinals of the COP on Artistic Swimming</text:span>
</text:h>
      <text:p text:style-name="P4">
Authors: Ukrinform (Person)</text:p>
      <text:p text:style-name="P4">
Publisher: Укринформ (Organization)</text:p>
      <text:p text:style-name="P4">
Published Time: 2023-06-04T21:39:00+03:00</text:p>
      <text:p text:style-name="P4">
Modified Time: 2023-06-04T21:39:00+03:00</text:p>
      <text:p text:style-name="P4">
Description: The Ukrainians were not equal in the acrobatic group. - Ukrinform.</text:p>
      <text:p text:style-name="P4">
Images: ['<text:a xlink:type="simple" xlink:href="https://static.ukrinform.com/photos/2023_06/thumb_files/630_360_1685902981-103.jpg" text:style-name="Internet_20_link" text:visited-style-name="Visited_20_Internet_20_Link">
630_360_16859...</text:a>
']</text:p>
      <text:p text:style-name="P4">
Tags: ['синхронне плавання']</text:p>
      <text:p text:style-name="P4">
Type: Article</text:p>
      <!--METADATA-->
      <text:p text:style-name="P4">
<draw:frame draw:style-name="fr1" draw:name="Image201" text:anchor-type="as-char" svg:width="6.9236in" svg:height="3.956343in" draw:z-index="0">
<draw:image xlink:href="../Images/yкринформ/2023-06-04T21-39-00-03-00/630_360_1685902981-103.jpg" xlink:type="simple" xlink:show="embed" xlink:actuate="onLoad" draw:mime-type="image/jpeg"/>
</draw:frame>
The Ukrainian stone was equal in the acrobatic group.</text:p>
      <text:p text:style-name="P4">
The national team of Ukraine won gold in the Super Finals of the World Cup on Artistic Flowing, which took place in the Spanish Oviedo, Ukrinform reports.</text:p>
      <text:p text:style-name="P4">
The champions in the acrobatic group were Marina and Vladislav Alexia, Martafedin, Veronica Grishko, Sofia Matsiyevskaya, Darya Moshinsk, Angelina Ovchinnikov and Valery Tishchenko.</text:p>
      <text:p text:style-name="P4">
The Ukrainian national team was grade 216.6701, ahead of 0.5801. For the Ukrainian team, this award became the fourth in the superfinals of Kubcasvita for artistic swimming.</text:p>
      <text:p text:style-name="P4">
*!(https://www.ukrinform.ua/rubric-sports/3718131-sestri-aleksiivi-zdobuli-sriblo-u-superfinali-kubka-svitu-z-artisticnogo-plavanna.html)As reported by Ukrinform, Aleksia's sisters took second place in the competitions in an arbitrary program. Vladislav and Marina also became bronze precursors in the technical program of duets. The Alexey sisters won silver in the technical program in group competitions.</text:p>
      <text:p text:style-name="P4">
Photo: Getty Images</text:p>
      <text:p text:style-name="P4">
News Source: <text:a xlink:type="simple" xlink:href="https://www.ukrinform.ua/rubric-sports/3718247-zbirna-ukraini-zdobula-zoloto-u-superfinali-ks-z-artisticnogo-plavanna.html" text:style-name="Internet_20_link" text:visited-style-name="Visited_20_Internet_20_Link">
https://www.ukrinform.ua/rubric-sports/3718247-zbirna-ukraini-zdobula-zoloto-u-superfinali-ks-z-artisticnogo-plavanna.html</text:a>
</text:p>
      <!--NEWS-->
      <text:h text:style-name="P10" text:outline-level="1">
<text:span text:style-name="T4">
During the day, the Russians made 22 shelling of Sumy region border</text:span>
</text:h>
      <text:p text:style-name="P4">
Authors: Ukrinform (Person)</text:p>
      <text:p text:style-name="P4">
Publisher: Укринформ (Organization)</text:p>
      <text:p text:style-name="P4">
Published Time: 2023-06-04T21:53:00+03:00</text:p>
      <text:p text:style-name="P4">
Modified Time: 2023-06-04T21:53:00+03:00</text:p>
      <text:p text:style-name="P4">
Description: Russian troops on Sunday, June 4, carried out 22 shelling of border communities of Sumy region. - Ukrinform.</text:p>
      <text:p text:style-name="P4">
Images: ['<text:a xlink:type="simple" xlink:href="https://static.ukrinform.com/photos/2023_06/thumb_files/630_360_1685904776-936.jpg" text:style-name="Internet_20_link" text:visited-style-name="Visited_20_Internet_20_Link">
630_360_16859...</text:a>
']</text:p>
      <text:p text:style-name="P4">
Tags: ['Обстріл', 'Сумщина', 'Війна з Росією']</text:p>
      <text:p text:style-name="P4">
Type: Article</text:p>
      <!--METADATA-->
      <text:p text:style-name="P4">
<draw:frame draw:style-name="fr1" draw:name="Image202" text:anchor-type="as-char" svg:width="6.9236in" svg:height="3.952746in" draw:z-index="0">
<draw:image xlink:href="../Images/yкринформ/2023-06-04T21-53-00-03-00/630_360_1685904776-936.jpg" xlink:type="simple" xlink:show="embed" xlink:actuate="onLoad" draw:mime-type="image/jpeg"/>
</draw:frame>
Ruskivska on Sunday, June 4, sheltered 22 shelling of the border communities of the Sumy region.</text:p>
      <text:p text:style-name="P4">
According to Ukrinform, the Sumy Regional Military Administration reports in <text:a xlink:type="simple" xlink:href="https://t.me/Sumy_news_ODA/16697" text:style-name="Internet_20_link" text:visited-style-name="Visited_20_Internet_20_Link">
telegram</text:a>
.</text:p>
      <text:p text:style-name="P4">
“During the day, the Russians made 22 shelling. 104 explosions were recorded. Bilopolskaya, Velikopysarevskaya, Glukhiv, Znob -Novgorod, Krasnopil, Miropil, Novoslobidskaya, Shaliginsk, Yunakovsky Grade, ”were fired,” the message reads.</text:p>
      <text:p text:style-name="P4">
*!(https://www.ukrinform.ua/rubric-regions/3718223-prokuratura-rozpocala-dosudovi-rozsliduvanna-za-faktom-sogodnisnogo-obstrilu-harkivsini.html)The Belopil community was recorded with SAU(8 explosions)and mortar shelling(2 explosions).</text:p>
      <text:p text:style-name="P4">
По Великописарівській громаді ворог здійснив обстріл із артилерії (18 explosions)And from mortars(3 explosions). Унаслідок одного з мінометних обстрілів пошкодженоприватний будинок, гараж з автомобілем та газову трубу.</text:p>
      <text:p text:style-name="P4">
По Глухівській громаді російські війська здійснили артилерійський обстріл (9 blades).</text:p>
      <text:p text:style-name="P4">
<text:span text:style-name="T4">
Читайте також:</text:span>
 <text:a xlink:type="simple" xlink:href="https://www.ukrinform.ua/rubric-ato/3718221-za-dobu-sili-oboroni-vsi-vorozi-ataki-na-shodi.html" text:style-name="Internet_20_link" text:visited-style-name="Visited_20_Internet_20_Link">
 За добу Сили оборони відбили всі ворожі атаки на сході</text:a>
The enemy beat from artillery in the Znob-Novgorod community(28 explosions). Пошкодженосім приватних будинків, лінію електропередач, церкву, пожежно-рятувальнучастину. Двоє людей дістали поранення.</text:p>
      <text:p text:style-name="P4">
По Краснопільській громаді був мінометний обстріл (6 explosions).</text:p>
      <text:p text:style-name="P4">
Крім того, по Миропільській громаді росіяни били з артилерії (2 explosions)Taminomet(4 explosions).</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The enemy also dropped 9 mines into the territory of the Novoslobid community.</text:p>
      <text:p text:style-name="P4">
In the Shalygin community, the Russians made mortar fire(5 explosions).</text:p>
      <text:p text:style-name="P4">
По Юнаківській громаді були обстріли з САУ (10 explosions).</text:p>
      <text:p text:style-name="P4">
Як повідомляв Укрінформ, уночі 4 червня в Чернігівській та Сумській областяхприкордонники знищили два ворожі безпілотники типу Shahed, ще один знешкодили.</text:p>
      <text:p text:style-name="P4">
Фото ілюстративне</text:p>
      <text:p text:style-name="P4">
News Source: <text:a xlink:type="simple" xlink:href="https://www.ukrinform.ua/rubric-ato/3718251-protagom-dna-rosiani-zdijsnili-22-obstrili-prikordonna-sumsini.html" text:style-name="Internet_20_link" text:visited-style-name="Visited_20_Internet_20_Link">
https://www.ukrinform.ua/rubric-ato/3718251-protagom-dna-rosiani-zdijsnili-22-obstrili-prikordonna-sumsini.html</text:a>
</text:p>
      <!--NEWS-->
      <text:h text:style-name="P10" text:outline-level="1">
<text:span text:style-name="T4">
Ukraine, together with partners, should close the opportunity to bypass sanctions by the Russian Federation - Zelensky</text:span>
</text:h>
      <text:p text:style-name="P4">
Authors: Ukrinform (Person)</text:p>
      <text:p text:style-name="P4">
Publisher: Укринформ (Organization)</text:p>
      <text:p text:style-name="P4">
Published Time: 2023-06-04T21:55:00+03:00</text:p>
      <text:p text:style-name="P4">
Modified Time: 2023-06-04T21:55:00+03:00</text:p>
      <text:p text:style-name="P4">
Description: President of Ukraine Volodymyr Zelensky held a special meeting with the participation of the Main Directorate of Intelligence, Government, Foreign Intelligence Service and the President's office to prevent the circumference of sanctions by Russia. - Ukrinform.</text:p>
      <text:p text:style-name="P4">
Images: ['<text:a xlink:type="simple" xlink:href="https://static.ukrinform.com/photos/2022_08/thumb_files/630_360_1659353300-361.jpeg" text:style-name="Internet_20_link" text:visited-style-name="Visited_20_Internet_20_Link">
630_360_16593...</text:a>
']</text:p>
      <text:p text:style-name="P4">
Tags: ['Антиросійські санкції', 'Економіка',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6-04T21-55-00-03-00/630_360_1659353300-361.jpeg" xlink:type="simple" xlink:show="embed" xlink:actuate="onLoad" draw:mime-type="image/jpeg"/>
</draw:frame>
Volodymyr Zelensky held a special meeting with the participation of the General Intelligence Administration, the Government, the Presidential Foreign Intelligence Service and the Presidential Office about the bypassing of sanctions by Russia.</text:p>
      <text:p text:style-name="P4">
The Head of State reported this in <text:a xlink:type="simple" xlink:href="https://www.youtube.com/watch" text:style-name="Internet_20_link" text:visited-style-name="Visited_20_Internet_20_Link">
appeal</text:a>
At the end of the 466th day of the war, Ukrinform reports.</text:p>
      <text:p text:style-name="P4">
"Today held a special meeting on sanctions. GUR, external reconnaissance service, government, office(President - order.). Дуже детально проаналізували, якРосія обходить санкції та хто їй допомагає... Ми бачимо кожен напрямок обходунаявних санкцій, кожну країну, чия територія або юрисдикція, чиї громадянивикористовуються Росією для продовження терору. І ми маємо закрити всі такінапрямки – разом із партнерами, – щоб не було в російських ракетах, уросійській зброї продукції вільного світу. Необхідні кроки будуть", -підкреслив Зеленський.</text:p>
      <text:p text:style-name="P4">
<text:span text:style-name="T4">
Читайте також:</text:span>
 <text:span text:style-name="T4">
<text:a xlink:type="simple" xlink:href="https://www.ukrinform.ua/rubric-polytics/3717238-posilenna-ppo-ta-novi-sankcii-proti-rosii-zelenskij-proviv-zustric-iz-solcom.html" text:style-name="Internet_20_link" text:visited-style-name="Visited_20_Internet_20_Link">
 Посилення ППО та нові санкції проти Росії: Зеленськийпровів зустріч із Шольцом </text:a>
</text:span>
</text:p>
      <text:p text:style-name="P4">
He also noted that Russia produces terror, such as rockets, the sorting of different companies in different countries. According to him, the terrorist state is currently able to use the world technologies through network suppliers, as well as to bypass international sanctions. At the same time, he noted that <text:span text:style-name="T4">
 <text:a xlink:type="simple" xlink:href="https://www.ukrinform.ua/tag-antirossijskie-sankcii" text:style-name="Internet_20_link" text:visited-style-name="Visited_20_Internet_20_Link">
sanctions</text:a>
</text:span>
 imposed on Russia is a must-have part of the responsibility of the aggressor for its crimes. Sanctions should also be restricted to the maximum terror.</text:p>
      <text:p text:style-name="P4">
<text:span text:style-name="T4">
 Read also: </text:span>
 <text:span text:style-name="T4">
 [Zelensky can start to publicly fight those who are able to bypass Russia(https://www.ukrinform.ua/rubric-ato/3717510-zelenskij-moze-pocati-publicno-borotisa-z-timi-hto-dae-mozlivist-obhoditi-rosii-sankcii.html)</text:span>
</text:p>
      <text:p text:style-name="P4">
As reported by Ukrinform, the Verkhovna Rada approved the decision of the National Security and Defense Council on the use of sectoral special economic and other restrictive measures(sanctions)Against the Islamic Republic of Iran.</text:p>
      <text:p text:style-name="P4">
News Source: <text:a xlink:type="simple" xlink:href="https://www.ukrinform.ua/rubric-polytics/3718252-ukraina-razom-iz-partnerami-mae-zakriti-mozlivosti-dla-obhodu-sankcij-z-boku-rf-zelenskij.html" text:style-name="Internet_20_link" text:visited-style-name="Visited_20_Internet_20_Link">
https://www.ukrinform.ua/rubric-polytics/3718252-ukraina-razom-iz-partnerami-mae-zakriti-mozlivosti-dla-obhodu-sankcij-z-boku-rf-zelenskij.html</text:a>
</text:p>
      <!--NEWS-->
      <text:h text:style-name="P10" text:outline-level="1">
<text:span text:style-name="T4">
Legion "Freedom of Russia" and RDCs stated that they transfer to Ukraine prisoners from Belgorod region</text:span>
</text:h>
      <text:p text:style-name="P4">
Authors: Ukrinform (Person)</text:p>
      <text:p text:style-name="P4">
Publisher: Укринформ (Organization)</text:p>
      <text:p text:style-name="P4">
Published Time: 2023-06-04T22:01:00+03:00</text:p>
      <text:p text:style-name="P4">
Modified Time: 2023-06-04T22:01:00+03:00</text:p>
      <text:p text:style-name="P4">
Description: In the Legion "Freedom of Russia" stated that they were transferred to Ukraine captured in the Belgorod region of soldiers of the Russian Army. - Ukrinform.</text:p>
      <text:p text:style-name="P4">
Images: ['<text:a xlink:type="simple" xlink:href="https://static.ukrinform.com/photos/2023_05/thumb_files/630_360_1684938991-585.jpg" text:style-name="Internet_20_link" text:visited-style-name="Visited_20_Internet_20_Link">
630_360_16849...</text:a>
']</text:p>
      <text:p text:style-name="P4">
Tags: ['Полонені', 'Війна з Росією', 'Легіон «Свобода Росії» ', 'РДК']</text:p>
      <text:p text:style-name="P4">
Type: Article</text:p>
      <!--METADATA-->
      <text:p text:style-name="P4">
<draw:frame draw:style-name="fr1" draw:name="Image204" text:anchor-type="as-char" svg:width="6.9236in" svg:height="3.956343in" draw:z-index="0">
<draw:image xlink:href="../Images/yкринформ/2023-06-04T22-01-00-03-00/630_360_1684938991-585.jpg" xlink:type="simple" xlink:show="embed" xlink:actuate="onLoad" draw:mime-type="image/jpeg"/>
</draw:frame>
In the Legion "Freedom of Russia" stated that they were transferred to Ukraine captured by the Ulgorod region of the soldiers of the Russian Army.</text:p>
      <text:p text:style-name="P4">
According to Ukrinform, this is stated in <text:a xlink:type="simple" xlink:href="https://t.me/legionoffreedom/854" text:style-name="Internet_20_link" text:visited-style-name="Visited_20_Internet_20_Link">
telegram channelulione</text:a>
.</text:p>
      <text:p text:style-name="P4">
“Prisoners(Russian soldiers - ed.)We transfer to the Ukrainian page exchange fund, ”the message reads.</text:p>
      <text:p text:style-name="P4">
<text:span text:style-name="T4">
 Read also: </text:span>
 <text:a xlink:type="simple" xlink:href="https://www.ukrinform.ua/rubric-ato/3718146-legion-svoboda-rosii-ta-rdk-zaavili-so-vzali-v-polon-rosijskih-soldativ-u-belgorodskij-oblasti.html" text:style-name="Internet_20_link" text:visited-style-name="Visited_20_Internet_20_Link">
Legion "Freedom of Russia" and <text:span text:style-name="T4">
 RDC </text:span>
 stated that they had taken the soldiers in the Belgorod region</text:a>
The Legion added that the governor of the Belgorod region Gladkov did not arrive prisoners.</text:p>
      <text:p text:style-name="P4">
"All power in the" unicorns "in the person of the governor Gladkov was frightened, and Ivida in cozy offices, leaving their people in our captivity. Now they finally realized how rotten and cowardly sits at the helm, communicating with them is pointless. As they say, the scoundrels, ”the testimony reads.</text:p>
      <text:p text:style-name="P4">
As reported by Ukrinform, on June 1, the Legion "Freedom of Russia" and "The Russian Volunteer Corps" declared the beginning of a new raid in the Belgorod region.</text:p>
      <text:p text:style-name="P4">
<text:span text:style-name="T4">
 Read also: </text:span>
 <text:a xlink:type="simple" xlink:href="https://www.ukrinform.ua/rubric-ato/3718091-legion-svoboda-rosii-ta-rdk-zaavili-so-uvijsli-do-peredmista-sebekina.html" text:style-name="Internet_20_link" text:visited-style-name="Visited_20_Internet_20_Link">
Legion "Freedom of Russia" and <text:span text:style-name="T4">
 RDC </text:span>
 stated that the pre -trace of Shebekin was included</text:a>
The Russian authorities to combat the guerrillas transferred to the border settlements of the Belgorod region an elite detachment of a special purpose, as well as the beginning shelling of the territory.</text:p>
      <text:p text:style-name="P4">
The Legion "Freedom of Russia" offered the inhabitants of the Belgorod region of the Russian Federation, which will suffer from shelling of the Russian army, to evacuate to Ukraine.</text:p>
      <text:p text:style-name="P4">
On June 4, the Russian Volunteer Corps and the Legion "Freedom of Russia" declared a passage to the suburbs of Shebekin of the Belgorod region of the Russian Federation.</text:p>
      <text:p text:style-name="P4">
News Source: <text:a xlink:type="simple" xlink:href="https://www.ukrinform.ua/rubric-ato/3718253-legion-svoboda-rosii-ta-rdk-zaavili-so-peredaut-ukraini-polonenih-soldativ-iz-belgorodskij-oblasti.html" text:style-name="Internet_20_link" text:visited-style-name="Visited_20_Internet_20_Link">
https://www.ukrinform.ua/rubric-ato/3718253-legion-svoboda-rosii-ta-rdk-zaavili-so-peredaut-ukraini-polonenih-soldativ-iz-belgorodskij-oblasti.html</text:a>
</text:p>
      <!--NEWS-->
      <text:h text:style-name="P10" text:outline-level="1">
<text:span text:style-name="T4">
Gironi was unable to qualify for European Cups</text:span>
</text:h>
      <text:p text:style-name="P4">
Authors: Ukrinform (Person)</text:p>
      <text:p text:style-name="P4">
Publisher: Укринформ (Organization)</text:p>
      <text:p text:style-name="P4">
Published Time: 2023-06-04T22:14:03+03:00</text:p>
      <text:p text:style-name="P4">
Modified Time: 2023-06-04T22:14:03+03:00</text:p>
      <text:p text:style-name="P4">
Description: Giron lost at the exit of Osasuni. - Ukrinform.</text:p>
      <text:p text:style-name="P4">
Images: ['<text:a xlink:type="simple" xlink:href="https://static.ukrinform.com/photos/2023_06/thumb_files/630_360_1685905972-443.jpg" text:style-name="Internet_20_link" text:visited-style-name="Visited_20_Internet_20_Link">
630_360_16859...</text:a>
']</text:p>
      <text:p text:style-name="P4">
Tags: ['Футбол', 'Віктор Циганков']</text:p>
      <text:p text:style-name="P4">
Type: Article</text:p>
      <!--METADATA-->
      <text:p text:style-name="P4">
<draw:frame draw:style-name="fr1" draw:name="Image205" text:anchor-type="as-char" svg:width="6.9236in" svg:height="3.956343in" draw:z-index="0">
<draw:image xlink:href="../Images/yкринформ/2023-06-04T22-14-03-03-00/630_360_1685905972-443.jpg" xlink:type="simple" xlink:show="embed" xlink:actuate="onLoad" draw:mime-type="image/jpeg"/>
</draw:frame>
Giron lost at the exit of Osasuni.</text:p>
      <text:p text:style-name="P4">
"Girona" in the final tour of La League gave way to "Osasuni" - 1: 2, reports.</text:p>
      <text:p text:style-name="P4">
The first half ended without scored heads. And after a break, the victory of the owner brought a double Ante Budimir. By the end of the meeting, the guests were able to play the one -slices of the Rhinier, who distinguished himself after the assistant Viktor Tsygankov.</text:p>
      <text:p text:style-name="P4">
The Ukrainian midfielder "Gironi" came out in the starting line of his team and prevailed in the field of the whole game. He was distinguished by the sixth effective transfer of the Zapanean team.</text:p>
      <text:p text:style-name="P4">
Girona ranks tenth in La League's standings and did not fall in the season. Osasun scored 53 points, took the seventh position and will play conferences in the League.</text:p>
      <text:p text:style-name="P4">
<text:span text:style-name="T4">
 Read also: </text:span>
 <text:a xlink:type="simple" xlink:href="https://www.ukrinform.ua/rubric-sports/3707010-zmi-buskets-pokine-barselonu-pisla-zaversenna-sezonu.html" text:style-name="Internet_20_link" text:visited-style-name="Visited_20_Internet_20_Link">
media: Buschetts will leave "<text:span text:style-name="T4">
 Barcelona </text:span>
" after the season is completed</text:a>
According to Ukrinform, Barcelona won the Spanish Championship for the first time since 2019.</text:p>
      <text:p text:style-name="P4">
Photo: Getty Images</text:p>
      <text:p text:style-name="P4">
News Source: <text:a xlink:type="simple" xlink:href="https://www.ukrinform.ua/rubric-sports/3718255-zironi-ne-vdalos-kvalifikuvatis-do-evrokubkiv.html" text:style-name="Internet_20_link" text:visited-style-name="Visited_20_Internet_20_Link">
https://www.ukrinform.ua/rubric-sports/3718255-zironi-ne-vdalos-kvalifikuvatis-do-evrokubkiv.html</text:a>
</text:p>
      <!--NEWS-->
      <text:h text:style-name="P10" text:outline-level="1">
<text:span text:style-name="T4">
Kostyuk came out in the quarterfinal "Rolan Harros" in the whistle</text:span>
</text:h>
      <text:p text:style-name="P4">
Authors: Ukrinform (Person)</text:p>
      <text:p text:style-name="P4">
Publisher: Укринформ (Organization)</text:p>
      <text:p text:style-name="P4">
Published Time: 2023-06-04T22:17:00+03:00</text:p>
      <text:p text:style-name="P4">
Modified Time: 2023-06-04T22:17:00+03:00</text:p>
      <text:p text:style-name="P4">
Description: The Ukrainian woman is paired with Salvadorets Marcelo Arealo. - Ukrinform.</text:p>
      <text:p text:style-name="P4">
Images: ['<text:a xlink:type="simple" xlink:href="https://static.ukrinform.com/photos/2023_06/thumb_files/630_360_1685906183-365.jpg" text:style-name="Internet_20_link" text:visited-style-name="Visited_20_Internet_20_Link">
630_360_16859...</text:a>
']</text:p>
      <text:p text:style-name="P4">
Tags: ['Теніс', 'Марта Костюк']</text:p>
      <text:p text:style-name="P4">
Type: Article</text:p>
      <!--METADATA-->
      <text:p text:style-name="P4">
<draw:frame draw:style-name="fr1" draw:name="Image206" text:anchor-type="as-char" svg:width="6.9236in" svg:height="3.956343in" draw:z-index="0">
<draw:image xlink:href="../Images/yкринформ/2023-06-04T22-17-00-03-00/630_360_1685906183-365.jpg" xlink:type="simple" xlink:show="embed" xlink:actuate="onLoad" draw:mime-type="image/jpeg"/>
</draw:frame>
Ukrainian is paired with Salvadorets Marcelo Arealo.</text:p>
      <text:p text:style-name="P4">
Ukrainian tennis player Marta Kostyuk paired with Salvadorz Marcelo Arevaslovlov to the quarterfinals "Rolan Harros", Ukrinform reports.</text:p>
      <text:p text:style-name="P4">
In the 1/8 finals, Kostyuk and Arealov beat the Australians Storm Hunter and John Pierce-6: 4, 5: 7, 12-10.</text:p>
      <text:p text:style-name="P4">
The match lasted 1 hour 33 minutes. Martha and Marselo filed 4 times, made 5 double errors and made 3/6 break-point.</text:p>
      <text:p text:style-name="P4">
In the next round of the Kostyuk and Arealo competition play against Bianca Andreesk(Canada)and Michael Vinus(New Zealand).</text:p>
      <text:p text:style-name="P4">
<text:span text:style-name="T4">
Читайте також:</text:span>
 <text:a xlink:type="simple" xlink:href="https://www.ukrinform.ua/rubric-sports/3718238-kostuk-ta-ruse-zaversili-vistup-v-18-finalu-parnogo-rozradu-rolan-garros.html" text:style-name="Internet_20_link" text:visited-style-name="Visited_20_Internet_20_Link">
 <text:span text:style-name="T4">
Костюк</text:span>
 та Русе завершили виступ в 1/8 фіналу парногорозряду «Ролан Гаррос» </text:a>
As reported by Ukrinform, in a paired category Kostyuk flew at the stage 1/8 final, in a single grid - at the start.</text:p>
      <text:p text:style-name="P4">
Photo: btu.org.ua</text:p>
      <text:p text:style-name="P4">
News Source: <text:a xlink:type="simple" xlink:href="https://www.ukrinform.ua/rubric-sports/3718256-kostuk-vijsla-u-cvertfinal-rolan-garros-u-miksti.html" text:style-name="Internet_20_link" text:visited-style-name="Visited_20_Internet_20_Link">
https://www.ukrinform.ua/rubric-sports/3718256-kostuk-vijsla-u-cvertfinal-rolan-garros-u-miksti.html</text:a>
</text:p>
      <!--NEWS-->
      <text:h text:style-name="P10" text:outline-level="1">
<text:span text:style-name="T4">
There was a fire in the refugee shelter from Ukraine, there are victims - Ambassador to Germany</text:span>
</text:h>
      <text:p text:style-name="P4">
Authors: Ukrinform (Person)</text:p>
      <text:p text:style-name="P4">
Publisher: Укринформ (Organization)</text:p>
      <text:p text:style-name="P4">
Published Time: 2023-06-04T22:24:00+03:00</text:p>
      <text:p text:style-name="P4">
Modified Time: 2023-06-04T22:24:00+03:00</text:p>
      <text:p text:style-name="P4">
Description: The shelter for Ukrainian refugees, located in the federal land of the thurning, there was a fire, there are victims. - Ukrinform.</text:p>
      <text:p text:style-name="P4">
Images: ['<text:a xlink:type="simple" xlink:href="https://static.ukrinform.com/photos/2023_06/thumb_files/630_360_1685906315-297.jpg" text:style-name="Internet_20_link" text:visited-style-name="Visited_20_Internet_20_Link">
630_360_16859...</text:a>
']</text:p>
      <text:p text:style-name="P4">
Tags: ['Німеччина', 'Посол', 'Біженці']</text:p>
      <text:p text:style-name="P4">
Type: Article</text:p>
      <!--METADATA-->
      <text:p text:style-name="P4">
<draw:frame draw:style-name="fr1" draw:name="Image207" text:anchor-type="as-char" svg:width="6.9236in" svg:height="3.949462in" draw:z-index="0">
<draw:image xlink:href="../Images/yкринформ/2023-06-04T22-24-00-03-00/630_360_1685906315-297.jpg" xlink:type="simple" xlink:show="embed" xlink:actuate="onLoad" draw:mime-type="image/jpeg"/>
</draw:frame>
The shelter of Ukrainian refugees, which is located in the federal land of thuring, had a fire, there are victims.</text:p>
      <text:p text:style-name="P4">
As Ukrinform reports, about it in <text:a xlink:type="simple" xlink:href="https://www.facebook.com/oleksii.makeiev/posts/pfbid02HZZANgYa4JQK8WFR7Q7kbA2nkKGLkB5Xw53PLMFJ9MRChbHUHC8KeJPwbHPE3ANcl" text:style-name="Internet_20_link" text:visited-style-name="Visited_20_Internet_20_Link">
Facebook</text:a>
Ambassador of Ukraine to Germany Alexei Makeev wrote.</text:p>
      <text:p text:style-name="P4">
"Today, I was announced of the sad news that in one of the houses, Ukrainian federal seizures in the federal land of thuring, arose.</text:p>
      <text:p text:style-name="P4">
<text:span text:style-name="T4">
 Read also: </text:span>
 <text:a xlink:type="simple" xlink:href="https://www.ukrinform.ua/rubric-diaspora/3716268-prezident-sku-v-berlini-obgovoriv-potrebu-vikladanna-ukrainskoi-movi-v-skolah-nimeccini.html" text:style-name="Internet_20_link" text:visited-style-name="Visited_20_Internet_20_Link">
UWC President in Berlin discussed the need for teaching Ukrainian language in German schools</text:a>
According to him, the investigation is ongoing, and the details are not disclosed.</text:p>
      <text:p text:style-name="P4">
"Our consuls in the morning on contact with the citizens of Ukraine who lives in the region, is constantly briefing, as well as with German law enforcement agencies. We are waiting for more information, after that I will report more differently," Makeev summed up.</text:p>
      <text:p text:style-name="P4">
As reported by Ukrinform, earlier it became known that <text:a xlink:type="simple" xlink:href="https://www.ukrinform.ua/rubric-society/3716318-ponad-60-ukrainciv-u-polsi-planuut-povernutisa-dodomu.html" text:style-name="Internet_20_link" text:visited-style-name="Visited_20_Internet_20_Link">
more than 60% of Ukrainians are planning to return home</text:a>
.</text:p>
      <text:p text:style-name="P4">
Photo: DPA</text:p>
      <text:p text:style-name="P4">
News Source: <text:a xlink:type="simple" xlink:href="https://www.ukrinform.ua/rubric-society/3718257-u-pritulku-dla-bizenciv-z-ukraini-vinikla-pozeza-e-postrazdali-posol-v-nimeccini.html" text:style-name="Internet_20_link" text:visited-style-name="Visited_20_Internet_20_Link">
https://www.ukrinform.ua/rubric-society/3718257-u-pritulku-dla-bizenciv-z-ukraini-vinikla-pozeza-e-postrazdali-posol-v-nimeccini.html</text:a>
</text:p>
      <!--NEWS-->
      <text:h text:style-name="P10" text:outline-level="1">
<text:span text:style-name="T4">
Serbia Prime Minister declared his willingness to resign</text:span>
</text:h>
      <text:p text:style-name="P4">
Authors: Ukrinform (Person)</text:p>
      <text:p text:style-name="P4">
Publisher: Укринформ (Organization)</text:p>
      <text:p text:style-name="P4">
Published Time: 2023-06-04T22:44:00+03:00</text:p>
      <text:p text:style-name="P4">
Modified Time: 2023-06-04T22:44:00+03:00</text:p>
      <text:p text:style-name="P4">
Description: Prime Minister Serbia Ana Brnabich declared his willingness to resign. - Ukrinform.</text:p>
      <text:p text:style-name="P4">
Images: ['<text:a xlink:type="simple" xlink:href="https://static.ukrinform.com/photos/2019_04/thumb_files/630_360_1556488496-572.jpeg" text:style-name="Internet_20_link" text:visited-style-name="Visited_20_Internet_20_Link">
630_360_15564...</text:a>
']</text:p>
      <text:p text:style-name="P4">
Tags: ['Протест', 'Сербія', 'Відставка']</text:p>
      <text:p text:style-name="P4">
Type: Article</text:p>
      <!--METADATA-->
      <text:p text:style-name="P4">
<draw:frame draw:style-name="fr1" draw:name="Image208" text:anchor-type="as-char" svg:width="6.9236in" svg:height="3.956343in" draw:z-index="0">
<draw:image xlink:href="../Images/yкринформ/2023-06-04T22-44-00-03-00/630_360_1556488496-572.jpeg" xlink:type="simple" xlink:show="embed" xlink:actuate="onLoad" draw:mime-type="image/jpeg"/>
</draw:frame>
Prime Minister Serbia Ana Brnabich declared his willingness to resign.</text:p>
      <text:p text:style-name="P4">
About it <text:a xlink:type="simple" xlink:href="https://twitter.com/anabrnabic/status/1665370072259362818" text:style-name="Internet_20_link" text:visited-style-name="Visited_20_Internet_20_Link">
wrote</text:a>
In Twitter, reports Ukrinform.</text:p>
      <text:p text:style-name="P4">
"Given the fact that the oligarchic media is written, it is simply to be clear: at any moment I am ready to resign from the premiere, and Serbia President is tight, but he still refuses. He may change his mind," Brnabich said .</text:p>
      <text:p text:style-name="P4">
<text:span text:style-name="T4">
 Read also: </text:span>
 <text:span text:style-name="T4">
 <text:a xlink:type="simple" xlink:href="https://www.ukrinform.ua/rubric-world/3717936-es-zaklikav-serbiu-ta-kosovo-do-deeskalacii-konfliktu-ta-prigroziv-negativnimi-naslidkami.html" text:style-name="Internet_20_link" text:visited-style-name="Visited_20_Internet_20_Link">
EU called Serbia and Kosovo before the de -escalation of the conflict threatened "negative consequences"</text:a>
</text:span>
</text:p>
      <text:p text:style-name="P4">
She also added that she was ready for possible re -election to Parliament - the last in the spring of 2022, and "remains true to Serbia Talexander Vuchich."</text:p>
      <text:p text:style-name="Quotations">

<text:p text:style-name="P4">
Obzirom Na Pisanja Tajkunskih Medija, Samo Da Bude Jasno - U svakom Trenutku&gt;
 Sam Spremna Da, Kao PV, Podnesem Ostavku I to [@Predsednikrs&gt;
]](https://twitter.com/predsednikrs?ref_src=twsrc%5Etfw)He knows and, for now,&gt;
 rejects. Maybe they change their mind. You want to choose - no problem, we are always for&gt;
 choices. I certainly remain loyal to Serbia and <text:a xlink:type="simple" xlink:href="https://twitter.com/avucic" text:style-name="Internet_20_link" text:visited-style-name="Visited_20_Internet_20_Link">
@avucic&gt;
</text:a>
. &gt;
&gt;
 - Ana Brnabic(@anabrnabic)<text:a xlink:type="simple" xlink:href="https://twitter.com/anabrnabic/status/1665370072259362818" text:style-name="Internet_20_link" text:visited-style-name="Visited_20_Internet_20_Link">
 June 4, 2023&gt;
 </text:a>
It was reported that in Kosovo there were clashes between the local police of the shareholders of shares, which protest against the arrival of mayors - ethnic albanis in the areas of residence of the Serbian population.</text:p>

</text:p>
      <text:p text:style-name="P4">
Earlier, 25 NATO peacekeepers were reported, who were _ <text:span text:style-name="T4">
 <text:a xlink:type="simple" xlink:href="https://www.ukrinform.ua/rubric-world/3715843-u-sutickah-v-kosovo-postrazdali-dva-desatki-mirotvorciv-nato.html" text:style-name="Internet_20_link" text:visited-style-name="Visited_20_Internet_20_Link">
suffered during the reports with protesters in Kosovo. </text:a>
</text:span>
 _</text:p>
      <text:p text:style-name="P4">
<text:span text:style-name="T4">
 Read also: </text:span>
 <text:span text:style-name="T4">
 <text:a xlink:type="simple" xlink:href="https://www.ukrinform.ua/rubric-world/3716465-suticki-u-kosovo-premer-zvinuvativ-fasistski-bandi-aki-kontrolue-serbia.html" text:style-name="Internet_20_link" text:visited-style-name="Visited_20_Internet_20_Link">
Clashes in Kosovo: Prime Minister accused Fascist Bands, controlled by Serbia</text:a>
</text:span>
</text:p>
      <text:p text:style-name="P4">
In 2008, Kosovo declared independence from Serbia, but Belgrade did not recognize her. In 2013 <text:span text:style-name="T4">
 <text:a xlink:type="simple" xlink:href="https://www.ukrinform.ua/tag-serbia" text:style-name="Internet_20_link" text:visited-style-name="Visited_20_Internet_20_Link">
Serbia</text:a>
</text:span>
 Kosovo signed an agreement in Brussels on the normalization of relations through EU.</text:p>
      <text:p text:style-name="P4">
News Source: <text:a xlink:type="simple" xlink:href="https://www.ukrinform.ua/rubric-world/3718259-premerka-serbii-zaavila-pro-gotovnist-piti-u-vidstavku.html" text:style-name="Internet_20_link" text:visited-style-name="Visited_20_Internet_20_Link">
https://www.ukrinform.ua/rubric-world/3718259-premerka-serbii-zaavila-pro-gotovnist-piti-u-vidstavku.html</text:a>
</text:p>
      <!--NEWS-->
      <text:h text:style-name="P10" text:outline-level="1">
<text:span text:style-name="T4">
Ingulets released the head coach of Kovalets</text:span>
</text:h>
      <text:p text:style-name="P4">
Authors: Ukrinform (Person)</text:p>
      <text:p text:style-name="P4">
Publisher: Укринформ (Organization)</text:p>
      <text:p text:style-name="P4">
Published Time: 2023-06-04T22:56:00+03:00</text:p>
      <text:p text:style-name="P4">
Modified Time: 2023-06-04T22:56:00+03:00</text:p>
      <text:p text:style-name="P4">
Description: In the joints will be Acting mentor. - Ukrinform.</text:p>
      <text:p text:style-name="P4">
Images: ['<text:a xlink:type="simple" xlink:href="https://static.ukrinform.com/photos/2023_06/thumb_files/630_360_1685908941-867.jpg" text:style-name="Internet_20_link" text:visited-style-name="Visited_20_Internet_20_Link">
630_360_16859...</text:a>
']</text:p>
      <text:p text:style-name="P4">
Tags: ['Футбол', 'Інгулець']</text:p>
      <text:p text:style-name="P4">
Type: Article</text:p>
      <!--METADATA-->
      <text:p text:style-name="P4">
<draw:frame draw:style-name="fr1" draw:name="Image209" text:anchor-type="as-char" svg:width="6.9236in" svg:height="3.956343in" draw:z-index="0">
<draw:image xlink:href="../Images/yкринформ/2023-06-04T22-56-00-03-00/630_360_1685908941-867.jpg" xlink:type="simple" xlink:show="embed" xlink:actuate="onLoad" draw:mime-type="image/jpeg"/>
</draw:frame>
In the joints will be V.O. mentor.</text:p>
      <text:p text:style-name="P4">
"Ingulets" after defeat in the final round of UPL from "Veres"(0:1)<text:a xlink:type="simple" xlink:href="https://inhulets.com/fk-ingulets-diakuie-sergiiu-kovaltsiu-za-spivpratsiu" text:style-name="Internet_20_link" text:visited-style-name="Visited_20_Internet_20_Link">
declared</text:a>
The termination of cooperation with the head coach of the team Sergimkovlyts and appointment of his duties by Vladislav Lupashka, Ukrinform reports.</text:p>
      <text:p text:style-name="P4">
36 -year -old Lupashko is a former football player of the club from Petrov, and recently -an assistant Kovalets. He will prepare the team for transitional matches with LNZ to play in the UPL next season. They will pass on June 10 and 14.</text:p>
      <text:p text:style-name="P4">
The 54-year-old Kovalets headed Ingulets on December 29, 2022.</text:p>
      <text:p text:style-name="P4">
Under the leadership of Kovalets Ingulets, he spent 16 matches in UPL: 5 victories, 3 -year and 8 defeat with a total score of 10:16. In particular, headed by Kovaletscomand won Dynamo(2:0).</text:p>
      <text:p text:style-name="P4">
<text:span text:style-name="T4">
Читайте також:</text:span>
 <text:a xlink:type="simple" xlink:href="https://www.ukrinform.ua/rubric-sports/3718191-sahtar-postupivsa-vorskli-v-upl.html" text:style-name="Internet_20_link" text:visited-style-name="Visited_20_Internet_20_Link">
 «Шахтар» поступився «Ворсклі» в УПЛ</text:a>
The 2022/23 Ingulets season finished 14th in the standings. Commandanized 31 points.</text:p>
      <text:p text:style-name="P4">
Photo: inhulets.com</text:p>
      <text:p text:style-name="P4">
News Source: <text:a xlink:type="simple" xlink:href="https://www.ukrinform.ua/rubric-sports/3718261-ingulec-zvilniv-golovnogo-trenera-kovalca.html" text:style-name="Internet_20_link" text:visited-style-name="Visited_20_Internet_20_Link">
https://www.ukrinform.ua/rubric-sports/3718261-ingulec-zvilniv-golovnogo-trenera-kovalca.html</text:a>
</text:p>
      <!--NEWS-->
      <text:h text:style-name="P10" text:outline-level="1">
<text:span text:style-name="T4">
The invaders fired again Kharkiv region</text:span>
</text:h>
      <text:p text:style-name="P4">
Authors: Ukrinform (Person)</text:p>
      <text:p text:style-name="P4">
Publisher: Укринформ (Organization)</text:p>
      <text:p text:style-name="P4">
Published Time: 2023-06-04T23:09:00+03:00</text:p>
      <text:p text:style-name="P4">
Modified Time: 2023-06-04T23:09:00+03:00</text:p>
      <text:p text:style-name="P4">
Description: The Russian military fired the Chuguev Kharkiv Region on Sunday evening, June 4. - Ukrinform.</text:p>
      <text:p text:style-name="P4">
Images: ['<text:a xlink:type="simple" xlink:href="https://static.ukrinform.com/photos/2022_07/thumb_files/630_360_1658762398-494.jpg" text:style-name="Internet_20_link" text:visited-style-name="Visited_20_Internet_20_Link">
630_360_16587...</text:a>
']</text:p>
      <text:p text:style-name="P4">
Tags: ['Обстріл', 'Харківщина', 'Війна з Росією']</text:p>
      <text:p text:style-name="P4">
Type: Article</text:p>
      <!--METADATA-->
      <text:p text:style-name="P4">
<draw:frame draw:style-name="fr1" draw:name="Image210" text:anchor-type="as-char" svg:width="6.9236in" svg:height="3.956343in" draw:z-index="0">
<draw:image xlink:href="../Images/yкринформ/2023-06-04T23-09-00-03-00/630_360_1658762398-494.jpg" xlink:type="simple" xlink:show="embed" xlink:actuate="onLoad" draw:mime-type="image/jpeg"/>
</draw:frame>
The Russian -naval fired by Chuguev of Kharkiv region on Sunday evening, June 4.</text:p>
      <text:p text:style-name="P4">
This was stated(https://suspilne.media/496285-u-harkovi-bulo-cuti-vibuhi-so-vidomo-pro-ataku-rf/).</text:p>
      <text:p text:style-name="P4">
According to him, at least five explosions were heard in Chuguev, everyone had been out outside Kharkiv from the city.</text:p>
      <text:p text:style-name="P4">
"The Russian Federation has struck Chuguev, information about the consequences of the attack at this minute," Lobodenko said.</text:p>
      <text:p text:style-name="P4">
<text:span text:style-name="T4">
 Read also: </text:span>
 <text:span text:style-name="T4">
 <text:a xlink:type="simple" xlink:href="https://www.ukrinform.ua/rubric-ato/3718185-zagarbniki-obstrilali-gromadu-na-harkivsini-dvoe-poranenih.html" text:style-name="Internet_20_link" text:visited-style-name="Visited_20_Internet_20_Link">
invaders fired at the community in Kharkiv region, two -heated</text:a>
</text:span>
</text:p>
      <text:p text:style-name="P4">
Police urge the residents of Kharkiv and the region to remain in shelters. Provisions of shells, destruction and wounded are asked to report to the special line102.</text:p>
      <text:p text:style-name="P4">
As reported by Ukrinform, the Russian army in the morning of June 4 from helicopters massived <text:span text:style-name="T4">
 <text:a xlink:type="simple" xlink:href="https://www.ukrinform.ua/tag-obstril" text:style-name="Internet_20_link" text:visited-style-name="Visited_20_Internet_20_Link">
fired</text:a>
</text:span>
 settlements of Chuguev and Bohodukhiv districts of Kharkiv region.</text:p>
      <text:p text:style-name="P4">
_ Photo illustrative_</text:p>
      <text:p text:style-name="P4">
News Source: <text:a xlink:type="simple" xlink:href="https://www.ukrinform.ua/rubric-ato/3718264-zagarbniki-znovu-obstrilali-harkivsinu.html" text:style-name="Internet_20_link" text:visited-style-name="Visited_20_Internet_20_Link">
https://www.ukrinform.ua/rubric-ato/3718264-zagarbniki-znovu-obstrilali-harkivsinu.html</text:a>
</text:p>
      <!--NEWS-->
      <text:h text:style-name="P10" text:outline-level="1">
<text:span text:style-name="T4">
Famous Svitolina rival in Rolan Harros Quarterfinals</text:span>
</text:h>
      <text:p text:style-name="P4">
Authors: Ukrinform (Person)</text:p>
      <text:p text:style-name="P4">
Publisher: Укринформ (Organization)</text:p>
      <text:p text:style-name="P4">
Published Time: 2023-06-04T23:17:29+03:00</text:p>
      <text:p text:style-name="P4">
Modified Time: 2023-06-04T23:17:29+03:00</text:p>
      <text:p text:style-name="P4">
Description: The Ukrainian will play with Belarussian Sobolenko. - Ukrinform.</text:p>
      <text:p text:style-name="P4">
Images: ['<text:a xlink:type="simple" xlink:href="https://static.ukrinform.com/photos/2023_06/thumb_files/630_360_1685909784-542.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211" text:anchor-type="as-char" svg:width="6.9236in" svg:height="3.956343in" draw:z-index="0">
<draw:image xlink:href="../Images/yкринформ/2023-06-04T23-17-29-03-00/630_360_1685909784-542.jpg" xlink:type="simple" xlink:show="embed" xlink:actuate="onLoad" draw:mime-type="image/jpeg"/>
</draw:frame>
The Ukrainian managers with Belarusian Sobolenko.</text:p>
      <text:p text:style-name="P4">
Ukrainian tennis player Elina Svitolina in the quarterfinals of the Open Championship Francation will meet with the second racket of the world Arina Sobolenko, reports Ukrinform.</text:p>
      <text:p text:style-name="P4">
Belarusian beat American Stevens in the 1/8 Final "Rolan Harros" - 7: 6, 6: 4.Match lasted 1 hour 43 minutes.</text:p>
      <text:p text:style-name="P4">
Svitolina - Sobolenko's match will take place on Tuesday, June 6.</text:p>
      <text:p text:style-name="P4">
<text:span text:style-name="T4">
 Read also: </text:span>
 <text:a xlink:type="simple" xlink:href="https://www.ukrinform.ua/rubric-sports/3718232-svitolina-zigrae-u-cvertfinali-rolan-garros.html" text:style-name="Internet_20_link" text:visited-style-name="Visited_20_Internet_20_Link">
<text:span text:style-name="T4">
 Lowel </text:span>
 Ina came into the quarterfinal "Rolan Harros"</text:a>
</text:p>
      <text:p text:style-name="P4">
Світоліна і Соболенко раніше зіграли два матчі, рахунок рівний.</text:p>
      <text:p text:style-name="P4">
Фото: Getty Images</text:p>
      <text:p text:style-name="P4">
News Source: <text:a xlink:type="simple" xlink:href="https://www.ukrinform.ua/rubric-sports/3718263-vidoma-supernica-svitolinoi-v-cvertfinali-rolan-garros.html" text:style-name="Internet_20_link" text:visited-style-name="Visited_20_Internet_20_Link">
https://www.ukrinform.ua/rubric-sports/3718263-vidoma-supernica-svitolinoi-v-cvertfinali-rolan-garros.html</text:a>
</text:p>
      <!--NEWS-->
      <text:h text:style-name="P10" text:outline-level="1">
<text:span text:style-name="T4">
Soldiers' shooting at the border: Israel requires Egypt to cooperate in the terrorist attack investigation</text:span>
</text:h>
      <text:p text:style-name="P4">
Authors: Ukrinform (Person)</text:p>
      <text:p text:style-name="P4">
Publisher: Укринформ (Organization)</text:p>
      <text:p text:style-name="P4">
Published Time: 2023-06-04T23:33:00+03:00</text:p>
      <text:p text:style-name="P4">
Modified Time: 2023-06-04T23:33:00+03:00</text:p>
      <text:p text:style-name="P4">
Description: Israeli Prime Minister Benjamin Netanyaga commented on Sunday, June 4, at a government meeting at the border with Egypt a day earlier, which resulted in the death of three Tsakhal soldiers. - Ukrinform.</text:p>
      <text:p text:style-name="P4">
Images: ['<text:a xlink:type="simple" xlink:href="https://static.ukrinform.com/photos/2023_06/thumb_files/630_360_1685798592-438.jpg" text:style-name="Internet_20_link" text:visited-style-name="Visited_20_Internet_20_Link">
630_360_16857...</text:a>
']</text:p>
      <text:p text:style-name="P4">
Tags: ['Єгипет', 'Ізраїль', 'Теракт', 'Кордон', 'Розстріл']</text:p>
      <text:p text:style-name="P4">
Type: Article</text:p>
      <!--METADATA-->
      <text:p text:style-name="P4">
<draw:frame draw:style-name="fr1" draw:name="Image212" text:anchor-type="as-char" svg:width="6.9236in" svg:height="3.956343in" draw:z-index="0">
<draw:image xlink:href="../Images/yкринформ/2023-06-04T23-33-00-03-00/630_360_1685798592-438.jpg" xlink:type="simple" xlink:show="embed" xlink:actuate="onLoad" draw:mime-type="image/jpeg"/>
</draw:frame>
Israeli Prime Minister Benjamin Netanyaga commented on Sunday, June 4, exposure to the government of a terrorist attack on the border with Egypt a day earlier, which resulted in three tsakhal soldiers.</text:p>
      <text:p text:style-name="P4">
According to Ukrinform, it reports <text:a xlink:type="simple" xlink:href="https://www.vesty.co.il/main/article/hk1mvyqih#autoplay" text:style-name="Internet_20_link" text:visited-style-name="Visited_20_Internet_20_Link">
Vesty.co.il.</text:a>
“The incident on the border with Egypt is serious and exceptional. A thorough check will be performed. <text:span text:style-name="T4">
 <text:a xlink:type="simple" xlink:href="https://www.ukrinform.ua/tag-izrail" text:style-name="Internet_20_link" text:visited-style-name="Visited_20_Internet_20_Link">
Israel</text:a>
</text:span>
 He told the leadership of Egypt that he hopes for a thorough joint analysis of the event. It is part of our common important cooperation in the field of security, ”Netanyag said.</text:p>
      <text:p text:style-name="P4">
He also expressed their condolences to the families of fallen soldiers.</text:p>
      <text:p text:style-name="P4">
After that, the Prime Minister promised that the government would draw all the proper conclusions about the border area, where smugglers are still operating and from time to time terroristamize to hit the Israeli soldiers.</text:p>
      <text:p text:style-name="P4">
<text:span text:style-name="T4">
 Read also: </text:span>
 <text:span text:style-name="T4">
 <text:a xlink:type="simple" xlink:href="https://www.ukrinform.ua/rubric-world/3716247-v-izraili-palestinski-bojoviki-rozstrilali-colovika-v-avto.html" text:style-name="Internet_20_link" text:visited-style-name="Visited_20_Internet_20_Link">
in Israel Palestinian militants shot a man of Watto</text:a>
</text:span>
</text:p>
      <text:p text:style-name="P4">
"We will do everything in our power to make such tragic events more unique," Netanyag said.</text:p>
      <text:p text:style-name="P4">
As _ <text:span text:style-name="T4">
 <text:a xlink:type="simple" xlink:href="https://www.ukrinform.ua/rubric-world/3717867-egipetskij-policejskij-zastreliv-troh-izrailskih-vijskovih-na-kordoni-zmi.html" text:style-name="Internet_20_link" text:visited-style-name="Visited_20_Internet_20_Link">
reported</text:a>
</text:span>
 _Ukrinform, the Egyptian police officer shot two Israeli soldiers, was quality on the border of the border on Saturday morning. After a few hours, the Second Surfront Store, which was killed by a pilgrimage soldier of the Armed Forces of Israel was killed.</text:p>
      <text:p text:style-name="P4">
News Source: <text:a xlink:type="simple" xlink:href="https://www.ukrinform.ua/rubric-world/3718219-rozstril-soldativ-na-kordoni-izrail-vimagae-vid-egiptu-spivpracuvati-u-rozsliduvanni-teraktu.html" text:style-name="Internet_20_link" text:visited-style-name="Visited_20_Internet_20_Link">
https://www.ukrinform.ua/rubric-world/3718219-rozstril-soldativ-na-kordoni-izrail-vimagae-vid-egiptu-spivpracuvati-u-rozsliduvanni-teraktu.html</text:a>
</text:p>
      <!--NEWS-->
      <text:h text:style-name="P10" text:outline-level="1">
<text:span text:style-name="T4">
As a result of a fire in a German home for refugees from Ukraine, a child was killed</text:span>
</text:h>
      <text:p text:style-name="P4">
Authors: Ukrinform (Person)</text:p>
      <text:p text:style-name="P4">
Publisher: Укринформ (Organization)</text:p>
      <text:p text:style-name="P4">
Published Time: 2023-06-04T23:50:00+03:00</text:p>
      <text:p text:style-name="P4">
Modified Time: 2023-06-04T23:50:00+03:00</text:p>
      <text:p text:style-name="P4">
Description: During a fire in the German city of Apolda in the house where the refugees from Ukraine lived, a child was killed. - Ukrinform.</text:p>
      <text:p text:style-name="P4">
Images: ['<text:a xlink:type="simple" xlink:href="https://static.ukrinform.com/photos/2023_05/thumb_files/630_360_1684216466-149.jpg" text:style-name="Internet_20_link" text:visited-style-name="Visited_20_Internet_20_Link">
630_360_16842...</text:a>
']</text:p>
      <text:p text:style-name="P4">
Tags: ['Діти', 'Німеччина', 'Пожежа', 'Смерть', 'Україна', 'Біженці']</text:p>
      <text:p text:style-name="P4">
Type: Article</text:p>
      <!--METADATA-->
      <text:p text:style-name="P4">
<draw:frame draw:style-name="fr1" draw:name="Image213" text:anchor-type="as-char" svg:width="6.9236in" svg:height="3.956343in" draw:z-index="0">
<draw:image xlink:href="../Images/yкринформ/2023-06-04T23-50-00-03-00/630_360_1684216466-149.jpg" xlink:type="simple" xlink:show="embed" xlink:actuate="onLoad" draw:mime-type="image/jpeg"/>
</draw:frame>
During the time in the German city of Apoldd in the house where the refugees from Ukraine lived, a child was killed.</text:p>
      <text:p text:style-name="P4">
This was reported on Twitter by the head of the Regional Ministry of Internal Affairs in Federal Land Turing George Mayer, Ukrinform reports.</text:p>
      <text:p text:style-name="P4">
"Today, a child was killed in Apoldda, who, along with his family, was looking for a defense of Putin's bomb," the chairman said.</text:p>
      <text:p text:style-name="P4">
He also stated that he would do his best to find out the causes of the fire.</text:p>
      <text:p text:style-name="Quotations">

<text:p text:style-name="P4">
IN <text:a xlink:type="simple" xlink:href="https://twitter.com/hashtag/Apolda" text:style-name="Internet_20_link" text:visited-style-name="Visited_20_Internet_20_Link">
#APOLDA&gt;
</text:a>
died&gt;
 today a child who was looking for protection against Putin's bombs with his family. One could despair on such days. I will do everything&gt;
 the cause of the fire is informed. It has to prevail here&gt;
 full clarity. &gt;
&gt;
 - Georg_maier(@GeorgMaier8)<text:a xlink:type="simple" xlink:href="https://twitter.com/GeorgMaier8/status/1665405580440207361" text:style-name="Internet_20_link" text:visited-style-name="Visited_20_Internet_20_Link">
 June 4, 2023&gt;
 </text:a>
We will remind: earlier the Ambassador of Ukraine to Germany Alexey Makeev reported that <text:span text:style-name="T4">
 _ <text:a xlink:type="simple" xlink:href="https://www.ukrinform.ua/rubric-society/3718257-u-pritulku-dla-bizenciv-z-ukraini-vinikla-pozeza-e-postrazdali-posol-v-nimeccini.html" text:style-name="Internet_20_link" text:visited-style-name="Visited_20_Internet_20_Link">
As a result of a fire, according to preliminary information, there are victims.</text:a>
_ </text:span>
</text:p>

</text:p>
      <text:p text:style-name="P4">
_ Photo illustrative_</text:p>
      <text:p text:style-name="P4">
News Source: <text:a xlink:type="simple" xlink:href="https://www.ukrinform.ua/rubric-world/3718265-vnaslidok-pozezi-u-nimeckomu-budinku-dla-bizenciv-z-ukraini-zaginula-ditina.html" text:style-name="Internet_20_link" text:visited-style-name="Visited_20_Internet_20_Link">
https://www.ukrinform.ua/rubric-world/3718265-vnaslidok-pozezi-u-nimeckomu-budinku-dla-bizenciv-z-ukraini-zaginula-ditina.html</text:a>
</text:p>
      <!--NEWS-->
      <text:h text:style-name="P10" text:outline-level="1">
<text:span text:style-name="T4">
The support of internally displaced persons should be carried out at all levels - Irina Vereshchuk</text:span>
</text:h>
      <text:p text:style-name="P4">
Author: ['АРМІЯINFORM']</text:p>
      <text:p text:style-name="P4">
Time: 2023-06-04T52:00:00-04:00</text:p>
      <text:p text:style-name="P4">
Description: PID Medicanes Vice-Prem'ar-Ministra-Ministra Zwan Rintegrazi Timchasovo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vereshhuk.jpeg" text:style-name="Internet_20_link" text:visited-style-name="Visited_20_Internet_20_Link">
vereshhuk.jpeg</text:a>
']</text:p>
      <text:p text:style-name="P4">
Tags: ['STOPRUSSIA', 'АГРЕСІЯ РФ', 'ВТОРГНЕННЯ РФ']</text:p>
      <text:p text:style-name="P4">
Category: News</text:p>
      <!--METADATA-->
      <text:p text:style-name="P4">
<draw:frame draw:style-name="fr1" draw:name="Image214" text:anchor-type="as-char" svg:width="6.9236in" svg:height="4.615733in" draw:z-index="0">
<draw:image xlink:href="../Images/AРМІЯINFORM/2023-06-04T52-00-00-04-00/vereshhuk.jpeg" xlink:type="simple" xlink:show="embed" xlink:actuate="onLoad" draw:mime-type="image/jpeg"/>
</draw:frame>
Under the chairmanship of the Vice Prime Minister-Minister for the Reintegration of the Occupied Territories of Irina Vereshchuk, a meeting of the Coordination Staff on the exercise of rights and freedom displaced persons was held.</text:p>
      <text:p text:style-name="P4">
They discussed issues about living conditions and integration into the internal migrant communities.</text:p>
      <text:p text:style-name="P4">
According to the Ministry of Social Policy, as of May 31, completely repayment on payments for IDP residence benefits.</text:p>
      <text:p text:style-name="P4">
The regional military administrations also reported on the state of creation of coordination and advisory centers in the regions. We will remind, the first such center has already started work in Nikolaev.</text:p>
      <text:p text:style-name="P4">
In addition, the OVA reported the state of preparation of programs to support intraverted persons.</text:p>
      <text:p text:style-name="P4">
"We must not only follow the IDP strategy, but also respond to new challenges. The migrant cannot be left without payments and social support," said Vice Prime Minister Irina Vereshchuk.</text:p>
      <text:p text:style-name="P4">
<text:span text:style-name="T4">
 Source: </text:span>
 <text:a xlink:type="simple" xlink:href="https://www.kmu.gov.ua/news/pidtrymka-vnutrishno-peremishchenykh-osib-maie-zdiisniuvatysia-iak-na-tsentralnomu-tak-i-na-rehionalnomu-rivni" text:style-name="Internet_20_link" text:visited-style-name="Visited_20_Internet_20_Link">
<text:span text:style-name="T5">
asor portal</text:span>
</text:a>
</text:p>
      <text:p text:style-name="P4">
News Source: <text:a xlink:type="simple" xlink:href="https://armyinform.com.ua/2023/06/04/pidtrymka-vnutrishno-peremishhenyh-osib-maye-zdijsnyuvatysya-na-vsih-rivnyah-iryna-vereshhuk/" text:style-name="Internet_20_link" text:visited-style-name="Visited_20_Internet_20_Link">
https://armyinform.com.ua/2023/06/04/pidtrymka-vnutrishno-peremishhenyh-osib-maye-zdijsnyuvatysya-na-vsih-rivnyah-iryna-vereshhuk/</text:a>
</text:p>
      <!--NEWS-->
      <text:h text:style-name="P10" text:outline-level="1">
<text:span text:style-name="T4">
Dmytro Kuleba discussed with Estonian colleague Ukraine's future accession to NATO</text:span>
</text:h>
      <text:p text:style-name="P4">
Author: ['АРМІЯINFORM']</text:p>
      <text:p text:style-name="P4">
Time: 2023-06-04T53:00:00-04:00</text:p>
      <text:p text:style-name="P4">
Description: The Ministry of Law Formation of the Herds of Ukrainian Dmitro Kuleba knocked out at the Kiwi zministrum of the law enforcement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xr0cqlxoaatxt8.jpg" text:style-name="Internet_20_link" text:visited-style-name="Visited_20_Internet_20_Link">
fxr0cqlxoaatxt8.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15" text:anchor-type="as-char" svg:width="6.9236in" svg:height="4.604194in" draw:z-index="0">
<draw:image xlink:href="../Images/AРМІЯINFORM/2023-06-04T53-00-00-04-00/fxr0cqlxoaatxt8.jpg" xlink:type="simple" xlink:show="embed" xlink:actuate="onLoad" draw:mime-type="image/jpeg"/>
</draw:frame>
Foreign Minister of Ukraine Dmytro Kuleba met in Kyiv with the Minister of Law of the Estonian Republic of Marcus Tsakhn.</text:p>
      <text:p text:style-name="P4">
Dmytro Kuleba [wrote] about it(https://twitter.com/DmytroKuleba/status/1664911788624707585/photo/3)In Twitter.</text:p>
      <text:p text:style-name="P4">
“It is good to see the Minister of Foreign Affairs of the Estonian Republic of Marcus Tsakhn Vokiyev. Estonia is our great friend. The two main topics were NATO's accession to NATO and sanctions against the Russian rocket industry and drones. Sanctions: Russian industrial terror must be stopped, ”the message reads.</text:p>
      <text:p text:style-name="P4">
News Source: <text:a xlink:type="simple" xlink:href="https://armyinform.com.ua/2023/06/04/dmytro-kuleba-obgovoryv-z-estonskym-kolegoyu-majbutnij-vstup-ukrayiny-do-nato/" text:style-name="Internet_20_link" text:visited-style-name="Visited_20_Internet_20_Link">
https://armyinform.com.ua/2023/06/04/dmytro-kuleba-obgovoryv-z-estonskym-kolegoyu-majbutnij-vstup-ukrayiny-do-nato/</text:a>
</text:p>
      <!--NEWS-->
      <text:h text:style-name="P10" text:outline-level="1">
<text:span text:style-name="T4">
The windows completed the training courses on civil-military cooperation</text:span>
</text:h>
      <text:p text:style-name="P4">
Author: ['АРМІЯINFORM']</text:p>
      <text:p text:style-name="P4">
Time: 2023-06-04T54:00:00-04:00</text:p>
      <text:p text:style-name="P4">
Description: Long of the Tizhniv representers of the PIDRODILIV TSVS Mali Mali Zmogo, adopt the mij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47393026_961560748318599_5248229611966421242_n.jpg" text:style-name="Internet_20_link" text:visited-style-name="Visited_20_Internet_20_Link">
347393026_961560748318599_5248229611966421242_n.jpg</text:a>
']</text:p>
      <text:p text:style-name="P4">
Tags: ['STOPRUSSIA', 'ВІКНУ', 'СІМІК']</text:p>
      <text:p text:style-name="P4">
Category: News</text:p>
      <!--METADATA-->
      <text:p text:style-name="P4">
<draw:frame draw:style-name="fr1" draw:name="Image216" text:anchor-type="as-char" svg:width="6.9236in" svg:height="4.615733in" draw:z-index="0">
<draw:image xlink:href="../Images/AРМІЯINFORM/2023-06-04T54-00-00-04-00/347393026_961560748318599_5248229611966421242_n.jpg" xlink:type="simple" xlink:show="embed" xlink:actuate="onLoad" draw:mime-type="image/jpeg"/>
</draw:frame>
Within two weeks, the representatives of the CVA units were able to exchange interference practical experience and get valuable advice from the management of the central management of the CVS of the General Court of Ukraine With courses students conducted practical classes on modern aspects of troops, organizing civil society according to NATO standards and taking into account the response of the RF armed aggression, forms and methods of communication, armed conflicts, etc.</text:p>
      <text:p text:style-name="P4">
It should be noted that this year is the first day of specialists of civil-military cooperation. In the Armed Forces of Ukraine, a pilot project from the CVA was filled in May 2014, when the first structure of NATO -standards was formed.</text:p>
      <text:p text:style-name="P4">
At the moment, it is the units of civil-military cooperation that ensure situational awareness of the places on the state of the state of civil environment, organize proper interaction with state authorities, leaders of public opinions and associations in order purpose.</text:p>
      <text:p text:style-name="P4">
In addition, search and evacuation groups perform missing, evacuation tasks(Transportation)and repatriation of bodies(the remains)The vigorous boobs of Ukraine. This activity is carried out in cooperation with expert services, law enforcement agencies and other units of security forces of Ukraine.</text:p>
      <text:p text:style-name="P4">
<text:span text:style-name="T4">
 Source: </text:span>
 _ <text:a xlink:type="simple" xlink:href="https://www.facebook.com/GeneralStaff.ua/posts/pfbid02XFx1Ter7BC94cJZCUC94TLnbbtsBQNexCTUdhQK8dL8FC5qUVk7RmdQaoJpqDjLgl" text:style-name="Internet_20_link" text:visited-style-name="Visited_20_Internet_20_Link">
GSC of Ukraine</text:a>
_</text:p>
      <text:p text:style-name="P4">
News Source: <text:a xlink:type="simple" xlink:href="https://armyinform.com.ua/2023/06/04/u-viknu-zavershylysya-kursy-pidvyshhennya-kvalifikacziyi-z-pytan-czyvilno-vijskovogo-spivrobitnycztva/" text:style-name="Internet_20_link" text:visited-style-name="Visited_20_Internet_20_Link">
https://armyinform.com.ua/2023/06/04/u-viknu-zavershylysya-kursy-pidvyshhennya-kvalifikacziyi-z-pytan-czyvilno-vijskovogo-spivrobitnycztva/</text:a>
</text:p>
      <!--NEWS-->
      <text:h text:style-name="P10" text:outline-level="1">
<text:span text:style-name="T4">
We are working to "take on your supervision" of the purchase of shells, services of repair of military equipment - Yevgeny Hrushovets</text:span>
</text:h>
      <text:p text:style-name="P4">
Author: ['АРМІЯINFORM']</text:p>
      <text:p text:style-name="P4">
Time: 2023-06-04T55:00:00-04:00</text:p>
      <text:p text:style-name="P4">
Description: Lawyer, member of the ASOTSIAKIVKAVKAVARYVA, lawyer, the head of the enormous anti -bicopoles for the sake of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461020848254209615_y.jpg" text:style-name="Internet_20_link" text:visited-style-name="Visited_20_Internet_20_Link">
photo_5461020848254209615_y.jpg</text:a>
']</text:p>
      <text:p text:style-name="P4">
Tags: ['STOPRUSSIA', 'АГРЕСІЯ РФ', 'ВТОРГНЕННЯ РФ', 'ЄВГЕН ГРУШОВЕЦЬ']</text:p>
      <text:p text:style-name="P4">
Category: News</text:p>
      <!--METADATA-->
      <text:p text:style-name="P4">
<draw:frame draw:style-name="fr1" draw:name="Image217" text:anchor-type="as-char" svg:width="6.9236in" svg:height="5.071537in" draw:z-index="0">
<draw:image xlink:href="../Images/AРМІЯINFORM/2023-06-04T55-00-00-04-00/photo_5461020848254209615_y.jpg" xlink:type="simple" xlink:show="embed" xlink:actuate="onLoad" draw:mime-type="image/jpeg"/>
</draw:frame>
Head of the Public Anti -Corruption Council at the Ministry of Defense Yevgeny Hrushovets. Photo by Nazar Voloshin</text:p>
      <text:p text:style-name="P4">
Lawyer, member of the Association of Lawyers of Ukraine, lawyer, chairman of the Public Anti -Corruption Council at the Ministry of Defense Yevgeny Hrushovets in an interview for the Armyinform <text:a xlink:type="simple" xlink:href="https://armyinform.com.ua/2023/06/03/yak-gromadska-antykorupczijna-rada-pry-minoborony-spryyatyme-peremozi/" text:style-name="Internet_20_link" text:visited-style-name="Visited_20_Internet_20_Link">
told</text:a>
The fact that the council can reach the amount of resource support of the army that defends our country:</text:p>
      <text:p text:style-name="P4">
“I would not limit the activities of the Council solely to procurement published on ProZorro. We are working to "take over" and purchase some weapons, including shells, military equipment repair services and more.</text:p>
      <text:p text:style-name="P4">
With regard to the volume of work, it should be noted here that when each of us ran for the Council, he was aware that it was not for a line in a resume. This is a huge volume. Moreover, free. But we knew where and why we went, and made a commitment to the public who gave us votes. I am sure we will handle it. "</text:p>
      <text:p text:style-name="P4">
News Source: <text:a xlink:type="simple" xlink:href="https://armyinform.com.ua/2023/06/04/my-praczyuyemo-nad-tym-shhob-vzyaty-pid-svij-naglyad-zakupivlyu-snaryadiv-poslug-remontu-vijskovoyi-tehniky-yevgen-grushovecz/" text:style-name="Internet_20_link" text:visited-style-name="Visited_20_Internet_20_Link">
https://armyinform.com.ua/2023/06/04/my-praczyuyemo-nad-tym-shhob-vzyaty-pid-svij-naglyad-zakupivlyu-snaryadiv-poslug-remontu-vijskovoyi-tehniky-yevgen-grushovecz/</text:a>
</text:p>
      <!--NEWS-->
      <text:h text:style-name="P10" text:outline-level="1">
<text:span text:style-name="T4">
We have to prepare in advance for the de -occupation and reintegration of Donetsk region and Luhansk region - Irina Vereshchuk</text:span>
</text:h>
      <text:p text:style-name="P4">
Author: ['АРМІЯINFORM']</text:p>
      <text:p text:style-name="P4">
Time: 2023-06-04T56:00:00-04:00</text:p>
      <text:p text:style-name="P4">
Description: Viceper'yr-Ministra-Minigra Zwan Rintegrazi Timchasovo Okubovaniki Teriterii Irina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img_6790.jpeg" text:style-name="Internet_20_link" text:visited-style-name="Visited_20_Internet_20_Link">
img_6790.jpeg</text:a>
']</text:p>
      <text:p text:style-name="P4">
Tags: ['STOPRUSSIA', 'ДОНЕЧЧИНА ТА ЛУГАНЩИНА', 'ІРИНА ВЕРЕЩУК', 'МІНРЕІНТЕГРАЦІЇ']</text:p>
      <text:p text:style-name="P4">
Category: News</text:p>
      <!--METADATA-->
      <text:p text:style-name="P4">
<draw:frame draw:style-name="fr1" draw:name="Image218" text:anchor-type="as-char" svg:width="6.9236in" svg:height="4.984992in" draw:z-index="0">
<draw:image xlink:href="../Images/AРМІЯINFORM/2023-06-04T56-00-00-04-00/img_6790.jpeg" xlink:type="simple" xlink:show="embed" xlink:actuate="onLoad" draw:mime-type="image/jpeg"/>
</draw:frame>
Viceremier-Minister-Minister of Reintegration of the Temporarily Occupied Terminiarium Irina Vereshchuk during a meeting with the leadership of Lugansk and Donetsk region discussed plans for urgent actions for stabilization and reintegration of region after their de-occupation.</text:p>
      <text:p text:style-name="P4">
About it <text:a xlink:type="simple" xlink:href="https://minre.gov.ua/2023/06/03/do-deokupacziyi-ta-reintegracziyi-donechchyny-ta-luganshhyny-mayemo-gotuvatysya-zazdalegid-iryna-vereshhuk/" text:style-name="Internet_20_link" text:visited-style-name="Visited_20_Internet_20_Link">
reports</text:a>
Ministry of Reintegration.</text:p>
      <ul>
        <li>
Donetsk region and Luhansk region are the regions that have been most affected by Russian aggression. Therefore, one of the key tasks will be to restore critical infrastructure. It will be important here to support our international partners, ”Viceremian said.</li>
      </ul>
      <text:p text:style-name="P4">
The head of the Donetsk Ova Pavel Kirilenko and the head of Lugansk Ova Artem Lisogorehors were reported on the state of preparation of actions.</text:p>
      <ul>
        <li>
It is about the formation of coordination bodies and the preparation of plans for serving actions for stabilization and reintegration of de -industrial territories, - the Ministry of Reintegration reports.</li>
      </ul>
      <text:p text:style-name="P4">
As it is noted, detailed plans are developed in areas such as safety, restoration of public authorities, humanitarian response, medical reaction, infrastructure restoration, economy, social protection, etc.</text:p>
      <text:p text:style-name="P4">
News Source: <text:a xlink:type="simple" xlink:href="https://armyinform.com.ua/2023/06/04/do-deokupacziyi-ta-reintegracziyi-donechchyny-j-luganshhyny-mayemo-gotuvatysya-zazdalegid-iryna-vereshhuk/" text:style-name="Internet_20_link" text:visited-style-name="Visited_20_Internet_20_Link">
https://armyinform.com.ua/2023/06/04/do-deokupacziyi-ta-reintegracziyi-donechchyny-j-luganshhyny-mayemo-gotuvatysya-zazdalegid-iryna-vereshhuk/</text:a>
</text:p>
      <!--NEWS-->
      <text:h text:style-name="P10" text:outline-level="1">
<text:span text:style-name="T4">
During a large -scale invasion in Ukraine, 500 sacred structures have been destroyed or damaged</text:span>
</text:h>
      <text:p text:style-name="P4">
Author: ['АРМІЯINFORM']</text:p>
      <text:p text:style-name="P4">
Time: 2023-06-04T57:00:00-04:00</text:p>
      <text:p text:style-name="P4">
Description: Rocky of the Stalinsky lawlessness at the Teritarian Ukrainian Bulo was tinned by Tysyachi I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xramy.jpg" text:style-name="Internet_20_link" text:visited-style-name="Visited_20_Internet_20_Link">
xramy.jpg</text:a>
']</text:p>
      <text:p text:style-name="P4">
Tags: ['STOPRUSSIA', 'АГРЕСІЯ РФ', 'ВТОРГНЕННЯ РФ']</text:p>
      <text:p text:style-name="P4">
Category: News</text:p>
      <!--METADATA-->
      <text:p text:style-name="P4">
<draw:frame draw:style-name="fr1" draw:name="Image219" text:anchor-type="as-char" svg:width="6.9236in" svg:height="4.615733in" draw:z-index="0">
<draw:image xlink:href="../Images/AРМІЯINFORM/2023-06-04T57-00-00-04-00/xramy.jpg" xlink:type="simple" xlink:show="embed" xlink:actuate="onLoad" draw:mime-type="image/jpeg"/>
</draw:frame>
Illustrative photo</text:p>
      <text:p text:style-name="P4">
In the years of Stalin's lawlessness in the territory of Ukraine, thousands of temples of monasteries were destroyed(in the USSR as of 1947-almost 20 thousand), during the time of Russia, 500 sacral structures were destroyed or damaged by Russia against our country. Among them are the nineteenth -century monuments. The exhibition "Brotherhood.Theea. Cathedral ”, which opened at the National Academy of Arts of Ukraine.</text:p>
      <text:p text:style-name="P4">
At the center of the exposition is the history of the Epiphany Cathedral of the Kiev-Brat Monastery, built in the style of Ukrainian Baroque in 1690-1693 at the place of the wooden church at the expense of Hetman Ivan Mazepa. Not only the Baroque iconostasis, but also the interiors, which painted the artist I. Kvyatkovsky and the Italian master J. B. Scotti, was famous for the Penty -Red Stone Temple. The coat of arms of the sponsor - Hetman Ivan Mazepa, destroyed after 1709, was placed. There were several historical relics in the cathedral -(Vyshgorod)The icon of Our Lady of the seventeenth century. Mother Ivan Mazepa.</text:p>
      <text:p text:style-name="P4">
Near the southern wall of the shrine was a grave with the tombstone of Hetman Petrasagaydachny, near the northeastern Absid of the temple-the burial of historians of the stead, a pilgrim and a traveler, who was called the Ukrainian Odyssey, the author of the book "Traveling in the Holy Places of East from 1723 to 1447."</text:p>
      <text:p text:style-name="P4">
In 1935, the cathedral, which was one of the largest structures of Kyiv at the time, and the architectural dominant of Podil, together with the bell tower, leveled with the land-the most foundations staged a place of the Kiev Navy and erected a residential building for teachers of the institution.Photographic materials also tell about other shrines of Kiev, destroyed in the 20-30's of the last century by the Bolsheviks, who justified their barbaric bricks, as evidenced by the documents presented in the exposition.</text:p>
      <text:p text:style-name="P4">
The fate of the Epiphany Cathedral was repeated in the 21st century other temples, which were bombed, shot from tanks, undermined, arranged in them. The horrific crimes of the Russians against the spiritual heritage and culture of Ukraine are part of Russia's imperial policy. This is eloquently evidenced by the installation of the National Museum of Dignity Revolution and the National Museum of History of Ukraine in the Second World War. In the installation of the "fragments" of the Museum of the Maidan presented things of the temples, destroyed in 2022. They were collected during the expeditions within the museum of the Heritage Rescue Staff. In particular, the exposition presents fragmentation of the Nativity of the Blessed Virgin Mary(The village of Vykivka, Zhytomyr region)Tasso-Georgian monastery(The village of Dolinonetsk region).</text:p>
      <text:p text:style-name="P4">
«Виставка, яка розповідає про Богоявленський собор та руйнування храмів підчас війни, надзвичайно важлива сьогодні. Адже це не лише про фіксаціюзлочинів, а й про велику надію на дослідження та неминучу відбудовуукраїнських храмів. Частина з них пережила Першу та Другу світові війни, алеїх було знищено в теперішній війні. І цей факт не може не вражати. В окремійінсталяції на виставці ми представили 18 експонатів зі збірки Музею Майдану.Усі ці речі зібрано протягом минулого року в експедиціях команди на звільненітериторії», — зазначив генеральний директор Національного музею РеволюціїГідності Ігор Пошивайло.</text:p>
      <text:p text:style-name="P4">
<text:span text:style-name="T4">
Джерело:</text:span>
 <text:a xlink:type="simple" xlink:href="http://www.golos.com.ua/article/371271" text:style-name="Internet_20_link" text:visited-style-name="Visited_20_Internet_20_Link">
Голос України</text:a>
</text:p>
      <text:p text:style-name="P4">
News Source: <text:a xlink:type="simple" xlink:href="https://armyinform.com.ua/2023/06/04/za-chas-shyrokomasshtabnogo-vtorgnennya-v-ukrayiny-zrujnovano-abo-poshkodzheno-500-sakralnyh-sporud/" text:style-name="Internet_20_link" text:visited-style-name="Visited_20_Internet_20_Link">
https://armyinform.com.ua/2023/06/04/za-chas-shyrokomasshtabnogo-vtorgnennya-v-ukrayiny-zrujnovano-abo-poshkodzheno-500-sakralnyh-sporud/</text:a>
</text:p>
      <!--NEWS-->
      <text:h text:style-name="P10" text:outline-level="1">
<text:span text:style-name="T4">
The Government has made changes to the order of calculating the average salary: applies to military service periods</text:span>
</text:h>
      <text:p text:style-name="P4">
Author: ['АРМІЯINFORM']</text:p>
      <text:p text:style-name="P4">
Time: 2023-06-04T58:00:00-04:00</text:p>
      <text:p text:style-name="P4">
Description: Kabmіn VNIS Zmіni to the order by calculating the middle -in -law pay (income, penn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roschi_kompensaciya.png" text:style-name="Internet_20_link" text:visited-style-name="Visited_20_Internet_20_Link">
groschi_kompensaciya.png</text:a>
']</text:p>
      <text:p text:style-name="P4">
Tags: ['STOPRUSSIA', 'АГРЕСІЯ РФ', 'ВТОРГНЕННЯ РФ']</text:p>
      <text:p text:style-name="P4">
Category: News</text:p>
      <!--METADATA-->
      <text:p text:style-name="P4">
<draw:frame draw:style-name="fr1" draw:name="Image220" text:anchor-type="as-char" svg:width="6.9236in" svg:height="3.450261in" draw:z-index="0">
<draw:image xlink:href="../Images/AРМІЯINFORM/2023-06-04T58-00-00-04-00/groschi_kompensaciya.png" xlink:type="simple" xlink:show="embed" xlink:actuate="onLoad" draw:mime-type="image/png"/>
</draw:frame>
Cabinet made changes to the order of calculating the average wage(income, cash security)To calculate payments on compulsory state social insurance, <text:a xlink:type="simple" xlink:href="https://t.me/sudua/28635" text:style-name="Internet_20_link" text:visited-style-name="Visited_20_Internet_20_Link">
reports</text:a>
"Forensic Newspaper".</text:p>
      <text:p text:style-name="P4">
In particular, a list of valid reasons was supplemented according to which, during the calculation of the average wage for the calculation of insurance payments, certain unprocessed calendar days are excluded from the billing period. Cestos periods during which the employee passed:</text:p>
      <ul>
        <li>
conscript military service; * military service for the conscription of officers; * military service for conscription during mobilization, for a special period; * military service for the conscription of persons from among reservists in a special period; * Contract military service during a special period for a term before its expiration or until the day of actual dismissal, when it did not retain the average earnings for such a period and was not paid by the employer with a single contribution.</li>
      </ul>
      <text:p text:style-name="P4">
News Source: <text:a xlink:type="simple" xlink:href="https://armyinform.com.ua/2023/06/04/uryad-vnis-zminy-do-poryadku-obchyslennya-serednoyi-zarplaty-stosuyetsya-periodiv-vijskovoyi-sluzhby/" text:style-name="Internet_20_link" text:visited-style-name="Visited_20_Internet_20_Link">
https://armyinform.com.ua/2023/06/04/uryad-vnis-zminy-do-poryadku-obchyslennya-serednoyi-zarplaty-stosuyetsya-periodiv-vijskovoyi-sluzhby/</text:a>
</text:p>
      <!--NEWS-->
      <text:h text:style-name="P10" text:outline-level="1">
<text:span text:style-name="T4">
Tomorrow will be announced the composition of the National Collection of Ukraine for the "UNCLANE Games - 2023" in Dusseldorf</text:span>
</text:h>
      <text:p text:style-name="P4">
Author: ['АРМІЯINFORM']</text:p>
      <text:p text:style-name="P4">
Time: 2023-06-04T59:00:00-04:00</text:p>
      <text:p text:style-name="P4">
Description: Monday, 5 worms, about 15:30 at MediA Center "Ukrinform" (metro Kyiva, vul .... War with Ukraine 2022, war with Ukraine Latest news today, News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0-9-1.jpg" text:style-name="Internet_20_link" text:visited-style-name="Visited_20_Internet_20_Link">
0-9-1.jpg</text:a>
']</text:p>
      <text:p text:style-name="P4">
Tags: ['STOPRUSSIA', 'ДЮССЕЛЬДОРФ', 'ІГРИ НЕСКОРЕНИХ 2023', 'МІНІСТЕРСТВО У СПРАВАХ ВЕТЕРАНІВ УКРАЇНИ']</text:p>
      <text:p text:style-name="P4">
Category: News</text:p>
      <!--METADATA-->
      <text:p text:style-name="P4">
<draw:frame draw:style-name="fr1" draw:name="Image221" text:anchor-type="as-char" svg:width="6.9236in" svg:height="3.951518in" draw:z-index="0">
<draw:image xlink:href="../Images/AРМІЯINFORM/2023-06-04T59-00-00-04-00/0-9-1.jpg" xlink:type="simple" xlink:show="embed" xlink:actuate="onLoad" draw:mime-type="image/jpeg"/>
</draw:frame>
Photo illustrative</text:p>
      <text:p text:style-name="P4">
On Monday, June 5, at 3:30 pm at the Media Center "Ukrinform"(Kyiv, str. B. Khmelnitsky 6/18)The composition of the national team will be presented, which will represent Ukraine in international competitions in adaptive sports of sportsinvictus games 2023 in Dusseldorf.</text:p>
      <text:p text:style-name="P4">
About it <text:a xlink:type="simple" xlink:href="https://mva.gov.ua/ua/news/minveteraniv-ogolosit-sklad-naczbirnoyi-ukrayini-na-igri-neskorenih-2023-u-dyusseldorfi" text:style-name="Internet_20_link" text:visited-style-name="Visited_20_Internet_20_Link">
reports</text:a>
Ministry of Executives of Veterans of Ukraine.</text:p>
      <text:p text:style-name="P4">
<text:span text:style-name="T4">
 Presentation will take </text:span>
</text:p>
      <ul>
        <li>
Minister of Veterans of Ukraine Yulia Laputina; * National Coordinator Igor Igor in Ukraine Ilona Voloshin; * the main coach of the national team of Ukraine for the games of the unconquered Elena Yanovskaya; * Representative of NGO "Come back alive!"(clarified).</li>
      </ul>
      <text:p text:style-name="P4">
Онлайн трансляція заходу також відбуватиметься на Facebook-сторінках<text:a xlink:type="simple" xlink:href="https://www.facebook.com/mva.gov.ua" text:style-name="Internet_20_link" text:visited-style-name="Visited_20_Internet_20_Link">
Мінветеранів</text:a>
<text:a xlink:type="simple" xlink:href="https://www.facebook.com/InvictusGamesTeamUkraine" text:style-name="Internet_20_link" text:visited-style-name="Visited_20_Internet_20_Link">
Invictus Games: Teamukraine</text:a>
and resources <text:a xlink:type="simple" xlink:href="https://www.ukrinform.ua/rubric-presshall/3717455-ogolosenna-skladu-nacionalnoi-zbirnoi-igor-neskorenih-2023-roku.html" text:style-name="Internet_20_link" text:visited-style-name="Visited_20_Internet_20_Link">
"Ukrinform"</text:a>
.</text:p>
      <text:p text:style-name="P4">
<text:span text:style-name="T4">
Акредитація представників ЗМІ здійснюватиметься перед заходом в агентстві.</text:span>
</text:p>
      <text:p text:style-name="P4">
Контактна особа в разі наявності запитань: Світлана Судак<text:a xlink:type="simple" xlink:href="Mailto: s.sudak@stratcomua.org" text:style-name="Internet_20_link" text:visited-style-name="Visited_20_Internet_20_Link">
s.sudak@stratcomua.org</text:a>
, +380673782151</text:p>
      <text:p text:style-name="P4">
News Source: <text:a xlink:type="simple" xlink:href="https://armyinform.com.ua/2023/06/04/zavtra-ogolosyat-sklad-naczzbirnoyi-ukrayiny-na-igry-neskorenyh-2023-u-dyusseldorfi/" text:style-name="Internet_20_link" text:visited-style-name="Visited_20_Internet_20_Link">
https://armyinform.com.ua/2023/06/04/zavtra-ogolosyat-sklad-naczzbirnoyi-ukrayiny-na-igry-neskorenyh-2023-u-dyusseldorfi/</text:a>
</text:p>
      <!--NEWS-->
      <text:h text:style-name="P10" text:outline-level="1">
<text:span text:style-name="T4">
The occupiers used "Iskander-K" in Dnipropetrovsk-there are wounded</text:span>
</text:h>
      <text:p text:style-name="P4">
Author: ['АРМІЯINFORM']</text:p>
      <text:p text:style-name="P4">
Time: 2023-06-04T60:00:00-04:00</text:p>
      <text:p text:style-name="P4">
Description: Sogodni Vnochi Rosiyskі PROMPARTED ABOUT THE WHOLE OF WORKING INSURENIS. INFORMASIA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ffghmguoazys.jpg" text:style-name="Internet_20_link" text:visited-style-name="Visited_20_Internet_20_Link">
ffghmguoazys.jpg</text:a>
']</text:p>
      <text:p text:style-name="P4">
Tags: ['STOPRUSSIA', 'АГРЕСІЯ РФ', 'ВТОРГНЕННЯ РФ', 'ГШ ЗСУ']</text:p>
      <text:p text:style-name="P4">
Category: News</text:p>
      <!--METADATA-->
      <text:p text:style-name="P4">
<draw:frame draw:style-name="fr1" draw:name="Image222" text:anchor-type="as-char" svg:width="6.9236in" svg:height="3.894525in" draw:z-index="0">
<draw:image xlink:href="../Images/AРМІЯINFORM/2023-06-04T60-00-00-04-00/ffghmguoazys.jpg" xlink:type="simple" xlink:show="embed" xlink:actuate="onLoad" draw:mime-type="image/jpeg"/>
</draw:frame>
Photo illustrative</text:p>
      <text:p text:style-name="P4">
<text:span text:style-name="T4">
<text:span text:style-name="T5">
* 🔥 Situation on Russian invasion </text:span>
</text:span>
*</text:p>
      <text:p text:style-name="P4">
Tonight, Russian invaders have caused another missile in Ukraine. Information about the consequences of this terrorist attack is currently being clarified.</text:p>
      <text:p text:style-name="P4">
About it <text:a xlink:type="simple" xlink:href="https://www.facebook.com/GeneralStaff.ua/posts/pfbid02THBsbR6KXinR7fLM36UXHMFGxeG5MkXa4NF56D6GCEk4eSaUJ7koS2g94c8Yh2CYl" text:style-name="Internet_20_link" text:visited-style-name="Visited_20_Internet_20_Link">
reports</text:a>
The General Staff of the Armed Forces of Ukraine.</text:p>
      <ul>
        <li>
Last day, the enemy struck 2 rocket strokes in the Donetsk Odnipropetrovsk regions, in particular, using the Iskander OTRC. The same Praise "Iskander-K" hit the Dnieper's suburbs-a two-storey house was damaged, more than 20 civilians were injured in moderate, including children. In addition, the enemy made 30 aviation strikes and carried out 56 shelling of the reactive systems of the volley fire of the positions of our troops and settlements, - the message reads.</li>
      </ul>
      <text:p text:style-name="P4">
The likelihood of rocket and aviation strikes throughout Ukraine is still high.</text:p>
      <text:p text:style-name="P4">
News Source: <text:a xlink:type="simple" xlink:href="https://armyinform.com.ua/2023/06/04/okupanty-zastosuvaly-iskander-k-po-dnipropetrovshhyni-ye-poraneni/" text:style-name="Internet_20_link" text:visited-style-name="Visited_20_Internet_20_Link">
https://armyinform.com.ua/2023/06/04/okupanty-zastosuvaly-iskander-k-po-dnipropetrovshhyni-ye-poraneni/</text:a>
</text:p>
      <!--NEWS-->
      <text:h text:style-name="P10" text:outline-level="1">
<text:span text:style-name="T4">
The Armed Forces destroyed 6 enemy reconnaissance UAVs and 2 shock UAVs like "Lancet"</text:span>
</text:h>
      <text:p text:style-name="P4">
Author: ['АРМІЯINFORM']</text:p>
      <text:p text:style-name="P4">
Time: 2023-06-04T61:00:00-04:00</text:p>
      <text:p text:style-name="P4">
Description: About the General Headquarters of the ZS Ukrainian. - AvIACII of defense forces for PASULA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ГРЕСІЯ РФ', 'ВТОРГНЕННЯ РФ', 'ГШ ЗСУ', 'ХРОНІКА ОБОРОНИ']</text:p>
      <text:p text:style-name="P4">
Category: News</text:p>
      <!--METADATA-->
      <text:p text:style-name="P4">
<draw:frame draw:style-name="fr1" draw:name="Image223" text:anchor-type="as-char" svg:width="6.9236in" svg:height="4.292632in" draw:z-index="0">
<draw:image xlink:href="../ConvertedIMGs/AРМІЯINFORM/2023-06-04T61-00-00-04-00/1200_0_1651937012-2605.png" xlink:type="simple" xlink:show="embed" xlink:actuate="onLoad" draw:mime-type="image/png"/>
</draw:frame>
Illustrative photo</text:p>
      <text:p text:style-name="P4">
<text:span text:style-name="T4">
<text:span text:style-name="T5">
* 🔥 Situation on Russian invasion </text:span>
</text:span>
*</text:p>
      <text:p text:style-name="P4">
About it <text:a xlink:type="simple" xlink:href="https://www.facebook.com/GeneralStaff.ua/posts/pfbid02THBsbR6KXinR7fLM36UXHMFGxeG5MkXa4NF56D6GCEk4eSaUJ7koS2g94c8Yh2CYl" text:style-name="Internet_20_link" text:visited-style-name="Visited_20_Internet_20_Link">
reports</text:a>
The General Staff of the Armed Forces of Ukraine.</text:p>
      <text:p text:style-name="P4">
-Aviation of defense forces over the past 24 hours made 11 beats in the areas of concentration of the personal staff, as well as 6-on anti-aircraft missile complexes of the enemy. Our defenders destroyed 6 enemy reconnaissance UAVs, as well as 2-wire UAVs of the Lannti type,-it is reported.</text:p>
      <text:p text:style-name="P4">
News Source: <text:a xlink:type="simple" xlink:href="https://armyinform.com.ua/2023/06/04/zsu-znyshhyly-6-vorozhyh-rozviduvalnyh-bpla-ta-2-udarni-bpla-typu-lanczet/" text:style-name="Internet_20_link" text:visited-style-name="Visited_20_Internet_20_Link">
https://armyinform.com.ua/2023/06/04/zsu-znyshhyly-6-vorozhyh-rozviduvalnyh-bpla-ta-2-udarni-bpla-typu-lanczet/</text:a>
</text:p>
      <!--NEWS-->
      <text:h text:style-name="P10" text:outline-level="1">
<text:span text:style-name="T4">
Our Arta struck enemy management and SCR</text:span>
</text:h>
      <text:p text:style-name="P4">
Author: ['АРМІЯINFORM']</text:p>
      <text:p text:style-name="P4">
Time: 2023-06-04T62:00:00-04:00</text:p>
      <text:p text:style-name="P4">
Description: Yak the General Headquarters of the Zbroyni forces of Ukraine, PIDRODRODILE OF RAKTERS WICH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5/artyleriya-zsu.jpeg" text:style-name="Internet_20_link" text:visited-style-name="Visited_20_Internet_20_Link">
artyleriya-zsu.jpeg</text:a>
']</text:p>
      <text:p text:style-name="P4">
Tags: ['STOPRUSSIA', 'АГРЕСІЯ РФ', 'ВТОРГНЕННЯ РФ', 'ГШ ЗСУ', 'ХРОНІКА ОБОРОНИ']</text:p>
      <text:p text:style-name="P4">
Category: News</text:p>
      <!--METADATA-->
      <text:p text:style-name="P4">
<draw:frame draw:style-name="fr1" draw:name="Image224" text:anchor-type="as-char" svg:width="6.9236in" svg:height="4.370348in" draw:z-index="0">
<draw:image xlink:href="../Images/AРМІЯINFORM/2023-06-04T62-00-00-04-00/artyleriya-zsu.jpeg" xlink:type="simple" xlink:show="embed" xlink:actuate="onLoad" draw:mime-type="image/jpeg"/>
</draw:frame>
Illustrative photo</text:p>
      <text:p text:style-name="P4">
<text:span text:style-name="T4">
<text:span text:style-name="T5">
* 🔥 Situation on Russian invasion </text:span>
</text:span>
*</text:p>
      <text:p text:style-name="P4">
As <text:a xlink:type="simple" xlink:href="https://www.facebook.com/GeneralStaff.ua/posts/pfbid02THBsbR6KXinR7fLM36UXHMFGxeG5MkXa4NF56D6GCEk4eSaUJ7koS2g94c8Yh2CYl" text:style-name="Internet_20_link" text:visited-style-name="Visited_20_Internet_20_Link">
reports</text:a>
The General Staff of the Armed Forces of Ukraine, missile troops and artillery departments of the last day were struck by the Office of the Office, the Anti-Aircraft Practical Complex, 6 Artillery units at fire positions and 3 ammunition depots.</text:p>
      <text:p text:style-name="P4">
News Source: <text:a xlink:type="simple" xlink:href="https://armyinform.com.ua/2023/06/04/nasha-arta-urazyla-vorozhyj-punkt-upravlinnya-ta-zrk/" text:style-name="Internet_20_link" text:visited-style-name="Visited_20_Internet_20_Link">
https://armyinform.com.ua/2023/06/04/nasha-arta-urazyla-vorozhyj-punkt-upravlinnya-ta-zrk/</text:a>
</text:p>
      <!--NEWS-->
      <text:h text:style-name="P10" text:outline-level="1">
<text:span text:style-name="T4">
The racists escaped from combat positions in Luhansk region</text:span>
</text:h>
      <text:p text:style-name="P4">
Author: ['АРМІЯINFORM']</text:p>
      <text:p text:style-name="P4">
Time: 2023-06-04T63:00:00-04:00</text:p>
      <text:p text:style-name="P4">
Description: About the General Headquarters of the ZS Ukrainian. - In the matchmaker Luhanskoe ... War with Ukraine 2022, war with Ukraine Latest news today, News War with Ukraine 2022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1/chmobiki.jpg" text:style-name="Internet_20_link" text:visited-style-name="Visited_20_Internet_20_Link">
chmobiki.jpg</text:a>
']</text:p>
      <text:p text:style-name="P4">
Tags: ['STOPRUSSIA', 'АГРЕСІЯ РФ', 'ВТОРГНЕННЯ РФ', 'ГШ ЗСУ']</text:p>
      <text:p text:style-name="P4">
Category: News</text:p>
      <!--METADATA-->
      <text:p text:style-name="P4">
<draw:frame draw:style-name="fr1" draw:name="Image225" text:anchor-type="as-char" svg:width="6.9236in" svg:height="3.934913in" draw:z-index="0">
<draw:image xlink:href="../Images/AРМІЯINFORM/2023-06-04T63-00-00-04-00/chmobiki.jpg" xlink:type="simple" xlink:show="embed" xlink:actuate="onLoad" draw:mime-type="image/jpeg"/>
</draw:frame>
Illustrative photo</text:p>
      <text:p text:style-name="P4">
<text:span text:style-name="T4">
<text:span text:style-name="T5">
* 🔥 Situation on Russian invasion </text:span>
</text:span>
*</text:p>
      <text:p text:style-name="P4">
About it <text:a xlink:type="simple" xlink:href="https://www.facebook.com/GeneralStaff.ua/posts/pfbid02THBsbR6KXinR7fLM36UXHMFGxeG5MkXa4NF56D6GCEk4eSaUJ7koS2g94c8Yh2CYl" text:style-name="Internet_20_link" text:visited-style-name="Visited_20_Internet_20_Link">
reports</text:a>
The General Staff of the Armed Forces of Ukraine.</text:p>
      <ul>
        <li>
In the Svatov Luhansk region, about 40 military servants of Russian occupation troops were deserted on June 2, who unauthorized positions were unauthorized. In connection with the purpose of finding Russian deserters, 2 Russian helicopters and a unit of the Rosgvardia of the invaders were assembled, it is assigned to the rank.</li>
      </ul>
      <text:p text:style-name="P4">
News Source: <text:a xlink:type="simple" xlink:href="https://armyinform.com.ua/2023/06/04/rashysty-povtikaly-z-bojovyh-pozyczij-na-luganshhyni/" text:style-name="Internet_20_link" text:visited-style-name="Visited_20_Internet_20_Link">
https://armyinform.com.ua/2023/06/04/rashysty-povtikaly-z-bojovyh-pozyczij-na-luganshhyni/</text:a>
</text:p>
      <!--NEWS-->
      <text:h text:style-name="P10" text:outline-level="1">
<text:span text:style-name="T4">
Air defense forces destroyed four winged rockets and three shock drones</text:span>
</text:h>
      <text:p text:style-name="P4">
Author: ['АРМІЯINFORM']</text:p>
      <text:p text:style-name="P4">
Time: 2023-06-04T64:00:00-04:00</text:p>
      <text:p text:style-name="P4">
Description: About the General Headquarters of the ZS Ukrainian. “Z 01.00 to 04.00 4 worms 2023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foto-1-ukrayinska-systema-ppo.jpg" text:style-name="Internet_20_link" text:visited-style-name="Visited_20_Internet_20_Link">
foto-1-ukrayinska-systema-ppo.jpg</text:a>
', '<text:a xlink:type="simple" xlink:href="https://armyinform.com.ua/wp-content/uploads/2023/06/bez-nazvy-1.jpg" text:style-name="Internet_20_link" text:visited-style-name="Visited_20_Internet_20_Link">
bez-nazvy-1.jpg</text:a>
']</text:p>
      <text:p text:style-name="P4">
Tags: ['ГЕНЕРАЛЬНИЙ ШТАБ ЗС УКРАЇНИ', 'ППО']</text:p>
      <text:p text:style-name="P4">
Category: News</text:p>
      <!--METADATA-->
      <text:p text:style-name="P4">
<draw:frame draw:style-name="fr1" draw:name="Image226" text:anchor-type="as-char" svg:width="6.9236in" svg:height="4.61393in" draw:z-index="0">
<draw:image xlink:href="../Images/AРМІЯINFORM/2023-06-04T64-00-00-04-00/foto-1-ukrayinska-systema-ppo.jpg" xlink:type="simple" xlink:show="embed" xlink:actuate="onLoad" draw:mime-type="image/jpeg"/>
</draw:frame>
About it <text:a xlink:type="simple" xlink:href="https://www.facebook.com/GeneralStaff.ua/posts/pfbid02LFwiYuKqUsvzjMGM6sXvA3yfEZNnrPWTcu4VabyDiThFgy2Fk48LdMkJ9E9SUPFnl" text:style-name="Internet_20_link" text:visited-style-name="Visited_20_Internet_20_Link">
reports</text:a>
The General Staff of the Armed Forces of Ukraine.</text:p>
      <text:p text:style-name="P4">
“From 01.00 to 04.00 h June 4 2023 the enemy used five Iranian UAVS Shahd-136/131 from the Bryansk region, as well as six winged rocket launchers X-101/X-555 , - the General Staff said.</text:p>
      <text:p text:style-name="P4">
Four winged rockets and three shock drones have been destroyed by the forces and means of air forces!</text:p>
      <text:p text:style-name="P4">
<draw:frame draw:style-name="fr1" draw:name="Image227" text:anchor-type="as-char" svg:width="6.9236in" svg:height="4.615733in" draw:z-index="0">
<draw:image xlink:href="../Images/AРМІЯINFORM/2023-06-04T64-00-00-04-00/bez-nazvy-1.jpg" xlink:type="simple" xlink:show="embed" xlink:actuate="onLoad" draw:mime-type="image/jpeg"/>
</draw:frame>
</text:p>
      <text:p text:style-name="P4">
News Source: <text:a xlink:type="simple" xlink:href="https://armyinform.com.ua/2023/06/04/sylamy-ppo-znyshheno-chotyry-krylati-rakety-ta-try-udarni-drony/" text:style-name="Internet_20_link" text:visited-style-name="Visited_20_Internet_20_Link">
https://armyinform.com.ua/2023/06/04/sylamy-ppo-znyshheno-chotyry-krylati-rakety-ta-try-udarni-drony/</text:a>
</text:p>
      <!--NEWS-->
      <text:h text:style-name="P10" text:outline-level="1">
<text:span text:style-name="T4">
Enemy Loss per day: Over 400 occupiers have been eliminated, 22 artsystems and 8 tanks were destroyed</text:span>
</text:h>
      <text:p text:style-name="P4">
Author: ['АРМІЯINFORM']</text:p>
      <text:p text:style-name="P4">
Time: 2023-06-04T65:00:00-04:00</text:p>
      <text:p text:style-name="P4">
Description: Zagalni Boyov, take the enemy on 02.24.22 to 04/04/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4-2023-scaled.jpg" text:style-name="Internet_20_link" text:visited-style-name="Visited_20_Internet_20_Link">
vtraty_06-04-2023-scaled.jpg</text:a>
']</text:p>
      <text:p text:style-name="P4">
Tags: ['ВТРАТИ ВОРОГА', 'ГЕНЕРАЛЬНИЙ ШТАБ ЗС УКРАЇНИ']</text:p>
      <text:p text:style-name="P4">
Category: News</text:p>
      <!--METADATA-->
      <text:p text:style-name="P4">
<draw:frame draw:style-name="fr1" draw:name="Image228" text:anchor-type="as-char" svg:width="6.9236in" svg:height="6.975527in" draw:z-index="0">
<draw:image xlink:href="../Images/AРМІЯINFORM/2023-06-04T65-00-00-04-00/vtraty_06-04-2023-scaled.jpg" xlink:type="simple" xlink:show="embed" xlink:actuate="onLoad" draw:mime-type="image/jpeg"/>
</draw:frame>
The total fighting loss of the enemy from 24.02.22 to 04.06.23 will be orientated:</text:p>
      <text:p text:style-name="P4">
<text:span text:style-name="T4">
<text:span text:style-name="T5">
 Personnel - </text:span>
* 209940(+470)persons eliminated</text:span>
<text:span text:style-name="T5">
 tanks - </text:span>
<text:span text:style-name="T5">
 3837(+8)</text:span>
<text:span text:style-name="T4">
 combat armored vehicles - </text:span>
 7512(+10)<text:span text:style-name="T4">
<text:span text:style-name="T5">
 Artillery systems - </text:span>
<text:span text:style-name="T5">
 3555(+22)</text:span>
 </text:span>
 RSZV - <text:span text:style-name="T4">
 583(+1)</text:span>
<text:span text:style-name="T5">
 air defense - </text:span>
<text:span text:style-name="T5">
 344(+2)</text:span>
<text:span text:style-name="T4">
 aircraft - </text:span>
 313(0)<text:span text:style-name="T4">
<text:span text:style-name="T5">
 helicopters - </text:span>
* 298(0)</text:span>
<text:span text:style-name="T5">
 UAV Operative Tactical Level-</text:span>
<text:span text:style-name="T5">
 3175(+10)</text:span>
<text:span text:style-name="T4">
 Winged missiles - </text:span>
 1132(0)<text:span text:style-name="T4">
<text:span text:style-name="T5">
 ships / boats - </text:span>
* 18(0)</text:span>
<text:span text:style-name="T5">
 Automobile equipment and tanks - </text:span>
<text:span text:style-name="T5">
 6305(+16)</text:span>
<text:span text:style-name="T4">
 Special Technique - </text:span>
 479(+4)</text:p>
      <text:p text:style-name="P4">
Дані уточнюються…</text:p>
      <text:p text:style-name="P4">
Бий окупанта!Разом переможемо!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As of 04.06.23.</text:p>
      <text:p text:style-name="P4">
News Source: <text:a xlink:type="simple" xlink:href="https://armyinform.com.ua/2023/06/04/vtraty-voroga-za-dobu-likvidovano-ponad-400-okupantiv-znyshheno-22-artsystemy-ta-8-tankiv/" text:style-name="Internet_20_link" text:visited-style-name="Visited_20_Internet_20_Link">
https://armyinform.com.ua/2023/06/04/vtraty-voroga-za-dobu-likvidovano-ponad-400-okupantiv-znyshheno-22-artsystemy-ta-8-tankiv/</text:a>
</text:p>
      <!--NEWS-->
      <text:h text:style-name="P10" text:outline-level="1">
<text:span text:style-name="T4">
Juvenile prosecutors: 485 children were killed as a result of large -scale aggression of the Russian Federation in Ukraine</text:span>
</text:h>
      <text:p text:style-name="P4">
Author: ['АРМІЯINFORM']</text:p>
      <text:p text:style-name="P4">
Time: 2023-06-04T66:00:00-04:00</text:p>
      <text:p text:style-name="P4">
Description: The stoop of 4 worms was more than a lot of nіzh 1490 sides in Ukrainian wnaslіki of large -scal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47_big.jpg" text:style-name="Internet_20_link" text:visited-style-name="Visited_20_Internet_20_Link">
47_big.jpg</text:a>
']</text:p>
      <text:p text:style-name="P4">
Tags: ['STOPRUSSIA', 'АГРЕСІЯ РФ', 'ВІЙНА', 'ВТОРГНЕННЯ РФ', 'ДІТИ ВІЙНИ', 'ОФІС ГЕНЕРАЛЬНОГО ПРОКУРОРА УКРАЇНИ', 'ЮВЕНАЛЬНІ ПРОКУРОРИ']</text:p>
      <text:p text:style-name="P4">
Category: News</text:p>
      <!--METADATA-->
      <text:p text:style-name="P4">
<draw:frame draw:style-name="fr1" draw:name="Image229" text:anchor-type="as-char" svg:width="6.9236in" svg:height="5.18693in" draw:z-index="0">
<draw:image xlink:href="../Images/AРМІЯINFORM/2023-06-04T66-00-00-04-00/47_big.jpg" xlink:type="simple" xlink:show="embed" xlink:actuate="onLoad" draw:mime-type="image/jpeg"/>
</draw:frame>
Illustrative photo</text:p>
      <text:p text:style-name="P4">
<text:span text:style-name="T4">
 As of June 4 </text:span>
 more than <text:span text:style-name="T4">
 1490 children were affected </text:span>
 in Ukraine as a result of large -scale aggression of the Russian Federation.</text:p>
      <text:p text:style-name="P4">
About it <text:a xlink:type="simple" xlink:href="https://t.me/pgo_gov_ua/12857" text:style-name="Internet_20_link" text:visited-style-name="Visited_20_Internet_20_Link">
reports</text:a>
Office of the Prosecutor General of Ukraine.</text:p>
      <text:p text:style-name="P4">
According to official information of juvenile prosecutors, <text:span text:style-name="T4">
 485 children were killed </text:span>
 and <text:span text:style-name="T4">
 1005 were injured </text:span>
 of varying severity.</text:p>
      <text:p text:style-name="P4">
Children were most affected in Donetsk region - 464, Kharkiv - 283, Kiev - 128, Kherson - 105, Zaporizhia - 91, Mykolaiv - 89, Dnipropetrovsk - 80, Chernihiv - 71, Lugansk - 67.</text:p>
      <text:p text:style-name="P4">
During the last day, on June 3, a 2-year-old girl was killed by five children from 6 to 17 years of age.</text:p>
      <text:p text:style-name="P4">
In Girnyk, Donetsk region, two boys and 16 years were injured as a result of shelling of the enemy. The prosecutor General's office emphasizes that these figures are inaccessible, since work continues to be installed in places of active actions, in temporarily occupied and liberated territories.</text:p>
      <text:p text:style-name="P4">
The prosecutor General's office emphasizes that these figures are not final, since work is stored in the installation in the places of active fighting, undergraduate and liberated territories.</text:p>
      <text:p text:style-name="P4">
“<text:a xlink:type="simple" xlink:href="https://childrenofwar.gov.ua/" text:style-name="Internet_20_link" text:visited-style-name="Visited_20_Internet_20_Link">
Children of war</text:a>
»Is a platform that can be reported and found all the information about children affected by warfare against Ukraine.</text:p>
      <text:p text:style-name="P4">
News Source: <text:a xlink:type="simple" xlink:href="https://armyinform.com.ua/2023/06/04/yuvenalni-prokurory-vnaslidok-shyrokomasshtabnoyi-agresiyi-rf-v-ukrayini-zagynuly-485-ditej/" text:style-name="Internet_20_link" text:visited-style-name="Visited_20_Internet_20_Link">
https://armyinform.com.ua/2023/06/04/yuvenalni-prokurory-vnaslidok-shyrokomasshtabnoyi-agresiyi-rf-v-ukrayini-zagynuly-485-ditej/</text:a>
</text:p>
      <!--NEWS-->
      <text:h text:style-name="P10" text:outline-level="1">
<text:span text:style-name="T4">
Rocket stroke of the Russian Federation on Podgorodniy: a two -year -old child is killed, there are wounded</text:span>
</text:h>
      <text:p text:style-name="P4">
Author: ['АРМІЯINFORM']</text:p>
      <text:p text:style-name="P4">
Time: 2023-06-04T67:00:00-04:00</text:p>
      <text:p text:style-name="P4">
Description: 3 worms in the Country-Agresorus, they took a shock at the Ministry of Education and Science of the Pidgorodn, ... the war with Ukraine 2022, the war with Ukraine is the latest news today, the News War with Ukraine 2022 is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5470140399558445142_y.jpg" text:style-name="Internet_20_link" text:visited-style-name="Visited_20_Internet_20_Link">
photo_5470140399558445142_y.jpg</text:a>
', '<text:a xlink:type="simple" xlink:href="https://armyinform.com.ua/wp-content/uploads/2023/06/photo_5470140399558445144_y-150x150.jpg" text:style-name="Internet_20_link" text:visited-style-name="Visited_20_Internet_20_Link">
photo_5470140399558445144_y-150x150.jpg</text:a>
', '<text:a xlink:type="simple" xlink:href="https://armyinform.com.ua/wp-content/uploads/2023/06/photo_5470140399558445143_y-150x150.jpg" text:style-name="Internet_20_link" text:visited-style-name="Visited_20_Internet_20_Link">
photo_5470140399558445143_y-150x150.jpg</text:a>
']</text:p>
      <text:p text:style-name="P4">
Tags: ['ВОЄННІ ЗЛОЧИНИ РФ']</text:p>
      <text:p text:style-name="P4">
Category: News</text:p>
      <!--METADATA-->
      <text:p text:style-name="P4">
<draw:frame draw:style-name="fr1" draw:name="Image230" text:anchor-type="as-char" svg:width="6.9236in" svg:height="5.1927in" draw:z-index="0">
<draw:image xlink:href="../Images/AРМІЯINFORM/2023-06-04T67-00-00-04-00/photo_5470140399558445142_y.jpg" xlink:type="simple" xlink:show="embed" xlink:actuate="onLoad" draw:mime-type="image/jpeg"/>
</draw:frame>
On the evening of June 3, troops of the aggressor country struck in the city of Pidgorodne, like Dniproperovshchyna. A two -year -old child was killed. There are wounded, including five children. The two two -storey buildings were partially destroyed, between which the enemy rocket was combined.</text:p>
      <text:p text:style-name="P4">
This is stated in <text:a xlink:type="simple" xlink:href="https://t.me/UA_National_Police/12115" text:style-name="Internet_20_link" text:visited-style-name="Visited_20_Internet_20_Link">
message</text:a>
National Police of Ukraine.</text:p>
      <text:p text:style-name="P4">
10 private homes, cars, shop, gas pipelines have been destroyed. As a result of the explosion there was a fire, now it was eliminated.</text:p>
      <text:p text:style-name="P4">
Near the place of the explosion, the police launched a point of appeals of citizens. Law enforcement agencies inspect the territory of the district and collect material evidence of military rankings committed by the army of the Russian Federation.</text:p>
      <text:p text:style-name="P4">
<text:a xlink:type="simple" xlink:href="https://armyinform.com.ua/wp-content/uploads/2023/06/photo_5470140399558445144_y.jpg" text:style-name="Internet_20_link" text:visited-style-name="Visited_20_Internet_20_Link">
!(Images/AРМІЯINFORM/2023-06-04T67-00-00-04-00/photo_5470140399558445144_y-150x150.jpg)</text:a>
</text:p>
      <text:p text:style-name="P4">
<text:a xlink:type="simple" xlink:href="https://armyinform.com.ua/wp-content/uploads/2023/06/photo_5470140399558445143_y.jpg" text:style-name="Internet_20_link" text:visited-style-name="Visited_20_Internet_20_Link">
<draw:frame draw:style-name="fr1" draw:name="Image231" text:anchor-type="as-char" svg:width="6.9236in" svg:height="6.9236in" draw:z-index="0">
<draw:image xlink:href="../Images/AРМІЯINFORM/2023-06-04T67-00-00-04-00/photo_5470140399558445143_y-150x150.jpg" xlink:type="simple" xlink:show="embed" xlink:actuate="onLoad" draw:mime-type="image/jpeg"/>
</draw:frame>
</text:a>
</text:p>
      <text:p text:style-name="P4">
News Source: <text:a xlink:type="simple" xlink:href="https://armyinform.com.ua/2023/06/04/raketnyj-udar-rf-po-pidgorodnomu-zagynula-dvorichna-dytyna-ye-poraneni/" text:style-name="Internet_20_link" text:visited-style-name="Visited_20_Internet_20_Link">
https://armyinform.com.ua/2023/06/04/raketnyj-udar-rf-po-pidgorodnomu-zagynula-dvorichna-dytyna-ye-poraneni/</text:a>
</text:p>
      <!--NEWS-->
      <text:h text:style-name="P10" text:outline-level="1">
<text:span text:style-name="T4">
During the day, rescuers went out more than 100 times to eliminate the consequences of enemy shelling</text:span>
</text:h>
      <text:p text:style-name="P4">
Author: ['АРМІЯINFORM']</text:p>
      <text:p text:style-name="P4">
Time: 2023-06-04T68:00:00-04:00</text:p>
      <text:p text:style-name="P4">
Description: Last, 3 worms, the holding of the Ukzvichah, the Service of Ukraine ... The war with Ukraine 2022, the war with Ukraine is the latest news today, the News War with Ukraine 2022 are the last for today, whether there will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ВІЙНА', 'ВТОРГНЕННЯ РФ', 'ДСНС УКРАЇНИ', 'ЛІКВІДАЦІЯ НАСЛІДКІВ ВОРОЖИХ ОБСТРІЛІВ']</text:p>
      <text:p text:style-name="P4">
Category: News</text:p>
      <!--METADATA-->
      <text:p text:style-name="P4">
<draw:frame draw:style-name="fr1" draw:name="Image232" text:anchor-type="as-char" svg:width="6.9236in" svg:height="3.888597in" draw:z-index="0">
<draw:image xlink:href="../Images/AРМІЯINFORM/2023-06-04T68-00-00-04-00/xzvev8dxadlvsx-pozhezha.jpg" xlink:type="simple" xlink:show="embed" xlink:actuate="onLoad" draw:mime-type="image/jpeg"/>
</draw:frame>
Illustrative photo</text:p>
      <text:p text:style-name="P4">
During the last day, <text:span text:style-name="T4">
 June 3, </text:span>
 Subdivisions of the Civil Service of Ukraine of Uncertain Situations <text:span text:style-name="T4">
 122 departures </text:span>
 to eliminate the consequences of the occupants of settlements and infrastructure. Eliminated16 fires. Psychological assistance was provided to 238 people.</text:p>
      <text:p text:style-name="P4">
This is stated in <text:a xlink:type="simple" xlink:href="https://dsns.gov.ua/uk/news/nadzvicaini-podiyi/operativna-informaciia-dsns-shhodo-naslidkiv-vedennia-boiovix-dii-rosiiskoiu-federacijeiu-177" text:style-name="Internet_20_link" text:visited-style-name="Visited_20_Internet_20_Link">
message</text:a>
SES of Ukraine.</text:p>
      <text:p text:style-name="P4">
Since the beginning of large -scale aggression of Russia, the units of the SES of Ukraine have made 97 801 departure for the elimination of the consequences of shelling, eliminated 14 801 fire, rescued 4105 persons, provided psychological assistance to 212 778 persons.</text:p>
      <text:p text:style-name="P4">
News Source: <text:a xlink:type="simple" xlink:href="https://armyinform.com.ua/2023/06/04/za-dobu-ryatuvalnyky-ponad-100-raziv-vyyizhdzhaly-na-likvidacziyu-naslidkiv-vorozhyh-obstriliv/" text:style-name="Internet_20_link" text:visited-style-name="Visited_20_Internet_20_Link">
https://armyinform.com.ua/2023/06/04/za-dobu-ryatuvalnyky-ponad-100-raziv-vyyizhdzhaly-na-likvidacziyu-naslidkiv-vorozhyh-obstriliv/</text:a>
</text:p>
      <!--NEWS-->
      <text:h text:style-name="P10" text:outline-level="1">
<text:span text:style-name="T4">
Голова Верховної Ради України у Туреччині зустрівся із захисниками «Азовсталі»</text:span>
</text:h>
      <text:p text:style-name="P4">
Author: ['АРМІЯINFORM']</text:p>
      <text:p text:style-name="P4">
Time: 2023-06-04T69:00:00-04:00</text:p>
      <text:p text:style-name="P4">
Description: The head of the Supreme for the sake of Ukrainian Ruslan Stefanchuk for the guards of the President of Ukraine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1315194_932810108004975_5893764103321915601_n.jpg" text:style-name="Internet_20_link" text:visited-style-name="Visited_20_Internet_20_Link">
351315194_932810108004975_5893764103321915601_n.jpg</text:a>
']</text:p>
      <text:p text:style-name="P4">
Tags: ['ГОЛОВА ВЕРХОВНОЇ РАДИ УКРАЇНИ', 'ОБОРОНЦІ АЗОВСТАЛІ', 'РУСЛАН СТЕФАНЧУК']</text:p>
      <text:p text:style-name="P4">
Category: News</text:p>
      <!--METADATA-->
      <text:p text:style-name="P4">
<draw:frame draw:style-name="fr1" draw:name="Image233" text:anchor-type="as-char" svg:width="6.9236in" svg:height="5.1927in" draw:z-index="0">
<draw:image xlink:href="../Images/AРМІЯINFORM/2023-06-04T69-00-00-04-00/351315194_932810108004975_5893764103321915601_n.jpg" xlink:type="simple" xlink:show="embed" xlink:actuate="onLoad" draw:mime-type="image/jpeg"/>
</draw:frame>
The Chairman of the Verkhovna Rada of Ukraine Ruslan Stefanchuk, on behalf of Presidential Ukrainian Volodymyr Zelensky, met in Turkey with the Azovstal military defenders.</text:p>
      <text:p text:style-name="P4">
The Chairman of the Verkhovna Rada of Ukraine <text:a xlink:type="simple" xlink:href="https://www.facebook.com/stefanchuk.official/posts/655293829750792" text:style-name="Internet_20_link" text:visited-style-name="Visited_20_Internet_20_Link">
reported</text:a>
у Facebook.</text:p>
      <text:p text:style-name="P4">
«За проханням Президента України Володимира Зеленського, зустрівся у Туреччинііз Героями, із військовими — захисниками «Азовсталі». Командир «Азову», ГеройУкраїни Денис Прокопенко (Redis), his deputy Svyatoslav Palamar(«Kalina»), виконувач обов’язків командира 36-ї окремої бригади морськоїпіхоти Сергій Волинський («Volina»), Oleg Khomenko and Denis Sleg from National Guard of Ukraine, under the conditions of exchange, are now in Turkey. I thank Turkey Zadobom in the return of our defenders, ”Ruslan Stefanchuk wrote.</text:p>
      <text:p text:style-name="P4">
According to him, a large team headed by the head of the Presidential Office Andriemiermak is working on the return of all Ukrainian prisoners of war.</text:p>
      <text:p text:style-name="P4">
“All our defenders are determined to continue the struggle and want to turn home. The full support of all our heroes is a compulsory state. We have to return everyone. Because we appreciate everyone, ”the head of the Supervision of Ukraine emphasized.</text:p>
      <text:p text:style-name="P4">
News Source: <text:a xlink:type="simple" xlink:href="https://armyinform.com.ua/2023/06/04/golova-verhovnoyi-rady-ukrayiny-u-turechchyni-zustrivsya-iz-zahysnykamy-azovstali/" text:style-name="Internet_20_link" text:visited-style-name="Visited_20_Internet_20_Link">
https://armyinform.com.ua/2023/06/04/golova-verhovnoyi-rady-ukrayiny-u-turechchyni-zustrivsya-iz-zahysnykamy-azovstali/</text:a>
</text:p>
      <!--NEWS-->
      <text:h text:style-name="P10" text:outline-level="1">
<text:span text:style-name="T4">
We need modern multi -purpose planes to effectively protect Ukraine from heaven - Yuri Ignat</text:span>
</text:h>
      <text:p text:style-name="P4">
Author: ['Оксана Іванець']</text:p>
      <text:p text:style-name="P4">
Time: 2023-06-04T70:00:00-04:00</text:p>
      <text:p text:style-name="P4">
Description: Tsіїi the Night of the PPO SILLY SPECISHED 4 CRITII RAKTHITI I three shock UAVs of the Russian Federation. About the tse in Eteri ... War with Ukraine 2022, the war with Ukraine is the latest news today, the news war with Ukraine 2022 last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STOPRUSSIA', 'АГРЕСІЯ РФ', 'ВІЙНА', 'ВТОРГНЕННЯ РФ', 'ТЕЛЕМАРАФОН "ЄДИНІ НОВИНИ"', 'ЮРІЙ ІГНАТ']</text:p>
      <text:p text:style-name="P4">
Category: News</text:p>
      <!--METADATA-->
      <text:p text:style-name="P4">
<draw:frame draw:style-name="fr1" draw:name="Image234" text:anchor-type="as-char" svg:width="6.9236in" svg:height="4.361868in" draw:z-index="0">
<draw:image xlink:href="../Images/AРМІЯINFORM/2023-06-04T70-00-00-04-00/yurij-ignat-1.jpg" xlink:type="simple" xlink:show="embed" xlink:actuate="onLoad" draw:mime-type="image/jpeg"/>
</draw:frame>
Colonel Yuri Ignatius Air Force Command of the Air Force of Ukraine.</text:p>
      <text:p text:style-name="P4">
This night, the air defense forces destroyed 4 winged missiles and three shock UAVs of the Russian Federation. Colonel Yuriy Ignat, a spokesman for the Air Force Television Televahorphone "Unified News", reported this.</text:p>
      <text:p text:style-name="P4">
In total, the enemy released six rockets and five drummers in Ukraine.</text:p>
      <ul>
        <li>
Unfortunately, not all air purposes were destroyed. Two rockets hit the airfield near Kropyvnytskyi, - said Yuri Ignat.</li>
      </ul>
      <text:p text:style-name="P4">
The speaker noted that the enemy continues to use a wide range of weapons, such as ballistic missiles and percussion drones, which are difficult to detect the pelvic detriment, so the air defense system requires a lot of Patriot systems throughout Ukraine, but also anti-aircraft missile systems.</text:p>
      <text:p text:style-name="P4">
Yuri Ignat also said that in the past day, Ukrainian aviation carried out thirty combat departments and caused more than ten air strikes by the enemy's forces.</text:p>
      <ul>
        <li>
          <text:p text:style-name="P4">
We effectively attack the enemy on the aircraft of Soviet models. Some Western weapons are adapted to our fighters and bombers. Alletreb understand that we still need modern multi -purpose aircraft in order to non -enemy chances to even approach our borders, to throw away managing Ababombs so that we can effectively protect Ukraine from heaven.</text:p>
        </li>
        <li>
          <text:p text:style-name="P4">
We have enough skilled pilots. But it is necessary to teach considerable people who will maintain and provide all the necessary air equipment, - added Yuri Ignat.</text:p>
        </li>
      </ul>
      <text:p text:style-name="P4">
News Source: <text:a xlink:type="simple" xlink:href="https://armyinform.com.ua/2023/06/04/nam-potribni-suchasni-bagatoczilovi-litaky-aby-my-mogly-efektyvno-zahyshhaty-ukrayinu-z-neba-yurij-ignat/" text:style-name="Internet_20_link" text:visited-style-name="Visited_20_Internet_20_Link">
https://armyinform.com.ua/2023/06/04/nam-potribni-suchasni-bagatoczilovi-litaky-aby-my-mogly-efektyvno-zahyshhaty-ukrayinu-z-neba-yurij-ignat/</text:a>
</text:p>
      <!--NEWS-->
      <text:h text:style-name="P10" text:outline-level="1">
<text:span text:style-name="T4">
Office of the Prosecutor General of Ukraine: More than 91 thousand military crimes are documented</text:span>
</text:h>
      <text:p text:style-name="P4">
Author: ['АРМІЯINFORM']</text:p>
      <text:p text:style-name="P4">
Time: 2023-06-04T7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04062023ua.jpg" text:style-name="Internet_20_link" text:visited-style-name="Visited_20_Internet_20_Link">
warcrime-04062023ua.jpg</text:a>
', '<text:a xlink:type="simple" xlink:href="https://armyinform.com.ua/wp-content/uploads/2023/06/warcrime-04062023en.jpg" text:style-name="Internet_20_link" text:visited-style-name="Visited_20_Internet_20_Link">
warcrime-04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35" text:anchor-type="as-char" svg:width="6.9236in" svg:height="4.448413in" draw:z-index="0">
<draw:image xlink:href="../Images/AРМІЯINFORM/2023-06-04T71-00-00-04-00/warcrime-04062023ua.jpg" xlink:type="simple" xlink:show="embed" xlink:actuate="onLoad" draw:mime-type="image/jpeg"/>
</draw:frame>
Office of the Prosecutor General of Ukraine <text:a xlink:type="simple" xlink:href="https://www.gp.gov.ua/" text:style-name="Internet_20_link" text:visited-style-name="Visited_20_Internet_20_Link">
reports</text:a>
 прозадокументовані злочини, вчинені в період широкомасштабної агресії російськоїфедерації проти України.</text:p>
      <text:p text:style-name="P4">
<text:span text:style-name="T4">
Станом на 4</text:span>
 <text:span text:style-name="T4">
червня</text:span>
 зареєстровано:</text:p>
      <ul>
        <li>
91 230 воєнних злочинів,  * 17 312 злочинів проти національної безпеки України.</li>
      </ul>
      <text:p text:style-name="P4">
Крім того (We remind you that), according to official juvenile prosecutors, <text:span text:style-name="T4">
 1490 children were affected </text:span>
 as a result of Russian aggression, of which:</text:p>
      <ul>
        <li>
485 - children were killed, * 100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36" text:anchor-type="as-char" svg:width="6.9236in" svg:height="4.448413in" draw:z-index="0">
<draw:image xlink:href="../Images/AРМІЯINFORM/2023-06-04T71-00-00-04-00/warcrime-04062023en.jpg" xlink:type="simple" xlink:show="embed" xlink:actuate="onLoad" draw:mime-type="image/jpeg"/>
</draw:frame>
</text:p>
      <text:p text:style-name="P4">
News Source: <text:a xlink:type="simple" xlink:href="https://armyinform.com.ua/2023/06/04/ofis-genprokurora-ukrayiny-zadokumentovano-ponad-91-tysyachu-voyennyh-zlochyniv/" text:style-name="Internet_20_link" text:visited-style-name="Visited_20_Internet_20_Link">
https://armyinform.com.ua/2023/06/04/ofis-genprokurora-ukrayiny-zadokumentovano-ponad-91-tysyachu-voyennyh-zlochyniv/</text:a>
</text:p>
      <!--NEWS-->
      <text:h text:style-name="P10" text:outline-level="1">
<text:span text:style-name="T4">
In the Bakhmut direction of PEC "Wagner" replace the airborne units of Rosarmia-Sergey Cherevaty</text:span>
</text:h>
      <text:p text:style-name="P4">
Author: ['Оксана Іванець']</text:p>
      <text:p text:style-name="P4">
Time: 2023-06-04T72:00:00-04:00</text:p>
      <text:p text:style-name="P4">
Description: At the Bakhmuts, the Vorog is a shit of the Rotatsіinі, shouting to the artillery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cherevatyj.jpg" text:style-name="Internet_20_link" text:visited-style-name="Visited_20_Internet_20_Link">
cherevatyj.jpg</text:a>
']</text:p>
      <text:p text:style-name="P4">
Tags: []</text:p>
      <text:p text:style-name="P4">
Category: News</text:p>
      <!--METADATA-->
      <text:p text:style-name="P4">
<draw:frame draw:style-name="fr1" draw:name="Image237" text:anchor-type="as-char" svg:width="6.9236in" svg:height="5.1927in" draw:z-index="0">
<draw:image xlink:href="../Images/AРМІЯINFORM/2023-06-04T72-00-00-04-00/cherevatyj.jpg" xlink:type="simple" xlink:show="embed" xlink:actuate="onLoad" draw:mime-type="image/jpeg"/>
</draw:frame>
In the Bakhmut direction, the enemy continues rotary measures, covering the artillery fire. Colonel Sergey Cherevaty, a reporter of the Eastern Group of the Armed Forces of the Armed Forces of the Armed Forces of the Armed Forces of the Armed Forces of the Armed Forces of the Armed Forces of the Armed Forces of the Armed Forces. According to the speaker, the removal of units of the criminal UVC "Wagner" is continuing from under Bakhmut. They are replaced by the airborne parts of the Russian.</text:p>
      <ul>
        <li>
According to the Rashist doctrine, these troops are used for break -in Plitzdarms. It is a kind of "ambulance" that covers the most "hot" areas of the front in order to achieve at least some intermediate result. But the units are currently undergoing significant losses and completed at the expense of mobilized. I would like to do that we have already dealt with these units and have information about their tactics. Therefore, we will not break the events on the front.</li>
      </ul>
      <text:p text:style-name="P4">
Sergiy Cherevaty reported that in the Bakhmut direction, 426 artillery strikes, 3 air strikes, were held in the Bakhmut direction.</text:p>
      <ul>
        <li>
For our part, the enemy's fire, intelligence and exploration continues. There are some preparatory measures, the counterattacks of the Ukrainian units are only carried out when we are confident that they will be successful and as safe for personnel. Thus, during the day 96 invaders were destroyed, 131 were injured, 5 enemy UAVs were shot down, 2 tanks and BMPs were shot down, 3-guns, anti-aircraft missile complex, and 2 ammunition deposits were destroyed.</li>
      </ul>
      <text:p text:style-name="P4">
According to the spokesman of the Eastern Group of the Armed Forces, the Kupyansko-Limanskaya remained the leader in the number of artillery blows. 601 shelling, 6 combat clashes, 11 aircraft were tamped a day. 54 invaders were destroyed, 59 were injured, 1 rashist was killed. 3 enemy tanks, 2 BMPs, self -propelled acacia artillery installation, reactive system of hail, 2 mortars and 2 UAVs, 1 visual observation station.</text:p>
      <ul>
        <li>
Undoubtedly, in this direction, the invaders are trying to take the initiative. They take offensive actions to develop success and continue the movement for the more occupation of Lugansk and Donetsk regions, but our units control this direction, so all their attempts end in failure, - said Sergei.</li>
      </ul>
      <text:p text:style-name="P4">
News Source: <text:a xlink:type="simple" xlink:href="https://armyinform.com.ua/2023/06/04/na-bahmutskomu-napryamku-pvk-vagner-zaminyuyut-povitryano-desantni-pidrozdily-rosarmiyi-sergij-cherevatyj/" text:style-name="Internet_20_link" text:visited-style-name="Visited_20_Internet_20_Link">
https://armyinform.com.ua/2023/06/04/na-bahmutskomu-napryamku-pvk-vagner-zaminyuyut-povitryano-desantni-pidrozdily-rosarmiyi-sergij-cherevatyj/</text:a>
</text:p>
      <!--NEWS-->
      <text:h text:style-name="P10" text:outline-level="1">
<text:span text:style-name="T4">
In some sections of the front there is a promotion of the Defense Forces of Ukraine - Alexander Syrsky</text:span>
</text:h>
      <text:p text:style-name="P4">
Author: ['АРМІЯINFORM']</text:p>
      <text:p text:style-name="P4">
Time: 2023-06-04T73:00:00-04:00</text:p>
      <text:p text:style-name="P4">
Description: “Do not defend yourself, but counterattack: the situation on the curtain straightening to be ascended, ... the war with Ukraine 2022, the war with Ukraine is the latest news today, the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5467798341007033306_y.jpg" text:style-name="Internet_20_link" text:visited-style-name="Visited_20_Internet_20_Link">
photo_5467798341007033306_y.jpg</text:a>
', '<text:a xlink:type="simple" xlink:href="https://armyinform.com.ua/wp-content/uploads/2023/06/photo_5467798341007033307_y-150x150.jpg" text:style-name="Internet_20_link" text:visited-style-name="Visited_20_Internet_20_Link">
photo_5467798341007033307_y-150x150.jpg</text:a>
', '<text:a xlink:type="simple" xlink:href="https://armyinform.com.ua/wp-content/uploads/2023/06/photo_5467798341007033308_x-150x150.jpg" text:style-name="Internet_20_link" text:visited-style-name="Visited_20_Internet_20_Link">
photo_5467798341007033308_x-150x150.jpg</text:a>
', '<text:a xlink:type="simple" xlink:href="https://armyinform.com.ua/wp-content/uploads/2023/06/photo_5467798341007033316_y-150x150.jpg" text:style-name="Internet_20_link" text:visited-style-name="Visited_20_Internet_20_Link">
photo_5467798341007033316_y-150x150.jpg</text:a>
', '<text:a xlink:type="simple" xlink:href="https://armyinform.com.ua/wp-content/uploads/2023/06/photo_5467798341007033313_y-150x150.jpg" text:style-name="Internet_20_link" text:visited-style-name="Visited_20_Internet_20_Link">
photo_5467798341007033313_y-150x150.jpg</text:a>
']</text:p>
      <text:p text:style-name="P4">
Tags: ['STOPRUSSIA', 'АГРЕСІЯ РФ', 'ВІЙНА', 'ВТОРГНЕННЯ РФ', 'ОЛЕКСАНДР СИРСЬКИЙ']</text:p>
      <text:p text:style-name="P4">
Category: News</text:p>
      <!--METADATA-->
      <text:p text:style-name="P4">
<draw:frame draw:style-name="fr1" draw:name="Image238" text:anchor-type="as-char" svg:width="6.9236in" svg:height="4.32725in" draw:z-index="0">
<draw:image xlink:href="../Images/AРМІЯINFORM/2023-06-04T73-00-00-04-00/photo_5467798341007033306_y.jpg" xlink:type="simple" xlink:show="embed" xlink:actuate="onLoad" draw:mime-type="image/jpeg"/>
</draw:frame>
"Not only are they defending but counterattacking: the situation in the eastern direction is composed, but in some areas of the front there is a promotion of defense forces of Ukraine," - Alexander Syrsky <text:a xlink:type="simple" xlink:href="https://t.me/militarymediacenter/2129" text:style-name="Internet_20_link" text:visited-style-name="Visited_20_Internet_20_Link">
reports</text:a>
In Telegram Military Mediacenter.</text:p>
      <text:p text:style-name="P4">
The enemy, strengthening their groups of storms "storm Z", is highly stated from prisoners prepared for assault actions in special camps, went on to conduct offensive actions in the areas . Fighting in these areas last almost around the clock. Therefore, the next visit of the Commander of the Land Forces of the Armed Forces of Ukraine, Colonel-General Alexander Sirsky took place in those parts that hold the deficiency in the most intense areas of the front.</text:p>
      <text:p text:style-name="P4">
<text:a xlink:type="simple" xlink:href="https://armyinform.com.ua/wp-content/uploads/2023/06/photo_5467798341007033307_y.jpg" text:style-name="Internet_20_link" text:visited-style-name="Visited_20_Internet_20_Link">
!(Images/AРМІЯINFORM/2023-06-04T73-00-00-04-00/photo_5467798341007033307_y-150x150.jpg)</text:a>
</text:p>
      <text:p text:style-name="P4">
<text:a xlink:type="simple" xlink:href="https://armyinform.com.ua/wp-content/uploads/2023/06/photo_5467798341007033308_x.jpg" text:style-name="Internet_20_link" text:visited-style-name="Visited_20_Internet_20_Link">
<draw:frame draw:style-name="fr1" draw:name="Image239" text:anchor-type="as-char" svg:width="6.9236in" svg:height="6.9236in" draw:z-index="0">
<draw:image xlink:href="../Images/AРМІЯINFORM/2023-06-04T73-00-00-04-00/photo_5467798341007033308_x-150x150.jpg" xlink:type="simple" xlink:show="embed" xlink:actuate="onLoad" draw:mime-type="image/jpeg"/>
</draw:frame>
</text:a>
“Work directly in hostilities aims to solve work on site promptly.</text:p>
      <text:p text:style-name="P4">
This makes it possible to have a real situation on the ground, not by reporting reports. In the course of live communication with the commanders of the units, we developed and implement new approaches and visions of the most likely achievement of successful areas of the front.</text:p>
      <text:p text:style-name="P4">
Each such actions require careful planning, painstaking training for their practical implementation, that is, concerted actions of the headquarters of the units for successful performance of combat missions.</text:p>
      <text:p text:style-name="P4">
Then even the numerical advantage does not help the enemy. As an example, I would like to mark the division of the 92nd separate mechanized brigade, which not only the enemy's reflector in the Swativ direction, but also successfully counterattacked and on his "shoulders" moved forward 400 meters.</text:p>
      <text:p text:style-name="P4">
Another example is the successful actions of servicemen of the 80th separate airborne assault brigade, which daily by step by step competent tactical actions have released a significant area of the territory in the area of Ivanovo forest, ”said Colonel-Colonel Alexander Sirsky.</text:p>
      <text:p text:style-name="P4">
<text:a xlink:type="simple" xlink:href="https://armyinform.com.ua/wp-content/uploads/2023/06/photo_5467798341007033313_y.jpg" text:style-name="Internet_20_link" text:visited-style-name="Visited_20_Internet_20_Link">
<draw:frame draw:style-name="fr1" draw:name="Image240" text:anchor-type="as-char" svg:width="6.9236in" svg:height="6.9236in" draw:z-index="0">
<draw:image xlink:href="../Images/AРМІЯINFORM/2023-06-04T73-00-00-04-00/photo_5467798341007033313_y-150x150.jpg" xlink:type="simple" xlink:show="embed" xlink:actuate="onLoad" draw:mime-type="image/jpeg"/>
</draw:frame>
</text:a>
</text:p>
      <text:p text:style-name="P4">
News Source: <text:a xlink:type="simple" xlink:href="https://armyinform.com.ua/2023/06/04/na-okremyh-dilyankah-frontu-ye-prosuvannya-syl-oborony-ukrayiny-oleksandr-syrskyj/" text:style-name="Internet_20_link" text:visited-style-name="Visited_20_Internet_20_Link">
https://armyinform.com.ua/2023/06/04/na-okremyh-dilyankah-frontu-ye-prosuvannya-syl-oborony-ukrayiny-oleksandr-syrskyj/</text:a>
</text:p>
      <!--NEWS-->
      <text:h text:style-name="P10" text:outline-level="1">
<text:span text:style-name="T4">
During the day, Russia fired 120 settlements of Ukraine, among civilians are killed and injured</text:span>
</text:h>
      <text:p text:style-name="P4">
Author: ['АРМІЯINFORM']</text:p>
      <text:p text:style-name="P4">
Time: 2023-06-04T74: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467798341007033252_y.jpg" text:style-name="Internet_20_link" text:visited-style-name="Visited_20_Internet_20_Link">
photo_5467798341007033252_y.jpg</text:a>
']</text:p>
      <text:p text:style-name="P4">
Tags: ['НАСЛІДКИ ВОРОЖИХ ОБСТРІЛІВ', 'ХАРКІВСЬКИЙ ТРИБУНАЛ']</text:p>
      <text:p text:style-name="P4">
Category: News</text:p>
      <!--METADATA-->
      <text:p text:style-name="P4">
<draw:frame draw:style-name="fr1" draw:name="Image241" text:anchor-type="as-char" svg:width="6.9236in" svg:height="4.537578in" draw:z-index="0">
<draw:image xlink:href="../Images/AРМІЯINFORM/2023-06-04T74-00-00-04-00/photo_5467798341007033252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legram <text:a xlink:type="simple" xlink:href="https://t.me/militarymediacenter/2120" text:style-name="Internet_20_link" text:visited-style-name="Visited_20_Internet_20_Link">
informs</text:a>
MilitaryMedia Center.</text:p>
      <text:p text:style-name="P4">
The report states that shelling was made from different types of weapons, namely: mortars, tanks, artillery, rocket launchers, operational-tactical missile systems, anti-aircraft missile complexes. UAVs, strategic and tactical aviation were also used.</text:p>
      <text:p text:style-name="P4">
"120 settlements and 92 infrastructure sites were fired," Military Media Center reports.</text:p>
      <text:p text:style-name="P4">
6 civilians were killed and 32 were injured.</text:p>
      <text:p text:style-name="P4">
News Source: <text:a xlink:type="simple" xlink:href="https://armyinform.com.ua/2023/06/04/za-dobu-rosiya-obstrilyala-120-naselenyh-punktiv-ukrayiny-sered-czyvilnyh-ye-zagybli-ta-poraneni/" text:style-name="Internet_20_link" text:visited-style-name="Visited_20_Internet_20_Link">
https://armyinform.com.ua/2023/06/04/za-dobu-rosiya-obstrilyala-120-naselenyh-punktiv-ukrayiny-sered-czyvilnyh-ye-zagybli-ta-poraneni/</text:a>
</text:p>
      <!--NEWS-->
      <text:h text:style-name="P10" text:outline-level="1">
<text:span text:style-name="T4">
Pyrotechnics of SESS neutralized more than 400 explosive items</text:span>
</text:h>
      <text:p text:style-name="P4">
Author: ['АРМІЯINFORM']</text:p>
      <text:p text:style-name="P4">
Time: 2023-06-04T75:00:00-04:00</text:p>
      <text:p text:style-name="P4">
Description: Last of Passing, 3 worms, pirotechnicly, the holding of the Utryanovs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ІЙНА', 'ВТОРГНЕННЯ РФ', 'ДСНС УКРАЇНИ', 'РОЗМІНУВАННЯ']</text:p>
      <text:p text:style-name="P4">
Category: News</text:p>
      <!--METADATA-->
      <text:p text:style-name="P4">
<draw:frame draw:style-name="fr1" draw:name="Image242" text:anchor-type="as-char" svg:width="6.9236in" svg:height="4.619339in" draw:z-index="0">
<draw:image xlink:href="../Images/AРМІЯINFORM/2023-06-04T75-00-00-04-00/nebezpechno-miny.jpg" xlink:type="simple" xlink:show="embed" xlink:actuate="onLoad" draw:mime-type="image/jpeg"/>
</draw:frame>
"Dangerously. Mines. " Illustrative photo</text:p>
      <text:p text:style-name="P4">
During the last day, <text:span text:style-name="T4">
 June 3 </text:span>
, pyrotechnic units of the State Emergency Service Service <text:span text:style-name="T4">
 125 times </text:span>
 were involved in the execution of mine tasks.</text:p>
      <text:p text:style-name="P4">
About it _ <text:a xlink:type="simple" xlink:href="https://dsns.gov.ua/uk/news/nadzvicaini-podiyi/informaciia-shhodo-diialnosti-pirotexnicnix-pidrozdiliv-dsns-122" text:style-name="Internet_20_link" text:visited-style-name="Visited_20_Internet_20_Link">
reports</text:a>
_ SESU Ukraine.</text:p>
      <text:p text:style-name="P4">
Pyrotechnical units revealed, seized and disposed of <text:span text:style-name="T4">
 419 exclusive </text:span>
 <text:span text:style-name="T4">
 items. </text:span>
 examined(очищено)territory over <text:span text:style-name="T4">
 67 hectares </text:span>
.</text:p>
      <text:p text:style-name="P4">
Most often pyrotechnic units worked: in Kharkiv region 18 814 times, Kyiv region - 7860, Donetsk region - 5632, Mykolaiv region - 5064, Kherson region - 5312, Chernihiv region - 4663, Sumy - 2138, Cherkasy region - 1111.</text:p>
      <text:p text:style-name="P4">
Reference: 396 412 units have been disposed of from the beginning of large -scale aggression of the Russian Federation of Ukraine. Explosive objects and 2891 kg of explosive, including 2974 units. aviation bombs. A survey of about 88 396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4/pirotehniky-dsns-zneshkodyly-ponad-400-vybuhonebezpechnyh-predmetiv/" text:style-name="Internet_20_link" text:visited-style-name="Visited_20_Internet_20_Link">
https://armyinform.com.ua/2023/06/04/pirotehniky-dsns-zneshkodyly-ponad-400-vybuhonebezpechnyh-predmetiv/</text:a>
</text:p>
      <!--NEWS-->
      <text:h text:style-name="P10" text:outline-level="1">
<text:span text:style-name="T4">
There are 6 enemy ships in the Black Sea in the Black Sea</text:span>
</text:h>
      <text:p text:style-name="P4">
Author: ['АРМІЯINFORM']</text:p>
      <text:p text:style-name="P4">
Time: 2023-06-04T76:00:00-04:00</text:p>
      <text:p text:style-name="P4">
Description: The village of Black Cherguvanni is the stag in the waters of Chorny, the Azovsky Morce ... War with Ukraine 2022, the war with Ukraine is the latest news today, the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6/bez-nazvy-1-1.jpg" text:style-name="Internet_20_link" text:visited-style-name="Visited_20_Internet_20_Link">
bez-nazvy-1-1.jpg</text:a>
']</text:p>
      <text:p text:style-name="P4">
Tags: ['STOPRUSSIA', 'АГРЕСІЯ РФ', 'ВІЙНА', 'ВТОРГНЕННЯ РФ']</text:p>
      <text:p text:style-name="P4">
Category: News</text:p>
      <!--METADATA-->
      <text:p text:style-name="P4">
<draw:frame draw:style-name="fr1" draw:name="Image243" text:anchor-type="as-char" svg:width="6.9236in" svg:height="4.615733in" draw:z-index="0">
<draw:image xlink:href="../Images/AРМІЯINFORM/2023-06-04T76-00-00-04-00/raketa-kalibr-pusk-chorne-more.jpg" xlink:type="simple" xlink:show="embed" xlink:actuate="onLoad" draw:mime-type="image/jpeg"/>
</draw:frame>
 Ілюстративне фото</text:p>
      <text:p text:style-name="P4">
<text:span text:style-name="T4">
Станом на 4 червня</text:span>
 в акваторіях Чорного та Азовського морів на бойовомучергуванні перебувають <text:span text:style-name="T4">
7 ворожих кораблів</text:span>
 , з них <text:span text:style-name="T4">
жодного носія крилатихракет «Калібр»</text:span>
.</text:p>
      <text:p text:style-name="P4">
Про це йдеться у<text:a xlink:type="simple" xlink:href="https://www.facebook.com/navy.mil.gov.ua/posts/pfbid021VzaVAJ6uSn59VwSidKxKDZRbAwRDj4jJxEbn2hAn7QqpLRRnyConjxu4H3oKTgRl" text:style-name="Internet_20_link" text:visited-style-name="Visited_20_Internet_20_Link">
повідомлен</text:a>
Nominations of the Navy of the Armed Forces of Ukraine.</text:p>
      <text:p text:style-name="P4">
Of them:</text:p>
      <ul>
        <li>
There are 6 enemy ships in the Black Sea, of which no carbage carriage carriers are called "Caliber"; * In the Sea of Azov, the enemy continues to control marine communications, holding 1 ship on combat duty; * In the Mediterranean, there is no ship of the naval fleet of the Russian Federation in combat duty.</li>
      </ul>
      <text:p text:style-name="P4">
<draw:frame draw:style-name="fr1" draw:name="Image244" text:anchor-type="as-char" svg:width="6.9236in" svg:height="5.53888in" draw:z-index="0">
<draw:image xlink:href="../Images/AРМІЯINFORM/2023-06-04T76-00-00-04-00/bez-nazvy-1-1.jpg" xlink:type="simple" xlink:show="embed" xlink:actuate="onLoad" draw:mime-type="image/jpeg"/>
</draw:frame>
</text:p>
      <text:p text:style-name="P4">
News Source: <text:a xlink:type="simple" xlink:href="https://armyinform.com.ua/2023/06/04/u-chornomu-mori-na-bojovomu-cherguvanni-perebuvaye-6-vorozhyh-korabliv/" text:style-name="Internet_20_link" text:visited-style-name="Visited_20_Internet_20_Link">
https://armyinform.com.ua/2023/06/04/u-chornomu-mori-na-bojovomu-cherguvanni-perebuvaye-6-vorozhyh-korabliv/</text:a>
</text:p>
      <!--NEWS-->
      <text:h text:style-name="P10" text:outline-level="1">
<text:span text:style-name="T4">
Alexei Reznikov discussed cooperation with a Japanese colleague and invited to Ukraine</text:span>
</text:h>
      <text:p text:style-name="P4">
Author: ['АРМІЯINFORM']</text:p>
      <text:p text:style-name="P4">
Time: 2023-06-04T77:00:00-04:00</text:p>
      <text:p text:style-name="P4">
Description: Ministra of the defense of Ukraine Oleksiy Reznikov in Proyshechi at the Cingapuri iz with the Japanese Kin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xw6mcmxoaeq62a.jpg" text:style-name="Internet_20_link" text:visited-style-name="Visited_20_Internet_20_Link">
fxw6mcmxoaeq62a.jpg</text:a>
']</text:p>
      <text:p text:style-name="P4">
Tags: ['МІНІСТР ОБОРОНИ УКРАЇНИ', 'ОЛЕКСІЙ РЕЗНІКОВ', 'ОФІЦІЙНО']</text:p>
      <text:p text:style-name="P4">
Category: News</text:p>
      <!--METADATA-->
      <text:p text:style-name="P4">
<draw:frame draw:style-name="fr1" draw:name="Image245" text:anchor-type="as-char" svg:width="6.9236in" svg:height="5.1927in" draw:z-index="0">
<draw:image xlink:href="../Images/AРМІЯINFORM/2023-06-04T77-00-00-04-00/fxw6mcmxoaeq62a.jpg" xlink:type="simple" xlink:show="embed" xlink:actuate="onLoad" draw:mime-type="image/jpeg"/>
</draw:frame>
The Minister of Defense of Ukraine Oleksiy Reznikov, during a meeting in Singapore, Izyapom, Jasukadza Hamada, discussed cooperation between the two Taza countries to visit Ukraine.</text:p>
      <text:p text:style-name="P4">
Alexei Reznikov [wrote] about it(https://twitter.com/oleksiireznikov/status/1665270400304009216)Twitter.</text:p>
      <text:p text:style-name="P4">
“I had a wonderful conversation with my colleague of Jasukadz Hamada from Japan's Ministry of Defense. Japan supports Ukraine in its struggle for freedom of tadopracy. Our friendship and cooperation will contribute to global tastability. It was our first meeting and I hope to continue our publication. I invited a Japanese colleague to visit Ukraine, ”Reznikov wrote.</text:p>
      <text:p text:style-name="P4">
It should be reminded that in the period from June 2 to June 4, Singapore has a large-scale safe forum "Shanngry-La Dialogue", at which the Russian Anti-Ukraine war is one of the main topics.</text:p>
      <text:p text:style-name="P4">
News Source: <text:a xlink:type="simple" xlink:href="https://armyinform.com.ua/2023/06/04/oleksij-reznikov-obgovoryv-iz-yaponskym-kolegoyu-spivpraczyu-ta-zaprosyv-v-ukrayinu/" text:style-name="Internet_20_link" text:visited-style-name="Visited_20_Internet_20_Link">
https://armyinform.com.ua/2023/06/04/oleksij-reznikov-obgovoryv-iz-yaponskym-kolegoyu-spivpraczyu-ta-zaprosyv-v-ukrayinu/</text:a>
</text:p>
      <!--NEWS-->
      <text:h text:style-name="P10" text:outline-level="1">
<text:span text:style-name="T4">
Plans love silence: The Defense Ministry will not announce the beginning of a counter -offensive</text:span>
</text:h>
      <text:p text:style-name="P4">
Author: ['АРМІЯINFORM']</text:p>
      <text:p text:style-name="P4">
Time: 2023-06-04T78:00:00-04:00</text:p>
      <text:p text:style-name="P4">
Description: The intercessor of the Ukrainian defense of Ukrainian was navigated, they were stubborn about the earnings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ГАННА МАЛЯР', 'ЗАСТУПНИК МІНІСТРА ОБОРОНИ УКРАЇНИ']</text:p>
      <text:p text:style-name="P4">
Category: News</text:p>
      <!--METADATA-->
      <text:p text:style-name="P4">
The Deputy Minister of Defense of Ukraine stressed that there would be no announcement of the start of the contrast. Anna painter wrote about it in <text:a xlink:type="simple" xlink:href="https://t.me/annamaliar/810" text:style-name="Internet_20_link" text:visited-style-name="Visited_20_Internet_20_Link">
Telegram.</text:a>
“Plans love silence. There will be no announcement, ”the Deputy Minister of Defense of Ukraine emphasized.</text:p>
      <text:p text:style-name="P4">
News Source: <text:a xlink:type="simple" xlink:href="https://armyinform.com.ua/2023/06/04/plany-lyublyat-tyshu-minoborony-ne-ogoloshuvatyme-pro-pochatok-kontrnastupu/" text:style-name="Internet_20_link" text:visited-style-name="Visited_20_Internet_20_Link">
https://armyinform.com.ua/2023/06/04/plany-lyublyat-tyshu-minoborony-ne-ogoloshuvatyme-pro-pochatok-kontrnastupu/</text:a>
</text:p>
      <!--NEWS-->
      <text:h text:style-name="P10" text:outline-level="1">
<text:span text:style-name="T4">
The Minister of Defense met in Singapore with colleagues from Fiji and New Zealand</text:span>
</text:h>
      <text:p text:style-name="P4">
Author: ['АРМІЯINFORM']</text:p>
      <text:p text:style-name="P4">
Time: 2023-06-04T79:00:00-04:00</text:p>
      <text:p text:style-name="P4">
Description: PID Hour of a large-scale non-lapping forum “DIALOGS SHAGRI-LA”, SHO to take place at Singapuri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xxaswmwyaazisq.jpg" text:style-name="Internet_20_link" text:visited-style-name="Visited_20_Internet_20_Link">
fxxaswmwyaazisq.jpg</text:a>
']</text:p>
      <text:p text:style-name="P4">
Tags: ['МІНІСТР ОБОРОНИ УКРАЇНИ', 'ОЛЕКСІЙ РЕЗНІКОВ', 'ОФІЦІЙНО']</text:p>
      <text:p text:style-name="P4">
Category: News</text:p>
      <!--METADATA-->
      <text:p text:style-name="P4">
<draw:frame draw:style-name="fr1" draw:name="Image246" text:anchor-type="as-char" svg:width="6.9236in" svg:height="5.1927in" draw:z-index="0">
<draw:image xlink:href="../Images/AРМІЯINFORM/2023-06-04T79-00-00-04-00/fxxaswmwyaazisq.jpg" xlink:type="simple" xlink:show="embed" xlink:actuate="onLoad" draw:mime-type="image/jpeg"/>
</draw:frame>
During the Shanngry-La Dialogue Dialogue Forum, the Minister of Defense of Ukraine, Oleksiy Reznikov, met with colleagues of Zealand and Fiji Andrew Little and Pio Tikodadaua.</text:p>
      <text:p text:style-name="P4">
Alexei Reznikov [wrote] about it(https://twitter.com/oleksiireznikov/status/1665305246355128321)Twitter.</text:p>
      <text:p text:style-name="P4">
“I was glad to meet my New Zealand counterpart Andrew Little SLD23 in Singapore. I am grateful to New Zealand for adamant support. We will definitely win with friends, ”he said.</text:p>
      <text:p text:style-name="P4">
Read also:</text:p>
      <text:p text:style-name="P4">
<text:a xlink:type="simple" xlink:href="https://armyinform.com.ua/2023/06/04/oleksij-reznikov-obgovoryv-iz-yaponskym-kolegoyu-spivpraczyu-ta-zaprosyv-v-ukrayinu/" text:style-name="Internet_20_link" text:visited-style-name="Visited_20_Internet_20_Link">
Alexei Reznikov discussed cooperation with a Japanese colleague and invited in Ukraine</text:a>
Regarding the meeting with Ticodadua, Alexei Reznikov wrote that Ukraine and Fidji will be survival. The first is due to the attack of Russia, the second - because of the influence of the changes.</text:p>
      <text:p text:style-name="P4">
"He met with Pio Ticodadua, Fiji Defense Minister and National Security. It doesn't matter if you are united by common values. Fijja supports Ukraine, as Ukraine supports Fiji. Today, both of our nations will be surviving. Fiji Earth is affected by climate change. Vasemlya is attacked by a terrorist state, ”Alexei Reznikov wrote.</text:p>
      <text:p text:style-name="P4">
According to him, both countries will cooperate together to confront oven. "We will win together," the Minister of Defense of Ukraine added.</text:p>
      <text:p text:style-name="P4">
News Source: <text:a xlink:type="simple" xlink:href="https://armyinform.com.ua/2023/06/04/ministr-oborony-zustrivsya-u-singapuri-iz-kolegamy-z-fidzhi-ta-novoyi-zelandiyi/" text:style-name="Internet_20_link" text:visited-style-name="Visited_20_Internet_20_Link">
https://armyinform.com.ua/2023/06/04/ministr-oborony-zustrivsya-u-singapuri-iz-kolegamy-z-fidzhi-ta-novoyi-zelandiyi/</text:a>
</text:p>
      <!--NEWS-->
      <text:h text:style-name="P10" text:outline-level="1">
<text:span text:style-name="T4">
The organized Ministry of Veterans of the All -Ukrainian Veteran Bicycle Ring "West Memory of Defenders of Ukraine" is completed</text:span>
</text:h>
      <text:p text:style-name="P4">
Author: ['АРМІЯINFORM']</text:p>
      <text:p text:style-name="P4">
Time: 2023-06-04T80:00:00-04:00</text:p>
      <text:p text:style-name="P4">
Description: 24 Herbalop 2023 Rock Iz Plashtovi in Uzhgorod, starting a bicycle veterani Viein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osolstvi-chekhiya-e1685875180476.jpg" text:style-name="Internet_20_link" text:visited-style-name="Visited_20_Internet_20_Link">
posolstvi-chekhiya-e1685875180476.jpg</text:a>
', '<text:a xlink:type="simple" xlink:href="https://armyinform.com.ua/wp-content/uploads/2023/06/nimechchyni-150x150.jpg" text:style-name="Internet_20_link" text:visited-style-name="Visited_20_Internet_20_Link">
nimechchyni-150x150.jpg</text:a>
', '<text:a xlink:type="simple" xlink:href="https://armyinform.com.ua/wp-content/uploads/2023/06/v-uzhgorodi-150x150.jpg" text:style-name="Internet_20_link" text:visited-style-name="Visited_20_Internet_20_Link">
v-uzhgorodi-150x150.jpg</text:a>
']</text:p>
      <text:p text:style-name="P4">
Tags: ['МІНВЕТЕРАНІВ', 'РЕАБІЛІТАЦІЯ']</text:p>
      <text:p text:style-name="P4">
Category: News</text:p>
      <!--METADATA-->
      <text:p text:style-name="P4">
<draw:frame draw:style-name="fr1" draw:name="Image247" text:anchor-type="as-char" svg:width="6.9236in" svg:height="5.1927in" draw:z-index="0">
<draw:image xlink:href="../Images/AРМІЯINFORM/2023-06-04T80-00-00-04-00/posolstvi-chekhiya-e1685875180476.jpg" xlink:type="simple" xlink:show="embed" xlink:actuate="onLoad" draw:mime-type="image/jpeg"/>
</draw:frame>
On May 24, 2023, a bicycle robbeterans of the war "honor the memory of the defenders of Ukraine", the Organized Ministry for Veterans Affairs of Ukraine, started from the postal square in Uzhgorod.</text:p>
      <text:p text:style-name="P4">
This is stated in <text:a xlink:type="simple" xlink:href="https://www.kmu.gov.ua/news/zavershyvsia-orhanizovanyi-minveteraniv-vseukrainskyi-veteranskyi-veloprobih-shanuiemo-pamiat-zakhysnykiv-ukrainy" text:style-name="Internet_20_link" text:visited-style-name="Visited_20_Internet_20_Link">
message</text:a>
Government portal.</text:p>
      <text:p text:style-name="P4">
The participants of the event-Head of the Department of the Ministry of Veterans of the Uzakarpathian region of Ukraine Ivan Balashov and veteran of the Russian-Ukrainian war in 2014-2016 Anatoliy Svethenko, as well as the coordinator-representatives of the minimums Andrey Stefanyuk.</text:p>
      <text:p text:style-name="P4">
The purpose of cycling is to support war veterans, to promote sports rehabilitation and a healthy lifestyle among the veteran community.</text:p>
      <text:p text:style-name="P4">
<text:a xlink:type="simple" xlink:href="https://armyinform.com.ua/wp-content/uploads/2023/06/nimechchyni.jpg" text:style-name="Internet_20_link" text:visited-style-name="Visited_20_Internet_20_Link">
!(Images/AРМІЯINFORM/2023-06-04T80-00-00-04-00/nimechchyni-150x150.jpg)</text:a>
</text:p>
      <text:p text:style-name="P4">
<text:a xlink:type="simple" xlink:href="https://armyinform.com.ua/wp-content/uploads/2023/06/v-uzhgorodi.jpg" text:style-name="Internet_20_link" text:visited-style-name="Visited_20_Internet_20_Link">
<draw:frame draw:style-name="fr1" draw:name="Image248" text:anchor-type="as-char" svg:width="6.9236in" svg:height="6.9236in" draw:z-index="0">
<draw:image xlink:href="../Images/AРМІЯINFORM/2023-06-04T80-00-00-04-00/v-uzhgorodi-150x150.jpg" xlink:type="simple" xlink:show="embed" xlink:actuate="onLoad" draw:mime-type="image/jpeg"/>
</draw:frame>
</text:a>
Veterans overcame more than one and a half thousand kilometers in Ukraine, Slovakia, Czech Republic, Germany, having passed on the route "Uzhgorod-Darmstadt", visited the city: Poprad(Slovakia). The nitro(Slovakia), Bratislava(Slovakia), Brno(Czech Republic). Prague(Czech Republic). Weiden(Germany), Würzburg(Germany), Darmstadt(Germany).</text:p>
      <text:p text:style-name="P4">
На шляху від Ужгорода до Дармштадта в українських закордонних представництвахвідбулись зустрічі з представниками місцевої влади та громадськості, зукраїнцями, які зараз перебувають за кордоном. Учасники заходу привезли ПрапорУкраїни із підписами від поранених захисників, які лікуються у медичнихзакладах обласного центру Закарпаття.</text:p>
      <text:p text:style-name="P4">
У Посольстві України в Чехії учасники велопробігу ветеранів війни «Шануємопам’ять захисників України» зустрілися з тимчасовим повіреним у справахУкраїни в Чехії Віталієм Усатим, який висловив щиру вдячність за мужність таза захист держави. Також відбулася дружня зустріч з учнями Празьких шкіл,учасниками програми з підтримки України.</text:p>
      <text:p text:style-name="P4">
Учасників велопробігу гостинно зустріли в Посольстві України в Словаччині. 2червня велопробіг фінішував у німецькому місті Дармштадт.</text:p>
      <text:p text:style-name="P4">
Велопробіг мав на меті вплинути на формування національно-патріотичноїсвідомості громадян України, а також на підтримку позитивного іміджу ветеранівна міжнародній арені.</text:p>
      <text:p text:style-name="P4">
News Source: <text:a xlink:type="simple" xlink:href="https://armyinform.com.ua/2023/06/04/zavershyvsya-organizovanyj-minveteraniv-vseukrayinskyj-veteranskyj-veloprobig-shanuyemo-pamyat-zahysnykiv-ukrayiny/" text:style-name="Internet_20_link" text:visited-style-name="Visited_20_Internet_20_Link">
https://armyinform.com.ua/2023/06/04/zavershyvsya-organizovanyj-minveteraniv-vseukrayinskyj-veteranskyj-veloprobig-shanuyemo-pamyat-zahysnykiv-ukrayiny/</text:a>
</text:p>
      <!--NEWS-->
      <text:h text:style-name="P10" text:outline-level="1">
<text:span text:style-name="T4">
The racists will definitely be punished for the murder of our children - Irina Vereshchuk</text:span>
</text:h>
      <text:p text:style-name="P4">
Author: ['АРМІЯINFORM']</text:p>
      <text:p text:style-name="P4">
Time: 2023-06-04T81:00:00-04:00</text:p>
      <text:p text:style-name="P4">
Description: Vicepremi'r-Minigra Irina Vereshchuk Vidvіda was a msrashnya traged at the Pidgorodnenz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4/iryna-vereshhuk.jpg" text:style-name="Internet_20_link" text:visited-style-name="Visited_20_Internet_20_Link">
iryna-vereshhuk.jpg</text:a>
', '<text:a xlink:type="simple" xlink:href="https://armyinform.com.ua/wp-content/uploads/2023/06/20230604_133032.jpg" text:style-name="Internet_20_link" text:visited-style-name="Visited_20_Internet_20_Link">
20230604_133032.jpg</text:a>
']</text:p>
      <text:p text:style-name="P4">
Tags: ['STOPRUSSIA', 'АГРЕСІЯ РФ', 'ВІЙНА', 'ВТОРГНЕННЯ РФ', 'ІРИНА ВЕРЕЩУК', 'НАСЛІДКИ ВОРОЖИХ ОБСТРІЛІВ']</text:p>
      <text:p text:style-name="P4">
Category: News</text:p>
      <!--METADATA-->
      <text:p text:style-name="P4">
<draw:frame draw:style-name="fr1" draw:name="Image249" text:anchor-type="as-char" svg:width="6.9236in" svg:height="4.615733in" draw:z-index="0">
<draw:image xlink:href="../Images/AРМІЯINFORM/2023-06-04T81-00-00-04-00/iryna-vereshhuk.jpg" xlink:type="simple" xlink:show="embed" xlink:actuate="onLoad" draw:mime-type="image/jpeg"/>
</draw:frame>
Viceremier-Minister Irina Vereshchuk visited the place of yesterday's tragedy in the Pidhorodny community in Dnipropetrovsk, <text:a xlink:type="simple" xlink:href="https://minre.gov.ua/2023/06/04/iryna-vereshhuk-rashysty-obovyazkovo-budut-pokarani-za-vbyvstva-nashyh-ditej/" text:style-name="Internet_20_link" text:visited-style-name="Visited_20_Internet_20_Link">
reports</text:a>
Ministry of Reintegration of Temporarily Occupied Territories of Ukraine.</text:p>
      <text:p text:style-name="P4">
As a result of the rocket strike on the evening of June 3, a two -year -old child was killed, and five people were injured, and 22 people were injured. Rescue services continue to work on the site of the tragedy.</text:p>
      <text:p text:style-name="P4">
The official communicated with local residents and local authorities. The commission will be convened to fix the consequences of a rocket strike for a more damage to the residents of the residents destroyed and damaged.</text:p>
      <text:p text:style-name="P4">
“On the day when Ukrainians pay tribute to the memory of the dead children, the enemy continues to attach the lives of young Ukrainians. I express my condolences to my native Lisa. Let's do everything for the guilty for every death to be punished!”,-stressed Irina Vereshchuk stressed.</text:p>
      <text:p text:style-name="P4">
<draw:frame draw:style-name="fr1" draw:name="Image250" text:anchor-type="as-char" svg:width="6.9236in" svg:height="4.621503in" draw:z-index="0">
<draw:image xlink:href="../Images/AРМІЯINFORM/2023-06-04T81-00-00-04-00/20230604_133032.jpg" xlink:type="simple" xlink:show="embed" xlink:actuate="onLoad" draw:mime-type="image/jpeg"/>
</draw:frame>
</text:p>
      <text:p text:style-name="P4">
News Source: <text:a xlink:type="simple" xlink:href="https://armyinform.com.ua/2023/06/04/rashysty-obovyazkovo-budut-pokarani-za-vbyvstva-nashyh-ditej-iryna-vereshhuk/" text:style-name="Internet_20_link" text:visited-style-name="Visited_20_Internet_20_Link">
https://armyinform.com.ua/2023/06/04/rashysty-obovyazkovo-budut-pokarani-za-vbyvstva-nashyh-ditej-iryna-vereshhuk/</text:a>
</text:p>
      <!--NEWS-->
      <text:h text:style-name="P10" text:outline-level="1">
<text:span text:style-name="T4">
Armed Forces Congratulations on Canadian Colleagues on Canada's Armed Forces Day</text:span>
</text:h>
      <text:p text:style-name="P4">
Author: ['АРМІЯINFORM']</text:p>
      <text:p text:style-name="P4">
Time: 2023-06-04T82:00:00-04:00</text:p>
      <text:p text:style-name="P4">
Description: Zbroinі STOLESTY OF WITH ITAY TO KOLG TO KOLIGANS, FROM TO OTHOLS, allied alli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1226501_580130664022182_1769414814774316135_n.jpg" text:style-name="Internet_20_link" text:visited-style-name="Visited_20_Internet_20_Link">
351226501_580130664022182_1769414814774316135_n.jpg</text:a>
']</text:p>
      <text:p text:style-name="P4">
Tags: ['ГЕНШТАБ ЗСУ', 'ДЕНЬ ЗБРОЙНИХ СИЛ КАНАДИ', 'ЗС КАНАДИ', 'ЗСУ', 'КАНАДА']</text:p>
      <text:p text:style-name="P4">
Category: News</text:p>
      <!--METADATA-->
      <text:p text:style-name="P4">
<draw:frame draw:style-name="fr1" draw:name="Image251" text:anchor-type="as-char" svg:width="6.9236in" svg:height="4.746452in" draw:z-index="0">
<draw:image xlink:href="../Images/AРМІЯINFORM/2023-06-04T82-00-00-04-00/351226501_580130664022182_1769414814774316135_n.jpg" xlink:type="simple" xlink:show="embed" xlink:actuate="onLoad" draw:mime-type="image/jpeg"/>
</draw:frame>
The Armed Forces of Ukraine congratulate colleagues and colleagues, friends and girlfriends, allies of allies from Canada with the Day of the Armed Forces of Canada, which is celebrated in June first.</text:p>
      <text:p text:style-name="P4">
Greetings with a selection of joint photos with Canada's representatives <text:a xlink:type="simple" xlink:href="https://www.facebook.com/GeneralStaff.ua/posts/pfbid0pkBhuXFS4862wCSv5sHpQi9jnqKHGwUKTTPBABhdzDtuaTVWJnCjjKUkYqyUHPavl" text:style-name="Internet_20_link" text:visited-style-name="Visited_20_Internet_20_Link">
Publicated</text:a>
The General Staff of the Armed Forces of Ukraine on Facebook.</text:p>
      <text:p text:style-name="P4">
News Source: <text:a xlink:type="simple" xlink:href="https://armyinform.com.ua/2023/06/04/zsu-vitayut-kanadskyh-koleg-iz-dnem-zbrojnyh-syl-kanady/" text:style-name="Internet_20_link" text:visited-style-name="Visited_20_Internet_20_Link">
https://armyinform.com.ua/2023/06/04/zsu-vitayut-kanadskyh-koleg-iz-dnem-zbrojnyh-syl-kanady/</text:a>
</text:p>
      <!--NEWS-->
      <text:h text:style-name="P10" text:outline-level="1">
<text:span text:style-name="T4">
In Sumy region the regional stage of the military-patriotic game "Falcon" ("Jura") took place</text:span>
</text:h>
      <text:p text:style-name="P4">
Author: ['Ігор Березинський']</text:p>
      <text:p text:style-name="P4">
Time: 2023-06-04T83:00:00-04:00</text:p>
      <text:p text:style-name="P4">
Description: Tsoyogorich Taka Gra є Juvіlena, Ajja is caught in 2003 Rock. The fate with the zmagans ... the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whatsapp-image-2023-06-04-at-15.02.37-1.jpeg" text:style-name="Internet_20_link" text:visited-style-name="Visited_20_Internet_20_Link">
whatsapp-image-2023-06-04-at-15.02.37-1.jpeg</text:a>
', '<text:a xlink:type="simple" xlink:href="https://armyinform.com.ua/wp-content/uploads/2023/06/whatsapp-image-2023-06-04-at-15.02.37-2-150x150.jpeg" text:style-name="Internet_20_link" text:visited-style-name="Visited_20_Internet_20_Link">
whatsapp-image-2023-06-04-at-15.02.37-2-150x150.jpeg</text:a>
', '<text:a xlink:type="simple" xlink:href="https://armyinform.com.ua/wp-content/uploads/2023/06/whatsapp-image-2023-06-04-at-15.02.37-3-150x150.jpeg" text:style-name="Internet_20_link" text:visited-style-name="Visited_20_Internet_20_Link">
whatsapp-image-2023-06-04-at-15.02.37-3-150x150.jpeg</text:a>
', '<text:a xlink:type="simple" xlink:href="https://armyinform.com.ua/wp-content/uploads/2023/06/whatsapp-image-2023-06-04-at-15.02.36-1-150x150.jpeg" text:style-name="Internet_20_link" text:visited-style-name="Visited_20_Internet_20_Link">
whatsapp-image-2023-06-04-at-15.02.36-1-150x150.jpeg</text:a>
', '<text:a xlink:type="simple" xlink:href="https://armyinform.com.ua/wp-content/uploads/2023/06/whatsapp-image-2023-06-04-at-15.02.37-4-150x150.jpeg" text:style-name="Internet_20_link" text:visited-style-name="Visited_20_Internet_20_Link">
whatsapp-image-2023-06-04-at-15.02.37-4-150x150.jpeg</text:a>
', '<text:a xlink:type="simple" xlink:href="https://armyinform.com.ua/wp-content/uploads/2023/06/whatsapp-image-2023-06-04-at-15.02.36-2-150x150.jpeg" text:style-name="Internet_20_link" text:visited-style-name="Visited_20_Internet_20_Link">
whatsapp-image-2023-06-04-at-15.02.36-2-150x150.jpeg</text:a>
', '<text:a xlink:type="simple" xlink:href="https://armyinform.com.ua/wp-content/uploads/2023/06/whatsapp-image-2023-06-04-at-15.02.36-4-150x150.jpeg" text:style-name="Internet_20_link" text:visited-style-name="Visited_20_Internet_20_Link">
whatsapp-image-2023-06-04-at-15.02.36-4-150x150.jpeg</text:a>
', '<text:a xlink:type="simple" xlink:href="https://armyinform.com.ua/wp-content/uploads/2023/06/whatsapp-image-2023-06-04-at-15.02.36-150x150.jpeg" text:style-name="Internet_20_link" text:visited-style-name="Visited_20_Internet_20_Link">
whatsapp-image-2023-06-04-at-15.02.36-150x150.jpeg</text:a>
', '<text:a xlink:type="simple" xlink:href="https://armyinform.com.ua/wp-content/uploads/2023/06/whatsapp-image-2023-06-04-at-15.02.37-150x150.jpeg" text:style-name="Internet_20_link" text:visited-style-name="Visited_20_Internet_20_Link">
whatsapp-image-2023-06-04-at-15.02.37-150x150.jpeg</text:a>
', '<text:a xlink:type="simple" xlink:href="https://armyinform.com.ua/wp-content/uploads/2023/06/whatsapp-image-2023-06-04-at-15.02.36-3-150x150.jpeg" text:style-name="Internet_20_link" text:visited-style-name="Visited_20_Internet_20_Link">
whatsapp-image-2023-06-04-at-15.02.36-3-150x150.jpeg</text:a>
']</text:p>
      <text:p text:style-name="P4">
Tags: []</text:p>
      <text:p text:style-name="P4">
Category: News</text:p>
      <!--METADATA-->
      <text:p text:style-name="P4">
<draw:frame draw:style-name="fr1" draw:name="Image252" text:anchor-type="as-char" svg:width="6.9236in" svg:height="5.1927in" draw:z-index="0">
<draw:image xlink:href="../Images/AРМІЯINFORM/2023-06-04T83-00-00-04-00/whatsapp-image-2023-06-04-at-15.02.37-1.jpeg" xlink:type="simple" xlink:show="embed" xlink:actuate="onLoad" draw:mime-type="image/jpeg"/>
</draw:frame>
This year, such a game is an anniversary, because it is started in 2003. 16 teams took part in a devotion(swarms)In particular, 10 older group and 6 youth, who are winners in their OTG of Sumy region. In total, more than 150 students are choosing the best.</text:p>
      <text:p text:style-name="P4">
The event was organized with the support of Sumy OVA, educational establishments, military Sumy regional shopping center and JV and garrison, representatives of other law enforcement agencies of the region.</text:p>
      <text:p text:style-name="P4">
The game was held in several nominations.</text:p>
      <text:p text:style-name="P4">
<text:a xlink:type="simple" xlink:href="https://armyinform.com.ua/wp-content/uploads/2023/06/whatsapp-image-2023-06-04-at-15.02.37-2.jpeg" text:style-name="Internet_20_link" text:visited-style-name="Visited_20_Internet_20_Link">
!(Images/AРМІЯINFORM/2023-06-04T83-00-00-04-00/whatsapp-image-2023-06-04-at-15.02.37-2-150x150.jpeg)</text:a>
</text:p>
      <text:p text:style-name="P4">
<text:a xlink:type="simple" xlink:href="https://armyinform.com.ua/wp-content/uploads/2023/06/whatsapp-image-2023-06-04-at-15.02.37-3.jpeg" text:style-name="Internet_20_link" text:visited-style-name="Visited_20_Internet_20_Link">
<draw:frame draw:style-name="fr1" draw:name="Image253" text:anchor-type="as-char" svg:width="6.9236in" svg:height="6.9236in" draw:z-index="0">
<draw:image xlink:href="../Images/AРМІЯINFORM/2023-06-04T83-00-00-04-00/whatsapp-image-2023-06-04-at-15.02.37-3-150x150.jpeg" xlink:type="simple" xlink:show="embed" xlink:actuate="onLoad" draw:mime-type="image/jpeg"/>
</draw:frame>
</text:a>
</text:p>
      <text:p text:style-name="P4">
<text:a xlink:type="simple" xlink:href="https://armyinform.com.ua/wp-content/uploads/2023/06/whatsapp-image-2023-06-04-at-15.02.36-1.jpeg" text:style-name="Internet_20_link" text:visited-style-name="Visited_20_Internet_20_Link">
<draw:frame draw:style-name="fr1" draw:name="Image254" text:anchor-type="as-char" svg:width="6.9236in" svg:height="6.9236in" draw:z-index="0">
<draw:image xlink:href="../Images/AРМІЯINFORM/2023-06-04T83-00-00-04-00/whatsapp-image-2023-06-04-at-15.02.36-1-150x150.jpeg" xlink:type="simple" xlink:show="embed" xlink:actuate="onLoad" draw:mime-type="image/jpeg"/>
</draw:frame>
</text:a>
</text:p>
      <text:p text:style-name="P4">
<text:a xlink:type="simple" xlink:href="https://armyinform.com.ua/wp-content/uploads/2023/06/whatsapp-image-2023-06-04-at-15.02.37-4.jpeg" text:style-name="Internet_20_link" text:visited-style-name="Visited_20_Internet_20_Link">
<draw:frame draw:style-name="fr1" draw:name="Image255" text:anchor-type="as-char" svg:width="6.9236in" svg:height="6.9236in" draw:z-index="0">
<draw:image xlink:href="../Images/AРМІЯINFORM/2023-06-04T83-00-00-04-00/whatsapp-image-2023-06-04-at-15.02.37-4-150x150.jpeg" xlink:type="simple" xlink:show="embed" xlink:actuate="onLoad" draw:mime-type="image/jpeg"/>
</draw:frame>
</text:a>
</text:p>
      <text:p text:style-name="P4">
<text:a xlink:type="simple" xlink:href="https://armyinform.com.ua/wp-content/uploads/2023/06/whatsapp-image-2023-06-04-at-15.02.36-2.jpeg" text:style-name="Internet_20_link" text:visited-style-name="Visited_20_Internet_20_Link">
<draw:frame draw:style-name="fr1" draw:name="Image256" text:anchor-type="as-char" svg:width="6.9236in" svg:height="6.9236in" draw:z-index="0">
<draw:image xlink:href="../Images/AРМІЯINFORM/2023-06-04T83-00-00-04-00/whatsapp-image-2023-06-04-at-15.02.36-2-150x150.jpeg" xlink:type="simple" xlink:show="embed" xlink:actuate="onLoad" draw:mime-type="image/jpeg"/>
</draw:frame>
</text:a>
- This is the throwing of grenades, tactical training, tactical medicine, dragging, obstacles, testing of knowledge of the history of Ukraine and the history of armed forms of various historical epochs, etc. Such a game is a constant educational work throughout the year, the joint work of students, teachers, parents, representatives of local self-government bodies and public organizations,-the chief judge of the regional stage of the military-patriotic game "Falcon".(Jura)Irina Parkhomenko.</text:p>
      <text:p text:style-name="P4">
At the same time, the organizers also provided recreational measures, such as mornings, workshops "Mine safety", "Security on the road", "Unpilateder devices", "Communication abilities", anti-feeral intellectual game "Save the raccoon from a propaganda captivity", Laserag tactical game, board games, movie club and evening fire.</text:p>
      <text:p text:style-name="P4">
<text:a xlink:type="simple" xlink:href="https://armyinform.com.ua/wp-content/uploads/2023/06/whatsapp-image-2023-06-04-at-15.02.36.jpeg" text:style-name="Internet_20_link" text:visited-style-name="Visited_20_Internet_20_Link">
<draw:frame draw:style-name="fr1" draw:name="Image257" text:anchor-type="as-char" svg:width="6.9236in" svg:height="6.9236in" draw:z-index="0">
<draw:image xlink:href="../Images/AРМІЯINFORM/2023-06-04T83-00-00-04-00/whatsapp-image-2023-06-04-at-15.02.36-150x150.jpeg" xlink:type="simple" xlink:show="embed" xlink:actuate="onLoad" draw:mime-type="image/jpeg"/>
</draw:frame>
</text:a>
</text:p>
      <text:p text:style-name="P4">
<text:a xlink:type="simple" xlink:href="https://armyinform.com.ua/wp-content/uploads/2023/06/whatsapp-image-2023-06-04-at-15.02.37.jpeg" text:style-name="Internet_20_link" text:visited-style-name="Visited_20_Internet_20_Link">
<draw:frame draw:style-name="fr1" draw:name="Image258" text:anchor-type="as-char" svg:width="6.9236in" svg:height="6.9236in" draw:z-index="0">
<draw:image xlink:href="../Images/AРМІЯINFORM/2023-06-04T83-00-00-04-00/whatsapp-image-2023-06-04-at-15.02.37-150x150.jpeg" xlink:type="simple" xlink:show="embed" xlink:actuate="onLoad" draw:mime-type="image/jpeg"/>
</draw:frame>
</text:a>
</text:p>
      <text:p text:style-name="P4">
<text:a xlink:type="simple" xlink:href="https://armyinform.com.ua/wp-content/uploads/2023/06/whatsapp-image-2023-06-04-at-15.02.36-3.jpeg" text:style-name="Internet_20_link" text:visited-style-name="Visited_20_Internet_20_Link">
<draw:frame draw:style-name="fr1" draw:name="Image259" text:anchor-type="as-char" svg:width="6.9236in" svg:height="6.9236in" draw:z-index="0">
<draw:image xlink:href="../Images/AРМІЯINFORM/2023-06-04T83-00-00-04-00/whatsapp-image-2023-06-04-at-15.02.36-3-150x150.jpeg" xlink:type="simple" xlink:show="embed" xlink:actuate="onLoad" draw:mime-type="image/jpeg"/>
</draw:frame>
</text:a>
-The event was conducted in order to educate patriotic youth, to prepare for the protection of state independence and territorial integrity of Ukraine. In addition, the game helps children to master the knowledge, skills and skills of the military-applied complex,-shared his impressions of the senior officer of the summary.</text:p>
      <text:p text:style-name="P4">
We will add that the winning team awaits participation in the All-Ukrainian stage of the Falcon-Patriotic game "Falcon"(Jura).</text:p>
      <text:p text:style-name="P4">
News Source: <text:a xlink:type="simple" xlink:href="https://armyinform.com.ua/2023/06/04/na-sumshhyni-vidbuvsya-oblasnyj-etap-vijskovo-patriotychnoyi-gry-sokil-dzhura/" text:style-name="Internet_20_link" text:visited-style-name="Visited_20_Internet_20_Link">
https://armyinform.com.ua/2023/06/04/na-sumshhyni-vidbuvsya-oblasnyj-etap-vijskovo-patriotychnoyi-gry-sokil-dzhura/</text:a>
</text:p>
      <!--NEWS-->
      <text:h text:style-name="P10" text:outline-level="1">
<text:span text:style-name="T4">
The Defense Forces of Ukraine in a week destroyed 3340 invaders and 244 units of equipment</text:span>
</text:h>
      <text:p text:style-name="P4">
Author: ['АРМІЯINFORM']</text:p>
      <text:p text:style-name="P4">
Time: 2023-06-04T84:00:00-04:00</text:p>
      <text:p text:style-name="P4">
Description: For Tyzhen Z 29, the herb of 04 worms of the defense of the Ukrainian defended: 3340 perch,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8bbb2b1-55a9-43ad-bbb3-5a170915c2a9.jpg" text:style-name="Internet_20_link" text:visited-style-name="Visited_20_Internet_20_Link">
38bbb2b1-55a9-43ad-bbb3-5a170915c2a9.jpg</text:a>
']</text:p>
      <text:p text:style-name="P4">
Tags: ['ВТРАТИ ВОРОГА', 'ОЛЕКСАНДР ПАВЛЮК']</text:p>
      <text:p text:style-name="P4">
Category: News</text:p>
      <!--METADATA-->
      <text:p text:style-name="P4">
<draw:frame draw:style-name="fr1" draw:name="Image260" text:anchor-type="as-char" svg:width="6.9236in" svg:height="5.014077in" draw:z-index="0">
<draw:image xlink:href="../Images/AРМІЯINFORM/2023-06-04T84-00-00-04-00/38bbb2b1-55a9-43ad-bbb3-5a170915c2a9.jpg" xlink:type="simple" xlink:show="embed" xlink:actuate="onLoad" draw:mime-type="image/jpeg"/>
</draw:frame>
<text:span text:style-name="T4">
 For the week from May 29 to June 04 SI </text:span>
 <text:span text:style-name="T4">
 </text:span>
 <text:span text:style-name="T4">
 </text:span>
 Defense of Ukraine destroy <text:span text:style-name="T4">
<text:span text:style-name="T5">
* or </text:span>
* </text:span>
 <text:span text:style-name="T4">
: </text:span>
</text:p>
      <ul>
        <li>
3340 invaders, * 649 units of weapons and military equipment.</li>
      </ul>
      <text:p text:style-name="P4">
About it <text:a xlink:type="simple" xlink:href="https://t.me/Pavliuk_KSV/4406" text:style-name="Internet_20_link" text:visited-style-name="Visited_20_Internet_20_Link">
reports</text:a>
First Deputy Ministers of Ukraine Lieutenant General Alexander Pavlyuk in Telegram.</text:p>
      <text:p text:style-name="P4">
<text:span text:style-name="T4">
 Significant losses suffered weapons/military equipment of Russian troops: </text:span>
</text:p>
      <ul>
        <li>
40 tanks, * 56 combat armored vehicles, * 130 artillery systems, * 9 RSZV, * 15 air defense installations, * 113 units of auto equipment, * 28 units of special equipment.</li>
      </ul>
      <text:p text:style-name="P4">
Our defenders also knocked down 76 enemy rockets and 182 UAVs.</text:p>
      <text:p text:style-name="P4">
News Source: <text:a xlink:type="simple" xlink:href="https://armyinform.com.ua/2023/06/04/sylamy-oborony-ukrayiny-za-tyzhden-znyshheno-3340-okupantiv-ta-244-odynyczi-tehniky/" text:style-name="Internet_20_link" text:visited-style-name="Visited_20_Internet_20_Link">
https://armyinform.com.ua/2023/06/04/sylamy-oborony-ukrayiny-za-tyzhden-znyshheno-3340-okupantiv-ta-244-odynyczi-tehniky/</text:a>
</text:p>
      <!--NEWS-->
      <text:h text:style-name="P10" text:outline-level="1">
<text:span text:style-name="T4">
The enemy fired at the border of Chernihiv region</text:span>
</text:h>
      <text:p text:style-name="P4">
Author: ['АРМІЯINFORM']</text:p>
      <text:p text:style-name="P4">
Time: 2023-06-04T85:00:00-04:00</text:p>
      <text:p text:style-name="P4">
Description: The day of the day of the Rosiyani in Chergov was shifted by the blowing on the Bengian Bengiegiv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STOPRUSSIA', 'АГРЕСІЯ РФ', 'ВІЙНА', 'ВОЄННІ ЗЛОЧИНИ', 'ВТОРГНЕННЯ РФ', 'ОБСТРІЛИ ПРИКОРДОННЯ', 'ОПЕРАТИВНЕ КОМАНДУВАННЯ «ПІВНІЧ»']</text:p>
      <text:p text:style-name="P4">
Category: News</text:p>
      <!--METADATA-->
      <text:p text:style-name="P4">
<draw:frame draw:style-name="fr1" draw:name="Image261" text:anchor-type="as-char" svg:width="6.9236in" svg:height="4.619339in" draw:z-index="0">
<draw:image xlink:href="../Images/AРМІЯINFORM/2023-06-04T85-00-00-04-00/2022-10-21-prykordonnya-chernigivshhyny-i-sumshhyny-armiya-rf-obstrilyala-z-artyleriyi.jpg" xlink:type="simple" xlink:show="embed" xlink:actuate="onLoad" draw:mime-type="image/jpeg"/>
</draw:frame>
Illustrative photo</text:p>
      <text:p text:style-name="P4">
During the day of June 4, the Russians once again struck the borderline region.</text:p>
      <text:p text:style-name="P4">
About it <text:a xlink:type="simple" xlink:href="https://www.facebook.com/kommander.nord/posts/pfbid02ZDrcbWKF9W7Thw6yW7MLK7rT9m4U4uFUREY7dsiqDgPRgarifaP7sjAM9nobHW3Ml" text:style-name="Internet_20_link" text:visited-style-name="Visited_20_Internet_20_Link">
reports</text:a>
Operational Command "North" of the Land Forces of the Armed Forces of Ukraine on its Shopping page on Facebook.</text:p>
      <text:p text:style-name="P4">
The command reported that as of 4:00 pm, information about the following was received:</text:p>
      <ul>
        <li>
From 07:00 to 07:20, 15 parishes made, probably, with a mortar 120 mm, in the area of the settlement of Karpovichi. * From 11:00 to 12:05, 28 parishes were performed, probably from the artillery, to the area of NP. Znob-Novgorod. * From 14:10 to 14:20, 3 parishes made, probably from a mortar 120 mm, to the area of NP Bars. * From 15:10 to 15:30 there were 6 parishes made, probably with a mortar 120 mm, to the area of NP. Bars.</li>
      </ul>
      <text:p text:style-name="P4">
There was no information about losses among the local population or damage to civilian infrastructure.</text:p>
      <text:p text:style-name="P4">
News Source: <text:a xlink:type="simple" xlink:href="https://armyinform.com.ua/2023/06/04/vorog-obstrilyav-prykordonnya-chernigivshhyny/" text:style-name="Internet_20_link" text:visited-style-name="Visited_20_Internet_20_Link">
https://armyinform.com.ua/2023/06/04/vorog-obstrilyav-prykordonnya-chernigivshhyny/</text:a>
</text:p>
      <!--NEWS-->
      <text:h text:style-name="P10" text:outline-level="1">
<text:span text:style-name="T4">
During the day, the occupiers have inflicted 7 rocket and 25 aviation strikes in Ukraine</text:span>
</text:h>
      <text:p text:style-name="P4">
Author: ['АРМІЯINFORM']</text:p>
      <text:p text:style-name="P4">
Time: 2023-06-04T86:00:00-04:00</text:p>
      <text:p text:style-name="P4">
Description: About the General Headquarters of the ZS Ukrainian. “Triva Chotirist Shostyyy Shosta ... War with Ukraine 2022, War with Ukraine Latest News Today, News War with Ukraine 2022 The last for today, will there be a war between Ukraine and Russia and when, there will be a war with Ukraine in 2022,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2/raketnyj-udar.jpeg" text:style-name="Internet_20_link" text:visited-style-name="Visited_20_Internet_20_Link">
raketnyj-udar.jpeg</text:a>
']</text:p>
      <text:p text:style-name="P4">
Tags: ['STOPRUSSIA', 'АГРЕСІЯ РФ', 'ВТОРГНЕННЯ РФ', 'ГШ ЗСУ']</text:p>
      <text:p text:style-name="P4">
Category: News</text:p>
      <!--METADATA-->
      <text:p text:style-name="P4">
<draw:frame draw:style-name="fr1" draw:name="Image262" text:anchor-type="as-char" svg:width="6.9236in" svg:height="3.956343in" draw:z-index="0">
<draw:image xlink:href="../Images/AРМІЯINFORM/2023-06-04T86-00-00-04-00/raketnyj-udar.jpe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ZvUzU7yZw43tXmGgL3kow3hkFUiEkR89YdvU7hvPMP2MwnEs21ZFtDdG56cTfEhEl" text:style-name="Internet_20_link" text:visited-style-name="Visited_20_Internet_20_Link">
reports</text:a>
The General Staff of the Armed Forces of Ukraine.</text:p>
      <text:p text:style-name="P4">
“There are four hundred sixty -sixth a large -scale armed aggression of the Russian Federation against our country.</text:p>
      <text:p text:style-name="P4">
Tonight, the enemy applied winged air base missiles-101/X-555 and Iranian shock UAVs "Shahd-136/131". According to the interaction of other components of the defense forces of Ukraine, 4 of the 6-wing missiles X-101/X-555 and 6 out of 8 shock UAVs "Shahd-136/131" were destroyed in the interaction of the air commands and means of air commands.</text:p>
      <text:p text:style-name="P4">
In total, during the day, the enemy caused 7 missile and 25 aviation strikes, made about 20 shelling of rocket launchers on positions of troops and settlements. Unfortunately, there are victims among civilian regulations, damaged private dwellings, educational institutions, other civilian administrative infrastructure.</text:p>
      <text:p text:style-name="P4">
The likelihood of missile and aviation strikes throughout Ukraine is high, ”the message reads.</text:p>
      <text:p text:style-name="P4">
News Source: <text:a xlink:type="simple" xlink:href="https://armyinform.com.ua/2023/06/04/protyagom-doby-rosiyany-zavdaly-7-raketnyh-ta-25-aviaczijnyh-udariv-po-ukrayini/" text:style-name="Internet_20_link" text:visited-style-name="Visited_20_Internet_20_Link">
https://armyinform.com.ua/2023/06/04/protyagom-doby-rosiyany-zavdaly-7-raketnyh-ta-25-aviaczijnyh-udariv-po-ukrayini/</text:a>
</text:p>
      <!--NEWS-->
      <text:h text:style-name="P10" text:outline-level="1">
<text:span text:style-name="T4">
The Defense Forces of Ukraine in a day repelled 23 attacks of Russians</text:span>
</text:h>
      <text:p text:style-name="P4">
Author: ['АРМІЯINFORM']</text:p>
      <text:p text:style-name="P4">
Time: 2023-06-04T87: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6/352015811_689141789643952_2755300292749807936_n.jpg" text:style-name="Internet_20_link" text:visited-style-name="Visited_20_Internet_20_Link">
352015811_689141789643952_2755300292749807936_n.jpg</text:a>
']</text:p>
      <text:p text:style-name="P4">
Tags: ['STOPRUSSIA', 'АГРЕСІЯ РФ', 'ВТОРГНЕННЯ РФ', 'ГШ ЗСУ']</text:p>
      <text:p text:style-name="P4">
Category: News</text:p>
      <!--METADATA-->
      <text:p text:style-name="P4">
<draw:frame draw:style-name="fr1" draw:name="Image263" text:anchor-type="as-char" svg:width="6.9236in" svg:height="4.615733in" draw:z-index="0">
<draw:image xlink:href="../Images/AРМІЯINFORM/2023-06-04T87-00-00-04-00/352015811_689141789643952_2755300292749807936_n.jpg" xlink:type="simple" xlink:show="embed" xlink:actuate="onLoad" draw:mime-type="image/jpeg"/>
</draw:frame>
<text:span text:style-name="T4">
 🔥 Situation on Russian invasion </text:span>
</text:p>
      <text:p text:style-name="P4">
About it <text:a xlink:type="simple" xlink:href="https://www.facebook.com/GeneralStaff.ua/posts/pfbid0ZvUzU7yZw43tXmGgL3kow3hkFUiEkR89YdvU7hvPMP2MwnEs21ZFtDdG56cTfEhEl" text:style-name="Internet_20_link" text:visited-style-name="Visited_20_Internet_20_Link">
reports</text:a>
The General Staff of the Armed Forces of Ukraine.</text:p>
      <text:p text:style-name="P4">
“The enemy continues to concentrate the main efforts on the full occupation of the Luhansk and Donetsk regions. During the day, the occupiers made 23 attacks, but they were all reflected by the defense units.</text:p>
      <text:p text:style-name="P4">
<text:span text:style-name="T4">
 In Volyn and Polissya directions </text:span>
 Operational situation without significant changes, no signs of formation of offensive groups were detected.</text:p>
      <text:p text:style-name="P4">
<text:span text:style-name="T4">
 In the Siversky and Slobozhansky directions </text:span>
 the enemy continues to retain a military presence in border areas with Ukraine. This era, the enemy an unsuccessful attempt to penetrate the DRG through the DC of Ukraine in the area of the inhabited point of Zelena, Kharkiv region, also struck a missile strike in the district of Ivashka, Ogirtseve, Kharkiv region. Carried out mortar and artillery shelling of settlements of Karpovichi of Chernihiv region; Znob-Novgorod, Shevchenko, Bruski, Oleksandrivka, Sadka, Basivka, Grabovsk Sumy region, as well as Ivashki, Uda, Red Zorya, Gptivka, Krasne, Green, Old Tarits .</text:p>
      <text:p text:style-name="P4">
<text:span text:style-name="T4">
 In the Kupyansk direction </text:span>
 during the day the enemy conducted unsuccessful actions near the Novoselselovsky Luhansk region. The enemy's artillery imminometric shelling was suffered by well, Krasne first, Figolivka, Novomlinsk, Dovgnyke, Kutkovka, two -year, Western, Kislivka, Kotlyarivka, Tabaivka, Berestovo, Kharkiv region and Novoselivska Luhansk region.</text:p>
      <text:p text:style-name="P4">
<text:span text:style-name="T4">
 In the Liman direction </text:span>
 during the day the enemy led unsuccessful offensive in the area of Bigorivka of the Luhansk region. Artillery shelling was undergoing settlements, which, along with the line of clash of Makeevka, Nevskoye, Bigorivka, Luhansk region and Verkhnyamyanskoye, Torke, controversial, Rozdolivka of Donetsk region.<text:span text:style-name="T4">
 In the Avdeevsky direction </text:span>
 the opponent of offensive actions was not carried out.</text:p>
      <text:p text:style-name="P4">
He struck an aviation strike in the Avdiivka area.</text:p>
      <text:p text:style-name="P4">
He made artillery shelling of districts of settlements Avdiivka, Pervomaisk, Karlovka, Donetsk region.</text:p>
      <text:p text:style-name="P4">
In the Mariinsky direction of this day, the enemy took offensive actions in the Marinka's city, however, our defenders repelled all 16 enemy attacks. At the same time, the enemy caused an aviation strike within the settlement of Marinka.The artillery shelling of the settlements of acute, Marinka, and Zlodononetsk region.</text:p>
      <text:p text:style-name="P4">
<text:span text:style-name="T4">
 In the mineral direction </text:span>
 the enemy fired at the settlements that mechanize with the line of combat collision, including: coal, prechist Tanovoukrainka of Donetsk region.</text:p>
      <text:p text:style-name="P4">
<text:span text:style-name="T4">
 In Zaporizhzhya and Kherson </text:span>
 <text:span text:style-name="T4">
 directions </text:span>
 the enemy continues the Varioron actions. He struck aviation in the Berislav districts, a cheerful Kherson region. Carried out artillery shelling of settlements Free Field, Zelenopole, Novopil, Temirivka of Donetsk region; Olgivske, Malynivka, Gulyaypole, Railway, Mala Tokmachka, Novoandriivka, Steppe and Kamiansk Zaporizhzhya region; Cossack, Tyaginka, Ivanivka, Dniprovske, Kizomis of Kherson region, the city of Kherson, ”the message reads.</text:p>
      <text:p text:style-name="P4">
News Source: <text:a xlink:type="simple" xlink:href="https://armyinform.com.ua/2023/06/04/syly-oborony-za-dobu-vidbyly-23-ataky-rosiyan/" text:style-name="Internet_20_link" text:visited-style-name="Visited_20_Internet_20_Link">
https://armyinform.com.ua/2023/06/04/syly-oborony-za-dobu-vidbyly-23-ataky-rosiyan/</text:a>
</text:p>
      <!--NEWS-->
      <text:h text:style-name="P10" text:outline-level="1">
<text:span text:style-name="T4">
Ukraine has to join NATO immediately after the end of the war</text:span>
</text:h>
      <text:p text:style-name="P4">
Author: ['АРМІЯINFORM']</text:p>
      <text:p text:style-name="P4">
Time: 2023-06-04T88:00:00-04:00</text:p>
      <text:p text:style-name="P4">
Description: About Tse in Intervi Vidanni Politico, the intercessor of Minstra defending Ukraini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470013908476612301_y-e1685896693938.jpg" text:style-name="Internet_20_link" text:visited-style-name="Visited_20_Internet_20_Link">
photo_5470013908476612301_y-e1685896693938.jpg</text:a>
']</text:p>
      <text:p text:style-name="P4">
Tags: ['ВОЛОДИМИР ГАВРИЛОВ', 'ВСТУП УКРАЇНИ ДО НАТО', 'ІНТЕРВ’Ю', 'КИТАЙ', 'НАТО', 'США', 'УКРАЇНА']</text:p>
      <text:p text:style-name="P4">
Category: News</text:p>
      <!--METADATA-->
      <text:p text:style-name="P4">
<draw:frame draw:style-name="fr1" draw:name="Image264" text:anchor-type="as-char" svg:width="6.9236in" svg:height="4.42902in" draw:z-index="0">
<draw:image xlink:href="../Images/AРМІЯINFORM/2023-06-04T88-00-00-04-00/photo_5470013908476612301_y-e1685896693938.jpg" xlink:type="simple" xlink:show="embed" xlink:actuate="onLoad" draw:mime-type="image/jpeg"/>
</draw:frame>
About it in <text:a xlink:type="simple" xlink:href="https://www.politico.eu/article/ukraine-nato-very-soon-after-war-ends/" text:style-name="Internet_20_link" text:visited-style-name="Visited_20_Internet_20_Link">
interview</text:a>
The Deputy Minister of Defense of Ukraine Gavrilov informed the publication of Politico. He also urged Beijing to refrain from supplying dual -use goods to Moscow.</text:p>
      <text:p text:style-name="P4">
According to the newspaper, Deputy Minister of Defense of Ukraine Volodymyr Gavrilov reported that Ukraine seeks to become a member of NATO in the shortest possible time of posting a military victory over Russia. Thus, he once again voiced Kyiv about giving Ukraine a clear road card for the Alliance.</text:p>
      <text:p text:style-name="P4">
It is reported in an interview that in the sidelines of the Shanghai dialogue in Singaporevodimir Gavrilov also urged Beijing to refrain from sending military exhibitions to Moscow, stating that it is "clear" that another trade in the trading between China and Russia will continue.</text:p>
      <text:p text:style-name="P4">
According to the publication, the future role of Ukraine in NATO has become a hot topic precisely before holding the July summit of the Alliance leaders in Lithuania. Currently, Ukraine, Poland and the Baltic countries have called on the US and Germany to provide a clear plan for the approval of Kiev for NATO membership.</text:p>
      <text:p text:style-name="P4">
Politico also reminds that on Saturday, President of Ukraine Volodymyr Zelensky asserted that he "makes no sense" to go to NATO summit next month, if Ukraine did not "recognize" or "a signal" about its post -war status of the District Alliance.</text:p>
      <text:p text:style-name="P4">
"We would like to hear a plan or a road card, or a list of actions that both sides - NATO and Ukraine should take place - to achieve membership in the Alliance, a very short period of time," said Vladimir Gavrilov.</text:p>
      <text:p text:style-name="P4">
He acknowledged that it is impossible until the war continues, "at the same time, we must understand that after our victory, our process of entering the block should be very, very short."</text:p>
      <text:p text:style-name="P4">
According to him, NATO should provide Ukraine with a list of steps that need to be made "with a clear confirmation that Ukraine is a legitimate candidate" for membership in the Alliance.</text:p>
      <text:p text:style-name="P4">
Meanwhile, according to Politico, according to Volodymyr Gavrilov, it will be held to Ukrainian talks with NATO about the "security system" for the transition period to the Alliance:</text:p>
      <text:p text:style-name="P4">
“Such guarantees should include:</text:p>
      <ul>
        <li>
          <text:p text:style-name="P4">
the obligations of NATO countries to help Ukraine win in the war;</text:p>
        </li>
        <li>
          <text:p text:style-name="P4">
support of the Ukrainian economy;</text:p>
        </li>
      </ul>
      <text:p text:style-name="P4">
"Support for the continuation of sanctions and other forms of pressure on Russia."“Yes, they continue to sell ordinary commercial things to support the Russian economy. This is understandable, but we hope that they will not sell to Russia weapons as Iran. This is important, ”he said.</text:p>
      <text:p text:style-name="P4">
“China also adheres to certain international sanctions against Russia, and the India. Therefore, when it comes to dual -use equipment, I think that China nor India ... They are not interested in violating this kind of sanctions, because they are dependent on technologies from Europe and the US, - said Gavrilov.</text:p>
      <text:p text:style-name="P4">
China has repeatedly denied reports of weapons to Russia, although Beijing promised a "boundless" partnership with Moscow shortly before Russia President Vladimir Putin began a total invasion of Ukraine.</text:p>
      <text:p text:style-name="P4">
News Source: <text:a xlink:type="simple" xlink:href="https://armyinform.com.ua/2023/06/04/ukrayina-maye-vstupyty-do-nato-odrazu-zh-pislya-zakinchennya-vijny/" text:style-name="Internet_20_link" text:visited-style-name="Visited_20_Internet_20_Link">
https://armyinform.com.ua/2023/06/04/ukrayina-maye-vstupyty-do-nato-odrazu-zh-pislya-zakinchennya-vijny/</text:a>
</text:p>
      <!--NEWS-->
      <text:h text:style-name="P10" text:outline-level="1">
<text:span text:style-name="T4">
Aviation of Defense Forces per day struck 10 beats in the areas of concentration of Russians</text:span>
</text:h>
      <text:p text:style-name="P4">
Author: ['АРМІЯINFORM']</text:p>
      <text:p text:style-name="P4">
Time: 2023-06-04T89: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text:p>
      <text:p text:style-name="P4">
Category: News</text:p>
      <!--METADATA-->
      <text:p text:style-name="P4">
<draw:frame draw:style-name="fr1" draw:name="Image265" text:anchor-type="as-char" svg:width="6.9236in" svg:height="3.894525in" draw:z-index="0">
<draw:image xlink:href="../Images/AРМІЯINFORM/2023-06-04T89-00-00-04-00/aviacziya-syl-oborony-ukrayiny.jpg" xlink:type="simple" xlink:show="embed" xlink:actuate="onLoad" draw:mime-type="image/jpeg"/>
</draw:frame>
Illustrative Photo <text:span text:style-name="T4">
 🔥 The Situation of Russian Completion </text:span>
</text:p>
      <text:p text:style-name="P4">
About it <text:a xlink:type="simple" xlink:href="https://www.facebook.com/GeneralStaff.ua/posts/pfbid0ZvUzU7yZw43tXmGgL3kow3hkFUiEkR89YdvU7hvPMP2MwnEs21ZFtDdG56cTfEhEl" text:style-name="Internet_20_link" text:visited-style-name="Visited_20_Internet_20_Link">
reports</text:a>
Генеральний штаб ЗС України.</text:p>
      <text:p text:style-name="P4">
«Авіація Сил оборони за добу завдала 10 ударів по районах зосередженняособового складу росіян.</text:p>
      <text:p text:style-name="P4">
Нашими захисниками було знищено 1 ворожий розвідувальний БПЛА.</text:p>
      <text:p text:style-name="P4">
Підрозділи ракетних військ і артилерії протягом доби уразили 2 районизосередження озброєння та військової техніки, склад боєприпасів, 2 зенітно-ракетних комплекси та 2 станції радіоелектронної боротьби противника», —йдеться в повідомленні.</text:p>
      <text:p text:style-name="P4">
News Source: <text:a xlink:type="simple" xlink:href="https://armyinform.com.ua/2023/06/04/aviacziya-syl-oborony-za-dobu-zavdala-10-udariv-po-rajonah-zoseredzhennya-rosiyan/" text:style-name="Internet_20_link" text:visited-style-name="Visited_20_Internet_20_Link">
https://armyinform.com.ua/2023/06/04/aviacziya-syl-oborony-za-dobu-zavdala-10-udariv-po-rajonah-zoseredzhennya-rosiyan/</text:a>
</text:p>
      <!--NEWS-->
      <text:h text:style-name="P10" text:outline-level="1">
<text:span text:style-name="T4">
The population of Muscovy loses confidence in the military-political leadership of the Russian Federation-GUR</text:span>
</text:h>
      <text:p text:style-name="P4">
Author: ['АРМІЯINFORM']</text:p>
      <text:p text:style-name="P4">
Time: 2023-06-04T90:00:00-04:00</text:p>
      <text:p text:style-name="P4">
Description: https://youtu.be/xy0ilzheoq?t=114 Golovna managed by the Rosvіki of the Minsky Castlence ... War with Ukraine 2022, the war with Ukraine is the latest news today, the News with Ukraine 2022 is the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ГОЛОВНЕ УПРАВЛІННЯ РОЗВІДКИ МО УКРАЇНИ', 'ГУР ПЕРЕХОПЛЕННЯ']</text:p>
      <text:p text:style-name="P4">
Category: News</text:p>
      <!--METADATA-->
      <text:p text:style-name="P4">
<draw:frame draw:style-name="fr1" draw:name="Image266" text:anchor-type="as-char" svg:width="6.9236in" svg:height="3.894525in" draw:z-index="0">
<draw:image xlink:href="../Images/AРМІЯINFORM/2023-06-04T90-00-00-04-00/337531944_232614265847457_8544501692430122370_n.jpg" xlink:type="simple" xlink:show="embed" xlink:actuate="onLoad" draw:mime-type="image/jpeg"/>
</draw:frame>
Main Directorate of Intelligence of the Ministry of Defense of Ukraine <text:a xlink:type="simple" xlink:href="https://armyinform.com.ua/wp-admin/post.php" text:style-name="Internet_20_link" text:visited-style-name="Visited_20_Internet_20_Link">
informs</text:a>
that the army of hired murderers - the so -called Wagner " - is gaining more and more popularity among the population of Russia.</text:p>
      <text:p text:style-name="P4">
“The events in Belgorod and other border regions of the Moscow region certify the full inability of the Ministry of Defense of the Russian Federation to effectively act against armed Russian insurgent groups.</text:p>
      <text:p text:style-name="P4">
Dislike of power, fear and search for a new point of support pushes the Russian population path of degradation when they are ready to rely on a pocket military criminal criminals, ”the Ministry of Defense said.</text:p>
      <text:p text:style-name="P4">
Ukraine's military intelligence states that the internal situation in Russia is exacerbated by every time.</text:p>
      <text:p text:style-name="P4">
News Source: <text:a xlink:type="simple" xlink:href="https://armyinform.com.ua/2023/06/04/naselennya-moskoviyi-vtrachaye-doviru-do-vijskovo-politychnogo-kerivnycztva-rf-gur/" text:style-name="Internet_20_link" text:visited-style-name="Visited_20_Internet_20_Link">
https://armyinform.com.ua/2023/06/04/naselennya-moskoviyi-vtrachaye-doviru-do-vijskovo-politychnogo-kerivnycztva-rf-gur/</text:a>
</text:p>
      <!--NEWS-->
      <text:h text:style-name="P10" text:outline-level="1">
<text:span text:style-name="T4">
Ukraine will negotiate with NATO on safety guarantees for a transition period to the Alliance membership - Vladimir Gavrilov</text:span>
</text:h>
      <text:p text:style-name="P4">
Author: ['АРМІЯINFORM']</text:p>
      <text:p text:style-name="P4">
Time: 2023-06-04T91:00:00-04:00</text:p>
      <text:p text:style-name="P4">
Description: About Tse in Intervi Vidanni Politico, the intercessor of Minstra defending Ukraini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nato-1.jpg" text:style-name="Internet_20_link" text:visited-style-name="Visited_20_Internet_20_Link">
nato-1.jpg</text:a>
', '<text:a xlink:type="simple" xlink:href="https://armyinform.com.ua/wp-content/uploads/2023/06/photo_5470013908476612301_y-e1685896693938.jpg" text:style-name="Internet_20_link" text:visited-style-name="Visited_20_Internet_20_Link">
photo_5470013908476612301_y-e1685896693938.jpg</text:a>
']</text:p>
      <text:p text:style-name="P4">
Tags: ['ВОЛОДИМИР ГАВРИЛОВ', 'НАТО']</text:p>
      <text:p text:style-name="P4">
Category: News</text:p>
      <!--METADATA-->
      <text:p text:style-name="P4">
<draw:frame draw:style-name="fr1" draw:name="Image267" text:anchor-type="as-char" svg:width="6.9236in" svg:height="4.609778in" draw:z-index="0">
<draw:image xlink:href="../Images/AРМІЯINFORM/2023-06-04T91-00-00-04-00/nato-1.jpg" xlink:type="simple" xlink:show="embed" xlink:actuate="onLoad" draw:mime-type="image/jpeg"/>
</draw:frame>
About it in <text:a xlink:type="simple" xlink:href="https://www.politico.eu/article/ukraine-nato-very-soon-after-war-ends/" text:style-name="Internet_20_link" text:visited-style-name="Visited_20_Internet_20_Link">
interview</text:a>
The Deputy Minister of Defense of Ukraine Gavrilov informed the publication of Politico. He also urged Beijing to refrain from supplying dual -use goods to Moscow.</text:p>
      <text:p text:style-name="P4">
According to the newspaper, Deputy Minister of Defense of Ukraine Volodymyr Gavrilov reported that Ukraine seeks to become a member of NATO in the shortest possible time of posting a military victory over Russia.</text:p>
      <text:p text:style-name="P4">
<draw:frame draw:style-name="fr1" draw:name="Image268" text:anchor-type="as-char" svg:width="6.9236in" svg:height="4.42902in" draw:z-index="0">
<draw:image xlink:href="../Images/AРМІЯINFORM/2023-06-04T91-00-00-04-00/photo_5470013908476612301_y-e1685896693938.jpg" xlink:type="simple" xlink:show="embed" xlink:actuate="onLoad" draw:mime-type="image/jpeg"/>
</draw:frame>
</text:p>
      <text:p text:style-name="P4">
Саме майбутня роль України в НАТО стала гарячою темою перед проведеннямлипневого саміту лідерів Альянсу в Литві.</text:p>
      <text:p text:style-name="P4">
«Ми б хотіли почути план або дорожню карту, або перелік дій, які маютьздійснити обидві сторони — НАТО і Україна — для досягнення членства в Альянсіза дуже короткий період часу», — сказав Володимир Гаврилов.</text:p>
      <text:p text:style-name="P4">
Він визнав, що це неможливо, поки триває війна, «в той же час, ми повиннірозуміти, що після нашої перемоги наш процес вступу до блоку має бути дуже-дуже коротким».</text:p>
      <text:p text:style-name="P4">
За його словами, НАТО має надати Україні перелік кроків, які необхідноздійснити «з чітким підтвердженням того, що Україна є легітимним кандидатом»на членство в Альянсі.</text:p>
      <text:p text:style-name="P4">
На думку Володимира Гаврилова, як зазначає POLITICO, Україна вестимепереговори з НАТО про «систему гарантій безпеки» на перехідний період дочленства в Альянсі.</text:p>
      <text:p text:style-name="P4">
«Такі гарантії повинні включати: зобов'язання країн НАТО допомогти Україніперемогти у війні; підтримку української економіки; підтримку продовженнясанкцій та інших форм тиску на росію», — підкреслив заступник Міністра оборониУкраїни.</text:p>
      <text:p text:style-name="P4">
News Source: <text:a xlink:type="simple" xlink:href="https://armyinform.com.ua/2023/06/04/ukrayina-vestyme-peregovory-z-nato-shhodo-garantij-bezpeky-na-perehidnyj-period-do-chlenstva-v-alyansi-volodymyr-gavrylov/" text:style-name="Internet_20_link" text:visited-style-name="Visited_20_Internet_20_Link">
https://armyinform.com.ua/2023/06/04/ukrayina-vestyme-peregovory-z-nato-shhodo-garantij-bezpeky-na-perehidnyj-period-do-chlenstva-v-alyansi-volodymyr-gavrylov/</text:a>
</text:p>
      <!--NEWS-->
      <text:h text:style-name="P10" text:outline-level="1">
<text:span text:style-name="T4">
There will be a time when children on land, including in Ukraine, will be protected from evil such as Russian - Volodymyr Zelenskyy</text:span>
</text:h>
      <text:p text:style-name="P4">
Author: ['АРМІЯINFORM']</text:p>
      <text:p text:style-name="P4">
Time: 2023-06-04T92:00:00-04:00</text:p>
      <text:p text:style-name="P4">
Description: https://youtu.be/h5w0oiz0_ug road Ukrainians!It was finalized ... The war with Ukraine 2022, the war with Ukraine is the latest news today, the news of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_ Dear Ukrainians and Ukrainians!_ </text:span>
</text:p>
      <text:p text:style-name="P4">
The rescue operation in the city of Pidhorodne in the Dnieper region has already ended, the Derosian rocket has destroyed the houses.</text:p>
      <text:p text:style-name="P4">
25 people were injured, five of them children. David, he is 6 years old - heavily, the guy was hospitalized. Denis, he is 11 years old, is also a serious condition, hospitalized. Alexander, 15 years old, is also a serious condition. Lisa, 17 years old, is an outpatient treatment. Kira, she is 10 years old, is a mine-explosive trauma, the treatment is a member. It hurts to see such reports.</text:p>
      <text:p text:style-name="P4">
Lisa, 2 years old, she was killed by this Russian rocket. Iskander probably. My condolences to my family and loved ones ...</text:p>
      <text:p text:style-name="P4">
Russian terror took away the lives of hundreds of our children, and only during February 24, during a full -scale war, is known for the death of 485 children. Ceyster, which we can formally confirm knowing the data of each child.</text:p>
      <text:p text:style-name="P4">
Unfortunately, the real number is greater. Every time we liberate our land of sprouting invaders, we learn the terrible truth about occupation. How many people, how many children are in the burials in the occupied territory - in the Mogilets of this war, this aggression. And how many still under the ruins in Russian Ukrainian cities and villages.</text:p>
      <text:p text:style-name="P4">
Unfortunately, we do not have complete information about hundreds of thousands of children who have been deported to Russia. As of today, thanks to various efforts, 371 children in deportation have managed to come to Ukraine. Despite the fact that we are aware of at least 19 505 deported Ukrainian children, and it is only part of all those of our little Ukrainians and Ukrainian women who are still in the enemy. Which we have to return.</text:p>
      <text:p text:style-name="P4">
Today in our country there is a day of memory of children who died as a result of Russian aggression. From the age of 14. Children who would be alive if Kupbandites in the Kremlin, in Moscow, did not feel themselves in the leaders who allegedly have to rule the fate of peoples.</text:p>
      <text:p text:style-name="P4">
Each of these bandits will be convicted. I have no doubt about that. All the necessary legal institutions work for the cure.</text:p>
      <text:p text:style-name="P4">
And today, on this memory day, I want to thank everyone in the world who is more supported for the sake of justice. For the sake of punishing anyone who brought the land of terror, everyone who kills and deport children and adults.</text:p>
      <text:p text:style-name="P4">
I am grateful to all in the world who helps the work of the International Criminal Court, his team in investigating Russian crimes on Ukrainian land. And someone helps us to organize a special tribunal on the crime of Russia's aggression in the contrary of Ukraine - about the original crime that gave birth to all other terribles of this war.That is why it is so important that the power of justice, the power of responsibility to be a powerful mention of every life that was taken away by evil, Russia.</text:p>
      <text:p text:style-name="P4">
And part of this responsibility is a mandatory part of the Esanction today. Sanctions of the world that force Russia to pay the price for what it does.</text:p>
      <text:p text:style-name="P4">
He held a special meeting on sanctions today. GUR, external intelligence service, government, office. They analyzed in great detail how Russia bypasses the sanction and who helps her. Different countries, different companies without which Russia has not been able to deny terror, including rockets. Unfortunately, the terrorist state manages to use the technologies of the world through a network of suppliers, it is possible to enter international sanction regimes.</text:p>
      <text:p text:style-name="P4">
We see every direction of bypassing existing sanctions, every country whose territory or jurisdiction whose citizens are used by Russia to continue terror. And we have to close all such directions - together with partners - that there are no U -Russian missiles, in Russian weapons of the free world. Necessary will be.</text:p>
      <text:p text:style-name="P4">
Thank you to everyone who helps us fight aggression!</text:p>
      <text:p text:style-name="P4">
Glory to all our soldiers!And thank you for today on the forefront.</text:p>
      <text:p text:style-name="P4">
<text:span text:style-name="T4">
<text:span text:style-name="T5">
Glory to Ukraine!</text:span>
</text:span>
</text:p>
      <text:p text:style-name="P4">
News Source: <text:a xlink:type="simple" xlink:href="https://armyinform.com.ua/2023/06/04/nastane-chas-koly-dity-na-zemli-zokrema-j-v-ukrayini-budut-zahyshheni-vid-takogo-zla-yak-rosijske-volodymyr-zelenskyj/" text:style-name="Internet_20_link" text:visited-style-name="Visited_20_Internet_20_Link">
https://armyinform.com.ua/2023/06/04/nastane-chas-koly-dity-na-zemli-zokrema-j-v-ukrayini-budut-zahyshheni-vid-takogo-zla-yak-rosijske-volodymyr-zelenskyj/</text:a>
</text:p>
      <!--NEWS-->
      <text:h text:style-name="P10" text:outline-level="1">
<text:span text:style-name="T4">
We see that China adheres to promises not to sell Russia as Iran - Vladimir Gavrilov</text:span>
</text:h>
      <text:p text:style-name="P4">
Author: ['АРМІЯINFORM']</text:p>
      <text:p text:style-name="P4">
Time: 2023-06-04T93:00:00-04:00</text:p>
      <text:p text:style-name="P4">
Description: About Tse in Intervi Vidanni Politico, the intercessor of Minstra defending Ukraini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470013908476612301_y-e1685896693938.jpg" text:style-name="Internet_20_link" text:visited-style-name="Visited_20_Internet_20_Link">
photo_5470013908476612301_y-e1685896693938.jpg</text:a>
']</text:p>
      <text:p text:style-name="P4">
Tags: ['STOPRUSSIA', 'АГРЕСІЯ РФ', 'ВОЛОДИМИР ГАВРИЛОВ', 'ВТОРГНЕННЯ РФ', 'КИТАЙ', 'НАТО']</text:p>
      <text:p text:style-name="P4">
Category: News</text:p>
      <!--METADATA-->
      <text:p text:style-name="P4">
<draw:frame draw:style-name="fr1" draw:name="Image269" text:anchor-type="as-char" svg:width="6.9236in" svg:height="4.42902in" draw:z-index="0">
<draw:image xlink:href="../Images/AРМІЯINFORM/2023-06-04T93-00-00-04-00/photo_5470013908476612301_y-e1685896693938.jpg" xlink:type="simple" xlink:show="embed" xlink:actuate="onLoad" draw:mime-type="image/jpeg"/>
</draw:frame>
About it in <text:a xlink:type="simple" xlink:href="https://www.politico.eu/article/ukraine-nato-very-soon-after-war-ends/" text:style-name="Internet_20_link" text:visited-style-name="Visited_20_Internet_20_Link">
interview</text:a>
The Deputy Minister of Defense of Ukraine Gavrilov informed the publication of Politico.</text:p>
      <text:p text:style-name="P4">
The publication notes that Vladimir Gavrilov, answering questions about the sale of China's selling Russian drones, said that this concerns more "commercial drones". He also urged Beijing to refrain from the abuse of weapons and dual -use goods to Moscow, stating that it is "clear" that another trade cooperation between China and Rosiyia will continue to continue.</text:p>
      <text:p text:style-name="P4">
“Yes, they continue to sell ordinary commercial things to support the Russian economy. This is understandable, but we hope that they will not sell to Russia weapons as Iran. This is important, ”he said.</text:p>
      <text:p text:style-name="P4">
“China also adheres to certain international sanctions against Russia, and the India. Therefore, when it comes to dual -use equipment, I think that China nor India ... are not interested in violating this kind of sanctions, because they are dependent on technologies from Europe and the US, ”Vladimir Gavrilov said.</text:p>
      <text:p text:style-name="P4">
The publication reminded that China has repeatedly denied the message of weapons to Russia, although Beijing promised a "boundless" partnership to be able to do long before Russian President Putin launched a total loss in Ukraine last year.</text:p>
      <text:p text:style-name="P4">
News Source: <text:a xlink:type="simple" xlink:href="https://armyinform.com.ua/2023/06/04/cpodivayemosya-shho-kytaj-dotrymayetsya-obiczyanok-ne-prodavaty-rosiyi-zbroyu-yak-iranu-volodymyr-gavrylov/" text:style-name="Internet_20_link" text:visited-style-name="Visited_20_Internet_20_Link">
https://armyinform.com.ua/2023/06/04/cpodivayemosya-shho-kytaj-dotrymayetsya-obiczyanok-ne-prodavaty-rosiyi-zbroyu-yak-iranu-volodymyr-gavrylov/</text:a>
</text:p>
      <!--NEWS-->
      <text:h text:style-name="P10" text:outline-level="1">
<text:span text:style-name="T4">
In Kharkiv region, the racists suffer significant losses, the new arches flee from the standpoint</text:span>
</text:h>
      <text:p text:style-name="P4">
Author: ['АРМІЯINFORM']</text:p>
      <text:p text:style-name="P4">
Time: 2023-06-04T94:00:00-04:00</text:p>
      <text:p text:style-name="P4">
Description: About the General Headquarters of the ZS Ukrainian. “Rosіyskі PROPPANT ... War with Ukraine 2022, War with Ukraine Latest News Today, News War with Ukraine 2022 Last for today, will there be a war between Ukraine and Russia and when, there will be a war with Ukraine in 2022, whether there will be, whether there will be a war in 2022, whether it will be, will it be The war with Ukraine in the near future says, the war with Ukraine, Ukrainian news today, Ukrainian news in Ukrainian media in Russian</text:p>
      <text:p text:style-name="P4">
Images: ['<text:a xlink:type="simple" xlink:href="https://armyinform.com.ua/wp-content/uploads/2023/04/poranenyj-ork-1.jpg" text:style-name="Internet_20_link" text:visited-style-name="Visited_20_Internet_20_Link">
poranenyj-ork-1.jpg</text:a>
']</text:p>
      <text:p text:style-name="P4">
Tags: ['STOPRUSSIA', 'АГРЕСІЯ РФ', 'ВТОРГНЕННЯ РФ', 'ГШ ЗСУ']</text:p>
      <text:p text:style-name="P4">
Category: News</text:p>
      <!--METADATA-->
      <text:p text:style-name="P4">
<draw:frame draw:style-name="fr1" draw:name="Image270" text:anchor-type="as-char" svg:width="6.9236in" svg:height="3.742486in" draw:z-index="0">
<draw:image xlink:href="../Images/AРМІЯINFORM/2023-06-04T94-00-00-04-00/poranenyj-ork-1.jpg" xlink:type="simple" xlink:show="embed" xlink:actuate="onLoad" draw:mime-type="image/jpeg"/>
</draw:frame>
<text:span text:style-name="T4">
 🔥 Situation on Russian invasion </text:span>
</text:p>
      <text:p text:style-name="P4">
About it <text:a xlink:type="simple" xlink:href="https://www.facebook.com/GeneralStaff.ua/posts/pfbid0ZvUzU7yZw43tXmGgL3kow3hkFUiEkR89YdvU7hvPMP2MwnEs21ZFtDdG56cTfEhEl" text:style-name="Internet_20_link" text:visited-style-name="Visited_20_Internet_20_Link">
reports</text:a>
The General Staff of the Armed Forces of Ukraine.</text:p>
      <text:p text:style-name="P4">
“Russian invaders continue to suffer great losses in live power. In particular, it was found that one of the units of the Russian occupation troops, which is in the temporarily captured territory of Kharkiv region, has arrived personnel from among the former convicted citizens of the Russian Federation in the number of about 500 people. After the task of fire, the defense forces of Ukraine on the positions of the enemy, about 100 people were killed by newly arrived reinforcement injuries of varying severity, in particular, and not compatible with life. Also, after this event, about 80 people left their positions, ”the General Staff reports.</text:p>
      <text:p text:style-name="P4">
News Source: <text:a xlink:type="simple" xlink:href="https://armyinform.com.ua/2023/06/04/na-harkivshhyni-rashysty-zaznayut-znachnyh-vtrat-novoprybuli-zeky-tikayut-z-pozyczij/" text:style-name="Internet_20_link" text:visited-style-name="Visited_20_Internet_20_Link">
https://armyinform.com.ua/2023/06/04/na-harkivshhyni-rashysty-zaznayut-znachnyh-vtrat-novoprybuli-zeky-tikayut-z-pozyczij/</text:a>
</text:p>
      <!--NEWS-->
      <text:h text:style-name="P10" text:outline-level="1">
<text:span text:style-name="T4">
Ukraine's military assistance from EU states is 12 billion euros - Mati Maasikas</text:span>
</text:h>
      <text:p text:style-name="P4">
Author: ['Єгор Брайлян']</text:p>
      <text:p text:style-name="P4">
Time: 2023-06-04T95:00:00-04:00</text:p>
      <text:p text:style-name="P4">
Description: About CT, declared the head of the representation of Tu in Ukrainian Mati Maasіkas PID HIS WITH VISTUP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s8hhgfxsam9glb-scaled.jpeg" text:style-name="Internet_20_link" text:visited-style-name="Visited_20_Internet_20_Link">
fs8hhgfxsam9glb-scaled.jpeg</text:a>
']</text:p>
      <text:p text:style-name="P4">
Tags: ['ЄВРОСОЮЗ', 'МАТІ МААСІКАС', 'СВІТ ПІДТРИМУЄ УКРАЇНУ']</text:p>
      <text:p text:style-name="P4">
Category: News</text:p>
      <!--METADATA-->
      <text:p text:style-name="P4">
<draw:frame draw:style-name="fr1" draw:name="Image271" text:anchor-type="as-char" svg:width="6.9236in" svg:height="4.609964in" draw:z-index="0">
<draw:image xlink:href="../Images/AРМІЯINFORM/2023-06-04T95-00-00-04-00/fs8hhgfxsam9glb-scaled.jpeg" xlink:type="simple" xlink:show="embed" xlink:actuate="onLoad" draw:mime-type="image/jpeg"/>
</draw:frame>
This was stated by the EU Delegation Chairman in Ukraine Matthew Maasikas during its exception at the EU: Just About Difficult. Armyinformwwwwk correspondent among selected journalists-participants in the introductory course organized West Media Forum with the support of the EU representation in Ukraine.</text:p>
      <text:p text:style-name="P4">
“The nuclear state attacked its neighbor without provocation. It directly sinks to the security situation throughout Europe. That is why this is extremely important for us.</text:p>
      <text:p text:style-name="P4">
And that is why the EU States and the States Parties provide military assistance to Ukraine. The Summary of Assistance to the European Union States who contribute is approximately 12 billion euros today, <text:span text:style-name="T4">
-</text:span>
-** told Matha Maasikasikasikas-Ukrainian journalists.</text:p>
      <text:p text:style-name="P4">
The head of the EU representation in Ukraine explained the details of military assistance to Ukraine.</text:p>
      <text:p text:style-name="P4">
“This assistance has a specific weapon that is transmitted as well as training. It gives help to Ukraine in a record time. By the end of this year, there will be 30,000 Ukrainian military training. There is a plan further to buy one million artillery jails.</text:p>
      <text:p text:style-name="P4">
All this comes from the EU Member States, as well as changes to the capacity of the boost sector, ”<text:span text:style-name="T4">
-</text:span>
 Matthew Maasikas summarized.</text:p>
      <text:p text:style-name="P4">
News Source: <text:a xlink:type="simple" xlink:href="https://armyinform.com.ua/2023/06/04/vijskova-dopomoga-ukrayini-vid-derzhav-yes-stanovyt-12-milyardiv-yevro-mati-maasikas/" text:style-name="Internet_20_link" text:visited-style-name="Visited_20_Internet_20_Link">
https://armyinform.com.ua/2023/06/04/vijskova-dopomoga-ukrayini-vid-derzhav-yes-stanovyt-12-milyardiv-yevro-mati-maasikas/</text:a>
</text:p>
      <!--NEWS-->
      <text:h text:style-name="P10" text:outline-level="1">
<text:span text:style-name="T4">
What financial aid has been provided for Ukrainian defenders and their families in Sumy region</text:span>
</text:h>
      <text:p text:style-name="P4">
Author: ['Ігор Березинський']</text:p>
      <text:p text:style-name="P4">
Time: 2023-06-04T96:00:00-04:00</text:p>
      <text:p text:style-name="P4">
Description: The tanning of 2023 RIK in the one -time budget is visible in the so -consumption of 22.8 million hryvnia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5ncmojeg50czm07tphknalblebeajfzo-968x500-1-1.jpg" text:style-name="Internet_20_link" text:visited-style-name="Visited_20_Internet_20_Link">
5ncmojeg50czm07tphknalblebeajfzo-968x500-1-1.jpg</text:a>
']</text:p>
      <text:p text:style-name="P4">
Tags: ['СОЦЗАХИСТ', 'СОЦІАЛЬНИЙ ЗАХИСТ', 'СОЦІАЛЬНИЙ ЗАХИСТ ВІЙСЬКОВОСЛУЖБОВЦІВ', 'СОЦІАЛЬНИЙ ЗАХИСТ ПІД ЧАС ВІЙНИ', 'СУМСЬКИЙ РЕГІОН', 'СУМЩИНА']</text:p>
      <text:p text:style-name="P4">
Category: News</text:p>
      <!--METADATA-->
      <text:p text:style-name="P4">
<draw:frame draw:style-name="fr1" draw:name="Image272" text:anchor-type="as-char" svg:width="6.9236in" svg:height="3.57624in" draw:z-index="0">
<draw:image xlink:href="../Images/AРМІЯINFORM/2023-06-04T96-00-00-04-00/5ncmojeg50czm07tphknalblebeajfzo-968x500-1-1.jpg" xlink:type="simple" xlink:show="embed" xlink:actuate="onLoad" draw:mime-type="image/jpeg"/>
</draw:frame>
Illustrative photo</text:p>
      <text:p text:style-name="P4">
In total, 22.8 million in the regional budget was allocated for such needs.</text:p>
      <text:p text:style-name="P4">
Thus, the corresponding decision was made by the Sumy Regional Council within the framework of the regional complex program of social protection of the population for 2022-2026, in particular the section "Family of the Hero", which is aimed at social support for the defenders of Ukraine and their families.</text:p>
      <text:p text:style-name="P4">
The above funds are allocated for payment:</text:p>
      <ul>
        <li>
one -time financial assistance to the victims(at 25 thousand hryvnias)and the families of the dead(the dead)Defenders and defenders of Ukraine(25 thousand hryvnias per family); * one -time financial assistance to families of dead defenders and defenders of Ukraine for burial(15 thousand hryvnias per family); * targeted financial assistance for the examination by the method of magnetic resonance imaging to defenders and defenders of Ukraine and the families of the dead(those who are missing), dead; * Annual single financial assistance to parents of dead(those who are missing), dead defenders and defenders of Ukraine.</li>
      </ul>
      <text:p text:style-name="P4">
The other day at the next meeting of the commission on financial aid to the defenders and defenders of Ukraine and the families of the dead(those that have been burned), the dead defenders and defenders of Ukraine considered 49 applications of the servicemen who were injured, injured, injured during the protection of the father and 55 applications from families of fallen defenders and defenders of Ukraine.</text:p>
      <text:p text:style-name="P4">
According to the decision of the commission, 48 victims of defenders and defenders of Ukraine, which will receive funds for a total amount of 1.3 million, 29 applications of families of dead from the regional budget, were satisfied(the dead)Defenders and Defenders of Ukraine regarding the provision of one -time financial assistance for a total amount of UAH 520.4 thousand for one -time financial assistance for burial for a total amount of 233.5 thousand UAH, as well as 26 applications thousand hryvnias.</text:p>
      <text:p text:style-name="P4">
News Source: <text:a xlink:type="simple" xlink:href="https://armyinform.com.ua/2023/06/04/yaku-groshovu-dopomogu-peredbachyly-dlya-ukrayinskyh-zahysnykiv-ta-chleniv-yihnih-rodyn-na-sumshhyni/" text:style-name="Internet_20_link" text:visited-style-name="Visited_20_Internet_20_Link">
https://armyinform.com.ua/2023/06/04/yaku-groshovu-dopomogu-peredbachyly-dlya-ukrayinskyh-zahysnykiv-ta-chleniv-yihnih-rodyn-na-sumshhyni/</text:a>
</text:p>
      <!--NEWS-->
      <text:h text:style-name="P10" text:outline-level="1">
<text:span text:style-name="T4">
Chernihiv region joined the All -Ukrainian Action "Voices of Children"</text:span>
</text:h>
      <text:p text:style-name="P4">
Author: ['Ігор Березинський']</text:p>
      <text:p text:style-name="P4">
Time: 2023-06-04T97:00:00-04:00</text:p>
      <text:p text:style-name="P4">
Description: Symbolically, on the day of the Pam'yati Disty, the yaki, the wnaslіdok of the Zbroyno aggressi ... The war with Ukraine 2022, the war with Ukraine Latest news today, the news War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whatsapp-image-2023-06-04-at-16.35.49-5.jpeg" text:style-name="Internet_20_link" text:visited-style-name="Visited_20_Internet_20_Link">
whatsapp-image-2023-06-04-at-16.35.49-5.jpeg</text:a>
', '<text:a xlink:type="simple" xlink:href="https://armyinform.com.ua/wp-content/uploads/2023/06/whatsapp-image-2023-06-04-at-16.35.48-150x150.jpeg" text:style-name="Internet_20_link" text:visited-style-name="Visited_20_Internet_20_Link">
whatsapp-image-2023-06-04-at-16.35.48-150x150.jpeg</text:a>
', '<text:a xlink:type="simple" xlink:href="https://armyinform.com.ua/wp-content/uploads/2023/06/whatsapp-image-2023-06-04-at-16.35.49-1-150x150.jpeg" text:style-name="Internet_20_link" text:visited-style-name="Visited_20_Internet_20_Link">
whatsapp-image-2023-06-04-at-16.35.49-1-150x150.jpeg</text:a>
', '<text:a xlink:type="simple" xlink:href="https://armyinform.com.ua/wp-content/uploads/2023/06/whatsapp-image-2023-06-04-at-16.35.49-3-150x150.jpeg" text:style-name="Internet_20_link" text:visited-style-name="Visited_20_Internet_20_Link">
whatsapp-image-2023-06-04-at-16.35.49-3-150x150.jpeg</text:a>
', '<text:a xlink:type="simple" xlink:href="https://armyinform.com.ua/wp-content/uploads/2023/06/whatsapp-image-2023-06-04-at-16.35.49-4-150x150.jpeg" text:style-name="Internet_20_link" text:visited-style-name="Visited_20_Internet_20_Link">
whatsapp-image-2023-06-04-at-16.35.49-4-150x150.jpeg</text:a>
', '<text:a xlink:type="simple" xlink:href="https://armyinform.com.ua/wp-content/uploads/2023/06/whatsapp-image-2023-06-04-at-16.35.49-2-150x150.jpeg" text:style-name="Internet_20_link" text:visited-style-name="Visited_20_Internet_20_Link">
whatsapp-image-2023-06-04-at-16.35.49-2-150x150.jpeg</text:a>
']</text:p>
      <text:p text:style-name="P4">
Tags: ['АКЦІЯ ГОЛОСИ ДІТЕЙ', 'ЧЕРНІГІВ']</text:p>
      <text:p text:style-name="P4">
Category: News</text:p>
      <!--METADATA-->
      <text:p text:style-name="P4">
<draw:frame draw:style-name="fr1" draw:name="Image273" text:anchor-type="as-char" svg:width="6.9236in" svg:height="4.615733in" draw:z-index="0">
<draw:image xlink:href="../Images/AРМІЯINFORM/2023-06-04T97-00-00-04-00/whatsapp-image-2023-06-04-at-16.35.49-5.jpeg" xlink:type="simple" xlink:show="embed" xlink:actuate="onLoad" draw:mime-type="image/jpeg"/>
</draw:frame>
It is symbolic that on the day of honoring the memory of children who died as a result of armed aggression of Russia against Ukraine, Chernihiv joined such an action for the dead.</text:p>
      <ul>
        <li>
Almost every day Russia kills our children. Russia is a terrorist. Terrorists are trembling. The most reliable protection for our children will be our clear, unpaved, powerful, decisive victory forever, - said the chief of Chernihiv Ova Vyacheslav Chaus. - Thanks to our Armed Forces, thanks to its powerful international support, we are bringing our victory.</li>
      </ul>
      <text:p text:style-name="P4">
<text:a xlink:type="simple" xlink:href="https://armyinform.com.ua/wp-content/uploads/2023/06/whatsapp-image-2023-06-04-at-16.35.48.jpeg" text:style-name="Internet_20_link" text:visited-style-name="Visited_20_Internet_20_Link">
!(Images/AРМІЯINFORM/2023-06-04T97-00-00-04-00/whatsapp-image-2023-06-04-at-16.35.48-150x150.jpeg)</text:a>
</text:p>
      <text:p text:style-name="P4">
<text:a xlink:type="simple" xlink:href="https://armyinform.com.ua/wp-content/uploads/2023/06/whatsapp-image-2023-06-04-at-16.35.49-1.jpeg" text:style-name="Internet_20_link" text:visited-style-name="Visited_20_Internet_20_Link">
<draw:frame draw:style-name="fr1" draw:name="Image274" text:anchor-type="as-char" svg:width="6.9236in" svg:height="6.9236in" draw:z-index="0">
<draw:image xlink:href="../Images/AРМІЯINFORM/2023-06-04T97-00-00-04-00/whatsapp-image-2023-06-04-at-16.35.49-1-150x150.jpeg" xlink:type="simple" xlink:show="embed" xlink:actuate="onLoad" draw:mime-type="image/jpeg"/>
</draw:frame>
</text:a>
The event was attended by the head of the Chernihiv City Military Administration, Dmitry Bryzhinsky, a representative of the SOS Children's Town Charity Foundation Vitaknurenko and indifferent locals.</text:p>
      <text:p text:style-name="P4">
At the same time, the monument was joined by the native of 15-year-old Kateryna Avdienko, who, together with her mother, was killed during evacuation from Chernihiv, and 17-year-old Bleaders of Bohdan and Yevgeny Samodiy, whom in the village. Mohnatin of the Chernihiv region shot a hostile BMP.</text:p>
      <text:p text:style-name="P4">
On a tree near the Friday Church in Chernihiv, there were hanging bells, the voices of killed children, and honored their memory of a moment of silence.</text:p>
      <text:p text:style-name="P4">
<text:a xlink:type="simple" xlink:href="https://armyinform.com.ua/wp-content/uploads/2023/06/whatsapp-image-2023-06-04-at-16.35.49-3.jpeg" text:style-name="Internet_20_link" text:visited-style-name="Visited_20_Internet_20_Link">
!(Images/AРМІЯINFORM/2023-06-04T97-00-00-04-00/whatsapp-image-2023-06-04-at-16.35.49-3-150x150.jpeg)</text:a>
</text:p>
      <text:p text:style-name="P4">
<text:a xlink:type="simple" xlink:href="https://armyinform.com.ua/wp-content/uploads/2023/06/whatsapp-image-2023-06-04-at-16.35.49-4.jpeg" text:style-name="Internet_20_link" text:visited-style-name="Visited_20_Internet_20_Link">
<draw:frame draw:style-name="fr1" draw:name="Image275" text:anchor-type="as-char" svg:width="6.9236in" svg:height="6.9236in" draw:z-index="0">
<draw:image xlink:href="../Images/AРМІЯINFORM/2023-06-04T97-00-00-04-00/whatsapp-image-2023-06-04-at-16.35.49-4-150x150.jpeg" xlink:type="simple" xlink:show="embed" xlink:actuate="onLoad" draw:mime-type="image/jpeg"/>
</draw:frame>
</text:a>
</text:p>
      <text:p text:style-name="P4">
<text:a xlink:type="simple" xlink:href="https://armyinform.com.ua/wp-content/uploads/2023/06/whatsapp-image-2023-06-04-at-16.35.49-2.jpeg" text:style-name="Internet_20_link" text:visited-style-name="Visited_20_Internet_20_Link">
<draw:frame draw:style-name="fr1" draw:name="Image276" text:anchor-type="as-char" svg:width="6.9236in" svg:height="6.9236in" draw:z-index="0">
<draw:image xlink:href="../Images/AРМІЯINFORM/2023-06-04T97-00-00-04-00/whatsapp-image-2023-06-04-at-16.35.49-2-150x150.jpeg" xlink:type="simple" xlink:show="embed" xlink:actuate="onLoad" draw:mime-type="image/jpeg"/>
</draw:frame>
</text:a>
Father Roman Father Roman sent a funeral lithium for the victims of Russian aggression.</text:p>
      <text:p text:style-name="P4">
With the onset of a large -scale invasion of the Rashists killed almost 500 children in Ukraine, including 22 children from Chernihiv.</text:p>
      <text:p text:style-name="P4">
News Source: <text:a xlink:type="simple" xlink:href="https://armyinform.com.ua/2023/06/04/chernigivshhyna-doluchylasya-do-vseukrayinskoyi-akcziyi-golosy-ditej/" text:style-name="Internet_20_link" text:visited-style-name="Visited_20_Internet_20_Link">
https://armyinform.com.ua/2023/06/04/chernigivshhyna-doluchylasya-do-vseukrayinskoyi-akcziyi-golosy-ditej/</text:a>
</text:p>
      <!--NEWS-->
      <text:h text:style-name="P10" text:outline-level="1">
<text:span text:style-name="T4">
Sanctions against the Russian Federation as of June 4</text:span>
</text:h>
      <text:p text:style-name="P4">
Author: ['АРМІЯINFORM']</text:p>
      <text:p text:style-name="P4">
Time: 2023-06-04T98: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szr.jpg" text:style-name="Internet_20_link" text:visited-style-name="Visited_20_Internet_20_Link">
antyrosijski-sankcziyi-szr.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277" text:anchor-type="as-char" svg:width="6.9236in" svg:height="4.615733in" draw:z-index="0">
<draw:image xlink:href="../Images/AРМІЯINFORM/2023-06-04T98-00-00-04-00/antyrosijski-sankcziyi-szr.jpg" xlink:type="simple" xlink:show="embed" xlink:actuate="onLoad" draw:mime-type="image/jpeg"/>
</draw:frame>
Anti -Russian sanctions. Illustrative image</text:p>
      <text:p text:style-name="P4">
Foreign Intelligence Service of Ukraine <text:a xlink:type="simple" xlink:href="https://szru.gov.ua/news-media/publications/040623-ukraina-i-svit--proty-rosiiskoi-ahresii-sanktsii-v-dii" text:style-name="Internet_20_link" text:visited-style-name="Visited_20_Internet_20_Link">
informs</text:a>
About sanctions against the Russian Federation as of 4th.</text:p>
      <text:p text:style-name="P4">
US Secretary of State Anthony Blinken has advocated a fair and prolonged peace for Ukraine, for which Kiev will not be forced to give way to the territories in favor of the Russia.</text:p>
      <text:p text:style-name="P4">
US National Security Council Coordinator, Johnkirby, believes that the United States, together with the Allies, has properly supported Ukraine with military assistance for a counter -offensive.</text:p>
      <text:p text:style-name="P4">
According to the White House spokeswoman, Karin Jean-Pierre, the United States support Ukraine's movement, but is currently concentrating on Kiev's military assistance.</text:p>
      <text:p text:style-name="P4">
"Today for Europe there is primarily one deadly threat- a victory that is an antithesis of all the values that we cherish, Russia, which wants a non-comprehension, and returning to the era of imperial conquest, does not want new technologies, only old lies,"- said the prime minister Polish Minister Mateusmoravetsky.</text:p>
      <text:p text:style-name="P4">
"The Constituent Act of the Natro-Russian Since 1997 must be abolished,"-said the Lower House of Parliament of the Czech Republic of Market Pekarov-Adamic meetings of the heads of NATO member states in Vilnius. “If there is a native that goes down in history because it has changed the geopolitical reality of the safety in Europe for the better, then it is Ukrainian. Their [Ukrainians] contribution to the UNSH security in itself would be a sufficient reason to propose them to NATO membership. If we allow Ukraine to remain the alliance, we will create a gray zone, the space that Russia will soon attack, ”-emphasized the Market of Pekarova-Adamov, supporting Ukraine's accession to the North Atlantic Alliance.</text:p>
      <text:p text:style-name="P4">
The Czech Republic will demand in Russia to pay for the rent of land plots, which have been displayed by some Russian diplomatic institutions and facilities in Prague, Brno of such asharlov Vary. In total, there are 59 land plots that are unused by the Russian Embassy for diplomatic purposes, in particular, complex houses on Schweigerova Street in the Prague-6 area, Orthodox Church of the Holy Ludmila on Siberian Square, the building of Russian consulate(lost consular status in May 2022).</text:p>
      <text:p text:style-name="P4">
Міністр закордонних справ Німеччини Анналена Бербок вважає законним арештпутіна за ордером Міжнародного кримінального суду в Гаазі.</text:p>
      <text:p text:style-name="P4">
The Latvian government plans to extend the deadline for entry into the country of Russian citizens.</text:p>
      <text:p text:style-name="P4">
Kyrgyzstan is ready to cooperate with the European Union to solve joint problems, encourage dialogue and the search for long -term decisions, removing from Russia's policy, which until recently had a significant impact on this former Soviet Republic in Central Asia, said President Kirgizstan Sadishara.</text:p>
      <text:p text:style-name="P4">
The Japanese company Komatsu closes the plant in Yaroslavl, which produced Secsavators, loaders and dump trucks; 300 workers are subject to release.</text:p>
      <text:p text:style-name="P4">
The Ministry of Promote, in conjunction with Russian producers of electronics, the possibility of limiting parallel imports to Russia over 20 foreign brands, including Acer, IBM, Dell, etc. However, IT market experts say that data processing centers say that there are quantities(and still of the assignment quality)Russian electronics will not be enough to meet the market demand, and in the case of restrictions the price of both foreign products and Russian, which will affect the final cost of IT companies.</text:p>
      <text:p text:style-name="P4">
According to the Fedier's Tamotzen Service, in 2022, the import of electronics on RFSC was 24 %, up to 41 million devices. The leaders were Asian manufacturers, the share of US and European has declined tenfold.</text:p>
      <text:p text:style-name="P4">
Elite suburban real estate in the Moscow region fell by 45 % from 131.6 million to 72.1 million rubles over the last year. The cost of a suburban "primary" economy class, which will design 78 % of the market, on the contrary - increased by 20 % - from 1.7 million rubles to 2.1 million rubles. The price of business class has fallen by 7 %-19.9 million rubles. opposite 21.4 million rubles. A year ago, the Russian Incom-Unit reported by the Russian Agency.</text:p>
      <text:p text:style-name="P4">
In the Russian port, Taman had to stop the shipment of liquefied natural gas for export.</text:p>
      <text:p text:style-name="P4">
Only 21 % of the respondents of the Russian Federation said that the childhood of modern Russians is happier than the previous generations.</text:p>
      <text:p text:style-name="P4">
Students of the Belgorod State Technology University University of Tabelgorod State National Islesalovodel University of the Tabeliva University were forced to leave their own premises and the premises from the Russian city of Shebekino, and the roa.According to independent economists, Beltat conceals a real investment picture in Belarus and lies about the state of Belarusian economy. If you analyze even open information, it is seen that investments over the last seven years have fallen by 30 %. "Investments in the main capital are the first and main marker of economic development, and in our case-a vivid indicator of the inefficiency of the economic system of the scoop-state plan", "the economists summarize.</text:p>
      <text:p text:style-name="P4">
News Source: <text:a xlink:type="simple" xlink:href="https://armyinform.com.ua/2023/06/04/sankcziyi-proty-rosijskoyi-federacziyi-stanom-na-4-chervnya/" text:style-name="Internet_20_link" text:visited-style-name="Visited_20_Internet_20_Link">
https://armyinform.com.ua/2023/06/04/sankcziyi-proty-rosijskoyi-federacziyi-stanom-na-4-chervnya/</text:a>
</text:p>
      <!--NEWS-->
      <text:h text:style-name="P10" text:outline-level="1">
<text:span text:style-name="T4">
Short. War. Day 466. Videoodigest</text:span>
</text:h>
      <text:p text:style-name="P4">
Author: ['АРМІЯINFORM']</text:p>
      <text:p text:style-name="P4">
Time: 2023-06-04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 'ГЕНЕРАЛЬНИЙ ШТАБ ЗС УКРАЇНИ']</text:p>
      <text:p text:style-name="P4">
Category: News</text:p>
      <!--METADATA-->
      <text:p text:style-name="P4">
News Source: <text:a xlink:type="simple" xlink:href="https://armyinform.com.ua/2023/06/04/korotko-vijna-den-466-videodajdzhest/" text:style-name="Internet_20_link" text:visited-style-name="Visited_20_Internet_20_Link">
https://armyinform.com.ua/2023/06/04/korotko-vijna-den-466-videodajdzhest/</text:a>
</text:p>
      <!--NEWS-->
      <text:h text:style-name="P10" text:outline-level="1">
<text:span text:style-name="T4">
In the temporarily occupied Crimea on television showed a video about Ukraine's counter -offensive</text:span>
</text:h>
      <text:p text:style-name="P4">
Authors: Ukrinform (Person)</text:p>
      <text:p text:style-name="P4">
Publisher: Укринформ (Organization)</text:p>
      <text:p text:style-name="P4">
Published Time: 2023-06-05T00:22:00+03:00</text:p>
      <text:p text:style-name="P4">
Modified Time: 2023-06-05T00:22:00+03:00</text:p>
      <text:p text:style-name="P4">
Description: On the air of several cable TV channels in the Crimea occupied by Russia showed a video of the Ministry of Defense of Ukraine that Ukraine will start a counter -offensive without notifying it. - Ukrinform.</text:p>
      <text:p text:style-name="P4">
Images: ['<text:a xlink:type="simple" xlink:href="https://static.ukrinform.com/photos/2022_03/thumb_files/630_360_1648030357-277.jpg" text:style-name="Internet_20_link" text:visited-style-name="Visited_20_Internet_20_Link">
630_360_16480...</text:a>
']</text:p>
      <text:p text:style-name="P4">
Tags: ['Окупація Криму', 'ЗСУ', 'Війна з Росією', 'Контрнаступ']</text:p>
      <text:p text:style-name="P4">
Type: Article</text:p>
      <!--METADATA-->
      <text:p text:style-name="P4">
<draw:frame draw:style-name="fr1" draw:name="Image278" text:anchor-type="as-char" svg:width="6.9236in" svg:height="3.956343in" draw:z-index="0">
<draw:image xlink:href="../Images/yкринформ/2023-06-05T00-22-00-03-00/630_360_1648030357-277.jpg" xlink:type="simple" xlink:show="embed" xlink:actuate="onLoad" draw:mime-type="image/jpeg"/>
</draw:frame>
Evirway cable channels in the Crimea occupied by Russia showed the rollerbunders of Ukraine that Ukraine will start a counter -offensive without notifying it.</text:p>
      <text:p text:style-name="P4">
This is reported by Ukrinform with reference to <text:a xlink:type="simple" xlink:href="https://www.radiosvoboda.org/a/news-krym-rolyk-kontrnastup-ukrayina/32444240.html" text:style-name="Internet_20_link" text:visited-style-name="Visited_20_Internet_20_Link">
Radio Liberty.</text:a>
The adviser to Russia's chairman of Crimea Oleg Kryuchkov reported that "broken -ups of a number of Crimean cable operators, there is a shutdown of the signal."</text:p>
      <text:p text:style-name="P4">
The State Border Service of Ukraine wrote in Telegram: "Cybersbalance in the Crimea. Deekl of cable operators in Crimea disconnect the signal because the good people were hampering TV broadcasts."</text:p>
      <text:p text:style-name="P4">
<text:span text:style-name="T4">
 Read also: </text:span>
 <text:span text:style-name="T4">
 <text:a xlink:type="simple" xlink:href="https://www.ukrinform.ua/rubric-ato/3718231-ssa-virat-v-uspih-kontrnastupu-ukraini-radnik-bajdena.html" text:style-name="Internet_20_link" text:visited-style-name="Visited_20_Internet_20_Link">
USA believe in the success of Ukraine's counter -offensive - advisor Baiden</text:a>
</text:span>
</text:p>
      <text:p text:style-name="P4">
Earlier, the Ministry of Defense of Ukraine published a video in which on behalf of the Ukrainian military there is a request to adhere to information silence and it is said that it is on the onset without announcement. The same statement was made on Sunday by Deputy Ministers of the Defense Anna Malyar.</text:p>
      <text:p text:style-name="P4">
<text:span text:style-name="T4">
 Read also: </text:span>
 <text:span text:style-name="T4">
 <text:a xlink:type="simple" xlink:href="https://www.ukrinform.ua/rubric-ato/3718092-plani-lublat-tisu-minoboroni-ne-ogolosuvatime-pro-pocatok-kontrnastupu.html" text:style-name="Internet_20_link" text:visited-style-name="Visited_20_Internet_20_Link">
Plans like silence: the Ministry of Defense will not announce the offense of the counter -offensive</text:a>
</text:span>
</text:p>
      <text:p text:style-name="P4">
Among the channels on which the Ukrainian video appeared - "Friday" and "Russia". Someone is responsible for the spread of the corresponding roller in the occupied <text:span text:style-name="T4">
 <text:a xlink:type="simple" xlink:href="https://www.ukrinform.ua/rubric-crimea" text:style-name="Internet_20_link" text:visited-style-name="Visited_20_Internet_20_Link">
Crimea</text:a>
</text:span>
, not reported.</text:p>
      <text:p text:style-name="P4">
News Source: <text:a xlink:type="simple" xlink:href="https://www.ukrinform.ua/rubric-crimea/3718266-u-timcasovo-okupovanomu-krimu-po-telebacennu-pokazali-rolik-pro-kontrnastup-ukraini.html" text:style-name="Internet_20_link" text:visited-style-name="Visited_20_Internet_20_Link">
https://www.ukrinform.ua/rubric-crimea/3718266-u-timcasovo-okupovanomu-krimu-po-telebacennu-pokazali-rolik-pro-kontrnastup-ukraini.html</text:a>
</text:p>
      <!--NEWS-->
      <text:h text:style-name="P10" text:outline-level="1">
<text:span text:style-name="T4">
Human rights activists reported another inhabitant of Kherson region held in a pre -trial detention center</text:span>
</text:h>
      <text:p text:style-name="P4">
Authors: Ukrinform (Person)</text:p>
      <text:p text:style-name="P4">
Publisher: Укринформ (Organization)</text:p>
      <text:p text:style-name="P4">
Published Time: 2023-06-05T00:38:00+03:00</text:p>
      <text:p text:style-name="P4">
Modified Time: 2023-06-05T00:38:00+03:00</text:p>
      <text:p text:style-name="P4">
Description: Among the illegally detained detention center, created by the Russians in the village of Chongar, Genichesky district of Kherson region, is a resident of Kherson region, Lenur Khalilov. - Ukrinform.</text:p>
      <text:p text:style-name="P4">
Images: ['<text:a xlink:type="simple" xlink:href="https://static.ukrinform.com/photos/2023_02/thumb_files/630_360_1677176183-588.jpeg" text:style-name="Internet_20_link" text:visited-style-name="Visited_20_Internet_20_Link">
630_360_16771...</text:a>
']</text:p>
      <text:p text:style-name="P4">
Tags: ['Чонгар', 'Херсонщина', 'Окупація', 'СІЗО', 'Агресія РФ']</text:p>
      <text:p text:style-name="P4">
Type: Article</text:p>
      <!--METADATA-->
      <text:p text:style-name="P4">
<draw:frame draw:style-name="fr1" draw:name="Image279" text:anchor-type="as-char" svg:width="6.9236in" svg:height="3.956343in" draw:z-index="0">
<draw:image xlink:href="../Images/yкринформ/2023-06-05T00-38-00-03-00/630_360_1677176183-588.jpeg" xlink:type="simple" xlink:show="embed" xlink:actuate="onLoad" draw:mime-type="image/jpeg"/>
</draw:frame>
Medium -consuming in a new detention center, created by the Russians in the village of Chongggenic district of Kherson region, is stolen by the invaders of residents of Kherson region Lenur Khalilov.</text:p>
      <text:p text:style-name="P4">
About it <text:a xlink:type="simple" xlink:href="https://crimeahrg.org/uk/u-novomu-sizo-u-seli-chongar-znajshli-shhe-odnogo-vikradenogo-ukra%d1%97nczya/" text:style-name="Internet_20_link" text:visited-style-name="Visited_20_Internet_20_Link">
reports</text:a>
The Crimean Human Rights Group by reference to sources, Ukrinform reports.</text:p>
      <text:p text:style-name="P4">
“In this illegal place of maintenance is Lenur Ablymitovich Khalilov09.06.71. From the village of Rykovo, Genichesky district. He is accused of reprimanding Art. 208 Part 2 of the UK of the Russian Federation(Organization of illegal armed formation)», - informs in the CPG.</text:p>
      <text:p text:style-name="P4">
<text:span text:style-name="T4">
 Read also: </text:span>
 <text:span text:style-name="T4">
 [in the Crimea of the man "sentenced" up to five years for participation in the "Crimean Tatar Battalion"]](https://www.ukrinform.ua/rubric-crimea/3677279-u-krimu-colovika-zasudili-do-pati-rokiv-za-ucast-u-krimskotatarskomu-bataljoni.html)</text:span>
</text:p>
      <text:p text:style-name="P4">
According to Ukrinform, Russian invaders opened in the village <text:span text:style-name="T4">
 <text:a xlink:type="simple" xlink:href="https://www.ukrinform.ua/tag-congar" text:style-name="Internet_20_link" text:visited-style-name="Visited_20_Internet_20_Link">
Chongar</text:a>
</text:span>
 Genichesky district of Kherson region _ <text:span text:style-name="T4">
 <text:a xlink:type="simple" xlink:href="https://www.ukrinform.ua/rubric-crimea/3717386-zagarbniki-vidkrili-na-congari-taemnij-sizo-pravozahisniki.html" text:style-name="Internet_20_link" text:visited-style-name="Visited_20_Internet_20_Link">
Unofficial detention center</text:a>
</text:span>
 _, to which some of the political prisoners are transferred to the occupied Crimea. To the new penitentiary institution transfer of political prisoners, which were kept in detention center # 2 of Simferopol.</text:p>
      <text:p text:style-name="P4">
<text:span text:style-name="T4">
 Read also: </text:span>
 <text:span text:style-name="T4">
 <text:a xlink:type="simple" xlink:href="https://www.ukrinform.ua/rubric-crimea/3672967-dvoh-krimskih-politvazniv-u-rosijskij-kolonii-posadili-do-sizo.html" text:style-name="Internet_20_link" text:visited-style-name="Visited_20_Internet_20_Link">
two Crimean political prisoners in the Russian colonies were erected to the Sizo</text:a>
</text:span>
</text:p>
      <text:p text:style-name="P4">
Also, people who are delayed on political motives of Ucherson and Zaporizhzhya regions get there.</text:p>
      <text:p text:style-name="P4">
News Source: <text:a xlink:type="simple" xlink:href="https://www.ukrinform.ua/rubric-regions/3718267-pravozahisniki-povidomili-pro-se-odnogo-zitela-hersonsini-utrimuvanogo-u-sizo-rosian.html" text:style-name="Internet_20_link" text:visited-style-name="Visited_20_Internet_20_Link">
https://www.ukrinform.ua/rubric-regions/3718267-pravozahisniki-povidomili-pro-se-odnogo-zitela-hersonsini-utrimuvanogo-u-sizo-rosian.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